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4.25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2">
      <style:table-cell-properties fo:border="none"/>
    </style:style>
    <style:style style:name="ce1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mm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 style:data-style-name="N2"/>
    <style:style style:name="ce2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ackground-color="#dddddd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able-cell-properties fo:background-color="#dddddd" fo:border="0.06pt solid #000000"/>
    </style:style>
    <style:style style:name="ce3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0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1" style:family="table-cell" style:parent-style-name="Default" style:data-style-name="N2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ymulowane(teoria)" table:style-name="ta1">
        <table:shapes>
          <draw:frame draw:z-index="0" draw:style-name="gr1" draw:text-style-name="P1" svg:width="160.18mm" svg:height="90.01mm" svg:x="306.01mm" svg:y="15.66mm">
            <loext:p draw:notify-on-update-of-ranges="'symulowane(teoria)'.I4:'symulowane(teoria)'.I255 'symulowane(teoria)'.J3:'symulowane(teoria)'.J3 'symulowane(teoria)'.J4:'symulowane(teoria)'.J255 'symulowane(teoria)'.I4:'symulowane(teoria)'.I255 'symulowane(teoria)'.L3:'symulowane(teoria)'.L3 'symulowane(teoria)'.L4:'symulowane(teoria)'.L255 'symulowane(teoria)'.I4:'symulowane(teoria)'.I255 'symulowane(teoria)'.M3:'symulowane(teoria)'.M3 'symulowane(teoria)'.M4:'symulowane(teoria)'.M25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0.1mm" svg:height="90.15mm" svg:x="577.78mm" svg:y="113.55mm">
            <loext:p draw:notify-on-update-of-ranges="'symulowane(teoria)'.W5:'symulowane(teoria)'.W255 'symulowane(teoria)'.Y4:'symulowane(teoria)'.Y4 'symulowane(teoria)'.X5:'symulowane(teoria)'.X25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2" draw:text-style-name="P1" svg:width="23.37mm" svg:height="10.03mm" svg:x="707.28mm" svg:y="156.95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60.06mm" svg:height="90.06mm" svg:x="706.49mm" svg:y="104.61mm">
            <loext:p draw:notify-on-update-of-ranges="'symulowane(teoria)'.AE5:'symulowane(teoria)'.AE15 'symulowane(teoria)'.AF8:'symulowane(teoria)'.AF15 'symulowane(teoria)'.AI8:'symulowane(teoria)'.AI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60.06mm" svg:height="90.06mm" svg:x="882.42mm" svg:y="120.67mm">
            <loext:p draw:notify-on-update-of-ranges="'symulowane(teoria)'.AK9:'symulowane(teoria)'.AK18 'symulowane(teoria)'.AN9:'symulowane(teoria)'.AN1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160.1mm" svg:height="90.06mm" svg:x="1011.5mm" svg:y="95.84mm">
            <loext:p draw:notify-on-update-of-ranges="'symulowane(teoria)'.AU7:'symulowane(teoria)'.AU18 'symulowane(teoria)'.AV10:'symulowane(teoria)'.AV18 'symulowane(teoria)'.AY10:'symulowane(teoria)'.AY1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terations: 50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.7" calcext:value-type="float">
            <text:p>291,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0.98" office:value-type="float" office:value="0.98" calcext:value-type="float">
            <text:p>0,98</text:p>
          </table:table-cell>
          <table:table-cell/>
          <table:table-cell table:formula="of:=0.993" office:value-type="float" office:value="0.993" calcext:value-type="float">
            <text:p>0,993</text:p>
          </table:table-cell>
          <table:table-cell office:value-type="float" office:value="0.95" calcext:value-type="float">
            <text:p>0,95</text:p>
          </table:table-cell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.222" calcext:value-type="float">
            <text:p>289,22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table:style-name="ce1" office:value-type="string" calcext:value-type="string" table:number-columns-spanned="4" table:number-rows-spanned="1">
            <text:p>Tabela zależności błędu od liczby iteracji</text:p>
          </table:table-cell>
          <table:covered-table-cell table:number-columns-repeated="2" table:style-name="ce7"/>
          <table:covered-table-cell table:style-name="ce14"/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.811" calcext:value-type="float">
            <text:p>289,81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J4]*[.$J$3]" office:value-type="float" office:value="0.98" calcext:value-type="float">
            <text:p>0,98</text:p>
          </table:table-cell>
          <table:table-cell/>
          <table:table-cell table:formula="of:=[.L4]*[.$L$3]" office:value-type="float" office:value="0.993" calcext:value-type="float">
            <text:p>0,993</text:p>
          </table:table-cell>
          <table:table-cell table:formula="of:=[.$M$3]*[.M4]" office:value-type="float" office:value="0.95" calcext:value-type="float">
            <text:p>0,95</text:p>
          </table:table-cell>
          <table:table-cell table:number-columns-repeated="9"/>
          <table:table-cell office:value-type="float" office:value="0.1" calcext:value-type="float">
            <text:p>0,1</text:p>
          </table:table-cell>
          <table:table-cell table:formula="of:=EXP(-1/[.W5])" office:value-type="float" office:value="0.0000453999297624849" calcext:value-type="float">
            <text:p>4,53999297624849E-05</text:p>
          </table:table-cell>
          <table:table-cell table:number-columns-repeated="7"/>
          <table:table-cell table:style-name="ce2" office:value-type="string" calcext:value-type="string" table:number-columns-spanned="2" table:number-rows-spanned="1">
            <text:p>Temperatura</text:p>
          </table:table-cell>
          <table:covered-table-cell table:style-name="ce8"/>
          <table:table-cell table:style-name="ce13" office:value-type="float" office:value="5000" calcext:value-type="float" table:number-columns-spanned="2" table:number-rows-spanned="1">
            <text:p>5000</text:p>
          </table:table-cell>
          <table:covered-table-cell table:style-name="ce15"/>
          <table:table-cell/>
          <table:table-cell table:style-name="ce1" office:value-type="string" calcext:value-type="string" table:number-columns-spanned="4" table:number-rows-spanned="1">
            <text:p>Tabela zależności błędu od temperatury</text:p>
          </table:table-cell>
          <table:covered-table-cell table:number-columns-repeated="2" table:style-name="ce7"/>
          <table:covered-table-cell table:style-name="ce14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.137" calcext:value-type="float">
            <text:p>290,13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J5]*[.$J$3]" office:value-type="float" office:value="0.9604" calcext:value-type="float">
            <text:p>0,9604</text:p>
          </table:table-cell>
          <table:table-cell/>
          <table:table-cell table:formula="of:=[.L5]*[.$L$3]" office:value-type="float" office:value="0.986049" calcext:value-type="float">
            <text:p>0,986049</text:p>
          </table:table-cell>
          <table:table-cell table:formula="of:=[.$M$3]*[.M5]" office:value-type="float" office:value="0.9025" calcext:value-type="float">
            <text:p>0,9025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table:formula="of:=EXP(-1/[.W6])" office:value-type="float" office:value="0.00673794699908547" calcext:value-type="float">
            <text:p>0,006737947</text:p>
          </table:table-cell>
          <table:table-cell table:number-columns-repeated="7"/>
          <table:table-cell table:style-name="ce2" office:value-type="string" calcext:value-type="string" table:number-columns-spanned="2" table:number-rows-spanned="1">
            <text:p>Współczynnik chłodzenia</text:p>
          </table:table-cell>
          <table:covered-table-cell table:style-name="ce9"/>
          <table:table-cell table:style-name="ce13" office:value-type="float" office:value="0.9998" calcext:value-type="float" table:number-columns-spanned="2" table:number-rows-spanned="1">
            <text:p>0,9998</text:p>
          </table:table-cell>
          <table:covered-table-cell table:style-name="ce15"/>
          <table:table-cell/>
          <table:table-cell table:style-name="ce2" office:value-type="string" calcext:value-type="string" table:number-columns-spanned="2" table:number-rows-spanned="1">
            <text:p>Liczba iteracji</text:p>
          </table:table-cell>
          <table:covered-table-cell table:style-name="ce8"/>
          <table:table-cell table:style-name="ce13" office:value-type="float" office:value="100000" calcext:value-type="float" table:number-columns-spanned="2" table:number-rows-spanned="1">
            <text:p>100000</text:p>
          </table:table-cell>
          <table:covered-table-cell table:style-name="ce15"/>
          <table:table-cell table:number-columns-repeated="7"/>
          <table:table-cell table:style-name="ce1" office:value-type="string" calcext:value-type="string" table:number-columns-spanned="4" table:number-rows-spanned="1">
            <text:p>Tabela zależności błędu od współczynnika chłodzenia</text:p>
          </table:table-cell>
          <table:covered-table-cell table:number-columns-repeated="2" table:style-name="ce7"/>
          <table:covered-table-cell table:style-name="ce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.721" calcext:value-type="float">
            <text:p>289,72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J6]*[.$J$3]" office:value-type="float" office:value="0.941192" calcext:value-type="float">
            <text:p>0,941192</text:p>
          </table:table-cell>
          <table:table-cell/>
          <table:table-cell table:formula="of:=[.L6]*[.$L$3]" office:value-type="float" office:value="0.979146657" calcext:value-type="float">
            <text:p>0,979146657</text:p>
          </table:table-cell>
          <table:table-cell table:formula="of:=[.$M$3]*[.M6]" office:value-type="float" office:value="0.857375" calcext:value-type="float">
            <text:p>0,857375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table:formula="of:=EXP(-1/[.W7])" office:value-type="float" office:value="0.0356739933472524" calcext:value-type="float">
            <text:p>0,0356739933</text:p>
          </table:table-cell>
          <table:table-cell table:number-columns-repeated="7"/>
          <table:table-cell table:style-name="ce3" office:value-type="string" calcext:value-type="string">
            <text:p>Liczba permutacji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2" office:value-type="string" calcext:value-type="string" table:number-columns-spanned="2" table:number-rows-spanned="1">
            <text:p>Współczynnik chłodzenia</text:p>
          </table:table-cell>
          <table:covered-table-cell table:style-name="ce9"/>
          <table:table-cell table:style-name="ce13" office:value-type="float" office:value="0.9998" calcext:value-type="float" table:number-columns-spanned="2" table:number-rows-spanned="1">
            <text:p>0,9998</text:p>
          </table:table-cell>
          <table:covered-table-cell table:style-name="ce15"/>
          <table:table-cell table:number-columns-repeated="7"/>
          <table:table-cell table:style-name="ce2" office:value-type="string" calcext:value-type="string" table:number-columns-spanned="2" table:number-rows-spanned="1">
            <text:p>Liczba iteracji</text:p>
          </table:table-cell>
          <table:covered-table-cell table:style-name="ce8"/>
          <table:table-cell table:style-name="ce13" office:value-type="float" office:value="100000" calcext:value-type="float" table:number-columns-spanned="2" table:number-rows-spanned="1">
            <text:p>100000</text:p>
          </table:table-cell>
          <table:covered-table-cell table:style-name="ce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.348" calcext:value-type="float">
            <text:p>288,34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J7]*[.$J$3]" office:value-type="float" office:value="0.92236816" calcext:value-type="float">
            <text:p>0,92236816</text:p>
          </table:table-cell>
          <table:table-cell/>
          <table:table-cell table:formula="of:=[.L7]*[.$L$3]" office:value-type="float" office:value="0.972292630401" calcext:value-type="float">
            <text:p>0,9722926304</text:p>
          </table:table-cell>
          <table:table-cell table:formula="of:=[.$M$3]*[.M7]" office:value-type="float" office:value="0.81450625" calcext:value-type="float">
            <text:p>0,81450625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table:formula="of:=EXP(-1/[.W8])" office:value-type="float" office:value="0.0820849986238988" calcext:value-type="float">
            <text:p>0,0820849986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float" office:value="1.0102" calcext:value-type="float">
            <text:p>1,01</text:p>
          </table:table-cell>
          <table:table-cell table:style-name="ce10" office:value-type="float" office:value="4521.700195" calcext:value-type="float">
            <text:p>4521,70</text:p>
          </table:table-cell>
          <table:table-cell table:style-name="ce16" office:value-type="float" office:value="54.700001" calcext:value-type="float">
            <text:p>54,70</text:p>
          </table:table-cell>
          <table:table-cell/>
          <table:table-cell table:style-name="ce3" office:value-type="string" calcext:value-type="string">
            <text:p>Temperatura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Błąd [%]</text:p>
          </table:table-cell>
          <table:table-cell table:number-columns-repeated="7"/>
          <table:table-cell table:style-name="ce2" office:value-type="string" calcext:value-type="string" table:number-columns-spanned="2" table:number-rows-spanned="1">
            <text:p>Temperatura</text:p>
          </table:table-cell>
          <table:covered-table-cell table:style-name="ce9"/>
          <table:table-cell table:style-name="ce13" office:value-type="float" office:value="15000" calcext:value-type="float" table:number-columns-spanned="2" table:number-rows-spanned="1">
            <text:p>15000</text:p>
          </table:table-cell>
          <table:covered-table-cell table:style-name="ce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.416" calcext:value-type="float">
            <text:p>290,41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J8]*[.$J$3]" office:value-type="float" office:value="0.9039207968" calcext:value-type="float">
            <text:p>0,9039207968</text:p>
          </table:table-cell>
          <table:table-cell/>
          <table:table-cell table:formula="of:=[.L8]*[.$L$3]" office:value-type="float" office:value="0.965486581988193" calcext:value-type="float">
            <text:p>0,965486582</text:p>
          </table:table-cell>
          <table:table-cell table:formula="of:=[.$M$3]*[.M8]" office:value-type="float" office:value="0.7737809375" calcext:value-type="float">
            <text:p>0,7737809375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table:formula="of:=EXP(-1/[.W9])" office:value-type="float" office:value="0.135335283236613" calcext:value-type="float">
            <text:p>0,1353352832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5" office:value-type="float" office:value="5000" calcext:value-type="float">
            <text:p>5000</text:p>
          </table:table-cell>
          <table:table-cell table:style-name="ce11" office:value-type="float" office:value="1.4715" calcext:value-type="float">
            <text:p>1,47</text:p>
          </table:table-cell>
          <table:table-cell table:style-name="ce11" office:value-type="float" office:value="4387.950195" calcext:value-type="float">
            <text:p>4387,95</text:p>
          </table:table-cell>
          <table:table-cell table:style-name="ce17" office:value-type="float" office:value="53.450001" calcext:value-type="float">
            <text:p>53,45</text:p>
          </table:table-cell>
          <table:table-cell office:value-type="string" calcext:value-type="string">
            <text:p>srednio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17.892752" calcext:value-type="float">
            <text:p>17,89</text:p>
          </table:table-cell>
          <table:table-cell table:style-name="ce10" office:value-type="float" office:value="2570.800049" calcext:value-type="float">
            <text:p>2570,80</text:p>
          </table:table-cell>
          <table:table-cell table:style-name="ce16" office:value-type="float" office:value="20.4" calcext:value-type="float">
            <text:p>20,40</text:p>
          </table:table-cell>
          <table:table-cell table:number-columns-repeated="7"/>
          <table:table-cell table:style-name="ce3" office:value-type="string" calcext:value-type="string">
            <text:p>Temperatura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Błąd [%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.764" calcext:value-type="float">
            <text:p>288,7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J9]*[.$J$3]" office:value-type="float" office:value="0.885842380864" calcext:value-type="float">
            <text:p>0,8858423809</text:p>
          </table:table-cell>
          <table:table-cell/>
          <table:table-cell table:formula="of:=[.L9]*[.$L$3]" office:value-type="float" office:value="0.958728175914276" calcext:value-type="float">
            <text:p>0,9587281759</text:p>
          </table:table-cell>
          <table:table-cell table:formula="of:=[.$M$3]*[.M9]" office:value-type="float" office:value="0.735091890625" calcext:value-type="float">
            <text:p>0,7350918906</text:p>
          </table:table-cell>
          <table:table-cell table:number-columns-repeated="9"/>
          <table:table-cell office:value-type="float" office:value="0.6" calcext:value-type="float">
            <text:p>0,6</text:p>
          </table:table-cell>
          <table:table-cell table:formula="of:=EXP(-1/[.W10])" office:value-type="float" office:value="0.188875602837562" calcext:value-type="float">
            <text:p>0,1888756028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5" office:value-type="float" office:value="10000" calcext:value-type="float">
            <text:p>10000</text:p>
          </table:table-cell>
          <table:table-cell table:style-name="ce11" office:value-type="float" office:value="1.93885" calcext:value-type="float">
            <text:p>1,94</text:p>
          </table:table-cell>
          <table:table-cell table:style-name="ce11" office:value-type="float" office:value="4200.100098" calcext:value-type="float">
            <text:p>4200,10</text:p>
          </table:table-cell>
          <table:table-cell table:style-name="ce17" office:value-type="float" office:value="51.400002" calcext:value-type="float">
            <text:p>51,40</text:p>
          </table:table-cell>
          <table:table-cell office:value-type="string" calcext:value-type="string">
            <text:p>srednio</text:p>
          </table:table-cell>
          <table:table-cell table:style-name="ce20" office:value-type="float" office:value="5" calcext:value-type="float">
            <text:p>5</text:p>
          </table:table-cell>
          <table:table-cell table:style-name="ce11" office:value-type="float" office:value="17.12285" calcext:value-type="float">
            <text:p>17,12</text:p>
          </table:table-cell>
          <table:table-cell table:style-name="ce11" office:value-type="float" office:value="2542.149902" calcext:value-type="float">
            <text:p>2542,15</text:p>
          </table:table-cell>
          <table:table-cell table:style-name="ce17" office:value-type="float" office:value="19.700001" calcext:value-type="float">
            <text:p>19,70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20" office:value-type="float" office:value="0.92" calcext:value-type="float">
            <text:p>0,92</text:p>
          </table:table-cell>
          <table:table-cell table:style-name="ce22" office:value-type="float" office:value="29.601551" calcext:value-type="float">
            <text:p>29,60</text:p>
          </table:table-cell>
          <table:table-cell table:style-name="ce22" office:value-type="float" office:value="2512.899902" calcext:value-type="float">
            <text:p>2512,90</text:p>
          </table:table-cell>
          <table:table-cell table:style-name="ce17" office:value-type="float" office:value="18.9" calcext:value-type="float">
            <text:p>18,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9.743" calcext:value-type="float">
            <text:p>289,7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J10]*[.$J$3]" office:value-type="float" office:value="0.86812553324672" calcext:value-type="float">
            <text:p>0,8681255332</text:p>
          </table:table-cell>
          <table:table-cell/>
          <table:table-cell table:formula="of:=[.L10]*[.$L$3]" office:value-type="float" office:value="0.952017078682876" calcext:value-type="float">
            <text:p>0,9520170787</text:p>
          </table:table-cell>
          <table:table-cell table:formula="of:=[.$M$3]*[.M10]" office:value-type="float" office:value="0.69833729609375" calcext:value-type="float">
            <text:p>0,6983372961</text:p>
          </table:table-cell>
          <table:table-cell table:number-columns-repeated="9"/>
          <table:table-cell office:value-type="float" office:value="0.7" calcext:value-type="float">
            <text:p>0,7</text:p>
          </table:table-cell>
          <table:table-cell table:formula="of:=EXP(-1/[.W11])" office:value-type="float" office:value="0.239651036441776" calcext:value-type="float">
            <text:p>0,2396510364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5" office:value-type="float" office:value="15000" calcext:value-type="float">
            <text:p>15000</text:p>
          </table:table-cell>
          <table:table-cell table:style-name="ce11" office:value-type="float" office:value="2.91125" calcext:value-type="float">
            <text:p>2,91</text:p>
          </table:table-cell>
          <table:table-cell table:style-name="ce11" office:value-type="float" office:value="3999.600098" calcext:value-type="float">
            <text:p>3999,60</text:p>
          </table:table-cell>
          <table:table-cell table:style-name="ce17" office:value-type="float" office:value="48.900002" calcext:value-type="float">
            <text:p>48,90</text:p>
          </table:table-cell>
          <table:table-cell office:value-type="string" calcext:value-type="string">
            <text:p>srednio</text:p>
          </table:table-cell>
          <table:table-cell table:style-name="ce20" office:value-type="float" office:value="10" calcext:value-type="float">
            <text:p>10</text:p>
          </table:table-cell>
          <table:table-cell table:style-name="ce11" office:value-type="float" office:value="17.445398" calcext:value-type="float">
            <text:p>17,45</text:p>
          </table:table-cell>
          <table:table-cell table:style-name="ce11" office:value-type="float" office:value="2473" calcext:value-type="float">
            <text:p>2473,00</text:p>
          </table:table-cell>
          <table:table-cell table:style-name="ce17" office:value-type="float" office:value="17.549999" calcext:value-type="float">
            <text:p>17,55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20" office:value-type="float" office:value="0.93" calcext:value-type="float">
            <text:p>0,93</text:p>
          </table:table-cell>
          <table:table-cell table:style-name="ce22" office:value-type="float" office:value="27.455252" calcext:value-type="float">
            <text:p>27,46</text:p>
          </table:table-cell>
          <table:table-cell table:style-name="ce22" office:value-type="float" office:value="2603.550049" calcext:value-type="float">
            <text:p>2603,55</text:p>
          </table:table-cell>
          <table:table-cell table:style-name="ce17" office:value-type="float" office:value="21.549999" calcext:value-type="float">
            <text:p>21,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.325" calcext:value-type="float">
            <text:p>288,32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J11]*[.$J$3]" office:value-type="float" office:value="0.850763022581785" calcext:value-type="float">
            <text:p>0,8507630226</text:p>
          </table:table-cell>
          <table:table-cell/>
          <table:table-cell table:formula="of:=[.L11]*[.$L$3]" office:value-type="float" office:value="0.945352959132095" calcext:value-type="float">
            <text:p>0,9453529591</text:p>
          </table:table-cell>
          <table:table-cell table:formula="of:=[.$M$3]*[.M11]" office:value-type="float" office:value="0.663420431289063" calcext:value-type="float">
            <text:p>0,6634204313</text:p>
          </table:table-cell>
          <table:table-cell table:number-columns-repeated="9"/>
          <table:table-cell office:value-type="float" office:value="0.8" calcext:value-type="float">
            <text:p>0,8</text:p>
          </table:table-cell>
          <table:table-cell table:formula="of:=EXP(-1/[.W12])" office:value-type="float" office:value="0.28650479686019" calcext:value-type="float">
            <text:p>0,2865047969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5" office:value-type="float" office:value="20000" calcext:value-type="float">
            <text:p>20000</text:p>
          </table:table-cell>
          <table:table-cell table:style-name="ce11" office:value-type="float" office:value="3.79735" calcext:value-type="float">
            <text:p>3,80</text:p>
          </table:table-cell>
          <table:table-cell table:style-name="ce11" office:value-type="float" office:value="3364.699951" calcext:value-type="float">
            <text:p>3364,70</text:p>
          </table:table-cell>
          <table:table-cell table:style-name="ce17" office:value-type="float" office:value="39.450001" calcext:value-type="float">
            <text:p>39,45</text:p>
          </table:table-cell>
          <table:table-cell office:value-type="string" calcext:value-type="string">
            <text:p>srednio</text:p>
          </table:table-cell>
          <table:table-cell table:style-name="ce21" office:value-type="float" office:value="20" calcext:value-type="float">
            <text:p>20</text:p>
          </table:table-cell>
          <table:table-cell table:style-name="ce12" office:value-type="float" office:value="17.195549" calcext:value-type="float">
            <text:p>17,20</text:p>
          </table:table-cell>
          <table:table-cell table:style-name="ce12" office:value-type="float" office:value="2322.350098" calcext:value-type="float">
            <text:p>2322,35</text:p>
          </table:table-cell>
          <table:table-cell table:style-name="ce18" office:value-type="float" office:value="12.35" calcext:value-type="float">
            <text:p>12,35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20" office:value-type="float" office:value="0.94" calcext:value-type="float">
            <text:p>0,94</text:p>
          </table:table-cell>
          <table:table-cell table:style-name="ce22" office:value-type="float" office:value="27.322849" calcext:value-type="float">
            <text:p>27,32</text:p>
          </table:table-cell>
          <table:table-cell table:style-name="ce22" office:value-type="float" office:value="2543.699951" calcext:value-type="float">
            <text:p>2543,70</text:p>
          </table:table-cell>
          <table:table-cell table:style-name="ce17" office:value-type="float" office:value="19.700001" calcext:value-type="float">
            <text:p>19,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.018" calcext:value-type="float">
            <text:p>290,01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J12]*[.$J$3]" office:value-type="float" office:value="0.83374776213015" calcext:value-type="float">
            <text:p>0,8337477621</text:p>
          </table:table-cell>
          <table:table-cell/>
          <table:table-cell table:formula="of:=[.L12]*[.$L$3]" office:value-type="float" office:value="0.938735488418171" calcext:value-type="float">
            <text:p>0,9387354884</text:p>
          </table:table-cell>
          <table:table-cell table:formula="of:=[.$M$3]*[.M12]" office:value-type="float" office:value="0.63024940972461" calcext:value-type="float">
            <text:p>0,6302494097</text:p>
          </table:table-cell>
          <table:table-cell table:number-columns-repeated="9"/>
          <table:table-cell office:value-type="float" office:value="0.9" calcext:value-type="float">
            <text:p>0,9</text:p>
          </table:table-cell>
          <table:table-cell table:formula="of:=EXP(-1/[.W13])" office:value-type="float" office:value="0.329192987807906" calcext:value-type="float">
            <text:p>0,3291929878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5" office:value-type="float" office:value="25000" calcext:value-type="float">
            <text:p>25000</text:p>
          </table:table-cell>
          <table:table-cell table:style-name="ce11" office:value-type="float" office:value="4.7058" calcext:value-type="float">
            <text:p>4,71</text:p>
          </table:table-cell>
          <table:table-cell table:style-name="ce11" office:value-type="float" office:value="2607.350098" calcext:value-type="float">
            <text:p>2607,35</text:p>
          </table:table-cell>
          <table:table-cell table:style-name="ce17" office:value-type="float" office:value="21.75" calcext:value-type="float">
            <text:p>21,75</text:p>
          </table:table-cell>
          <table:table-cell/>
          <table:table-cell table:style-name="ce20" office:value-type="float" office:value="20000" calcext:value-type="float">
            <text:p>20000</text:p>
          </table:table-cell>
          <table:table-cell table:style-name="ce11" office:value-type="float" office:value="18.133949" calcext:value-type="float">
            <text:p>18,13</text:p>
          </table:table-cell>
          <table:table-cell table:style-name="ce11" office:value-type="float" office:value="2191.800049" calcext:value-type="float">
            <text:p>2191,80</text:p>
          </table:table-cell>
          <table:table-cell table:style-name="ce17" office:value-type="float" office:value="7.2" calcext:value-type="float">
            <text:p>7,20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20" office:value-type="float" office:value="0.95" calcext:value-type="float">
            <text:p>0,95</text:p>
          </table:table-cell>
          <table:table-cell table:style-name="ce22" office:value-type="float" office:value="27.069599" calcext:value-type="float">
            <text:p>27,07</text:p>
          </table:table-cell>
          <table:table-cell table:style-name="ce22" office:value-type="float" office:value="2523.100098" calcext:value-type="float">
            <text:p>2523,10</text:p>
          </table:table-cell>
          <table:table-cell table:style-name="ce17" office:value-type="float" office:value="19.1" calcext:value-type="float">
            <text:p>19,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9.014" calcext:value-type="float">
            <text:p>289,0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J13]*[.$J$3]" office:value-type="float" office:value="0.817072806887547" calcext:value-type="float">
            <text:p>0,8170728069</text:p>
          </table:table-cell>
          <table:table-cell/>
          <table:table-cell table:formula="of:=[.L13]*[.$L$3]" office:value-type="float" office:value="0.932164339999244" calcext:value-type="float">
            <text:p>0,93216434</text:p>
          </table:table-cell>
          <table:table-cell table:formula="of:=[.$M$3]*[.M13]" office:value-type="float" office:value="0.598736939238379" calcext:value-type="float">
            <text:p>0,598736939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EXP(-1/[.W14])" office:value-type="float" office:value="0.367879441171442" calcext:value-type="float">
            <text:p>0,3678794412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5" office:value-type="float" office:value="30000" calcext:value-type="float">
            <text:p>30000</text:p>
          </table:table-cell>
          <table:table-cell table:style-name="ce11" office:value-type="float" office:value="5.579449" calcext:value-type="float">
            <text:p>5,58</text:p>
          </table:table-cell>
          <table:table-cell table:style-name="ce11" office:value-type="float" office:value="2252.149902" calcext:value-type="float">
            <text:p>2252,15</text:p>
          </table:table-cell>
          <table:table-cell table:style-name="ce17" office:value-type="float" office:value="9.6" calcext:value-type="float">
            <text:p>9,60</text:p>
          </table:table-cell>
          <table:table-cell/>
          <table:table-cell table:style-name="ce20" office:value-type="float" office:value="25000" calcext:value-type="float">
            <text:p>25000</text:p>
          </table:table-cell>
          <table:table-cell table:style-name="ce11" office:value-type="float" office:value="18.142502" calcext:value-type="float">
            <text:p>18,14</text:p>
          </table:table-cell>
          <table:table-cell table:style-name="ce11" office:value-type="float" office:value="2216.649902" calcext:value-type="float">
            <text:p>2216,65</text:p>
          </table:table-cell>
          <table:table-cell table:style-name="ce17" office:value-type="float" office:value="8.15" calcext:value-type="float">
            <text:p>8,15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20" office:value-type="float" office:value="0.96" calcext:value-type="float">
            <text:p>0,96</text:p>
          </table:table-cell>
          <table:table-cell table:style-name="ce22" office:value-type="float" office:value="26.653049" calcext:value-type="float">
            <text:p>26,65</text:p>
          </table:table-cell>
          <table:table-cell table:style-name="ce22" office:value-type="float" office:value="2594.75" calcext:value-type="float">
            <text:p>2594,75</text:p>
          </table:table-cell>
          <table:table-cell table:style-name="ce17" office:value-type="float" office:value="21.15" calcext:value-type="float">
            <text:p>21,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9.752" calcext:value-type="float">
            <text:p>289,75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J14]*[.$J$3]" office:value-type="float" office:value="0.800731350749796" calcext:value-type="float">
            <text:p>0,8007313507</text:p>
          </table:table-cell>
          <table:table-cell/>
          <table:table-cell table:formula="of:=[.L14]*[.$L$3]" office:value-type="float" office:value="0.925639189619249" calcext:value-type="float">
            <text:p>0,9256391896</text:p>
          </table:table-cell>
          <table:table-cell table:formula="of:=[.$M$3]*[.M14]" office:value-type="float" office:value="0.56880009227646" calcext:value-type="float">
            <text:p>0,5688000923</text:p>
          </table:table-cell>
          <table:table-cell table:number-columns-repeated="9"/>
          <table:table-cell office:value-type="float" office:value="1.1" calcext:value-type="float">
            <text:p>1,1</text:p>
          </table:table-cell>
          <table:table-cell table:formula="of:=EXP(-1/[.W15])" office:value-type="float" office:value="0.402890321529133" calcext:value-type="float">
            <text:p>0,4028903215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6" office:value-type="float" office:value="50000" calcext:value-type="float">
            <text:p>50000</text:p>
          </table:table-cell>
          <table:table-cell table:style-name="ce12" office:value-type="float" office:value="9.189651" calcext:value-type="float">
            <text:p>9,19</text:p>
          </table:table-cell>
          <table:table-cell table:style-name="ce12" office:value-type="float" office:value="2218.600098" calcext:value-type="float">
            <text:p>2218,60</text:p>
          </table:table-cell>
          <table:table-cell table:style-name="ce18" office:value-type="float" office:value="8.3" calcext:value-type="float">
            <text:p>8,30</text:p>
          </table:table-cell>
          <table:table-cell/>
          <table:table-cell table:style-name="ce20" office:value-type="float" office:value="30000" calcext:value-type="float">
            <text:p>30000</text:p>
          </table:table-cell>
          <table:table-cell table:style-name="ce11" office:value-type="float" office:value="17.831251" calcext:value-type="float">
            <text:p>17,83</text:p>
          </table:table-cell>
          <table:table-cell table:style-name="ce11" office:value-type="float" office:value="2235.949951" calcext:value-type="float">
            <text:p>2235,95</text:p>
          </table:table-cell>
          <table:table-cell table:style-name="ce17" office:value-type="float" office:value="8.95" calcext:value-type="float">
            <text:p>8,95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20" office:value-type="float" office:value="0.97" calcext:value-type="float">
            <text:p>0,97</text:p>
          </table:table-cell>
          <table:table-cell table:style-name="ce22" office:value-type="float" office:value="25.887899" calcext:value-type="float">
            <text:p>25,89</text:p>
          </table:table-cell>
          <table:table-cell table:style-name="ce22" office:value-type="float" office:value="2562.649902" calcext:value-type="float">
            <text:p>2562,65</text:p>
          </table:table-cell>
          <table:table-cell table:style-name="ce17" office:value-type="float" office:value="20.299999" calcext:value-type="float">
            <text:p>20,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.181" calcext:value-type="float">
            <text:p>290,18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J15]*[.$J$3]" office:value-type="float" office:value="0.7847167237348" calcext:value-type="float">
            <text:p>0,7847167237</text:p>
          </table:table-cell>
          <table:table-cell/>
          <table:table-cell table:formula="of:=[.L15]*[.$L$3]" office:value-type="float" office:value="0.919159715291914" calcext:value-type="float">
            <text:p>0,9191597153</text:p>
          </table:table-cell>
          <table:table-cell table:formula="of:=[.$M$3]*[.M15]" office:value-type="float" office:value="0.540360087662637" calcext:value-type="float">
            <text:p>0,5403600877</text:p>
          </table:table-cell>
          <table:table-cell table:number-columns-repeated="9"/>
          <table:table-cell office:value-type="float" office:value="1.2" calcext:value-type="float">
            <text:p>1,2</text:p>
          </table:table-cell>
          <table:table-cell table:formula="of:=EXP(-1/[.W16])" office:value-type="float" office:value="0.434598208507078" calcext:value-type="float">
            <text:p>0,4345982085</text:p>
          </table:table-cell>
          <table:table-cell table:number-columns-repeated="12"/>
          <table:table-cell table:style-name="ce20" office:value-type="float" office:value="50000" calcext:value-type="float">
            <text:p>50000</text:p>
          </table:table-cell>
          <table:table-cell table:style-name="ce11" office:value-type="float" office:value="17.541052" calcext:value-type="float">
            <text:p>17,54</text:p>
          </table:table-cell>
          <table:table-cell table:style-name="ce11" office:value-type="float" office:value="2221.399902" calcext:value-type="float">
            <text:p>2221,40</text:p>
          </table:table-cell>
          <table:table-cell table:style-name="ce17" office:value-type="float" office:value="8.4" calcext:value-type="float">
            <text:p>8,40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20" office:value-type="float" office:value="0.98" calcext:value-type="float">
            <text:p>0,98</text:p>
          </table:table-cell>
          <table:table-cell table:style-name="ce22" office:value-type="float" office:value="25.12995" calcext:value-type="float">
            <text:p>25,13</text:p>
          </table:table-cell>
          <table:table-cell table:style-name="ce22" office:value-type="float" office:value="2574.5" calcext:value-type="float">
            <text:p>2574,50</text:p>
          </table:table-cell>
          <table:table-cell table:style-name="ce17" office:value-type="float" office:value="20.65" calcext:value-type="float">
            <text:p>20,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412" calcext:value-type="float">
            <text:p>289,41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J16]*[.$J$3]" office:value-type="float" office:value="0.769022389260104" calcext:value-type="float">
            <text:p>0,7690223893</text:p>
          </table:table-cell>
          <table:table-cell/>
          <table:table-cell table:formula="of:=[.L16]*[.$L$3]" office:value-type="float" office:value="0.912725597284871" calcext:value-type="float">
            <text:p>0,9127255973</text:p>
          </table:table-cell>
          <table:table-cell table:formula="of:=[.$M$3]*[.M16]" office:value-type="float" office:value="0.513342083279506" calcext:value-type="float">
            <text:p>0,5133420833</text:p>
          </table:table-cell>
          <table:table-cell table:number-columns-repeated="9"/>
          <table:table-cell office:value-type="float" office:value="1.3" calcext:value-type="float">
            <text:p>1,3</text:p>
          </table:table-cell>
          <table:table-cell table:formula="of:=EXP(-1/[.W17])" office:value-type="float" office:value="0.463369369231175" calcext:value-type="float">
            <text:p>0,4633693692</text:p>
          </table:table-cell>
          <table:table-cell table:number-columns-repeated="12"/>
          <table:table-cell table:style-name="ce20" office:value-type="float" office:value="100000" calcext:value-type="float">
            <text:p>100000</text:p>
          </table:table-cell>
          <table:table-cell table:style-name="ce11" office:value-type="float" office:value="17.602251" calcext:value-type="float">
            <text:p>17,60</text:p>
          </table:table-cell>
          <table:table-cell table:style-name="ce11" office:value-type="float" office:value="2213.800049" calcext:value-type="float">
            <text:p>2213,80</text:p>
          </table:table-cell>
          <table:table-cell table:style-name="ce17" office:value-type="float" office:value="8.1" calcext:value-type="float">
            <text:p>8,10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20" office:value-type="float" office:value="0.99" calcext:value-type="float">
            <text:p>0,99</text:p>
          </table:table-cell>
          <table:table-cell table:style-name="ce22" office:value-type="float" office:value="20.275902" calcext:value-type="float">
            <text:p>20,28</text:p>
          </table:table-cell>
          <table:table-cell table:style-name="ce22" office:value-type="float" office:value="2510" calcext:value-type="float">
            <text:p>2510,00</text:p>
          </table:table-cell>
          <table:table-cell table:style-name="ce17" office:value-type="float" office:value="18.799999" calcext:value-type="float">
            <text:p>18,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0.254" calcext:value-type="float">
            <text:p>290,25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J17]*[.$J$3]" office:value-type="float" office:value="0.753641941474902" calcext:value-type="float">
            <text:p>0,7536419415</text:p>
          </table:table-cell>
          <table:table-cell/>
          <table:table-cell table:formula="of:=[.L17]*[.$L$3]" office:value-type="float" office:value="0.906336518103877" calcext:value-type="float">
            <text:p>0,9063365181</text:p>
          </table:table-cell>
          <table:table-cell table:formula="of:=[.$M$3]*[.M17]" office:value-type="float" office:value="0.48767497911553" calcext:value-type="float">
            <text:p>0,4876749791</text:p>
          </table:table-cell>
          <table:table-cell table:number-columns-repeated="9"/>
          <table:table-cell office:value-type="float" office:value="1.4" calcext:value-type="float">
            <text:p>1,4</text:p>
          </table:table-cell>
          <table:table-cell table:formula="of:=EXP(-1/[.W18])" office:value-type="float" office:value="0.489541659556953" calcext:value-type="float">
            <text:p>0,4895416596</text:p>
          </table:table-cell>
          <table:table-cell table:number-columns-repeated="12"/>
          <table:table-cell table:style-name="ce21" office:value-type="float" office:value="150000" calcext:value-type="float">
            <text:p>150000</text:p>
          </table:table-cell>
          <table:table-cell table:style-name="ce12" office:value-type="float" office:value="17.80155" calcext:value-type="float">
            <text:p>17,80</text:p>
          </table:table-cell>
          <table:table-cell table:style-name="ce12" office:value-type="float" office:value="2244.649902" calcext:value-type="float">
            <text:p>2244,65</text:p>
          </table:table-cell>
          <table:table-cell table:style-name="ce18" office:value-type="float" office:value="9.3" calcext:value-type="float">
            <text:p>9,30</text:p>
          </table:table-cell>
          <table:table-cell table:number-columns-repeated="6"/>
          <table:table-cell office:value-type="string" calcext:value-type="string">
            <text:p>srednio</text:p>
          </table:table-cell>
          <table:table-cell table:style-name="ce21" office:value-type="float" office:value="0.9998" calcext:value-type="float">
            <text:p>0,9998</text:p>
          </table:table-cell>
          <table:table-cell table:style-name="ce12" office:value-type="float" office:value="17.519051" calcext:value-type="float">
            <text:p>17,52</text:p>
          </table:table-cell>
          <table:table-cell table:style-name="ce12" office:value-type="float" office:value="2250.399902" calcext:value-type="float">
            <text:p>2250,40</text:p>
          </table:table-cell>
          <table:table-cell table:style-name="ce18" office:value-type="float" office:value="9.5" calcext:value-type="float">
            <text:p>9,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.973" calcext:value-type="float">
            <text:p>289,97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J18]*[.$J$3]" office:value-type="float" office:value="0.738569102645404" calcext:value-type="float">
            <text:p>0,7385691026</text:p>
          </table:table-cell>
          <table:table-cell/>
          <table:table-cell table:formula="of:=[.L18]*[.$L$3]" office:value-type="float" office:value="0.899992162477149" calcext:value-type="float">
            <text:p>0,8999921625</text:p>
          </table:table-cell>
          <table:table-cell table:formula="of:=[.$M$3]*[.M18]" office:value-type="float" office:value="0.463291230159754" calcext:value-type="float">
            <text:p>0,4632912302</text:p>
          </table:table-cell>
          <table:table-cell table:number-columns-repeated="9"/>
          <table:table-cell office:value-type="float" office:value="1.5" calcext:value-type="float">
            <text:p>1,5</text:p>
          </table:table-cell>
          <table:table-cell table:formula="of:=EXP(-1/[.W19])" office:value-type="float" office:value="0.513417119032592" calcext:value-type="float">
            <text:p>0,513417119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8.78" calcext:value-type="float">
            <text:p>288,7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J19]*[.$J$3]" office:value-type="float" office:value="0.723797720592496" calcext:value-type="float">
            <text:p>0,7237977206</text:p>
          </table:table-cell>
          <table:table-cell/>
          <table:table-cell table:formula="of:=[.L19]*[.$L$3]" office:value-type="float" office:value="0.893692217339809" calcext:value-type="float">
            <text:p>0,8936922173</text:p>
          </table:table-cell>
          <table:table-cell table:formula="of:=[.$M$3]*[.M19]" office:value-type="float" office:value="0.440126668651766" calcext:value-type="float">
            <text:p>0,4401266687</text:p>
          </table:table-cell>
          <table:table-cell table:number-columns-repeated="9"/>
          <table:table-cell office:value-type="float" office:value="1.6" calcext:value-type="float">
            <text:p>1,6</text:p>
          </table:table-cell>
          <table:table-cell table:formula="of:=EXP(-1/[.W20])" office:value-type="float" office:value="0.53526142851899" calcext:value-type="float">
            <text:p>0,5352614285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9.552" calcext:value-type="float">
            <text:p>289,5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J20]*[.$J$3]" office:value-type="float" office:value="0.709321766180646" calcext:value-type="float">
            <text:p>0,7093217662</text:p>
          </table:table-cell>
          <table:table-cell/>
          <table:table-cell table:formula="of:=[.L20]*[.$L$3]" office:value-type="float" office:value="0.887436371818431" calcext:value-type="float">
            <text:p>0,8874363718</text:p>
          </table:table-cell>
          <table:table-cell table:formula="of:=[.$M$3]*[.M20]" office:value-type="float" office:value="0.418120335219178" calcext:value-type="float">
            <text:p>0,4181203352</text:p>
          </table:table-cell>
          <table:table-cell table:number-columns-repeated="9"/>
          <table:table-cell office:value-type="float" office:value="1.7" calcext:value-type="float">
            <text:p>1,7</text:p>
          </table:table-cell>
          <table:table-cell table:formula="of:=EXP(-1/[.W21])" office:value-type="float" office:value="0.555306373001951" calcext:value-type="float">
            <text:p>0,555306373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.035" calcext:value-type="float">
            <text:p>289,0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J21]*[.$J$3]" office:value-type="float" office:value="0.695135330857033" calcext:value-type="float">
            <text:p>0,6951353309</text:p>
          </table:table-cell>
          <table:table-cell/>
          <table:table-cell table:formula="of:=[.L21]*[.$L$3]" office:value-type="float" office:value="0.881224317215702" calcext:value-type="float">
            <text:p>0,8812243172</text:p>
          </table:table-cell>
          <table:table-cell table:formula="of:=[.$M$3]*[.M21]" office:value-type="float" office:value="0.397214318458219" calcext:value-type="float">
            <text:p>0,3972143185</text:p>
          </table:table-cell>
          <table:table-cell table:number-columns-repeated="9"/>
          <table:table-cell office:value-type="float" office:value="1.8" calcext:value-type="float">
            <text:p>1,8</text:p>
          </table:table-cell>
          <table:table-cell table:formula="of:=EXP(-1/[.W22])" office:value-type="float" office:value="0.573753420737433" calcext:value-type="float">
            <text:p>0,57375342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89.607849" calcext:value-type="float">
            <text:p>289,607849</text:p>
          </table:table-cell>
          <table:table-cell office:value-type="float" office:value="41.25" calcext:value-type="float">
            <text:p>41,25</text:p>
          </table:table-cell>
          <table:table-cell office:value-type="float" office:value="5.05" calcext:value-type="float">
            <text:p>5,0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J22]*[.$J$3]" office:value-type="float" office:value="0.681232624239892" calcext:value-type="float">
            <text:p>0,6812326242</text:p>
          </table:table-cell>
          <table:table-cell/>
          <table:table-cell table:formula="of:=[.L22]*[.$L$3]" office:value-type="float" office:value="0.875055746995192" calcext:value-type="float">
            <text:p>0,875055747</text:p>
          </table:table-cell>
          <table:table-cell table:formula="of:=[.$M$3]*[.M22]" office:value-type="float" office:value="0.377353602535308" calcext:value-type="float">
            <text:p>0,3773536025</text:p>
          </table:table-cell>
          <table:table-cell table:number-columns-repeated="9"/>
          <table:table-cell office:value-type="float" office:value="1.9" calcext:value-type="float">
            <text:p>1,9</text:p>
          </table:table-cell>
          <table:table-cell table:formula="of:=EXP(-1/[.W23])" office:value-type="float" office:value="0.590777513901232" calcext:value-type="float">
            <text:p>0,5907775139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formula="of:=[.J23]*[.$J$3]" office:value-type="float" office:value="0.667607971755094" calcext:value-type="float">
            <text:p>0,6676079718</text:p>
          </table:table-cell>
          <table:table-cell/>
          <table:table-cell table:formula="of:=[.L23]*[.$L$3]" office:value-type="float" office:value="0.868930356766226" calcext:value-type="float">
            <text:p>0,8689303568</text:p>
          </table:table-cell>
          <table:table-cell table:formula="of:=[.$M$3]*[.M23]" office:value-type="float" office:value="0.358485922408543" calcext:value-type="float">
            <text:p>0,358485922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EXP(-1/[.W24])" office:value-type="float" office:value="0.606530659712633" calcext:value-type="float">
            <text:p>0,606530659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100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formula="of:=[.J24]*[.$J$3]" office:value-type="float" office:value="0.654255812319992" calcext:value-type="float">
            <text:p>0,6542558123</text:p>
          </table:table-cell>
          <table:table-cell/>
          <table:table-cell table:formula="of:=[.L24]*[.$L$3]" office:value-type="float" office:value="0.862847844268862" calcext:value-type="float">
            <text:p>0,8628478443</text:p>
          </table:table-cell>
          <table:table-cell table:formula="of:=[.$M$3]*[.M24]" office:value-type="float" office:value="0.340561626288116" calcext:value-type="float">
            <text:p>0,3405616263</text:p>
          </table:table-cell>
          <table:table-cell table:number-columns-repeated="9"/>
          <table:table-cell office:value-type="float" office:value="2.1" calcext:value-type="float">
            <text:p>2,1</text:p>
          </table:table-cell>
          <table:table-cell table:formula="of:=EXP(-1/[.W25])" office:value-type="float" office:value="0.621145157615451" calcext:value-type="float">
            <text:p>0,6211451576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.046" calcext:value-type="float">
            <text:p>292,04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[.J25]*[.$J$3]" office:value-type="float" office:value="0.641170696073592" calcext:value-type="float">
            <text:p>0,6411706961</text:p>
          </table:table-cell>
          <table:table-cell/>
          <table:table-cell table:formula="of:=[.L25]*[.$L$3]" office:value-type="float" office:value="0.85680790935898" calcext:value-type="float">
            <text:p>0,8568079094</text:p>
          </table:table-cell>
          <table:table-cell table:formula="of:=[.$M$3]*[.M25]" office:value-type="float" office:value="0.32353354497371" calcext:value-type="float">
            <text:p>0,323533545</text:p>
          </table:table-cell>
          <table:table-cell table:number-columns-repeated="9"/>
          <table:table-cell office:value-type="float" office:value="2.2" calcext:value-type="float">
            <text:p>2,2</text:p>
          </table:table-cell>
          <table:table-cell table:formula="of:=EXP(-1/[.W26])" office:value-type="float" office:value="0.634736418940282" calcext:value-type="float">
            <text:p>0,6347364189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.548" calcext:value-type="float">
            <text:p>289,5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J26]*[.$J$3]" office:value-type="float" office:value="0.628347282152121" calcext:value-type="float">
            <text:p>0,6283472822</text:p>
          </table:table-cell>
          <table:table-cell/>
          <table:table-cell table:formula="of:=[.L26]*[.$L$3]" office:value-type="float" office:value="0.850810253993467" calcext:value-type="float">
            <text:p>0,850810254</text:p>
          </table:table-cell>
          <table:table-cell table:formula="of:=[.$M$3]*[.M26]" office:value-type="float" office:value="0.307356867725024" calcext:value-type="float">
            <text:p>0,3073568677</text:p>
          </table:table-cell>
          <table:table-cell table:number-columns-repeated="9"/>
          <table:table-cell office:value-type="float" office:value="2.3" calcext:value-type="float">
            <text:p>2,3</text:p>
          </table:table-cell>
          <table:table-cell table:formula="of:=EXP(-1/[.W27])" office:value-type="float" office:value="0.647405392083911" calcext:value-type="float">
            <text:p>0,6474053921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.673" calcext:value-type="float">
            <text:p>289,67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formula="of:=[.J27]*[.$J$3]" office:value-type="float" office:value="0.615780336509078" calcext:value-type="float">
            <text:p>0,6157803365</text:p>
          </table:table-cell>
          <table:table-cell/>
          <table:table-cell table:formula="of:=[.L27]*[.$L$3]" office:value-type="float" office:value="0.844854582215513" calcext:value-type="float">
            <text:p>0,8448545822</text:p>
          </table:table-cell>
          <table:table-cell table:formula="of:=[.$M$3]*[.M27]" office:value-type="float" office:value="0.291989024338773" calcext:value-type="float">
            <text:p>0,2919890243</text:p>
          </table:table-cell>
          <table:table-cell table:number-columns-repeated="9"/>
          <table:table-cell office:value-type="float" office:value="2.4" calcext:value-type="float">
            <text:p>2,4</text:p>
          </table:table-cell>
          <table:table-cell table:formula="of:=EXP(-1/[.W28])" office:value-type="float" office:value="0.659240630200444" calcext:value-type="float">
            <text:p>0,6592406302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.805" calcext:value-type="float">
            <text:p>289,8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[.J28]*[.$J$3]" office:value-type="float" office:value="0.603464729778897" calcext:value-type="float">
            <text:p>0,6034647298</text:p>
          </table:table-cell>
          <table:table-cell/>
          <table:table-cell table:formula="of:=[.L28]*[.$L$3]" office:value-type="float" office:value="0.838940600140004" calcext:value-type="float">
            <text:p>0,8389406001</text:p>
          </table:table-cell>
          <table:table-cell table:formula="of:=[.$M$3]*[.M28]" office:value-type="float" office:value="0.277389573121835" calcext:value-type="float">
            <text:p>0,2773895731</text:p>
          </table:table-cell>
          <table:table-cell table:number-columns-repeated="9"/>
          <table:table-cell office:value-type="float" office:value="2.5" calcext:value-type="float">
            <text:p>2,5</text:p>
          </table:table-cell>
          <table:table-cell table:formula="of:=EXP(-1/[.W29])" office:value-type="float" office:value="0.670320046035639" calcext:value-type="float">
            <text:p>0,67032004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.148" calcext:value-type="float">
            <text:p>289,14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J29]*[.$J$3]" office:value-type="float" office:value="0.591395435183319" calcext:value-type="float">
            <text:p>0,5913954352</text:p>
          </table:table-cell>
          <table:table-cell/>
          <table:table-cell table:formula="of:=[.L29]*[.$L$3]" office:value-type="float" office:value="0.833068015939024" calcext:value-type="float">
            <text:p>0,8330680159</text:p>
          </table:table-cell>
          <table:table-cell table:formula="of:=[.$M$3]*[.M29]" office:value-type="float" office:value="0.263520094465743" calcext:value-type="float">
            <text:p>0,2635200945</text:p>
          </table:table-cell>
          <table:table-cell table:number-columns-repeated="9"/>
          <table:table-cell office:value-type="float" office:value="2.6" calcext:value-type="float">
            <text:p>2,6</text:p>
          </table:table-cell>
          <table:table-cell table:formula="of:=EXP(-1/[.W30])" office:value-type="float" office:value="0.680712398323385" calcext:value-type="float">
            <text:p>0,6807123983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.207" calcext:value-type="float">
            <text:p>288,207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formula="of:=[.J30]*[.$J$3]" office:value-type="float" office:value="0.579567526479652" calcext:value-type="float">
            <text:p>0,5795675265</text:p>
          </table:table-cell>
          <table:table-cell/>
          <table:table-cell table:formula="of:=[.L30]*[.$L$3]" office:value-type="float" office:value="0.827236539827451" calcext:value-type="float">
            <text:p>0,8272365398</text:p>
          </table:table-cell>
          <table:table-cell table:formula="of:=[.$M$3]*[.M30]" office:value-type="float" office:value="0.250344089742456" calcext:value-type="float">
            <text:p>0,2503440897</text:p>
          </table:table-cell>
          <table:table-cell table:number-columns-repeated="9"/>
          <table:table-cell office:value-type="float" office:value="2.7" calcext:value-type="float">
            <text:p>2,7</text:p>
          </table:table-cell>
          <table:table-cell table:formula="of:=EXP(-1/[.W31])" office:value-type="float" office:value="0.690478550477109" calcext:value-type="float">
            <text:p>0,690478550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.913" calcext:value-type="float">
            <text:p>289,9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[.J31]*[.$J$3]" office:value-type="float" office:value="0.567976175950059" calcext:value-type="float">
            <text:p>0,567976176</text:p>
          </table:table-cell>
          <table:table-cell/>
          <table:table-cell table:formula="of:=[.L31]*[.$L$3]" office:value-type="float" office:value="0.821445884048659" calcext:value-type="float">
            <text:p>0,821445884</text:p>
          </table:table-cell>
          <table:table-cell table:formula="of:=[.$M$3]*[.M31]" office:value-type="float" office:value="0.237826885255333" calcext:value-type="float">
            <text:p>0,2378268853</text:p>
          </table:table-cell>
          <table:table-cell table:number-columns-repeated="9"/>
          <table:table-cell office:value-type="float" office:value="2.8" calcext:value-type="float">
            <text:p>2,8</text:p>
          </table:table-cell>
          <table:table-cell table:formula="of:=EXP(-1/[.W32])" office:value-type="float" office:value="0.69967253737513" calcext:value-type="float">
            <text:p>0,699672537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.181" calcext:value-type="float">
            <text:p>290,18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[.J32]*[.$J$3]" office:value-type="float" office:value="0.556616652431058" calcext:value-type="float">
            <text:p>0,5566166524</text:p>
          </table:table-cell>
          <table:table-cell/>
          <table:table-cell table:formula="of:=[.L32]*[.$L$3]" office:value-type="float" office:value="0.815695762860318" calcext:value-type="float">
            <text:p>0,8156957629</text:p>
          </table:table-cell>
          <table:table-cell table:formula="of:=[.$M$3]*[.M32]" office:value-type="float" office:value="0.225935540992566" calcext:value-type="float">
            <text:p>0,225935541</text:p>
          </table:table-cell>
          <table:table-cell table:number-columns-repeated="9"/>
          <table:table-cell office:value-type="float" office:value="2.9" calcext:value-type="float">
            <text:p>2,9</text:p>
          </table:table-cell>
          <table:table-cell table:formula="of:=EXP(-1/[.W33])" office:value-type="float" office:value="0.708342470952361" calcext:value-type="float">
            <text:p>0,708342471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9.122" calcext:value-type="float">
            <text:p>289,1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formula="of:=[.J33]*[.$J$3]" office:value-type="float" office:value="0.545484319382437" calcext:value-type="float">
            <text:p>0,5454843194</text:p>
          </table:table-cell>
          <table:table-cell/>
          <table:table-cell table:formula="of:=[.L33]*[.$L$3]" office:value-type="float" office:value="0.809985892520296" calcext:value-type="float">
            <text:p>0,8099858925</text:p>
          </table:table-cell>
          <table:table-cell table:formula="of:=[.$M$3]*[.M33]" office:value-type="float" office:value="0.214638763942938" calcext:value-type="float">
            <text:p>0,214638763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EXP(-1/[.W34])" office:value-type="float" office:value="0.716531310573789" calcext:value-type="float">
            <text:p>0,7165313106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.977" calcext:value-type="float">
            <text:p>288,9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[.J34]*[.$J$3]" office:value-type="float" office:value="0.534574632994788" calcext:value-type="float">
            <text:p>0,534574633</text:p>
          </table:table-cell>
          <table:table-cell/>
          <table:table-cell table:formula="of:=[.L34]*[.$L$3]" office:value-type="float" office:value="0.804315991272654" calcext:value-type="float">
            <text:p>0,8043159913</text:p>
          </table:table-cell>
          <table:table-cell table:formula="of:=[.$M$3]*[.M34]" office:value-type="float" office:value="0.203906825745791" calcext:value-type="float">
            <text:p>0,2039068257</text:p>
          </table:table-cell>
          <table:table-cell table:number-columns-repeated="9"/>
          <table:table-cell office:value-type="float" office:value="3.1" calcext:value-type="float">
            <text:p>3,1</text:p>
          </table:table-cell>
          <table:table-cell table:formula="of:=EXP(-1/[.W35])" office:value-type="float" office:value="0.724277519974214" calcext:value-type="float">
            <text:p>0,72427752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.11" calcext:value-type="float">
            <text:p>290,1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[.J35]*[.$J$3]" office:value-type="float" office:value="0.523883140334892" calcext:value-type="float">
            <text:p>0,5238831403</text:p>
          </table:table-cell>
          <table:table-cell/>
          <table:table-cell table:formula="of:=[.L35]*[.$L$3]" office:value-type="float" office:value="0.798685779333745" calcext:value-type="float">
            <text:p>0,7986857793</text:p>
          </table:table-cell>
          <table:table-cell table:formula="of:=[.$M$3]*[.M35]" office:value-type="float" office:value="0.193711484458502" calcext:value-type="float">
            <text:p>0,1937114845</text:p>
          </table:table-cell>
          <table:table-cell table:number-columns-repeated="9"/>
          <table:table-cell office:value-type="float" office:value="3.2" calcext:value-type="float">
            <text:p>3,2</text:p>
          </table:table-cell>
          <table:table-cell table:formula="of:=EXP(-1/[.W36])" office:value-type="float" office:value="0.731615628946642" calcext:value-type="float">
            <text:p>0,7316156289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.379" calcext:value-type="float">
            <text:p>288,37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formula="of:=[.J36]*[.$J$3]" office:value-type="float" office:value="0.513405477528195" calcext:value-type="float">
            <text:p>0,5134054775</text:p>
          </table:table-cell>
          <table:table-cell/>
          <table:table-cell table:formula="of:=[.L36]*[.$L$3]" office:value-type="float" office:value="0.793094978878409" calcext:value-type="float">
            <text:p>0,7930949789</text:p>
          </table:table-cell>
          <table:table-cell table:formula="of:=[.$M$3]*[.M36]" office:value-type="float" office:value="0.184025910235576" calcext:value-type="float">
            <text:p>0,1840259102</text:p>
          </table:table-cell>
          <table:table-cell table:number-columns-repeated="9"/>
          <table:table-cell office:value-type="float" office:value="3.3" calcext:value-type="float">
            <text:p>3,3</text:p>
          </table:table-cell>
          <table:table-cell table:formula="of:=EXP(-1/[.W37])" office:value-type="float" office:value="0.738576714918798" calcext:value-type="float">
            <text:p>0,7385767149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9.116" calcext:value-type="float">
            <text:p>289,11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[.J37]*[.$J$3]" office:value-type="float" office:value="0.503137367977631" calcext:value-type="float">
            <text:p>0,503137368</text:p>
          </table:table-cell>
          <table:table-cell/>
          <table:table-cell table:formula="of:=[.L37]*[.$L$3]" office:value-type="float" office:value="0.78754331402626" calcext:value-type="float">
            <text:p>0,787543314</text:p>
          </table:table-cell>
          <table:table-cell table:formula="of:=[.$M$3]*[.M37]" office:value-type="float" office:value="0.174824614723798" calcext:value-type="float">
            <text:p>0,1748246147</text:p>
          </table:table-cell>
          <table:table-cell table:number-columns-repeated="9"/>
          <table:table-cell office:value-type="float" office:value="3.4" calcext:value-type="float">
            <text:p>3,4</text:p>
          </table:table-cell>
          <table:table-cell table:formula="of:=EXP(-1/[.W38])" office:value-type="float" office:value="0.74518881701348" calcext:value-type="float">
            <text:p>0,745188817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9.801" calcext:value-type="float">
            <text:p>289,80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formula="of:=[.J38]*[.$J$3]" office:value-type="float" office:value="0.493074620618078" calcext:value-type="float">
            <text:p>0,4930746206</text:p>
          </table:table-cell>
          <table:table-cell/>
          <table:table-cell table:formula="of:=[.L38]*[.$L$3]" office:value-type="float" office:value="0.782030510828076" calcext:value-type="float">
            <text:p>0,7820305108</text:p>
          </table:table-cell>
          <table:table-cell table:formula="of:=[.$M$3]*[.M38]" office:value-type="float" office:value="0.166083383987608" calcext:value-type="float">
            <text:p>0,166083384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table:formula="of:=EXP(-1/[.W39])" office:value-type="float" office:value="0.751477293075286" calcext:value-type="float">
            <text:p>0,7514772931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0.415" calcext:value-type="float">
            <text:p>290,41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[.J39]*[.$J$3]" office:value-type="float" office:value="0.483213128205716" calcext:value-type="float">
            <text:p>0,4832131282</text:p>
          </table:table-cell>
          <table:table-cell/>
          <table:table-cell table:formula="of:=[.L39]*[.$L$3]" office:value-type="float" office:value="0.77655629725228" calcext:value-type="float">
            <text:p>0,7765562973</text:p>
          </table:table-cell>
          <table:table-cell table:formula="of:=[.$M$3]*[.M39]" office:value-type="float" office:value="0.157779214788227" calcext:value-type="float">
            <text:p>0,1577792148</text:p>
          </table:table-cell>
          <table:table-cell table:number-columns-repeated="9"/>
          <table:table-cell office:value-type="float" office:value="3.6" calcext:value-type="float">
            <text:p>3,6</text:p>
          </table:table-cell>
          <table:table-cell table:formula="of:=EXP(-1/[.W40])" office:value-type="float" office:value="0.757465128396966" calcext:value-type="float">
            <text:p>0,7574651284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.813" calcext:value-type="float">
            <text:p>288,81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formula="of:=[.J40]*[.$J$3]" office:value-type="float" office:value="0.473548865641602" calcext:value-type="float">
            <text:p>0,4735488656</text:p>
          </table:table-cell>
          <table:table-cell/>
          <table:table-cell table:formula="of:=[.L40]*[.$L$3]" office:value-type="float" office:value="0.771120403171514" calcext:value-type="float">
            <text:p>0,7711204032</text:p>
          </table:table-cell>
          <table:table-cell table:formula="of:=[.$M$3]*[.M40]" office:value-type="float" office:value="0.149890254048816" calcext:value-type="float">
            <text:p>0,149890254</text:p>
          </table:table-cell>
          <table:table-cell table:number-columns-repeated="9"/>
          <table:table-cell office:value-type="float" office:value="3.7" calcext:value-type="float">
            <text:p>3,7</text:p>
          </table:table-cell>
          <table:table-cell table:formula="of:=EXP(-1/[.W41])" office:value-type="float" office:value="0.763173203433005" calcext:value-type="float">
            <text:p>0,7631732034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0.5" calcext:value-type="float">
            <text:p>290,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formula="of:=[.J41]*[.$J$3]" office:value-type="float" office:value="0.46407788832877" calcext:value-type="float">
            <text:p>0,4640778883</text:p>
          </table:table-cell>
          <table:table-cell/>
          <table:table-cell table:formula="of:=[.L41]*[.$L$3]" office:value-type="float" office:value="0.765722560349313" calcext:value-type="float">
            <text:p>0,7657225603</text:p>
          </table:table-cell>
          <table:table-cell table:formula="of:=[.$M$3]*[.M41]" office:value-type="float" office:value="0.142395741346375" calcext:value-type="float">
            <text:p>0,1423957413</text:p>
          </table:table-cell>
          <table:table-cell table:number-columns-repeated="9"/>
          <table:table-cell office:value-type="float" office:value="3.8" calcext:value-type="float">
            <text:p>3,8</text:p>
          </table:table-cell>
          <table:table-cell table:formula="of:=EXP(-1/[.W42])" office:value-type="float" office:value="0.768620526593736" calcext:value-type="float">
            <text:p>0,7686205266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.158" calcext:value-type="float">
            <text:p>290,15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[.J42]*[.$J$3]" office:value-type="float" office:value="0.454796330562195" calcext:value-type="float">
            <text:p>0,4547963306</text:p>
          </table:table-cell>
          <table:table-cell/>
          <table:table-cell table:formula="of:=[.L42]*[.$L$3]" office:value-type="float" office:value="0.760362502426868" calcext:value-type="float">
            <text:p>0,7603625024</text:p>
          </table:table-cell>
          <table:table-cell table:formula="of:=[.$M$3]*[.M42]" office:value-type="float" office:value="0.135275954279057" calcext:value-type="float">
            <text:p>0,1352759543</text:p>
          </table:table-cell>
          <table:table-cell table:number-columns-repeated="9"/>
          <table:table-cell office:value-type="float" office:value="3.9" calcext:value-type="float">
            <text:p>3,9</text:p>
          </table:table-cell>
          <table:table-cell table:formula="of:=EXP(-1/[.W43])" office:value-type="float" office:value="0.773824437226237" calcext:value-type="float">
            <text:p>0,7738244372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8.866" calcext:value-type="float">
            <text:p>288,86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formula="of:=[.J43]*[.$J$3]" office:value-type="float" office:value="0.445700403950951" calcext:value-type="float">
            <text:p>0,445700404</text:p>
          </table:table-cell>
          <table:table-cell/>
          <table:table-cell table:formula="of:=[.L43]*[.$L$3]" office:value-type="float" office:value="0.75503996490988" calcext:value-type="float">
            <text:p>0,7550399649</text:p>
          </table:table-cell>
          <table:table-cell table:formula="of:=[.$M$3]*[.M43]" office:value-type="float" office:value="0.128512156565104" calcext:value-type="float">
            <text:p>0,128512156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EXP(-1/[.W44])" office:value-type="float" office:value="0.778800783071405" calcext:value-type="float">
            <text:p>0,7788007831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8.148" calcext:value-type="float">
            <text:p>288,1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formula="of:=[.J44]*[.$J$3]" office:value-type="float" office:value="0.436786395871932" calcext:value-type="float">
            <text:p>0,4367863959</text:p>
          </table:table-cell>
          <table:table-cell/>
          <table:table-cell table:formula="of:=[.L44]*[.$L$3]" office:value-type="float" office:value="0.749754685155511" calcext:value-type="float">
            <text:p>0,7497546852</text:p>
          </table:table-cell>
          <table:table-cell table:formula="of:=[.$M$3]*[.M44]" office:value-type="float" office:value="0.122086548736849" calcext:value-type="float">
            <text:p>0,1220865487</text:p>
          </table:table-cell>
          <table:table-cell table:number-columns-repeated="9"/>
          <table:table-cell office:value-type="float" office:value="4.1" calcext:value-type="float">
            <text:p>4,1</text:p>
          </table:table-cell>
          <table:table-cell table:formula="of:=EXP(-1/[.W45])" office:value-type="float" office:value="0.783564075809635" calcext:value-type="float">
            <text:p>0,783564075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89.546326" calcext:value-type="float">
            <text:p>289,546326</text:p>
          </table:table-cell>
          <table:table-cell office:value-type="float" office:value="40.450001" calcext:value-type="float">
            <text:p>40,450001</text:p>
          </table:table-cell>
          <table:table-cell office:value-type="float" office:value="3.25" calcext:value-type="float">
            <text:p>3,25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formula="of:=[.J45]*[.$J$3]" office:value-type="float" office:value="0.428050667954493" calcext:value-type="float">
            <text:p>0,428050668</text:p>
          </table:table-cell>
          <table:table-cell/>
          <table:table-cell table:formula="of:=[.L45]*[.$L$3]" office:value-type="float" office:value="0.744506402359422" calcext:value-type="float">
            <text:p>0,7445064024</text:p>
          </table:table-cell>
          <table:table-cell table:formula="of:=[.$M$3]*[.M45]" office:value-type="float" office:value="0.115982221300006" calcext:value-type="float">
            <text:p>0,1159822213</text:p>
          </table:table-cell>
          <table:table-cell table:number-columns-repeated="9"/>
          <table:table-cell office:value-type="float" office:value="4.2" calcext:value-type="float">
            <text:p>4,2</text:p>
          </table:table-cell>
          <table:table-cell table:formula="of:=EXP(-1/[.W46])" office:value-type="float" office:value="0.788127627745311" calcext:value-type="float">
            <text:p>0,7881276277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table:formula="of:=[.J46]*[.$J$3]" office:value-type="float" office:value="0.419489654595403" calcext:value-type="float">
            <text:p>0,4194896546</text:p>
          </table:table-cell>
          <table:table-cell/>
          <table:table-cell table:formula="of:=[.L46]*[.$L$3]" office:value-type="float" office:value="0.739294857542906" calcext:value-type="float">
            <text:p>0,7392948575</text:p>
          </table:table-cell>
          <table:table-cell table:formula="of:=[.$M$3]*[.M46]" office:value-type="float" office:value="0.110183110235006" calcext:value-type="float">
            <text:p>0,1101831102</text:p>
          </table:table-cell>
          <table:table-cell table:number-columns-repeated="9"/>
          <table:table-cell office:value-type="float" office:value="4.3" calcext:value-type="float">
            <text:p>4,3</text:p>
          </table:table-cell>
          <table:table-cell table:formula="of:=EXP(-1/[.W47])" office:value-type="float" office:value="0.792503672212443" calcext:value-type="float">
            <text:p>0,79250367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200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table:formula="of:=[.J47]*[.$J$3]" office:value-type="float" office:value="0.411099861503495" calcext:value-type="float">
            <text:p>0,4110998615</text:p>
          </table:table-cell>
          <table:table-cell/>
          <table:table-cell table:formula="of:=[.L47]*[.$L$3]" office:value-type="float" office:value="0.734119793540106" calcext:value-type="float">
            <text:p>0,7341197935</text:p>
          </table:table-cell>
          <table:table-cell table:formula="of:=[.$M$3]*[.M47]" office:value-type="float" office:value="0.104673954723256" calcext:value-type="float">
            <text:p>0,1046739547</text:p>
          </table:table-cell>
          <table:table-cell table:number-columns-repeated="9"/>
          <table:table-cell office:value-type="float" office:value="4.4" calcext:value-type="float">
            <text:p>4,4</text:p>
          </table:table-cell>
          <table:table-cell table:formula="of:=EXP(-1/[.W48])" office:value-type="float" office:value="0.796703469893462" calcext:value-type="float">
            <text:p>0,7967034699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.169" calcext:value-type="float">
            <text:p>292,16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formula="of:=[.J48]*[.$J$3]" office:value-type="float" office:value="0.402877864273425" calcext:value-type="float">
            <text:p>0,4028778643</text:p>
          </table:table-cell>
          <table:table-cell/>
          <table:table-cell table:formula="of:=[.L48]*[.$L$3]" office:value-type="float" office:value="0.728980954985325" calcext:value-type="float">
            <text:p>0,728980955</text:p>
          </table:table-cell>
          <table:table-cell table:formula="of:=[.$M$3]*[.M48]" office:value-type="float" office:value="0.0994402569870928" calcext:value-type="float">
            <text:p>0,099440257</text:p>
          </table:table-cell>
          <table:table-cell table:number-columns-repeated="9"/>
          <table:table-cell office:value-type="float" office:value="4.5" calcext:value-type="float">
            <text:p>4,5</text:p>
          </table:table-cell>
          <table:table-cell table:formula="of:=EXP(-1/[.W49])" office:value-type="float" office:value="0.800737402916808" calcext:value-type="float">
            <text:p>0,8007374029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.763" calcext:value-type="float">
            <text:p>289,7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formula="of:=[.J49]*[.$J$3]" office:value-type="float" office:value="0.394820306987957" calcext:value-type="float">
            <text:p>0,394820307</text:p>
          </table:table-cell>
          <table:table-cell/>
          <table:table-cell table:formula="of:=[.L49]*[.$L$3]" office:value-type="float" office:value="0.723878088300428" calcext:value-type="float">
            <text:p>0,7238780883</text:p>
          </table:table-cell>
          <table:table-cell table:formula="of:=[.$M$3]*[.M49]" office:value-type="float" office:value="0.0944682441377381" calcext:value-type="float">
            <text:p>0,0944682441</text:p>
          </table:table-cell>
          <table:table-cell table:number-columns-repeated="9"/>
          <table:table-cell office:value-type="float" office:value="4.6" calcext:value-type="float">
            <text:p>4,6</text:p>
          </table:table-cell>
          <table:table-cell table:formula="of:=EXP(-1/[.W50])" office:value-type="float" office:value="0.804615058325353" calcext:value-type="float">
            <text:p>0,8046150583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.45" calcext:value-type="float">
            <text:p>289,4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formula="of:=[.J50]*[.$J$3]" office:value-type="float" office:value="0.386923900848198" calcext:value-type="float">
            <text:p>0,3869239008</text:p>
          </table:table-cell>
          <table:table-cell/>
          <table:table-cell table:formula="of:=[.L50]*[.$L$3]" office:value-type="float" office:value="0.718810941682325" calcext:value-type="float">
            <text:p>0,7188109417</text:p>
          </table:table-cell>
          <table:table-cell table:formula="of:=[.$M$3]*[.M50]" office:value-type="float" office:value="0.0897448319308512" calcext:value-type="float">
            <text:p>0,0897448319</text:p>
          </table:table-cell>
          <table:table-cell table:number-columns-repeated="9"/>
          <table:table-cell office:value-type="float" office:value="4.7" calcext:value-type="float">
            <text:p>4,7</text:p>
          </table:table-cell>
          <table:table-cell table:formula="of:=EXP(-1/[.W51])" office:value-type="float" office:value="0.808345302277693" calcext:value-type="float">
            <text:p>0,808345302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8.965" calcext:value-type="float">
            <text:p>288,9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formula="of:=[.J51]*[.$J$3]" office:value-type="float" office:value="0.379185422831234" calcext:value-type="float">
            <text:p>0,3791854228</text:p>
          </table:table-cell>
          <table:table-cell/>
          <table:table-cell table:formula="of:=[.L51]*[.$L$3]" office:value-type="float" office:value="0.713779265090549" calcext:value-type="float">
            <text:p>0,7137792651</text:p>
          </table:table-cell>
          <table:table-cell table:formula="of:=[.$M$3]*[.M51]" office:value-type="float" office:value="0.0852575903343087" calcext:value-type="float">
            <text:p>0,0852575903</text:p>
          </table:table-cell>
          <table:table-cell table:number-columns-repeated="9"/>
          <table:table-cell office:value-type="float" office:value="4.8" calcext:value-type="float">
            <text:p>4,8</text:p>
          </table:table-cell>
          <table:table-cell table:formula="of:=EXP(-1/[.W52])" office:value-type="float" office:value="0.811936346150635" calcext:value-type="float">
            <text:p>0,8119363462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.85" calcext:value-type="float">
            <text:p>290,8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[.J52]*[.$J$3]" office:value-type="float" office:value="0.371601714374609" calcext:value-type="float">
            <text:p>0,3716017144</text:p>
          </table:table-cell>
          <table:table-cell/>
          <table:table-cell table:formula="of:=[.L52]*[.$L$3]" office:value-type="float" office:value="0.708782810234915" calcext:value-type="float">
            <text:p>0,7087828102</text:p>
          </table:table-cell>
          <table:table-cell table:formula="of:=[.$M$3]*[.M52]" office:value-type="float" office:value="0.0809947108175933" calcext:value-type="float">
            <text:p>0,0809947108</text:p>
          </table:table-cell>
          <table:table-cell table:number-columns-repeated="9"/>
          <table:table-cell office:value-type="float" office:value="4.9" calcext:value-type="float">
            <text:p>4,9</text:p>
          </table:table-cell>
          <table:table-cell table:formula="of:=EXP(-1/[.W53])" office:value-type="float" office:value="0.815395805547463" calcext:value-type="float">
            <text:p>0,815395805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.901" calcext:value-type="float">
            <text:p>289,90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formula="of:=[.J53]*[.$J$3]" office:value-type="float" office:value="0.364169680087117" calcext:value-type="float">
            <text:p>0,3641696801</text:p>
          </table:table-cell>
          <table:table-cell/>
          <table:table-cell table:formula="of:=[.L53]*[.$L$3]" office:value-type="float" office:value="0.70382133056327" calcext:value-type="float">
            <text:p>0,7038213306</text:p>
          </table:table-cell>
          <table:table-cell table:formula="of:=[.$M$3]*[.M53]" office:value-type="float" office:value="0.0769449752767136" calcext:value-type="float">
            <text:p>0,076944975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EXP(-1/[.W54])" office:value-type="float" office:value="0.818730753077982" calcext:value-type="float">
            <text:p>0,8187307531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.372" calcext:value-type="float">
            <text:p>289,37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formula="of:=[.J54]*[.$J$3]" office:value-type="float" office:value="0.356886286485374" calcext:value-type="float">
            <text:p>0,3568862865</text:p>
          </table:table-cell>
          <table:table-cell/>
          <table:table-cell table:formula="of:=[.L54]*[.$L$3]" office:value-type="float" office:value="0.698894581249327" calcext:value-type="float">
            <text:p>0,6988945812</text:p>
          </table:table-cell>
          <table:table-cell table:formula="of:=[.$M$3]*[.M54]" office:value-type="float" office:value="0.0730977265128779" calcext:value-type="float">
            <text:p>0,0730977265</text:p>
          </table:table-cell>
          <table:table-cell table:number-columns-repeated="9"/>
          <table:table-cell office:value-type="float" office:value="5.1" calcext:value-type="float">
            <text:p>5,1</text:p>
          </table:table-cell>
          <table:table-cell table:formula="of:=EXP(-1/[.W55])" office:value-type="float" office:value="0.821947765658599" calcext:value-type="float">
            <text:p>0,8219477657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9.195" calcext:value-type="float">
            <text:p>289,19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formula="of:=[.J55]*[.$J$3]" office:value-type="float" office:value="0.349748560755667" calcext:value-type="float">
            <text:p>0,3497485608</text:p>
          </table:table-cell>
          <table:table-cell/>
          <table:table-cell table:formula="of:=[.L55]*[.$L$3]" office:value-type="float" office:value="0.694002319180582" calcext:value-type="float">
            <text:p>0,6940023192</text:p>
          </table:table-cell>
          <table:table-cell table:formula="of:=[.$M$3]*[.M55]" office:value-type="float" office:value="0.069442840187234" calcext:value-type="float">
            <text:p>0,0694428402</text:p>
          </table:table-cell>
          <table:table-cell table:number-columns-repeated="9"/>
          <table:table-cell office:value-type="float" office:value="5.2" calcext:value-type="float">
            <text:p>5,2</text:p>
          </table:table-cell>
          <table:table-cell table:formula="of:=EXP(-1/[.W56])" office:value-type="float" office:value="0.825052966980536" calcext:value-type="float">
            <text:p>0,825052967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.46" calcext:value-type="float">
            <text:p>290,4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[.J56]*[.$J$3]" office:value-type="float" office:value="0.342753589540553" calcext:value-type="float">
            <text:p>0,3427535895</text:p>
          </table:table-cell>
          <table:table-cell/>
          <table:table-cell table:formula="of:=[.L56]*[.$L$3]" office:value-type="float" office:value="0.689144302946318" calcext:value-type="float">
            <text:p>0,6891443029</text:p>
          </table:table-cell>
          <table:table-cell table:formula="of:=[.$M$3]*[.M56]" office:value-type="float" office:value="0.0659706981778723" calcext:value-type="float">
            <text:p>0,0659706982</text:p>
          </table:table-cell>
          <table:table-cell table:number-columns-repeated="9"/>
          <table:table-cell office:value-type="float" office:value="5.3" calcext:value-type="float">
            <text:p>5,3</text:p>
          </table:table-cell>
          <table:table-cell table:formula="of:=EXP(-1/[.W57])" office:value-type="float" office:value="0.828052065708786" calcext:value-type="float">
            <text:p>0,8280520657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4.89" calcext:value-type="float">
            <text:p>344,8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formula="of:=[.J57]*[.$J$3]" office:value-type="float" office:value="0.335898517749742" calcext:value-type="float">
            <text:p>0,3358985177</text:p>
          </table:table-cell>
          <table:table-cell/>
          <table:table-cell table:formula="of:=[.L57]*[.$L$3]" office:value-type="float" office:value="0.684320292825694" calcext:value-type="float">
            <text:p>0,6843202928</text:p>
          </table:table-cell>
          <table:table-cell table:formula="of:=[.$M$3]*[.M57]" office:value-type="float" office:value="0.0626721632689787" calcext:value-type="float">
            <text:p>0,0626721633</text:p>
          </table:table-cell>
          <table:table-cell table:number-columns-repeated="9"/>
          <table:table-cell office:value-type="float" office:value="5.4" calcext:value-type="float">
            <text:p>5,4</text:p>
          </table:table-cell>
          <table:table-cell table:formula="of:=EXP(-1/[.W58])" office:value-type="float" office:value="0.830950389901292" calcext:value-type="float">
            <text:p>0,8309503899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3.122" calcext:value-type="float">
            <text:p>303,1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formula="of:=[.J58]*[.$J$3]" office:value-type="float" office:value="0.329180547394748" calcext:value-type="float">
            <text:p>0,3291805474</text:p>
          </table:table-cell>
          <table:table-cell/>
          <table:table-cell table:formula="of:=[.L58]*[.$L$3]" office:value-type="float" office:value="0.679530050775914" calcext:value-type="float">
            <text:p>0,6795300508</text:p>
          </table:table-cell>
          <table:table-cell table:formula="of:=[.$M$3]*[.M58]" office:value-type="float" office:value="0.0595385551055298" calcext:value-type="float">
            <text:p>0,0595385551</text:p>
          </table:table-cell>
          <table:table-cell table:number-columns-repeated="9"/>
          <table:table-cell office:value-type="float" office:value="5.5" calcext:value-type="float">
            <text:p>5,5</text:p>
          </table:table-cell>
          <table:table-cell table:formula="of:=EXP(-1/[.W59])" office:value-type="float" office:value="0.83375291807518" calcext:value-type="float">
            <text:p>0,8337529181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9.559" calcext:value-type="float">
            <text:p>289,55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formula="of:=[.J59]*[.$J$3]" office:value-type="float" office:value="0.322596936446853" calcext:value-type="float">
            <text:p>0,3225969364</text:p>
          </table:table-cell>
          <table:table-cell/>
          <table:table-cell table:formula="of:=[.L59]*[.$L$3]" office:value-type="float" office:value="0.674773340420483" calcext:value-type="float">
            <text:p>0,6747733404</text:p>
          </table:table-cell>
          <table:table-cell table:formula="of:=[.$M$3]*[.M59]" office:value-type="float" office:value="0.0565616273502533" calcext:value-type="float">
            <text:p>0,0565616274</text:p>
          </table:table-cell>
          <table:table-cell table:number-columns-repeated="9"/>
          <table:table-cell office:value-type="float" office:value="5.6" calcext:value-type="float">
            <text:p>5,6</text:p>
          </table:table-cell>
          <table:table-cell table:formula="of:=EXP(-1/[.W60])" office:value-type="float" office:value="0.836464307292983" calcext:value-type="float">
            <text:p>0,8364643073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9.454" calcext:value-type="float">
            <text:p>289,45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formula="of:=[.J60]*[.$J$3]" office:value-type="float" office:value="0.316144997717916" calcext:value-type="float">
            <text:p>0,3161449977</text:p>
          </table:table-cell>
          <table:table-cell/>
          <table:table-cell table:formula="of:=[.L60]*[.$L$3]" office:value-type="float" office:value="0.670049927037539" calcext:value-type="float">
            <text:p>0,670049927</text:p>
          </table:table-cell>
          <table:table-cell table:formula="of:=[.$M$3]*[.M60]" office:value-type="float" office:value="0.0537335459827406" calcext:value-type="float">
            <text:p>0,053733546</text:p>
          </table:table-cell>
          <table:table-cell table:number-columns-repeated="9"/>
          <table:table-cell office:value-type="float" office:value="5.7" calcext:value-type="float">
            <text:p>5,7</text:p>
          </table:table-cell>
          <table:table-cell table:formula="of:=EXP(-1/[.W61])" office:value-type="float" office:value="0.839088918595423" calcext:value-type="float">
            <text:p>0,8390889186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8.939" calcext:value-type="float">
            <text:p>288,93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formula="of:=[.J61]*[.$J$3]" office:value-type="float" office:value="0.309822097763557" calcext:value-type="float">
            <text:p>0,3098220978</text:p>
          </table:table-cell>
          <table:table-cell/>
          <table:table-cell table:formula="of:=[.L61]*[.$L$3]" office:value-type="float" office:value="0.665359577548277" calcext:value-type="float">
            <text:p>0,6653595775</text:p>
          </table:table-cell>
          <table:table-cell table:formula="of:=[.$M$3]*[.M61]" office:value-type="float" office:value="0.0510468686836036" calcext:value-type="float">
            <text:p>0,0510468687</text:p>
          </table:table-cell>
          <table:table-cell table:number-columns-repeated="9"/>
          <table:table-cell office:value-type="float" office:value="5.8" calcext:value-type="float">
            <text:p>5,8</text:p>
          </table:table-cell>
          <table:table-cell table:formula="of:=EXP(-1/[.W62])" office:value-type="float" office:value="0.841630840067283" calcext:value-type="float">
            <text:p>0,8416308401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32" calcext:value-type="float">
            <text:p>289,3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formula="of:=[.J62]*[.$J$3]" office:value-type="float" office:value="0.303625655808286" calcext:value-type="float">
            <text:p>0,3036256558</text:p>
          </table:table-cell>
          <table:table-cell/>
          <table:table-cell table:formula="of:=[.L62]*[.$L$3]" office:value-type="float" office:value="0.660702060505439" calcext:value-type="float">
            <text:p>0,6607020605</text:p>
          </table:table-cell>
          <table:table-cell table:formula="of:=[.$M$3]*[.M62]" office:value-type="float" office:value="0.0484945252494234" calcext:value-type="float">
            <text:p>0,0484945252</text:p>
          </table:table-cell>
          <table:table-cell table:number-columns-repeated="9"/>
          <table:table-cell office:value-type="float" office:value="5.9" calcext:value-type="float">
            <text:p>5,9</text:p>
          </table:table-cell>
          <table:table-cell table:formula="of:=EXP(-1/[.W63])" office:value-type="float" office:value="0.844093907788253" calcext:value-type="float">
            <text:p>0,8440939078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.858" calcext:value-type="float">
            <text:p>288,85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formula="of:=[.J63]*[.$J$3]" office:value-type="float" office:value="0.29755314269212" calcext:value-type="float">
            <text:p>0,2975531427</text:p>
          </table:table-cell>
          <table:table-cell/>
          <table:table-cell table:formula="of:=[.L63]*[.$L$3]" office:value-type="float" office:value="0.656077146081901" calcext:value-type="float">
            <text:p>0,6560771461</text:p>
          </table:table-cell>
          <table:table-cell table:formula="of:=[.$M$3]*[.M63]" office:value-type="float" office:value="0.0460697989869523" calcext:value-type="float">
            <text:p>0,046069799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EXP(-1/[.W64])" office:value-type="float" office:value="0.846481724890614" calcext:value-type="float">
            <text:p>0,8464817249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.91" calcext:value-type="float">
            <text:p>289,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formula="of:=[.J64]*[.$J$3]" office:value-type="float" office:value="0.291602079838278" calcext:value-type="float">
            <text:p>0,2916020798</text:p>
          </table:table-cell>
          <table:table-cell/>
          <table:table-cell table:formula="of:=[.L64]*[.$L$3]" office:value-type="float" office:value="0.651484606059327" calcext:value-type="float">
            <text:p>0,6514846061</text:p>
          </table:table-cell>
          <table:table-cell table:formula="of:=[.$M$3]*[.M64]" office:value-type="float" office:value="0.0437663090376047" calcext:value-type="float">
            <text:p>0,043766309</text:p>
          </table:table-cell>
          <table:table-cell table:number-columns-repeated="9"/>
          <table:table-cell office:value-type="float" office:value="6.1" calcext:value-type="float">
            <text:p>6,1</text:p>
          </table:table-cell>
          <table:table-cell table:formula="of:=EXP(-1/[.W65])" office:value-type="float" office:value="0.848797678919557" calcext:value-type="float">
            <text:p>0,8487976789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9.289" calcext:value-type="float">
            <text:p>289,28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formula="of:=[.J65]*[.$J$3]" office:value-type="float" office:value="0.285770038241512" calcext:value-type="float">
            <text:p>0,2857700382</text:p>
          </table:table-cell>
          <table:table-cell/>
          <table:table-cell table:formula="of:=[.L65]*[.$L$3]" office:value-type="float" office:value="0.646924213816912" calcext:value-type="float">
            <text:p>0,6469242138</text:p>
          </table:table-cell>
          <table:table-cell table:formula="of:=[.$M$3]*[.M65]" office:value-type="float" office:value="0.0415779935857244" calcext:value-type="float">
            <text:p>0,0415779936</text:p>
          </table:table-cell>
          <table:table-cell table:number-columns-repeated="9"/>
          <table:table-cell office:value-type="float" office:value="6.2" calcext:value-type="float">
            <text:p>6,2</text:p>
          </table:table-cell>
          <table:table-cell table:formula="of:=EXP(-1/[.W66])" office:value-type="float" office:value="0.851044957669226" calcext:value-type="float">
            <text:p>0,8510449577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9.382" calcext:value-type="float">
            <text:p>289,38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formula="of:=[.J66]*[.$J$3]" office:value-type="float" office:value="0.280054637476682" calcext:value-type="float">
            <text:p>0,2800546375</text:p>
          </table:table-cell>
          <table:table-cell/>
          <table:table-cell table:formula="of:=[.L66]*[.$L$3]" office:value-type="float" office:value="0.642395744320194" calcext:value-type="float">
            <text:p>0,6423957443</text:p>
          </table:table-cell>
          <table:table-cell table:formula="of:=[.$M$3]*[.M66]" office:value-type="float" office:value="0.0394990939064382" calcext:value-type="float">
            <text:p>0,0394990939</text:p>
          </table:table-cell>
          <table:table-cell table:number-columns-repeated="9"/>
          <table:table-cell office:value-type="float" office:value="6.3" calcext:value-type="float">
            <text:p>6,3</text:p>
          </table:table-cell>
          <table:table-cell table:formula="of:=EXP(-1/[.W67])" office:value-type="float" office:value="0.85322656364777" calcext:value-type="float">
            <text:p>0,8532265636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.368" calcext:value-type="float">
            <text:p>289,36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formula="of:=[.J67]*[.$J$3]" office:value-type="float" office:value="0.274453544727149" calcext:value-type="float">
            <text:p>0,2744535447</text:p>
          </table:table-cell>
          <table:table-cell/>
          <table:table-cell table:formula="of:=[.L67]*[.$L$3]" office:value-type="float" office:value="0.637898974109952" calcext:value-type="float">
            <text:p>0,6378989741</text:p>
          </table:table-cell>
          <table:table-cell table:formula="of:=[.$M$3]*[.M67]" office:value-type="float" office:value="0.0375241392111163" calcext:value-type="float">
            <text:p>0,0375241392</text:p>
          </table:table-cell>
          <table:table-cell table:number-columns-repeated="9"/>
          <table:table-cell office:value-type="float" office:value="6.4" calcext:value-type="float">
            <text:p>6,4</text:p>
          </table:table-cell>
          <table:table-cell table:formula="of:=EXP(-1/[.W68])" office:value-type="float" office:value="0.855345327307422" calcext:value-type="float">
            <text:p>0,85534532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93.110809" calcext:value-type="float">
            <text:p>293,110809</text:p>
          </table:table-cell>
          <table:table-cell office:value-type="float" office:value="40.299999" calcext:value-type="float">
            <text:p>40,299999</text:p>
          </table:table-cell>
          <table:table-cell office:value-type="float" office:value="2.9" calcext:value-type="float">
            <text:p>2,9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formula="of:=[.J68]*[.$J$3]" office:value-type="float" office:value="0.268964473832606" calcext:value-type="float">
            <text:p>0,2689644738</text:p>
          </table:table-cell>
          <table:table-cell/>
          <table:table-cell table:formula="of:=[.L68]*[.$L$3]" office:value-type="float" office:value="0.633433681291183" calcext:value-type="float">
            <text:p>0,6334336813</text:p>
          </table:table-cell>
          <table:table-cell table:formula="of:=[.$M$3]*[.M68]" office:value-type="float" office:value="0.0356479322505605" calcext:value-type="float">
            <text:p>0,0356479323</text:p>
          </table:table-cell>
          <table:table-cell table:number-columns-repeated="9"/>
          <table:table-cell office:value-type="float" office:value="6.5" calcext:value-type="float">
            <text:p>6,5</text:p>
          </table:table-cell>
          <table:table-cell table:formula="of:=EXP(-1/[.W69])" office:value-type="float" office:value="0.857403919160441" calcext:value-type="float">
            <text:p>0,8574039192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table:formula="of:=[.J69]*[.$J$3]" office:value-type="float" office:value="0.263585184355953" calcext:value-type="float">
            <text:p>0,2635851844</text:p>
          </table:table-cell>
          <table:table-cell/>
          <table:table-cell table:formula="of:=[.L69]*[.$L$3]" office:value-type="float" office:value="0.628999645522144" calcext:value-type="float">
            <text:p>0,6289996455</text:p>
          </table:table-cell>
          <table:table-cell table:formula="of:=[.$M$3]*[.M69]" office:value-type="float" office:value="0.0338655356380325" calcext:value-type="float">
            <text:p>0,0338655356</text:p>
          </table:table-cell>
          <table:table-cell table:number-columns-repeated="9"/>
          <table:table-cell office:value-type="float" office:value="6.6" calcext:value-type="float">
            <text:p>6,6</text:p>
          </table:table-cell>
          <table:table-cell table:formula="of:=EXP(-1/[.W70])" office:value-type="float" office:value="0.859404860888509" calcext:value-type="float">
            <text:p>0,85940486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300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table:formula="of:=[.J70]*[.$J$3]" office:value-type="float" office:value="0.258313480668834" calcext:value-type="float">
            <text:p>0,2583134807</text:p>
          </table:table-cell>
          <table:table-cell/>
          <table:table-cell table:formula="of:=[.L70]*[.$L$3]" office:value-type="float" office:value="0.624596648003489" calcext:value-type="float">
            <text:p>0,624596648</text:p>
          </table:table-cell>
          <table:table-cell table:formula="of:=[.$M$3]*[.M70]" office:value-type="float" office:value="0.0321722588561308" calcext:value-type="float">
            <text:p>0,0321722589</text:p>
          </table:table-cell>
          <table:table-cell table:number-columns-repeated="9"/>
          <table:table-cell office:value-type="float" office:value="6.7" calcext:value-type="float">
            <text:p>6,7</text:p>
          </table:table-cell>
          <table:table-cell table:formula="of:=EXP(-1/[.W71])" office:value-type="float" office:value="0.861350535541493" calcext:value-type="float">
            <text:p>0,8613505355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.941" calcext:value-type="float">
            <text:p>288,94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formula="of:=[.J71]*[.$J$3]" office:value-type="float" office:value="0.253147211055458" calcext:value-type="float">
            <text:p>0,2531472111</text:p>
          </table:table-cell>
          <table:table-cell/>
          <table:table-cell table:formula="of:=[.L71]*[.$L$3]" office:value-type="float" office:value="0.620224471467465" calcext:value-type="float">
            <text:p>0,6202244715</text:p>
          </table:table-cell>
          <table:table-cell table:formula="of:=[.$M$3]*[.M71]" office:value-type="float" office:value="0.0305636459133243" calcext:value-type="float">
            <text:p>0,0305636459</text:p>
          </table:table-cell>
          <table:table-cell table:number-columns-repeated="9"/>
          <table:table-cell office:value-type="float" office:value="6.8" calcext:value-type="float">
            <text:p>6,8</text:p>
          </table:table-cell>
          <table:table-cell table:formula="of:=EXP(-1/[.W72])" office:value-type="float" office:value="0.863243196911207" calcext:value-type="float">
            <text:p>0,8632431969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.279" calcext:value-type="float">
            <text:p>290,27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[.J72]*[.$J$3]" office:value-type="float" office:value="0.248084266834348" calcext:value-type="float">
            <text:p>0,2480842668</text:p>
          </table:table-cell>
          <table:table-cell/>
          <table:table-cell table:formula="of:=[.L72]*[.$L$3]" office:value-type="float" office:value="0.615882900167193" calcext:value-type="float">
            <text:p>0,6158829002</text:p>
          </table:table-cell>
          <table:table-cell table:formula="of:=[.$M$3]*[.M72]" office:value-type="float" office:value="0.0290354636176581" calcext:value-type="float">
            <text:p>0,0290354636</text:p>
          </table:table-cell>
          <table:table-cell table:number-columns-repeated="9"/>
          <table:table-cell office:value-type="float" office:value="6.9" calcext:value-type="float">
            <text:p>6,9</text:p>
          </table:table-cell>
          <table:table-cell table:formula="of:=EXP(-1/[.W73])" office:value-type="float" office:value="0.865084978156774" calcext:value-type="float">
            <text:p>0,8650849782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.711" calcext:value-type="float">
            <text:p>289,711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table:formula="of:=[.J73]*[.$J$3]" office:value-type="float" office:value="0.243122581497662" calcext:value-type="float">
            <text:p>0,2431225815</text:p>
          </table:table-cell>
          <table:table-cell/>
          <table:table-cell table:formula="of:=[.L73]*[.$L$3]" office:value-type="float" office:value="0.611571719866022" calcext:value-type="float">
            <text:p>0,6115717199</text:p>
          </table:table-cell>
          <table:table-cell table:formula="of:=[.$M$3]*[.M73]" office:value-type="float" office:value="0.0275836904367752" calcext:value-type="float">
            <text:p>0,027583690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EXP(-1/[.W74])" office:value-type="float" office:value="0.866877899750182" calcext:value-type="float">
            <text:p>0,866877899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.929" calcext:value-type="float">
            <text:p>289,92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formula="of:=[.J74]*[.$J$3]" office:value-type="float" office:value="0.238260129867708" calcext:value-type="float">
            <text:p>0,2382601299</text:p>
          </table:table-cell>
          <table:table-cell/>
          <table:table-cell table:formula="of:=[.L74]*[.$L$3]" office:value-type="float" office:value="0.60729071782696" calcext:value-type="float">
            <text:p>0,6072907178</text:p>
          </table:table-cell>
          <table:table-cell table:formula="of:=[.$M$3]*[.M74]" office:value-type="float" office:value="0.0262045059149364" calcext:value-type="float">
            <text:p>0,0262045059</text:p>
          </table:table-cell>
          <table:table-cell table:number-columns-repeated="9"/>
          <table:table-cell office:value-type="float" office:value="7.1" calcext:value-type="float">
            <text:p>7,1</text:p>
          </table:table-cell>
          <table:table-cell table:formula="of:=EXP(-1/[.W75])" office:value-type="float" office:value="0.86862387680355" calcext:value-type="float">
            <text:p>0,868623876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.236" calcext:value-type="float">
            <text:p>290,2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table:formula="of:=[.J75]*[.$J$3]" office:value-type="float" office:value="0.233494927270354" calcext:value-type="float">
            <text:p>0,2334949273</text:p>
          </table:table-cell>
          <table:table-cell/>
          <table:table-cell table:formula="of:=[.L75]*[.$L$3]" office:value-type="float" office:value="0.603039682802171" calcext:value-type="float">
            <text:p>0,6030396828</text:p>
          </table:table-cell>
          <table:table-cell table:formula="of:=[.$M$3]*[.M75]" office:value-type="float" office:value="0.0248942806191896" calcext:value-type="float">
            <text:p>0,0248942806</text:p>
          </table:table-cell>
          <table:table-cell table:number-columns-repeated="9"/>
          <table:table-cell office:value-type="float" office:value="7.2" calcext:value-type="float">
            <text:p>7,2</text:p>
          </table:table-cell>
          <table:table-cell table:formula="of:=EXP(-1/[.W76])" office:value-type="float" office:value="0.87032472583339" calcext:value-type="float">
            <text:p>0,8703247258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.173" calcext:value-type="float">
            <text:p>289,17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formula="of:=[.J76]*[.$J$3]" office:value-type="float" office:value="0.228825028724947" calcext:value-type="float">
            <text:p>0,2288250287</text:p>
          </table:table-cell>
          <table:table-cell/>
          <table:table-cell table:formula="of:=[.L76]*[.$L$3]" office:value-type="float" office:value="0.598818405022556" calcext:value-type="float">
            <text:p>0,598818405</text:p>
          </table:table-cell>
          <table:table-cell table:formula="of:=[.$M$3]*[.M76]" office:value-type="float" office:value="0.0236495665882301" calcext:value-type="float">
            <text:p>0,0236495666</text:p>
          </table:table-cell>
          <table:table-cell table:number-columns-repeated="9"/>
          <table:table-cell office:value-type="float" office:value="7.3" calcext:value-type="float">
            <text:p>7,3</text:p>
          </table:table-cell>
          <table:table-cell table:formula="of:=EXP(-1/[.W77])" office:value-type="float" office:value="0.871982171011542" calcext:value-type="float">
            <text:p>0,871982171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.365" calcext:value-type="float">
            <text:p>289,3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formula="of:=[.J77]*[.$J$3]" office:value-type="float" office:value="0.224248528150448" calcext:value-type="float">
            <text:p>0,2242485282</text:p>
          </table:table-cell>
          <table:table-cell/>
          <table:table-cell table:formula="of:=[.L77]*[.$L$3]" office:value-type="float" office:value="0.594626676187398" calcext:value-type="float">
            <text:p>0,5946266762</text:p>
          </table:table-cell>
          <table:table-cell table:formula="of:=[.$M$3]*[.M77]" office:value-type="float" office:value="0.0224670882588186" calcext:value-type="float">
            <text:p>0,0224670883</text:p>
          </table:table-cell>
          <table:table-cell table:number-columns-repeated="9"/>
          <table:table-cell office:value-type="float" office:value="7.4" calcext:value-type="float">
            <text:p>7,4</text:p>
          </table:table-cell>
          <table:table-cell table:formula="of:=EXP(-1/[.W78])" office:value-type="float" office:value="0.873597849947563" calcext:value-type="float">
            <text:p>0,8735978499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.951" calcext:value-type="float">
            <text:p>288,9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formula="of:=[.J78]*[.$J$3]" office:value-type="float" office:value="0.219763557587439" calcext:value-type="float">
            <text:p>0,2197635576</text:p>
          </table:table-cell>
          <table:table-cell/>
          <table:table-cell table:formula="of:=[.L78]*[.$L$3]" office:value-type="float" office:value="0.590464289454086" calcext:value-type="float">
            <text:p>0,5904642895</text:p>
          </table:table-cell>
          <table:table-cell table:formula="of:=[.$M$3]*[.M78]" office:value-type="float" office:value="0.0213437338458777" calcext:value-type="float">
            <text:p>0,0213437338</text:p>
          </table:table-cell>
          <table:table-cell table:number-columns-repeated="9"/>
          <table:table-cell office:value-type="float" office:value="7.5" calcext:value-type="float">
            <text:p>7,5</text:p>
          </table:table-cell>
          <table:table-cell table:formula="of:=EXP(-1/[.W79])" office:value-type="float" office:value="0.875173319042947" calcext:value-type="float">
            <text:p>0,875173319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9.748" calcext:value-type="float">
            <text:p>289,7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formula="of:=[.J79]*[.$J$3]" office:value-type="float" office:value="0.21536828643569" calcext:value-type="float">
            <text:p>0,2153682864</text:p>
          </table:table-cell>
          <table:table-cell/>
          <table:table-cell table:formula="of:=[.L79]*[.$L$3]" office:value-type="float" office:value="0.586331039427908" calcext:value-type="float">
            <text:p>0,5863310394</text:p>
          </table:table-cell>
          <table:table-cell table:formula="of:=[.$M$3]*[.M79]" office:value-type="float" office:value="0.0202765471535838" calcext:value-type="float">
            <text:p>0,0202765472</text:p>
          </table:table-cell>
          <table:table-cell table:number-columns-repeated="9"/>
          <table:table-cell office:value-type="float" office:value="7.60000000000001" calcext:value-type="float">
            <text:p>7,6</text:p>
          </table:table-cell>
          <table:table-cell table:formula="of:=EXP(-1/[.W80])" office:value-type="float" office:value="0.876710058453612" calcext:value-type="float">
            <text:p>0,8767100585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3.488" calcext:value-type="float">
            <text:p>303,48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formula="of:=[.J80]*[.$J$3]" office:value-type="float" office:value="0.211060920706977" calcext:value-type="float">
            <text:p>0,2110609207</text:p>
          </table:table-cell>
          <table:table-cell/>
          <table:table-cell table:formula="of:=[.L80]*[.$L$3]" office:value-type="float" office:value="0.582226722151913" calcext:value-type="float">
            <text:p>0,5822267222</text:p>
          </table:table-cell>
          <table:table-cell table:formula="of:=[.$M$3]*[.M80]" office:value-type="float" office:value="0.0192627197959046" calcext:value-type="float">
            <text:p>0,0192627198</text:p>
          </table:table-cell>
          <table:table-cell table:number-columns-repeated="9"/>
          <table:table-cell office:value-type="float" office:value="7.7" calcext:value-type="float">
            <text:p>7,7</text:p>
          </table:table-cell>
          <table:table-cell table:formula="of:=EXP(-1/[.W81])" office:value-type="float" office:value="0.878209476693623" calcext:value-type="float">
            <text:p>0,8782094767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9.114" calcext:value-type="float">
            <text:p>329,1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formula="of:=[.J81]*[.$J$3]" office:value-type="float" office:value="0.206839702292837" calcext:value-type="float">
            <text:p>0,2068397023</text:p>
          </table:table-cell>
          <table:table-cell/>
          <table:table-cell table:formula="of:=[.L81]*[.$L$3]" office:value-type="float" office:value="0.578151135096849" calcext:value-type="float">
            <text:p>0,5781511351</text:p>
          </table:table-cell>
          <table:table-cell table:formula="of:=[.$M$3]*[.M81]" office:value-type="float" office:value="0.0182995838061094" calcext:value-type="float">
            <text:p>0,0182995838</text:p>
          </table:table-cell>
          <table:table-cell table:number-columns-repeated="9"/>
          <table:table-cell office:value-type="float" office:value="7.80000000000001" calcext:value-type="float">
            <text:p>7,8</text:p>
          </table:table-cell>
          <table:table-cell table:formula="of:=EXP(-1/[.W82])" office:value-type="float" office:value="0.879672914909989" calcext:value-type="float">
            <text:p>0,8796729149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9.249" calcext:value-type="float">
            <text:p>289,24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[.J82]*[.$J$3]" office:value-type="float" office:value="0.20270290824698" calcext:value-type="float">
            <text:p>0,2027029082</text:p>
          </table:table-cell>
          <table:table-cell/>
          <table:table-cell table:formula="of:=[.L82]*[.$L$3]" office:value-type="float" office:value="0.574104077151171" calcext:value-type="float">
            <text:p>0,5741040772</text:p>
          </table:table-cell>
          <table:table-cell table:formula="of:=[.$M$3]*[.M82]" office:value-type="float" office:value="0.0173846046158039" calcext:value-type="float">
            <text:p>0,0173846046</text:p>
          </table:table-cell>
          <table:table-cell table:number-columns-repeated="9"/>
          <table:table-cell office:value-type="float" office:value="7.90000000000001" calcext:value-type="float">
            <text:p>7,9</text:p>
          </table:table-cell>
          <table:table-cell table:formula="of:=EXP(-1/[.W83])" office:value-type="float" office:value="0.881101650855566" calcext:value-type="float">
            <text:p>0,8811016509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9.425" calcext:value-type="float">
            <text:p>289,42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formula="of:=[.J83]*[.$J$3]" office:value-type="float" office:value="0.198648850082041" calcext:value-type="float">
            <text:p>0,1986488501</text:p>
          </table:table-cell>
          <table:table-cell/>
          <table:table-cell table:formula="of:=[.L83]*[.$L$3]" office:value-type="float" office:value="0.570085348611113" calcext:value-type="float">
            <text:p>0,5700853486</text:p>
          </table:table-cell>
          <table:table-cell table:formula="of:=[.$M$3]*[.M83]" office:value-type="float" office:value="0.0165153743850137" calcext:value-type="float">
            <text:p>0,0165153744</text:p>
          </table:table-cell>
          <table:table-cell table:number-columns-repeated="9"/>
          <table:table-cell office:value-type="float" office:value="8.00000000000001" calcext:value-type="float">
            <text:p>8</text:p>
          </table:table-cell>
          <table:table-cell table:formula="of:=EXP(-1/[.W84])" office:value-type="float" office:value="0.882496902584596" calcext:value-type="float">
            <text:p>0,8824969026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8.735" calcext:value-type="float">
            <text:p>288,73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formula="of:=[.J84]*[.$J$3]" office:value-type="float" office:value="0.1946758730804" calcext:value-type="float">
            <text:p>0,1946758731</text:p>
          </table:table-cell>
          <table:table-cell/>
          <table:table-cell table:formula="of:=[.L84]*[.$L$3]" office:value-type="float" office:value="0.566094751170835" calcext:value-type="float">
            <text:p>0,5660947512</text:p>
          </table:table-cell>
          <table:table-cell table:formula="of:=[.$M$3]*[.M84]" office:value-type="float" office:value="0.015689605665763" calcext:value-type="float">
            <text:p>0,0156896057</text:p>
          </table:table-cell>
          <table:table-cell table:number-columns-repeated="9"/>
          <table:table-cell office:value-type="float" office:value="8.10000000000001" calcext:value-type="float">
            <text:p>8,1</text:p>
          </table:table-cell>
          <table:table-cell table:formula="of:=EXP(-1/[.W85])" office:value-type="float" office:value="0.883859831893184" calcext:value-type="float">
            <text:p>0,8838598319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2.812" calcext:value-type="float">
            <text:p>292,8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formula="of:=[.J85]*[.$J$3]" office:value-type="float" office:value="0.190782355618792" calcext:value-type="float">
            <text:p>0,1907823556</text:p>
          </table:table-cell>
          <table:table-cell/>
          <table:table-cell table:formula="of:=[.L85]*[.$L$3]" office:value-type="float" office:value="0.562132087912639" calcext:value-type="float">
            <text:p>0,5621320879</text:p>
          </table:table-cell>
          <table:table-cell table:formula="of:=[.$M$3]*[.M85]" office:value-type="float" office:value="0.0149051253824749" calcext:value-type="float">
            <text:p>0,0149051254</text:p>
          </table:table-cell>
          <table:table-cell table:number-columns-repeated="9"/>
          <table:table-cell office:value-type="float" office:value="8.20000000000001" calcext:value-type="float">
            <text:p>8,2</text:p>
          </table:table-cell>
          <table:table-cell table:formula="of:=EXP(-1/[.W86])" office:value-type="float" office:value="0.885191547524961" calcext:value-type="float">
            <text:p>0,8851915475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.925" calcext:value-type="float">
            <text:p>289,9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formula="of:=[.J86]*[.$J$3]" office:value-type="float" office:value="0.186966708506416" calcext:value-type="float">
            <text:p>0,1869667085</text:p>
          </table:table-cell>
          <table:table-cell/>
          <table:table-cell table:formula="of:=[.L86]*[.$L$3]" office:value-type="float" office:value="0.558197163297251" calcext:value-type="float">
            <text:p>0,5581971633</text:p>
          </table:table-cell>
          <table:table-cell table:formula="of:=[.$M$3]*[.M86]" office:value-type="float" office:value="0.0141598691133512" calcext:value-type="float">
            <text:p>0,0141598691</text:p>
          </table:table-cell>
          <table:table-cell table:number-columns-repeated="9"/>
          <table:table-cell office:value-type="float" office:value="8.30000000000001" calcext:value-type="float">
            <text:p>8,3</text:p>
          </table:table-cell>
          <table:table-cell table:formula="of:=EXP(-1/[.W87])" office:value-type="float" office:value="0.886493108160398" calcext:value-type="float">
            <text:p>0,8864931082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8.056" calcext:value-type="float">
            <text:p>288,05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formula="of:=[.J87]*[.$J$3]" office:value-type="float" office:value="0.183227374336288" calcext:value-type="float">
            <text:p>0,1832273743</text:p>
          </table:table-cell>
          <table:table-cell/>
          <table:table-cell table:formula="of:=[.L87]*[.$L$3]" office:value-type="float" office:value="0.55428978315417" calcext:value-type="float">
            <text:p>0,5542897832</text:p>
          </table:table-cell>
          <table:table-cell table:formula="of:=[.$M$3]*[.M87]" office:value-type="float" office:value="0.0134518756576836" calcext:value-type="float">
            <text:p>0,0134518757</text:p>
          </table:table-cell>
          <table:table-cell table:number-columns-repeated="9"/>
          <table:table-cell office:value-type="float" office:value="8.40000000000001" calcext:value-type="float">
            <text:p>8,4</text:p>
          </table:table-cell>
          <table:table-cell table:formula="of:=EXP(-1/[.W88])" office:value-type="float" office:value="0.887765525206578" calcext:value-type="float">
            <text:p>0,8877655252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.205" calcext:value-type="float">
            <text:p>290,2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formula="of:=[.J88]*[.$J$3]" office:value-type="float" office:value="0.179562826849562" calcext:value-type="float">
            <text:p>0,1795628268</text:p>
          </table:table-cell>
          <table:table-cell/>
          <table:table-cell table:formula="of:=[.L88]*[.$L$3]" office:value-type="float" office:value="0.550409754672091" calcext:value-type="float">
            <text:p>0,5504097547</text:p>
          </table:table-cell>
          <table:table-cell table:formula="of:=[.$M$3]*[.M88]" office:value-type="float" office:value="0.0127792818747994" calcext:value-type="float">
            <text:p>0,0127792819</text:p>
          </table:table-cell>
          <table:table-cell table:number-columns-repeated="9"/>
          <table:table-cell office:value-type="float" office:value="8.50000000000001" calcext:value-type="float">
            <text:p>8,5</text:p>
          </table:table-cell>
          <table:table-cell table:formula="of:=EXP(-1/[.W89])" office:value-type="float" office:value="0.889009765402776" calcext:value-type="float">
            <text:p>0,8890097654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9.592" calcext:value-type="float">
            <text:p>289,59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formula="of:=[.J89]*[.$J$3]" office:value-type="float" office:value="0.175971570312571" calcext:value-type="float">
            <text:p>0,1759715703</text:p>
          </table:table-cell>
          <table:table-cell/>
          <table:table-cell table:formula="of:=[.L89]*[.$L$3]" office:value-type="float" office:value="0.546556886389386" calcext:value-type="float">
            <text:p>0,5465568864</text:p>
          </table:table-cell>
          <table:table-cell table:formula="of:=[.$M$3]*[.M89]" office:value-type="float" office:value="0.0121403177810594" calcext:value-type="float">
            <text:p>0,0121403178</text:p>
          </table:table-cell>
          <table:table-cell table:number-columns-repeated="9"/>
          <table:table-cell office:value-type="float" office:value="8.60000000000001" calcext:value-type="float">
            <text:p>8,6</text:p>
          </table:table-cell>
          <table:table-cell table:formula="of:=EXP(-1/[.W90])" office:value-type="float" office:value="0.890226753255845" calcext:value-type="float">
            <text:p>0,8902267533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.633" calcext:value-type="float">
            <text:p>289,63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formula="of:=[.J90]*[.$J$3]" office:value-type="float" office:value="0.172452138906319" calcext:value-type="float">
            <text:p>0,1724521389</text:p>
          </table:table-cell>
          <table:table-cell/>
          <table:table-cell table:formula="of:=[.L90]*[.$L$3]" office:value-type="float" office:value="0.542730988184661" calcext:value-type="float">
            <text:p>0,5427309882</text:p>
          </table:table-cell>
          <table:table-cell table:formula="of:=[.$M$3]*[.M90]" office:value-type="float" office:value="0.0115333018920065" calcext:value-type="float">
            <text:p>0,0115333019</text:p>
          </table:table-cell>
          <table:table-cell table:number-columns-repeated="9"/>
          <table:table-cell office:value-type="float" office:value="8.70000000000001" calcext:value-type="float">
            <text:p>8,7</text:p>
          </table:table-cell>
          <table:table-cell table:formula="of:=EXP(-1/[.W91])" office:value-type="float" office:value="0.891417373318232" calcext:value-type="float">
            <text:p>0,89141737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92.328339" calcext:value-type="float">
            <text:p>292,328339</text:p>
          </table:table-cell>
          <table:table-cell office:value-type="float" office:value="41.650002" calcext:value-type="float">
            <text:p>41,650002</text:p>
          </table:table-cell>
          <table:table-cell office:value-type="float" office:value="5.65" calcext:value-type="float">
            <text:p>5,65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table:formula="of:=[.J91]*[.$J$3]" office:value-type="float" office:value="0.169003096128193" calcext:value-type="float">
            <text:p>0,1690030961</text:p>
          </table:table-cell>
          <table:table-cell/>
          <table:table-cell table:formula="of:=[.L91]*[.$L$3]" office:value-type="float" office:value="0.538931871267368" calcext:value-type="float">
            <text:p>0,5389318713</text:p>
          </table:table-cell>
          <table:table-cell table:formula="of:=[.$M$3]*[.M91]" office:value-type="float" office:value="0.0109566367974062" calcext:value-type="float">
            <text:p>0,0109566368</text:p>
          </table:table-cell>
          <table:table-cell table:number-columns-repeated="9"/>
          <table:table-cell office:value-type="float" office:value="8.80000000000001" calcext:value-type="float">
            <text:p>8,8</text:p>
          </table:table-cell>
          <table:table-cell table:formula="of:=EXP(-1/[.W92])" office:value-type="float" office:value="0.892582472320324" calcext:value-type="float">
            <text:p>0,8925824723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formula="of:=[.J92]*[.$J$3]" office:value-type="float" office:value="0.165623034205629" calcext:value-type="float">
            <text:p>0,1656230342</text:p>
          </table:table-cell>
          <table:table-cell/>
          <table:table-cell table:formula="of:=[.L92]*[.$L$3]" office:value-type="float" office:value="0.535159348168496" calcext:value-type="float">
            <text:p>0,5351593482</text:p>
          </table:table-cell>
          <table:table-cell table:formula="of:=[.$M$3]*[.M92]" office:value-type="float" office:value="0.0104088049575358" calcext:value-type="float">
            <text:p>0,010408805</text:p>
          </table:table-cell>
          <table:table-cell table:number-columns-repeated="9"/>
          <table:table-cell office:value-type="float" office:value="8.90000000000001" calcext:value-type="float">
            <text:p>8,9</text:p>
          </table:table-cell>
          <table:table-cell table:formula="of:=EXP(-1/[.W93])" office:value-type="float" office:value="0.893722861167879" calcext:value-type="float">
            <text:p>0,89372286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500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table:formula="of:=[.J93]*[.$J$3]" office:value-type="float" office:value="0.162310573521516" calcext:value-type="float">
            <text:p>0,1623105735</text:p>
          </table:table-cell>
          <table:table-cell/>
          <table:table-cell table:formula="of:=[.L93]*[.$L$3]" office:value-type="float" office:value="0.531413232731317" calcext:value-type="float">
            <text:p>0,5314132327</text:p>
          </table:table-cell>
          <table:table-cell table:formula="of:=[.$M$3]*[.M93]" office:value-type="float" office:value="0.00988836470965905" calcext:value-type="float">
            <text:p>0,0098883647</text:p>
          </table:table-cell>
          <table:table-cell table:number-columns-repeated="9"/>
          <table:table-cell office:value-type="float" office:value="9.00000000000001" calcext:value-type="float">
            <text:p>9</text:p>
          </table:table-cell>
          <table:table-cell table:formula="of:=EXP(-1/[.W94])" office:value-type="float" office:value="0.89483931681437" calcext:value-type="float">
            <text:p>0,8948393168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.235" calcext:value-type="float">
            <text:p>290,235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formula="of:=[.J94]*[.$J$3]" office:value-type="float" office:value="0.159064362051086" calcext:value-type="float">
            <text:p>0,1590643621</text:p>
          </table:table-cell>
          <table:table-cell/>
          <table:table-cell table:formula="of:=[.L94]*[.$L$3]" office:value-type="float" office:value="0.527693340102198" calcext:value-type="float">
            <text:p>0,5276933401</text:p>
          </table:table-cell>
          <table:table-cell table:formula="of:=[.$M$3]*[.M94]" office:value-type="float" office:value="0.0093939464741761" calcext:value-type="float">
            <text:p>0,0093939465</text:p>
          </table:table-cell>
          <table:table-cell table:number-columns-repeated="9"/>
          <table:table-cell office:value-type="float" office:value="9.10000000000001" calcext:value-type="float">
            <text:p>9,1</text:p>
          </table:table-cell>
          <table:table-cell table:formula="of:=EXP(-1/[.W95])" office:value-type="float" office:value="0.895932584017271" calcext:value-type="float">
            <text:p>0,895932584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.96" calcext:value-type="float">
            <text:p>288,9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formula="of:=[.J95]*[.$J$3]" office:value-type="float" office:value="0.155883074810064" calcext:value-type="float">
            <text:p>0,1558830748</text:p>
          </table:table-cell>
          <table:table-cell/>
          <table:table-cell table:formula="of:=[.L95]*[.$L$3]" office:value-type="float" office:value="0.523999486721482" calcext:value-type="float">
            <text:p>0,5239994867</text:p>
          </table:table-cell>
          <table:table-cell table:formula="of:=[.$M$3]*[.M95]" office:value-type="float" office:value="0.0089242491504673" calcext:value-type="float">
            <text:p>0,0089242492</text:p>
          </table:table-cell>
          <table:table-cell table:number-columns-repeated="9"/>
          <table:table-cell office:value-type="float" office:value="9.20000000000001" calcext:value-type="float">
            <text:p>9,2</text:p>
          </table:table-cell>
          <table:table-cell table:formula="of:=EXP(-1/[.W96])" office:value-type="float" office:value="0.897003376986594" calcext:value-type="float">
            <text:p>0,897003377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2.126" calcext:value-type="float">
            <text:p>312,12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formula="of:=[.J96]*[.$J$3]" office:value-type="float" office:value="0.152765413313863" calcext:value-type="float">
            <text:p>0,1527654133</text:p>
          </table:table-cell>
          <table:table-cell/>
          <table:table-cell table:formula="of:=[.L96]*[.$L$3]" office:value-type="float" office:value="0.520331490314432" calcext:value-type="float">
            <text:p>0,5203314903</text:p>
          </table:table-cell>
          <table:table-cell table:formula="of:=[.$M$3]*[.M96]" office:value-type="float" office:value="0.00847803669294393" calcext:value-type="float">
            <text:p>0,0084780367</text:p>
          </table:table-cell>
          <table:table-cell table:number-columns-repeated="9"/>
          <table:table-cell office:value-type="float" office:value="9.30000000000001" calcext:value-type="float">
            <text:p>9,3</text:p>
          </table:table-cell>
          <table:table-cell table:formula="of:=EXP(-1/[.W97])" office:value-type="float" office:value="0.898052380933286" calcext:value-type="float">
            <text:p>0,8980523809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4.546" calcext:value-type="float">
            <text:p>294,54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formula="of:=[.J97]*[.$J$3]" office:value-type="float" office:value="0.149710105047586" calcext:value-type="float">
            <text:p>0,149710105</text:p>
          </table:table-cell>
          <table:table-cell/>
          <table:table-cell table:formula="of:=[.L97]*[.$L$3]" office:value-type="float" office:value="0.516689169882231" calcext:value-type="float">
            <text:p>0,5166891699</text:p>
          </table:table-cell>
          <table:table-cell table:formula="of:=[.$M$3]*[.M97]" office:value-type="float" office:value="0.00805413485829674" calcext:value-type="float">
            <text:p>0,0080541349</text:p>
          </table:table-cell>
          <table:table-cell table:number-columns-repeated="9"/>
          <table:table-cell office:value-type="float" office:value="9.40000000000001" calcext:value-type="float">
            <text:p>9,4</text:p>
          </table:table-cell>
          <table:table-cell table:formula="of:=EXP(-1/[.W98])" office:value-type="float" office:value="0.899080253524508" calcext:value-type="float">
            <text:p>0,899080253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2.12" calcext:value-type="float">
            <text:p>352,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formula="of:=[.J98]*[.$J$3]" office:value-type="float" office:value="0.146715902946634" calcext:value-type="float">
            <text:p>0,1467159029</text:p>
          </table:table-cell>
          <table:table-cell/>
          <table:table-cell table:formula="of:=[.L98]*[.$L$3]" office:value-type="float" office:value="0.513072345693055" calcext:value-type="float">
            <text:p>0,5130723457</text:p>
          </table:table-cell>
          <table:table-cell table:formula="of:=[.$M$3]*[.M98]" office:value-type="float" office:value="0.0076514281153819" calcext:value-type="float">
            <text:p>0,0076514281</text:p>
          </table:table-cell>
          <table:table-cell table:number-columns-repeated="9"/>
          <table:table-cell office:value-type="float" office:value="9.50000000000001" calcext:value-type="float">
            <text:p>9,5</text:p>
          </table:table-cell>
          <table:table-cell table:formula="of:=EXP(-1/[.W99])" office:value-type="float" office:value="0.900087626252259" calcext:value-type="float">
            <text:p>0,9000876263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8.948" calcext:value-type="float">
            <text:p>428,9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formula="of:=[.J99]*[.$J$3]" office:value-type="float" office:value="0.143781584887701" calcext:value-type="float">
            <text:p>0,1437815849</text:p>
          </table:table-cell>
          <table:table-cell/>
          <table:table-cell table:formula="of:=[.L99]*[.$L$3]" office:value-type="float" office:value="0.509480839273204" calcext:value-type="float">
            <text:p>0,5094808393</text:p>
          </table:table-cell>
          <table:table-cell table:formula="of:=[.$M$3]*[.M99]" office:value-type="float" office:value="0.00726885670961281" calcext:value-type="float">
            <text:p>0,0072688567</text:p>
          </table:table-cell>
          <table:table-cell table:number-columns-repeated="9"/>
          <table:table-cell office:value-type="float" office:value="9.60000000000002" calcext:value-type="float">
            <text:p>9,6</text:p>
          </table:table-cell>
          <table:table-cell table:formula="of:=EXP(-1/[.W100])" office:value-type="float" office:value="0.901075105721291" calcext:value-type="float">
            <text:p>0,9010751057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.373" calcext:value-type="float">
            <text:p>362,37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table:formula="of:=[.J100]*[.$J$3]" office:value-type="float" office:value="0.140905953189947" calcext:value-type="float">
            <text:p>0,1409059532</text:p>
          </table:table-cell>
          <table:table-cell/>
          <table:table-cell table:formula="of:=[.L100]*[.$L$3]" office:value-type="float" office:value="0.505914473398291" calcext:value-type="float">
            <text:p>0,5059144734</text:p>
          </table:table-cell>
          <table:table-cell table:formula="of:=[.$M$3]*[.M100]" office:value-type="float" office:value="0.00690541387413217" calcext:value-type="float">
            <text:p>0,0069054139</text:p>
          </table:table-cell>
          <table:table-cell table:number-columns-repeated="9"/>
          <table:table-cell office:value-type="float" office:value="9.70000000000002" calcext:value-type="float">
            <text:p>9,7</text:p>
          </table:table-cell>
          <table:table-cell table:formula="of:=EXP(-1/[.W101])" office:value-type="float" office:value="0.902043274861808" calcext:value-type="float">
            <text:p>0,9020432749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.195" calcext:value-type="float">
            <text:p>290,19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formula="of:=[.J101]*[.$J$3]" office:value-type="float" office:value="0.138087834126148" calcext:value-type="float">
            <text:p>0,1380878341</text:p>
          </table:table-cell>
          <table:table-cell/>
          <table:table-cell table:formula="of:=[.L101]*[.$L$3]" office:value-type="float" office:value="0.502373072084503" calcext:value-type="float">
            <text:p>0,5023730721</text:p>
          </table:table-cell>
          <table:table-cell table:formula="of:=[.$M$3]*[.M101]" office:value-type="float" office:value="0.00656014318042556" calcext:value-type="float">
            <text:p>0,0065601432</text:p>
          </table:table-cell>
          <table:table-cell table:number-columns-repeated="9"/>
          <table:table-cell office:value-type="float" office:value="9.80000000000002" calcext:value-type="float">
            <text:p>9,8</text:p>
          </table:table-cell>
          <table:table-cell table:formula="of:=EXP(-1/[.W102])" office:value-type="float" office:value="0.90299269407203" calcext:value-type="float">
            <text:p>0,9029926941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2.698" calcext:value-type="float">
            <text:p>292,6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[.J102]*[.$J$3]" office:value-type="float" office:value="0.135326077443626" calcext:value-type="float">
            <text:p>0,1353260774</text:p>
          </table:table-cell>
          <table:table-cell/>
          <table:table-cell table:formula="of:=[.L102]*[.$L$3]" office:value-type="float" office:value="0.498856460579912" calcext:value-type="float">
            <text:p>0,4988564606</text:p>
          </table:table-cell>
          <table:table-cell table:formula="of:=[.$M$3]*[.M102]" office:value-type="float" office:value="0.00623213602140428" calcext:value-type="float">
            <text:p>0,006232136</text:p>
          </table:table-cell>
          <table:table-cell table:number-columns-repeated="9"/>
          <table:table-cell office:value-type="float" office:value="9.90000000000002" calcext:value-type="float">
            <text:p>9,9</text:p>
          </table:table-cell>
          <table:table-cell table:formula="of:=EXP(-1/[.W103])" office:value-type="float" office:value="0.903923902295283" calcext:value-type="float">
            <text:p>0,9039239023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.948" calcext:value-type="float">
            <text:p>290,9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formula="of:=[.J103]*[.$J$3]" office:value-type="float" office:value="0.132619555894753" calcext:value-type="float">
            <text:p>0,1326195559</text:p>
          </table:table-cell>
          <table:table-cell/>
          <table:table-cell table:formula="of:=[.L103]*[.$L$3]" office:value-type="float" office:value="0.495364465355852" calcext:value-type="float">
            <text:p>0,4953644654</text:p>
          </table:table-cell>
          <table:table-cell table:formula="of:=[.$M$3]*[.M103]" office:value-type="float" office:value="0.00592052922033407" calcext:value-type="float">
            <text:p>0,005920529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EXP(-1/[.W104])" office:value-type="float" office:value="0.90483741803596" calcext:value-type="float">
            <text:p>0,904837418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2.576" calcext:value-type="float">
            <text:p>292,5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formula="of:=[.J104]*[.$J$3]" office:value-type="float" office:value="0.129967164776858" calcext:value-type="float">
            <text:p>0,1299671648</text:p>
          </table:table-cell>
          <table:table-cell/>
          <table:table-cell table:formula="of:=[.L104]*[.$L$3]" office:value-type="float" office:value="0.491896914098362" calcext:value-type="float">
            <text:p>0,4918969141</text:p>
          </table:table-cell>
          <table:table-cell table:formula="of:=[.$M$3]*[.M104]" office:value-type="float" office:value="0.00562450275931736" calcext:value-type="float">
            <text:p>0,0056245028</text:p>
          </table:table-cell>
          <table:table-cell table:number-columns-repeated="9"/>
          <table:table-cell office:value-type="float" office:value="10.1" calcext:value-type="float">
            <text:p>10,1</text:p>
          </table:table-cell>
          <table:table-cell table:formula="of:=EXP(-1/[.W105])" office:value-type="float" office:value="0.905733740318359" calcext:value-type="float">
            <text:p>0,9057337403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2.744" calcext:value-type="float">
            <text:p>292,7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table:formula="of:=[.J105]*[.$J$3]" office:value-type="float" office:value="0.127367821481321" calcext:value-type="float">
            <text:p>0,1273678215</text:p>
          </table:table-cell>
          <table:table-cell/>
          <table:table-cell table:formula="of:=[.L105]*[.$L$3]" office:value-type="float" office:value="0.488453635699673" calcext:value-type="float">
            <text:p>0,4884536357</text:p>
          </table:table-cell>
          <table:table-cell table:formula="of:=[.$M$3]*[.M105]" office:value-type="float" office:value="0.0053432776213515" calcext:value-type="float">
            <text:p>0,0053432776</text:p>
          </table:table-cell>
          <table:table-cell table:number-columns-repeated="9"/>
          <table:table-cell office:value-type="float" office:value="10.2" calcext:value-type="float">
            <text:p>10,2</text:p>
          </table:table-cell>
          <table:table-cell table:formula="of:=EXP(-1/[.W106])" office:value-type="float" office:value="0.906613349592095" calcext:value-type="float">
            <text:p>0,9066133496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1.732" calcext:value-type="float">
            <text:p>291,7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table:formula="of:=[.J106]*[.$J$3]" office:value-type="float" office:value="0.124820465051694" calcext:value-type="float">
            <text:p>0,1248204651</text:p>
          </table:table-cell>
          <table:table-cell/>
          <table:table-cell table:formula="of:=[.L106]*[.$L$3]" office:value-type="float" office:value="0.485034460249775" calcext:value-type="float">
            <text:p>0,4850344602</text:p>
          </table:table-cell>
          <table:table-cell table:formula="of:=[.$M$3]*[.M106]" office:value-type="float" office:value="0.00507611374028392" calcext:value-type="float">
            <text:p>0,0050761137</text:p>
          </table:table-cell>
          <table:table-cell table:number-columns-repeated="9"/>
          <table:table-cell office:value-type="float" office:value="10.3" calcext:value-type="float">
            <text:p>10,3</text:p>
          </table:table-cell>
          <table:table-cell table:formula="of:=EXP(-1/[.W107])" office:value-type="float" office:value="0.907476708587534" calcext:value-type="float">
            <text:p>0,9074767086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.554" calcext:value-type="float">
            <text:p>290,5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table:formula="of:=[.J107]*[.$J$3]" office:value-type="float" office:value="0.12232405575066" calcext:value-type="float">
            <text:p>0,1223240558</text:p>
          </table:table-cell>
          <table:table-cell/>
          <table:table-cell table:formula="of:=[.L107]*[.$L$3]" office:value-type="float" office:value="0.481639219028027" calcext:value-type="float">
            <text:p>0,481639219</text:p>
          </table:table-cell>
          <table:table-cell table:formula="of:=[.$M$3]*[.M107]" office:value-type="float" office:value="0.00482230805326973" calcext:value-type="float">
            <text:p>0,0048223081</text:p>
          </table:table-cell>
          <table:table-cell table:number-columns-repeated="9"/>
          <table:table-cell office:value-type="float" office:value="10.4" calcext:value-type="float">
            <text:p>10,4</text:p>
          </table:table-cell>
          <table:table-cell table:formula="of:=EXP(-1/[.W108])" office:value-type="float" office:value="0.908324263124428" calcext:value-type="float">
            <text:p>0,9083242631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3.217" calcext:value-type="float">
            <text:p>313,21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table:formula="of:=[.J108]*[.$J$3]" office:value-type="float" office:value="0.119877574635647" calcext:value-type="float">
            <text:p>0,1198775746</text:p>
          </table:table-cell>
          <table:table-cell/>
          <table:table-cell table:formula="of:=[.L108]*[.$L$3]" office:value-type="float" office:value="0.478267744494831" calcext:value-type="float">
            <text:p>0,4782677445</text:p>
          </table:table-cell>
          <table:table-cell table:formula="of:=[.$M$3]*[.M108]" office:value-type="float" office:value="0.00458119265060624" calcext:value-type="float">
            <text:p>0,0045811927</text:p>
          </table:table-cell>
          <table:table-cell table:number-columns-repeated="9"/>
          <table:table-cell office:value-type="float" office:value="10.5" calcext:value-type="float">
            <text:p>10,5</text:p>
          </table:table-cell>
          <table:table-cell table:formula="of:=EXP(-1/[.W109])" office:value-type="float" office:value="0.909156442876713" calcext:value-type="float">
            <text:p>0,9091564429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.225" calcext:value-type="float">
            <text:p>320,2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table:formula="of:=[.J109]*[.$J$3]" office:value-type="float" office:value="0.117480023142934" calcext:value-type="float">
            <text:p>0,1174800231</text:p>
          </table:table-cell>
          <table:table-cell/>
          <table:table-cell table:formula="of:=[.L109]*[.$L$3]" office:value-type="float" office:value="0.474919870283367" calcext:value-type="float">
            <text:p>0,4749198703</text:p>
          </table:table-cell>
          <table:table-cell table:formula="of:=[.$M$3]*[.M109]" office:value-type="float" office:value="0.00435213301807593" calcext:value-type="float">
            <text:p>0,004352133</text:p>
          </table:table-cell>
          <table:table-cell table:number-columns-repeated="9"/>
          <table:table-cell office:value-type="float" office:value="10.6" calcext:value-type="float">
            <text:p>10,6</text:p>
          </table:table-cell>
          <table:table-cell table:formula="of:=EXP(-1/[.W110])" office:value-type="float" office:value="0.909973662096209" calcext:value-type="float">
            <text:p>0,9099736621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1.652" calcext:value-type="float">
            <text:p>291,65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formula="of:=[.J110]*[.$J$3]" office:value-type="float" office:value="0.115130422680076" calcext:value-type="float">
            <text:p>0,1151304227</text:p>
          </table:table-cell>
          <table:table-cell/>
          <table:table-cell table:formula="of:=[.L110]*[.$L$3]" office:value-type="float" office:value="0.471595431191383" calcext:value-type="float">
            <text:p>0,4715954312</text:p>
          </table:table-cell>
          <table:table-cell table:formula="of:=[.$M$3]*[.M110]" office:value-type="float" office:value="0.00413452636717213" calcext:value-type="float">
            <text:p>0,0041345264</text:p>
          </table:table-cell>
          <table:table-cell table:number-columns-repeated="9"/>
          <table:table-cell office:value-type="float" office:value="10.7" calcext:value-type="float">
            <text:p>10,7</text:p>
          </table:table-cell>
          <table:table-cell table:formula="of:=EXP(-1/[.W111])" office:value-type="float" office:value="0.910776320297781" calcext:value-type="float">
            <text:p>0,9107763203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.322" calcext:value-type="float">
            <text:p>290,3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formula="of:=[.J111]*[.$J$3]" office:value-type="float" office:value="0.112827814226474" calcext:value-type="float">
            <text:p>0,1128278142</text:p>
          </table:table-cell>
          <table:table-cell/>
          <table:table-cell table:formula="of:=[.L111]*[.$L$3]" office:value-type="float" office:value="0.468294263173044" calcext:value-type="float">
            <text:p>0,4682942632</text:p>
          </table:table-cell>
          <table:table-cell table:formula="of:=[.$M$3]*[.M111]" office:value-type="float" office:value="0.00392780004881353" calcext:value-type="float">
            <text:p>0,0039278</text:p>
          </table:table-cell>
          <table:table-cell table:number-columns-repeated="9"/>
          <table:table-cell office:value-type="float" office:value="10.8" calcext:value-type="float">
            <text:p>10,8</text:p>
          </table:table-cell>
          <table:table-cell table:formula="of:=EXP(-1/[.W112])" office:value-type="float" office:value="0.911564802908324" calcext:value-type="float">
            <text:p>0,9115648029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9.539" calcext:value-type="float">
            <text:p>289,53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table:formula="of:=[.J112]*[.$J$3]" office:value-type="float" office:value="0.110571257941945" calcext:value-type="float">
            <text:p>0,1105712579</text:p>
          </table:table-cell>
          <table:table-cell/>
          <table:table-cell table:formula="of:=[.L112]*[.$L$3]" office:value-type="float" office:value="0.465016203330832" calcext:value-type="float">
            <text:p>0,4650162033</text:p>
          </table:table-cell>
          <table:table-cell table:formula="of:=[.$M$3]*[.M112]" office:value-type="float" office:value="0.00373141004637285" calcext:value-type="float">
            <text:p>0,00373141</text:p>
          </table:table-cell>
          <table:table-cell table:number-columns-repeated="9"/>
          <table:table-cell office:value-type="float" office:value="10.9" calcext:value-type="float">
            <text:p>10,9</text:p>
          </table:table-cell>
          <table:table-cell table:formula="of:=EXP(-1/[.W113])" office:value-type="float" office:value="0.912339481881783" calcext:value-type="float">
            <text:p>0,9123394819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.952" calcext:value-type="float">
            <text:p>289,9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formula="of:=[.J113]*[.$J$3]" office:value-type="float" office:value="0.108359832783106" calcext:value-type="float">
            <text:p>0,1083598328</text:p>
          </table:table-cell>
          <table:table-cell/>
          <table:table-cell table:formula="of:=[.L113]*[.$L$3]" office:value-type="float" office:value="0.461761089907516" calcext:value-type="float">
            <text:p>0,4617610899</text:p>
          </table:table-cell>
          <table:table-cell table:formula="of:=[.$M$3]*[.M113]" office:value-type="float" office:value="0.00354483954405421" calcext:value-type="float">
            <text:p>0,0035448395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EXP(-1/[.W114])" office:value-type="float" office:value="0.913100716282262" calcext:value-type="float">
            <text:p>0,913100716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308.283081" calcext:value-type="float">
            <text:p>308,283081</text:p>
          </table:table-cell>
          <table:table-cell office:value-type="float" office:value="41.200001" calcext:value-type="float">
            <text:p>41,200001</text:p>
          </table:table-cell>
          <table:table-cell office:value-type="float" office:value="4.55" calcext:value-type="float">
            <text:p>4,55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table:formula="of:=[.J114]*[.$J$3]" office:value-type="float" office:value="0.106192636127444" calcext:value-type="float">
            <text:p>0,1061926361</text:p>
          </table:table-cell>
          <table:table-cell/>
          <table:table-cell table:formula="of:=[.L114]*[.$L$3]" office:value-type="float" office:value="0.458528762278164" calcext:value-type="float">
            <text:p>0,4585287623</text:p>
          </table:table-cell>
          <table:table-cell table:formula="of:=[.$M$3]*[.M114]" office:value-type="float" office:value="0.0033675975668515" calcext:value-type="float">
            <text:p>0,0033675976</text:p>
          </table:table-cell>
          <table:table-cell table:number-columns-repeated="9"/>
          <table:table-cell office:value-type="float" office:value="11.1" calcext:value-type="float">
            <text:p>11,1</text:p>
          </table:table-cell>
          <table:table-cell table:formula="of:=EXP(-1/[.W115])" office:value-type="float" office:value="0.913848852837135" calcext:value-type="float">
            <text:p>0,9138488528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formula="of:=[.J115]*[.$J$3]" office:value-type="float" office:value="0.104068783404895" calcext:value-type="float">
            <text:p>0,1040687834</text:p>
          </table:table-cell>
          <table:table-cell/>
          <table:table-cell table:formula="of:=[.L115]*[.$L$3]" office:value-type="float" office:value="0.455319060942217" calcext:value-type="float">
            <text:p>0,4553190609</text:p>
          </table:table-cell>
          <table:table-cell table:formula="of:=[.$M$3]*[.M115]" office:value-type="float" office:value="0.00319921768850892" calcext:value-type="float">
            <text:p>0,0031992177</text:p>
          </table:table-cell>
          <table:table-cell table:number-columns-repeated="9"/>
          <table:table-cell office:value-type="float" office:value="11.2" calcext:value-type="float">
            <text:p>11,2</text:p>
          </table:table-cell>
          <table:table-cell table:formula="of:=EXP(-1/[.W116])" office:value-type="float" office:value="0.914584226461939" calcext:value-type="float">
            <text:p>0,914584226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1000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formula="of:=[.J116]*[.$J$3]" office:value-type="float" office:value="0.101987407736797" calcext:value-type="float">
            <text:p>0,1019874077</text:p>
          </table:table-cell>
          <table:table-cell/>
          <table:table-cell table:formula="of:=[.L116]*[.$L$3]" office:value-type="float" office:value="0.452131827515621" calcext:value-type="float">
            <text:p>0,4521318275</text:p>
          </table:table-cell>
          <table:table-cell table:formula="of:=[.$M$3]*[.M116]" office:value-type="float" office:value="0.00303925680408348" calcext:value-type="float">
            <text:p>0,0030392568</text:p>
          </table:table-cell>
          <table:table-cell table:number-columns-repeated="9"/>
          <table:table-cell office:value-type="float" office:value="11.3" calcext:value-type="float">
            <text:p>11,3</text:p>
          </table:table-cell>
          <table:table-cell table:formula="of:=EXP(-1/[.W117])" office:value-type="float" office:value="0.915307160758722" calcext:value-type="float">
            <text:p>0,9153071608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.583" calcext:value-type="float">
            <text:p>292,5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table:formula="of:=[.J117]*[.$J$3]" office:value-type="float" office:value="0.0999476595820609" calcext:value-type="float">
            <text:p>0,0999476596</text:p>
          </table:table-cell>
          <table:table-cell/>
          <table:table-cell table:formula="of:=[.L117]*[.$L$3]" office:value-type="float" office:value="0.448966904723012" calcext:value-type="float">
            <text:p>0,4489669047</text:p>
          </table:table-cell>
          <table:table-cell table:formula="of:=[.$M$3]*[.M117]" office:value-type="float" office:value="0.0028872939638793" calcext:value-type="float">
            <text:p>0,002887294</text:p>
          </table:table-cell>
          <table:table-cell table:number-columns-repeated="9"/>
          <table:table-cell office:value-type="float" office:value="11.4" calcext:value-type="float">
            <text:p>11,4</text:p>
          </table:table-cell>
          <table:table-cell table:formula="of:=EXP(-1/[.W118])" office:value-type="float" office:value="0.916017968489387" calcext:value-type="float">
            <text:p>0,9160179685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.826" calcext:value-type="float">
            <text:p>290,82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table:formula="of:=[.J118]*[.$J$3]" office:value-type="float" office:value="0.0979487063904197" calcext:value-type="float">
            <text:p>0,0979487064</text:p>
          </table:table-cell>
          <table:table-cell/>
          <table:table-cell table:formula="of:=[.L118]*[.$L$3]" office:value-type="float" office:value="0.445824136389951" calcext:value-type="float">
            <text:p>0,4458241364</text:p>
          </table:table-cell>
          <table:table-cell table:formula="of:=[.$M$3]*[.M118]" office:value-type="float" office:value="0.00274292926568534" calcext:value-type="float">
            <text:p>0,0027429293</text:p>
          </table:table-cell>
          <table:table-cell table:number-columns-repeated="9"/>
          <table:table-cell office:value-type="float" office:value="11.5" calcext:value-type="float">
            <text:p>11,5</text:p>
          </table:table-cell>
          <table:table-cell table:formula="of:=EXP(-1/[.W119])" office:value-type="float" office:value="0.916716952025486" calcext:value-type="float">
            <text:p>0,916716952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.908" calcext:value-type="float">
            <text:p>289,90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table:formula="of:=[.J119]*[.$J$3]" office:value-type="float" office:value="0.0959897322626113" calcext:value-type="float">
            <text:p>0,0959897323</text:p>
          </table:table-cell>
          <table:table-cell/>
          <table:table-cell table:formula="of:=[.L119]*[.$L$3]" office:value-type="float" office:value="0.442703367435221" calcext:value-type="float">
            <text:p>0,4427033674</text:p>
          </table:table-cell>
          <table:table-cell table:formula="of:=[.$M$3]*[.M119]" office:value-type="float" office:value="0.00260578280240107" calcext:value-type="float">
            <text:p>0,0026057828</text:p>
          </table:table-cell>
          <table:table-cell table:number-columns-repeated="9"/>
          <table:table-cell office:value-type="float" office:value="11.6" calcext:value-type="float">
            <text:p>11,6</text:p>
          </table:table-cell>
          <table:table-cell table:formula="of:=EXP(-1/[.W120])" office:value-type="float" office:value="0.917404403775829" calcext:value-type="float">
            <text:p>0,917404403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.572" calcext:value-type="float">
            <text:p>289,57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table:formula="of:=[.J120]*[.$J$3]" office:value-type="float" office:value="0.0940699376173591" calcext:value-type="float">
            <text:p>0,0940699376</text:p>
          </table:table-cell>
          <table:table-cell/>
          <table:table-cell table:formula="of:=[.L120]*[.$L$3]" office:value-type="float" office:value="0.439604443863175" calcext:value-type="float">
            <text:p>0,4396044439</text:p>
          </table:table-cell>
          <table:table-cell table:formula="of:=[.$M$3]*[.M120]" office:value-type="float" office:value="0.00247549366228102" calcext:value-type="float">
            <text:p>0,0024754937</text:p>
          </table:table-cell>
          <table:table-cell table:number-columns-repeated="9"/>
          <table:table-cell office:value-type="float" office:value="11.7" calcext:value-type="float">
            <text:p>11,7</text:p>
          </table:table-cell>
          <table:table-cell table:formula="of:=EXP(-1/[.W121])" office:value-type="float" office:value="0.918080606593147" calcext:value-type="float">
            <text:p>0,918080606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.585" calcext:value-type="float">
            <text:p>290,58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table:formula="of:=[.J121]*[.$J$3]" office:value-type="float" office:value="0.0921885388650119" calcext:value-type="float">
            <text:p>0,0921885389</text:p>
          </table:table-cell>
          <table:table-cell/>
          <table:table-cell table:formula="of:=[.L121]*[.$L$3]" office:value-type="float" office:value="0.436527212756132" calcext:value-type="float">
            <text:p>0,4365272128</text:p>
          </table:table-cell>
          <table:table-cell table:formula="of:=[.$M$3]*[.M121]" office:value-type="float" office:value="0.00235171897916697" calcext:value-type="float">
            <text:p>0,002351719</text:p>
          </table:table-cell>
          <table:table-cell table:number-columns-repeated="9"/>
          <table:table-cell office:value-type="float" office:value="11.8" calcext:value-type="float">
            <text:p>11,8</text:p>
          </table:table-cell>
          <table:table-cell table:formula="of:=EXP(-1/[.W122])" office:value-type="float" office:value="0.918745834161034" calcext:value-type="float">
            <text:p>0,9187458342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.597" calcext:value-type="float">
            <text:p>289,5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formula="of:=[.J122]*[.$J$3]" office:value-type="float" office:value="0.0903447680877117" calcext:value-type="float">
            <text:p>0,0903447681</text:p>
          </table:table-cell>
          <table:table-cell/>
          <table:table-cell table:formula="of:=[.L122]*[.$L$3]" office:value-type="float" office:value="0.433471522266839" calcext:value-type="float">
            <text:p>0,4334715223</text:p>
          </table:table-cell>
          <table:table-cell table:formula="of:=[.$M$3]*[.M122]" office:value-type="float" office:value="0.00223413303020862" calcext:value-type="float">
            <text:p>0,002234133</text:p>
          </table:table-cell>
          <table:table-cell table:number-columns-repeated="9"/>
          <table:table-cell office:value-type="float" office:value="11.9" calcext:value-type="float">
            <text:p>11,9</text:p>
          </table:table-cell>
          <table:table-cell table:formula="of:=EXP(-1/[.W123])" office:value-type="float" office:value="0.919400351362229" calcext:value-type="float">
            <text:p>0,919400351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.087" calcext:value-type="float">
            <text:p>289,08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table:formula="of:=[.J123]*[.$J$3]" office:value-type="float" office:value="0.0885378727259574" calcext:value-type="float">
            <text:p>0,0885378727</text:p>
          </table:table-cell>
          <table:table-cell/>
          <table:table-cell table:formula="of:=[.L123]*[.$L$3]" office:value-type="float" office:value="0.430437221610972" calcext:value-type="float">
            <text:p>0,4304372216</text:p>
          </table:table-cell>
          <table:table-cell table:formula="of:=[.$M$3]*[.M123]" office:value-type="float" office:value="0.00212242637869819" calcext:value-type="float">
            <text:p>0,0021224264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formula="of:=EXP(-1/[.W124])" office:value-type="float" office:value="0.920044414629323" calcext:value-type="float">
            <text:p>0,9200444146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9.204" calcext:value-type="float">
            <text:p>289,20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22" calcext:value-type="float">
            <text:p>122</text:p>
          </table:table-cell>
          <table:table-cell table:formula="of:=[.J124]*[.$J$3]" office:value-type="float" office:value="0.0867671152714383" calcext:value-type="float">
            <text:p>0,0867671153</text:p>
          </table:table-cell>
          <table:table-cell/>
          <table:table-cell table:formula="of:=[.L124]*[.$L$3]" office:value-type="float" office:value="0.427424161059695" calcext:value-type="float">
            <text:p>0,4274241611</text:p>
          </table:table-cell>
          <table:table-cell table:formula="of:=[.$M$3]*[.M124]" office:value-type="float" office:value="0.00201630505976328" calcext:value-type="float">
            <text:p>0,0020163051</text:p>
          </table:table-cell>
          <table:table-cell table:number-columns-repeated="9"/>
          <table:table-cell office:value-type="float" office:value="12.1" calcext:value-type="float">
            <text:p>12,1</text:p>
          </table:table-cell>
          <table:table-cell table:formula="of:=EXP(-1/[.W125])" office:value-type="float" office:value="0.920678272278824" calcext:value-type="float">
            <text:p>0,9206782723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7.582" calcext:value-type="float">
            <text:p>327,58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table:formula="of:=[.J125]*[.$J$3]" office:value-type="float" office:value="0.0850317729660095" calcext:value-type="float">
            <text:p>0,085031773</text:p>
          </table:table-cell>
          <table:table-cell/>
          <table:table-cell table:formula="of:=[.L125]*[.$L$3]" office:value-type="float" office:value="0.424432191932277" calcext:value-type="float">
            <text:p>0,4244321919</text:p>
          </table:table-cell>
          <table:table-cell table:formula="of:=[.$M$3]*[.M125]" office:value-type="float" office:value="0.00191548980677512" calcext:value-type="float">
            <text:p>0,0019154898</text:p>
          </table:table-cell>
          <table:table-cell table:number-columns-repeated="9"/>
          <table:table-cell office:value-type="float" office:value="12.2" calcext:value-type="float">
            <text:p>12,2</text:p>
          </table:table-cell>
          <table:table-cell table:formula="of:=EXP(-1/[.W126])" office:value-type="float" office:value="0.921302164829518" calcext:value-type="float">
            <text:p>0,9213021648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.447" calcext:value-type="float">
            <text:p>289,4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4" calcext:value-type="float">
            <text:p>124</text:p>
          </table:table-cell>
          <table:table-cell table:formula="of:=[.J126]*[.$J$3]" office:value-type="float" office:value="0.0833311375066893" calcext:value-type="float">
            <text:p>0,0833311375</text:p>
          </table:table-cell>
          <table:table-cell/>
          <table:table-cell table:formula="of:=[.L126]*[.$L$3]" office:value-type="float" office:value="0.421461166588751" calcext:value-type="float">
            <text:p>0,4214611666</text:p>
          </table:table-cell>
          <table:table-cell table:formula="of:=[.$M$3]*[.M126]" office:value-type="float" office:value="0.00181971531643636" calcext:value-type="float">
            <text:p>0,0018197153</text:p>
          </table:table-cell>
          <table:table-cell table:number-columns-repeated="9"/>
          <table:table-cell office:value-type="float" office:value="12.3" calcext:value-type="float">
            <text:p>12,3</text:p>
          </table:table-cell>
          <table:table-cell table:formula="of:=EXP(-1/[.W127])" office:value-type="float" office:value="0.921916325305969" calcext:value-type="float">
            <text:p>0,9219163253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.787" calcext:value-type="float">
            <text:p>290,78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table:formula="of:=[.J127]*[.$J$3]" office:value-type="float" office:value="0.0816645147565555" calcext:value-type="float">
            <text:p>0,0816645148</text:p>
          </table:table-cell>
          <table:table-cell/>
          <table:table-cell table:formula="of:=[.L127]*[.$L$3]" office:value-type="float" office:value="0.41851093842263" calcext:value-type="float">
            <text:p>0,4185109384</text:p>
          </table:table-cell>
          <table:table-cell table:formula="of:=[.$M$3]*[.M127]" office:value-type="float" office:value="0.00172872955061454" calcext:value-type="float">
            <text:p>0,0017287296</text:p>
          </table:table-cell>
          <table:table-cell table:number-columns-repeated="9"/>
          <table:table-cell office:value-type="float" office:value="12.4" calcext:value-type="float">
            <text:p>12,4</text:p>
          </table:table-cell>
          <table:table-cell table:formula="of:=EXP(-1/[.W128])" office:value-type="float" office:value="0.922520979527959" calcext:value-type="float">
            <text:p>0,9225209795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0.022" calcext:value-type="float">
            <text:p>290,0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table:formula="of:=[.J128]*[.$J$3]" office:value-type="float" office:value="0.0800312244614244" calcext:value-type="float">
            <text:p>0,0800312245</text:p>
          </table:table-cell>
          <table:table-cell/>
          <table:table-cell table:formula="of:=[.L128]*[.$L$3]" office:value-type="float" office:value="0.415581361853671" calcext:value-type="float">
            <text:p>0,4155813619</text:p>
          </table:table-cell>
          <table:table-cell table:formula="of:=[.$M$3]*[.M128]" office:value-type="float" office:value="0.00164229307308382" calcext:value-type="float">
            <text:p>0,0016422931</text:p>
          </table:table-cell>
          <table:table-cell table:number-columns-repeated="9"/>
          <table:table-cell office:value-type="float" office:value="12.5" calcext:value-type="float">
            <text:p>12,5</text:p>
          </table:table-cell>
          <table:table-cell table:formula="of:=EXP(-1/[.W129])" office:value-type="float" office:value="0.923116346386636" calcext:value-type="float">
            <text:p>0,9231163464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3.342" calcext:value-type="float">
            <text:p>293,3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table:formula="of:=[.J129]*[.$J$3]" office:value-type="float" office:value="0.0784305999721959" calcext:value-type="float">
            <text:p>0,0784306</text:p>
          </table:table-cell>
          <table:table-cell/>
          <table:table-cell table:formula="of:=[.L129]*[.$L$3]" office:value-type="float" office:value="0.412672292320695" calcext:value-type="float">
            <text:p>0,4126722923</text:p>
          </table:table-cell>
          <table:table-cell table:formula="of:=[.$M$3]*[.M129]" office:value-type="float" office:value="0.00156017841942963" calcext:value-type="float">
            <text:p>0,0015601784</text:p>
          </table:table-cell>
          <table:table-cell table:number-columns-repeated="9"/>
          <table:table-cell office:value-type="float" office:value="12.6" calcext:value-type="float">
            <text:p>12,6</text:p>
          </table:table-cell>
          <table:table-cell table:formula="of:=EXP(-1/[.W130])" office:value-type="float" office:value="0.92370263810805" calcext:value-type="float">
            <text:p>0,9237026381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.82" calcext:value-type="float">
            <text:p>290,8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formula="of:=[.J130]*[.$J$3]" office:value-type="float" office:value="0.076861987972752" calcext:value-type="float">
            <text:p>0,076861988</text:p>
          </table:table-cell>
          <table:table-cell/>
          <table:table-cell table:formula="of:=[.L130]*[.$L$3]" office:value-type="float" office:value="0.409783586274451" calcext:value-type="float">
            <text:p>0,4097835863</text:p>
          </table:table-cell>
          <table:table-cell table:formula="of:=[.$M$3]*[.M130]" office:value-type="float" office:value="0.00148216949845814" calcext:value-type="float">
            <text:p>0,0014821695</text:p>
          </table:table-cell>
          <table:table-cell table:number-columns-repeated="9"/>
          <table:table-cell office:value-type="float" office:value="12.7" calcext:value-type="float">
            <text:p>12,7</text:p>
          </table:table-cell>
          <table:table-cell table:formula="of:=EXP(-1/[.W131])" office:value-type="float" office:value="0.924280060504773" calcext:value-type="float">
            <text:p>0,9242800605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0.094" calcext:value-type="float">
            <text:p>290,09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table:formula="of:=[.J131]*[.$J$3]" office:value-type="float" office:value="0.075324748213297" calcext:value-type="float">
            <text:p>0,0753247482</text:p>
          </table:table-cell>
          <table:table-cell/>
          <table:table-cell table:formula="of:=[.L131]*[.$L$3]" office:value-type="float" office:value="0.406915101170529" calcext:value-type="float">
            <text:p>0,4069151012</text:p>
          </table:table-cell>
          <table:table-cell table:formula="of:=[.$M$3]*[.M131]" office:value-type="float" office:value="0.00140806102353524" calcext:value-type="float">
            <text:p>0,001408061</text:p>
          </table:table-cell>
          <table:table-cell table:number-columns-repeated="9"/>
          <table:table-cell office:value-type="float" office:value="12.8" calcext:value-type="float">
            <text:p>12,8</text:p>
          </table:table-cell>
          <table:table-cell table:formula="of:=EXP(-1/[.W132])" office:value-type="float" office:value="0.924848813216205" calcext:value-type="float">
            <text:p>0,9248488132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1.252" calcext:value-type="float">
            <text:p>291,25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table:formula="of:=[.J132]*[.$J$3]" office:value-type="float" office:value="0.073818253249031" calcext:value-type="float">
            <text:p>0,0738182532</text:p>
          </table:table-cell>
          <table:table-cell/>
          <table:table-cell table:formula="of:=[.L132]*[.$L$3]" office:value-type="float" office:value="0.404066695462336" calcext:value-type="float">
            <text:p>0,4040666955</text:p>
          </table:table-cell>
          <table:table-cell table:formula="of:=[.$M$3]*[.M132]" office:value-type="float" office:value="0.00133765797235848" calcext:value-type="float">
            <text:p>0,001337658</text:p>
          </table:table-cell>
          <table:table-cell table:number-columns-repeated="9"/>
          <table:table-cell office:value-type="float" office:value="12.9" calcext:value-type="float">
            <text:p>12,9</text:p>
          </table:table-cell>
          <table:table-cell table:formula="of:=EXP(-1/[.W133])" office:value-type="float" office:value="0.925409089938165" calcext:value-type="float">
            <text:p>0,9254090899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.85" calcext:value-type="float">
            <text:p>289,8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table:formula="of:=[.J133]*[.$J$3]" office:value-type="float" office:value="0.0723418881840504" calcext:value-type="float">
            <text:p>0,0723418882</text:p>
          </table:table-cell>
          <table:table-cell/>
          <table:table-cell table:formula="of:=[.L133]*[.$L$3]" office:value-type="float" office:value="0.401238228594099" calcext:value-type="float">
            <text:p>0,4012382286</text:p>
          </table:table-cell>
          <table:table-cell table:formula="of:=[.$M$3]*[.M133]" office:value-type="float" office:value="0.00127077507374055" calcext:value-type="float">
            <text:p>0,0012707751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formula="of:=EXP(-1/[.W134])" office:value-type="float" office:value="0.925961078642316" calcext:value-type="float">
            <text:p>0,9259610786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.399" calcext:value-type="float">
            <text:p>290,39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2" calcext:value-type="float">
            <text:p>132</text:p>
          </table:table-cell>
          <table:table-cell table:formula="of:=[.J134]*[.$J$3]" office:value-type="float" office:value="0.0708950504203694" calcext:value-type="float">
            <text:p>0,0708950504</text:p>
          </table:table-cell>
          <table:table-cell/>
          <table:table-cell table:formula="of:=[.L134]*[.$L$3]" office:value-type="float" office:value="0.398429560993941" calcext:value-type="float">
            <text:p>0,398429561</text:p>
          </table:table-cell>
          <table:table-cell table:formula="of:=[.$M$3]*[.M134]" office:value-type="float" office:value="0.00120723632005352" calcext:value-type="float">
            <text:p>0,0012072363</text:p>
          </table:table-cell>
          <table:table-cell table:number-columns-repeated="9"/>
          <table:table-cell office:value-type="float" office:value="13.1" calcext:value-type="float">
            <text:p>13,1</text:p>
          </table:table-cell>
          <table:table-cell table:formula="of:=EXP(-1/[.W135])" office:value-type="float" office:value="0.926504961785945" calcext:value-type="float">
            <text:p>0,9265049618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0.14" calcext:value-type="float">
            <text:p>290,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table:formula="of:=[.J135]*[.$J$3]" office:value-type="float" office:value="0.069477149411962" calcext:value-type="float">
            <text:p>0,0694771494</text:p>
          </table:table-cell>
          <table:table-cell/>
          <table:table-cell table:formula="of:=[.L135]*[.$L$3]" office:value-type="float" office:value="0.395640554066983" calcext:value-type="float">
            <text:p>0,3956405541</text:p>
          </table:table-cell>
          <table:table-cell table:formula="of:=[.$M$3]*[.M135]" office:value-type="float" office:value="0.00114687450405085" calcext:value-type="float">
            <text:p>0,0011468745</text:p>
          </table:table-cell>
          <table:table-cell table:number-columns-repeated="9"/>
          <table:table-cell office:value-type="float" office:value="13.2" calcext:value-type="float">
            <text:p>13,2</text:p>
          </table:table-cell>
          <table:table-cell table:formula="of:=EXP(-1/[.W136])" office:value-type="float" office:value="0.927040916512593" calcext:value-type="float">
            <text:p>0,9270409165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.553" calcext:value-type="float">
            <text:p>289,55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table:formula="of:=[.J136]*[.$J$3]" office:value-type="float" office:value="0.0680876064237228" calcext:value-type="float">
            <text:p>0,0680876064</text:p>
          </table:table-cell>
          <table:table-cell/>
          <table:table-cell table:formula="of:=[.L136]*[.$L$3]" office:value-type="float" office:value="0.392871070188514" calcext:value-type="float">
            <text:p>0,3928710702</text:p>
          </table:table-cell>
          <table:table-cell table:formula="of:=[.$M$3]*[.M136]" office:value-type="float" office:value="0.00108953077884831" calcext:value-type="float">
            <text:p>0,0010895308</text:p>
          </table:table-cell>
          <table:table-cell table:number-columns-repeated="9"/>
          <table:table-cell office:value-type="float" office:value="13.3" calcext:value-type="float">
            <text:p>13,3</text:p>
          </table:table-cell>
          <table:table-cell table:formula="of:=EXP(-1/[.W137])" office:value-type="float" office:value="0.927569114843994" calcext:value-type="float">
            <text:p>0,92756911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92.232544" calcext:value-type="float">
            <text:p>292,232544</text:p>
          </table:table-cell>
          <table:table-cell office:value-type="float" office:value="40.200001" calcext:value-type="float">
            <text:p>40,200001</text:p>
          </table:table-cell>
          <table:table-cell office:value-type="float" office:value="2.7" calcext:value-type="float">
            <text:p>2,7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table:formula="of:=[.J137]*[.$J$3]" office:value-type="float" office:value="0.0667258542952483" calcext:value-type="float">
            <text:p>0,0667258543</text:p>
          </table:table-cell>
          <table:table-cell/>
          <table:table-cell table:formula="of:=[.L137]*[.$L$3]" office:value-type="float" office:value="0.390120972697194" calcext:value-type="float">
            <text:p>0,3901209727</text:p>
          </table:table-cell>
          <table:table-cell table:formula="of:=[.$M$3]*[.M137]" office:value-type="float" office:value="0.00103505423990589" calcext:value-type="float">
            <text:p>0,0010350542</text:p>
          </table:table-cell>
          <table:table-cell table:number-columns-repeated="9"/>
          <table:table-cell office:value-type="float" office:value="13.4" calcext:value-type="float">
            <text:p>13,4</text:p>
          </table:table-cell>
          <table:table-cell table:formula="of:=EXP(-1/[.W138])" office:value-type="float" office:value="0.928089723863751" calcext:value-type="float">
            <text:p>0,9280897239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table:formula="of:=[.J138]*[.$J$3]" office:value-type="float" office:value="0.0653913372093433" calcext:value-type="float">
            <text:p>0,0653913372</text:p>
          </table:table-cell>
          <table:table-cell/>
          <table:table-cell table:formula="of:=[.L138]*[.$L$3]" office:value-type="float" office:value="0.387390125888314" calcext:value-type="float">
            <text:p>0,3873901259</text:p>
          </table:table-cell>
          <table:table-cell table:formula="of:=[.$M$3]*[.M138]" office:value-type="float" office:value="0.000983301527910596" calcext:value-type="float">
            <text:p>0,0009833015</text:p>
          </table:table-cell>
          <table:table-cell table:number-columns-repeated="9"/>
          <table:table-cell office:value-type="float" office:value="13.5" calcext:value-type="float">
            <text:p>13,5</text:p>
          </table:table-cell>
          <table:table-cell table:formula="of:=EXP(-1/[.W139])" office:value-type="float" office:value="0.92860290589318" calcext:value-type="float">
            <text:p>0,92860290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20000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formula="of:=[.J139]*[.$J$3]" office:value-type="float" office:value="0.0640835104651565" calcext:value-type="float">
            <text:p>0,0640835105</text:p>
          </table:table-cell>
          <table:table-cell/>
          <table:table-cell table:formula="of:=[.L139]*[.$L$3]" office:value-type="float" office:value="0.384678395007096" calcext:value-type="float">
            <text:p>0,384678395</text:p>
          </table:table-cell>
          <table:table-cell table:formula="of:=[.$M$3]*[.M139]" office:value-type="float" office:value="0.000934136451515066" calcext:value-type="float">
            <text:p>0,0009341365</text:p>
          </table:table-cell>
          <table:table-cell table:number-columns-repeated="9"/>
          <table:table-cell office:value-type="float" office:value="13.6" calcext:value-type="float">
            <text:p>13,6</text:p>
          </table:table-cell>
          <table:table-cell table:formula="of:=EXP(-1/[.W140])" office:value-type="float" office:value="0.929108818659691" calcext:value-type="float">
            <text:p>0,9291088187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.998" calcext:value-type="float">
            <text:p>289,99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table:formula="of:=[.J140]*[.$J$3]" office:value-type="float" office:value="0.0628018402558534" calcext:value-type="float">
            <text:p>0,0628018403</text:p>
          </table:table-cell>
          <table:table-cell/>
          <table:table-cell table:formula="of:=[.L140]*[.$L$3]" office:value-type="float" office:value="0.381985646242046" calcext:value-type="float">
            <text:p>0,3819856462</text:p>
          </table:table-cell>
          <table:table-cell table:formula="of:=[.$M$3]*[.M140]" office:value-type="float" office:value="0.000887429628939313" calcext:value-type="float">
            <text:p>0,0008874296</text:p>
          </table:table-cell>
          <table:table-cell table:number-columns-repeated="9"/>
          <table:table-cell office:value-type="float" office:value="13.7" calcext:value-type="float">
            <text:p>13,7</text:p>
          </table:table-cell>
          <table:table-cell table:formula="of:=EXP(-1/[.W141])" office:value-type="float" office:value="0.929607615458075" calcext:value-type="float">
            <text:p>0,9296076155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.769" calcext:value-type="float">
            <text:p>291,76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formula="of:=[.J141]*[.$J$3]" office:value-type="float" office:value="0.0615458034507363" calcext:value-type="float">
            <text:p>0,0615458035</text:p>
          </table:table-cell>
          <table:table-cell/>
          <table:table-cell table:formula="of:=[.L141]*[.$L$3]" office:value-type="float" office:value="0.379311746718352" calcext:value-type="float">
            <text:p>0,3793117467</text:p>
          </table:table-cell>
          <table:table-cell table:formula="of:=[.$M$3]*[.M141]" office:value-type="float" office:value="0.000843058147492347" calcext:value-type="float">
            <text:p>0,0008430581</text:p>
          </table:table-cell>
          <table:table-cell table:number-columns-repeated="9"/>
          <table:table-cell office:value-type="float" office:value="13.8" calcext:value-type="float">
            <text:p>13,8</text:p>
          </table:table-cell>
          <table:table-cell table:formula="of:=EXP(-1/[.W142])" office:value-type="float" office:value="0.930099445305057" calcext:value-type="float">
            <text:p>0,9300994453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1.55" calcext:value-type="float">
            <text:p>291,5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table:formula="of:=[.J142]*[.$J$3]" office:value-type="float" office:value="0.0603148873817216" calcext:value-type="float">
            <text:p>0,0603148874</text:p>
          </table:table-cell>
          <table:table-cell/>
          <table:table-cell table:formula="of:=[.L142]*[.$L$3]" office:value-type="float" office:value="0.376656564491323" calcext:value-type="float">
            <text:p>0,3766565645</text:p>
          </table:table-cell>
          <table:table-cell table:formula="of:=[.$M$3]*[.M142]" office:value-type="float" office:value="0.00080090524011773" calcext:value-type="float">
            <text:p>0,0008009052</text:p>
          </table:table-cell>
          <table:table-cell table:number-columns-repeated="9"/>
          <table:table-cell office:value-type="float" office:value="13.9" calcext:value-type="float">
            <text:p>13,9</text:p>
          </table:table-cell>
          <table:table-cell table:formula="of:=EXP(-1/[.W143])" office:value-type="float" office:value="0.930584453087418" calcext:value-type="float">
            <text:p>0,9305844531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.61" calcext:value-type="float">
            <text:p>289,6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table:formula="of:=[.J143]*[.$J$3]" office:value-type="float" office:value="0.0591085896340871" calcext:value-type="float">
            <text:p>0,0591085896</text:p>
          </table:table-cell>
          <table:table-cell/>
          <table:table-cell table:formula="of:=[.L143]*[.$L$3]" office:value-type="float" office:value="0.374019968539884" calcext:value-type="float">
            <text:p>0,3740199685</text:p>
          </table:table-cell>
          <table:table-cell table:formula="of:=[.$M$3]*[.M143]" office:value-type="float" office:value="0.000760859978111843" calcext:value-type="float">
            <text:p>0,0007608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EXP(-1/[.W144])" office:value-type="float" office:value="0.931062779704023" calcext:value-type="float">
            <text:p>0,931062779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8.473" calcext:value-type="float">
            <text:p>288,47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table:formula="of:=[.J144]*[.$J$3]" office:value-type="float" office:value="0.0579264178414054" calcext:value-type="float">
            <text:p>0,0579264178</text:p>
          </table:table-cell>
          <table:table-cell/>
          <table:table-cell table:formula="of:=[.L144]*[.$L$3]" office:value-type="float" office:value="0.371401828760105" calcext:value-type="float">
            <text:p>0,3714018288</text:p>
          </table:table-cell>
          <table:table-cell table:formula="of:=[.$M$3]*[.M144]" office:value-type="float" office:value="0.000722816979206251" calcext:value-type="float">
            <text:p>0,000722817</text:p>
          </table:table-cell>
          <table:table-cell table:number-columns-repeated="9"/>
          <table:table-cell office:value-type="float" office:value="14.1" calcext:value-type="float">
            <text:p>14,1</text:p>
          </table:table-cell>
          <table:table-cell table:formula="of:=EXP(-1/[.W145])" office:value-type="float" office:value="0.931534562202015" calcext:value-type="float">
            <text:p>0,9315345622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.514" calcext:value-type="float">
            <text:p>290,5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formula="of:=[.J145]*[.$J$3]" office:value-type="float" office:value="0.0567678894845773" calcext:value-type="float">
            <text:p>0,0567678895</text:p>
          </table:table-cell>
          <table:table-cell/>
          <table:table-cell table:formula="of:=[.L145]*[.$L$3]" office:value-type="float" office:value="0.368802015958784" calcext:value-type="float">
            <text:p>0,368802016</text:p>
          </table:table-cell>
          <table:table-cell table:formula="of:=[.$M$3]*[.M145]" office:value-type="float" office:value="0.000686676130245939" calcext:value-type="float">
            <text:p>0,0006866761</text:p>
          </table:table-cell>
          <table:table-cell table:number-columns-repeated="9"/>
          <table:table-cell office:value-type="float" office:value="14.2" calcext:value-type="float">
            <text:p>14,2</text:p>
          </table:table-cell>
          <table:table-cell table:formula="of:=EXP(-1/[.W146])" office:value-type="float" office:value="0.931999933907482" calcext:value-type="float">
            <text:p>0,9319999339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.523" calcext:value-type="float">
            <text:p>288,52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table:formula="of:=[.J146]*[.$J$3]" office:value-type="float" office:value="0.0556325316948857" calcext:value-type="float">
            <text:p>0,0556325317</text:p>
          </table:table-cell>
          <table:table-cell/>
          <table:table-cell table:formula="of:=[.L146]*[.$L$3]" office:value-type="float" office:value="0.366220401847073" calcext:value-type="float">
            <text:p>0,3662204018</text:p>
          </table:table-cell>
          <table:table-cell table:formula="of:=[.$M$3]*[.M146]" office:value-type="float" office:value="0.000652342323733642" calcext:value-type="float">
            <text:p>0,0006523423</text:p>
          </table:table-cell>
          <table:table-cell table:number-columns-repeated="9"/>
          <table:table-cell office:value-type="float" office:value="14.3" calcext:value-type="float">
            <text:p>14,3</text:p>
          </table:table-cell>
          <table:table-cell table:formula="of:=EXP(-1/[.W147])" office:value-type="float" office:value="0.932459024550833" calcext:value-type="float">
            <text:p>0,9324590246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.277" calcext:value-type="float">
            <text:p>290,2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formula="of:=[.J147]*[.$J$3]" office:value-type="float" office:value="0.054519881060988" calcext:value-type="float">
            <text:p>0,0545198811</text:p>
          </table:table-cell>
          <table:table-cell/>
          <table:table-cell table:formula="of:=[.L147]*[.$L$3]" office:value-type="float" office:value="0.363656859034143" calcext:value-type="float">
            <text:p>0,363656859</text:p>
          </table:table-cell>
          <table:table-cell table:formula="of:=[.$M$3]*[.M147]" office:value-type="float" office:value="0.00061972520754696" calcext:value-type="float">
            <text:p>0,0006197252</text:p>
          </table:table-cell>
          <table:table-cell table:number-columns-repeated="9"/>
          <table:table-cell office:value-type="float" office:value="14.4" calcext:value-type="float">
            <text:p>14,4</text:p>
          </table:table-cell>
          <table:table-cell table:formula="of:=EXP(-1/[.W148])" office:value-type="float" office:value="0.932911960387147" calcext:value-type="float">
            <text:p>0,9329119604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.237" calcext:value-type="float">
            <text:p>295,23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table:formula="of:=[.J148]*[.$J$3]" office:value-type="float" office:value="0.0534294834397682" calcext:value-type="float">
            <text:p>0,0534294834</text:p>
          </table:table-cell>
          <table:table-cell/>
          <table:table-cell table:formula="of:=[.L148]*[.$L$3]" office:value-type="float" office:value="0.361111261020904" calcext:value-type="float">
            <text:p>0,361111261</text:p>
          </table:table-cell>
          <table:table-cell table:formula="of:=[.$M$3]*[.M148]" office:value-type="float" office:value="0.000588738947169612" calcext:value-type="float">
            <text:p>0,0005887389</text:p>
          </table:table-cell>
          <table:table-cell table:number-columns-repeated="9"/>
          <table:table-cell office:value-type="float" office:value="14.5" calcext:value-type="float">
            <text:p>14,5</text:p>
          </table:table-cell>
          <table:table-cell table:formula="of:=EXP(-1/[.W149])" office:value-type="float" office:value="0.933358864311723" calcext:value-type="float">
            <text:p>0,9333588643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.943" calcext:value-type="float">
            <text:p>289,9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table:formula="of:=[.J149]*[.$J$3]" office:value-type="float" office:value="0.0523608937709729" calcext:value-type="float">
            <text:p>0,0523608938</text:p>
          </table:table-cell>
          <table:table-cell/>
          <table:table-cell table:formula="of:=[.L149]*[.$L$3]" office:value-type="float" office:value="0.358583482193758" calcext:value-type="float">
            <text:p>0,3585834822</text:p>
          </table:table-cell>
          <table:table-cell table:formula="of:=[.$M$3]*[.M149]" office:value-type="float" office:value="0.000559301999811131" calcext:value-type="float">
            <text:p>0,000559302</text:p>
          </table:table-cell>
          <table:table-cell table:number-columns-repeated="9"/>
          <table:table-cell office:value-type="float" office:value="14.6" calcext:value-type="float">
            <text:p>14,6</text:p>
          </table:table-cell>
          <table:table-cell table:formula="of:=EXP(-1/[.W150])" office:value-type="float" office:value="0.933799855971044" calcext:value-type="float">
            <text:p>0,933799856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9.176" calcext:value-type="float">
            <text:p>289,1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table:formula="of:=[.J150]*[.$J$3]" office:value-type="float" office:value="0.0513136758955534" calcext:value-type="float">
            <text:p>0,0513136759</text:p>
          </table:table-cell>
          <table:table-cell/>
          <table:table-cell table:formula="of:=[.L150]*[.$L$3]" office:value-type="float" office:value="0.356073397818402" calcext:value-type="float">
            <text:p>0,3560733978</text:p>
          </table:table-cell>
          <table:table-cell table:formula="of:=[.$M$3]*[.M150]" office:value-type="float" office:value="0.000531336899820575" calcext:value-type="float">
            <text:p>0,0005313369</text:p>
          </table:table-cell>
          <table:table-cell table:number-columns-repeated="9"/>
          <table:table-cell office:value-type="float" office:value="14.7" calcext:value-type="float">
            <text:p>14,7</text:p>
          </table:table-cell>
          <table:table-cell table:formula="of:=EXP(-1/[.W151])" office:value-type="float" office:value="0.934235051869386" calcext:value-type="float">
            <text:p>0,9342350519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9.492" calcext:value-type="float">
            <text:p>289,49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table:formula="of:=[.J151]*[.$J$3]" office:value-type="float" office:value="0.0502874023776424" calcext:value-type="float">
            <text:p>0,0502874024</text:p>
          </table:table-cell>
          <table:table-cell/>
          <table:table-cell table:formula="of:=[.L151]*[.$L$3]" office:value-type="float" office:value="0.353580884033673" calcext:value-type="float">
            <text:p>0,353580884</text:p>
          </table:table-cell>
          <table:table-cell table:formula="of:=[.$M$3]*[.M151]" office:value-type="float" office:value="0.000504770054829546" calcext:value-type="float">
            <text:p>0,0005047701</text:p>
          </table:table-cell>
          <table:table-cell table:number-columns-repeated="9"/>
          <table:table-cell office:value-type="float" office:value="14.8" calcext:value-type="float">
            <text:p>14,8</text:p>
          </table:table-cell>
          <table:table-cell table:formula="of:=EXP(-1/[.W152])" office:value-type="float" office:value="0.934664565471251" calcext:value-type="float">
            <text:p>0,9346645655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0.658" calcext:value-type="float">
            <text:p>290,65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formula="of:=[.J152]*[.$J$3]" office:value-type="float" office:value="0.0492816543300895" calcext:value-type="float">
            <text:p>0,0492816543</text:p>
          </table:table-cell>
          <table:table-cell/>
          <table:table-cell table:formula="of:=[.L152]*[.$L$3]" office:value-type="float" office:value="0.351105817845437" calcext:value-type="float">
            <text:p>0,3511058178</text:p>
          </table:table-cell>
          <table:table-cell table:formula="of:=[.$M$3]*[.M152]" office:value-type="float" office:value="0.000479531552088069" calcext:value-type="float">
            <text:p>0,0004795316</text:p>
          </table:table-cell>
          <table:table-cell table:number-columns-repeated="9"/>
          <table:table-cell office:value-type="float" office:value="14.9" calcext:value-type="float">
            <text:p>14,9</text:p>
          </table:table-cell>
          <table:table-cell table:formula="of:=EXP(-1/[.W153])" office:value-type="float" office:value="0.935088507299822" calcext:value-type="float">
            <text:p>0,9350885073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.271" calcext:value-type="float">
            <text:p>290,27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table:formula="of:=[.J153]*[.$J$3]" office:value-type="float" office:value="0.0482960212434877" calcext:value-type="float">
            <text:p>0,0482960212</text:p>
          </table:table-cell>
          <table:table-cell/>
          <table:table-cell table:formula="of:=[.L153]*[.$L$3]" office:value-type="float" office:value="0.348648077120519" calcext:value-type="float">
            <text:p>0,3486480771</text:p>
          </table:table-cell>
          <table:table-cell table:formula="of:=[.$M$3]*[.M153]" office:value-type="float" office:value="0.000455554974483665" calcext:value-type="float">
            <text:p>0,000455555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formula="of:=EXP(-1/[.W154])" office:value-type="float" office:value="0.935506985031618" calcext:value-type="float">
            <text:p>0,935506985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073" calcext:value-type="float">
            <text:p>289,07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table:formula="of:=[.J154]*[.$J$3]" office:value-type="float" office:value="0.047330100818618" calcext:value-type="float">
            <text:p>0,0473301008</text:p>
          </table:table-cell>
          <table:table-cell/>
          <table:table-cell table:formula="of:=[.L154]*[.$L$3]" office:value-type="float" office:value="0.346207540580675" calcext:value-type="float">
            <text:p>0,3462075406</text:p>
          </table:table-cell>
          <table:table-cell table:formula="of:=[.$M$3]*[.M154]" office:value-type="float" office:value="0.000432777225759482" calcext:value-type="float">
            <text:p>0,0004327772</text:p>
          </table:table-cell>
          <table:table-cell table:number-columns-repeated="9"/>
          <table:table-cell office:value-type="float" office:value="15.1" calcext:value-type="float">
            <text:p>15,1</text:p>
          </table:table-cell>
          <table:table-cell table:formula="of:=EXP(-1/[.W155])" office:value-type="float" office:value="0.935920103587516" calcext:value-type="float">
            <text:p>0,9359201036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3.777" calcext:value-type="float">
            <text:p>313,7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table:formula="of:=[.J155]*[.$J$3]" office:value-type="float" office:value="0.0463834988022456" calcext:value-type="float">
            <text:p>0,0463834988</text:p>
          </table:table-cell>
          <table:table-cell/>
          <table:table-cell table:formula="of:=[.L155]*[.$L$3]" office:value-type="float" office:value="0.343784087796611" calcext:value-type="float">
            <text:p>0,3437840878</text:p>
          </table:table-cell>
          <table:table-cell table:formula="of:=[.$M$3]*[.M155]" office:value-type="float" office:value="0.000411138364471508" calcext:value-type="float">
            <text:p>0,0004111384</text:p>
          </table:table-cell>
          <table:table-cell table:number-columns-repeated="9"/>
          <table:table-cell office:value-type="float" office:value="15.2" calcext:value-type="float">
            <text:p>15,2</text:p>
          </table:table-cell>
          <table:table-cell table:formula="of:=EXP(-1/[.W156])" office:value-type="float" office:value="0.936327965220313" calcext:value-type="float">
            <text:p>0,9363279652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.313" calcext:value-type="float">
            <text:p>289,3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table:formula="of:=[.J156]*[.$J$3]" office:value-type="float" office:value="0.0454558288262007" calcext:value-type="float">
            <text:p>0,0454558288</text:p>
          </table:table-cell>
          <table:table-cell/>
          <table:table-cell table:formula="of:=[.L156]*[.$L$3]" office:value-type="float" office:value="0.341377599182034" calcext:value-type="float">
            <text:p>0,3413775992</text:p>
          </table:table-cell>
          <table:table-cell table:formula="of:=[.$M$3]*[.M156]" office:value-type="float" office:value="0.000390581446247933" calcext:value-type="float">
            <text:p>0,0003905814</text:p>
          </table:table-cell>
          <table:table-cell table:number-columns-repeated="9"/>
          <table:table-cell office:value-type="float" office:value="15.3" calcext:value-type="float">
            <text:p>15,3</text:p>
          </table:table-cell>
          <table:table-cell table:formula="of:=EXP(-1/[.W157])" office:value-type="float" office:value="0.936730669598959" calcext:value-type="float">
            <text:p>0,9367306696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9.895" calcext:value-type="float">
            <text:p>289,89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formula="of:=[.J157]*[.$J$3]" office:value-type="float" office:value="0.0445467122496767" calcext:value-type="float">
            <text:p>0,0445467122</text:p>
          </table:table-cell>
          <table:table-cell/>
          <table:table-cell table:formula="of:=[.L157]*[.$L$3]" office:value-type="float" office:value="0.33898795598776" calcext:value-type="float">
            <text:p>0,338987956</text:p>
          </table:table-cell>
          <table:table-cell table:formula="of:=[.$M$3]*[.M157]" office:value-type="float" office:value="0.000371052373935536" calcext:value-type="float">
            <text:p>0,0003710524</text:p>
          </table:table-cell>
          <table:table-cell table:number-columns-repeated="9"/>
          <table:table-cell office:value-type="float" office:value="15.4" calcext:value-type="float">
            <text:p>15,4</text:p>
          </table:table-cell>
          <table:table-cell table:formula="of:=EXP(-1/[.W158])" office:value-type="float" office:value="0.937128313889631" calcext:value-type="float">
            <text:p>0,9371283139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0.357" calcext:value-type="float">
            <text:p>290,35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table:formula="of:=[.J158]*[.$J$3]" office:value-type="float" office:value="0.0436557780046831" calcext:value-type="float">
            <text:p>0,043655778</text:p>
          </table:table-cell>
          <table:table-cell/>
          <table:table-cell table:formula="of:=[.L158]*[.$L$3]" office:value-type="float" office:value="0.336615040295846" calcext:value-type="float">
            <text:p>0,3366150403</text:p>
          </table:table-cell>
          <table:table-cell table:formula="of:=[.$M$3]*[.M158]" office:value-type="float" office:value="0.000352499755238759" calcext:value-type="float">
            <text:p>0,0003524998</text:p>
          </table:table-cell>
          <table:table-cell table:number-columns-repeated="9"/>
          <table:table-cell office:value-type="float" office:value="15.5" calcext:value-type="float">
            <text:p>15,5</text:p>
          </table:table-cell>
          <table:table-cell table:formula="of:=EXP(-1/[.W159])" office:value-type="float" office:value="0.937520992833767" calcext:value-type="float">
            <text:p>0,9375209928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0.409" calcext:value-type="float">
            <text:p>290,4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formula="of:=[.J159]*[.$J$3]" office:value-type="float" office:value="0.0427826624445895" calcext:value-type="float">
            <text:p>0,0427826624</text:p>
          </table:table-cell>
          <table:table-cell/>
          <table:table-cell table:formula="of:=[.L159]*[.$L$3]" office:value-type="float" office:value="0.334258735013775" calcext:value-type="float">
            <text:p>0,334258735</text:p>
          </table:table-cell>
          <table:table-cell table:formula="of:=[.$M$3]*[.M159]" office:value-type="float" office:value="0.000334874767476821" calcext:value-type="float">
            <text:p>0,0003348748</text:p>
          </table:table-cell>
          <table:table-cell table:number-columns-repeated="9"/>
          <table:table-cell office:value-type="float" office:value="15.6" calcext:value-type="float">
            <text:p>15,6</text:p>
          </table:table-cell>
          <table:table-cell table:formula="of:=EXP(-1/[.W160])" office:value-type="float" office:value="0.937908798823206" calcext:value-type="float">
            <text:p>0,937908798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91.415771" calcext:value-type="float">
            <text:p>291,415771</text:p>
          </table:table-cell>
          <table:table-cell office:value-type="float" office:value="40.950001" calcext:value-type="float">
            <text:p>40,950001</text:p>
          </table:table-cell>
          <table:table-cell office:value-type="float" office:value="3.9" calcext:value-type="float">
            <text:p>3,9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formula="of:=[.J160]*[.$J$3]" office:value-type="float" office:value="0.0419270091956977" calcext:value-type="float">
            <text:p>0,0419270092</text:p>
          </table:table-cell>
          <table:table-cell/>
          <table:table-cell table:formula="of:=[.L160]*[.$L$3]" office:value-type="float" office:value="0.331918923868678" calcext:value-type="float">
            <text:p>0,3319189239</text:p>
          </table:table-cell>
          <table:table-cell table:formula="of:=[.$M$3]*[.M160]" office:value-type="float" office:value="0.00031813102910298" calcext:value-type="float">
            <text:p>0,000318131</text:p>
          </table:table-cell>
          <table:table-cell table:number-columns-repeated="9"/>
          <table:table-cell office:value-type="float" office:value="15.7" calcext:value-type="float">
            <text:p>15,7</text:p>
          </table:table-cell>
          <table:table-cell table:formula="of:=EXP(-1/[.W161])" office:value-type="float" office:value="0.938291821972547" calcext:value-type="float">
            <text:p>0,938291822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table:formula="of:=[.J161]*[.$J$3]" office:value-type="float" office:value="0.0410884690117837" calcext:value-type="float">
            <text:p>0,041088469</text:p>
          </table:table-cell>
          <table:table-cell/>
          <table:table-cell table:formula="of:=[.L161]*[.$L$3]" office:value-type="float" office:value="0.329595491401598" calcext:value-type="float">
            <text:p>0,3295954914</text:p>
          </table:table-cell>
          <table:table-cell table:formula="of:=[.$M$3]*[.M161]" office:value-type="float" office:value="0.000302224477647831" calcext:value-type="float">
            <text:p>0,0003022245</text:p>
          </table:table-cell>
          <table:table-cell table:number-columns-repeated="9"/>
          <table:table-cell office:value-type="float" office:value="15.8" calcext:value-type="float">
            <text:p>15,8</text:p>
          </table:table-cell>
          <table:table-cell table:formula="of:=EXP(-1/[.W162])" office:value-type="float" office:value="0.938670150188854" calcext:value-type="float">
            <text:p>0,93867015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5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formula="of:=[.J162]*[.$J$3]" office:value-type="float" office:value="0.0402666996315481" calcext:value-type="float">
            <text:p>0,0402666996</text:p>
          </table:table-cell>
          <table:table-cell/>
          <table:table-cell table:formula="of:=[.L162]*[.$L$3]" office:value-type="float" office:value="0.327288322961786" calcext:value-type="float">
            <text:p>0,327288323</text:p>
          </table:table-cell>
          <table:table-cell table:formula="of:=[.$M$3]*[.M162]" office:value-type="float" office:value="0.00028711325376544" calcext:value-type="float">
            <text:p>0,0002871133</text:p>
          </table:table-cell>
          <table:table-cell table:number-columns-repeated="9"/>
          <table:table-cell office:value-type="float" office:value="15.9" calcext:value-type="float">
            <text:p>15,9</text:p>
          </table:table-cell>
          <table:table-cell table:formula="of:=EXP(-1/[.W163])" office:value-type="float" office:value="0.939043869238817" calcext:value-type="float">
            <text:p>0,9390438692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.483" calcext:value-type="float">
            <text:p>288,483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table:formula="of:=[.J163]*[.$J$3]" office:value-type="float" office:value="0.0394613656389171" calcext:value-type="float">
            <text:p>0,0394613656</text:p>
          </table:table-cell>
          <table:table-cell/>
          <table:table-cell table:formula="of:=[.L163]*[.$L$3]" office:value-type="float" office:value="0.324997304701054" calcext:value-type="float">
            <text:p>0,3249973047</text:p>
          </table:table-cell>
          <table:table-cell table:formula="of:=[.$M$3]*[.M163]" office:value-type="float" office:value="0.000272757591077168" calcext:value-type="float">
            <text:p>0,0002727576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EXP(-1/[.W164])" office:value-type="float" office:value="0.939413062813476" calcext:value-type="float">
            <text:p>0,9394130628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.885" calcext:value-type="float">
            <text:p>289,88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table:formula="of:=[.J164]*[.$J$3]" office:value-type="float" office:value="0.0386721383261387" calcext:value-type="float">
            <text:p>0,0386721383</text:p>
          </table:table-cell>
          <table:table-cell/>
          <table:table-cell table:formula="of:=[.L164]*[.$L$3]" office:value-type="float" office:value="0.322722323568147" calcext:value-type="float">
            <text:p>0,3227223236</text:p>
          </table:table-cell>
          <table:table-cell table:formula="of:=[.$M$3]*[.M164]" office:value-type="float" office:value="0.000259119711523309" calcext:value-type="float">
            <text:p>0,0002591197</text:p>
          </table:table-cell>
          <table:table-cell table:number-columns-repeated="9"/>
          <table:table-cell office:value-type="float" office:value="16.1" calcext:value-type="float">
            <text:p>16,1</text:p>
          </table:table-cell>
          <table:table-cell table:formula="of:=EXP(-1/[.W165])" office:value-type="float" office:value="0.939777812590612" calcext:value-type="float">
            <text:p>0,9397778126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.019" calcext:value-type="float">
            <text:p>289,01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table:formula="of:=[.J165]*[.$J$3]" office:value-type="float" office:value="0.037898695559616" calcext:value-type="float">
            <text:p>0,0378986956</text:p>
          </table:table-cell>
          <table:table-cell/>
          <table:table-cell table:formula="of:=[.L165]*[.$L$3]" office:value-type="float" office:value="0.32046326730317" calcext:value-type="float">
            <text:p>0,3204632673</text:p>
          </table:table-cell>
          <table:table-cell table:formula="of:=[.$M$3]*[.M165]" office:value-type="float" office:value="0.000246163725947144" calcext:value-type="float">
            <text:p>0,0002461637</text:p>
          </table:table-cell>
          <table:table-cell table:number-columns-repeated="9"/>
          <table:table-cell office:value-type="float" office:value="16.2000000000001" calcext:value-type="float">
            <text:p>16,2</text:p>
          </table:table-cell>
          <table:table-cell table:formula="of:=EXP(-1/[.W166])" office:value-type="float" office:value="0.940138198294902" calcext:value-type="float">
            <text:p>0,940138198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8.482" calcext:value-type="float">
            <text:p>288,48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table:formula="of:=[.J166]*[.$J$3]" office:value-type="float" office:value="0.0371407216484237" calcext:value-type="float">
            <text:p>0,0371407216</text:p>
          </table:table-cell>
          <table:table-cell/>
          <table:table-cell table:formula="of:=[.L166]*[.$L$3]" office:value-type="float" office:value="0.318220024432047" calcext:value-type="float">
            <text:p>0,3182200244</text:p>
          </table:table-cell>
          <table:table-cell table:formula="of:=[.$M$3]*[.M166]" office:value-type="float" office:value="0.000233855539649787" calcext:value-type="float">
            <text:p>0,0002338555</text:p>
          </table:table-cell>
          <table:table-cell table:number-columns-repeated="9"/>
          <table:table-cell office:value-type="float" office:value="16.3" calcext:value-type="float">
            <text:p>16,3</text:p>
          </table:table-cell>
          <table:table-cell table:formula="of:=EXP(-1/[.W167])" office:value-type="float" office:value="0.940494297755928" calcext:value-type="float">
            <text:p>0,940494297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.993" calcext:value-type="float">
            <text:p>289,99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table:formula="of:=[.J167]*[.$J$3]" office:value-type="float" office:value="0.0363979072154552" calcext:value-type="float">
            <text:p>0,0363979072</text:p>
          </table:table-cell>
          <table:table-cell/>
          <table:table-cell table:formula="of:=[.L167]*[.$L$3]" office:value-type="float" office:value="0.315992484261023" calcext:value-type="float">
            <text:p>0,3159924843</text:p>
          </table:table-cell>
          <table:table-cell table:formula="of:=[.$M$3]*[.M167]" office:value-type="float" office:value="0.000222162762667297" calcext:value-type="float">
            <text:p>0,0002221628</text:p>
          </table:table-cell>
          <table:table-cell table:number-columns-repeated="9"/>
          <table:table-cell office:value-type="float" office:value="16.4" calcext:value-type="float">
            <text:p>16,4</text:p>
          </table:table-cell>
          <table:table-cell table:formula="of:=EXP(-1/[.W168])" office:value-type="float" office:value="0.940846186964139" calcext:value-type="float">
            <text:p>0,940846187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.771" calcext:value-type="float">
            <text:p>289,77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table:formula="of:=[.J168]*[.$J$3]" office:value-type="float" office:value="0.0356699490711461" calcext:value-type="float">
            <text:p>0,0356699491</text:p>
          </table:table-cell>
          <table:table-cell/>
          <table:table-cell table:formula="of:=[.L168]*[.$L$3]" office:value-type="float" office:value="0.313780536871196" calcext:value-type="float">
            <text:p>0,3137805369</text:p>
          </table:table-cell>
          <table:table-cell table:formula="of:=[.$M$3]*[.M168]" office:value-type="float" office:value="0.000211054624533933" calcext:value-type="float">
            <text:p>0,0002110546</text:p>
          </table:table-cell>
          <table:table-cell table:number-columns-repeated="9"/>
          <table:table-cell office:value-type="float" office:value="16.5000000000001" calcext:value-type="float">
            <text:p>16,5</text:p>
          </table:table-cell>
          <table:table-cell table:formula="of:=EXP(-1/[.W169])" office:value-type="float" office:value="0.941193940124833" calcext:value-type="float">
            <text:p>0,9411939401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.563" calcext:value-type="float">
            <text:p>289,5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table:formula="of:=[.J169]*[.$J$3]" office:value-type="float" office:value="0.0349565500897232" calcext:value-type="float">
            <text:p>0,0349565501</text:p>
          </table:table-cell>
          <table:table-cell/>
          <table:table-cell table:formula="of:=[.L169]*[.$L$3]" office:value-type="float" office:value="0.311584073113097" calcext:value-type="float">
            <text:p>0,3115840731</text:p>
          </table:table-cell>
          <table:table-cell table:formula="of:=[.$M$3]*[.M169]" office:value-type="float" office:value="0.000200501893307236" calcext:value-type="float">
            <text:p>0,0002005019</text:p>
          </table:table-cell>
          <table:table-cell table:number-columns-repeated="9"/>
          <table:table-cell office:value-type="float" office:value="16.6000000000001" calcext:value-type="float">
            <text:p>16,6</text:p>
          </table:table-cell>
          <table:table-cell table:formula="of:=EXP(-1/[.W170])" office:value-type="float" office:value="0.941537629710251" calcext:value-type="float">
            <text:p>0,9415376297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.876" calcext:value-type="float">
            <text:p>288,8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8" calcext:value-type="float">
            <text:p>168</text:p>
          </table:table-cell>
          <table:table-cell table:formula="of:=[.J170]*[.$J$3]" office:value-type="float" office:value="0.0342574190879287" calcext:value-type="float">
            <text:p>0,0342574191</text:p>
          </table:table-cell>
          <table:table-cell/>
          <table:table-cell table:formula="of:=[.L170]*[.$L$3]" office:value-type="float" office:value="0.309402984601306" calcext:value-type="float">
            <text:p>0,3094029846</text:p>
          </table:table-cell>
          <table:table-cell table:formula="of:=[.$M$3]*[.M170]" office:value-type="float" office:value="0.000190476798641874" calcext:value-type="float">
            <text:p>0,0001904768</text:p>
          </table:table-cell>
          <table:table-cell table:number-columns-repeated="9"/>
          <table:table-cell office:value-type="float" office:value="16.7" calcext:value-type="float">
            <text:p>16,7</text:p>
          </table:table-cell>
          <table:table-cell table:formula="of:=EXP(-1/[.W171])" office:value-type="float" office:value="0.941877326509868" calcext:value-type="float">
            <text:p>0,9418773265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8.69" calcext:value-type="float">
            <text:p>288,6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table:formula="of:=[.J171]*[.$J$3]" office:value-type="float" office:value="0.0335722707061701" calcext:value-type="float">
            <text:p>0,0335722707</text:p>
          </table:table-cell>
          <table:table-cell/>
          <table:table-cell table:formula="of:=[.L171]*[.$L$3]" office:value-type="float" office:value="0.307237163709097" calcext:value-type="float">
            <text:p>0,3072371637</text:p>
          </table:table-cell>
          <table:table-cell table:formula="of:=[.$M$3]*[.M171]" office:value-type="float" office:value="0.00018095295870978" calcext:value-type="float">
            <text:p>0,000180953</text:p>
          </table:table-cell>
          <table:table-cell table:number-columns-repeated="9"/>
          <table:table-cell office:value-type="float" office:value="16.8000000000001" calcext:value-type="float">
            <text:p>16,8</text:p>
          </table:table-cell>
          <table:table-cell table:formula="of:=EXP(-1/[.W172])" office:value-type="float" office:value="0.942213099678931" calcext:value-type="float">
            <text:p>0,9422130997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.109" calcext:value-type="float">
            <text:p>289,10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table:formula="of:=[.J172]*[.$J$3]" office:value-type="float" office:value="0.0329008252920467" calcext:value-type="float">
            <text:p>0,0329008253</text:p>
          </table:table-cell>
          <table:table-cell/>
          <table:table-cell table:formula="of:=[.L172]*[.$L$3]" office:value-type="float" office:value="0.305086503563133" calcext:value-type="float">
            <text:p>0,3050865036</text:p>
          </table:table-cell>
          <table:table-cell table:formula="of:=[.$M$3]*[.M172]" office:value-type="float" office:value="0.000171905310774291" calcext:value-type="float">
            <text:p>0,0001719053</text:p>
          </table:table-cell>
          <table:table-cell table:number-columns-repeated="9"/>
          <table:table-cell office:value-type="float" office:value="16.9000000000001" calcext:value-type="float">
            <text:p>16,9</text:p>
          </table:table-cell>
          <table:table-cell table:formula="of:=EXP(-1/[.W173])" office:value-type="float" office:value="0.94254501678533" calcext:value-type="float">
            <text:p>0,9425450168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9.608" calcext:value-type="float">
            <text:p>289,60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table:formula="of:=[.J173]*[.$J$3]" office:value-type="float" office:value="0.0322428087862058" calcext:value-type="float">
            <text:p>0,0322428088</text:p>
          </table:table-cell>
          <table:table-cell/>
          <table:table-cell table:formula="of:=[.L173]*[.$L$3]" office:value-type="float" office:value="0.302950898038191" calcext:value-type="float">
            <text:p>0,302950898</text:p>
          </table:table-cell>
          <table:table-cell table:formula="of:=[.$M$3]*[.M173]" office:value-type="float" office:value="0.000163310045235577" calcext:value-type="float">
            <text:p>0,00016331</text:p>
          </table:table-cell>
          <table:table-cell table:number-columns-repeated="9"/>
          <table:table-cell office:value-type="float" office:value="17.0000000000001" calcext:value-type="float">
            <text:p>17</text:p>
          </table:table-cell>
          <table:table-cell table:formula="of:=EXP(-1/[.W174])" office:value-type="float" office:value="0.942873143854875" calcext:value-type="float">
            <text:p>0,9428731439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0.404" calcext:value-type="float">
            <text:p>290,40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table:formula="of:=[.J174]*[.$J$3]" office:value-type="float" office:value="0.0315979526104817" calcext:value-type="float">
            <text:p>0,0315979526</text:p>
          </table:table-cell>
          <table:table-cell/>
          <table:table-cell table:formula="of:=[.L174]*[.$L$3]" office:value-type="float" office:value="0.300830241751924" calcext:value-type="float">
            <text:p>0,3008302418</text:p>
          </table:table-cell>
          <table:table-cell table:formula="of:=[.$M$3]*[.M174]" office:value-type="float" office:value="0.000155144542973798" calcext:value-type="float">
            <text:p>0,0001551445</text:p>
          </table:table-cell>
          <table:table-cell table:number-columns-repeated="9"/>
          <table:table-cell office:value-type="float" office:value="17.1000000000001" calcext:value-type="float">
            <text:p>17,1</text:p>
          </table:table-cell>
          <table:table-cell table:formula="of:=EXP(-1/[.W175])" office:value-type="float" office:value="0.943197545415018" calcext:value-type="float">
            <text:p>0,9431975454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9.672" calcext:value-type="float">
            <text:p>289,67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table:formula="of:=[.J175]*[.$J$3]" office:value-type="float" office:value="0.030965993558272" calcext:value-type="float">
            <text:p>0,0309659936</text:p>
          </table:table-cell>
          <table:table-cell/>
          <table:table-cell table:formula="of:=[.L175]*[.$L$3]" office:value-type="float" office:value="0.29872443005966" calcext:value-type="float">
            <text:p>0,2987244301</text:p>
          </table:table-cell>
          <table:table-cell table:formula="of:=[.$M$3]*[.M175]" office:value-type="float" office:value="0.000147387315825108" calcext:value-type="float">
            <text:p>0,0001473873</text:p>
          </table:table-cell>
          <table:table-cell table:number-columns-repeated="9"/>
          <table:table-cell office:value-type="float" office:value="17.2000000000001" calcext:value-type="float">
            <text:p>17,2</text:p>
          </table:table-cell>
          <table:table-cell table:formula="of:=EXP(-1/[.W176])" office:value-type="float" office:value="0.943518284537107" calcext:value-type="float">
            <text:p>0,9435182845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.001" calcext:value-type="float">
            <text:p>290,00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table:formula="of:=[.J176]*[.$J$3]" office:value-type="float" office:value="0.0303466736871066" calcext:value-type="float">
            <text:p>0,0303466737</text:p>
          </table:table-cell>
          <table:table-cell/>
          <table:table-cell table:formula="of:=[.L176]*[.$L$3]" office:value-type="float" office:value="0.296633359049243" calcext:value-type="float">
            <text:p>0,296633359</text:p>
          </table:table-cell>
          <table:table-cell table:formula="of:=[.$M$3]*[.M176]" office:value-type="float" office:value="0.000140017950033853" calcext:value-type="float">
            <text:p>0,000140018</text:p>
          </table:table-cell>
          <table:table-cell table:number-columns-repeated="9"/>
          <table:table-cell office:value-type="float" office:value="17.3000000000001" calcext:value-type="float">
            <text:p>17,3</text:p>
          </table:table-cell>
          <table:table-cell table:formula="of:=EXP(-1/[.W177])" office:value-type="float" office:value="0.943835422877215" calcext:value-type="float">
            <text:p>0,9438354229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8.568" calcext:value-type="float">
            <text:p>288,56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table:formula="of:=[.J177]*[.$J$3]" office:value-type="float" office:value="0.0297397402133645" calcext:value-type="float">
            <text:p>0,0297397402</text:p>
          </table:table-cell>
          <table:table-cell/>
          <table:table-cell table:formula="of:=[.L177]*[.$L$3]" office:value-type="float" office:value="0.294556925535898" calcext:value-type="float">
            <text:p>0,2945569255</text:p>
          </table:table-cell>
          <table:table-cell table:formula="of:=[.$M$3]*[.M177]" office:value-type="float" office:value="0.00013301705253216" calcext:value-type="float">
            <text:p>0,0001330171</text:p>
          </table:table-cell>
          <table:table-cell table:number-columns-repeated="9"/>
          <table:table-cell office:value-type="float" office:value="17.4000000000001" calcext:value-type="float">
            <text:p>17,4</text:p>
          </table:table-cell>
          <table:table-cell table:formula="of:=EXP(-1/[.W178])" office:value-type="float" office:value="0.944149020715603" calcext:value-type="float">
            <text:p>0,9441490207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.293" calcext:value-type="float">
            <text:p>289,2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table:formula="of:=[.J178]*[.$J$3]" office:value-type="float" office:value="0.0291449454090972" calcext:value-type="float">
            <text:p>0,0291449454</text:p>
          </table:table-cell>
          <table:table-cell/>
          <table:table-cell table:formula="of:=[.L178]*[.$L$3]" office:value-type="float" office:value="0.292495027057147" calcext:value-type="float">
            <text:p>0,2924950271</text:p>
          </table:table-cell>
          <table:table-cell table:formula="of:=[.$M$3]*[.M178]" office:value-type="float" office:value="0.000126366199905552" calcext:value-type="float">
            <text:p>0,0001263662</text:p>
          </table:table-cell>
          <table:table-cell table:number-columns-repeated="9"/>
          <table:table-cell office:value-type="float" office:value="17.5000000000001" calcext:value-type="float">
            <text:p>17,5</text:p>
          </table:table-cell>
          <table:table-cell table:formula="of:=EXP(-1/[.W179])" office:value-type="float" office:value="0.94445913699487" calcext:value-type="float">
            <text:p>0,944459137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2.539" calcext:value-type="float">
            <text:p>292,53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table:formula="of:=[.J179]*[.$J$3]" office:value-type="float" office:value="0.0285620465009152" calcext:value-type="float">
            <text:p>0,0285620465</text:p>
          </table:table-cell>
          <table:table-cell/>
          <table:table-cell table:formula="of:=[.L179]*[.$L$3]" office:value-type="float" office:value="0.290447561867747" calcext:value-type="float">
            <text:p>0,2904475619</text:p>
          </table:table-cell>
          <table:table-cell table:formula="of:=[.$M$3]*[.M179]" office:value-type="float" office:value="0.000120047889910275" calcext:value-type="float">
            <text:p>0,0001200479</text:p>
          </table:table-cell>
          <table:table-cell table:number-columns-repeated="9"/>
          <table:table-cell office:value-type="float" office:value="17.6000000000001" calcext:value-type="float">
            <text:p>17,6</text:p>
          </table:table-cell>
          <table:table-cell table:formula="of:=EXP(-1/[.W180])" office:value-type="float" office:value="0.944765829356843" calcext:value-type="float">
            <text:p>0,9447658294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.773" calcext:value-type="float">
            <text:p>296,77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formula="of:=[.J180]*[.$J$3]" office:value-type="float" office:value="0.0279908055708969" calcext:value-type="float">
            <text:p>0,0279908056</text:p>
          </table:table-cell>
          <table:table-cell/>
          <table:table-cell table:formula="of:=[.L180]*[.$L$3]" office:value-type="float" office:value="0.288414428934672" calcext:value-type="float">
            <text:p>0,2884144289</text:p>
          </table:table-cell>
          <table:table-cell table:formula="of:=[.$M$3]*[.M180]" office:value-type="float" office:value="0.000114045495414761" calcext:value-type="float">
            <text:p>0,0001140455</text:p>
          </table:table-cell>
          <table:table-cell table:number-columns-repeated="9"/>
          <table:table-cell office:value-type="float" office:value="17.7000000000001" calcext:value-type="float">
            <text:p>17,7</text:p>
          </table:table-cell>
          <table:table-cell table:formula="of:=EXP(-1/[.W181])" office:value-type="float" office:value="0.945069154178253" calcext:value-type="float">
            <text:p>0,9450691542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9.447" calcext:value-type="float">
            <text:p>289,44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formula="of:=[.J181]*[.$J$3]" office:value-type="float" office:value="0.027430989459479" calcext:value-type="float">
            <text:p>0,0274309895</text:p>
          </table:table-cell>
          <table:table-cell/>
          <table:table-cell table:formula="of:=[.L181]*[.$L$3]" office:value-type="float" office:value="0.28639552793213" calcext:value-type="float">
            <text:p>0,2863955279</text:p>
          </table:table-cell>
          <table:table-cell table:formula="of:=[.$M$3]*[.M181]" office:value-type="float" office:value="0.000108343220644023" calcext:value-type="float">
            <text:p>0,0001083432</text:p>
          </table:table-cell>
          <table:table-cell table:number-columns-repeated="9"/>
          <table:table-cell office:value-type="float" office:value="17.8000000000001" calcext:value-type="float">
            <text:p>17,8</text:p>
          </table:table-cell>
          <table:table-cell table:formula="of:=EXP(-1/[.W182])" office:value-type="float" office:value="0.945369166605237" calcext:value-type="float">
            <text:p>0,9453691666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0.031" calcext:value-type="float">
            <text:p>290,03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table:formula="of:=[.J182]*[.$J$3]" office:value-type="float" office:value="0.0268823696702894" calcext:value-type="float">
            <text:p>0,0268823697</text:p>
          </table:table-cell>
          <table:table-cell/>
          <table:table-cell table:formula="of:=[.L182]*[.$L$3]" office:value-type="float" office:value="0.284390759236605" calcext:value-type="float">
            <text:p>0,2843907592</text:p>
          </table:table-cell>
          <table:table-cell table:formula="of:=[.$M$3]*[.M182]" office:value-type="float" office:value="0.000102926059611822" calcext:value-type="float">
            <text:p>0,0001029261</text:p>
          </table:table-cell>
          <table:table-cell table:number-columns-repeated="9"/>
          <table:table-cell office:value-type="float" office:value="17.9000000000001" calcext:value-type="float">
            <text:p>17,9</text:p>
          </table:table-cell>
          <table:table-cell table:formula="of:=EXP(-1/[.W183])" office:value-type="float" office:value="0.94566592058673" calcext:value-type="float">
            <text:p>0,945665920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89.910339" calcext:value-type="float">
            <text:p>289,910339</text:p>
          </table:table-cell>
          <table:table-cell office:value-type="float" office:value="41.5" calcext:value-type="float">
            <text:p>41,5</text:p>
          </table:table-cell>
          <table:table-cell office:value-type="float" office:value="5.25" calcext:value-type="float">
            <text:p>5,25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table:formula="of:=[.J183]*[.$J$3]" office:value-type="float" office:value="0.0263447222768836" calcext:value-type="float">
            <text:p>0,0263447223</text:p>
          </table:table-cell>
          <table:table-cell/>
          <table:table-cell table:formula="of:=[.L183]*[.$L$3]" office:value-type="float" office:value="0.282400023921949" calcext:value-type="float">
            <text:p>0,2824000239</text:p>
          </table:table-cell>
          <table:table-cell table:formula="of:=[.$M$3]*[.M183]" office:value-type="float" office:value="0.0000977797566312306" calcext:value-type="float">
            <text:p>9,77797566312306E-05</text:p>
          </table:table-cell>
          <table:table-cell table:number-columns-repeated="9"/>
          <table:table-cell office:value-type="float" office:value="18.0000000000001" calcext:value-type="float">
            <text:p>18</text:p>
          </table:table-cell>
          <table:table-cell table:formula="of:=EXP(-1/[.W184])" office:value-type="float" office:value="0.945959468906766" calcext:value-type="float">
            <text:p>0,9459594689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182" calcext:value-type="float">
            <text:p>182</text:p>
          </table:table-cell>
          <table:table-cell table:formula="of:=[.J184]*[.$J$3]" office:value-type="float" office:value="0.0258178278313459" calcext:value-type="float">
            <text:p>0,0258178278</text:p>
          </table:table-cell>
          <table:table-cell/>
          <table:table-cell table:formula="of:=[.L184]*[.$L$3]" office:value-type="float" office:value="0.280423223754495" calcext:value-type="float">
            <text:p>0,2804232238</text:p>
          </table:table-cell>
          <table:table-cell table:formula="of:=[.$M$3]*[.M184]" office:value-type="float" office:value="0.0000928907687996691" calcext:value-type="float">
            <text:p>9,28907687996691E-05</text:p>
          </table:table-cell>
          <table:table-cell table:number-columns-repeated="9"/>
          <table:table-cell office:value-type="float" office:value="18.1000000000001" calcext:value-type="float">
            <text:p>18,1</text:p>
          </table:table-cell>
          <table:table-cell table:formula="of:=EXP(-1/[.W185])" office:value-type="float" office:value="0.946249863215738" calcext:value-type="float">
            <text:p>0,94624986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10000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table:formula="of:=[.J185]*[.$J$3]" office:value-type="float" office:value="0.025301471274719" calcext:value-type="float">
            <text:p>0,0253014713</text:p>
          </table:table-cell>
          <table:table-cell/>
          <table:table-cell table:formula="of:=[.L185]*[.$L$3]" office:value-type="float" office:value="0.278460261188214" calcext:value-type="float">
            <text:p>0,2784602612</text:p>
          </table:table-cell>
          <table:table-cell table:formula="of:=[.$M$3]*[.M185]" office:value-type="float" office:value="0.0000882462303596856" calcext:value-type="float">
            <text:p>8,82462303596856E-05</text:p>
          </table:table-cell>
          <table:table-cell table:number-columns-repeated="9"/>
          <table:table-cell office:value-type="float" office:value="18.2000000000001" calcext:value-type="float">
            <text:p>18,2</text:p>
          </table:table-cell>
          <table:table-cell table:formula="of:=EXP(-1/[.W186])" office:value-type="float" office:value="0.946537154060669" calcext:value-type="float">
            <text:p>0,9465371541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.498" calcext:value-type="float">
            <text:p>300,498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table:formula="of:=[.J186]*[.$J$3]" office:value-type="float" office:value="0.0247954418492246" calcext:value-type="float">
            <text:p>0,0247954418</text:p>
          </table:table-cell>
          <table:table-cell/>
          <table:table-cell table:formula="of:=[.L186]*[.$L$3]" office:value-type="float" office:value="0.276511039359896" calcext:value-type="float">
            <text:p>0,2765110394</text:p>
          </table:table-cell>
          <table:table-cell table:formula="of:=[.$M$3]*[.M186]" office:value-type="float" office:value="0.0000838339188417013" calcext:value-type="float">
            <text:p>8,38339188417013E-05</text:p>
          </table:table-cell>
          <table:table-cell table:number-columns-repeated="9"/>
          <table:table-cell office:value-type="float" office:value="18.3000000000001" calcext:value-type="float">
            <text:p>18,3</text:p>
          </table:table-cell>
          <table:table-cell table:formula="of:=EXP(-1/[.W187])" office:value-type="float" office:value="0.946821390914502" calcext:value-type="float">
            <text:p>0,9468213909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.22" calcext:value-type="float">
            <text:p>289,2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table:formula="of:=[.J187]*[.$J$3]" office:value-type="float" office:value="0.0242995330122401" calcext:value-type="float">
            <text:p>0,024299533</text:p>
          </table:table-cell>
          <table:table-cell/>
          <table:table-cell table:formula="of:=[.L187]*[.$L$3]" office:value-type="float" office:value="0.274575462084377" calcext:value-type="float">
            <text:p>0,2745754621</text:p>
          </table:table-cell>
          <table:table-cell table:formula="of:=[.$M$3]*[.M187]" office:value-type="float" office:value="0.0000796422228996163" calcext:value-type="float">
            <text:p>7,96422228996163E-05</text:p>
          </table:table-cell>
          <table:table-cell table:number-columns-repeated="9"/>
          <table:table-cell office:value-type="float" office:value="18.4000000000001" calcext:value-type="float">
            <text:p>18,4</text:p>
          </table:table-cell>
          <table:table-cell table:formula="of:=EXP(-1/[.W188])" office:value-type="float" office:value="0.947102622204476" calcext:value-type="float">
            <text:p>0,9471026222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5.431" calcext:value-type="float">
            <text:p>295,43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table:formula="of:=[.J188]*[.$J$3]" office:value-type="float" office:value="0.0238135423519953" calcext:value-type="float">
            <text:p>0,0238135424</text:p>
          </table:table-cell>
          <table:table-cell/>
          <table:table-cell table:formula="of:=[.L188]*[.$L$3]" office:value-type="float" office:value="0.272653433849786" calcext:value-type="float">
            <text:p>0,2726534338</text:p>
          </table:table-cell>
          <table:table-cell table:formula="of:=[.$M$3]*[.M188]" office:value-type="float" office:value="0.0000756601117546355" calcext:value-type="float">
            <text:p>7,56601117546355E-05</text:p>
          </table:table-cell>
          <table:table-cell table:number-columns-repeated="9"/>
          <table:table-cell office:value-type="float" office:value="18.5000000000001" calcext:value-type="float">
            <text:p>18,5</text:p>
          </table:table-cell>
          <table:table-cell table:formula="of:=EXP(-1/[.W189])" office:value-type="float" office:value="0.947380895339599" calcext:value-type="float">
            <text:p>0,947380895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9.191" calcext:value-type="float">
            <text:p>329,1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table:formula="of:=[.J189]*[.$J$3]" office:value-type="float" office:value="0.0233372715049554" calcext:value-type="float">
            <text:p>0,0233372715</text:p>
          </table:table-cell>
          <table:table-cell/>
          <table:table-cell table:formula="of:=[.L189]*[.$L$3]" office:value-type="float" office:value="0.270744859812838" calcext:value-type="float">
            <text:p>0,2707448598</text:p>
          </table:table-cell>
          <table:table-cell table:formula="of:=[.$M$3]*[.M189]" office:value-type="float" office:value="0.0000718771061669037" calcext:value-type="float">
            <text:p>7,18771061669037E-05</text:p>
          </table:table-cell>
          <table:table-cell table:number-columns-repeated="9"/>
          <table:table-cell office:value-type="float" office:value="18.6000000000001" calcext:value-type="float">
            <text:p>18,6</text:p>
          </table:table-cell>
          <table:table-cell table:formula="of:=EXP(-1/[.W190])" office:value-type="float" office:value="0.947656256737265" calcext:value-type="float">
            <text:p>0,947656256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.389" calcext:value-type="float">
            <text:p>289,38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table:formula="of:=[.J190]*[.$J$3]" office:value-type="float" office:value="0.0228705260748563" calcext:value-type="float">
            <text:p>0,0228705261</text:p>
          </table:table-cell>
          <table:table-cell/>
          <table:table-cell table:formula="of:=[.L190]*[.$L$3]" office:value-type="float" office:value="0.268849645794148" calcext:value-type="float">
            <text:p>0,2688496458</text:p>
          </table:table-cell>
          <table:table-cell table:formula="of:=[.$M$3]*[.M190]" office:value-type="float" office:value="0.0000682832508585585" calcext:value-type="float">
            <text:p>6,82832508585585E-05</text:p>
          </table:table-cell>
          <table:table-cell table:number-columns-repeated="9"/>
          <table:table-cell office:value-type="float" office:value="18.7000000000001" calcext:value-type="float">
            <text:p>18,7</text:p>
          </table:table-cell>
          <table:table-cell table:formula="of:=EXP(-1/[.W191])" office:value-type="float" office:value="0.947928751849037" calcext:value-type="float">
            <text:p>0,9479287518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.761" calcext:value-type="float">
            <text:p>289,76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table:formula="of:=[.J191]*[.$J$3]" office:value-type="float" office:value="0.0224131155533592" calcext:value-type="float">
            <text:p>0,0224131156</text:p>
          </table:table-cell>
          <table:table-cell/>
          <table:table-cell table:formula="of:=[.L191]*[.$L$3]" office:value-type="float" office:value="0.266967698273589" calcext:value-type="float">
            <text:p>0,2669676983</text:p>
          </table:table-cell>
          <table:table-cell table:formula="of:=[.$M$3]*[.M191]" office:value-type="float" office:value="0.0000648690883156306" calcext:value-type="float">
            <text:p>6,48690883156306E-05</text:p>
          </table:table-cell>
          <table:table-cell table:number-columns-repeated="9"/>
          <table:table-cell office:value-type="float" office:value="18.8000000000001" calcext:value-type="float">
            <text:p>18,8</text:p>
          </table:table-cell>
          <table:table-cell table:formula="of:=EXP(-1/[.W192])" office:value-type="float" office:value="0.94819842518563" calcext:value-type="float">
            <text:p>0,9481984252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.542" calcext:value-type="float">
            <text:p>290,5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table:formula="of:=[.J192]*[.$J$3]" office:value-type="float" office:value="0.021964853242292" calcext:value-type="float">
            <text:p>0,0219648532</text:p>
          </table:table-cell>
          <table:table-cell/>
          <table:table-cell table:formula="of:=[.L192]*[.$L$3]" office:value-type="float" office:value="0.265098924385674" calcext:value-type="float">
            <text:p>0,2650989244</text:p>
          </table:table-cell>
          <table:table-cell table:formula="of:=[.$M$3]*[.M192]" office:value-type="float" office:value="0.0000616256338998491" calcext:value-type="float">
            <text:p>6,16256338998491E-05</text:p>
          </table:table-cell>
          <table:table-cell table:number-columns-repeated="9"/>
          <table:table-cell office:value-type="float" office:value="18.9000000000001" calcext:value-type="float">
            <text:p>18,9</text:p>
          </table:table-cell>
          <table:table-cell table:formula="of:=EXP(-1/[.W193])" office:value-type="float" office:value="0.948465320341125" calcext:value-type="float">
            <text:p>0,9484653203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.486" calcext:value-type="float">
            <text:p>290,48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table:formula="of:=[.J193]*[.$J$3]" office:value-type="float" office:value="0.0215255561774462" calcext:value-type="float">
            <text:p>0,0215255562</text:p>
          </table:table-cell>
          <table:table-cell/>
          <table:table-cell table:formula="of:=[.L193]*[.$L$3]" office:value-type="float" office:value="0.263243231914974" calcext:value-type="float">
            <text:p>0,2632432319</text:p>
          </table:table-cell>
          <table:table-cell table:formula="of:=[.$M$3]*[.M193]" office:value-type="float" office:value="0.0000585443522048566" calcext:value-type="float">
            <text:p>5,85443522048566E-05</text:p>
          </table:table-cell>
          <table:table-cell table:number-columns-repeated="9"/>
          <table:table-cell office:value-type="float" office:value="19.0000000000001" calcext:value-type="float">
            <text:p>19</text:p>
          </table:table-cell>
          <table:table-cell table:formula="of:=EXP(-1/[.W194])" office:value-type="float" office:value="0.948729480016437" calcext:value-type="float">
            <text:p>0,9487294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7.818" calcext:value-type="float">
            <text:p>287,81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table:formula="of:=[.J194]*[.$J$3]" office:value-type="float" office:value="0.0210950450538972" calcext:value-type="float">
            <text:p>0,0210950451</text:p>
          </table:table-cell>
          <table:table-cell/>
          <table:table-cell table:formula="of:=[.L194]*[.$L$3]" office:value-type="float" office:value="0.261400529291569" calcext:value-type="float">
            <text:p>0,2614005293</text:p>
          </table:table-cell>
          <table:table-cell table:formula="of:=[.$M$3]*[.M194]" office:value-type="float" office:value="0.0000556171345946138" calcext:value-type="float">
            <text:p>5,56171345946138E-05</text:p>
          </table:table-cell>
          <table:table-cell table:number-columns-repeated="9"/>
          <table:table-cell office:value-type="float" office:value="19.1000000000001" calcext:value-type="float">
            <text:p>19,1</text:p>
          </table:table-cell>
          <table:table-cell table:formula="of:=EXP(-1/[.W195])" office:value-type="float" office:value="0.948990946042071" calcext:value-type="float">
            <text:p>0,948990946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.389" calcext:value-type="float">
            <text:p>290,38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93" calcext:value-type="float">
            <text:p>193</text:p>
          </table:table-cell>
          <table:table-cell table:formula="of:=[.J195]*[.$J$3]" office:value-type="float" office:value="0.0206731441528193" calcext:value-type="float">
            <text:p>0,0206731442</text:p>
          </table:table-cell>
          <table:table-cell/>
          <table:table-cell table:formula="of:=[.L195]*[.$L$3]" office:value-type="float" office:value="0.259570725586528" calcext:value-type="float">
            <text:p>0,2595707256</text:p>
          </table:table-cell>
          <table:table-cell table:formula="of:=[.$M$3]*[.M195]" office:value-type="float" office:value="0.0000528362778648831" calcext:value-type="float">
            <text:p>5,28362778648831E-05</text:p>
          </table:table-cell>
          <table:table-cell table:number-columns-repeated="9"/>
          <table:table-cell office:value-type="float" office:value="19.2000000000001" calcext:value-type="float">
            <text:p>19,2</text:p>
          </table:table-cell>
          <table:table-cell table:formula="of:=EXP(-1/[.W196])" office:value-type="float" office:value="0.949249759400175" calcext:value-type="float">
            <text:p>0,9492497594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.131" calcext:value-type="float">
            <text:p>290,13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table:formula="of:=[.J196]*[.$J$3]" office:value-type="float" office:value="0.0202596812697629" calcext:value-type="float">
            <text:p>0,0202596813</text:p>
          </table:table-cell>
          <table:table-cell/>
          <table:table-cell table:formula="of:=[.L196]*[.$L$3]" office:value-type="float" office:value="0.257753730507422" calcext:value-type="float">
            <text:p>0,2577537305</text:p>
          </table:table-cell>
          <table:table-cell table:formula="of:=[.$M$3]*[.M196]" office:value-type="float" office:value="0.000050194463971639" calcext:value-type="float">
            <text:p>5,0194463971639E-05</text:p>
          </table:table-cell>
          <table:table-cell table:number-columns-repeated="9"/>
          <table:table-cell office:value-type="float" office:value="19.3000000000001" calcext:value-type="float">
            <text:p>19,3</text:p>
          </table:table-cell>
          <table:table-cell table:formula="of:=EXP(-1/[.W197])" office:value-type="float" office:value="0.949505960245939" calcext:value-type="float">
            <text:p>0,9495059602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9.974" calcext:value-type="float">
            <text:p>289,97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table:formula="of:=[.J197]*[.$J$3]" office:value-type="float" office:value="0.0198544876443677" calcext:value-type="float">
            <text:p>0,0198544876</text:p>
          </table:table-cell>
          <table:table-cell/>
          <table:table-cell table:formula="of:=[.L197]*[.$L$3]" office:value-type="float" office:value="0.25594945439387" calcext:value-type="float">
            <text:p>0,2559494544</text:p>
          </table:table-cell>
          <table:table-cell table:formula="of:=[.$M$3]*[.M197]" office:value-type="float" office:value="0.000047684740773057" calcext:value-type="float">
            <text:p>4,7684740773057E-05</text:p>
          </table:table-cell>
          <table:table-cell table:number-columns-repeated="9"/>
          <table:table-cell office:value-type="float" office:value="19.4000000000001" calcext:value-type="float">
            <text:p>19,4</text:p>
          </table:table-cell>
          <table:table-cell table:formula="of:=EXP(-1/[.W198])" office:value-type="float" office:value="0.949759587928339" calcext:value-type="float">
            <text:p>0,9497595879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0.021" calcext:value-type="float">
            <text:p>290,02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table:formula="of:=[.J198]*[.$J$3]" office:value-type="float" office:value="0.0194573978914803" calcext:value-type="float">
            <text:p>0,0194573979</text:p>
          </table:table-cell>
          <table:table-cell/>
          <table:table-cell table:formula="of:=[.L198]*[.$L$3]" office:value-type="float" office:value="0.254157808213113" calcext:value-type="float">
            <text:p>0,2541578082</text:p>
          </table:table-cell>
          <table:table-cell table:formula="of:=[.$M$3]*[.M198]" office:value-type="float" office:value="0.0000453005037344042" calcext:value-type="float">
            <text:p>4,53005037344042E-05</text:p>
          </table:table-cell>
          <table:table-cell table:number-columns-repeated="9"/>
          <table:table-cell office:value-type="float" office:value="19.5000000000001" calcext:value-type="float">
            <text:p>19,5</text:p>
          </table:table-cell>
          <table:table-cell table:formula="of:=EXP(-1/[.W199])" office:value-type="float" office:value="0.950010681010268" calcext:value-type="float">
            <text:p>0,950010681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2.751" calcext:value-type="float">
            <text:p>292,75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table:formula="of:=[.J199]*[.$J$3]" office:value-type="float" office:value="0.0190682499336507" calcext:value-type="float">
            <text:p>0,0190682499</text:p>
          </table:table-cell>
          <table:table-cell/>
          <table:table-cell table:formula="of:=[.L199]*[.$L$3]" office:value-type="float" office:value="0.252378703555622" calcext:value-type="float">
            <text:p>0,2523787036</text:p>
          </table:table-cell>
          <table:table-cell table:formula="of:=[.$M$3]*[.M199]" office:value-type="float" office:value="0.000043035478547684" calcext:value-type="float">
            <text:p>4,3035478547684E-05</text:p>
          </table:table-cell>
          <table:table-cell table:number-columns-repeated="9"/>
          <table:table-cell office:value-type="float" office:value="19.6000000000001" calcext:value-type="float">
            <text:p>19,6</text:p>
          </table:table-cell>
          <table:table-cell table:formula="of:=EXP(-1/[.W200])" office:value-type="float" office:value="0.950259277288062" calcext:value-type="float">
            <text:p>0,9502592773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8.459" calcext:value-type="float">
            <text:p>288,45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table:formula="of:=[.J200]*[.$J$3]" office:value-type="float" office:value="0.0186868849349777" calcext:value-type="float">
            <text:p>0,0186868849</text:p>
          </table:table-cell>
          <table:table-cell/>
          <table:table-cell table:formula="of:=[.L200]*[.$L$3]" office:value-type="float" office:value="0.250612052630732" calcext:value-type="float">
            <text:p>0,2506120526</text:p>
          </table:table-cell>
          <table:table-cell table:formula="of:=[.$M$3]*[.M200]" office:value-type="float" office:value="0.0000408837046202998" calcext:value-type="float">
            <text:p>4,08837046202998E-05</text:p>
          </table:table-cell>
          <table:table-cell table:number-columns-repeated="9"/>
          <table:table-cell office:value-type="float" office:value="19.7000000000001" calcext:value-type="float">
            <text:p>19,7</text:p>
          </table:table-cell>
          <table:table-cell table:formula="of:=EXP(-1/[.W201])" office:value-type="float" office:value="0.950505413810448" calcext:value-type="float">
            <text:p>0,9505054138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.358" calcext:value-type="float">
            <text:p>289,35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table:formula="of:=[.J201]*[.$J$3]" office:value-type="float" office:value="0.0183131472362781" calcext:value-type="float">
            <text:p>0,0183131472</text:p>
          </table:table-cell>
          <table:table-cell/>
          <table:table-cell table:formula="of:=[.L201]*[.$L$3]" office:value-type="float" office:value="0.248857768262317" calcext:value-type="float">
            <text:p>0,2488577683</text:p>
          </table:table-cell>
          <table:table-cell table:formula="of:=[.$M$3]*[.M201]" office:value-type="float" office:value="0.0000388395193892848" calcext:value-type="float">
            <text:p>3,88395193892848E-05</text:p>
          </table:table-cell>
          <table:table-cell table:number-columns-repeated="9"/>
          <table:table-cell office:value-type="float" office:value="19.8000000000001" calcext:value-type="float">
            <text:p>19,8</text:p>
          </table:table-cell>
          <table:table-cell table:formula="of:=EXP(-1/[.W202])" office:value-type="float" office:value="0.950749126896934" calcext:value-type="float">
            <text:p>0,9507491269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2.245" calcext:value-type="float">
            <text:p>292,24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formula="of:=[.J202]*[.$J$3]" office:value-type="float" office:value="0.0179468842915526" calcext:value-type="float">
            <text:p>0,0179468843</text:p>
          </table:table-cell>
          <table:table-cell/>
          <table:table-cell table:formula="of:=[.L202]*[.$L$3]" office:value-type="float" office:value="0.247115763884481" calcext:value-type="float">
            <text:p>0,2471157639</text:p>
          </table:table-cell>
          <table:table-cell table:formula="of:=[.$M$3]*[.M202]" office:value-type="float" office:value="0.0000368975434198205" calcext:value-type="float">
            <text:p>3,68975434198205E-05</text:p>
          </table:table-cell>
          <table:table-cell table:number-columns-repeated="9"/>
          <table:table-cell office:value-type="float" office:value="19.9000000000001" calcext:value-type="float">
            <text:p>19,9</text:p>
          </table:table-cell>
          <table:table-cell table:formula="of:=EXP(-1/[.W203])" office:value-type="float" office:value="0.950990452155658" calcext:value-type="float">
            <text:p>0,9509904522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.206" calcext:value-type="float">
            <text:p>290,20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table:formula="of:=[.J203]*[.$J$3]" office:value-type="float" office:value="0.0175879466057215" calcext:value-type="float">
            <text:p>0,0175879466</text:p>
          </table:table-cell>
          <table:table-cell/>
          <table:table-cell table:formula="of:=[.L203]*[.$L$3]" office:value-type="float" office:value="0.245385953537289" calcext:value-type="float">
            <text:p>0,2453859535</text:p>
          </table:table-cell>
          <table:table-cell table:formula="of:=[.$M$3]*[.M203]" office:value-type="float" office:value="0.0000350526662488295" calcext:value-type="float">
            <text:p>3,50526662488295E-05</text:p>
          </table:table-cell>
          <table:table-cell table:number-columns-repeated="9"/>
          <table:table-cell office:value-type="float" office:value="20.0000000000001" calcext:value-type="float">
            <text:p>20</text:p>
          </table:table-cell>
          <table:table-cell table:formula="of:=EXP(-1/[.W204])" office:value-type="float" office:value="0.951229424500714" calcext:value-type="float">
            <text:p>0,9512294245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8.492" calcext:value-type="float">
            <text:p>288,49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table:formula="of:=[.J204]*[.$J$3]" office:value-type="float" office:value="0.0172361876736071" calcext:value-type="float">
            <text:p>0,0172361877</text:p>
          </table:table-cell>
          <table:table-cell/>
          <table:table-cell table:formula="of:=[.L204]*[.$L$3]" office:value-type="float" office:value="0.243668251862528" calcext:value-type="float">
            <text:p>0,2436682519</text:p>
          </table:table-cell>
          <table:table-cell table:formula="of:=[.$M$3]*[.M204]" office:value-type="float" office:value="0.000033300032936388" calcext:value-type="float">
            <text:p>0,0000333</text:p>
          </table:table-cell>
          <table:table-cell table:number-columns-repeated="9"/>
          <table:table-cell office:value-type="float" office:value="20.1000000000001" calcext:value-type="float">
            <text:p>20,1</text:p>
          </table:table-cell>
          <table:table-cell table:formula="of:=EXP(-1/[.W205])" office:value-type="float" office:value="0.95146607816898" calcext:value-type="float">
            <text:p>0,9514660782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.591" calcext:value-type="float">
            <text:p>289,5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table:formula="of:=[.J205]*[.$J$3]" office:value-type="float" office:value="0.0168914639201349" calcext:value-type="float">
            <text:p>0,0168914639</text:p>
          </table:table-cell>
          <table:table-cell/>
          <table:table-cell table:formula="of:=[.L205]*[.$L$3]" office:value-type="float" office:value="0.241962574099491" calcext:value-type="float">
            <text:p>0,2419625741</text:p>
          </table:table-cell>
          <table:table-cell table:formula="of:=[.$M$3]*[.M205]" office:value-type="float" office:value="0.0000316350312895686" calcext:value-type="float">
            <text:p>0,000031635</text:p>
          </table:table-cell>
          <table:table-cell table:number-columns-repeated="9"/>
          <table:table-cell office:value-type="float" office:value="20.2000000000001" calcext:value-type="float">
            <text:p>20,2</text:p>
          </table:table-cell>
          <table:table-cell table:formula="of:=EXP(-1/[.W206])" office:value-type="float" office:value="0.95170044673645" calcext:value-type="float">
            <text:p>0,951700446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92.697693" calcext:value-type="float">
            <text:p>292,697693</text:p>
          </table:table-cell>
          <table:table-cell office:value-type="float" office:value="41.950001" calcext:value-type="float">
            <text:p>41,950001</text:p>
          </table:table-cell>
          <table:table-cell office:value-type="float" office:value="6.05" calcext:value-type="float">
            <text:p>6,05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table:formula="of:=[.J206]*[.$J$3]" office:value-type="float" office:value="0.0165536346417322" calcext:value-type="float">
            <text:p>0,0165536346</text:p>
          </table:table-cell>
          <table:table-cell/>
          <table:table-cell table:formula="of:=[.L206]*[.$L$3]" office:value-type="float" office:value="0.240268836080794" calcext:value-type="float">
            <text:p>0,2402688361</text:p>
          </table:table-cell>
          <table:table-cell table:formula="of:=[.$M$3]*[.M206]" office:value-type="float" office:value="0.0000300532797250902" calcext:value-type="float">
            <text:p>3,00532797250902E-05</text:p>
          </table:table-cell>
          <table:table-cell table:number-columns-repeated="9"/>
          <table:table-cell office:value-type="float" office:value="20.3000000000001" calcext:value-type="float">
            <text:p>20,3</text:p>
          </table:table-cell>
          <table:table-cell table:formula="of:=EXP(-1/[.W207])" office:value-type="float" office:value="0.951932563134104" calcext:value-type="float">
            <text:p>0,9519325631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205" calcext:value-type="float">
            <text:p>205</text:p>
          </table:table-cell>
          <table:table-cell table:formula="of:=[.J207]*[.$J$3]" office:value-type="float" office:value="0.0162225619488976" calcext:value-type="float">
            <text:p>0,0162225619</text:p>
          </table:table-cell>
          <table:table-cell/>
          <table:table-cell table:formula="of:=[.L207]*[.$L$3]" office:value-type="float" office:value="0.238586954228229" calcext:value-type="float">
            <text:p>0,2385869542</text:p>
          </table:table-cell>
          <table:table-cell table:formula="of:=[.$M$3]*[.M207]" office:value-type="float" office:value="0.0000285506157388357" calcext:value-type="float">
            <text:p>2,85506157388357E-05</text:p>
          </table:table-cell>
          <table:table-cell table:number-columns-repeated="9"/>
          <table:table-cell office:value-type="float" office:value="20.4000000000001" calcext:value-type="float">
            <text:p>20,4</text:p>
          </table:table-cell>
          <table:table-cell table:formula="of:=EXP(-1/[.W208])" office:value-type="float" office:value="0.952162459663316" calcext:value-type="float">
            <text:p>0,952162459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20000</text:p>
          </table:table-cell>
          <table:table-cell table:number-columns-repeated="7"/>
          <table:table-cell office:value-type="float" office:value="206" calcext:value-type="float">
            <text:p>206</text:p>
          </table:table-cell>
          <table:table-cell table:formula="of:=[.J208]*[.$J$3]" office:value-type="float" office:value="0.0158981107099196" calcext:value-type="float">
            <text:p>0,0158981107</text:p>
          </table:table-cell>
          <table:table-cell/>
          <table:table-cell table:formula="of:=[.L208]*[.$L$3]" office:value-type="float" office:value="0.236916845548631" calcext:value-type="float">
            <text:p>0,2369168455</text:p>
          </table:table-cell>
          <table:table-cell table:formula="of:=[.$M$3]*[.M208]" office:value-type="float" office:value="0.0000271230849518939" calcext:value-type="float">
            <text:p>2,71230849518939E-05</text:p>
          </table:table-cell>
          <table:table-cell table:number-columns-repeated="9"/>
          <table:table-cell office:value-type="float" office:value="20.5000000000001" calcext:value-type="float">
            <text:p>20,5</text:p>
          </table:table-cell>
          <table:table-cell table:formula="of:=EXP(-1/[.W209])" office:value-type="float" office:value="0.952390168010829" calcext:value-type="float">
            <text:p>0,952390168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.374" calcext:value-type="float">
            <text:p>290,37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7" calcext:value-type="float">
            <text:p>207</text:p>
          </table:table-cell>
          <table:table-cell table:formula="of:=[.J209]*[.$J$3]" office:value-type="float" office:value="0.0155801484957213" calcext:value-type="float">
            <text:p>0,0155801485</text:p>
          </table:table-cell>
          <table:table-cell/>
          <table:table-cell table:formula="of:=[.L209]*[.$L$3]" office:value-type="float" office:value="0.235258427629791" calcext:value-type="float">
            <text:p>0,2352584276</text:p>
          </table:table-cell>
          <table:table-cell table:formula="of:=[.$M$3]*[.M209]" office:value-type="float" office:value="0.0000257669307042992" calcext:value-type="float">
            <text:p>2,57669307042992E-05</text:p>
          </table:table-cell>
          <table:table-cell table:number-columns-repeated="9"/>
          <table:table-cell office:value-type="float" office:value="20.6000000000001" calcext:value-type="float">
            <text:p>20,6</text:p>
          </table:table-cell>
          <table:table-cell table:formula="of:=EXP(-1/[.W210])" office:value-type="float" office:value="0.9526157192633" calcext:value-type="float">
            <text:p>0,9526157193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.787" calcext:value-type="float">
            <text:p>288,787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08" calcext:value-type="float">
            <text:p>208</text:p>
          </table:table-cell>
          <table:table-cell table:formula="of:=[.J210]*[.$J$3]" office:value-type="float" office:value="0.0152685455258068" calcext:value-type="float">
            <text:p>0,0152685455</text:p>
          </table:table-cell>
          <table:table-cell/>
          <table:table-cell table:formula="of:=[.L210]*[.$L$3]" office:value-type="float" office:value="0.233611618636382" calcext:value-type="float">
            <text:p>0,2336116186</text:p>
          </table:table-cell>
          <table:table-cell table:formula="of:=[.$M$3]*[.M210]" office:value-type="float" office:value="0.0000244785841690843" calcext:value-type="float">
            <text:p>2,44785841690843E-05</text:p>
          </table:table-cell>
          <table:table-cell table:number-columns-repeated="9"/>
          <table:table-cell office:value-type="float" office:value="20.7000000000001" calcext:value-type="float">
            <text:p>20,7</text:p>
          </table:table-cell>
          <table:table-cell table:formula="of:=EXP(-1/[.W211])" office:value-type="float" office:value="0.952839143921437" calcext:value-type="float">
            <text:p>0,9528391439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.21" calcext:value-type="float">
            <text:p>289,2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9" calcext:value-type="float">
            <text:p>209</text:p>
          </table:table-cell>
          <table:table-cell table:formula="of:=[.J211]*[.$J$3]" office:value-type="float" office:value="0.0149631746152907" calcext:value-type="float">
            <text:p>0,0149631746</text:p>
          </table:table-cell>
          <table:table-cell/>
          <table:table-cell table:formula="of:=[.L211]*[.$L$3]" office:value-type="float" office:value="0.231976337305927" calcext:value-type="float">
            <text:p>0,2319763373</text:p>
          </table:table-cell>
          <table:table-cell table:formula="of:=[.$M$3]*[.M211]" office:value-type="float" office:value="0.0000232546549606301" calcext:value-type="float">
            <text:p>2,32546549606301E-05</text:p>
          </table:table-cell>
          <table:table-cell table:number-columns-repeated="9"/>
          <table:table-cell office:value-type="float" office:value="20.8000000000001" calcext:value-type="float">
            <text:p>20,8</text:p>
          </table:table-cell>
          <table:table-cell table:formula="of:=EXP(-1/[.W212])" office:value-type="float" office:value="0.953060471913734" calcext:value-type="float">
            <text:p>0,9530604719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8.749" calcext:value-type="float">
            <text:p>328,74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formula="of:=[.J212]*[.$J$3]" office:value-type="float" office:value="0.0146639111229849" calcext:value-type="float">
            <text:p>0,0146639111</text:p>
          </table:table-cell>
          <table:table-cell/>
          <table:table-cell table:formula="of:=[.L212]*[.$L$3]" office:value-type="float" office:value="0.230352502944786" calcext:value-type="float">
            <text:p>0,2303525029</text:p>
          </table:table-cell>
          <table:table-cell table:formula="of:=[.$M$3]*[.M212]" office:value-type="float" office:value="0.0000220919222125986" calcext:value-type="float">
            <text:p>2,20919222125986E-05</text:p>
          </table:table-cell>
          <table:table-cell table:number-columns-repeated="9"/>
          <table:table-cell office:value-type="float" office:value="20.9000000000001" calcext:value-type="float">
            <text:p>20,9</text:p>
          </table:table-cell>
          <table:table-cell table:formula="of:=EXP(-1/[.W213])" office:value-type="float" office:value="0.953279732609827" calcext:value-type="float">
            <text:p>0,953279732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.701" calcext:value-type="float">
            <text:p>289,70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formula="of:=[.J213]*[.$J$3]" office:value-type="float" office:value="0.0143706329005252" calcext:value-type="float">
            <text:p>0,0143706329</text:p>
          </table:table-cell>
          <table:table-cell/>
          <table:table-cell table:formula="of:=[.L213]*[.$L$3]" office:value-type="float" office:value="0.228740035424172" calcext:value-type="float">
            <text:p>0,2287400354</text:p>
          </table:table-cell>
          <table:table-cell table:formula="of:=[.$M$3]*[.M213]" office:value-type="float" office:value="0.0000209873261019686" calcext:value-type="float">
            <text:p>2,09873261019686E-05</text:p>
          </table:table-cell>
          <table:table-cell table:number-columns-repeated="9"/>
          <table:table-cell office:value-type="float" office:value="21.0000000000001" calcext:value-type="float">
            <text:p>21</text:p>
          </table:table-cell>
          <table:table-cell table:formula="of:=EXP(-1/[.W214])" office:value-type="float" office:value="0.953496954833477" calcext:value-type="float">
            <text:p>0,9534969548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.791" calcext:value-type="float">
            <text:p>288,79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table:formula="of:=[.J214]*[.$J$3]" office:value-type="float" office:value="0.0140832202425147" calcext:value-type="float">
            <text:p>0,0140832202</text:p>
          </table:table-cell>
          <table:table-cell/>
          <table:table-cell table:formula="of:=[.L214]*[.$L$3]" office:value-type="float" office:value="0.227138855176203" calcext:value-type="float">
            <text:p>0,2271388552</text:p>
          </table:table-cell>
          <table:table-cell table:formula="of:=[.$M$3]*[.M214]" office:value-type="float" office:value="0.0000199379597968702" calcext:value-type="float">
            <text:p>0,000019938</text:p>
          </table:table-cell>
          <table:table-cell table:number-columns-repeated="9"/>
          <table:table-cell office:value-type="float" office:value="21.1000000000001" calcext:value-type="float">
            <text:p>21,1</text:p>
          </table:table-cell>
          <table:table-cell table:formula="of:=EXP(-1/[.W215])" office:value-type="float" office:value="0.953712166875185" calcext:value-type="float">
            <text:p>0,9537121669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1.328" calcext:value-type="float">
            <text:p>291,3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table:formula="of:=[.J215]*[.$J$3]" office:value-type="float" office:value="0.0138015558376644" calcext:value-type="float">
            <text:p>0,0138015558</text:p>
          </table:table-cell>
          <table:table-cell/>
          <table:table-cell table:formula="of:=[.L215]*[.$L$3]" office:value-type="float" office:value="0.22554888318997" calcext:value-type="float">
            <text:p>0,2255488832</text:p>
          </table:table-cell>
          <table:table-cell table:formula="of:=[.$M$3]*[.M215]" office:value-type="float" office:value="0.0000189410618070267" calcext:value-type="float">
            <text:p>1,89410618070267E-05</text:p>
          </table:table-cell>
          <table:table-cell table:number-columns-repeated="9"/>
          <table:table-cell office:value-type="float" office:value="21.2000000000001" calcext:value-type="float">
            <text:p>21,2</text:p>
          </table:table-cell>
          <table:table-cell table:formula="of:=EXP(-1/[.W216])" office:value-type="float" office:value="0.95392539650447" calcext:value-type="float">
            <text:p>0,953925396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.527" calcext:value-type="float">
            <text:p>290,5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14" calcext:value-type="float">
            <text:p>214</text:p>
          </table:table-cell>
          <table:table-cell table:formula="of:=[.J216]*[.$J$3]" office:value-type="float" office:value="0.0135255247209111" calcext:value-type="float">
            <text:p>0,0135255247</text:p>
          </table:table-cell>
          <table:table-cell/>
          <table:table-cell table:formula="of:=[.L216]*[.$L$3]" office:value-type="float" office:value="0.22397004100764" calcext:value-type="float">
            <text:p>0,223970041</text:p>
          </table:table-cell>
          <table:table-cell table:formula="of:=[.$M$3]*[.M216]" office:value-type="float" office:value="0.0000179940087166754" calcext:value-type="float">
            <text:p>0,000017994</text:p>
          </table:table-cell>
          <table:table-cell table:number-columns-repeated="9"/>
          <table:table-cell office:value-type="float" office:value="21.3000000000001" calcext:value-type="float">
            <text:p>21,3</text:p>
          </table:table-cell>
          <table:table-cell table:formula="of:=EXP(-1/[.W217])" office:value-type="float" office:value="0.954136670981802" calcext:value-type="float">
            <text:p>0,954136671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9.75" calcext:value-type="float">
            <text:p>289,7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15" calcext:value-type="float">
            <text:p>215</text:p>
          </table:table-cell>
          <table:table-cell table:formula="of:=[.J217]*[.$J$3]" office:value-type="float" office:value="0.0132550142264929" calcext:value-type="float">
            <text:p>0,0132550142</text:p>
          </table:table-cell>
          <table:table-cell/>
          <table:table-cell table:formula="of:=[.L217]*[.$L$3]" office:value-type="float" office:value="0.222402250720587" calcext:value-type="float">
            <text:p>0,2224022507</text:p>
          </table:table-cell>
          <table:table-cell table:formula="of:=[.$M$3]*[.M217]" office:value-type="float" office:value="0.0000170943082808416" calcext:value-type="float">
            <text:p>1,70943082808416E-05</text:p>
          </table:table-cell>
          <table:table-cell table:number-columns-repeated="9"/>
          <table:table-cell office:value-type="float" office:value="21.4000000000001" calcext:value-type="float">
            <text:p>21,4</text:p>
          </table:table-cell>
          <table:table-cell table:formula="of:=EXP(-1/[.W218])" office:value-type="float" office:value="0.954346017070214" calcext:value-type="float">
            <text:p>0,9543460171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.689" calcext:value-type="float">
            <text:p>289,68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16" calcext:value-type="float">
            <text:p>216</text:p>
          </table:table-cell>
          <table:table-cell table:formula="of:=[.J218]*[.$J$3]" office:value-type="float" office:value="0.012989913941963" calcext:value-type="float">
            <text:p>0,0129899139</text:p>
          </table:table-cell>
          <table:table-cell/>
          <table:table-cell table:formula="of:=[.L218]*[.$L$3]" office:value-type="float" office:value="0.220845434965542" calcext:value-type="float">
            <text:p>0,220845435</text:p>
          </table:table-cell>
          <table:table-cell table:formula="of:=[.$M$3]*[.M218]" office:value-type="float" office:value="0.0000162395928667995" calcext:value-type="float">
            <text:p>1,62395928667995E-05</text:p>
          </table:table-cell>
          <table:table-cell table:number-columns-repeated="9"/>
          <table:table-cell office:value-type="float" office:value="21.5000000000001" calcext:value-type="float">
            <text:p>21,5</text:p>
          </table:table-cell>
          <table:table-cell table:formula="of:=EXP(-1/[.W219])" office:value-type="float" office:value="0.954553461046589" calcext:value-type="float">
            <text:p>0,954553461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.899" calcext:value-type="float">
            <text:p>290,89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17" calcext:value-type="float">
            <text:p>217</text:p>
          </table:table-cell>
          <table:table-cell table:formula="of:=[.J219]*[.$J$3]" office:value-type="float" office:value="0.0127301156631238" calcext:value-type="float">
            <text:p>0,0127301157</text:p>
          </table:table-cell>
          <table:table-cell/>
          <table:table-cell table:formula="of:=[.L219]*[.$L$3]" office:value-type="float" office:value="0.219299516920784" calcext:value-type="float">
            <text:p>0,2192995169</text:p>
          </table:table-cell>
          <table:table-cell table:formula="of:=[.$M$3]*[.M219]" office:value-type="float" office:value="0.0000154276132234595" calcext:value-type="float">
            <text:p>1,54276132234595E-05</text:p>
          </table:table-cell>
          <table:table-cell table:number-columns-repeated="9"/>
          <table:table-cell office:value-type="float" office:value="21.6000000000001" calcext:value-type="float">
            <text:p>21,6</text:p>
          </table:table-cell>
          <table:table-cell table:formula="of:=EXP(-1/[.W220])" office:value-type="float" office:value="0.954759028712651" calcext:value-type="float">
            <text:p>0,9547590287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.308" calcext:value-type="float">
            <text:p>288,30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table:formula="of:=[.J220]*[.$J$3]" office:value-type="float" office:value="0.0124755133498613" calcext:value-type="float">
            <text:p>0,0124755133</text:p>
          </table:table-cell>
          <table:table-cell/>
          <table:table-cell table:formula="of:=[.L220]*[.$L$3]" office:value-type="float" office:value="0.217764420302338" calcext:value-type="float">
            <text:p>0,2177644203</text:p>
          </table:table-cell>
          <table:table-cell table:formula="of:=[.$M$3]*[.M220]" office:value-type="float" office:value="0.0000146562325622866" calcext:value-type="float">
            <text:p>1,46562325622866E-05</text:p>
          </table:table-cell>
          <table:table-cell table:number-columns-repeated="9"/>
          <table:table-cell office:value-type="float" office:value="21.7000000000001" calcext:value-type="float">
            <text:p>21,7</text:p>
          </table:table-cell>
          <table:table-cell table:formula="of:=EXP(-1/[.W221])" office:value-type="float" office:value="0.954962745405653" calcext:value-type="float">
            <text:p>0,9549627454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.737" calcext:value-type="float">
            <text:p>318,73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table:formula="of:=[.J221]*[.$J$3]" office:value-type="float" office:value="0.0122260030828641" calcext:value-type="float">
            <text:p>0,0122260031</text:p>
          </table:table-cell>
          <table:table-cell/>
          <table:table-cell table:formula="of:=[.L221]*[.$L$3]" office:value-type="float" office:value="0.216240069360222" calcext:value-type="float">
            <text:p>0,2162400694</text:p>
          </table:table-cell>
          <table:table-cell table:formula="of:=[.$M$3]*[.M221]" office:value-type="float" office:value="0.0000139234209341722" calcext:value-type="float">
            <text:p>1,39234209341722E-05</text:p>
          </table:table-cell>
          <table:table-cell table:number-columns-repeated="9"/>
          <table:table-cell office:value-type="float" office:value="21.8000000000001" calcext:value-type="float">
            <text:p>21,8</text:p>
          </table:table-cell>
          <table:table-cell table:formula="of:=EXP(-1/[.W222])" office:value-type="float" office:value="0.955164636008779" calcext:value-type="float">
            <text:p>0,955164636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1.331" calcext:value-type="float">
            <text:p>291,33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table:formula="of:=[.J222]*[.$J$3]" office:value-type="float" office:value="0.0119814830212068" calcext:value-type="float">
            <text:p>0,011981483</text:p>
          </table:table-cell>
          <table:table-cell/>
          <table:table-cell table:formula="of:=[.L222]*[.$L$3]" office:value-type="float" office:value="0.2147263888747" calcext:value-type="float">
            <text:p>0,2147263889</text:p>
          </table:table-cell>
          <table:table-cell table:formula="of:=[.$M$3]*[.M222]" office:value-type="float" office:value="0.0000132272498874636" calcext:value-type="float">
            <text:p>1,32272498874636E-05</text:p>
          </table:table-cell>
          <table:table-cell table:number-columns-repeated="9"/>
          <table:table-cell office:value-type="float" office:value="21.9000000000001" calcext:value-type="float">
            <text:p>21,9</text:p>
          </table:table-cell>
          <table:table-cell table:formula="of:=EXP(-1/[.W223])" office:value-type="float" office:value="0.955364724961272" calcext:value-type="float">
            <text:p>0,955364725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2.319" calcext:value-type="float">
            <text:p>292,31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table:formula="of:=[.J223]*[.$J$3]" office:value-type="float" office:value="0.0117418533607826" calcext:value-type="float">
            <text:p>0,0117418534</text:p>
          </table:table-cell>
          <table:table-cell/>
          <table:table-cell table:formula="of:=[.L223]*[.$L$3]" office:value-type="float" office:value="0.213223304152577" calcext:value-type="float">
            <text:p>0,2132233042</text:p>
          </table:table-cell>
          <table:table-cell table:formula="of:=[.$M$3]*[.M223]" office:value-type="float" office:value="0.0000125658873930904" calcext:value-type="float">
            <text:p>1,25658873930904E-05</text:p>
          </table:table-cell>
          <table:table-cell table:number-columns-repeated="9"/>
          <table:table-cell office:value-type="float" office:value="22.0000000000001" calcext:value-type="float">
            <text:p>22</text:p>
          </table:table-cell>
          <table:table-cell table:formula="of:=EXP(-1/[.W224])" office:value-type="float" office:value="0.955563036268284" calcext:value-type="float">
            <text:p>0,9555630363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0.395" calcext:value-type="float">
            <text:p>290,39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formula="of:=[.J224]*[.$J$3]" office:value-type="float" office:value="0.011507016293567" calcext:value-type="float">
            <text:p>0,0115070163</text:p>
          </table:table-cell>
          <table:table-cell/>
          <table:table-cell table:formula="of:=[.L224]*[.$L$3]" office:value-type="float" office:value="0.211730741023509" calcext:value-type="float">
            <text:p>0,211730741</text:p>
          </table:table-cell>
          <table:table-cell table:formula="of:=[.$M$3]*[.M224]" office:value-type="float" office:value="0.0000119375930234359" calcext:value-type="float">
            <text:p>1,19375930234359E-05</text:p>
          </table:table-cell>
          <table:table-cell table:number-columns-repeated="9"/>
          <table:table-cell office:value-type="float" office:value="22.1000000000001" calcext:value-type="float">
            <text:p>22,1</text:p>
          </table:table-cell>
          <table:table-cell table:formula="of:=EXP(-1/[.W225])" office:value-type="float" office:value="0.955759593510473" calcext:value-type="float">
            <text:p>0,9557595935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.491" calcext:value-type="float">
            <text:p>289,49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table:formula="of:=[.J225]*[.$J$3]" office:value-type="float" office:value="0.0112768759676956" calcext:value-type="float">
            <text:p>0,011276876</text:p>
          </table:table-cell>
          <table:table-cell/>
          <table:table-cell table:formula="of:=[.L225]*[.$L$3]" office:value-type="float" office:value="0.210248625836345" calcext:value-type="float">
            <text:p>0,2102486258</text:p>
          </table:table-cell>
          <table:table-cell table:formula="of:=[.$M$3]*[.M225]" office:value-type="float" office:value="0.0000113407133722641" calcext:value-type="float">
            <text:p>1,13407133722641E-05</text:p>
          </table:table-cell>
          <table:table-cell table:number-columns-repeated="9"/>
          <table:table-cell office:value-type="float" office:value="22.2000000000001" calcext:value-type="float">
            <text:p>22,2</text:p>
          </table:table-cell>
          <table:table-cell table:formula="of:=EXP(-1/[.W226])" office:value-type="float" office:value="0.95595441985334" calcext:value-type="float">
            <text:p>0,9559544199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4.711" calcext:value-type="float">
            <text:p>334,71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table:formula="of:=[.J226]*[.$J$3]" office:value-type="float" office:value="0.0110513384483417" calcext:value-type="float">
            <text:p>0,0110513384</text:p>
          </table:table-cell>
          <table:table-cell/>
          <table:table-cell table:formula="of:=[.L226]*[.$L$3]" office:value-type="float" office:value="0.20877688545549" calcext:value-type="float">
            <text:p>0,2087768855</text:p>
          </table:table-cell>
          <table:table-cell table:formula="of:=[.$M$3]*[.M226]" office:value-type="float" office:value="0.0000107736777036509" calcext:value-type="float">
            <text:p>1,07736777036509E-05</text:p>
          </table:table-cell>
          <table:table-cell table:number-columns-repeated="9"/>
          <table:table-cell office:value-type="float" office:value="22.3000000000001" calcext:value-type="float">
            <text:p>22,3</text:p>
          </table:table-cell>
          <table:table-cell table:formula="of:=EXP(-1/[.W227])" office:value-type="float" office:value="0.956147538056326" calcext:value-type="float">
            <text:p>0,9561475381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9.038" calcext:value-type="float">
            <text:p>289,0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table:formula="of:=[.J227]*[.$J$3]" office:value-type="float" office:value="0.0108303116793749" calcext:value-type="float">
            <text:p>0,0108303117</text:p>
          </table:table-cell>
          <table:table-cell/>
          <table:table-cell table:formula="of:=[.L227]*[.$L$3]" office:value-type="float" office:value="0.207315447257302" calcext:value-type="float">
            <text:p>0,2073154473</text:p>
          </table:table-cell>
          <table:table-cell table:formula="of:=[.$M$3]*[.M227]" office:value-type="float" office:value="0.0000102349938184684" calcext:value-type="float">
            <text:p>0,000010235</text:p>
          </table:table-cell>
          <table:table-cell table:number-columns-repeated="9"/>
          <table:table-cell office:value-type="float" office:value="22.4000000000001" calcext:value-type="float">
            <text:p>22,4</text:p>
          </table:table-cell>
          <table:table-cell table:formula="of:=EXP(-1/[.W228])" office:value-type="float" office:value="0.956338970481669" calcext:value-type="float">
            <text:p>0,9563389705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.604" calcext:value-type="float">
            <text:p>289,60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table:formula="of:=[.J228]*[.$J$3]" office:value-type="float" office:value="0.0106137054457874" calcext:value-type="float">
            <text:p>0,0106137054</text:p>
          </table:table-cell>
          <table:table-cell/>
          <table:table-cell table:formula="of:=[.L228]*[.$L$3]" office:value-type="float" office:value="0.205864239126501" calcext:value-type="float">
            <text:p>0,2058642391</text:p>
          </table:table-cell>
          <table:table-cell table:formula="of:=[.$M$3]*[.M228]" office:value-type="float" office:value="0.00000972324412754496" calcext:value-type="float">
            <text:p>9,72324412754496E-06</text:p>
          </table:table-cell>
          <table:table-cell table:number-columns-repeated="9"/>
          <table:table-cell office:value-type="float" office:value="22.5000000000001" calcext:value-type="float">
            <text:p>22,5</text:p>
          </table:table-cell>
          <table:table-cell table:formula="of:=EXP(-1/[.W229])" office:value-type="float" office:value="0.956528739103029" calcext:value-type="float">
            <text:p>0,956528739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95.586975" calcext:value-type="float">
            <text:p>295,586975</text:p>
          </table:table-cell>
          <table:table-cell office:value-type="float" office:value="41.200001" calcext:value-type="float">
            <text:p>41,200001</text:p>
          </table:table-cell>
          <table:table-cell office:value-type="float" office:value="4.7" calcext:value-type="float">
            <text:p>4,7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table:formula="of:=[.J229]*[.$J$3]" office:value-type="float" office:value="0.0104014313368717" calcext:value-type="float">
            <text:p>0,0104014313</text:p>
          </table:table-cell>
          <table:table-cell/>
          <table:table-cell table:formula="of:=[.L229]*[.$L$3]" office:value-type="float" office:value="0.204423189452615" calcext:value-type="float">
            <text:p>0,2044231895</text:p>
          </table:table-cell>
          <table:table-cell table:formula="of:=[.$M$3]*[.M229]" office:value-type="float" office:value="0.00000923708192116771" calcext:value-type="float">
            <text:p>9,23708192116771E-06</text:p>
          </table:table-cell>
          <table:table-cell table:number-columns-repeated="9"/>
          <table:table-cell office:value-type="float" office:value="22.6000000000001" calcext:value-type="float">
            <text:p>22,6</text:p>
          </table:table-cell>
          <table:table-cell table:formula="of:=EXP(-1/[.W230])" office:value-type="float" office:value="0.95671686551389" calcext:value-type="float">
            <text:p>0,9567168655</text:p>
          </table:table-cell>
          <table:table-cell table:number-columns-repeated="27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7"/>
          <table:table-cell office:value-type="float" office:value="228" calcext:value-type="float">
            <text:p>228</text:p>
          </table:table-cell>
          <table:table-cell table:formula="of:=[.J230]*[.$J$3]" office:value-type="float" office:value="0.0101934027101342" calcext:value-type="float">
            <text:p>0,0101934027</text:p>
          </table:table-cell>
          <table:table-cell/>
          <table:table-cell table:formula="of:=[.L230]*[.$L$3]" office:value-type="float" office:value="0.202992227126447" calcext:value-type="float">
            <text:p>0,2029922271</text:p>
          </table:table-cell>
          <table:table-cell table:formula="of:=[.$M$3]*[.M230]" office:value-type="float" office:value="0.00000877522782510933" calcext:value-type="float">
            <text:p>8,77522782510933E-06</text:p>
          </table:table-cell>
          <table:table-cell table:number-columns-repeated="9"/>
          <table:table-cell office:value-type="float" office:value="22.7000000000001" calcext:value-type="float">
            <text:p>22,7</text:p>
          </table:table-cell>
          <table:table-cell table:formula="of:=EXP(-1/[.W231])" office:value-type="float" office:value="0.956903370935744" calcext:value-type="float">
            <text:p>0,95690337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terations: 50000</text:p>
          </table:table-cell>
          <table:table-cell table:number-columns-repeated="7"/>
          <table:table-cell office:value-type="float" office:value="229" calcext:value-type="float">
            <text:p>229</text:p>
          </table:table-cell>
          <table:table-cell table:formula="of:=[.J231]*[.$J$3]" office:value-type="float" office:value="0.00998953465593153" calcext:value-type="float">
            <text:p>0,0099895347</text:p>
          </table:table-cell>
          <table:table-cell/>
          <table:table-cell table:formula="of:=[.L231]*[.$L$3]" office:value-type="float" office:value="0.201571281536562" calcext:value-type="float">
            <text:p>0,2015712815</text:p>
          </table:table-cell>
          <table:table-cell table:formula="of:=[.$M$3]*[.M231]" office:value-type="float" office:value="0.00000833646643385386" calcext:value-type="float">
            <text:p>8,33646643385386E-06</text:p>
          </table:table-cell>
          <table:table-cell table:number-columns-repeated="9"/>
          <table:table-cell office:value-type="float" office:value="22.8000000000001" calcext:value-type="float">
            <text:p>22,8</text:p>
          </table:table-cell>
          <table:table-cell table:formula="of:=EXP(-1/[.W232])" office:value-type="float" office:value="0.957088276226068" calcext:value-type="float">
            <text:p>0,9570882762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.158" calcext:value-type="float">
            <text:p>289,15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table:formula="of:=[.J232]*[.$J$3]" office:value-type="float" office:value="0.0097897439628129" calcext:value-type="float">
            <text:p>0,009789744</text:p>
          </table:table-cell>
          <table:table-cell/>
          <table:table-cell table:formula="of:=[.L232]*[.$L$3]" office:value-type="float" office:value="0.200160282565806" calcext:value-type="float">
            <text:p>0,2001602826</text:p>
          </table:table-cell>
          <table:table-cell table:formula="of:=[.$M$3]*[.M232]" office:value-type="float" office:value="0.00000791964311216117" calcext:value-type="float">
            <text:p>7,91964311216117E-06</text:p>
          </table:table-cell>
          <table:table-cell table:number-columns-repeated="9"/>
          <table:table-cell office:value-type="float" office:value="22.9000000000001" calcext:value-type="float">
            <text:p>22,9</text:p>
          </table:table-cell>
          <table:table-cell table:formula="of:=EXP(-1/[.W233])" office:value-type="float" office:value="0.957271601886095" calcext:value-type="float">
            <text:p>0,9572716019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.226" calcext:value-type="float">
            <text:p>290,22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table:formula="of:=[.J233]*[.$J$3]" office:value-type="float" office:value="0.00959394908355664" calcext:value-type="float">
            <text:p>0,0095939491</text:p>
          </table:table-cell>
          <table:table-cell/>
          <table:table-cell table:formula="of:=[.L233]*[.$L$3]" office:value-type="float" office:value="0.198759160587845" calcext:value-type="float">
            <text:p>0,1987591606</text:p>
          </table:table-cell>
          <table:table-cell table:formula="of:=[.$M$3]*[.M233]" office:value-type="float" office:value="0.00000752366095655311" calcext:value-type="float">
            <text:p>7,52366095655311E-06</text:p>
          </table:table-cell>
          <table:table-cell table:number-columns-repeated="9"/>
          <table:table-cell office:value-type="float" office:value="23.0000000000001" calcext:value-type="float">
            <text:p>23</text:p>
          </table:table-cell>
          <table:table-cell table:formula="of:=EXP(-1/[.W234])" office:value-type="float" office:value="0.957453368068381" calcext:value-type="float">
            <text:p>0,9574533681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9.985" calcext:value-type="float">
            <text:p>299,98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2" calcext:value-type="float">
            <text:p>232</text:p>
          </table:table-cell>
          <table:table-cell table:formula="of:=[.J234]*[.$J$3]" office:value-type="float" office:value="0.00940207010188551" calcext:value-type="float">
            <text:p>0,0094020701</text:p>
          </table:table-cell>
          <table:table-cell/>
          <table:table-cell table:formula="of:=[.L234]*[.$L$3]" office:value-type="float" office:value="0.19736784646373" calcext:value-type="float">
            <text:p>0,1973678465</text:p>
          </table:table-cell>
          <table:table-cell table:formula="of:=[.$M$3]*[.M234]" office:value-type="float" office:value="0.00000714747790872546" calcext:value-type="float">
            <text:p>7,14747790872546E-06</text:p>
          </table:table-cell>
          <table:table-cell table:number-columns-repeated="9"/>
          <table:table-cell office:value-type="float" office:value="23.1000000000001" calcext:value-type="float">
            <text:p>23,1</text:p>
          </table:table-cell>
          <table:table-cell table:formula="of:=EXP(-1/[.W235])" office:value-type="float" office:value="0.957633594584191" calcext:value-type="float">
            <text:p>0,957633594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4.459" calcext:value-type="float">
            <text:p>314,45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table:formula="of:=[.J235]*[.$J$3]" office:value-type="float" office:value="0.0092140286998478" calcext:value-type="float">
            <text:p>0,0092140287</text:p>
          </table:table-cell>
          <table:table-cell/>
          <table:table-cell table:formula="of:=[.L235]*[.$L$3]" office:value-type="float" office:value="0.195986271538484" calcext:value-type="float">
            <text:p>0,1959862715</text:p>
          </table:table-cell>
          <table:table-cell table:formula="of:=[.$M$3]*[.M235]" office:value-type="float" office:value="0.00000679010401328918" calcext:value-type="float">
            <text:p>6,79010401328918E-06</text:p>
          </table:table-cell>
          <table:table-cell table:number-columns-repeated="9"/>
          <table:table-cell office:value-type="float" office:value="23.2000000000001" calcext:value-type="float">
            <text:p>23,2</text:p>
          </table:table-cell>
          <table:table-cell table:formula="of:=EXP(-1/[.W236])" office:value-type="float" office:value="0.957812300910689" calcext:value-type="float">
            <text:p>0,9578123009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.942" calcext:value-type="float">
            <text:p>289,9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table:formula="of:=[.J236]*[.$J$3]" office:value-type="float" office:value="0.00902974812585084" calcext:value-type="float">
            <text:p>0,0090297481</text:p>
          </table:table-cell>
          <table:table-cell/>
          <table:table-cell table:formula="of:=[.L236]*[.$L$3]" office:value-type="float" office:value="0.194614367637715" calcext:value-type="float">
            <text:p>0,1946143676</text:p>
          </table:table-cell>
          <table:table-cell table:formula="of:=[.$M$3]*[.M236]" office:value-type="float" office:value="0.00000645059881262473" calcext:value-type="float">
            <text:p>6,45059881262473E-06</text:p>
          </table:table-cell>
          <table:table-cell table:number-columns-repeated="9"/>
          <table:table-cell office:value-type="float" office:value="23.3000000000001" calcext:value-type="float">
            <text:p>23,3</text:p>
          </table:table-cell>
          <table:table-cell table:formula="of:=EXP(-1/[.W237])" office:value-type="float" office:value="0.957989506197951" calcext:value-type="float">
            <text:p>0,9579895062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.969" calcext:value-type="float">
            <text:p>289,96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table:formula="of:=[.J237]*[.$J$3]" office:value-type="float" office:value="0.00884915316333383" calcext:value-type="float">
            <text:p>0,0088491532</text:p>
          </table:table-cell>
          <table:table-cell/>
          <table:table-cell table:formula="of:=[.L237]*[.$L$3]" office:value-type="float" office:value="0.193252067064251" calcext:value-type="float">
            <text:p>0,1932520671</text:p>
          </table:table-cell>
          <table:table-cell table:formula="of:=[.$M$3]*[.M237]" office:value-type="float" office:value="0.00000612806887199349" calcext:value-type="float">
            <text:p>6,12806887199349E-06</text:p>
          </table:table-cell>
          <table:table-cell table:number-columns-repeated="9"/>
          <table:table-cell office:value-type="float" office:value="23.4000000000001" calcext:value-type="float">
            <text:p>23,4</text:p>
          </table:table-cell>
          <table:table-cell table:formula="of:=EXP(-1/[.W238])" office:value-type="float" office:value="0.958165229275801" calcext:value-type="float">
            <text:p>0,9581652293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.491" calcext:value-type="float">
            <text:p>289,4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table:formula="of:=[.J238]*[.$J$3]" office:value-type="float" office:value="0.00867217010006715" calcext:value-type="float">
            <text:p>0,0086721701</text:p>
          </table:table-cell>
          <table:table-cell/>
          <table:table-cell table:formula="of:=[.L238]*[.$L$3]" office:value-type="float" office:value="0.191899302594801" calcext:value-type="float">
            <text:p>0,1918993026</text:p>
          </table:table-cell>
          <table:table-cell table:formula="of:=[.$M$3]*[.M238]" office:value-type="float" office:value="0.00000582166542839382" calcext:value-type="float">
            <text:p>5,82166542839382E-06</text:p>
          </table:table-cell>
          <table:table-cell table:number-columns-repeated="9"/>
          <table:table-cell office:value-type="float" office:value="23.5000000000001" calcext:value-type="float">
            <text:p>23,5</text:p>
          </table:table-cell>
          <table:table-cell table:formula="of:=EXP(-1/[.W239])" office:value-type="float" office:value="0.958339488660476" calcext:value-type="float">
            <text:p>0,9583394887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.171" calcext:value-type="float">
            <text:p>290,171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37" calcext:value-type="float">
            <text:p>237</text:p>
          </table:table-cell>
          <table:table-cell table:formula="of:=[.J239]*[.$J$3]" office:value-type="float" office:value="0.00849872669806581" calcext:value-type="float">
            <text:p>0,0084987267</text:p>
          </table:table-cell>
          <table:table-cell/>
          <table:table-cell table:formula="of:=[.L239]*[.$L$3]" office:value-type="float" office:value="0.190556007476638" calcext:value-type="float">
            <text:p>0,1905560075</text:p>
          </table:table-cell>
          <table:table-cell table:formula="of:=[.$M$3]*[.M239]" office:value-type="float" office:value="0.00000553058215697413" calcext:value-type="float">
            <text:p>5,53058215697413E-06</text:p>
          </table:table-cell>
          <table:table-cell table:number-columns-repeated="9"/>
          <table:table-cell office:value-type="float" office:value="23.6000000000001" calcext:value-type="float">
            <text:p>23,6</text:p>
          </table:table-cell>
          <table:table-cell table:formula="of:=EXP(-1/[.W240])" office:value-type="float" office:value="0.958512302561127" calcext:value-type="float">
            <text:p>0,9585123026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9.428" calcext:value-type="float">
            <text:p>289,4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table:formula="of:=[.J240]*[.$J$3]" office:value-type="float" office:value="0.00832875216410449" calcext:value-type="float">
            <text:p>0,0083287522</text:p>
          </table:table-cell>
          <table:table-cell/>
          <table:table-cell table:formula="of:=[.L240]*[.$L$3]" office:value-type="float" office:value="0.189222115424301" calcext:value-type="float">
            <text:p>0,1892221154</text:p>
          </table:table-cell>
          <table:table-cell table:formula="of:=[.$M$3]*[.M240]" office:value-type="float" office:value="0.00000525405304912542" calcext:value-type="float">
            <text:p>5,25405304912542E-06</text:p>
          </table:table-cell>
          <table:table-cell table:number-columns-repeated="9"/>
          <table:table-cell office:value-type="float" office:value="23.7000000000001" calcext:value-type="float">
            <text:p>23,7</text:p>
          </table:table-cell>
          <table:table-cell table:formula="of:=EXP(-1/[.W241])" office:value-type="float" office:value="0.958683688886159" calcext:value-type="float">
            <text:p>0,9586836889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9.845" calcext:value-type="float">
            <text:p>289,84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formula="of:=[.J241]*[.$J$3]" office:value-type="float" office:value="0.0081621771208224" calcext:value-type="float">
            <text:p>0,0081621771</text:p>
          </table:table-cell>
          <table:table-cell/>
          <table:table-cell table:formula="of:=[.L241]*[.$L$3]" office:value-type="float" office:value="0.187897560616331" calcext:value-type="float">
            <text:p>0,1878975606</text:p>
          </table:table-cell>
          <table:table-cell table:formula="of:=[.$M$3]*[.M241]" office:value-type="float" office:value="0.00000499135039666915" calcext:value-type="float">
            <text:p>4,99135039666915E-06</text:p>
          </table:table-cell>
          <table:table-cell table:number-columns-repeated="9"/>
          <table:table-cell office:value-type="float" office:value="23.8000000000001" calcext:value-type="float">
            <text:p>23,8</text:p>
          </table:table-cell>
          <table:table-cell table:formula="of:=EXP(-1/[.W242])" office:value-type="float" office:value="0.958853665249411" calcext:value-type="float">
            <text:p>0,9588536652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9.231" calcext:value-type="float">
            <text:p>289,23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table:formula="of:=[.J242]*[.$J$3]" office:value-type="float" office:value="0.00799893357840595" calcext:value-type="float">
            <text:p>0,0079989336</text:p>
          </table:table-cell>
          <table:table-cell/>
          <table:table-cell table:formula="of:=[.L242]*[.$L$3]" office:value-type="float" office:value="0.186582277692017" calcext:value-type="float">
            <text:p>0,1865822777</text:p>
          </table:table-cell>
          <table:table-cell table:formula="of:=[.$M$3]*[.M242]" office:value-type="float" office:value="0.00000474178287683569" calcext:value-type="float">
            <text:p>4,74178287683569E-06</text:p>
          </table:table-cell>
          <table:table-cell table:number-columns-repeated="9"/>
          <table:table-cell office:value-type="float" office:value="23.9000000000001" calcext:value-type="float">
            <text:p>23,9</text:p>
          </table:table-cell>
          <table:table-cell table:formula="of:=EXP(-1/[.W243])" office:value-type="float" office:value="0.959022248976186" calcext:value-type="float">
            <text:p>0,959022249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0.351" calcext:value-type="float">
            <text:p>290,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table:formula="of:=[.J243]*[.$J$3]" office:value-type="float" office:value="0.00783895490683783" calcext:value-type="float">
            <text:p>0,0078389549</text:p>
          </table:table-cell>
          <table:table-cell/>
          <table:table-cell table:formula="of:=[.L243]*[.$L$3]" office:value-type="float" office:value="0.185276201748173" calcext:value-type="float">
            <text:p>0,1852762017</text:p>
          </table:table-cell>
          <table:table-cell table:formula="of:=[.$M$3]*[.M243]" office:value-type="float" office:value="0.00000450469373299391" calcext:value-type="float">
            <text:p>4,50469373299391E-06</text:p>
          </table:table-cell>
          <table:table-cell table:number-columns-repeated="9"/>
          <table:table-cell office:value-type="float" office:value="24.0000000000001" calcext:value-type="float">
            <text:p>24</text:p>
          </table:table-cell>
          <table:table-cell table:formula="of:=EXP(-1/[.W244])" office:value-type="float" office:value="0.959189457109138" calcext:value-type="float">
            <text:p>0,9591894571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8.467" calcext:value-type="float">
            <text:p>288,4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2" calcext:value-type="float">
            <text:p>242</text:p>
          </table:table-cell>
          <table:table-cell table:formula="of:=[.J244]*[.$J$3]" office:value-type="float" office:value="0.00768217580870108" calcext:value-type="float">
            <text:p>0,0076821758</text:p>
          </table:table-cell>
          <table:table-cell/>
          <table:table-cell table:formula="of:=[.L244]*[.$L$3]" office:value-type="float" office:value="0.183979268335935" calcext:value-type="float">
            <text:p>0,1839792683</text:p>
          </table:table-cell>
          <table:table-cell table:formula="of:=[.$M$3]*[.M244]" office:value-type="float" office:value="0.00000427945904634421" calcext:value-type="float">
            <text:p>4,27945904634421E-06</text:p>
          </table:table-cell>
          <table:table-cell table:number-columns-repeated="9"/>
          <table:table-cell office:value-type="float" office:value="24.1000000000001" calcext:value-type="float">
            <text:p>24,1</text:p>
          </table:table-cell>
          <table:table-cell table:formula="of:=EXP(-1/[.W245])" office:value-type="float" office:value="0.959355306414009" calcext:value-type="float">
            <text:p>0,9593553064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9.044" calcext:value-type="float">
            <text:p>289,0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3" calcext:value-type="float">
            <text:p>243</text:p>
          </table:table-cell>
          <table:table-cell table:formula="of:=[.J245]*[.$J$3]" office:value-type="float" office:value="0.00752853229252705" calcext:value-type="float">
            <text:p>0,0075285323</text:p>
          </table:table-cell>
          <table:table-cell/>
          <table:table-cell table:formula="of:=[.L245]*[.$L$3]" office:value-type="float" office:value="0.182691413457584" calcext:value-type="float">
            <text:p>0,1826914135</text:p>
          </table:table-cell>
          <table:table-cell table:formula="of:=[.$M$3]*[.M245]" office:value-type="float" office:value="0.000004065486094027" calcext:value-type="float">
            <text:p>4,065486094027E-06</text:p>
          </table:table-cell>
          <table:table-cell table:number-columns-repeated="9"/>
          <table:table-cell office:value-type="float" office:value="24.2000000000001" calcext:value-type="float">
            <text:p>24,2</text:p>
          </table:table-cell>
          <table:table-cell table:formula="of:=EXP(-1/[.W246])" office:value-type="float" office:value="0.959519813385229" calcext:value-type="float">
            <text:p>0,9595198134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165" calcext:value-type="float">
            <text:p>289,16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4" calcext:value-type="float">
            <text:p>244</text:p>
          </table:table-cell>
          <table:table-cell table:formula="of:=[.J246]*[.$J$3]" office:value-type="float" office:value="0.00737796164667651" calcext:value-type="float">
            <text:p>0,0073779616</text:p>
          </table:table-cell>
          <table:table-cell/>
          <table:table-cell table:formula="of:=[.L246]*[.$L$3]" office:value-type="float" office:value="0.181412573563381" calcext:value-type="float">
            <text:p>0,1814125736</text:p>
          </table:table-cell>
          <table:table-cell table:formula="of:=[.$M$3]*[.M246]" office:value-type="float" office:value="0.00000386221178932565" calcext:value-type="float">
            <text:p>3,86221178932565E-06</text:p>
          </table:table-cell>
          <table:table-cell table:number-columns-repeated="9"/>
          <table:table-cell office:value-type="float" office:value="24.3000000000001" calcext:value-type="float">
            <text:p>24,3</text:p>
          </table:table-cell>
          <table:table-cell table:formula="of:=EXP(-1/[.W247])" office:value-type="float" office:value="0.959682994251383" calcext:value-type="float">
            <text:p>0,9596829943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.53" calcext:value-type="float">
            <text:p>289,5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table:formula="of:=[.J247]*[.$J$3]" office:value-type="float" office:value="0.00723040241374298" calcext:value-type="float">
            <text:p>0,0072304024</text:p>
          </table:table-cell>
          <table:table-cell/>
          <table:table-cell table:formula="of:=[.L247]*[.$L$3]" office:value-type="float" office:value="0.180142685548437" calcext:value-type="float">
            <text:p>0,1801426855</text:p>
          </table:table-cell>
          <table:table-cell table:formula="of:=[.$M$3]*[.M247]" office:value-type="float" office:value="0.00000366910119985937" calcext:value-type="float">
            <text:p>3,66910119985937E-06</text:p>
          </table:table-cell>
          <table:table-cell table:number-columns-repeated="9"/>
          <table:table-cell office:value-type="float" office:value="24.4000000000001" calcext:value-type="float">
            <text:p>24,4</text:p>
          </table:table-cell>
          <table:table-cell table:formula="of:=EXP(-1/[.W248])" office:value-type="float" office:value="0.959844864980544" calcext:value-type="float">
            <text:p>0,959844865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.031" calcext:value-type="float">
            <text:p>289,03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table:formula="of:=[.J248]*[.$J$3]" office:value-type="float" office:value="0.00708579436546812" calcext:value-type="float">
            <text:p>0,0070857944</text:p>
          </table:table-cell>
          <table:table-cell/>
          <table:table-cell table:formula="of:=[.L248]*[.$L$3]" office:value-type="float" office:value="0.178881686749598" calcext:value-type="float">
            <text:p>0,1788816867</text:p>
          </table:table-cell>
          <table:table-cell table:formula="of:=[.$M$3]*[.M248]" office:value-type="float" office:value="0.0000034856461398664" calcext:value-type="float">
            <text:p>3,4856461398664E-06</text:p>
          </table:table-cell>
          <table:table-cell table:number-columns-repeated="9"/>
          <table:table-cell office:value-type="float" office:value="24.5000000000001" calcext:value-type="float">
            <text:p>24,5</text:p>
          </table:table-cell>
          <table:table-cell table:formula="of:=EXP(-1/[.W249])" office:value-type="float" office:value="0.960005441285478" calcext:value-type="float">
            <text:p>0,9600054413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.703" calcext:value-type="float">
            <text:p>303,70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7" calcext:value-type="float">
            <text:p>247</text:p>
          </table:table-cell>
          <table:table-cell table:formula="of:=[.J249]*[.$J$3]" office:value-type="float" office:value="0.00694407847815876" calcext:value-type="float">
            <text:p>0,0069440785</text:p>
          </table:table-cell>
          <table:table-cell/>
          <table:table-cell table:formula="of:=[.L249]*[.$L$3]" office:value-type="float" office:value="0.177629514942351" calcext:value-type="float">
            <text:p>0,1776295149</text:p>
          </table:table-cell>
          <table:table-cell table:formula="of:=[.$M$3]*[.M249]" office:value-type="float" office:value="0.00000331136383287308" calcext:value-type="float">
            <text:p>3,31136383287308E-06</text:p>
          </table:table-cell>
          <table:table-cell table:number-columns-repeated="9"/>
          <table:table-cell office:value-type="float" office:value="24.6000000000001" calcext:value-type="float">
            <text:p>24,6</text:p>
          </table:table-cell>
          <table:table-cell table:formula="of:=EXP(-1/[.W250])" office:value-type="float" office:value="0.960164738628726" calcext:value-type="float">
            <text:p>0,9601647386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9.323" calcext:value-type="float">
            <text:p>289,32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8" calcext:value-type="float">
            <text:p>248</text:p>
          </table:table-cell>
          <table:table-cell table:formula="of:=[.J250]*[.$J$3]" office:value-type="float" office:value="0.00680519690859558" calcext:value-type="float">
            <text:p>0,0068051969</text:p>
          </table:table-cell>
          <table:table-cell/>
          <table:table-cell table:formula="of:=[.L250]*[.$L$3]" office:value-type="float" office:value="0.176386108337754" calcext:value-type="float">
            <text:p>0,1763861083</text:p>
          </table:table-cell>
          <table:table-cell table:formula="of:=[.$M$3]*[.M250]" office:value-type="float" office:value="0.00000314579564122943" calcext:value-type="float">
            <text:p>3,14579564122943E-06</text:p>
          </table:table-cell>
          <table:table-cell table:number-columns-repeated="9"/>
          <table:table-cell office:value-type="float" office:value="24.7000000000001" calcext:value-type="float">
            <text:p>24,7</text:p>
          </table:table-cell>
          <table:table-cell table:formula="of:=EXP(-1/[.W251])" office:value-type="float" office:value="0.960322772227564" calcext:value-type="float">
            <text:p>0,9603227722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.71" calcext:value-type="float">
            <text:p>289,7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table:formula="of:=[.J251]*[.$J$3]" office:value-type="float" office:value="0.00666909297042367" calcext:value-type="float">
            <text:p>0,006669093</text:p>
          </table:table-cell>
          <table:table-cell/>
          <table:table-cell table:formula="of:=[.L251]*[.$L$3]" office:value-type="float" office:value="0.17515140557939" calcext:value-type="float">
            <text:p>0,1751514056</text:p>
          </table:table-cell>
          <table:table-cell table:formula="of:=[.$M$3]*[.M251]" office:value-type="float" office:value="0.00000298850585916796" calcext:value-type="float">
            <text:p>2,98850585916796E-06</text:p>
          </table:table-cell>
          <table:table-cell table:number-columns-repeated="9"/>
          <table:table-cell office:value-type="float" office:value="24.8000000000001" calcext:value-type="float">
            <text:p>24,8</text:p>
          </table:table-cell>
          <table:table-cell table:formula="of:=EXP(-1/[.W252])" office:value-type="float" office:value="0.960479557058847" calcext:value-type="float">
            <text:p>0,96047955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rednio</text:p>
          </table:table-cell>
          <table:table-cell office:value-type="float" office:value="292.011414" calcext:value-type="float">
            <text:p>292,011414</text:p>
          </table:table-cell>
          <table:table-cell office:value-type="float" office:value="41.099998" calcext:value-type="float">
            <text:p>41,099998</text:p>
          </table:table-cell>
          <table:table-cell office:value-type="float" office:value="4.05" calcext:value-type="float">
            <text:p>4,05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formula="of:=[.J252]*[.$J$3]" office:value-type="float" office:value="0.0065357111110152" calcext:value-type="float">
            <text:p>0,0065357111</text:p>
          </table:table-cell>
          <table:table-cell/>
          <table:table-cell table:formula="of:=[.L252]*[.$L$3]" office:value-type="float" office:value="0.173925345740334" calcext:value-type="float">
            <text:p>0,1739253457</text:p>
          </table:table-cell>
          <table:table-cell table:formula="of:=[.$M$3]*[.M252]" office:value-type="float" office:value="0.00000283908056620956" calcext:value-type="float">
            <text:p>2,83908056620956E-06</text:p>
          </table:table-cell>
          <table:table-cell table:number-columns-repeated="9"/>
          <table:table-cell office:value-type="float" office:value="24.9000000000001" calcext:value-type="float">
            <text:p>24,9</text:p>
          </table:table-cell>
          <table:table-cell table:formula="of:=EXP(-1/[.W253])" office:value-type="float" office:value="0.960635107863738" calcext:value-type="float">
            <text:p>0,9606351079</text:p>
          </table:table-cell>
          <table:table-cell table:number-columns-repeated="27"/>
        </table:table-row>
        <table:table-row table:style-name="ro1">
          <table:table-cell table:number-columns-repeated="8"/>
          <table:table-cell office:value-type="float" office:value="251" calcext:value-type="float">
            <text:p>251</text:p>
          </table:table-cell>
          <table:table-cell table:formula="of:=[.J253]*[.$J$3]" office:value-type="float" office:value="0.0064049968887949" calcext:value-type="float">
            <text:p>0,0064049969</text:p>
          </table:table-cell>
          <table:table-cell/>
          <table:table-cell table:formula="of:=[.L253]*[.$L$3]" office:value-type="float" office:value="0.172707868320152" calcext:value-type="float">
            <text:p>0,1727078683</text:p>
          </table:table-cell>
          <table:table-cell table:formula="of:=[.$M$3]*[.M253]" office:value-type="float" office:value="0.00000269712653789908" calcext:value-type="float">
            <text:p>2,69712653789908E-06</text:p>
          </table:table-cell>
          <table:table-cell table:number-columns-repeated="9"/>
          <table:table-cell office:value-type="float" office:value="25.0000000000001" calcext:value-type="float">
            <text:p>25</text:p>
          </table:table-cell>
          <table:table-cell table:formula="of:=EXP(-1/[.W254])" office:value-type="float" office:value="0.960789439152323" calcext:value-type="float">
            <text:p>0,9607894392</text:p>
          </table:table-cell>
          <table:table-cell table:number-columns-repeated="27"/>
        </table:table-row>
        <table:table-row table:style-name="ro1">
          <table:table-cell table:number-columns-repeated="8"/>
          <table:table-cell office:value-type="float" office:value="252" calcext:value-type="float">
            <text:p>252</text:p>
          </table:table-cell>
          <table:table-cell table:formula="of:=[.J254]*[.$J$3]" office:value-type="float" office:value="0.006276896951019" calcext:value-type="float">
            <text:p>0,006276897</text:p>
          </table:table-cell>
          <table:table-cell/>
          <table:table-cell table:formula="of:=[.L254]*[.$L$3]" office:value-type="float" office:value="0.171498913241911" calcext:value-type="float">
            <text:p>0,1714989132</text:p>
          </table:table-cell>
          <table:table-cell table:formula="of:=[.$M$3]*[.M254]" office:value-type="float" office:value="0.00000256227021100413" calcext:value-type="float">
            <text:p>2,56227021100413E-06</text:p>
          </table:table-cell>
          <table:table-cell table:number-columns-repeated="9"/>
          <table:table-cell office:value-type="float" office:value="25.1000000000001" calcext:value-type="float">
            <text:p>25,1</text:p>
          </table:table-cell>
          <table:table-cell table:formula="of:=EXP(-1/[.W255])" office:value-type="float" office:value="0.960942565208124" calcext:value-type="float">
            <text:p>0,9609425652</text:p>
          </table:table-cell>
          <table:table-cell table:number-columns-repeated="27"/>
        </table:table-row>
      </table:table>
      <table:table table:name="symulowane(liczba iteracji)" table:style-name="ta1">
        <table:table-column table:style-name="co1" table:number-columns-repeated="43" table:default-cell-style-name="Default"/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50</text:p>
          </table:table-cell>
          <table:table-cell table:number-columns-repeated="42"/>
        </table:table-row>
        <table:table-row table:style-name="ro2">
          <table:table-cell table:number-columns-repeated="8"/>
          <table:table-cell table:style-name="ce33" office:value-type="string" calcext:value-type="string" table:number-columns-spanned="5" table:number-rows-spanned="1">
            <text:p>Przetwarzanie grafu symulowane wyżarzanie</text:p>
          </table:table-cell>
          <table:covered-table-cell table:style-name="ce28"/>
          <table:covered-table-cell table:number-columns-repeated="2" table:style-name="ce35"/>
          <table:covered-table-cell table:style-name="ce36"/>
          <table:table-cell table:number-columns-repeated="5"/>
          <table:table-cell table:style-name="ce33" office:value-type="string" calcext:value-type="string" table:number-columns-spanned="5" table:number-rows-spanned="1">
            <text:p>Przetwarzanie grafu symulowane wyżarzanie</text:p>
          </table:table-cell>
          <table:covered-table-cell table:style-name="ce28"/>
          <table:covered-table-cell table:number-columns-repeated="2" table:style-name="ce35"/>
          <table:covered-table-cell table:style-name="ce36"/>
          <table:table-cell table:number-columns-repeated="5"/>
          <table:table-cell table:style-name="ce33" office:value-type="string" calcext:value-type="string" table:number-columns-spanned="5" table:number-rows-spanned="1">
            <text:p>Przetwarzanie grafu symulowane wyżarzanie</text:p>
          </table:table-cell>
          <table:covered-table-cell table:style-name="ce28"/>
          <table:covered-table-cell table:number-columns-repeated="2" table:style-name="ce35"/>
          <table:covered-table-cell table:style-name="ce36"/>
          <table:table-cell table:number-columns-repeated="5"/>
          <table:table-cell table:style-name="ce33" office:value-type="string" calcext:value-type="string" table:number-columns-spanned="5" table:number-rows-spanned="1">
            <text:p>Przetwarzanie grafu symulowane wyżarzanie</text:p>
          </table:table-cell>
          <table:covered-table-cell table:style-name="ce28"/>
          <table:covered-table-cell table:number-columns-repeated="2" table:style-name="ce35"/>
          <table:covered-table-cell table:style-name="ce36"/>
        </table:table-row>
        <table:table-row table:style-name="ro1">
          <table:table-cell table:number-columns-repeated="8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" calcext:value-type="float">
            <text:p>50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0" calcext:value-type="float">
            <text:p>200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" calcext:value-type="float">
            <text:p>500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00" calcext:value-type="float">
            <text:p>2000</text:p>
          </table:table-cell>
        </table:table-row>
        <table:table-row table:style-name="ro1">
          <table:table-cell table:number-columns-repeated="4"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40.14" calcext:value-type="float">
            <text:p>1640,14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8]" office:value-type="float" office:value="1" calcext:value-type="float">
            <text:p>1</text:p>
          </table:table-cell>
          <table:table-cell table:style-name="ce22" table:formula="of:=[.F8]" office:value-type="float" office:value="1640.14" calcext:value-type="float">
            <text:p>1640,14</text:p>
          </table:table-cell>
          <table:table-cell table:formula="of:=[.G8]" office:value-type="float" office:value="39" calcext:value-type="float">
            <text:p>39</text:p>
          </table:table-cell>
          <table:table-cell table:style-name="ce22" table:formula="of:=[.J8]/1000" office:value-type="float" office:value="1.64014" calcext:value-type="float">
            <text:p>1,64</text:p>
          </table:table-cell>
          <table:table-cell table:style-name="ce17" table:formula="of:=ABS([.G8]-[.$M$6])/[.G8]*100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44.628" calcext:value-type="float">
            <text:p>1544,62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8]" office:value-type="float" office:value="1" calcext:value-type="float">
            <text:p>1</text:p>
          </table:table-cell>
          <table:table-cell table:style-name="ce22" table:formula="of:=[.P8]" office:value-type="float" office:value="1544.628" calcext:value-type="float">
            <text:p>1544,63</text:p>
          </table:table-cell>
          <table:table-cell table:formula="of:=[.Q8]" office:value-type="float" office:value="39" calcext:value-type="float">
            <text:p>39</text:p>
          </table:table-cell>
          <table:table-cell table:style-name="ce22" table:formula="of:=[.T8]/1000" office:value-type="float" office:value="1.544628" calcext:value-type="float">
            <text:p>1,54</text:p>
          </table:table-cell>
          <table:table-cell table:style-name="ce17" table:formula="of:=ABS([.Q8]-[.$M$6])/[.Q8]*100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57.012" calcext:value-type="float">
            <text:p>1557,012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8]" office:value-type="float" office:value="1" calcext:value-type="float">
            <text:p>1</text:p>
          </table:table-cell>
          <table:table-cell table:style-name="ce22" table:formula="of:=[.Z8]" office:value-type="float" office:value="1557.012" calcext:value-type="float">
            <text:p>1557,01</text:p>
          </table:table-cell>
          <table:table-cell table:formula="of:=[.AA8]" office:value-type="float" office:value="42" calcext:value-type="float">
            <text:p>42</text:p>
          </table:table-cell>
          <table:table-cell table:style-name="ce22" table:formula="of:=[.AD8]/1000" office:value-type="float" office:value="1.557012" calcext:value-type="float">
            <text:p>1,56</text:p>
          </table:table-cell>
          <table:table-cell table:style-name="ce17" table:formula="of:=ABS([.AA8]-[.$M$6])/[.AA8]*100" office:value-type="float" office:value="7.14285714285714" calcext:value-type="float">
            <text:p>7,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32.721" calcext:value-type="float">
            <text:p>1532,721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AI8]" office:value-type="float" office:value="1" calcext:value-type="float">
            <text:p>1</text:p>
          </table:table-cell>
          <table:table-cell table:style-name="ce22" table:formula="of:=[.AJ8]" office:value-type="float" office:value="1532.721" calcext:value-type="float">
            <text:p>1532,72</text:p>
          </table:table-cell>
          <table:table-cell table:formula="of:=[.AK8]" office:value-type="float" office:value="44" calcext:value-type="float">
            <text:p>44</text:p>
          </table:table-cell>
          <table:table-cell table:style-name="ce22" table:formula="of:=[.AN8]/1000" office:value-type="float" office:value="1.532721" calcext:value-type="float">
            <text:p>1,53</text:p>
          </table:table-cell>
          <table:table-cell table:style-name="ce17" table:formula="of:=ABS([.AK8]-[.$M$6])/[.AK8]*100"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91.722" calcext:value-type="float">
            <text:p>1591,72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9]" office:value-type="float" office:value="2" calcext:value-type="float">
            <text:p>2</text:p>
          </table:table-cell>
          <table:table-cell table:style-name="ce22" table:formula="of:=[.F9]" office:value-type="float" office:value="1591.722" calcext:value-type="float">
            <text:p>1591,72</text:p>
          </table:table-cell>
          <table:table-cell table:formula="of:=[.G9]" office:value-type="float" office:value="39" calcext:value-type="float">
            <text:p>39</text:p>
          </table:table-cell>
          <table:table-cell table:style-name="ce22" table:formula="of:=[.J9]/1000" office:value-type="float" office:value="1.591722" calcext:value-type="float">
            <text:p>1,59</text:p>
          </table:table-cell>
          <table:table-cell table:style-name="ce17" table:formula="of:=ABS([.G9]-[.$M$6])/[.G9]*100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63.553" calcext:value-type="float">
            <text:p>1563,553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9]" office:value-type="float" office:value="2" calcext:value-type="float">
            <text:p>2</text:p>
          </table:table-cell>
          <table:table-cell table:style-name="ce22" table:formula="of:=[.P9]" office:value-type="float" office:value="1563.553" calcext:value-type="float">
            <text:p>1563,55</text:p>
          </table:table-cell>
          <table:table-cell table:formula="of:=[.Q9]" office:value-type="float" office:value="39" calcext:value-type="float">
            <text:p>39</text:p>
          </table:table-cell>
          <table:table-cell table:style-name="ce22" table:formula="of:=[.T9]/1000" office:value-type="float" office:value="1.563553" calcext:value-type="float">
            <text:p>1,56</text:p>
          </table:table-cell>
          <table:table-cell table:style-name="ce17" table:formula="of:=ABS([.Q9]-[.$M$6])/[.Q9]*100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39.821" calcext:value-type="float">
            <text:p>1639,821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9]" office:value-type="float" office:value="2" calcext:value-type="float">
            <text:p>2</text:p>
          </table:table-cell>
          <table:table-cell table:style-name="ce22" table:formula="of:=[.Z9]" office:value-type="float" office:value="1639.821" calcext:value-type="float">
            <text:p>1639,82</text:p>
          </table:table-cell>
          <table:table-cell table:formula="of:=[.AA9]" office:value-type="float" office:value="42" calcext:value-type="float">
            <text:p>42</text:p>
          </table:table-cell>
          <table:table-cell table:style-name="ce22" table:formula="of:=[.AD9]/1000" office:value-type="float" office:value="1.639821" calcext:value-type="float">
            <text:p>1,64</text:p>
          </table:table-cell>
          <table:table-cell table:style-name="ce17" table:formula="of:=ABS([.AA9]-[.$M$6])/[.AA9]*100" office:value-type="float" office:value="7.14285714285714" calcext:value-type="float">
            <text:p>7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6.291" calcext:value-type="float">
            <text:p>1716,291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AI9]" office:value-type="float" office:value="2" calcext:value-type="float">
            <text:p>2</text:p>
          </table:table-cell>
          <table:table-cell table:style-name="ce22" table:formula="of:=[.AJ9]" office:value-type="float" office:value="1716.291" calcext:value-type="float">
            <text:p>1716,29</text:p>
          </table:table-cell>
          <table:table-cell table:formula="of:=[.AK9]" office:value-type="float" office:value="50" calcext:value-type="float">
            <text:p>50</text:p>
          </table:table-cell>
          <table:table-cell table:style-name="ce22" table:formula="of:=[.AN9]/1000" office:value-type="float" office:value="1.716291" calcext:value-type="float">
            <text:p>1,72</text:p>
          </table:table-cell>
          <table:table-cell table:style-name="ce17" table:formula="of:=ABS([.AK9]-[.$M$6])/[.AK9]*100" office:value-type="float" office:value="22" calcext:value-type="float">
            <text:p>22,0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612.89" calcext:value-type="float">
            <text:p>1612,89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E10]" office:value-type="float" office:value="3" calcext:value-type="float">
            <text:p>3</text:p>
          </table:table-cell>
          <table:table-cell table:style-name="ce22" table:formula="of:=[.F10]" office:value-type="float" office:value="1612.89" calcext:value-type="float">
            <text:p>1612,89</text:p>
          </table:table-cell>
          <table:table-cell table:formula="of:=[.G10]" office:value-type="float" office:value="44" calcext:value-type="float">
            <text:p>44</text:p>
          </table:table-cell>
          <table:table-cell table:style-name="ce22" table:formula="of:=[.J10]/1000" office:value-type="float" office:value="1.61289" calcext:value-type="float">
            <text:p>1,61</text:p>
          </table:table-cell>
          <table:table-cell table:style-name="ce17" table:formula="of:=ABS([.G10]-[.$M$6])/[.G10]*100" office:value-type="float" office:value="11.3636363636364" calcext:value-type="float">
            <text:p>11,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60.288" calcext:value-type="float">
            <text:p>1560,288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O10]" office:value-type="float" office:value="3" calcext:value-type="float">
            <text:p>3</text:p>
          </table:table-cell>
          <table:table-cell table:style-name="ce22" table:formula="of:=[.P10]" office:value-type="float" office:value="1560.288" calcext:value-type="float">
            <text:p>1560,29</text:p>
          </table:table-cell>
          <table:table-cell table:formula="of:=[.Q10]" office:value-type="float" office:value="44" calcext:value-type="float">
            <text:p>44</text:p>
          </table:table-cell>
          <table:table-cell table:style-name="ce22" table:formula="of:=[.T10]/1000" office:value-type="float" office:value="1.560288" calcext:value-type="float">
            <text:p>1,56</text:p>
          </table:table-cell>
          <table:table-cell table:style-name="ce17" table:formula="of:=ABS([.Q10]-[.$M$6])/[.Q10]*100" office:value-type="float" office:value="11.3636363636364" calcext:value-type="float">
            <text:p>11,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97.462" calcext:value-type="float">
            <text:p>1697,462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10]" office:value-type="float" office:value="3" calcext:value-type="float">
            <text:p>3</text:p>
          </table:table-cell>
          <table:table-cell table:style-name="ce22" table:formula="of:=[.Z10]" office:value-type="float" office:value="1697.462" calcext:value-type="float">
            <text:p>1697,46</text:p>
          </table:table-cell>
          <table:table-cell table:formula="of:=[.AA10]" office:value-type="float" office:value="42" calcext:value-type="float">
            <text:p>42</text:p>
          </table:table-cell>
          <table:table-cell table:style-name="ce22" table:formula="of:=[.AD10]/1000" office:value-type="float" office:value="1.697462" calcext:value-type="float">
            <text:p>1,70</text:p>
          </table:table-cell>
          <table:table-cell table:style-name="ce17" table:formula="of:=ABS([.AA10]-[.$M$6])/[.AA10]*100" office:value-type="float" office:value="7.14285714285714" calcext:value-type="float">
            <text:p>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1.642" calcext:value-type="float">
            <text:p>1681,642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AI10]" office:value-type="float" office:value="3" calcext:value-type="float">
            <text:p>3</text:p>
          </table:table-cell>
          <table:table-cell table:style-name="ce22" table:formula="of:=[.AJ10]" office:value-type="float" office:value="1681.642" calcext:value-type="float">
            <text:p>1681,64</text:p>
          </table:table-cell>
          <table:table-cell table:formula="of:=[.AK10]" office:value-type="float" office:value="42" calcext:value-type="float">
            <text:p>42</text:p>
          </table:table-cell>
          <table:table-cell table:style-name="ce22" table:formula="of:=[.AN10]/1000" office:value-type="float" office:value="1.681642" calcext:value-type="float">
            <text:p>1,68</text:p>
          </table:table-cell>
          <table:table-cell table:style-name="ce17" table:formula="of:=ABS([.AK10]-[.$M$6])/[.AK10]*100"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604.835" calcext:value-type="float">
            <text:p>1604,835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E11]" office:value-type="float" office:value="4" calcext:value-type="float">
            <text:p>4</text:p>
          </table:table-cell>
          <table:table-cell table:style-name="ce22" table:formula="of:=[.F11]" office:value-type="float" office:value="1604.835" calcext:value-type="float">
            <text:p>1604,84</text:p>
          </table:table-cell>
          <table:table-cell table:formula="of:=[.G11]" office:value-type="float" office:value="44" calcext:value-type="float">
            <text:p>44</text:p>
          </table:table-cell>
          <table:table-cell table:style-name="ce22" table:formula="of:=[.J11]/1000" office:value-type="float" office:value="1.604835" calcext:value-type="float">
            <text:p>1,60</text:p>
          </table:table-cell>
          <table:table-cell table:style-name="ce17" table:formula="of:=ABS([.G11]-[.$M$6])/[.G11]*100" office:value-type="float" office:value="11.3636363636364" calcext:value-type="float">
            <text:p>11,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57.132" calcext:value-type="float">
            <text:p>1557,13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11]" office:value-type="float" office:value="4" calcext:value-type="float">
            <text:p>4</text:p>
          </table:table-cell>
          <table:table-cell table:style-name="ce22" table:formula="of:=[.P11]" office:value-type="float" office:value="1557.132" calcext:value-type="float">
            <text:p>1557,13</text:p>
          </table:table-cell>
          <table:table-cell table:formula="of:=[.Q11]" office:value-type="float" office:value="39" calcext:value-type="float">
            <text:p>39</text:p>
          </table:table-cell>
          <table:table-cell table:style-name="ce22" table:formula="of:=[.T11]/1000" office:value-type="float" office:value="1.557132" calcext:value-type="float">
            <text:p>1,56</text:p>
          </table:table-cell>
          <table:table-cell table:style-name="ce17" table:formula="of:=ABS([.Q11]-[.$M$6])/[.Q11]*100" office:value-type="float" office:value="0" calcext:value-type="float">
            <text:p>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69.277" calcext:value-type="float">
            <text:p>1569,277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11]" office:value-type="float" office:value="4" calcext:value-type="float">
            <text:p>4</text:p>
          </table:table-cell>
          <table:table-cell table:style-name="ce22" table:formula="of:=[.Z11]" office:value-type="float" office:value="1569.277" calcext:value-type="float">
            <text:p>1569,28</text:p>
          </table:table-cell>
          <table:table-cell table:formula="of:=[.AA11]" office:value-type="float" office:value="42" calcext:value-type="float">
            <text:p>42</text:p>
          </table:table-cell>
          <table:table-cell table:style-name="ce22" table:formula="of:=[.AD11]/1000" office:value-type="float" office:value="1.569277" calcext:value-type="float">
            <text:p>1,57</text:p>
          </table:table-cell>
          <table:table-cell table:style-name="ce17" table:formula="of:=ABS([.AA11]-[.$M$6])/[.AA11]*100" office:value-type="float" office:value="7.14285714285714" calcext:value-type="float">
            <text:p>7,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19.728" calcext:value-type="float">
            <text:p>1619,728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AI11]" office:value-type="float" office:value="4" calcext:value-type="float">
            <text:p>4</text:p>
          </table:table-cell>
          <table:table-cell table:style-name="ce22" table:formula="of:=[.AJ11]" office:value-type="float" office:value="1619.728" calcext:value-type="float">
            <text:p>1619,73</text:p>
          </table:table-cell>
          <table:table-cell table:formula="of:=[.AK11]" office:value-type="float" office:value="44" calcext:value-type="float">
            <text:p>44</text:p>
          </table:table-cell>
          <table:table-cell table:style-name="ce22" table:formula="of:=[.AN11]/1000" office:value-type="float" office:value="1.619728" calcext:value-type="float">
            <text:p>1,62</text:p>
          </table:table-cell>
          <table:table-cell table:style-name="ce17" table:formula="of:=ABS([.AK11]-[.$M$6])/[.AK11]*100"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613.227" calcext:value-type="float">
            <text:p>1613,227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12]" office:value-type="float" office:value="5" calcext:value-type="float">
            <text:p>5</text:p>
          </table:table-cell>
          <table:table-cell table:style-name="ce22" table:formula="of:=[.F12]" office:value-type="float" office:value="1613.227" calcext:value-type="float">
            <text:p>1613,23</text:p>
          </table:table-cell>
          <table:table-cell table:formula="of:=[.G12]" office:value-type="float" office:value="39" calcext:value-type="float">
            <text:p>39</text:p>
          </table:table-cell>
          <table:table-cell table:style-name="ce22" table:formula="of:=[.J12]/1000" office:value-type="float" office:value="1.613227" calcext:value-type="float">
            <text:p>1,61</text:p>
          </table:table-cell>
          <table:table-cell table:style-name="ce17" table:formula="of:=ABS([.G12]-[.$M$6])/[.G12]*100" office:value-type="float" office:value="0" calcext:value-type="float">
            <text:p>0,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96.75" calcext:value-type="float">
            <text:p>1596,75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O12]" office:value-type="float" office:value="5" calcext:value-type="float">
            <text:p>5</text:p>
          </table:table-cell>
          <table:table-cell table:style-name="ce22" table:formula="of:=[.P12]" office:value-type="float" office:value="1596.75" calcext:value-type="float">
            <text:p>1596,75</text:p>
          </table:table-cell>
          <table:table-cell table:formula="of:=[.Q12]" office:value-type="float" office:value="50" calcext:value-type="float">
            <text:p>50</text:p>
          </table:table-cell>
          <table:table-cell table:style-name="ce22" table:formula="of:=[.T12]/1000" office:value-type="float" office:value="1.59675" calcext:value-type="float">
            <text:p>1,60</text:p>
          </table:table-cell>
          <table:table-cell table:style-name="ce17" table:formula="of:=ABS([.Q12]-[.$M$6])/[.Q12]*100" office:value-type="float" office:value="22" calcext:value-type="float">
            <text:p>22,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51.302" calcext:value-type="float">
            <text:p>1551,30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12]" office:value-type="float" office:value="5" calcext:value-type="float">
            <text:p>5</text:p>
          </table:table-cell>
          <table:table-cell table:style-name="ce22" table:formula="of:=[.Z12]" office:value-type="float" office:value="1551.302" calcext:value-type="float">
            <text:p>1551,30</text:p>
          </table:table-cell>
          <table:table-cell table:formula="of:=[.AA12]" office:value-type="float" office:value="39" calcext:value-type="float">
            <text:p>39</text:p>
          </table:table-cell>
          <table:table-cell table:style-name="ce22" table:formula="of:=[.AD12]/1000" office:value-type="float" office:value="1.551302" calcext:value-type="float">
            <text:p>1,55</text:p>
          </table:table-cell>
          <table:table-cell table:style-name="ce17" table:formula="of:=ABS([.AA12]-[.$M$6])/[.AA12]*100" office:value-type="float" office:value="0" calcext:value-type="float">
            <text:p>0,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53.688" calcext:value-type="float">
            <text:p>1653,688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 table:style-name="ce20" table:formula="of:=[.AI12]" office:value-type="float" office:value="5" calcext:value-type="float">
            <text:p>5</text:p>
          </table:table-cell>
          <table:table-cell table:style-name="ce22" table:formula="of:=[.AJ12]" office:value-type="float" office:value="1653.688" calcext:value-type="float">
            <text:p>1653,69</text:p>
          </table:table-cell>
          <table:table-cell table:formula="of:=[.AK12]" office:value-type="float" office:value="53" calcext:value-type="float">
            <text:p>53</text:p>
          </table:table-cell>
          <table:table-cell table:style-name="ce22" table:formula="of:=[.AN12]/1000" office:value-type="float" office:value="1.653688" calcext:value-type="float">
            <text:p>1,65</text:p>
          </table:table-cell>
          <table:table-cell table:style-name="ce17" table:formula="of:=ABS([.AK12]-[.$M$6])/[.AK12]*100" office:value-type="float" office:value="26.4150943396226" calcext:value-type="float">
            <text:p>26,42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593.528" calcext:value-type="float">
            <text:p>1593,52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13]" office:value-type="float" office:value="6" calcext:value-type="float">
            <text:p>6</text:p>
          </table:table-cell>
          <table:table-cell table:style-name="ce22" table:formula="of:=[.F13]" office:value-type="float" office:value="1593.528" calcext:value-type="float">
            <text:p>1593,53</text:p>
          </table:table-cell>
          <table:table-cell table:formula="of:=[.G13]" office:value-type="float" office:value="39" calcext:value-type="float">
            <text:p>39</text:p>
          </table:table-cell>
          <table:table-cell table:style-name="ce22" table:formula="of:=[.J13]/1000" office:value-type="float" office:value="1.593528" calcext:value-type="float">
            <text:p>1,59</text:p>
          </table:table-cell>
          <table:table-cell table:style-name="ce17" table:formula="of:=ABS([.G13]-[.$M$6])/[.G13]*100" office:value-type="float" office:value="0" calcext:value-type="float">
            <text:p>0,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37.06" calcext:value-type="float">
            <text:p>1537,06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13]" office:value-type="float" office:value="6" calcext:value-type="float">
            <text:p>6</text:p>
          </table:table-cell>
          <table:table-cell table:style-name="ce22" table:formula="of:=[.P13]" office:value-type="float" office:value="1537.06" calcext:value-type="float">
            <text:p>1537,06</text:p>
          </table:table-cell>
          <table:table-cell table:formula="of:=[.Q13]" office:value-type="float" office:value="39" calcext:value-type="float">
            <text:p>39</text:p>
          </table:table-cell>
          <table:table-cell table:style-name="ce22" table:formula="of:=[.T13]/1000" office:value-type="float" office:value="1.53706" calcext:value-type="float">
            <text:p>1,54</text:p>
          </table:table-cell>
          <table:table-cell table:style-name="ce17" table:formula="of:=ABS([.Q13]-[.$M$6])/[.Q13]*100" office:value-type="float" office:value="0" calcext:value-type="float">
            <text:p>0,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20.972" calcext:value-type="float">
            <text:p>1520,972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13]" office:value-type="float" office:value="6" calcext:value-type="float">
            <text:p>6</text:p>
          </table:table-cell>
          <table:table-cell table:style-name="ce22" table:formula="of:=[.Z13]" office:value-type="float" office:value="1520.972" calcext:value-type="float">
            <text:p>1520,97</text:p>
          </table:table-cell>
          <table:table-cell table:formula="of:=[.AA13]" office:value-type="float" office:value="42" calcext:value-type="float">
            <text:p>42</text:p>
          </table:table-cell>
          <table:table-cell table:style-name="ce22" table:formula="of:=[.AD13]/1000" office:value-type="float" office:value="1.520972" calcext:value-type="float">
            <text:p>1,52</text:p>
          </table:table-cell>
          <table:table-cell table:style-name="ce17" table:formula="of:=ABS([.AA13]-[.$M$6])/[.AA13]*100" office:value-type="float" office:value="7.14285714285714" calcext:value-type="float">
            <text:p>7,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46.418" calcext:value-type="float">
            <text:p>1546,41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AI13]" office:value-type="float" office:value="6" calcext:value-type="float">
            <text:p>6</text:p>
          </table:table-cell>
          <table:table-cell table:style-name="ce22" table:formula="of:=[.AJ13]" office:value-type="float" office:value="1546.418" calcext:value-type="float">
            <text:p>1546,42</text:p>
          </table:table-cell>
          <table:table-cell table:formula="of:=[.AK13]" office:value-type="float" office:value="39" calcext:value-type="float">
            <text:p>39</text:p>
          </table:table-cell>
          <table:table-cell table:style-name="ce22" table:formula="of:=[.AN13]/1000" office:value-type="float" office:value="1.546418" calcext:value-type="float">
            <text:p>1,55</text:p>
          </table:table-cell>
          <table:table-cell table:style-name="ce17" table:formula="of:=ABS([.AK13]-[.$M$6])/[.AK13]*100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569.737" calcext:value-type="float">
            <text:p>1569,737</text:p>
          </table:table-cell>
          <table:table-cell office:value-type="float" office:value="55" calcext:value-type="float">
            <text:p>55</text:p>
          </table:table-cell>
          <table:table-cell table:style-name="ce32"/>
          <table:table-cell table:style-name="ce20" table:formula="of:=[.E14]" office:value-type="float" office:value="7" calcext:value-type="float">
            <text:p>7</text:p>
          </table:table-cell>
          <table:table-cell table:style-name="ce22" table:formula="of:=[.F14]" office:value-type="float" office:value="1569.737" calcext:value-type="float">
            <text:p>1569,74</text:p>
          </table:table-cell>
          <table:table-cell table:formula="of:=[.G14]" office:value-type="float" office:value="55" calcext:value-type="float">
            <text:p>55</text:p>
          </table:table-cell>
          <table:table-cell table:style-name="ce22" table:formula="of:=[.J14]/1000" office:value-type="float" office:value="1.569737" calcext:value-type="float">
            <text:p>1,57</text:p>
          </table:table-cell>
          <table:table-cell table:style-name="ce17" table:formula="of:=ABS([.G14]-[.$M$6])/[.G14]*100" office:value-type="float" office:value="29.0909090909091" calcext:value-type="float">
            <text:p>29,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22.976" calcext:value-type="float">
            <text:p>1522,976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O14]" office:value-type="float" office:value="7" calcext:value-type="float">
            <text:p>7</text:p>
          </table:table-cell>
          <table:table-cell table:style-name="ce22" table:formula="of:=[.P14]" office:value-type="float" office:value="1522.976" calcext:value-type="float">
            <text:p>1522,98</text:p>
          </table:table-cell>
          <table:table-cell table:formula="of:=[.Q14]" office:value-type="float" office:value="44" calcext:value-type="float">
            <text:p>44</text:p>
          </table:table-cell>
          <table:table-cell table:style-name="ce22" table:formula="of:=[.T14]/1000" office:value-type="float" office:value="1.522976" calcext:value-type="float">
            <text:p>1,52</text:p>
          </table:table-cell>
          <table:table-cell table:style-name="ce17" table:formula="of:=ABS([.Q14]-[.$M$6])/[.Q14]*100" office:value-type="float" office:value="11.3636363636364" calcext:value-type="float">
            <text:p>11,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89.131" calcext:value-type="float">
            <text:p>1589,131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Y14]" office:value-type="float" office:value="7" calcext:value-type="float">
            <text:p>7</text:p>
          </table:table-cell>
          <table:table-cell table:style-name="ce22" table:formula="of:=[.Z14]" office:value-type="float" office:value="1589.131" calcext:value-type="float">
            <text:p>1589,13</text:p>
          </table:table-cell>
          <table:table-cell table:formula="of:=[.AA14]" office:value-type="float" office:value="44" calcext:value-type="float">
            <text:p>44</text:p>
          </table:table-cell>
          <table:table-cell table:style-name="ce22" table:formula="of:=[.AD14]/1000" office:value-type="float" office:value="1.589131" calcext:value-type="float">
            <text:p>1,59</text:p>
          </table:table-cell>
          <table:table-cell table:style-name="ce17" table:formula="of:=ABS([.AA14]-[.$M$6])/[.AA14]*100" office:value-type="float" office:value="11.3636363636364" calcext:value-type="float">
            <text:p>11,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46.8" calcext:value-type="float">
            <text:p>1546,8</text:p>
          </table:table-cell>
          <table:table-cell office:value-type="float" office:value="49" calcext:value-type="float">
            <text:p>49</text:p>
          </table:table-cell>
          <table:table-cell table:style-name="ce32"/>
          <table:table-cell table:style-name="ce20" table:formula="of:=[.AI14]" office:value-type="float" office:value="7" calcext:value-type="float">
            <text:p>7</text:p>
          </table:table-cell>
          <table:table-cell table:style-name="ce22" table:formula="of:=[.AJ14]" office:value-type="float" office:value="1546.8" calcext:value-type="float">
            <text:p>1546,80</text:p>
          </table:table-cell>
          <table:table-cell table:formula="of:=[.AK14]" office:value-type="float" office:value="49" calcext:value-type="float">
            <text:p>49</text:p>
          </table:table-cell>
          <table:table-cell table:style-name="ce22" table:formula="of:=[.AN14]/1000" office:value-type="float" office:value="1.5468" calcext:value-type="float">
            <text:p>1,55</text:p>
          </table:table-cell>
          <table:table-cell table:style-name="ce17" table:formula="of:=ABS([.AK14]-[.$M$6])/[.AK14]*100" office:value-type="float" office:value="20.4081632653061" calcext:value-type="float">
            <text:p>20,4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652.309" calcext:value-type="float">
            <text:p>1652,309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15]" office:value-type="float" office:value="8" calcext:value-type="float">
            <text:p>8</text:p>
          </table:table-cell>
          <table:table-cell table:style-name="ce22" table:formula="of:=[.F15]" office:value-type="float" office:value="1652.309" calcext:value-type="float">
            <text:p>1652,31</text:p>
          </table:table-cell>
          <table:table-cell table:formula="of:=[.G15]" office:value-type="float" office:value="39" calcext:value-type="float">
            <text:p>39</text:p>
          </table:table-cell>
          <table:table-cell table:style-name="ce22" table:formula="of:=[.J15]/1000" office:value-type="float" office:value="1.652309" calcext:value-type="float">
            <text:p>1,65</text:p>
          </table:table-cell>
          <table:table-cell table:style-name="ce17" table:formula="of:=ABS([.G15]-[.$M$6])/[.G15]*100" office:value-type="float" office:value="0" calcext:value-type="float">
            <text:p>0,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3.009" calcext:value-type="float">
            <text:p>1543,009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O15]" office:value-type="float" office:value="8" calcext:value-type="float">
            <text:p>8</text:p>
          </table:table-cell>
          <table:table-cell table:style-name="ce22" table:formula="of:=[.P15]" office:value-type="float" office:value="1543.009" calcext:value-type="float">
            <text:p>1543,01</text:p>
          </table:table-cell>
          <table:table-cell table:formula="of:=[.Q15]" office:value-type="float" office:value="44" calcext:value-type="float">
            <text:p>44</text:p>
          </table:table-cell>
          <table:table-cell table:style-name="ce22" table:formula="of:=[.T15]/1000" office:value-type="float" office:value="1.543009" calcext:value-type="float">
            <text:p>1,54</text:p>
          </table:table-cell>
          <table:table-cell table:style-name="ce17" table:formula="of:=ABS([.Q15]-[.$M$6])/[.Q15]*100" office:value-type="float" office:value="11.3636363636364" calcext:value-type="float">
            <text:p>11,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7.822" calcext:value-type="float">
            <text:p>1677,82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15]" office:value-type="float" office:value="8" calcext:value-type="float">
            <text:p>8</text:p>
          </table:table-cell>
          <table:table-cell table:style-name="ce22" table:formula="of:=[.Z15]" office:value-type="float" office:value="1677.822" calcext:value-type="float">
            <text:p>1677,82</text:p>
          </table:table-cell>
          <table:table-cell table:formula="of:=[.AA15]" office:value-type="float" office:value="39" calcext:value-type="float">
            <text:p>39</text:p>
          </table:table-cell>
          <table:table-cell table:style-name="ce22" table:formula="of:=[.AD15]/1000" office:value-type="float" office:value="1.677822" calcext:value-type="float">
            <text:p>1,68</text:p>
          </table:table-cell>
          <table:table-cell table:style-name="ce17" table:formula="of:=ABS([.AA15]-[.$M$6])/[.AA15]*100" office:value-type="float" office:value="0" calcext:value-type="float">
            <text:p>0,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91.758" calcext:value-type="float">
            <text:p>1591,75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AI15]" office:value-type="float" office:value="8" calcext:value-type="float">
            <text:p>8</text:p>
          </table:table-cell>
          <table:table-cell table:style-name="ce22" table:formula="of:=[.AJ15]" office:value-type="float" office:value="1591.758" calcext:value-type="float">
            <text:p>1591,76</text:p>
          </table:table-cell>
          <table:table-cell table:formula="of:=[.AK15]" office:value-type="float" office:value="39" calcext:value-type="float">
            <text:p>39</text:p>
          </table:table-cell>
          <table:table-cell table:style-name="ce22" table:formula="of:=[.AN15]/1000" office:value-type="float" office:value="1.591758" calcext:value-type="float">
            <text:p>1,59</text:p>
          </table:table-cell>
          <table:table-cell table:style-name="ce17" table:formula="of:=ABS([.AK15]-[.$M$6])/[.AK15]*100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650.533" calcext:value-type="float">
            <text:p>1650,533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16]" office:value-type="float" office:value="9" calcext:value-type="float">
            <text:p>9</text:p>
          </table:table-cell>
          <table:table-cell table:style-name="ce22" table:formula="of:=[.F16]" office:value-type="float" office:value="1650.533" calcext:value-type="float">
            <text:p>1650,53</text:p>
          </table:table-cell>
          <table:table-cell table:formula="of:=[.G16]" office:value-type="float" office:value="39" calcext:value-type="float">
            <text:p>39</text:p>
          </table:table-cell>
          <table:table-cell table:style-name="ce22" table:formula="of:=[.J16]/1000" office:value-type="float" office:value="1.650533" calcext:value-type="float">
            <text:p>1,65</text:p>
          </table:table-cell>
          <table:table-cell table:style-name="ce17" table:formula="of:=ABS([.G16]-[.$M$6])/[.G16]*100" office:value-type="float" office:value="0" calcext:value-type="float">
            <text:p>0,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42.855" calcext:value-type="float">
            <text:p>1542,855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O16]" office:value-type="float" office:value="9" calcext:value-type="float">
            <text:p>9</text:p>
          </table:table-cell>
          <table:table-cell table:style-name="ce22" table:formula="of:=[.P16]" office:value-type="float" office:value="1542.855" calcext:value-type="float">
            <text:p>1542,86</text:p>
          </table:table-cell>
          <table:table-cell table:formula="of:=[.Q16]" office:value-type="float" office:value="50" calcext:value-type="float">
            <text:p>50</text:p>
          </table:table-cell>
          <table:table-cell table:style-name="ce22" table:formula="of:=[.T16]/1000" office:value-type="float" office:value="1.542855" calcext:value-type="float">
            <text:p>1,54</text:p>
          </table:table-cell>
          <table:table-cell table:style-name="ce17" table:formula="of:=ABS([.Q16]-[.$M$6])/[.Q16]*100" office:value-type="float" office:value="22" calcext:value-type="float">
            <text:p>22,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84.945" calcext:value-type="float">
            <text:p>1784,945</text:p>
          </table:table-cell>
          <table:table-cell office:value-type="float" office:value="49" calcext:value-type="float">
            <text:p>49</text:p>
          </table:table-cell>
          <table:table-cell table:style-name="ce32"/>
          <table:table-cell table:style-name="ce20" table:formula="of:=[.Y16]" office:value-type="float" office:value="9" calcext:value-type="float">
            <text:p>9</text:p>
          </table:table-cell>
          <table:table-cell table:style-name="ce22" table:formula="of:=[.Z16]" office:value-type="float" office:value="1784.945" calcext:value-type="float">
            <text:p>1784,95</text:p>
          </table:table-cell>
          <table:table-cell table:formula="of:=[.AA16]" office:value-type="float" office:value="49" calcext:value-type="float">
            <text:p>49</text:p>
          </table:table-cell>
          <table:table-cell table:style-name="ce22" table:formula="of:=[.AD16]/1000" office:value-type="float" office:value="1.784945" calcext:value-type="float">
            <text:p>1,78</text:p>
          </table:table-cell>
          <table:table-cell table:style-name="ce17" table:formula="of:=ABS([.AA16]-[.$M$6])/[.AA16]*100" office:value-type="float" office:value="20.4081632653061" calcext:value-type="float">
            <text:p>20,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6.539" calcext:value-type="float">
            <text:p>1556,539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AI16]" office:value-type="float" office:value="9" calcext:value-type="float">
            <text:p>9</text:p>
          </table:table-cell>
          <table:table-cell table:style-name="ce22" table:formula="of:=[.AJ16]" office:value-type="float" office:value="1556.539" calcext:value-type="float">
            <text:p>1556,54</text:p>
          </table:table-cell>
          <table:table-cell table:formula="of:=[.AK16]" office:value-type="float" office:value="42" calcext:value-type="float">
            <text:p>42</text:p>
          </table:table-cell>
          <table:table-cell table:style-name="ce22" table:formula="of:=[.AN16]/1000" office:value-type="float" office:value="1.556539" calcext:value-type="float">
            <text:p>1,56</text:p>
          </table:table-cell>
          <table:table-cell table:style-name="ce17" table:formula="of:=ABS([.AK16]-[.$M$6])/[.AK16]*100"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621.652" calcext:value-type="float">
            <text:p>1621,65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17]" office:value-type="float" office:value="10" calcext:value-type="float">
            <text:p>10</text:p>
          </table:table-cell>
          <table:table-cell table:style-name="ce22" table:formula="of:=[.F17]" office:value-type="float" office:value="1621.652" calcext:value-type="float">
            <text:p>1621,65</text:p>
          </table:table-cell>
          <table:table-cell table:formula="of:=[.G17]" office:value-type="float" office:value="39" calcext:value-type="float">
            <text:p>39</text:p>
          </table:table-cell>
          <table:table-cell table:style-name="ce22" table:formula="of:=[.J17]/1000" office:value-type="float" office:value="1.621652" calcext:value-type="float">
            <text:p>1,62</text:p>
          </table:table-cell>
          <table:table-cell table:style-name="ce17" table:formula="of:=ABS([.G17]-[.$M$6])/[.G17]*100" office:value-type="float" office:value="0" calcext:value-type="float">
            <text:p>0,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48.03" calcext:value-type="float">
            <text:p>1548,03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O17]" office:value-type="float" office:value="10" calcext:value-type="float">
            <text:p>10</text:p>
          </table:table-cell>
          <table:table-cell table:style-name="ce22" table:formula="of:=[.P17]" office:value-type="float" office:value="1548.03" calcext:value-type="float">
            <text:p>1548,03</text:p>
          </table:table-cell>
          <table:table-cell table:formula="of:=[.Q17]" office:value-type="float" office:value="44" calcext:value-type="float">
            <text:p>44</text:p>
          </table:table-cell>
          <table:table-cell table:style-name="ce22" table:formula="of:=[.T17]/1000" office:value-type="float" office:value="1.54803" calcext:value-type="float">
            <text:p>1,55</text:p>
          </table:table-cell>
          <table:table-cell table:style-name="ce17" table:formula="of:=ABS([.Q17]-[.$M$6])/[.Q17]*100" office:value-type="float" office:value="11.3636363636364" calcext:value-type="float">
            <text:p>11,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15.421" calcext:value-type="float">
            <text:p>1615,421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 table:style-name="ce20" table:formula="of:=[.Y17]" office:value-type="float" office:value="10" calcext:value-type="float">
            <text:p>10</text:p>
          </table:table-cell>
          <table:table-cell table:style-name="ce22" table:formula="of:=[.Z17]" office:value-type="float" office:value="1615.421" calcext:value-type="float">
            <text:p>1615,42</text:p>
          </table:table-cell>
          <table:table-cell table:formula="of:=[.AA17]" office:value-type="float" office:value="53" calcext:value-type="float">
            <text:p>53</text:p>
          </table:table-cell>
          <table:table-cell table:style-name="ce22" table:formula="of:=[.AD17]/1000" office:value-type="float" office:value="1.615421" calcext:value-type="float">
            <text:p>1,62</text:p>
          </table:table-cell>
          <table:table-cell table:style-name="ce17" table:formula="of:=ABS([.AA17]-[.$M$6])/[.AA17]*100" office:value-type="float" office:value="26.4150943396226" calcext:value-type="float">
            <text:p>26,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61.838" calcext:value-type="float">
            <text:p>1561,83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AI17]" office:value-type="float" office:value="10" calcext:value-type="float">
            <text:p>10</text:p>
          </table:table-cell>
          <table:table-cell table:style-name="ce22" table:formula="of:=[.AJ17]" office:value-type="float" office:value="1561.838" calcext:value-type="float">
            <text:p>1561,84</text:p>
          </table:table-cell>
          <table:table-cell table:formula="of:=[.AK17]" office:value-type="float" office:value="39" calcext:value-type="float">
            <text:p>39</text:p>
          </table:table-cell>
          <table:table-cell table:style-name="ce22" table:formula="of:=[.AN17]/1000" office:value-type="float" office:value="1.561838" calcext:value-type="float">
            <text:p>1,56</text:p>
          </table:table-cell>
          <table:table-cell table:style-name="ce17" table:formula="of:=ABS([.AK17]-[.$M$6])/[.AK17]*100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617.729" calcext:value-type="float">
            <text:p>1617,729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18]" office:value-type="float" office:value="11" calcext:value-type="float">
            <text:p>11</text:p>
          </table:table-cell>
          <table:table-cell table:style-name="ce22" table:formula="of:=[.F18]" office:value-type="float" office:value="1617.729" calcext:value-type="float">
            <text:p>1617,73</text:p>
          </table:table-cell>
          <table:table-cell table:formula="of:=[.G18]" office:value-type="float" office:value="39" calcext:value-type="float">
            <text:p>39</text:p>
          </table:table-cell>
          <table:table-cell table:style-name="ce22" table:formula="of:=[.J18]/1000" office:value-type="float" office:value="1.617729" calcext:value-type="float">
            <text:p>1,62</text:p>
          </table:table-cell>
          <table:table-cell table:style-name="ce17" table:formula="of:=ABS([.G18]-[.$M$6])/[.G18]*100" office:value-type="float" office:value="0" calcext:value-type="float">
            <text:p>0,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4.203" calcext:value-type="float">
            <text:p>1554,203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18]" office:value-type="float" office:value="11" calcext:value-type="float">
            <text:p>11</text:p>
          </table:table-cell>
          <table:table-cell table:style-name="ce22" table:formula="of:=[.P18]" office:value-type="float" office:value="1554.203" calcext:value-type="float">
            <text:p>1554,20</text:p>
          </table:table-cell>
          <table:table-cell table:formula="of:=[.Q18]" office:value-type="float" office:value="39" calcext:value-type="float">
            <text:p>39</text:p>
          </table:table-cell>
          <table:table-cell table:style-name="ce22" table:formula="of:=[.T18]/1000" office:value-type="float" office:value="1.554203" calcext:value-type="float">
            <text:p>1,55</text:p>
          </table:table-cell>
          <table:table-cell table:style-name="ce17" table:formula="of:=ABS([.Q18]-[.$M$6])/[.Q18]*100" office:value-type="float" office:value="0" calcext:value-type="float">
            <text:p>0,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43.186" calcext:value-type="float">
            <text:p>1743,186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18]" office:value-type="float" office:value="11" calcext:value-type="float">
            <text:p>11</text:p>
          </table:table-cell>
          <table:table-cell table:style-name="ce22" table:formula="of:=[.Z18]" office:value-type="float" office:value="1743.186" calcext:value-type="float">
            <text:p>1743,19</text:p>
          </table:table-cell>
          <table:table-cell table:formula="of:=[.AA18]" office:value-type="float" office:value="39" calcext:value-type="float">
            <text:p>39</text:p>
          </table:table-cell>
          <table:table-cell table:style-name="ce22" table:formula="of:=[.AD18]/1000" office:value-type="float" office:value="1.743186" calcext:value-type="float">
            <text:p>1,74</text:p>
          </table:table-cell>
          <table:table-cell table:style-name="ce17" table:formula="of:=ABS([.AA18]-[.$M$6])/[.AA18]*100" office:value-type="float" office:value="0" calcext:value-type="float">
            <text:p>0,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25.793" calcext:value-type="float">
            <text:p>1625,793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AI18]" office:value-type="float" office:value="11" calcext:value-type="float">
            <text:p>11</text:p>
          </table:table-cell>
          <table:table-cell table:style-name="ce22" table:formula="of:=[.AJ18]" office:value-type="float" office:value="1625.793" calcext:value-type="float">
            <text:p>1625,79</text:p>
          </table:table-cell>
          <table:table-cell table:formula="of:=[.AK18]" office:value-type="float" office:value="44" calcext:value-type="float">
            <text:p>44</text:p>
          </table:table-cell>
          <table:table-cell table:style-name="ce22" table:formula="of:=[.AN18]/1000" office:value-type="float" office:value="1.625793" calcext:value-type="float">
            <text:p>1,63</text:p>
          </table:table-cell>
          <table:table-cell table:style-name="ce17" table:formula="of:=ABS([.AK18]-[.$M$6])/[.AK18]*100"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09.272" calcext:value-type="float">
            <text:p>1609,27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19]" office:value-type="float" office:value="12" calcext:value-type="float">
            <text:p>12</text:p>
          </table:table-cell>
          <table:table-cell table:style-name="ce22" table:formula="of:=[.F19]" office:value-type="float" office:value="1609.272" calcext:value-type="float">
            <text:p>1609,27</text:p>
          </table:table-cell>
          <table:table-cell table:formula="of:=[.G19]" office:value-type="float" office:value="39" calcext:value-type="float">
            <text:p>39</text:p>
          </table:table-cell>
          <table:table-cell table:style-name="ce22" table:formula="of:=[.J19]/1000" office:value-type="float" office:value="1.609272" calcext:value-type="float">
            <text:p>1,61</text:p>
          </table:table-cell>
          <table:table-cell table:style-name="ce17" table:formula="of:=ABS([.G19]-[.$M$6])/[.G19]*100" office:value-type="float" office:value="0" calcext:value-type="float">
            <text:p>0,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39.874" calcext:value-type="float">
            <text:p>1539,874</text:p>
          </table:table-cell>
          <table:table-cell office:value-type="float" office:value="56" calcext:value-type="float">
            <text:p>56</text:p>
          </table:table-cell>
          <table:table-cell table:style-name="ce32"/>
          <table:table-cell table:style-name="ce20" table:formula="of:=[.O19]" office:value-type="float" office:value="12" calcext:value-type="float">
            <text:p>12</text:p>
          </table:table-cell>
          <table:table-cell table:style-name="ce22" table:formula="of:=[.P19]" office:value-type="float" office:value="1539.874" calcext:value-type="float">
            <text:p>1539,87</text:p>
          </table:table-cell>
          <table:table-cell table:formula="of:=[.Q19]" office:value-type="float" office:value="56" calcext:value-type="float">
            <text:p>56</text:p>
          </table:table-cell>
          <table:table-cell table:style-name="ce22" table:formula="of:=[.T19]/1000" office:value-type="float" office:value="1.539874" calcext:value-type="float">
            <text:p>1,54</text:p>
          </table:table-cell>
          <table:table-cell table:style-name="ce17" table:formula="of:=ABS([.Q19]-[.$M$6])/[.Q19]*100" office:value-type="float" office:value="30.3571428571429" calcext:value-type="float">
            <text:p>30,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84.87" calcext:value-type="float">
            <text:p>1684,87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19]" office:value-type="float" office:value="12" calcext:value-type="float">
            <text:p>12</text:p>
          </table:table-cell>
          <table:table-cell table:style-name="ce22" table:formula="of:=[.Z19]" office:value-type="float" office:value="1684.87" calcext:value-type="float">
            <text:p>1684,87</text:p>
          </table:table-cell>
          <table:table-cell table:formula="of:=[.AA19]" office:value-type="float" office:value="39" calcext:value-type="float">
            <text:p>39</text:p>
          </table:table-cell>
          <table:table-cell table:style-name="ce22" table:formula="of:=[.AD19]/1000" office:value-type="float" office:value="1.68487" calcext:value-type="float">
            <text:p>1,68</text:p>
          </table:table-cell>
          <table:table-cell table:style-name="ce17" table:formula="of:=ABS([.AA19]-[.$M$6])/[.AA19]*100" office:value-type="float" office:value="0" calcext:value-type="float">
            <text:p>0,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93.356" calcext:value-type="float">
            <text:p>1593,356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AI19]" office:value-type="float" office:value="12" calcext:value-type="float">
            <text:p>12</text:p>
          </table:table-cell>
          <table:table-cell table:style-name="ce22" table:formula="of:=[.AJ19]" office:value-type="float" office:value="1593.356" calcext:value-type="float">
            <text:p>1593,36</text:p>
          </table:table-cell>
          <table:table-cell table:formula="of:=[.AK19]" office:value-type="float" office:value="42" calcext:value-type="float">
            <text:p>42</text:p>
          </table:table-cell>
          <table:table-cell table:style-name="ce22" table:formula="of:=[.AN19]/1000" office:value-type="float" office:value="1.593356" calcext:value-type="float">
            <text:p>1,59</text:p>
          </table:table-cell>
          <table:table-cell table:style-name="ce17" table:formula="of:=ABS([.AK19]-[.$M$6])/[.AK19]*100"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631.098" calcext:value-type="float">
            <text:p>1631,098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E20]" office:value-type="float" office:value="13" calcext:value-type="float">
            <text:p>13</text:p>
          </table:table-cell>
          <table:table-cell table:style-name="ce22" table:formula="of:=[.F20]" office:value-type="float" office:value="1631.098" calcext:value-type="float">
            <text:p>1631,10</text:p>
          </table:table-cell>
          <table:table-cell table:formula="of:=[.G20]" office:value-type="float" office:value="50" calcext:value-type="float">
            <text:p>50</text:p>
          </table:table-cell>
          <table:table-cell table:style-name="ce22" table:formula="of:=[.J20]/1000" office:value-type="float" office:value="1.631098" calcext:value-type="float">
            <text:p>1,63</text:p>
          </table:table-cell>
          <table:table-cell table:style-name="ce17" table:formula="of:=ABS([.G20]-[.$M$6])/[.G20]*100" office:value-type="float" office:value="22" calcext:value-type="float">
            <text:p>22,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63.891" calcext:value-type="float">
            <text:p>1563,891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O20]" office:value-type="float" office:value="13" calcext:value-type="float">
            <text:p>13</text:p>
          </table:table-cell>
          <table:table-cell table:style-name="ce22" table:formula="of:=[.P20]" office:value-type="float" office:value="1563.891" calcext:value-type="float">
            <text:p>1563,89</text:p>
          </table:table-cell>
          <table:table-cell table:formula="of:=[.Q20]" office:value-type="float" office:value="42" calcext:value-type="float">
            <text:p>42</text:p>
          </table:table-cell>
          <table:table-cell table:style-name="ce22" table:formula="of:=[.T20]/1000" office:value-type="float" office:value="1.563891" calcext:value-type="float">
            <text:p>1,56</text:p>
          </table:table-cell>
          <table:table-cell table:style-name="ce17" table:formula="of:=ABS([.Q20]-[.$M$6])/[.Q20]*100" office:value-type="float" office:value="7.14285714285714" calcext:value-type="float">
            <text:p>7,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73.533" calcext:value-type="float">
            <text:p>1673,533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20]" office:value-type="float" office:value="13" calcext:value-type="float">
            <text:p>13</text:p>
          </table:table-cell>
          <table:table-cell table:style-name="ce22" table:formula="of:=[.Z20]" office:value-type="float" office:value="1673.533" calcext:value-type="float">
            <text:p>1673,53</text:p>
          </table:table-cell>
          <table:table-cell table:formula="of:=[.AA20]" office:value-type="float" office:value="42" calcext:value-type="float">
            <text:p>42</text:p>
          </table:table-cell>
          <table:table-cell table:style-name="ce22" table:formula="of:=[.AD20]/1000" office:value-type="float" office:value="1.673533" calcext:value-type="float">
            <text:p>1,67</text:p>
          </table:table-cell>
          <table:table-cell table:style-name="ce17" table:formula="of:=ABS([.AA20]-[.$M$6])/[.AA20]*100" office:value-type="float" office:value="7.14285714285714" calcext:value-type="float">
            <text:p>7,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24.92" calcext:value-type="float">
            <text:p>1524,92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AI20]" office:value-type="float" office:value="13" calcext:value-type="float">
            <text:p>13</text:p>
          </table:table-cell>
          <table:table-cell table:style-name="ce22" table:formula="of:=[.AJ20]" office:value-type="float" office:value="1524.92" calcext:value-type="float">
            <text:p>1524,92</text:p>
          </table:table-cell>
          <table:table-cell table:formula="of:=[.AK20]" office:value-type="float" office:value="50" calcext:value-type="float">
            <text:p>50</text:p>
          </table:table-cell>
          <table:table-cell table:style-name="ce22" table:formula="of:=[.AN20]/1000" office:value-type="float" office:value="1.52492" calcext:value-type="float">
            <text:p>1,52</text:p>
          </table:table-cell>
          <table:table-cell table:style-name="ce17" table:formula="of:=ABS([.AK20]-[.$M$6])/[.AK20]*100" office:value-type="float" office:value="22" calcext:value-type="float">
            <text:p>22,0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610.164" calcext:value-type="float">
            <text:p>1610,164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E21]" office:value-type="float" office:value="14" calcext:value-type="float">
            <text:p>14</text:p>
          </table:table-cell>
          <table:table-cell table:style-name="ce22" table:formula="of:=[.F21]" office:value-type="float" office:value="1610.164" calcext:value-type="float">
            <text:p>1610,16</text:p>
          </table:table-cell>
          <table:table-cell table:formula="of:=[.G21]" office:value-type="float" office:value="44" calcext:value-type="float">
            <text:p>44</text:p>
          </table:table-cell>
          <table:table-cell table:style-name="ce22" table:formula="of:=[.J21]/1000" office:value-type="float" office:value="1.610164" calcext:value-type="float">
            <text:p>1,61</text:p>
          </table:table-cell>
          <table:table-cell table:style-name="ce17" table:formula="of:=ABS([.G21]-[.$M$6])/[.G21]*100" office:value-type="float" office:value="11.3636363636364" calcext:value-type="float">
            <text:p>11,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63.778" calcext:value-type="float">
            <text:p>1563,77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21]" office:value-type="float" office:value="14" calcext:value-type="float">
            <text:p>14</text:p>
          </table:table-cell>
          <table:table-cell table:style-name="ce22" table:formula="of:=[.P21]" office:value-type="float" office:value="1563.778" calcext:value-type="float">
            <text:p>1563,78</text:p>
          </table:table-cell>
          <table:table-cell table:formula="of:=[.Q21]" office:value-type="float" office:value="39" calcext:value-type="float">
            <text:p>39</text:p>
          </table:table-cell>
          <table:table-cell table:style-name="ce22" table:formula="of:=[.T21]/1000" office:value-type="float" office:value="1.563778" calcext:value-type="float">
            <text:p>1,56</text:p>
          </table:table-cell>
          <table:table-cell table:style-name="ce17" table:formula="of:=ABS([.Q21]-[.$M$6])/[.Q21]*100" office:value-type="float" office:value="0" calcext:value-type="float">
            <text:p>0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93.658" calcext:value-type="float">
            <text:p>1593,658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21]" office:value-type="float" office:value="14" calcext:value-type="float">
            <text:p>14</text:p>
          </table:table-cell>
          <table:table-cell table:style-name="ce22" table:formula="of:=[.Z21]" office:value-type="float" office:value="1593.658" calcext:value-type="float">
            <text:p>1593,66</text:p>
          </table:table-cell>
          <table:table-cell table:formula="of:=[.AA21]" office:value-type="float" office:value="42" calcext:value-type="float">
            <text:p>42</text:p>
          </table:table-cell>
          <table:table-cell table:style-name="ce22" table:formula="of:=[.AD21]/1000" office:value-type="float" office:value="1.593658" calcext:value-type="float">
            <text:p>1,59</text:p>
          </table:table-cell>
          <table:table-cell table:style-name="ce17" table:formula="of:=ABS([.AA21]-[.$M$6])/[.AA21]*100" office:value-type="float" office:value="7.14285714285714" calcext:value-type="float">
            <text:p>7,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77.718" calcext:value-type="float">
            <text:p>1577,71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AI21]" office:value-type="float" office:value="14" calcext:value-type="float">
            <text:p>14</text:p>
          </table:table-cell>
          <table:table-cell table:style-name="ce22" table:formula="of:=[.AJ21]" office:value-type="float" office:value="1577.718" calcext:value-type="float">
            <text:p>1577,72</text:p>
          </table:table-cell>
          <table:table-cell table:formula="of:=[.AK21]" office:value-type="float" office:value="39" calcext:value-type="float">
            <text:p>39</text:p>
          </table:table-cell>
          <table:table-cell table:style-name="ce22" table:formula="of:=[.AN21]/1000" office:value-type="float" office:value="1.577718" calcext:value-type="float">
            <text:p>1,58</text:p>
          </table:table-cell>
          <table:table-cell table:style-name="ce17" table:formula="of:=ABS([.AK21]-[.$M$6])/[.AK21]*100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593.863" calcext:value-type="float">
            <text:p>1593,863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22]" office:value-type="float" office:value="15" calcext:value-type="float">
            <text:p>15</text:p>
          </table:table-cell>
          <table:table-cell table:style-name="ce22" table:formula="of:=[.F22]" office:value-type="float" office:value="1593.863" calcext:value-type="float">
            <text:p>1593,86</text:p>
          </table:table-cell>
          <table:table-cell table:formula="of:=[.G22]" office:value-type="float" office:value="42" calcext:value-type="float">
            <text:p>42</text:p>
          </table:table-cell>
          <table:table-cell table:style-name="ce22" table:formula="of:=[.J22]/1000" office:value-type="float" office:value="1.593863" calcext:value-type="float">
            <text:p>1,59</text:p>
          </table:table-cell>
          <table:table-cell table:style-name="ce17" table:formula="of:=ABS([.G22]-[.$M$6])/[.G22]*100" office:value-type="float" office:value="7.14285714285714" calcext:value-type="float">
            <text:p>7,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60.054" calcext:value-type="float">
            <text:p>1560,054</text:p>
          </table:table-cell>
          <table:table-cell office:value-type="float" office:value="56" calcext:value-type="float">
            <text:p>56</text:p>
          </table:table-cell>
          <table:table-cell table:style-name="ce32"/>
          <table:table-cell table:style-name="ce20" table:formula="of:=[.O22]" office:value-type="float" office:value="15" calcext:value-type="float">
            <text:p>15</text:p>
          </table:table-cell>
          <table:table-cell table:style-name="ce22" table:formula="of:=[.P22]" office:value-type="float" office:value="1560.054" calcext:value-type="float">
            <text:p>1560,05</text:p>
          </table:table-cell>
          <table:table-cell table:formula="of:=[.Q22]" office:value-type="float" office:value="56" calcext:value-type="float">
            <text:p>56</text:p>
          </table:table-cell>
          <table:table-cell table:style-name="ce22" table:formula="of:=[.T22]/1000" office:value-type="float" office:value="1.560054" calcext:value-type="float">
            <text:p>1,56</text:p>
          </table:table-cell>
          <table:table-cell table:style-name="ce17" table:formula="of:=ABS([.Q22]-[.$M$6])/[.Q22]*100" office:value-type="float" office:value="30.3571428571429" calcext:value-type="float">
            <text:p>30,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53.427" calcext:value-type="float">
            <text:p>1553,427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 table:style-name="ce20" table:formula="of:=[.Y22]" office:value-type="float" office:value="15" calcext:value-type="float">
            <text:p>15</text:p>
          </table:table-cell>
          <table:table-cell table:style-name="ce22" table:formula="of:=[.Z22]" office:value-type="float" office:value="1553.427" calcext:value-type="float">
            <text:p>1553,43</text:p>
          </table:table-cell>
          <table:table-cell table:formula="of:=[.AA22]" office:value-type="float" office:value="53" calcext:value-type="float">
            <text:p>53</text:p>
          </table:table-cell>
          <table:table-cell table:style-name="ce22" table:formula="of:=[.AD22]/1000" office:value-type="float" office:value="1.553427" calcext:value-type="float">
            <text:p>1,55</text:p>
          </table:table-cell>
          <table:table-cell table:style-name="ce17" table:formula="of:=ABS([.AA22]-[.$M$6])/[.AA22]*100" office:value-type="float" office:value="26.4150943396226" calcext:value-type="float">
            <text:p>26,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19.15" calcext:value-type="float">
            <text:p>1519,15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AI22]" office:value-type="float" office:value="15" calcext:value-type="float">
            <text:p>15</text:p>
          </table:table-cell>
          <table:table-cell table:style-name="ce22" table:formula="of:=[.AJ22]" office:value-type="float" office:value="1519.15" calcext:value-type="float">
            <text:p>1519,15</text:p>
          </table:table-cell>
          <table:table-cell table:formula="of:=[.AK22]" office:value-type="float" office:value="44" calcext:value-type="float">
            <text:p>44</text:p>
          </table:table-cell>
          <table:table-cell table:style-name="ce22" table:formula="of:=[.AN22]/1000" office:value-type="float" office:value="1.51915" calcext:value-type="float">
            <text:p>1,52</text:p>
          </table:table-cell>
          <table:table-cell table:style-name="ce17" table:formula="of:=ABS([.AK22]-[.$M$6])/[.AK22]*100" office:value-type="float" office:value="11.3636363636364" calcext:value-type="float">
            <text:p>11,36</text:p>
          </table:table-cell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82.111" calcext:value-type="float">
            <text:p>1582,111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23]" office:value-type="float" office:value="16" calcext:value-type="float">
            <text:p>16</text:p>
          </table:table-cell>
          <table:table-cell table:style-name="ce22" table:formula="of:=[.F23]" office:value-type="float" office:value="1582.111" calcext:value-type="float">
            <text:p>1582,11</text:p>
          </table:table-cell>
          <table:table-cell table:formula="of:=[.G23]" office:value-type="float" office:value="39" calcext:value-type="float">
            <text:p>39</text:p>
          </table:table-cell>
          <table:table-cell table:style-name="ce22" table:formula="of:=[.J23]/1000" office:value-type="float" office:value="1.582111" calcext:value-type="float">
            <text:p>1,58</text:p>
          </table:table-cell>
          <table:table-cell table:style-name="ce17" table:formula="of:=ABS([.G23]-[.$M$6])/[.G23]*100" office:value-type="float" office:value="0" calcext:value-type="float">
            <text:p>0,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40.561" calcext:value-type="float">
            <text:p>1540,561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23]" office:value-type="float" office:value="16" calcext:value-type="float">
            <text:p>16</text:p>
          </table:table-cell>
          <table:table-cell table:style-name="ce22" table:formula="of:=[.P23]" office:value-type="float" office:value="1540.561" calcext:value-type="float">
            <text:p>1540,56</text:p>
          </table:table-cell>
          <table:table-cell table:formula="of:=[.Q23]" office:value-type="float" office:value="39" calcext:value-type="float">
            <text:p>39</text:p>
          </table:table-cell>
          <table:table-cell table:style-name="ce22" table:formula="of:=[.T23]/1000" office:value-type="float" office:value="1.540561" calcext:value-type="float">
            <text:p>1,54</text:p>
          </table:table-cell>
          <table:table-cell table:style-name="ce17" table:formula="of:=ABS([.Q23]-[.$M$6])/[.Q23]*100" office:value-type="float" office:value="0" calcext:value-type="float">
            <text:p>0,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81.052" calcext:value-type="float">
            <text:p>1581,05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23]" office:value-type="float" office:value="16" calcext:value-type="float">
            <text:p>16</text:p>
          </table:table-cell>
          <table:table-cell table:style-name="ce22" table:formula="of:=[.Z23]" office:value-type="float" office:value="1581.052" calcext:value-type="float">
            <text:p>1581,05</text:p>
          </table:table-cell>
          <table:table-cell table:formula="of:=[.AA23]" office:value-type="float" office:value="39" calcext:value-type="float">
            <text:p>39</text:p>
          </table:table-cell>
          <table:table-cell table:style-name="ce22" table:formula="of:=[.AD23]/1000" office:value-type="float" office:value="1.581052" calcext:value-type="float">
            <text:p>1,58</text:p>
          </table:table-cell>
          <table:table-cell table:style-name="ce17" table:formula="of:=ABS([.AA23]-[.$M$6])/[.AA23]*100" office:value-type="float" office:value="0" calcext:value-type="float">
            <text:p>0,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5.453" calcext:value-type="float">
            <text:p>1555,453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AI23]" office:value-type="float" office:value="16" calcext:value-type="float">
            <text:p>16</text:p>
          </table:table-cell>
          <table:table-cell table:style-name="ce22" table:formula="of:=[.AJ23]" office:value-type="float" office:value="1555.453" calcext:value-type="float">
            <text:p>1555,45</text:p>
          </table:table-cell>
          <table:table-cell table:formula="of:=[.AK23]" office:value-type="float" office:value="39" calcext:value-type="float">
            <text:p>39</text:p>
          </table:table-cell>
          <table:table-cell table:style-name="ce22" table:formula="of:=[.AN23]/1000" office:value-type="float" office:value="1.555453" calcext:value-type="float">
            <text:p>1,56</text:p>
          </table:table-cell>
          <table:table-cell table:style-name="ce17" table:formula="of:=ABS([.AK23]-[.$M$6])/[.AK23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iterations: 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44.558" calcext:value-type="float">
            <text:p>1544,558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24]" office:value-type="float" office:value="17" calcext:value-type="float">
            <text:p>17</text:p>
          </table:table-cell>
          <table:table-cell table:style-name="ce22" table:formula="of:=[.F24]" office:value-type="float" office:value="1544.558" calcext:value-type="float">
            <text:p>1544,56</text:p>
          </table:table-cell>
          <table:table-cell table:formula="of:=[.G24]" office:value-type="float" office:value="42" calcext:value-type="float">
            <text:p>42</text:p>
          </table:table-cell>
          <table:table-cell table:style-name="ce22" table:formula="of:=[.J24]/1000" office:value-type="float" office:value="1.544558" calcext:value-type="float">
            <text:p>1,54</text:p>
          </table:table-cell>
          <table:table-cell table:style-name="ce17" table:formula="of:=ABS([.G24]-[.$M$6])/[.G24]*100" office:value-type="float" office:value="7.14285714285714" calcext:value-type="float">
            <text:p>7,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27.256" calcext:value-type="float">
            <text:p>1527,256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O24]" office:value-type="float" office:value="17" calcext:value-type="float">
            <text:p>17</text:p>
          </table:table-cell>
          <table:table-cell table:style-name="ce22" table:formula="of:=[.P24]" office:value-type="float" office:value="1527.256" calcext:value-type="float">
            <text:p>1527,26</text:p>
          </table:table-cell>
          <table:table-cell table:formula="of:=[.Q24]" office:value-type="float" office:value="42" calcext:value-type="float">
            <text:p>42</text:p>
          </table:table-cell>
          <table:table-cell table:style-name="ce22" table:formula="of:=[.T24]/1000" office:value-type="float" office:value="1.527256" calcext:value-type="float">
            <text:p>1,53</text:p>
          </table:table-cell>
          <table:table-cell table:style-name="ce17" table:formula="of:=ABS([.Q24]-[.$M$6])/[.Q24]*100" office:value-type="float" office:value="7.14285714285714" calcext:value-type="float">
            <text:p>7,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33.324" calcext:value-type="float">
            <text:p>1533,324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24]" office:value-type="float" office:value="17" calcext:value-type="float">
            <text:p>17</text:p>
          </table:table-cell>
          <table:table-cell table:style-name="ce22" table:formula="of:=[.Z24]" office:value-type="float" office:value="1533.324" calcext:value-type="float">
            <text:p>1533,32</text:p>
          </table:table-cell>
          <table:table-cell table:formula="of:=[.AA24]" office:value-type="float" office:value="42" calcext:value-type="float">
            <text:p>42</text:p>
          </table:table-cell>
          <table:table-cell table:style-name="ce22" table:formula="of:=[.AD24]/1000" office:value-type="float" office:value="1.533324" calcext:value-type="float">
            <text:p>1,53</text:p>
          </table:table-cell>
          <table:table-cell table:style-name="ce17" table:formula="of:=ABS([.AA24]-[.$M$6])/[.AA24]*100" office:value-type="float" office:value="7.14285714285714" calcext:value-type="float">
            <text:p>7,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63.983" calcext:value-type="float">
            <text:p>1563,983</text:p>
          </table:table-cell>
          <table:table-cell office:value-type="float" office:value="58" calcext:value-type="float">
            <text:p>58</text:p>
          </table:table-cell>
          <table:table-cell table:style-name="ce32"/>
          <table:table-cell table:style-name="ce20" table:formula="of:=[.AI24]" office:value-type="float" office:value="17" calcext:value-type="float">
            <text:p>17</text:p>
          </table:table-cell>
          <table:table-cell table:style-name="ce22" table:formula="of:=[.AJ24]" office:value-type="float" office:value="1563.983" calcext:value-type="float">
            <text:p>1563,98</text:p>
          </table:table-cell>
          <table:table-cell table:formula="of:=[.AK24]" office:value-type="float" office:value="58" calcext:value-type="float">
            <text:p>58</text:p>
          </table:table-cell>
          <table:table-cell table:style-name="ce22" table:formula="of:=[.AN24]/1000" office:value-type="float" office:value="1.563983" calcext:value-type="float">
            <text:p>1,56</text:p>
          </table:table-cell>
          <table:table-cell table:style-name="ce17" table:formula="of:=ABS([.AK24]-[.$M$6])/[.AK24]*100" office:value-type="float" office:value="32.7586206896552" calcext:value-type="float">
            <text:p>32,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39.248" calcext:value-type="float">
            <text:p>1539,24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25]" office:value-type="float" office:value="18" calcext:value-type="float">
            <text:p>18</text:p>
          </table:table-cell>
          <table:table-cell table:style-name="ce22" table:formula="of:=[.F25]" office:value-type="float" office:value="1539.248" calcext:value-type="float">
            <text:p>1539,25</text:p>
          </table:table-cell>
          <table:table-cell table:formula="of:=[.G25]" office:value-type="float" office:value="39" calcext:value-type="float">
            <text:p>39</text:p>
          </table:table-cell>
          <table:table-cell table:style-name="ce22" table:formula="of:=[.J25]/1000" office:value-type="float" office:value="1.539248" calcext:value-type="float">
            <text:p>1,54</text:p>
          </table:table-cell>
          <table:table-cell table:style-name="ce17" table:formula="of:=ABS([.G25]-[.$M$6])/[.G25]*100" office:value-type="float" office:value="0" calcext:value-type="float">
            <text:p>0,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32.315" calcext:value-type="float">
            <text:p>1532,315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 table:style-name="ce20" table:formula="of:=[.O25]" office:value-type="float" office:value="18" calcext:value-type="float">
            <text:p>18</text:p>
          </table:table-cell>
          <table:table-cell table:style-name="ce22" table:formula="of:=[.P25]" office:value-type="float" office:value="1532.315" calcext:value-type="float">
            <text:p>1532,32</text:p>
          </table:table-cell>
          <table:table-cell table:formula="of:=[.Q25]" office:value-type="float" office:value="53" calcext:value-type="float">
            <text:p>53</text:p>
          </table:table-cell>
          <table:table-cell table:style-name="ce22" table:formula="of:=[.T25]/1000" office:value-type="float" office:value="1.532315" calcext:value-type="float">
            <text:p>1,53</text:p>
          </table:table-cell>
          <table:table-cell table:style-name="ce17" table:formula="of:=ABS([.Q25]-[.$M$6])/[.Q25]*100" office:value-type="float" office:value="26.4150943396226" calcext:value-type="float">
            <text:p>26,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01.67" calcext:value-type="float">
            <text:p>1601,67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Y25]" office:value-type="float" office:value="18" calcext:value-type="float">
            <text:p>18</text:p>
          </table:table-cell>
          <table:table-cell table:style-name="ce22" table:formula="of:=[.Z25]" office:value-type="float" office:value="1601.67" calcext:value-type="float">
            <text:p>1601,67</text:p>
          </table:table-cell>
          <table:table-cell table:formula="of:=[.AA25]" office:value-type="float" office:value="50" calcext:value-type="float">
            <text:p>50</text:p>
          </table:table-cell>
          <table:table-cell table:style-name="ce22" table:formula="of:=[.AD25]/1000" office:value-type="float" office:value="1.60167" calcext:value-type="float">
            <text:p>1,60</text:p>
          </table:table-cell>
          <table:table-cell table:style-name="ce17" table:formula="of:=ABS([.AA25]-[.$M$6])/[.AA25]*100" office:value-type="float" office:value="22" calcext:value-type="float">
            <text:p>22,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73.061" calcext:value-type="float">
            <text:p>1573,061</text:p>
          </table:table-cell>
          <table:table-cell office:value-type="float" office:value="55" calcext:value-type="float">
            <text:p>55</text:p>
          </table:table-cell>
          <table:table-cell table:style-name="ce32"/>
          <table:table-cell table:style-name="ce20" table:formula="of:=[.AI25]" office:value-type="float" office:value="18" calcext:value-type="float">
            <text:p>18</text:p>
          </table:table-cell>
          <table:table-cell table:style-name="ce22" table:formula="of:=[.AJ25]" office:value-type="float" office:value="1573.061" calcext:value-type="float">
            <text:p>1573,06</text:p>
          </table:table-cell>
          <table:table-cell table:formula="of:=[.AK25]" office:value-type="float" office:value="55" calcext:value-type="float">
            <text:p>55</text:p>
          </table:table-cell>
          <table:table-cell table:style-name="ce22" table:formula="of:=[.AN25]/1000" office:value-type="float" office:value="1.573061" calcext:value-type="float">
            <text:p>1,57</text:p>
          </table:table-cell>
          <table:table-cell table:style-name="ce17" table:formula="of:=ABS([.AK25]-[.$M$6])/[.AK25]*100" office:value-type="float" office:value="29.0909090909091" calcext:value-type="float">
            <text:p>29,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565.378" calcext:value-type="float">
            <text:p>1565,378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E26]" office:value-type="float" office:value="19" calcext:value-type="float">
            <text:p>19</text:p>
          </table:table-cell>
          <table:table-cell table:style-name="ce22" table:formula="of:=[.F26]" office:value-type="float" office:value="1565.378" calcext:value-type="float">
            <text:p>1565,38</text:p>
          </table:table-cell>
          <table:table-cell table:formula="of:=[.G26]" office:value-type="float" office:value="44" calcext:value-type="float">
            <text:p>44</text:p>
          </table:table-cell>
          <table:table-cell table:style-name="ce22" table:formula="of:=[.J26]/1000" office:value-type="float" office:value="1.565378" calcext:value-type="float">
            <text:p>1,57</text:p>
          </table:table-cell>
          <table:table-cell table:style-name="ce17" table:formula="of:=ABS([.G26]-[.$M$6])/[.G26]*100" office:value-type="float" office:value="11.3636363636364" calcext:value-type="float">
            <text:p>11,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54.581" calcext:value-type="float">
            <text:p>1554,581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26]" office:value-type="float" office:value="19" calcext:value-type="float">
            <text:p>19</text:p>
          </table:table-cell>
          <table:table-cell table:style-name="ce22" table:formula="of:=[.P26]" office:value-type="float" office:value="1554.581" calcext:value-type="float">
            <text:p>1554,58</text:p>
          </table:table-cell>
          <table:table-cell table:formula="of:=[.Q26]" office:value-type="float" office:value="39" calcext:value-type="float">
            <text:p>39</text:p>
          </table:table-cell>
          <table:table-cell table:style-name="ce22" table:formula="of:=[.T26]/1000" office:value-type="float" office:value="1.554581" calcext:value-type="float">
            <text:p>1,55</text:p>
          </table:table-cell>
          <table:table-cell table:style-name="ce17" table:formula="of:=ABS([.Q26]-[.$M$6])/[.Q26]*100" office:value-type="float" office:value="0" calcext:value-type="float">
            <text:p>0,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95.94" calcext:value-type="float">
            <text:p>1695,94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26]" office:value-type="float" office:value="19" calcext:value-type="float">
            <text:p>19</text:p>
          </table:table-cell>
          <table:table-cell table:style-name="ce22" table:formula="of:=[.Z26]" office:value-type="float" office:value="1695.94" calcext:value-type="float">
            <text:p>1695,94</text:p>
          </table:table-cell>
          <table:table-cell table:formula="of:=[.AA26]" office:value-type="float" office:value="39" calcext:value-type="float">
            <text:p>39</text:p>
          </table:table-cell>
          <table:table-cell table:style-name="ce22" table:formula="of:=[.AD26]/1000" office:value-type="float" office:value="1.69594" calcext:value-type="float">
            <text:p>1,70</text:p>
          </table:table-cell>
          <table:table-cell table:style-name="ce17" table:formula="of:=ABS([.AA26]-[.$M$6])/[.AA26]*100" office:value-type="float" office:value="0" calcext:value-type="float">
            <text:p>0,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95.707" calcext:value-type="float">
            <text:p>1595,707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 table:style-name="ce20" table:formula="of:=[.AI26]" office:value-type="float" office:value="19" calcext:value-type="float">
            <text:p>19</text:p>
          </table:table-cell>
          <table:table-cell table:style-name="ce22" table:formula="of:=[.AJ26]" office:value-type="float" office:value="1595.707" calcext:value-type="float">
            <text:p>1595,71</text:p>
          </table:table-cell>
          <table:table-cell table:formula="of:=[.AK26]" office:value-type="float" office:value="53" calcext:value-type="float">
            <text:p>53</text:p>
          </table:table-cell>
          <table:table-cell table:style-name="ce22" table:formula="of:=[.AN26]/1000" office:value-type="float" office:value="1.595707" calcext:value-type="float">
            <text:p>1,60</text:p>
          </table:table-cell>
          <table:table-cell table:style-name="ce17" table:formula="of:=ABS([.AK26]-[.$M$6])/[.AK26]*100" office:value-type="float" office:value="26.4150943396226" calcext:value-type="float">
            <text:p>26,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551.21" calcext:value-type="float">
            <text:p>1551,21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27]" office:value-type="float" office:value="20" calcext:value-type="float">
            <text:p>20</text:p>
          </table:table-cell>
          <table:table-cell table:style-name="ce22" table:formula="of:=[.F27]" office:value-type="float" office:value="1551.21" calcext:value-type="float">
            <text:p>1551,21</text:p>
          </table:table-cell>
          <table:table-cell table:formula="of:=[.G27]" office:value-type="float" office:value="39" calcext:value-type="float">
            <text:p>39</text:p>
          </table:table-cell>
          <table:table-cell table:style-name="ce22" table:formula="of:=[.J27]/1000" office:value-type="float" office:value="1.55121" calcext:value-type="float">
            <text:p>1,55</text:p>
          </table:table-cell>
          <table:table-cell table:style-name="ce17" table:formula="of:=ABS([.G27]-[.$M$6])/[.G27]*100" office:value-type="float" office:value="0" calcext:value-type="float">
            <text:p>0,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44.299" calcext:value-type="float">
            <text:p>1544,299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27]" office:value-type="float" office:value="20" calcext:value-type="float">
            <text:p>20</text:p>
          </table:table-cell>
          <table:table-cell table:style-name="ce22" table:formula="of:=[.P27]" office:value-type="float" office:value="1544.299" calcext:value-type="float">
            <text:p>1544,30</text:p>
          </table:table-cell>
          <table:table-cell table:formula="of:=[.Q27]" office:value-type="float" office:value="39" calcext:value-type="float">
            <text:p>39</text:p>
          </table:table-cell>
          <table:table-cell table:style-name="ce22" table:formula="of:=[.T27]/1000" office:value-type="float" office:value="1.544299" calcext:value-type="float">
            <text:p>1,54</text:p>
          </table:table-cell>
          <table:table-cell table:style-name="ce17" table:formula="of:=ABS([.Q27]-[.$M$6])/[.Q27]*100" office:value-type="float" office:value="0" calcext:value-type="float">
            <text:p>0,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96.575" calcext:value-type="float">
            <text:p>1696,575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27]" office:value-type="float" office:value="20" calcext:value-type="float">
            <text:p>20</text:p>
          </table:table-cell>
          <table:table-cell table:style-name="ce22" table:formula="of:=[.Z27]" office:value-type="float" office:value="1696.575" calcext:value-type="float">
            <text:p>1696,58</text:p>
          </table:table-cell>
          <table:table-cell table:formula="of:=[.AA27]" office:value-type="float" office:value="39" calcext:value-type="float">
            <text:p>39</text:p>
          </table:table-cell>
          <table:table-cell table:style-name="ce22" table:formula="of:=[.AD27]/1000" office:value-type="float" office:value="1.696575" calcext:value-type="float">
            <text:p>1,70</text:p>
          </table:table-cell>
          <table:table-cell table:style-name="ce17" table:formula="of:=ABS([.AA27]-[.$M$6])/[.AA27]*100" office:value-type="float" office:value="0" calcext:value-type="float">
            <text:p>0,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51.78" calcext:value-type="float">
            <text:p>1551,78</text:p>
          </table:table-cell>
          <table:table-cell office:value-type="float" office:value="49" calcext:value-type="float">
            <text:p>49</text:p>
          </table:table-cell>
          <table:table-cell table:style-name="ce32"/>
          <table:table-cell table:style-name="ce20" table:formula="of:=[.AI27]" office:value-type="float" office:value="20" calcext:value-type="float">
            <text:p>20</text:p>
          </table:table-cell>
          <table:table-cell table:style-name="ce22" table:formula="of:=[.AJ27]" office:value-type="float" office:value="1551.78" calcext:value-type="float">
            <text:p>1551,78</text:p>
          </table:table-cell>
          <table:table-cell table:formula="of:=[.AK27]" office:value-type="float" office:value="49" calcext:value-type="float">
            <text:p>49</text:p>
          </table:table-cell>
          <table:table-cell table:style-name="ce22" table:formula="of:=[.AN27]/1000" office:value-type="float" office:value="1.55178" calcext:value-type="float">
            <text:p>1,55</text:p>
          </table:table-cell>
          <table:table-cell table:style-name="ce17" table:formula="of:=ABS([.AK27]-[.$M$6])/[.AK27]*100" office:value-type="float" office:value="20.4081632653061" calcext:value-type="float">
            <text:p>20,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J8:.J27])" office:value-type="float" office:value="1599.7602" calcext:value-type="float">
            <text:p>1599,76</text:p>
          </table:table-cell>
          <table:table-cell table:style-name="ce30" table:formula="of:=AVERAGE([.K8:.K27])" office:value-type="float" office:value="41.65" calcext:value-type="float">
            <text:p>41,65</text:p>
          </table:table-cell>
          <table:table-cell table:style-name="ce34" table:formula="of:=AVERAGE([.L8:.L27])" office:value-type="float" office:value="1.5997602" calcext:value-type="float">
            <text:p>1,60</text:p>
          </table:table-cell>
          <table:table-cell table:style-name="ce34" table:formula="of:=AVERAGE([.M8:.M27])" office:value-type="float" office:value="5.54155844155844" calcext:value-type="float">
            <text:p>5,54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T8:.T27])" office:value-type="float" office:value="1549.85465" calcext:value-type="float">
            <text:p>1549,85</text:p>
          </table:table-cell>
          <table:table-cell table:style-name="ce30" table:formula="of:=AVERAGE([.U8:.U27])" office:value-type="float" office:value="43.8" calcext:value-type="float">
            <text:p>43,8</text:p>
          </table:table-cell>
          <table:table-cell table:style-name="ce34" table:formula="of:=AVERAGE([.V8:.V27])" office:value-type="float" office:value="1.54985465" calcext:value-type="float">
            <text:p>1,55</text:p>
          </table:table-cell>
          <table:table-cell table:style-name="ce34" table:formula="of:=AVERAGE([.W8:.W27])" office:value-type="float" office:value="9.5434819897084" calcext:value-type="float">
            <text:p>9,54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D8:.AD27])" office:value-type="float" office:value="1628.02" calcext:value-type="float">
            <text:p>1628,02</text:p>
          </table:table-cell>
          <table:table-cell table:style-name="ce30" table:formula="of:=AVERAGE([.AE8:.AE27])" office:value-type="float" office:value="42.9" calcext:value-type="float">
            <text:p>42,9</text:p>
          </table:table-cell>
          <table:table-cell table:style-name="ce34" table:formula="of:=AVERAGE([.AF8:.AF27])" office:value-type="float" office:value="1.62802" calcext:value-type="float">
            <text:p>1,63</text:p>
          </table:table-cell>
          <table:table-cell table:style-name="ce34" table:formula="of:=AVERAGE([.AG8:.AG27])" office:value-type="float" office:value="8.18724227255224" calcext:value-type="float">
            <text:p>8,19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N8:.AN27])" office:value-type="float" office:value="1584.4172" calcext:value-type="float">
            <text:p>1584,42</text:p>
          </table:table-cell>
          <table:table-cell table:style-name="ce30" table:formula="of:=AVERAGE([.AO8:.AO27])" office:value-type="float" office:value="45.7" calcext:value-type="float">
            <text:p>45,7</text:p>
          </table:table-cell>
          <table:table-cell table:style-name="ce34" table:formula="of:=AVERAGE([.AP8:.AP27])" office:value-type="float" office:value="1.5844172" calcext:value-type="float">
            <text:p>1,58</text:p>
          </table:table-cell>
          <table:table-cell table:style-name="ce34" table:formula="of:=AVERAGE([.AQ8:.AQ27])" office:value-type="float" office:value="13.3189580936769" calcext:value-type="float">
            <text:p>13,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table:style-name="ce33" office:value-type="string" calcext:value-type="string" table:number-columns-spanned="5" table:number-rows-spanned="1">
            <text:p>Przetwarzanie grafu symulowane wyżarzanie</text:p>
          </table:table-cell>
          <table:covered-table-cell table:style-name="ce28"/>
          <table:covered-table-cell table:number-columns-repeated="2" table:style-name="ce35"/>
          <table:covered-table-cell table:style-name="ce36"/>
          <table:table-cell table:number-columns-repeated="5"/>
          <table:table-cell table:style-name="ce33" office:value-type="string" calcext:value-type="string" table:number-columns-spanned="5" table:number-rows-spanned="1">
            <text:p>Przetwarzanie grafu symulowane wyżarzanie</text:p>
          </table:table-cell>
          <table:covered-table-cell table:style-name="ce28"/>
          <table:covered-table-cell table:number-columns-repeated="2" table:style-name="ce35"/>
          <table:covered-table-cell table:style-name="ce36"/>
          <table:table-cell table:number-columns-repeated="5"/>
          <table:table-cell table:style-name="ce33" office:value-type="string" calcext:value-type="string" table:number-columns-spanned="5" table:number-rows-spanned="1">
            <text:p>Przetwarzanie grafu symulowane wyżarzanie</text:p>
          </table:table-cell>
          <table:covered-table-cell table:style-name="ce28"/>
          <table:covered-table-cell table:number-columns-repeated="2" table:style-name="ce35"/>
          <table:covered-table-cell table:style-name="ce36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00" calcext:value-type="float">
            <text:p>100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00" calcext:value-type="float">
            <text:p>300</text:p>
          </table:table-cell>
          <table:table-cell table:number-columns-repeated="5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43.705" calcext:value-type="float">
            <text:p>1643,705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36]" office:value-type="float" office:value="1" calcext:value-type="float">
            <text:p>1</text:p>
          </table:table-cell>
          <table:table-cell table:style-name="ce22" table:formula="of:=[.F36]" office:value-type="float" office:value="1643.705" calcext:value-type="float">
            <text:p>1643,71</text:p>
          </table:table-cell>
          <table:table-cell table:formula="of:=[.G36]" office:value-type="float" office:value="42" calcext:value-type="float">
            <text:p>42</text:p>
          </table:table-cell>
          <table:table-cell table:style-name="ce22" table:formula="of:=[.J36]/1000" office:value-type="float" office:value="1.643705" calcext:value-type="float">
            <text:p>1,64</text:p>
          </table:table-cell>
          <table:table-cell table:style-name="ce17" table:formula="of:=ABS([.G36]-[.$M$6])/[.G36]*100" office:value-type="float" office:value="7.14285714285714" calcext:value-type="float">
            <text:p>7,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44.562" calcext:value-type="float">
            <text:p>1544,56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36]" office:value-type="float" office:value="1" calcext:value-type="float">
            <text:p>1</text:p>
          </table:table-cell>
          <table:table-cell table:style-name="ce22" table:formula="of:=[.P36]" office:value-type="float" office:value="1544.562" calcext:value-type="float">
            <text:p>1544,56</text:p>
          </table:table-cell>
          <table:table-cell table:formula="of:=[.Q36]" office:value-type="float" office:value="39" calcext:value-type="float">
            <text:p>39</text:p>
          </table:table-cell>
          <table:table-cell table:style-name="ce22" table:formula="of:=[.T36]/1000" office:value-type="float" office:value="1.544562" calcext:value-type="float">
            <text:p>1,54</text:p>
          </table:table-cell>
          <table:table-cell table:style-name="ce17" table:formula="of:=ABS([.Q36]-[.$M$6])/[.Q36]*100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63.965" calcext:value-type="float">
            <text:p>1563,965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36]" office:value-type="float" office:value="1" calcext:value-type="float">
            <text:p>1</text:p>
          </table:table-cell>
          <table:table-cell table:style-name="ce22" table:formula="of:=[.Z36]" office:value-type="float" office:value="1563.965" calcext:value-type="float">
            <text:p>1563,97</text:p>
          </table:table-cell>
          <table:table-cell table:formula="of:=[.AA36]" office:value-type="float" office:value="42" calcext:value-type="float">
            <text:p>42</text:p>
          </table:table-cell>
          <table:table-cell table:style-name="ce22" table:formula="of:=[.AD36]/1000" office:value-type="float" office:value="1.563965" calcext:value-type="float">
            <text:p>1,56</text:p>
          </table:table-cell>
          <table:table-cell table:style-name="ce17" table:formula="of:=ABS([.AA36]-[.$M$6])/[.AA36]*100" office:value-type="float" office:value="7.14285714285714" calcext:value-type="float">
            <text:p>7,1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58.241" calcext:value-type="float">
            <text:p>1558,241</text:p>
          </table:table-cell>
          <table:table-cell office:value-type="float" office:value="59" calcext:value-type="float">
            <text:p>59</text:p>
          </table:table-cell>
          <table:table-cell table:style-name="ce32"/>
          <table:table-cell table:style-name="ce20" table:formula="of:=[.E37]" office:value-type="float" office:value="2" calcext:value-type="float">
            <text:p>2</text:p>
          </table:table-cell>
          <table:table-cell table:style-name="ce22" table:formula="of:=[.F37]" office:value-type="float" office:value="1558.241" calcext:value-type="float">
            <text:p>1558,24</text:p>
          </table:table-cell>
          <table:table-cell table:formula="of:=[.G37]" office:value-type="float" office:value="59" calcext:value-type="float">
            <text:p>59</text:p>
          </table:table-cell>
          <table:table-cell table:style-name="ce22" table:formula="of:=[.J37]/1000" office:value-type="float" office:value="1.558241" calcext:value-type="float">
            <text:p>1,56</text:p>
          </table:table-cell>
          <table:table-cell table:style-name="ce17" table:formula="of:=ABS([.G37]-[.$M$6])/[.G37]*100" office:value-type="float" office:value="33.8983050847458" calcext:value-type="float">
            <text:p>33,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38.783" calcext:value-type="float">
            <text:p>1738,783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O37]" office:value-type="float" office:value="2" calcext:value-type="float">
            <text:p>2</text:p>
          </table:table-cell>
          <table:table-cell table:style-name="ce22" table:formula="of:=[.P37]" office:value-type="float" office:value="1738.783" calcext:value-type="float">
            <text:p>1738,78</text:p>
          </table:table-cell>
          <table:table-cell table:formula="of:=[.Q37]" office:value-type="float" office:value="44" calcext:value-type="float">
            <text:p>44</text:p>
          </table:table-cell>
          <table:table-cell table:style-name="ce22" table:formula="of:=[.T37]/1000" office:value-type="float" office:value="1.738783" calcext:value-type="float">
            <text:p>1,74</text:p>
          </table:table-cell>
          <table:table-cell table:style-name="ce17" table:formula="of:=ABS([.Q37]-[.$M$6])/[.Q37]*100" office:value-type="float" office:value="11.3636363636364" calcext:value-type="float">
            <text:p>11,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3.568" calcext:value-type="float">
            <text:p>1603,56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37]" office:value-type="float" office:value="2" calcext:value-type="float">
            <text:p>2</text:p>
          </table:table-cell>
          <table:table-cell table:style-name="ce22" table:formula="of:=[.Z37]" office:value-type="float" office:value="1603.568" calcext:value-type="float">
            <text:p>1603,57</text:p>
          </table:table-cell>
          <table:table-cell table:formula="of:=[.AA37]" office:value-type="float" office:value="39" calcext:value-type="float">
            <text:p>39</text:p>
          </table:table-cell>
          <table:table-cell table:style-name="ce22" table:formula="of:=[.AD37]/1000" office:value-type="float" office:value="1.603568" calcext:value-type="float">
            <text:p>1,60</text:p>
          </table:table-cell>
          <table:table-cell table:style-name="ce17" table:formula="of:=ABS([.AA37]-[.$M$6])/[.AA37]*100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90.094" calcext:value-type="float">
            <text:p>1590,094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38]" office:value-type="float" office:value="3" calcext:value-type="float">
            <text:p>3</text:p>
          </table:table-cell>
          <table:table-cell table:style-name="ce22" table:formula="of:=[.F38]" office:value-type="float" office:value="1590.094" calcext:value-type="float">
            <text:p>1590,09</text:p>
          </table:table-cell>
          <table:table-cell table:formula="of:=[.G38]" office:value-type="float" office:value="42" calcext:value-type="float">
            <text:p>42</text:p>
          </table:table-cell>
          <table:table-cell table:style-name="ce22" table:formula="of:=[.J38]/1000" office:value-type="float" office:value="1.590094" calcext:value-type="float">
            <text:p>1,59</text:p>
          </table:table-cell>
          <table:table-cell table:style-name="ce17" table:formula="of:=ABS([.G38]-[.$M$6])/[.G38]*100" office:value-type="float" office:value="7.14285714285714" calcext:value-type="float">
            <text:p>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49.835" calcext:value-type="float">
            <text:p>1549,835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38]" office:value-type="float" office:value="3" calcext:value-type="float">
            <text:p>3</text:p>
          </table:table-cell>
          <table:table-cell table:style-name="ce22" table:formula="of:=[.P38]" office:value-type="float" office:value="1549.835" calcext:value-type="float">
            <text:p>1549,84</text:p>
          </table:table-cell>
          <table:table-cell table:formula="of:=[.Q38]" office:value-type="float" office:value="39" calcext:value-type="float">
            <text:p>39</text:p>
          </table:table-cell>
          <table:table-cell table:style-name="ce22" table:formula="of:=[.T38]/1000" office:value-type="float" office:value="1.549835" calcext:value-type="float">
            <text:p>1,55</text:p>
          </table:table-cell>
          <table:table-cell table:style-name="ce17" table:formula="of:=ABS([.Q38]-[.$M$6])/[.Q38]*100" office:value-type="float" office:value="0" calcext:value-type="float">
            <text:p>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25.615" calcext:value-type="float">
            <text:p>1525,615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38]" office:value-type="float" office:value="3" calcext:value-type="float">
            <text:p>3</text:p>
          </table:table-cell>
          <table:table-cell table:style-name="ce22" table:formula="of:=[.Z38]" office:value-type="float" office:value="1525.615" calcext:value-type="float">
            <text:p>1525,62</text:p>
          </table:table-cell>
          <table:table-cell table:formula="of:=[.AA38]" office:value-type="float" office:value="42" calcext:value-type="float">
            <text:p>42</text:p>
          </table:table-cell>
          <table:table-cell table:style-name="ce22" table:formula="of:=[.AD38]/1000" office:value-type="float" office:value="1.525615" calcext:value-type="float">
            <text:p>1,53</text:p>
          </table:table-cell>
          <table:table-cell table:style-name="ce17" table:formula="of:=ABS([.AA38]-[.$M$6])/[.AA38]*100" office:value-type="float" office:value="7.14285714285714" calcext:value-type="float">
            <text:p>7,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44.871" calcext:value-type="float">
            <text:p>1544,871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39]" office:value-type="float" office:value="4" calcext:value-type="float">
            <text:p>4</text:p>
          </table:table-cell>
          <table:table-cell table:style-name="ce22" table:formula="of:=[.F39]" office:value-type="float" office:value="1544.871" calcext:value-type="float">
            <text:p>1544,87</text:p>
          </table:table-cell>
          <table:table-cell table:formula="of:=[.G39]" office:value-type="float" office:value="42" calcext:value-type="float">
            <text:p>42</text:p>
          </table:table-cell>
          <table:table-cell table:style-name="ce22" table:formula="of:=[.J39]/1000" office:value-type="float" office:value="1.544871" calcext:value-type="float">
            <text:p>1,54</text:p>
          </table:table-cell>
          <table:table-cell table:style-name="ce17" table:formula="of:=ABS([.G39]-[.$M$6])/[.G39]*100" office:value-type="float" office:value="7.14285714285714" calcext:value-type="float">
            <text:p>7,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19.222" calcext:value-type="float">
            <text:p>1619,22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39]" office:value-type="float" office:value="4" calcext:value-type="float">
            <text:p>4</text:p>
          </table:table-cell>
          <table:table-cell table:style-name="ce22" table:formula="of:=[.P39]" office:value-type="float" office:value="1619.222" calcext:value-type="float">
            <text:p>1619,22</text:p>
          </table:table-cell>
          <table:table-cell table:formula="of:=[.Q39]" office:value-type="float" office:value="39" calcext:value-type="float">
            <text:p>39</text:p>
          </table:table-cell>
          <table:table-cell table:style-name="ce22" table:formula="of:=[.T39]/1000" office:value-type="float" office:value="1.619222" calcext:value-type="float">
            <text:p>1,62</text:p>
          </table:table-cell>
          <table:table-cell table:style-name="ce17" table:formula="of:=ABS([.Q39]-[.$M$6])/[.Q39]*100" office:value-type="float" office:value="0" calcext:value-type="float">
            <text:p>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81.155" calcext:value-type="float">
            <text:p>1581,155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39]" office:value-type="float" office:value="4" calcext:value-type="float">
            <text:p>4</text:p>
          </table:table-cell>
          <table:table-cell table:style-name="ce22" table:formula="of:=[.Z39]" office:value-type="float" office:value="1581.155" calcext:value-type="float">
            <text:p>1581,16</text:p>
          </table:table-cell>
          <table:table-cell table:formula="of:=[.AA39]" office:value-type="float" office:value="39" calcext:value-type="float">
            <text:p>39</text:p>
          </table:table-cell>
          <table:table-cell table:style-name="ce22" table:formula="of:=[.AD39]/1000" office:value-type="float" office:value="1.581155" calcext:value-type="float">
            <text:p>1,58</text:p>
          </table:table-cell>
          <table:table-cell table:style-name="ce17" table:formula="of:=ABS([.AA39]-[.$M$6])/[.AA39]*100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71.088" calcext:value-type="float">
            <text:p>1571,088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40]" office:value-type="float" office:value="5" calcext:value-type="float">
            <text:p>5</text:p>
          </table:table-cell>
          <table:table-cell table:style-name="ce22" table:formula="of:=[.F40]" office:value-type="float" office:value="1571.088" calcext:value-type="float">
            <text:p>1571,09</text:p>
          </table:table-cell>
          <table:table-cell table:formula="of:=[.G40]" office:value-type="float" office:value="42" calcext:value-type="float">
            <text:p>42</text:p>
          </table:table-cell>
          <table:table-cell table:style-name="ce22" table:formula="of:=[.J40]/1000" office:value-type="float" office:value="1.571088" calcext:value-type="float">
            <text:p>1,57</text:p>
          </table:table-cell>
          <table:table-cell table:style-name="ce17" table:formula="of:=ABS([.G40]-[.$M$6])/[.G40]*100" office:value-type="float" office:value="7.14285714285714" calcext:value-type="float">
            <text:p>7,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39.579" calcext:value-type="float">
            <text:p>1639,579</text:p>
          </table:table-cell>
          <table:table-cell office:value-type="float" office:value="57" calcext:value-type="float">
            <text:p>57</text:p>
          </table:table-cell>
          <table:table-cell table:style-name="ce32"/>
          <table:table-cell table:style-name="ce20" table:formula="of:=[.O40]" office:value-type="float" office:value="5" calcext:value-type="float">
            <text:p>5</text:p>
          </table:table-cell>
          <table:table-cell table:style-name="ce22" table:formula="of:=[.P40]" office:value-type="float" office:value="1639.579" calcext:value-type="float">
            <text:p>1639,58</text:p>
          </table:table-cell>
          <table:table-cell table:formula="of:=[.Q40]" office:value-type="float" office:value="57" calcext:value-type="float">
            <text:p>57</text:p>
          </table:table-cell>
          <table:table-cell table:style-name="ce22" table:formula="of:=[.T40]/1000" office:value-type="float" office:value="1.639579" calcext:value-type="float">
            <text:p>1,64</text:p>
          </table:table-cell>
          <table:table-cell table:style-name="ce17" table:formula="of:=ABS([.Q40]-[.$M$6])/[.Q40]*100" office:value-type="float" office:value="31.5789473684211" calcext:value-type="float">
            <text:p>31,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7.248" calcext:value-type="float">
            <text:p>1527,248</text:p>
          </table:table-cell>
          <table:table-cell office:value-type="float" office:value="46" calcext:value-type="float">
            <text:p>46</text:p>
          </table:table-cell>
          <table:table-cell table:style-name="ce32"/>
          <table:table-cell table:style-name="ce20" table:formula="of:=[.Y40]" office:value-type="float" office:value="5" calcext:value-type="float">
            <text:p>5</text:p>
          </table:table-cell>
          <table:table-cell table:style-name="ce22" table:formula="of:=[.Z40]" office:value-type="float" office:value="1527.248" calcext:value-type="float">
            <text:p>1527,25</text:p>
          </table:table-cell>
          <table:table-cell table:formula="of:=[.AA40]" office:value-type="float" office:value="46" calcext:value-type="float">
            <text:p>46</text:p>
          </table:table-cell>
          <table:table-cell table:style-name="ce22" table:formula="of:=[.AD40]/1000" office:value-type="float" office:value="1.527248" calcext:value-type="float">
            <text:p>1,53</text:p>
          </table:table-cell>
          <table:table-cell table:style-name="ce17" table:formula="of:=ABS([.AA40]-[.$M$6])/[.AA40]*100" office:value-type="float" office:value="15.2173913043478" calcext:value-type="float">
            <text:p>15,2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69.744" calcext:value-type="float">
            <text:p>1569,744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41]" office:value-type="float" office:value="6" calcext:value-type="float">
            <text:p>6</text:p>
          </table:table-cell>
          <table:table-cell table:style-name="ce22" table:formula="of:=[.F41]" office:value-type="float" office:value="1569.744" calcext:value-type="float">
            <text:p>1569,74</text:p>
          </table:table-cell>
          <table:table-cell table:formula="of:=[.G41]" office:value-type="float" office:value="42" calcext:value-type="float">
            <text:p>42</text:p>
          </table:table-cell>
          <table:table-cell table:style-name="ce22" table:formula="of:=[.J41]/1000" office:value-type="float" office:value="1.569744" calcext:value-type="float">
            <text:p>1,57</text:p>
          </table:table-cell>
          <table:table-cell table:style-name="ce17" table:formula="of:=ABS([.G41]-[.$M$6])/[.G41]*100" office:value-type="float" office:value="7.14285714285714" calcext:value-type="float">
            <text:p>7,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78.843" calcext:value-type="float">
            <text:p>1578,84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O41]" office:value-type="float" office:value="6" calcext:value-type="float">
            <text:p>6</text:p>
          </table:table-cell>
          <table:table-cell table:style-name="ce22" table:formula="of:=[.P41]" office:value-type="float" office:value="1578.843" calcext:value-type="float">
            <text:p>1578,84</text:p>
          </table:table-cell>
          <table:table-cell table:formula="of:=[.Q41]" office:value-type="float" office:value="50" calcext:value-type="float">
            <text:p>50</text:p>
          </table:table-cell>
          <table:table-cell table:style-name="ce22" table:formula="of:=[.T41]/1000" office:value-type="float" office:value="1.578843" calcext:value-type="float">
            <text:p>1,58</text:p>
          </table:table-cell>
          <table:table-cell table:style-name="ce17" table:formula="of:=ABS([.Q41]-[.$M$6])/[.Q41]*100" office:value-type="float" office:value="22" calcext:value-type="float">
            <text:p>22,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37.351" calcext:value-type="float">
            <text:p>1537,351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Y41]" office:value-type="float" office:value="6" calcext:value-type="float">
            <text:p>6</text:p>
          </table:table-cell>
          <table:table-cell table:style-name="ce22" table:formula="of:=[.Z41]" office:value-type="float" office:value="1537.351" calcext:value-type="float">
            <text:p>1537,35</text:p>
          </table:table-cell>
          <table:table-cell table:formula="of:=[.AA41]" office:value-type="float" office:value="50" calcext:value-type="float">
            <text:p>50</text:p>
          </table:table-cell>
          <table:table-cell table:style-name="ce22" table:formula="of:=[.AD41]/1000" office:value-type="float" office:value="1.537351" calcext:value-type="float">
            <text:p>1,54</text:p>
          </table:table-cell>
          <table:table-cell table:style-name="ce17" table:formula="of:=ABS([.AA41]-[.$M$6])/[.AA41]*100" office:value-type="float" office:value="22" calcext:value-type="float">
            <text:p>22,0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44.415" calcext:value-type="float">
            <text:p>1544,415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 table:style-name="ce20" table:formula="of:=[.E42]" office:value-type="float" office:value="7" calcext:value-type="float">
            <text:p>7</text:p>
          </table:table-cell>
          <table:table-cell table:style-name="ce22" table:formula="of:=[.F42]" office:value-type="float" office:value="1544.415" calcext:value-type="float">
            <text:p>1544,42</text:p>
          </table:table-cell>
          <table:table-cell table:formula="of:=[.G42]" office:value-type="float" office:value="53" calcext:value-type="float">
            <text:p>53</text:p>
          </table:table-cell>
          <table:table-cell table:style-name="ce22" table:formula="of:=[.J42]/1000" office:value-type="float" office:value="1.544415" calcext:value-type="float">
            <text:p>1,54</text:p>
          </table:table-cell>
          <table:table-cell table:style-name="ce17" table:formula="of:=ABS([.G42]-[.$M$6])/[.G42]*100" office:value-type="float" office:value="26.4150943396226" calcext:value-type="float">
            <text:p>26,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38.179" calcext:value-type="float">
            <text:p>1538,179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42]" office:value-type="float" office:value="7" calcext:value-type="float">
            <text:p>7</text:p>
          </table:table-cell>
          <table:table-cell table:style-name="ce22" table:formula="of:=[.P42]" office:value-type="float" office:value="1538.179" calcext:value-type="float">
            <text:p>1538,18</text:p>
          </table:table-cell>
          <table:table-cell table:formula="of:=[.Q42]" office:value-type="float" office:value="39" calcext:value-type="float">
            <text:p>39</text:p>
          </table:table-cell>
          <table:table-cell table:style-name="ce22" table:formula="of:=[.T42]/1000" office:value-type="float" office:value="1.538179" calcext:value-type="float">
            <text:p>1,54</text:p>
          </table:table-cell>
          <table:table-cell table:style-name="ce17" table:formula="of:=ABS([.Q42]-[.$M$6])/[.Q42]*100" office:value-type="float" office:value="0" calcext:value-type="float">
            <text:p>0,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32.108" calcext:value-type="float">
            <text:p>1532,108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 table:style-name="ce20" table:formula="of:=[.Y42]" office:value-type="float" office:value="7" calcext:value-type="float">
            <text:p>7</text:p>
          </table:table-cell>
          <table:table-cell table:style-name="ce22" table:formula="of:=[.Z42]" office:value-type="float" office:value="1532.108" calcext:value-type="float">
            <text:p>1532,11</text:p>
          </table:table-cell>
          <table:table-cell table:formula="of:=[.AA42]" office:value-type="float" office:value="53" calcext:value-type="float">
            <text:p>53</text:p>
          </table:table-cell>
          <table:table-cell table:style-name="ce22" table:formula="of:=[.AD42]/1000" office:value-type="float" office:value="1.532108" calcext:value-type="float">
            <text:p>1,53</text:p>
          </table:table-cell>
          <table:table-cell table:style-name="ce17" table:formula="of:=ABS([.AA42]-[.$M$6])/[.AA42]*100" office:value-type="float" office:value="26.4150943396226" calcext:value-type="float">
            <text:p>26,4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46.955" calcext:value-type="float">
            <text:p>1546,955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43]" office:value-type="float" office:value="8" calcext:value-type="float">
            <text:p>8</text:p>
          </table:table-cell>
          <table:table-cell table:style-name="ce22" table:formula="of:=[.F43]" office:value-type="float" office:value="1546.955" calcext:value-type="float">
            <text:p>1546,96</text:p>
          </table:table-cell>
          <table:table-cell table:formula="of:=[.G43]" office:value-type="float" office:value="42" calcext:value-type="float">
            <text:p>42</text:p>
          </table:table-cell>
          <table:table-cell table:style-name="ce22" table:formula="of:=[.J43]/1000" office:value-type="float" office:value="1.546955" calcext:value-type="float">
            <text:p>1,55</text:p>
          </table:table-cell>
          <table:table-cell table:style-name="ce17" table:formula="of:=ABS([.G43]-[.$M$6])/[.G43]*100" office:value-type="float" office:value="7.14285714285714" calcext:value-type="float">
            <text:p>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38.44" calcext:value-type="float">
            <text:p>1638,44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O43]" office:value-type="float" office:value="8" calcext:value-type="float">
            <text:p>8</text:p>
          </table:table-cell>
          <table:table-cell table:style-name="ce22" table:formula="of:=[.P43]" office:value-type="float" office:value="1638.44" calcext:value-type="float">
            <text:p>1638,44</text:p>
          </table:table-cell>
          <table:table-cell table:formula="of:=[.Q43]" office:value-type="float" office:value="42" calcext:value-type="float">
            <text:p>42</text:p>
          </table:table-cell>
          <table:table-cell table:style-name="ce22" table:formula="of:=[.T43]/1000" office:value-type="float" office:value="1.63844" calcext:value-type="float">
            <text:p>1,64</text:p>
          </table:table-cell>
          <table:table-cell table:style-name="ce17" table:formula="of:=ABS([.Q43]-[.$M$6])/[.Q43]*100" office:value-type="float" office:value="7.14285714285714" calcext:value-type="float">
            <text:p>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16.19" calcext:value-type="float">
            <text:p>1716,19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Y43]" office:value-type="float" office:value="8" calcext:value-type="float">
            <text:p>8</text:p>
          </table:table-cell>
          <table:table-cell table:style-name="ce22" table:formula="of:=[.Z43]" office:value-type="float" office:value="1716.19" calcext:value-type="float">
            <text:p>1716,19</text:p>
          </table:table-cell>
          <table:table-cell table:formula="of:=[.AA43]" office:value-type="float" office:value="44" calcext:value-type="float">
            <text:p>44</text:p>
          </table:table-cell>
          <table:table-cell table:style-name="ce22" table:formula="of:=[.AD43]/1000" office:value-type="float" office:value="1.71619" calcext:value-type="float">
            <text:p>1,72</text:p>
          </table:table-cell>
          <table:table-cell table:style-name="ce17" table:formula="of:=ABS([.AA43]-[.$M$6])/[.AA43]*100" office:value-type="float" office:value="11.3636363636364" calcext:value-type="float">
            <text:p>11,36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66.087" calcext:value-type="float">
            <text:p>1566,087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44]" office:value-type="float" office:value="9" calcext:value-type="float">
            <text:p>9</text:p>
          </table:table-cell>
          <table:table-cell table:style-name="ce22" table:formula="of:=[.F44]" office:value-type="float" office:value="1566.087" calcext:value-type="float">
            <text:p>1566,09</text:p>
          </table:table-cell>
          <table:table-cell table:formula="of:=[.G44]" office:value-type="float" office:value="42" calcext:value-type="float">
            <text:p>42</text:p>
          </table:table-cell>
          <table:table-cell table:style-name="ce22" table:formula="of:=[.J44]/1000" office:value-type="float" office:value="1.566087" calcext:value-type="float">
            <text:p>1,57</text:p>
          </table:table-cell>
          <table:table-cell table:style-name="ce17" table:formula="of:=ABS([.G44]-[.$M$6])/[.G44]*100" office:value-type="float" office:value="7.14285714285714" calcext:value-type="float">
            <text:p>7,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71.469" calcext:value-type="float">
            <text:p>1571,469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 table:style-name="ce20" table:formula="of:=[.O44]" office:value-type="float" office:value="9" calcext:value-type="float">
            <text:p>9</text:p>
          </table:table-cell>
          <table:table-cell table:style-name="ce22" table:formula="of:=[.P44]" office:value-type="float" office:value="1571.469" calcext:value-type="float">
            <text:p>1571,47</text:p>
          </table:table-cell>
          <table:table-cell table:formula="of:=[.Q44]" office:value-type="float" office:value="53" calcext:value-type="float">
            <text:p>53</text:p>
          </table:table-cell>
          <table:table-cell table:style-name="ce22" table:formula="of:=[.T44]/1000" office:value-type="float" office:value="1.571469" calcext:value-type="float">
            <text:p>1,57</text:p>
          </table:table-cell>
          <table:table-cell table:style-name="ce17" table:formula="of:=ABS([.Q44]-[.$M$6])/[.Q44]*100" office:value-type="float" office:value="26.4150943396226" calcext:value-type="float">
            <text:p>26,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9.346" calcext:value-type="float">
            <text:p>1749,346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44]" office:value-type="float" office:value="9" calcext:value-type="float">
            <text:p>9</text:p>
          </table:table-cell>
          <table:table-cell table:style-name="ce22" table:formula="of:=[.Z44]" office:value-type="float" office:value="1749.346" calcext:value-type="float">
            <text:p>1749,35</text:p>
          </table:table-cell>
          <table:table-cell table:formula="of:=[.AA44]" office:value-type="float" office:value="39" calcext:value-type="float">
            <text:p>39</text:p>
          </table:table-cell>
          <table:table-cell table:style-name="ce22" table:formula="of:=[.AD44]/1000" office:value-type="float" office:value="1.749346" calcext:value-type="float">
            <text:p>1,75</text:p>
          </table:table-cell>
          <table:table-cell table:style-name="ce17" table:formula="of:=ABS([.AA44]-[.$M$6])/[.AA44]*100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60.668" calcext:value-type="float">
            <text:p>1560,66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45]" office:value-type="float" office:value="10" calcext:value-type="float">
            <text:p>10</text:p>
          </table:table-cell>
          <table:table-cell table:style-name="ce22" table:formula="of:=[.F45]" office:value-type="float" office:value="1560.668" calcext:value-type="float">
            <text:p>1560,67</text:p>
          </table:table-cell>
          <table:table-cell table:formula="of:=[.G45]" office:value-type="float" office:value="39" calcext:value-type="float">
            <text:p>39</text:p>
          </table:table-cell>
          <table:table-cell table:style-name="ce22" table:formula="of:=[.J45]/1000" office:value-type="float" office:value="1.560668" calcext:value-type="float">
            <text:p>1,56</text:p>
          </table:table-cell>
          <table:table-cell table:style-name="ce17" table:formula="of:=ABS([.G45]-[.$M$6])/[.G45]*100" office:value-type="float" office:value="0" calcext:value-type="float">
            <text:p>0,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78.094" calcext:value-type="float">
            <text:p>1578,094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O45]" office:value-type="float" office:value="10" calcext:value-type="float">
            <text:p>10</text:p>
          </table:table-cell>
          <table:table-cell table:style-name="ce22" table:formula="of:=[.P45]" office:value-type="float" office:value="1578.094" calcext:value-type="float">
            <text:p>1578,09</text:p>
          </table:table-cell>
          <table:table-cell table:formula="of:=[.Q45]" office:value-type="float" office:value="42" calcext:value-type="float">
            <text:p>42</text:p>
          </table:table-cell>
          <table:table-cell table:style-name="ce22" table:formula="of:=[.T45]/1000" office:value-type="float" office:value="1.578094" calcext:value-type="float">
            <text:p>1,58</text:p>
          </table:table-cell>
          <table:table-cell table:style-name="ce17" table:formula="of:=ABS([.Q45]-[.$M$6])/[.Q45]*100" office:value-type="float" office:value="7.14285714285714" calcext:value-type="float">
            <text:p>7,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56.891" calcext:value-type="float">
            <text:p>1756,891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45]" office:value-type="float" office:value="10" calcext:value-type="float">
            <text:p>10</text:p>
          </table:table-cell>
          <table:table-cell table:style-name="ce22" table:formula="of:=[.Z45]" office:value-type="float" office:value="1756.891" calcext:value-type="float">
            <text:p>1756,89</text:p>
          </table:table-cell>
          <table:table-cell table:formula="of:=[.AA45]" office:value-type="float" office:value="42" calcext:value-type="float">
            <text:p>42</text:p>
          </table:table-cell>
          <table:table-cell table:style-name="ce22" table:formula="of:=[.AD45]/1000" office:value-type="float" office:value="1.756891" calcext:value-type="float">
            <text:p>1,76</text:p>
          </table:table-cell>
          <table:table-cell table:style-name="ce17" table:formula="of:=ABS([.AA45]-[.$M$6])/[.AA45]*100" office:value-type="float" office:value="7.14285714285714" calcext:value-type="float">
            <text:p>7,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erations: 2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47.292" calcext:value-type="float">
            <text:p>1547,292</text:p>
          </table:table-cell>
          <table:table-cell office:value-type="float" office:value="56" calcext:value-type="float">
            <text:p>56</text:p>
          </table:table-cell>
          <table:table-cell table:style-name="ce32"/>
          <table:table-cell table:style-name="ce20" table:formula="of:=[.E46]" office:value-type="float" office:value="11" calcext:value-type="float">
            <text:p>11</text:p>
          </table:table-cell>
          <table:table-cell table:style-name="ce22" table:formula="of:=[.F46]" office:value-type="float" office:value="1547.292" calcext:value-type="float">
            <text:p>1547,29</text:p>
          </table:table-cell>
          <table:table-cell table:formula="of:=[.G46]" office:value-type="float" office:value="56" calcext:value-type="float">
            <text:p>56</text:p>
          </table:table-cell>
          <table:table-cell table:style-name="ce22" table:formula="of:=[.J46]/1000" office:value-type="float" office:value="1.547292" calcext:value-type="float">
            <text:p>1,55</text:p>
          </table:table-cell>
          <table:table-cell table:style-name="ce17" table:formula="of:=ABS([.G46]-[.$M$6])/[.G46]*100" office:value-type="float" office:value="30.3571428571429" calcext:value-type="float">
            <text:p>30,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4.525" calcext:value-type="float">
            <text:p>1554,525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O46]" office:value-type="float" office:value="11" calcext:value-type="float">
            <text:p>11</text:p>
          </table:table-cell>
          <table:table-cell table:style-name="ce22" table:formula="of:=[.P46]" office:value-type="float" office:value="1554.525" calcext:value-type="float">
            <text:p>1554,53</text:p>
          </table:table-cell>
          <table:table-cell table:formula="of:=[.Q46]" office:value-type="float" office:value="50" calcext:value-type="float">
            <text:p>50</text:p>
          </table:table-cell>
          <table:table-cell table:style-name="ce22" table:formula="of:=[.T46]/1000" office:value-type="float" office:value="1.554525" calcext:value-type="float">
            <text:p>1,55</text:p>
          </table:table-cell>
          <table:table-cell table:style-name="ce17" table:formula="of:=ABS([.Q46]-[.$M$6])/[.Q46]*100" office:value-type="float" office:value="22" calcext:value-type="float">
            <text:p>22,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02.067" calcext:value-type="float">
            <text:p>1702,067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46]" office:value-type="float" office:value="11" calcext:value-type="float">
            <text:p>11</text:p>
          </table:table-cell>
          <table:table-cell table:style-name="ce22" table:formula="of:=[.Z46]" office:value-type="float" office:value="1702.067" calcext:value-type="float">
            <text:p>1702,07</text:p>
          </table:table-cell>
          <table:table-cell table:formula="of:=[.AA46]" office:value-type="float" office:value="39" calcext:value-type="float">
            <text:p>39</text:p>
          </table:table-cell>
          <table:table-cell table:style-name="ce22" table:formula="of:=[.AD46]/1000" office:value-type="float" office:value="1.702067" calcext:value-type="float">
            <text:p>1,70</text:p>
          </table:table-cell>
          <table:table-cell table:style-name="ce17" table:formula="of:=ABS([.AA46]-[.$M$6])/[.AA46]*100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60.836" calcext:value-type="float">
            <text:p>1560,836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47]" office:value-type="float" office:value="12" calcext:value-type="float">
            <text:p>12</text:p>
          </table:table-cell>
          <table:table-cell table:style-name="ce22" table:formula="of:=[.F47]" office:value-type="float" office:value="1560.836" calcext:value-type="float">
            <text:p>1560,84</text:p>
          </table:table-cell>
          <table:table-cell table:formula="of:=[.G47]" office:value-type="float" office:value="39" calcext:value-type="float">
            <text:p>39</text:p>
          </table:table-cell>
          <table:table-cell table:style-name="ce22" table:formula="of:=[.J47]/1000" office:value-type="float" office:value="1.560836" calcext:value-type="float">
            <text:p>1,56</text:p>
          </table:table-cell>
          <table:table-cell table:style-name="ce17" table:formula="of:=ABS([.G47]-[.$M$6])/[.G47]*100" office:value-type="float" office:value="0" calcext:value-type="float">
            <text:p>0,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57.227" calcext:value-type="float">
            <text:p>1557,227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47]" office:value-type="float" office:value="12" calcext:value-type="float">
            <text:p>12</text:p>
          </table:table-cell>
          <table:table-cell table:style-name="ce22" table:formula="of:=[.P47]" office:value-type="float" office:value="1557.227" calcext:value-type="float">
            <text:p>1557,23</text:p>
          </table:table-cell>
          <table:table-cell table:formula="of:=[.Q47]" office:value-type="float" office:value="39" calcext:value-type="float">
            <text:p>39</text:p>
          </table:table-cell>
          <table:table-cell table:style-name="ce22" table:formula="of:=[.T47]/1000" office:value-type="float" office:value="1.557227" calcext:value-type="float">
            <text:p>1,56</text:p>
          </table:table-cell>
          <table:table-cell table:style-name="ce17" table:formula="of:=ABS([.Q47]-[.$M$6])/[.Q47]*100" office:value-type="float" office:value="0" calcext:value-type="float">
            <text:p>0,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41.948" calcext:value-type="float">
            <text:p>1641,948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47]" office:value-type="float" office:value="12" calcext:value-type="float">
            <text:p>12</text:p>
          </table:table-cell>
          <table:table-cell table:style-name="ce22" table:formula="of:=[.Z47]" office:value-type="float" office:value="1641.948" calcext:value-type="float">
            <text:p>1641,95</text:p>
          </table:table-cell>
          <table:table-cell table:formula="of:=[.AA47]" office:value-type="float" office:value="39" calcext:value-type="float">
            <text:p>39</text:p>
          </table:table-cell>
          <table:table-cell table:style-name="ce22" table:formula="of:=[.AD47]/1000" office:value-type="float" office:value="1.641948" calcext:value-type="float">
            <text:p>1,64</text:p>
          </table:table-cell>
          <table:table-cell table:style-name="ce17" table:formula="of:=ABS([.AA47]-[.$M$6])/[.AA47]*100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52.4" calcext:value-type="float">
            <text:p>1552,4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E48]" office:value-type="float" office:value="13" calcext:value-type="float">
            <text:p>13</text:p>
          </table:table-cell>
          <table:table-cell table:style-name="ce22" table:formula="of:=[.F48]" office:value-type="float" office:value="1552.4" calcext:value-type="float">
            <text:p>1552,40</text:p>
          </table:table-cell>
          <table:table-cell table:formula="of:=[.G48]" office:value-type="float" office:value="50" calcext:value-type="float">
            <text:p>50</text:p>
          </table:table-cell>
          <table:table-cell table:style-name="ce22" table:formula="of:=[.J48]/1000" office:value-type="float" office:value="1.5524" calcext:value-type="float">
            <text:p>1,55</text:p>
          </table:table-cell>
          <table:table-cell table:style-name="ce17" table:formula="of:=ABS([.G48]-[.$M$6])/[.G48]*100" office:value-type="float" office:value="22" calcext:value-type="float">
            <text:p>22,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33.727" calcext:value-type="float">
            <text:p>1533,727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O48]" office:value-type="float" office:value="13" calcext:value-type="float">
            <text:p>13</text:p>
          </table:table-cell>
          <table:table-cell table:style-name="ce22" table:formula="of:=[.P48]" office:value-type="float" office:value="1533.727" calcext:value-type="float">
            <text:p>1533,73</text:p>
          </table:table-cell>
          <table:table-cell table:formula="of:=[.Q48]" office:value-type="float" office:value="44" calcext:value-type="float">
            <text:p>44</text:p>
          </table:table-cell>
          <table:table-cell table:style-name="ce22" table:formula="of:=[.T48]/1000" office:value-type="float" office:value="1.533727" calcext:value-type="float">
            <text:p>1,53</text:p>
          </table:table-cell>
          <table:table-cell table:style-name="ce17" table:formula="of:=ABS([.Q48]-[.$M$6])/[.Q48]*100" office:value-type="float" office:value="11.3636363636364" calcext:value-type="float">
            <text:p>11,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13.648" calcext:value-type="float">
            <text:p>1713,648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 table:style-name="ce20" table:formula="of:=[.Y48]" office:value-type="float" office:value="13" calcext:value-type="float">
            <text:p>13</text:p>
          </table:table-cell>
          <table:table-cell table:style-name="ce22" table:formula="of:=[.Z48]" office:value-type="float" office:value="1713.648" calcext:value-type="float">
            <text:p>1713,65</text:p>
          </table:table-cell>
          <table:table-cell table:formula="of:=[.AA48]" office:value-type="float" office:value="53" calcext:value-type="float">
            <text:p>53</text:p>
          </table:table-cell>
          <table:table-cell table:style-name="ce22" table:formula="of:=[.AD48]/1000" office:value-type="float" office:value="1.713648" calcext:value-type="float">
            <text:p>1,71</text:p>
          </table:table-cell>
          <table:table-cell table:style-name="ce17" table:formula="of:=ABS([.AA48]-[.$M$6])/[.AA48]*100" office:value-type="float" office:value="26.4150943396226" calcext:value-type="float">
            <text:p>26,4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47.986" calcext:value-type="float">
            <text:p>1547,986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E49]" office:value-type="float" office:value="14" calcext:value-type="float">
            <text:p>14</text:p>
          </table:table-cell>
          <table:table-cell table:style-name="ce22" table:formula="of:=[.F49]" office:value-type="float" office:value="1547.986" calcext:value-type="float">
            <text:p>1547,99</text:p>
          </table:table-cell>
          <table:table-cell table:formula="of:=[.G49]" office:value-type="float" office:value="50" calcext:value-type="float">
            <text:p>50</text:p>
          </table:table-cell>
          <table:table-cell table:style-name="ce22" table:formula="of:=[.J49]/1000" office:value-type="float" office:value="1.547986" calcext:value-type="float">
            <text:p>1,55</text:p>
          </table:table-cell>
          <table:table-cell table:style-name="ce17" table:formula="of:=ABS([.G49]-[.$M$6])/[.G49]*100" office:value-type="float" office:value="22" calcext:value-type="float">
            <text:p>22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30.172" calcext:value-type="float">
            <text:p>1530,17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49]" office:value-type="float" office:value="14" calcext:value-type="float">
            <text:p>14</text:p>
          </table:table-cell>
          <table:table-cell table:style-name="ce22" table:formula="of:=[.P49]" office:value-type="float" office:value="1530.172" calcext:value-type="float">
            <text:p>1530,17</text:p>
          </table:table-cell>
          <table:table-cell table:formula="of:=[.Q49]" office:value-type="float" office:value="39" calcext:value-type="float">
            <text:p>39</text:p>
          </table:table-cell>
          <table:table-cell table:style-name="ce22" table:formula="of:=[.T49]/1000" office:value-type="float" office:value="1.530172" calcext:value-type="float">
            <text:p>1,53</text:p>
          </table:table-cell>
          <table:table-cell table:style-name="ce17" table:formula="of:=ABS([.Q49]-[.$M$6])/[.Q49]*100" office:value-type="float" office:value="0" calcext:value-type="float">
            <text:p>0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91.602" calcext:value-type="float">
            <text:p>1591,602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49]" office:value-type="float" office:value="14" calcext:value-type="float">
            <text:p>14</text:p>
          </table:table-cell>
          <table:table-cell table:style-name="ce22" table:formula="of:=[.Z49]" office:value-type="float" office:value="1591.602" calcext:value-type="float">
            <text:p>1591,60</text:p>
          </table:table-cell>
          <table:table-cell table:formula="of:=[.AA49]" office:value-type="float" office:value="39" calcext:value-type="float">
            <text:p>39</text:p>
          </table:table-cell>
          <table:table-cell table:style-name="ce22" table:formula="of:=[.AD49]/1000" office:value-type="float" office:value="1.591602" calcext:value-type="float">
            <text:p>1,59</text:p>
          </table:table-cell>
          <table:table-cell table:style-name="ce17" table:formula="of:=ABS([.AA49]-[.$M$6])/[.AA49]*100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544.555" calcext:value-type="float">
            <text:p>1544,555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50]" office:value-type="float" office:value="15" calcext:value-type="float">
            <text:p>15</text:p>
          </table:table-cell>
          <table:table-cell table:style-name="ce22" table:formula="of:=[.F50]" office:value-type="float" office:value="1544.555" calcext:value-type="float">
            <text:p>1544,56</text:p>
          </table:table-cell>
          <table:table-cell table:formula="of:=[.G50]" office:value-type="float" office:value="39" calcext:value-type="float">
            <text:p>39</text:p>
          </table:table-cell>
          <table:table-cell table:style-name="ce22" table:formula="of:=[.J50]/1000" office:value-type="float" office:value="1.544555" calcext:value-type="float">
            <text:p>1,54</text:p>
          </table:table-cell>
          <table:table-cell table:style-name="ce17" table:formula="of:=ABS([.G50]-[.$M$6])/[.G50]*100" office:value-type="float" office:value="0" calcext:value-type="float">
            <text:p>0,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60.638" calcext:value-type="float">
            <text:p>1560,638</text:p>
          </table:table-cell>
          <table:table-cell office:value-type="float" office:value="69" calcext:value-type="float">
            <text:p>69</text:p>
          </table:table-cell>
          <table:table-cell table:style-name="ce32"/>
          <table:table-cell table:style-name="ce20" table:formula="of:=[.O50]" office:value-type="float" office:value="15" calcext:value-type="float">
            <text:p>15</text:p>
          </table:table-cell>
          <table:table-cell table:style-name="ce22" table:formula="of:=[.P50]" office:value-type="float" office:value="1560.638" calcext:value-type="float">
            <text:p>1560,64</text:p>
          </table:table-cell>
          <table:table-cell table:formula="of:=[.Q50]" office:value-type="float" office:value="69" calcext:value-type="float">
            <text:p>69</text:p>
          </table:table-cell>
          <table:table-cell table:style-name="ce22" table:formula="of:=[.T50]/1000" office:value-type="float" office:value="1.560638" calcext:value-type="float">
            <text:p>1,56</text:p>
          </table:table-cell>
          <table:table-cell table:style-name="ce17" table:formula="of:=ABS([.Q50]-[.$M$6])/[.Q50]*100" office:value-type="float" office:value="43.4782608695652" calcext:value-type="float">
            <text:p>43,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31.518" calcext:value-type="float">
            <text:p>1731,518</text:p>
          </table:table-cell>
          <table:table-cell office:value-type="float" office:value="44" calcext:value-type="float">
            <text:p>44</text:p>
          </table:table-cell>
          <table:table-cell table:style-name="ce32"/>
          <table:table-cell table:style-name="ce20" table:formula="of:=[.Y50]" office:value-type="float" office:value="15" calcext:value-type="float">
            <text:p>15</text:p>
          </table:table-cell>
          <table:table-cell table:style-name="ce22" table:formula="of:=[.Z50]" office:value-type="float" office:value="1731.518" calcext:value-type="float">
            <text:p>1731,52</text:p>
          </table:table-cell>
          <table:table-cell table:formula="of:=[.AA50]" office:value-type="float" office:value="44" calcext:value-type="float">
            <text:p>44</text:p>
          </table:table-cell>
          <table:table-cell table:style-name="ce22" table:formula="of:=[.AD50]/1000" office:value-type="float" office:value="1.731518" calcext:value-type="float">
            <text:p>1,73</text:p>
          </table:table-cell>
          <table:table-cell table:style-name="ce17" table:formula="of:=ABS([.AA50]-[.$M$6])/[.AA50]*100" office:value-type="float" office:value="11.3636363636364" calcext:value-type="float">
            <text:p>11,3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636.203" calcext:value-type="float">
            <text:p>1636,203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51]" office:value-type="float" office:value="16" calcext:value-type="float">
            <text:p>16</text:p>
          </table:table-cell>
          <table:table-cell table:style-name="ce22" table:formula="of:=[.F51]" office:value-type="float" office:value="1636.203" calcext:value-type="float">
            <text:p>1636,20</text:p>
          </table:table-cell>
          <table:table-cell table:formula="of:=[.G51]" office:value-type="float" office:value="39" calcext:value-type="float">
            <text:p>39</text:p>
          </table:table-cell>
          <table:table-cell table:style-name="ce22" table:formula="of:=[.J51]/1000" office:value-type="float" office:value="1.636203" calcext:value-type="float">
            <text:p>1,64</text:p>
          </table:table-cell>
          <table:table-cell table:style-name="ce17" table:formula="of:=ABS([.G51]-[.$M$6])/[.G51]*100" office:value-type="float" office:value="0" calcext:value-type="float">
            <text:p>0,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76.41" calcext:value-type="float">
            <text:p>1676,41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O51]" office:value-type="float" office:value="16" calcext:value-type="float">
            <text:p>16</text:p>
          </table:table-cell>
          <table:table-cell table:style-name="ce22" table:formula="of:=[.P51]" office:value-type="float" office:value="1676.41" calcext:value-type="float">
            <text:p>1676,41</text:p>
          </table:table-cell>
          <table:table-cell table:formula="of:=[.Q51]" office:value-type="float" office:value="39" calcext:value-type="float">
            <text:p>39</text:p>
          </table:table-cell>
          <table:table-cell table:style-name="ce22" table:formula="of:=[.T51]/1000" office:value-type="float" office:value="1.67641" calcext:value-type="float">
            <text:p>1,68</text:p>
          </table:table-cell>
          <table:table-cell table:style-name="ce17" table:formula="of:=ABS([.Q51]-[.$M$6])/[.Q51]*100" office:value-type="float" office:value="0" calcext:value-type="float">
            <text:p>0,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63.499" calcext:value-type="float">
            <text:p>1563,499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51]" office:value-type="float" office:value="16" calcext:value-type="float">
            <text:p>16</text:p>
          </table:table-cell>
          <table:table-cell table:style-name="ce22" table:formula="of:=[.Z51]" office:value-type="float" office:value="1563.499" calcext:value-type="float">
            <text:p>1563,50</text:p>
          </table:table-cell>
          <table:table-cell table:formula="of:=[.AA51]" office:value-type="float" office:value="39" calcext:value-type="float">
            <text:p>39</text:p>
          </table:table-cell>
          <table:table-cell table:style-name="ce22" table:formula="of:=[.AD51]/1000" office:value-type="float" office:value="1.563499" calcext:value-type="float">
            <text:p>1,56</text:p>
          </table:table-cell>
          <table:table-cell table:style-name="ce17" table:formula="of:=ABS([.AA51]-[.$M$6])/[.AA51]*100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64.572" calcext:value-type="float">
            <text:p>1564,572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52]" office:value-type="float" office:value="17" calcext:value-type="float">
            <text:p>17</text:p>
          </table:table-cell>
          <table:table-cell table:style-name="ce22" table:formula="of:=[.F52]" office:value-type="float" office:value="1564.572" calcext:value-type="float">
            <text:p>1564,57</text:p>
          </table:table-cell>
          <table:table-cell table:formula="of:=[.G52]" office:value-type="float" office:value="42" calcext:value-type="float">
            <text:p>42</text:p>
          </table:table-cell>
          <table:table-cell table:style-name="ce22" table:formula="of:=[.J52]/1000" office:value-type="float" office:value="1.564572" calcext:value-type="float">
            <text:p>1,56</text:p>
          </table:table-cell>
          <table:table-cell table:style-name="ce17" table:formula="of:=ABS([.G52]-[.$M$6])/[.G52]*100" office:value-type="float" office:value="7.14285714285714" calcext:value-type="float">
            <text:p>7,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10.707" calcext:value-type="float">
            <text:p>1610,707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O52]" office:value-type="float" office:value="17" calcext:value-type="float">
            <text:p>17</text:p>
          </table:table-cell>
          <table:table-cell table:style-name="ce22" table:formula="of:=[.P52]" office:value-type="float" office:value="1610.707" calcext:value-type="float">
            <text:p>1610,71</text:p>
          </table:table-cell>
          <table:table-cell table:formula="of:=[.Q52]" office:value-type="float" office:value="50" calcext:value-type="float">
            <text:p>50</text:p>
          </table:table-cell>
          <table:table-cell table:style-name="ce22" table:formula="of:=[.T52]/1000" office:value-type="float" office:value="1.610707" calcext:value-type="float">
            <text:p>1,61</text:p>
          </table:table-cell>
          <table:table-cell table:style-name="ce17" table:formula="of:=ABS([.Q52]-[.$M$6])/[.Q52]*100" office:value-type="float" office:value="22" calcext:value-type="float">
            <text:p>22,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95.035" calcext:value-type="float">
            <text:p>1595,035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Y52]" office:value-type="float" office:value="17" calcext:value-type="float">
            <text:p>17</text:p>
          </table:table-cell>
          <table:table-cell table:style-name="ce22" table:formula="of:=[.Z52]" office:value-type="float" office:value="1595.035" calcext:value-type="float">
            <text:p>1595,04</text:p>
          </table:table-cell>
          <table:table-cell table:formula="of:=[.AA52]" office:value-type="float" office:value="42" calcext:value-type="float">
            <text:p>42</text:p>
          </table:table-cell>
          <table:table-cell table:style-name="ce22" table:formula="of:=[.AD52]/1000" office:value-type="float" office:value="1.595035" calcext:value-type="float">
            <text:p>1,60</text:p>
          </table:table-cell>
          <table:table-cell table:style-name="ce17" table:formula="of:=ABS([.AA52]-[.$M$6])/[.AA52]*100" office:value-type="float" office:value="7.14285714285714" calcext:value-type="float">
            <text:p>7,1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60.443" calcext:value-type="float">
            <text:p>1560,443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E53]" office:value-type="float" office:value="18" calcext:value-type="float">
            <text:p>18</text:p>
          </table:table-cell>
          <table:table-cell table:style-name="ce22" table:formula="of:=[.F53]" office:value-type="float" office:value="1560.443" calcext:value-type="float">
            <text:p>1560,44</text:p>
          </table:table-cell>
          <table:table-cell table:formula="of:=[.G53]" office:value-type="float" office:value="42" calcext:value-type="float">
            <text:p>42</text:p>
          </table:table-cell>
          <table:table-cell table:style-name="ce22" table:formula="of:=[.J53]/1000" office:value-type="float" office:value="1.560443" calcext:value-type="float">
            <text:p>1,56</text:p>
          </table:table-cell>
          <table:table-cell table:style-name="ce17" table:formula="of:=ABS([.G53]-[.$M$6])/[.G53]*100" office:value-type="float" office:value="7.14285714285714" calcext:value-type="float">
            <text:p>7,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75.012" calcext:value-type="float">
            <text:p>1575,012</text:p>
          </table:table-cell>
          <table:table-cell office:value-type="float" office:value="57" calcext:value-type="float">
            <text:p>57</text:p>
          </table:table-cell>
          <table:table-cell table:style-name="ce32"/>
          <table:table-cell table:style-name="ce20" table:formula="of:=[.O53]" office:value-type="float" office:value="18" calcext:value-type="float">
            <text:p>18</text:p>
          </table:table-cell>
          <table:table-cell table:style-name="ce22" table:formula="of:=[.P53]" office:value-type="float" office:value="1575.012" calcext:value-type="float">
            <text:p>1575,01</text:p>
          </table:table-cell>
          <table:table-cell table:formula="of:=[.Q53]" office:value-type="float" office:value="57" calcext:value-type="float">
            <text:p>57</text:p>
          </table:table-cell>
          <table:table-cell table:style-name="ce22" table:formula="of:=[.T53]/1000" office:value-type="float" office:value="1.575012" calcext:value-type="float">
            <text:p>1,58</text:p>
          </table:table-cell>
          <table:table-cell table:style-name="ce17" table:formula="of:=ABS([.Q53]-[.$M$6])/[.Q53]*100" office:value-type="float" office:value="31.5789473684211" calcext:value-type="float">
            <text:p>31,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75.261" calcext:value-type="float">
            <text:p>1675,261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53]" office:value-type="float" office:value="18" calcext:value-type="float">
            <text:p>18</text:p>
          </table:table-cell>
          <table:table-cell table:style-name="ce22" table:formula="of:=[.Z53]" office:value-type="float" office:value="1675.261" calcext:value-type="float">
            <text:p>1675,26</text:p>
          </table:table-cell>
          <table:table-cell table:formula="of:=[.AA53]" office:value-type="float" office:value="39" calcext:value-type="float">
            <text:p>39</text:p>
          </table:table-cell>
          <table:table-cell table:style-name="ce22" table:formula="of:=[.AD53]/1000" office:value-type="float" office:value="1.675261" calcext:value-type="float">
            <text:p>1,68</text:p>
          </table:table-cell>
          <table:table-cell table:style-name="ce17" table:formula="of:=ABS([.AA53]-[.$M$6])/[.AA53]*100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548.959" calcext:value-type="float">
            <text:p>1548,959</text:p>
          </table:table-cell>
          <table:table-cell office:value-type="float" office:value="49" calcext:value-type="float">
            <text:p>49</text:p>
          </table:table-cell>
          <table:table-cell table:style-name="ce32"/>
          <table:table-cell table:style-name="ce20" table:formula="of:=[.E54]" office:value-type="float" office:value="19" calcext:value-type="float">
            <text:p>19</text:p>
          </table:table-cell>
          <table:table-cell table:style-name="ce22" table:formula="of:=[.F54]" office:value-type="float" office:value="1548.959" calcext:value-type="float">
            <text:p>1548,96</text:p>
          </table:table-cell>
          <table:table-cell table:formula="of:=[.G54]" office:value-type="float" office:value="49" calcext:value-type="float">
            <text:p>49</text:p>
          </table:table-cell>
          <table:table-cell table:style-name="ce22" table:formula="of:=[.J54]/1000" office:value-type="float" office:value="1.548959" calcext:value-type="float">
            <text:p>1,55</text:p>
          </table:table-cell>
          <table:table-cell table:style-name="ce17" table:formula="of:=ABS([.G54]-[.$M$6])/[.G54]*100" office:value-type="float" office:value="20.4081632653061" calcext:value-type="float">
            <text:p>20,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51.503" calcext:value-type="float">
            <text:p>1551,503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O54]" office:value-type="float" office:value="19" calcext:value-type="float">
            <text:p>19</text:p>
          </table:table-cell>
          <table:table-cell table:style-name="ce22" table:formula="of:=[.P54]" office:value-type="float" office:value="1551.503" calcext:value-type="float">
            <text:p>1551,50</text:p>
          </table:table-cell>
          <table:table-cell table:formula="of:=[.Q54]" office:value-type="float" office:value="42" calcext:value-type="float">
            <text:p>42</text:p>
          </table:table-cell>
          <table:table-cell table:style-name="ce22" table:formula="of:=[.T54]/1000" office:value-type="float" office:value="1.551503" calcext:value-type="float">
            <text:p>1,55</text:p>
          </table:table-cell>
          <table:table-cell table:style-name="ce17" table:formula="of:=ABS([.Q54]-[.$M$6])/[.Q54]*100" office:value-type="float" office:value="7.14285714285714" calcext:value-type="float">
            <text:p>7,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41.827" calcext:value-type="float">
            <text:p>1541,827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Y54]" office:value-type="float" office:value="19" calcext:value-type="float">
            <text:p>19</text:p>
          </table:table-cell>
          <table:table-cell table:style-name="ce22" table:formula="of:=[.Z54]" office:value-type="float" office:value="1541.827" calcext:value-type="float">
            <text:p>1541,83</text:p>
          </table:table-cell>
          <table:table-cell table:formula="of:=[.AA54]" office:value-type="float" office:value="39" calcext:value-type="float">
            <text:p>39</text:p>
          </table:table-cell>
          <table:table-cell table:style-name="ce22" table:formula="of:=[.AD54]/1000" office:value-type="float" office:value="1.541827" calcext:value-type="float">
            <text:p>1,54</text:p>
          </table:table-cell>
          <table:table-cell table:style-name="ce17" table:formula="of:=ABS([.AA54]-[.$M$6])/[.AA54]*100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574.894" calcext:value-type="float">
            <text:p>1574,894</text:p>
          </table:table-cell>
          <table:table-cell office:value-type="float" office:value="39" calcext:value-type="float">
            <text:p>39</text:p>
          </table:table-cell>
          <table:table-cell table:style-name="ce32"/>
          <table:table-cell table:style-name="ce20" table:formula="of:=[.E55]" office:value-type="float" office:value="20" calcext:value-type="float">
            <text:p>20</text:p>
          </table:table-cell>
          <table:table-cell table:style-name="ce22" table:formula="of:=[.F55]" office:value-type="float" office:value="1574.894" calcext:value-type="float">
            <text:p>1574,89</text:p>
          </table:table-cell>
          <table:table-cell table:formula="of:=[.G55]" office:value-type="float" office:value="39" calcext:value-type="float">
            <text:p>39</text:p>
          </table:table-cell>
          <table:table-cell table:style-name="ce22" table:formula="of:=[.J55]/1000" office:value-type="float" office:value="1.574894" calcext:value-type="float">
            <text:p>1,57</text:p>
          </table:table-cell>
          <table:table-cell table:style-name="ce17" table:formula="of:=ABS([.G55]-[.$M$6])/[.G55]*100" office:value-type="float" office:value="0" calcext:value-type="float">
            <text:p>0,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40.209" calcext:value-type="float">
            <text:p>1540,209</text:p>
          </table:table-cell>
          <table:table-cell office:value-type="float" office:value="42" calcext:value-type="float">
            <text:p>42</text:p>
          </table:table-cell>
          <table:table-cell table:style-name="ce32"/>
          <table:table-cell table:style-name="ce20" table:formula="of:=[.O55]" office:value-type="float" office:value="20" calcext:value-type="float">
            <text:p>20</text:p>
          </table:table-cell>
          <table:table-cell table:style-name="ce22" table:formula="of:=[.P55]" office:value-type="float" office:value="1540.209" calcext:value-type="float">
            <text:p>1540,21</text:p>
          </table:table-cell>
          <table:table-cell table:formula="of:=[.Q55]" office:value-type="float" office:value="42" calcext:value-type="float">
            <text:p>42</text:p>
          </table:table-cell>
          <table:table-cell table:style-name="ce22" table:formula="of:=[.T55]/1000" office:value-type="float" office:value="1.540209" calcext:value-type="float">
            <text:p>1,54</text:p>
          </table:table-cell>
          <table:table-cell table:style-name="ce17" table:formula="of:=ABS([.Q55]-[.$M$6])/[.Q55]*100" office:value-type="float" office:value="7.14285714285714" calcext:value-type="float">
            <text:p>7,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20.347" calcext:value-type="float">
            <text:p>1520,347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20" table:formula="of:=[.Y55]" office:value-type="float" office:value="20" calcext:value-type="float">
            <text:p>20</text:p>
          </table:table-cell>
          <table:table-cell table:style-name="ce22" table:formula="of:=[.Z55]" office:value-type="float" office:value="1520.347" calcext:value-type="float">
            <text:p>1520,35</text:p>
          </table:table-cell>
          <table:table-cell table:formula="of:=[.AA55]" office:value-type="float" office:value="50" calcext:value-type="float">
            <text:p>50</text:p>
          </table:table-cell>
          <table:table-cell table:style-name="ce22" table:formula="of:=[.AD55]/1000" office:value-type="float" office:value="1.520347" calcext:value-type="float">
            <text:p>1,52</text:p>
          </table:table-cell>
          <table:table-cell table:style-name="ce17" table:formula="of:=ABS([.AA55]-[.$M$6])/[.AA55]*100" office:value-type="float" office:value="22" calcext:value-type="float">
            <text:p>22,0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J36:.J55])" office:value-type="float" office:value="1566.7004" calcext:value-type="float">
            <text:p>1566,70</text:p>
          </table:table-cell>
          <table:table-cell table:style-name="ce30" table:formula="of:=AVERAGE([.K36:.K55])" office:value-type="float" office:value="44.5" calcext:value-type="float">
            <text:p>44,5</text:p>
          </table:table-cell>
          <table:table-cell table:style-name="ce34" table:formula="of:=AVERAGE([.L36:.L55])" office:value-type="float" office:value="1.5667004" calcext:value-type="float">
            <text:p>1,57</text:p>
          </table:table-cell>
          <table:table-cell table:style-name="ce34" table:formula="of:=AVERAGE([.M36:.M55])" office:value-type="float" office:value="10.9682209916266" calcext:value-type="float">
            <text:p>10,97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T36:.T55])" office:value-type="float" office:value="1584.3568" calcext:value-type="float">
            <text:p>1584,36</text:p>
          </table:table-cell>
          <table:table-cell table:style-name="ce30" table:formula="of:=AVERAGE([.U36:.U55])" office:value-type="float" office:value="45.75" calcext:value-type="float">
            <text:p>45,75</text:p>
          </table:table-cell>
          <table:table-cell table:style-name="ce34" table:formula="of:=AVERAGE([.V36:.V55])" office:value-type="float" office:value="1.5843568" calcext:value-type="float">
            <text:p>1,58</text:p>
          </table:table-cell>
          <table:table-cell table:style-name="ce34" table:formula="of:=AVERAGE([.W36:.W55])" office:value-type="float" office:value="12.5174975622366" calcext:value-type="float">
            <text:p>12,52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D36:.AD55])" office:value-type="float" office:value="1618.50945" calcext:value-type="float">
            <text:p>1618,51</text:p>
          </table:table-cell>
          <table:table-cell table:style-name="ce30" table:formula="of:=AVERAGE([.AE36:.AE55])" office:value-type="float" office:value="42.95" calcext:value-type="float">
            <text:p>42,95</text:p>
          </table:table-cell>
          <table:table-cell table:style-name="ce34" table:formula="of:=AVERAGE([.AF36:.AF55])" office:value-type="float" office:value="1.61850945" calcext:value-type="float">
            <text:p>1,62</text:p>
          </table:table-cell>
          <table:table-cell table:style-name="ce34" table:formula="of:=AVERAGE([.AG36:.AG55])" office:value-type="float" office:value="8.16731406411472" calcext:value-type="float">
            <text:p>8,1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style-name="ce25" office:value-type="string" calcext:value-type="string" table:number-columns-spanned="2" table:number-rows-spanned="1">
            <text:p>Liczba iteracji</text:p>
          </table:table-cell>
          <table:covered-table-cell table:style-name="ce28"/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2000" calcext:value-type="float">
            <text:p>2000</text:p>
          </table:table-cell>
          <table:table-cell table:number-columns-repeated="3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ce25" office:value-type="string" calcext:value-type="string" table:number-columns-spanned="2" table:number-rows-spanned="1">
            <text:p>Średni błąd [%]</text:p>
          </table:table-cell>
          <table:covered-table-cell table:style-name="ce29"/>
          <table:table-cell table:style-name="ce31" table:formula="of:=[.M28]" office:value-type="float" office:value="5.54155844155844" calcext:value-type="float">
            <text:p>5,54</text:p>
          </table:table-cell>
          <table:table-cell table:style-name="ce31" table:formula="of:=[.M56]" office:value-type="float" office:value="10.9682209916266" calcext:value-type="float">
            <text:p>10,97</text:p>
          </table:table-cell>
          <table:table-cell table:style-name="ce31" table:formula="of:=[.W28]" office:value-type="float" office:value="9.5434819897084" calcext:value-type="float">
            <text:p>9,54</text:p>
          </table:table-cell>
          <table:table-cell table:style-name="ce31" table:formula="of:=[.W56]" office:value-type="float" office:value="12.5174975622366" calcext:value-type="float">
            <text:p>12,52</text:p>
          </table:table-cell>
          <table:table-cell table:style-name="ce31" table:formula="of:=[.AG28]" office:value-type="float" office:value="8.18724227255224" calcext:value-type="float">
            <text:p>8,19</text:p>
          </table:table-cell>
          <table:table-cell table:style-name="ce31" table:formula="of:=[.AG56]" office:value-type="float" office:value="8.16731406411472" calcext:value-type="float">
            <text:p>8,17</text:p>
          </table:table-cell>
          <table:table-cell table:style-name="ce31" table:formula="of:=[.AQ28]" office:value-type="float" office:value="13.3189580936769" calcext:value-type="float">
            <text:p>13,32</text:p>
          </table:table-cell>
          <table:table-cell table:number-columns-repeated="3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2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3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2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5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2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1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2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2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2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40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1610.589000</text:p>
          </table:table-cell>
          <table:table-cell office:value-type="float" office:value="2204" calcext:value-type="float">
            <text:p>2204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1663.210000</text:p>
          </table:table-cell>
          <table:table-cell office:value-type="float" office:value="2633" calcext:value-type="float">
            <text:p>2633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1578.492000</text:p>
          </table:table-cell>
          <table:table-cell office:value-type="float" office:value="2179" calcext:value-type="float">
            <text:p>2179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1661.783000</text:p>
          </table:table-cell>
          <table:table-cell office:value-type="float" office:value="2448" calcext:value-type="float">
            <text:p>2448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1667.382000</text:p>
          </table:table-cell>
          <table:table-cell office:value-type="float" office:value="2640" calcext:value-type="float">
            <text:p>2640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1615.919000</text:p>
          </table:table-cell>
          <table:table-cell office:value-type="float" office:value="2156" calcext:value-type="float">
            <text:p>2156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1633.482000</text:p>
          </table:table-cell>
          <table:table-cell office:value-type="float" office:value="2509" calcext:value-type="float">
            <text:p>2509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1633.950000</text:p>
          </table:table-cell>
          <table:table-cell office:value-type="float" office:value="2609" calcext:value-type="float">
            <text:p>2609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1562.945000</text:p>
          </table:table-cell>
          <table:table-cell office:value-type="float" office:value="2405" calcext:value-type="float">
            <text:p>2405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1547.923000</text:p>
          </table:table-cell>
          <table:table-cell office:value-type="float" office:value="2704" calcext:value-type="float">
            <text:p>2704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1633.428000</text:p>
          </table:table-cell>
          <table:table-cell office:value-type="float" office:value="2542" calcext:value-type="float">
            <text:p>2542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1533.957000</text:p>
          </table:table-cell>
          <table:table-cell office:value-type="float" office:value="2586" calcext:value-type="float">
            <text:p>2586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1588.866000</text:p>
          </table:table-cell>
          <table:table-cell office:value-type="float" office:value="2360" calcext:value-type="float">
            <text:p>2360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1525.534000</text:p>
          </table:table-cell>
          <table:table-cell office:value-type="float" office:value="2624" calcext:value-type="float">
            <text:p>2624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1563.796000</text:p>
          </table:table-cell>
          <table:table-cell office:value-type="float" office:value="2602" calcext:value-type="float">
            <text:p>2602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1630.382000</text:p>
          </table:table-cell>
          <table:table-cell office:value-type="float" office:value="2310" calcext:value-type="float">
            <text:p>2310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2.413000</text:p>
          </table:table-cell>
          <table:table-cell office:value-type="float" office:value="2438" calcext:value-type="float">
            <text:p>2438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1520.594000</text:p>
          </table:table-cell>
          <table:table-cell office:value-type="float" office:value="2845" calcext:value-type="float">
            <text:p>2845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1532.197000</text:p>
          </table:table-cell>
          <table:table-cell office:value-type="float" office:value="2335" calcext:value-type="float">
            <text:p>2335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1522.493000</text:p>
          </table:table-cell>
          <table:table-cell office:value-type="float" office:value="2201" calcext:value-type="float">
            <text:p>2201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45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1724.984000</text:p>
          </table:table-cell>
          <table:table-cell office:value-type="float" office:value="2647" calcext:value-type="float">
            <text:p>2647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1708.658000</text:p>
          </table:table-cell>
          <table:table-cell office:value-type="float" office:value="2427" calcext:value-type="float">
            <text:p>2427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1709.829000</text:p>
          </table:table-cell>
          <table:table-cell office:value-type="float" office:value="2829" calcext:value-type="float">
            <text:p>2829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1719.411000</text:p>
          </table:table-cell>
          <table:table-cell office:value-type="float" office:value="2842" calcext:value-type="float">
            <text:p>2842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1706.051000</text:p>
          </table:table-cell>
          <table:table-cell office:value-type="float" office:value="2665" calcext:value-type="float">
            <text:p>2665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1710.495000</text:p>
          </table:table-cell>
          <table:table-cell office:value-type="float" office:value="2648" calcext:value-type="float">
            <text:p>2648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1731.969000</text:p>
          </table:table-cell>
          <table:table-cell office:value-type="float" office:value="2406" calcext:value-type="float">
            <text:p>2406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1752.971000</text:p>
          </table:table-cell>
          <table:table-cell office:value-type="float" office:value="2471" calcext:value-type="float">
            <text:p>2471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1731.196000</text:p>
          </table:table-cell>
          <table:table-cell office:value-type="float" office:value="2510" calcext:value-type="float">
            <text:p>2510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1729.897000</text:p>
          </table:table-cell>
          <table:table-cell office:value-type="float" office:value="2562" calcext:value-type="float">
            <text:p>2562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1809.113000</text:p>
          </table:table-cell>
          <table:table-cell office:value-type="float" office:value="2486" calcext:value-type="float">
            <text:p>2486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1710.784000</text:p>
          </table:table-cell>
          <table:table-cell office:value-type="float" office:value="2452" calcext:value-type="float">
            <text:p>2452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1707.540000</text:p>
          </table:table-cell>
          <table:table-cell office:value-type="float" office:value="2410" calcext:value-type="float">
            <text:p>2410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1721.010000</text:p>
          </table:table-cell>
          <table:table-cell office:value-type="float" office:value="2654" calcext:value-type="float">
            <text:p>2654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1706.144000</text:p>
          </table:table-cell>
          <table:table-cell office:value-type="float" office:value="2538" calcext:value-type="float">
            <text:p>2538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1714.281000</text:p>
          </table:table-cell>
          <table:table-cell office:value-type="float" office:value="2698" calcext:value-type="float">
            <text:p>2698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1710.052000</text:p>
          </table:table-cell>
          <table:table-cell office:value-type="float" office:value="2385" calcext:value-type="float">
            <text:p>2385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1708.454000</text:p>
          </table:table-cell>
          <table:table-cell office:value-type="float" office:value="2587" calcext:value-type="float">
            <text:p>2587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1712.389000</text:p>
          </table:table-cell>
          <table:table-cell office:value-type="float" office:value="2917" calcext:value-type="float">
            <text:p>2917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1709.938000</text:p>
          </table:table-cell>
          <table:table-cell office:value-type="float" office:value="2565" calcext:value-type="float">
            <text:p>2565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50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1898.471000</text:p>
          </table:table-cell>
          <table:table-cell office:value-type="float" office:value="2701" calcext:value-type="float">
            <text:p>270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1898.200000</text:p>
          </table:table-cell>
          <table:table-cell office:value-type="float" office:value="2734" calcext:value-type="float">
            <text:p>2734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1911.906000</text:p>
          </table:table-cell>
          <table:table-cell office:value-type="float" office:value="2543" calcext:value-type="float">
            <text:p>2543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1945.679000</text:p>
          </table:table-cell>
          <table:table-cell office:value-type="float" office:value="2534" calcext:value-type="float">
            <text:p>2534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1899.381000</text:p>
          </table:table-cell>
          <table:table-cell office:value-type="float" office:value="2523" calcext:value-type="float">
            <text:p>2523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1906.364000</text:p>
          </table:table-cell>
          <table:table-cell office:value-type="float" office:value="2554" calcext:value-type="float">
            <text:p>2554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1898.819000</text:p>
          </table:table-cell>
          <table:table-cell office:value-type="float" office:value="2500" calcext:value-type="float">
            <text:p>2500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1992.059000</text:p>
          </table:table-cell>
          <table:table-cell office:value-type="float" office:value="3128" calcext:value-type="float">
            <text:p>3128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1928.170000</text:p>
          </table:table-cell>
          <table:table-cell office:value-type="float" office:value="2661" calcext:value-type="float">
            <text:p>2661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06.812000</text:p>
          </table:table-cell>
          <table:table-cell office:value-type="float" office:value="2496" calcext:value-type="float">
            <text:p>2496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1901.081000</text:p>
          </table:table-cell>
          <table:table-cell office:value-type="float" office:value="2595" calcext:value-type="float">
            <text:p>2595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1900.318000</text:p>
          </table:table-cell>
          <table:table-cell office:value-type="float" office:value="2518" calcext:value-type="float">
            <text:p>2518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1925.771000</text:p>
          </table:table-cell>
          <table:table-cell office:value-type="float" office:value="2609" calcext:value-type="float">
            <text:p>2609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1913.858000</text:p>
          </table:table-cell>
          <table:table-cell office:value-type="float" office:value="2407" calcext:value-type="float">
            <text:p>2407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1908.155000</text:p>
          </table:table-cell>
          <table:table-cell office:value-type="float" office:value="2660" calcext:value-type="float">
            <text:p>2660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1901.865000</text:p>
          </table:table-cell>
          <table:table-cell office:value-type="float" office:value="2442" calcext:value-type="float">
            <text:p>2442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1901.179000</text:p>
          </table:table-cell>
          <table:table-cell office:value-type="float" office:value="2252" calcext:value-type="float">
            <text:p>2252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1898.113000</text:p>
          </table:table-cell>
          <table:table-cell office:value-type="float" office:value="2378" calcext:value-type="float">
            <text:p>2378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1913.760000</text:p>
          </table:table-cell>
          <table:table-cell office:value-type="float" office:value="2551" calcext:value-type="float">
            <text:p>2551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1896.266000</text:p>
          </table:table-cell>
          <table:table-cell office:value-type="float" office:value="2293" calcext:value-type="float">
            <text:p>2293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55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86.597000</text:p>
          </table:table-cell>
          <table:table-cell office:value-type="float" office:value="2380" calcext:value-type="float">
            <text:p>2380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88.069000</text:p>
          </table:table-cell>
          <table:table-cell office:value-type="float" office:value="2363" calcext:value-type="float">
            <text:p>2363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133.013000</text:p>
          </table:table-cell>
          <table:table-cell office:value-type="float" office:value="2723" calcext:value-type="float">
            <text:p>2723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99.426000</text:p>
          </table:table-cell>
          <table:table-cell office:value-type="float" office:value="2648" calcext:value-type="float">
            <text:p>2648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95.546000</text:p>
          </table:table-cell>
          <table:table-cell office:value-type="float" office:value="2472" calcext:value-type="float">
            <text:p>2472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137.549000</text:p>
          </table:table-cell>
          <table:table-cell office:value-type="float" office:value="2232" calcext:value-type="float">
            <text:p>2232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207.883000</text:p>
          </table:table-cell>
          <table:table-cell office:value-type="float" office:value="2695" calcext:value-type="float">
            <text:p>2695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204.162000</text:p>
          </table:table-cell>
          <table:table-cell office:value-type="float" office:value="2830" calcext:value-type="float">
            <text:p>2830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266.529000</text:p>
          </table:table-cell>
          <table:table-cell office:value-type="float" office:value="2695" calcext:value-type="float">
            <text:p>2695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213.020000</text:p>
          </table:table-cell>
          <table:table-cell office:value-type="float" office:value="2857" calcext:value-type="float">
            <text:p>2857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214.477000</text:p>
          </table:table-cell>
          <table:table-cell office:value-type="float" office:value="2305" calcext:value-type="float">
            <text:p>2305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147.111000</text:p>
          </table:table-cell>
          <table:table-cell office:value-type="float" office:value="2225" calcext:value-type="float">
            <text:p>2225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151.891000</text:p>
          </table:table-cell>
          <table:table-cell office:value-type="float" office:value="2733" calcext:value-type="float">
            <text:p>2733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204.883000</text:p>
          </table:table-cell>
          <table:table-cell office:value-type="float" office:value="2394" calcext:value-type="float">
            <text:p>2394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258.025000</text:p>
          </table:table-cell>
          <table:table-cell office:value-type="float" office:value="2419" calcext:value-type="float">
            <text:p>2419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244.812000</text:p>
          </table:table-cell>
          <table:table-cell office:value-type="float" office:value="2341" calcext:value-type="float">
            <text:p>2341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207.155000</text:p>
          </table:table-cell>
          <table:table-cell office:value-type="float" office:value="2652" calcext:value-type="float">
            <text:p>2652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196.837000</text:p>
          </table:table-cell>
          <table:table-cell office:value-type="float" office:value="2704" calcext:value-type="float">
            <text:p>2704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305.367000</text:p>
          </table:table-cell>
          <table:table-cell office:value-type="float" office:value="2202" calcext:value-type="float">
            <text:p>2202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203.466000</text:p>
          </table:table-cell>
          <table:table-cell office:value-type="float" office:value="2718" calcext:value-type="float">
            <text:p>2718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60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293.813000</text:p>
          </table:table-cell>
          <table:table-cell office:value-type="float" office:value="2432" calcext:value-type="float">
            <text:p>2432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279.675000</text:p>
          </table:table-cell>
          <table:table-cell office:value-type="float" office:value="2572" calcext:value-type="float">
            <text:p>2572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572.057000</text:p>
          </table:table-cell>
          <table:table-cell office:value-type="float" office:value="2879" calcext:value-type="float">
            <text:p>2879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452.072000</text:p>
          </table:table-cell>
          <table:table-cell office:value-type="float" office:value="2512" calcext:value-type="float">
            <text:p>2512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423.426000</text:p>
          </table:table-cell>
          <table:table-cell office:value-type="float" office:value="2399" calcext:value-type="float">
            <text:p>2399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384.500000</text:p>
          </table:table-cell>
          <table:table-cell office:value-type="float" office:value="2332" calcext:value-type="float">
            <text:p>2332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336.402000</text:p>
          </table:table-cell>
          <table:table-cell office:value-type="float" office:value="2368" calcext:value-type="float">
            <text:p>2368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347.388000</text:p>
          </table:table-cell>
          <table:table-cell office:value-type="float" office:value="2239" calcext:value-type="float">
            <text:p>2239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314.806000</text:p>
          </table:table-cell>
          <table:table-cell office:value-type="float" office:value="2266" calcext:value-type="float">
            <text:p>2266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399.696000</text:p>
          </table:table-cell>
          <table:table-cell office:value-type="float" office:value="2591" calcext:value-type="float">
            <text:p>2591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454.797000</text:p>
          </table:table-cell>
          <table:table-cell office:value-type="float" office:value="2729" calcext:value-type="float">
            <text:p>2729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692.739000</text:p>
          </table:table-cell>
          <table:table-cell office:value-type="float" office:value="2445" calcext:value-type="float">
            <text:p>2445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477.937000</text:p>
          </table:table-cell>
          <table:table-cell office:value-type="float" office:value="2390" calcext:value-type="float">
            <text:p>2390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492.195000</text:p>
          </table:table-cell>
          <table:table-cell office:value-type="float" office:value="2513" calcext:value-type="float">
            <text:p>2513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594.700000</text:p>
          </table:table-cell>
          <table:table-cell office:value-type="float" office:value="2245" calcext:value-type="float">
            <text:p>2245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572.360000</text:p>
          </table:table-cell>
          <table:table-cell office:value-type="float" office:value="2614" calcext:value-type="float">
            <text:p>2614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382.909000</text:p>
          </table:table-cell>
          <table:table-cell office:value-type="float" office:value="2218" calcext:value-type="float">
            <text:p>2218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293.435000</text:p>
          </table:table-cell>
          <table:table-cell office:value-type="float" office:value="2530" calcext:value-type="float">
            <text:p>2530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275.928000</text:p>
          </table:table-cell>
          <table:table-cell office:value-type="float" office:value="2709" calcext:value-type="float">
            <text:p>2709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324.744000</text:p>
          </table:table-cell>
          <table:table-cell office:value-type="float" office:value="2428" calcext:value-type="float">
            <text:p>2428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65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556.056000</text:p>
          </table:table-cell>
          <table:table-cell office:value-type="float" office:value="2517" calcext:value-type="float">
            <text:p>2517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3090.105000</text:p>
          </table:table-cell>
          <table:table-cell office:value-type="float" office:value="2568" calcext:value-type="float">
            <text:p>2568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3308.266000</text:p>
          </table:table-cell>
          <table:table-cell office:value-type="float" office:value="2437" calcext:value-type="float">
            <text:p>2437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739.746000</text:p>
          </table:table-cell>
          <table:table-cell office:value-type="float" office:value="2553" calcext:value-type="float">
            <text:p>2553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558.083000</text:p>
          </table:table-cell>
          <table:table-cell office:value-type="float" office:value="2672" calcext:value-type="float">
            <text:p>2672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546.521000</text:p>
          </table:table-cell>
          <table:table-cell office:value-type="float" office:value="2257" calcext:value-type="float">
            <text:p>2257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475.164000</text:p>
          </table:table-cell>
          <table:table-cell office:value-type="float" office:value="2745" calcext:value-type="float">
            <text:p>2745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513.506000</text:p>
          </table:table-cell>
          <table:table-cell office:value-type="float" office:value="2548" calcext:value-type="float">
            <text:p>2548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474.910000</text:p>
          </table:table-cell>
          <table:table-cell office:value-type="float" office:value="2300" calcext:value-type="float">
            <text:p>2300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480.389000</text:p>
          </table:table-cell>
          <table:table-cell office:value-type="float" office:value="2450" calcext:value-type="float">
            <text:p>2450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505.975000</text:p>
          </table:table-cell>
          <table:table-cell office:value-type="float" office:value="2645" calcext:value-type="float">
            <text:p>2645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548.410000</text:p>
          </table:table-cell>
          <table:table-cell office:value-type="float" office:value="2204" calcext:value-type="float">
            <text:p>2204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468.325000</text:p>
          </table:table-cell>
          <table:table-cell office:value-type="float" office:value="2606" calcext:value-type="float">
            <text:p>2606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489.482000</text:p>
          </table:table-cell>
          <table:table-cell office:value-type="float" office:value="2516" calcext:value-type="float">
            <text:p>2516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524.808000</text:p>
          </table:table-cell>
          <table:table-cell office:value-type="float" office:value="2388" calcext:value-type="float">
            <text:p>2388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467.717000</text:p>
          </table:table-cell>
          <table:table-cell office:value-type="float" office:value="2565" calcext:value-type="float">
            <text:p>2565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478.967000</text:p>
          </table:table-cell>
          <table:table-cell office:value-type="float" office:value="2532" calcext:value-type="float">
            <text:p>2532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466.776000</text:p>
          </table:table-cell>
          <table:table-cell office:value-type="float" office:value="2331" calcext:value-type="float">
            <text:p>2331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517.980000</text:p>
          </table:table-cell>
          <table:table-cell office:value-type="float" office:value="2654" calcext:value-type="float">
            <text:p>2654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526.501000</text:p>
          </table:table-cell>
          <table:table-cell office:value-type="float" office:value="2535" calcext:value-type="float">
            <text:p>2535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70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781.431000</text:p>
          </table:table-cell>
          <table:table-cell office:value-type="float" office:value="2646" calcext:value-type="float">
            <text:p>2646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651.519000</text:p>
          </table:table-cell>
          <table:table-cell office:value-type="float" office:value="2457" calcext:value-type="float">
            <text:p>2457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657.619000</text:p>
          </table:table-cell>
          <table:table-cell office:value-type="float" office:value="2449" calcext:value-type="float">
            <text:p>2449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656.429000</text:p>
          </table:table-cell>
          <table:table-cell office:value-type="float" office:value="2826" calcext:value-type="float">
            <text:p>2826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664.343000</text:p>
          </table:table-cell>
          <table:table-cell office:value-type="float" office:value="2655" calcext:value-type="float">
            <text:p>2655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662.822000</text:p>
          </table:table-cell>
          <table:table-cell office:value-type="float" office:value="2343" calcext:value-type="float">
            <text:p>2343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658.372000</text:p>
          </table:table-cell>
          <table:table-cell office:value-type="float" office:value="2767" calcext:value-type="float">
            <text:p>2767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656.803000</text:p>
          </table:table-cell>
          <table:table-cell office:value-type="float" office:value="2287" calcext:value-type="float">
            <text:p>2287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809.041000</text:p>
          </table:table-cell>
          <table:table-cell office:value-type="float" office:value="2505" calcext:value-type="float">
            <text:p>2505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704.467000</text:p>
          </table:table-cell>
          <table:table-cell office:value-type="float" office:value="2374" calcext:value-type="float">
            <text:p>2374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687.386000</text:p>
          </table:table-cell>
          <table:table-cell office:value-type="float" office:value="2781" calcext:value-type="float">
            <text:p>2781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656.119000</text:p>
          </table:table-cell>
          <table:table-cell office:value-type="float" office:value="2458" calcext:value-type="float">
            <text:p>2458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668.690000</text:p>
          </table:table-cell>
          <table:table-cell office:value-type="float" office:value="2737" calcext:value-type="float">
            <text:p>2737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683.051000</text:p>
          </table:table-cell>
          <table:table-cell office:value-type="float" office:value="2759" calcext:value-type="float">
            <text:p>2759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653.369000</text:p>
          </table:table-cell>
          <table:table-cell office:value-type="float" office:value="2455" calcext:value-type="float">
            <text:p>2455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665.013000</text:p>
          </table:table-cell>
          <table:table-cell office:value-type="float" office:value="2546" calcext:value-type="float">
            <text:p>2546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668.904000</text:p>
          </table:table-cell>
          <table:table-cell office:value-type="float" office:value="2507" calcext:value-type="float">
            <text:p>2507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682.333000</text:p>
          </table:table-cell>
          <table:table-cell office:value-type="float" office:value="2969" calcext:value-type="float">
            <text:p>2969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663.568000</text:p>
          </table:table-cell>
          <table:table-cell office:value-type="float" office:value="2621" calcext:value-type="float">
            <text:p>2621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674.384000</text:p>
          </table:table-cell>
          <table:table-cell office:value-type="float" office:value="2571" calcext:value-type="float">
            <text:p>2571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75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858.079000</text:p>
          </table:table-cell>
          <table:table-cell office:value-type="float" office:value="2563" calcext:value-type="float">
            <text:p>2563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868.845000</text:p>
          </table:table-cell>
          <table:table-cell office:value-type="float" office:value="2262" calcext:value-type="float">
            <text:p>2262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860.715000</text:p>
          </table:table-cell>
          <table:table-cell office:value-type="float" office:value="2659" calcext:value-type="float">
            <text:p>2659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862.539000</text:p>
          </table:table-cell>
          <table:table-cell office:value-type="float" office:value="2558" calcext:value-type="float">
            <text:p>2558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875.665000</text:p>
          </table:table-cell>
          <table:table-cell office:value-type="float" office:value="2546" calcext:value-type="float">
            <text:p>2546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859.494000</text:p>
          </table:table-cell>
          <table:table-cell office:value-type="float" office:value="2412" calcext:value-type="float">
            <text:p>2412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860.662000</text:p>
          </table:table-cell>
          <table:table-cell office:value-type="float" office:value="2633" calcext:value-type="float">
            <text:p>2633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864.597000</text:p>
          </table:table-cell>
          <table:table-cell office:value-type="float" office:value="2667" calcext:value-type="float">
            <text:p>2667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846.818000</text:p>
          </table:table-cell>
          <table:table-cell office:value-type="float" office:value="2390" calcext:value-type="float">
            <text:p>2390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842.639000</text:p>
          </table:table-cell>
          <table:table-cell office:value-type="float" office:value="2570" calcext:value-type="float">
            <text:p>2570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856.491000</text:p>
          </table:table-cell>
          <table:table-cell office:value-type="float" office:value="2453" calcext:value-type="float">
            <text:p>2453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948.339000</text:p>
          </table:table-cell>
          <table:table-cell office:value-type="float" office:value="2266" calcext:value-type="float">
            <text:p>2266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913.034000</text:p>
          </table:table-cell>
          <table:table-cell office:value-type="float" office:value="2372" calcext:value-type="float">
            <text:p>2372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850.979000</text:p>
          </table:table-cell>
          <table:table-cell office:value-type="float" office:value="2745" calcext:value-type="float">
            <text:p>2745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866.024000</text:p>
          </table:table-cell>
          <table:table-cell office:value-type="float" office:value="2674" calcext:value-type="float">
            <text:p>2674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3247.037000</text:p>
          </table:table-cell>
          <table:table-cell office:value-type="float" office:value="2799" calcext:value-type="float">
            <text:p>2799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3003.102000</text:p>
          </table:table-cell>
          <table:table-cell office:value-type="float" office:value="2574" calcext:value-type="float">
            <text:p>2574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3025.953000</text:p>
          </table:table-cell>
          <table:table-cell office:value-type="float" office:value="2547" calcext:value-type="float">
            <text:p>2547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985.753000</text:p>
          </table:table-cell>
          <table:table-cell office:value-type="float" office:value="2300" calcext:value-type="float">
            <text:p>2300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3127.019000</text:p>
          </table:table-cell>
          <table:table-cell office:value-type="float" office:value="2294" calcext:value-type="float">
            <text:p>2294</text:p>
          </table:table-cell>
          <table:table-cell table:number-columns-repeated="40"/>
        </table:table-row>
        <table:table-row table:style-name="ro1">
          <table:table-cell table:formula="of: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 table:number-rows-repeated="22">
          <table:table-cell table:number-columns-repeated="43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80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3335.633000</text:p>
          </table:table-cell>
          <table:table-cell office:value-type="float" office:value="2760" calcext:value-type="float">
            <text:p>2760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3163.404000</text:p>
          </table:table-cell>
          <table:table-cell office:value-type="float" office:value="2494" calcext:value-type="float">
            <text:p>2494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3037.265000</text:p>
          </table:table-cell>
          <table:table-cell office:value-type="float" office:value="2510" calcext:value-type="float">
            <text:p>2510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3150.568000</text:p>
          </table:table-cell>
          <table:table-cell office:value-type="float" office:value="2423" calcext:value-type="float">
            <text:p>2423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3121.425000</text:p>
          </table:table-cell>
          <table:table-cell office:value-type="float" office:value="2593" calcext:value-type="float">
            <text:p>2593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3160.542000</text:p>
          </table:table-cell>
          <table:table-cell office:value-type="float" office:value="2507" calcext:value-type="float">
            <text:p>2507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3110.798000</text:p>
          </table:table-cell>
          <table:table-cell office:value-type="float" office:value="2490" calcext:value-type="float">
            <text:p>2490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3046.328000</text:p>
          </table:table-cell>
          <table:table-cell office:value-type="float" office:value="2842" calcext:value-type="float">
            <text:p>2842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3045.971000</text:p>
          </table:table-cell>
          <table:table-cell office:value-type="float" office:value="2579" calcext:value-type="float">
            <text:p>2579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3099.273000</text:p>
          </table:table-cell>
          <table:table-cell office:value-type="float" office:value="2691" calcext:value-type="float">
            <text:p>2691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3067.194000</text:p>
          </table:table-cell>
          <table:table-cell office:value-type="float" office:value="2409" calcext:value-type="float">
            <text:p>2409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3090.524000</text:p>
          </table:table-cell>
          <table:table-cell office:value-type="float" office:value="2701" calcext:value-type="float">
            <text:p>2701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3183.875000</text:p>
          </table:table-cell>
          <table:table-cell office:value-type="float" office:value="2542" calcext:value-type="float">
            <text:p>2542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3099.864000</text:p>
          </table:table-cell>
          <table:table-cell office:value-type="float" office:value="2347" calcext:value-type="float">
            <text:p>2347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3298.231000</text:p>
          </table:table-cell>
          <table:table-cell office:value-type="float" office:value="2246" calcext:value-type="float">
            <text:p>2246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3444.668000</text:p>
          </table:table-cell>
          <table:table-cell office:value-type="float" office:value="2617" calcext:value-type="float">
            <text:p>2617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3196.509000</text:p>
          </table:table-cell>
          <table:table-cell office:value-type="float" office:value="2690" calcext:value-type="float">
            <text:p>2690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3141.156000</text:p>
          </table:table-cell>
          <table:table-cell office:value-type="float" office:value="2450" calcext:value-type="float">
            <text:p>2450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3147.799000</text:p>
          </table:table-cell>
          <table:table-cell office:value-type="float" office:value="2082" calcext:value-type="float">
            <text:p>2082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3132.556000</text:p>
          </table:table-cell>
          <table:table-cell office:value-type="float" office:value="2417" calcext:value-type="float">
            <text:p>2417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85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3336.598000</text:p>
          </table:table-cell>
          <table:table-cell office:value-type="float" office:value="2363" calcext:value-type="float">
            <text:p>2363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3266.444000</text:p>
          </table:table-cell>
          <table:table-cell office:value-type="float" office:value="2364" calcext:value-type="float">
            <text:p>2364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3226.674000</text:p>
          </table:table-cell>
          <table:table-cell office:value-type="float" office:value="2587" calcext:value-type="float">
            <text:p>2587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3281.196000</text:p>
          </table:table-cell>
          <table:table-cell office:value-type="float" office:value="2626" calcext:value-type="float">
            <text:p>2626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3509.762000</text:p>
          </table:table-cell>
          <table:table-cell office:value-type="float" office:value="2384" calcext:value-type="float">
            <text:p>2384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3355.203000</text:p>
          </table:table-cell>
          <table:table-cell office:value-type="float" office:value="2596" calcext:value-type="float">
            <text:p>2596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3300.038000</text:p>
          </table:table-cell>
          <table:table-cell office:value-type="float" office:value="2820" calcext:value-type="float">
            <text:p>2820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3223.869000</text:p>
          </table:table-cell>
          <table:table-cell office:value-type="float" office:value="2711" calcext:value-type="float">
            <text:p>2711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3216.150000</text:p>
          </table:table-cell>
          <table:table-cell office:value-type="float" office:value="2530" calcext:value-type="float">
            <text:p>2530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3220.423000</text:p>
          </table:table-cell>
          <table:table-cell office:value-type="float" office:value="2626" calcext:value-type="float">
            <text:p>2626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3211.761000</text:p>
          </table:table-cell>
          <table:table-cell office:value-type="float" office:value="2820" calcext:value-type="float">
            <text:p>2820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3283.079000</text:p>
          </table:table-cell>
          <table:table-cell office:value-type="float" office:value="2580" calcext:value-type="float">
            <text:p>2580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3298.614000</text:p>
          </table:table-cell>
          <table:table-cell office:value-type="float" office:value="2388" calcext:value-type="float">
            <text:p>2388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3237.132000</text:p>
          </table:table-cell>
          <table:table-cell office:value-type="float" office:value="2599" calcext:value-type="float">
            <text:p>2599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3214.048000</text:p>
          </table:table-cell>
          <table:table-cell office:value-type="float" office:value="2408" calcext:value-type="float">
            <text:p>2408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3217.824000</text:p>
          </table:table-cell>
          <table:table-cell office:value-type="float" office:value="2750" calcext:value-type="float">
            <text:p>2750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3216.013000</text:p>
          </table:table-cell>
          <table:table-cell office:value-type="float" office:value="2726" calcext:value-type="float">
            <text:p>2726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3224.797000</text:p>
          </table:table-cell>
          <table:table-cell office:value-type="float" office:value="2491" calcext:value-type="float">
            <text:p>2491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3221.783000</text:p>
          </table:table-cell>
          <table:table-cell office:value-type="float" office:value="2464" calcext:value-type="float">
            <text:p>2464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3214.210000</text:p>
          </table:table-cell>
          <table:table-cell office:value-type="float" office:value="2404" calcext:value-type="float">
            <text:p>2404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90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3409.383000</text:p>
          </table:table-cell>
          <table:table-cell office:value-type="float" office:value="2418" calcext:value-type="float">
            <text:p>2418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3409.416000</text:p>
          </table:table-cell>
          <table:table-cell office:value-type="float" office:value="2853" calcext:value-type="float">
            <text:p>2853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3438.159000</text:p>
          </table:table-cell>
          <table:table-cell office:value-type="float" office:value="2576" calcext:value-type="float">
            <text:p>2576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3407.249000</text:p>
          </table:table-cell>
          <table:table-cell office:value-type="float" office:value="2678" calcext:value-type="float">
            <text:p>2678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3403.955000</text:p>
          </table:table-cell>
          <table:table-cell office:value-type="float" office:value="2506" calcext:value-type="float">
            <text:p>2506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3407.078000</text:p>
          </table:table-cell>
          <table:table-cell office:value-type="float" office:value="2422" calcext:value-type="float">
            <text:p>2422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3399.351000</text:p>
          </table:table-cell>
          <table:table-cell office:value-type="float" office:value="2275" calcext:value-type="float">
            <text:p>2275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3405.378000</text:p>
          </table:table-cell>
          <table:table-cell office:value-type="float" office:value="2553" calcext:value-type="float">
            <text:p>2553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3408.895000</text:p>
          </table:table-cell>
          <table:table-cell office:value-type="float" office:value="2344" calcext:value-type="float">
            <text:p>2344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3409.276000</text:p>
          </table:table-cell>
          <table:table-cell office:value-type="float" office:value="2694" calcext:value-type="float">
            <text:p>2694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3425.487000</text:p>
          </table:table-cell>
          <table:table-cell office:value-type="float" office:value="2543" calcext:value-type="float">
            <text:p>2543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3514.380000</text:p>
          </table:table-cell>
          <table:table-cell office:value-type="float" office:value="2489" calcext:value-type="float">
            <text:p>2489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3432.951000</text:p>
          </table:table-cell>
          <table:table-cell office:value-type="float" office:value="2422" calcext:value-type="float">
            <text:p>2422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3403.624000</text:p>
          </table:table-cell>
          <table:table-cell office:value-type="float" office:value="2574" calcext:value-type="float">
            <text:p>2574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3401.567000</text:p>
          </table:table-cell>
          <table:table-cell office:value-type="float" office:value="2687" calcext:value-type="float">
            <text:p>2687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3405.327000</text:p>
          </table:table-cell>
          <table:table-cell office:value-type="float" office:value="2428" calcext:value-type="float">
            <text:p>2428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3407.513000</text:p>
          </table:table-cell>
          <table:table-cell office:value-type="float" office:value="2307" calcext:value-type="float">
            <text:p>2307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3414.861000</text:p>
          </table:table-cell>
          <table:table-cell office:value-type="float" office:value="2754" calcext:value-type="float">
            <text:p>2754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3405.732000</text:p>
          </table:table-cell>
          <table:table-cell office:value-type="float" office:value="2349" calcext:value-type="float">
            <text:p>2349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3419.375000</text:p>
          </table:table-cell>
          <table:table-cell office:value-type="float" office:value="2821" calcext:value-type="float">
            <text:p>2821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95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3602.033000</text:p>
          </table:table-cell>
          <table:table-cell office:value-type="float" office:value="2364" calcext:value-type="float">
            <text:p>2364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3661.832000</text:p>
          </table:table-cell>
          <table:table-cell office:value-type="float" office:value="2877" calcext:value-type="float">
            <text:p>2877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3587.490000</text:p>
          </table:table-cell>
          <table:table-cell office:value-type="float" office:value="2446" calcext:value-type="float">
            <text:p>2446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3590.895000</text:p>
          </table:table-cell>
          <table:table-cell office:value-type="float" office:value="2438" calcext:value-type="float">
            <text:p>2438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3590.584000</text:p>
          </table:table-cell>
          <table:table-cell office:value-type="float" office:value="2759" calcext:value-type="float">
            <text:p>2759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3599.396000</text:p>
          </table:table-cell>
          <table:table-cell office:value-type="float" office:value="2680" calcext:value-type="float">
            <text:p>2680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3596.257000</text:p>
          </table:table-cell>
          <table:table-cell office:value-type="float" office:value="2479" calcext:value-type="float">
            <text:p>2479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3592.106000</text:p>
          </table:table-cell>
          <table:table-cell office:value-type="float" office:value="2456" calcext:value-type="float">
            <text:p>2456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3593.974000</text:p>
          </table:table-cell>
          <table:table-cell office:value-type="float" office:value="2536" calcext:value-type="float">
            <text:p>2536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3707.197000</text:p>
          </table:table-cell>
          <table:table-cell office:value-type="float" office:value="2851" calcext:value-type="float">
            <text:p>2851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3650.945000</text:p>
          </table:table-cell>
          <table:table-cell office:value-type="float" office:value="2516" calcext:value-type="float">
            <text:p>2516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3731.578000</text:p>
          </table:table-cell>
          <table:table-cell office:value-type="float" office:value="2171" calcext:value-type="float">
            <text:p>2171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3599.289000</text:p>
          </table:table-cell>
          <table:table-cell office:value-type="float" office:value="2559" calcext:value-type="float">
            <text:p>2559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3602.151000</text:p>
          </table:table-cell>
          <table:table-cell office:value-type="float" office:value="2689" calcext:value-type="float">
            <text:p>2689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3636.632000</text:p>
          </table:table-cell>
          <table:table-cell office:value-type="float" office:value="2400" calcext:value-type="float">
            <text:p>2400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3622.361000</text:p>
          </table:table-cell>
          <table:table-cell office:value-type="float" office:value="2616" calcext:value-type="float">
            <text:p>2616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3694.276000</text:p>
          </table:table-cell>
          <table:table-cell office:value-type="float" office:value="2842" calcext:value-type="float">
            <text:p>2842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3596.226000</text:p>
          </table:table-cell>
          <table:table-cell office:value-type="float" office:value="2692" calcext:value-type="float">
            <text:p>2692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3598.406000</text:p>
          </table:table-cell>
          <table:table-cell office:value-type="float" office:value="2446" calcext:value-type="float">
            <text:p>244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3693.617000</text:p>
          </table:table-cell>
          <table:table-cell office:value-type="float" office:value="2306" calcext:value-type="float">
            <text:p>2306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terations: 100000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3784.354000</text:p>
          </table:table-cell>
          <table:table-cell office:value-type="float" office:value="2419" calcext:value-type="float">
            <text:p>2419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3834.088000</text:p>
          </table:table-cell>
          <table:table-cell office:value-type="float" office:value="2586" calcext:value-type="float">
            <text:p>2586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3782.479000</text:p>
          </table:table-cell>
          <table:table-cell office:value-type="float" office:value="2826" calcext:value-type="float">
            <text:p>2826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3909.887000</text:p>
          </table:table-cell>
          <table:table-cell office:value-type="float" office:value="2590" calcext:value-type="float">
            <text:p>2590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3865.210000</text:p>
          </table:table-cell>
          <table:table-cell office:value-type="float" office:value="2567" calcext:value-type="float">
            <text:p>2567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3785.734000</text:p>
          </table:table-cell>
          <table:table-cell office:value-type="float" office:value="2628" calcext:value-type="float">
            <text:p>2628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3883.466000</text:p>
          </table:table-cell>
          <table:table-cell office:value-type="float" office:value="2925" calcext:value-type="float">
            <text:p>2925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3840.121000</text:p>
          </table:table-cell>
          <table:table-cell office:value-type="float" office:value="2568" calcext:value-type="float">
            <text:p>2568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3784.113000</text:p>
          </table:table-cell>
          <table:table-cell office:value-type="float" office:value="2158" calcext:value-type="float">
            <text:p>2158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3808.130000</text:p>
          </table:table-cell>
          <table:table-cell office:value-type="float" office:value="2447" calcext:value-type="float">
            <text:p>2447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3791.724000</text:p>
          </table:table-cell>
          <table:table-cell office:value-type="float" office:value="2455" calcext:value-type="float">
            <text:p>2455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4812.180000</text:p>
          </table:table-cell>
          <table:table-cell office:value-type="float" office:value="2766" calcext:value-type="float">
            <text:p>2766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3825.311000</text:p>
          </table:table-cell>
          <table:table-cell office:value-type="float" office:value="2586" calcext:value-type="float">
            <text:p>2586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3866.655000</text:p>
          </table:table-cell>
          <table:table-cell office:value-type="float" office:value="2611" calcext:value-type="float">
            <text:p>2611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3873.292000</text:p>
          </table:table-cell>
          <table:table-cell office:value-type="float" office:value="2937" calcext:value-type="float">
            <text:p>2937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3869.688000</text:p>
          </table:table-cell>
          <table:table-cell office:value-type="float" office:value="2341" calcext:value-type="float">
            <text:p>2341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3789.822000</text:p>
          </table:table-cell>
          <table:table-cell office:value-type="float" office:value="2216" calcext:value-type="float">
            <text:p>2216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3795.622000</text:p>
          </table:table-cell>
          <table:table-cell office:value-type="float" office:value="2289" calcext:value-type="float">
            <text:p>2289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3849.799000</text:p>
          </table:table-cell>
          <table:table-cell office:value-type="float" office:value="2417" calcext:value-type="float">
            <text:p>2417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3838.457000</text:p>
          </table:table-cell>
          <table:table-cell office:value-type="float" office:value="2299" calcext:value-type="float">
            <text:p>2299</text:p>
          </table:table-cell>
          <table:table-cell table:number-columns-repeated="40"/>
        </table:table-row>
      </table:table>
      <table:table table:name="tabu(liczba iteracji)" table:style-name="ta1">
        <table:shapes>
          <draw:frame draw:z-index="0" draw:style-name="gr1" draw:text-style-name="P1" svg:width="160.02mm" svg:height="90.03mm" svg:x="485.18mm" svg:y="261.37mm">
            <loext:p draw:notify-on-update-of-ranges="'tabu(liczba iteracji)'.Y30:'tabu(liczba iteracji)'.AC30 'tabu(liczba iteracji)'.W31:'tabu(liczba iteracji)'.X31 'tabu(liczba iteracji)'.Y31:'tabu(liczba iteracji)'.A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2mm" svg:height="90.03mm" svg:x="483.65mm" svg:y="154.89mm">
            <loext:p draw:notify-on-update-of-ranges="'tabu(liczba iteracji)'.Y29:'tabu(liczba iteracji)'.AC29 'tabu(liczba iteracji)'.W31:'tabu(liczba iteracji)'.X31 'tabu(liczba iteracji)'.Y31:'tabu(liczba iteracji)'.AC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number-columns-repeated="2" table:default-cell-style-name="ce32"/>
        <table:table-column table:style-name="co1" table:default-cell-style-name="Default"/>
        <table:table-column table:style-name="co1" table:default-cell-style-name="ce22"/>
        <table:table-column table:style-name="co6" table:default-cell-style-name="Default"/>
        <table:table-column table:style-name="co1" table:default-cell-style-name="ce22"/>
        <table:table-column table:style-name="co1" table:default-cell-style-name="ce17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ce17"/>
        <table:table-column table:style-name="co1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2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7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 table:number-columns-repeated="4"/>
          <table:table-cell table:style-name="ce37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5" calcext:value-type="float">
            <text:p>15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" calcext:value-type="float">
            <text:p>5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0000" calcext:value-type="float">
            <text:p>200000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3"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92.091" calcext:value-type="float">
            <text:p>592,091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0" table:formula="of:=[.D7]" office:value-type="float" office:value="1" calcext:value-type="float">
            <text:p>1</text:p>
          </table:table-cell>
          <table:table-cell table:formula="of:=[.E7]" office:value-type="float" office:value="592.091" calcext:value-type="float">
            <text:p>592,09</text:p>
          </table:table-cell>
          <table:table-cell table:formula="of:=[.F7]" office:value-type="float" office:value="42" calcext:value-type="float">
            <text:p>42</text:p>
          </table:table-cell>
          <table:table-cell table:formula="of:=[.I7]/1000" office:value-type="float" office:value="0.592091" calcext:value-type="float">
            <text:p>0,59</text:p>
          </table:table-cell>
          <table:table-cell table:formula="of:=ABS([.F7]-[.$L$5])/[.F7]*100" office:value-type="float" office:value="7.14285714285714" calcext:value-type="float">
            <text:p>7,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92.845" calcext:value-type="float">
            <text:p>2292,845</text:p>
          </table:table-cell>
          <table:table-cell office:value-type="float" office:value="39" calcext:value-type="float">
            <text:p>39</text:p>
          </table:table-cell>
          <table:table-cell table:formula="of:=[.N7]" office:value-type="float" office:value="1" calcext:value-type="float">
            <text:p>1</text:p>
          </table:table-cell>
          <table:table-cell table:formula="of:=[.O7]" office:value-type="float" office:value="2292.845" calcext:value-type="float">
            <text:p>2292,85</text:p>
          </table:table-cell>
          <table:table-cell table:formula="of:=[.P7]" office:value-type="float" office:value="39" calcext:value-type="float">
            <text:p>39</text:p>
          </table:table-cell>
          <table:table-cell table:formula="of:=[.R7]/1000" office:value-type="float" office:value="2.292845" calcext:value-type="float">
            <text:p>2,29</text:p>
          </table:table-cell>
          <table:table-cell table:formula="of:=ABS([.P7]-[.$U$5])/[.P7]*100" office:value-type="float" office:value="0" calcext:value-type="float">
            <text:p>0,0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1514.244" calcext:value-type="float">
            <text:p>11514,244</text:p>
          </table:table-cell>
          <table:table-cell table:style-name="ce32" office:value-type="float" office:value="40" calcext:value-type="float">
            <text:p>40</text:p>
          </table:table-cell>
          <table:table-cell table:formula="of:=[.W7]" office:value-type="float" office:value="1" calcext:value-type="float">
            <text:p>1</text:p>
          </table:table-cell>
          <table:table-cell table:style-name="ce22" table:formula="of:=[.X7]" office:value-type="float" office:value="11514.244" calcext:value-type="float">
            <text:p>11514,24</text:p>
          </table:table-cell>
          <table:table-cell table:formula="of:=[.Y7]" office:value-type="float" office:value="40" calcext:value-type="float">
            <text:p>40</text:p>
          </table:table-cell>
          <table:table-cell table:style-name="ce22" table:formula="of:=[.AA7]/1000" office:value-type="float" office:value="11.514244" calcext:value-type="float">
            <text:p>11,51</text:p>
          </table:table-cell>
          <table:table-cell table:style-name="ce17" table:formula="of:=ABS([.Y7]-[.$U$5])/[.Y7]*100" office:value-type="float" office:value="2.5" calcext:value-type="float">
            <text:p>2,5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71.054" calcext:value-type="float">
            <text:p>571,05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0" table:formula="of:=[.D8]" office:value-type="float" office:value="2" calcext:value-type="float">
            <text:p>2</text:p>
          </table:table-cell>
          <table:table-cell table:formula="of:=[.E8]" office:value-type="float" office:value="571.054" calcext:value-type="float">
            <text:p>571,05</text:p>
          </table:table-cell>
          <table:table-cell table:formula="of:=[.F8]" office:value-type="float" office:value="49" calcext:value-type="float">
            <text:p>49</text:p>
          </table:table-cell>
          <table:table-cell table:formula="of:=[.I8]/1000" office:value-type="float" office:value="0.571054" calcext:value-type="float">
            <text:p>0,57</text:p>
          </table:table-cell>
          <table:table-cell table:formula="of:=ABS([.F8]-[.$L$5])/[.F8]*100" office:value-type="float" office:value="20.4081632653061" calcext:value-type="float">
            <text:p>20,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87.822" calcext:value-type="float">
            <text:p>2287,822</text:p>
          </table:table-cell>
          <table:table-cell office:value-type="float" office:value="39" calcext:value-type="float">
            <text:p>39</text:p>
          </table:table-cell>
          <table:table-cell table:formula="of:=[.N8]" office:value-type="float" office:value="2" calcext:value-type="float">
            <text:p>2</text:p>
          </table:table-cell>
          <table:table-cell table:formula="of:=[.O8]" office:value-type="float" office:value="2287.822" calcext:value-type="float">
            <text:p>2287,82</text:p>
          </table:table-cell>
          <table:table-cell table:formula="of:=[.P8]" office:value-type="float" office:value="39" calcext:value-type="float">
            <text:p>39</text:p>
          </table:table-cell>
          <table:table-cell table:formula="of:=[.R8]/1000" office:value-type="float" office:value="2.287822" calcext:value-type="float">
            <text:p>2,29</text:p>
          </table:table-cell>
          <table:table-cell table:formula="of:=ABS([.P8]-[.$U$5])/[.P8]*100" office:value-type="float" office:value="0" calcext:value-type="float">
            <text:p>0,00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float" office:value="11428.498" calcext:value-type="float">
            <text:p>11428,498</text:p>
          </table:table-cell>
          <table:table-cell table:style-name="ce32" office:value-type="float" office:value="41" calcext:value-type="float">
            <text:p>41</text:p>
          </table:table-cell>
          <table:table-cell table:formula="of:=[.W8]" office:value-type="float" office:value="2" calcext:value-type="float">
            <text:p>2</text:p>
          </table:table-cell>
          <table:table-cell table:style-name="ce22" table:formula="of:=[.X8]" office:value-type="float" office:value="11428.498" calcext:value-type="float">
            <text:p>11428,50</text:p>
          </table:table-cell>
          <table:table-cell table:formula="of:=[.Y8]" office:value-type="float" office:value="41" calcext:value-type="float">
            <text:p>41</text:p>
          </table:table-cell>
          <table:table-cell table:style-name="ce22" table:formula="of:=[.AA8]/1000" office:value-type="float" office:value="11.428498" calcext:value-type="float">
            <text:p>11,43</text:p>
          </table:table-cell>
          <table:table-cell table:style-name="ce17" table:formula="of:=ABS([.Y8]-[.$U$5])/[.Y8]*100" office:value-type="float" office:value="4.87804878048781" calcext:value-type="float">
            <text:p>4,88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71.993" calcext:value-type="float">
            <text:p>571,993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0" table:formula="of:=[.D9]" office:value-type="float" office:value="3" calcext:value-type="float">
            <text:p>3</text:p>
          </table:table-cell>
          <table:table-cell table:formula="of:=[.E9]" office:value-type="float" office:value="571.993" calcext:value-type="float">
            <text:p>571,99</text:p>
          </table:table-cell>
          <table:table-cell table:formula="of:=[.F9]" office:value-type="float" office:value="46" calcext:value-type="float">
            <text:p>46</text:p>
          </table:table-cell>
          <table:table-cell table:formula="of:=[.I9]/1000" office:value-type="float" office:value="0.571993" calcext:value-type="float">
            <text:p>0,57</text:p>
          </table:table-cell>
          <table:table-cell table:formula="of:=ABS([.F9]-[.$L$5])/[.F9]*100" office:value-type="float" office:value="15.2173913043478" calcext:value-type="float">
            <text:p>15,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91.409" calcext:value-type="float">
            <text:p>2291,409</text:p>
          </table:table-cell>
          <table:table-cell office:value-type="float" office:value="41" calcext:value-type="float">
            <text:p>41</text:p>
          </table:table-cell>
          <table:table-cell table:formula="of:=[.N9]" office:value-type="float" office:value="3" calcext:value-type="float">
            <text:p>3</text:p>
          </table:table-cell>
          <table:table-cell table:formula="of:=[.O9]" office:value-type="float" office:value="2291.409" calcext:value-type="float">
            <text:p>2291,41</text:p>
          </table:table-cell>
          <table:table-cell table:formula="of:=[.P9]" office:value-type="float" office:value="41" calcext:value-type="float">
            <text:p>41</text:p>
          </table:table-cell>
          <table:table-cell table:formula="of:=[.R9]/1000" office:value-type="float" office:value="2.291409" calcext:value-type="float">
            <text:p>2,29</text:p>
          </table:table-cell>
          <table:table-cell table:formula="of:=ABS([.P9]-[.$U$5])/[.P9]*100" office:value-type="float" office:value="4.87804878048781" calcext:value-type="float">
            <text:p>4,88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office:value-type="float" office:value="11427.889" calcext:value-type="float">
            <text:p>11427,889</text:p>
          </table:table-cell>
          <table:table-cell table:style-name="ce32" office:value-type="float" office:value="41" calcext:value-type="float">
            <text:p>41</text:p>
          </table:table-cell>
          <table:table-cell table:formula="of:=[.W9]" office:value-type="float" office:value="3" calcext:value-type="float">
            <text:p>3</text:p>
          </table:table-cell>
          <table:table-cell table:style-name="ce22" table:formula="of:=[.X9]" office:value-type="float" office:value="11427.889" calcext:value-type="float">
            <text:p>11427,89</text:p>
          </table:table-cell>
          <table:table-cell table:formula="of:=[.Y9]" office:value-type="float" office:value="41" calcext:value-type="float">
            <text:p>41</text:p>
          </table:table-cell>
          <table:table-cell table:style-name="ce22" table:formula="of:=[.AA9]/1000" office:value-type="float" office:value="11.427889" calcext:value-type="float">
            <text:p>11,43</text:p>
          </table:table-cell>
          <table:table-cell table:style-name="ce17" table:formula="of:=ABS([.Y9]-[.$U$5])/[.Y9]*100" office:value-type="float" office:value="4.87804878048781" calcext:value-type="float">
            <text:p>4,88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78.302" calcext:value-type="float">
            <text:p>578,30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0" table:formula="of:=[.D10]" office:value-type="float" office:value="4" calcext:value-type="float">
            <text:p>4</text:p>
          </table:table-cell>
          <table:table-cell table:formula="of:=[.E10]" office:value-type="float" office:value="578.302" calcext:value-type="float">
            <text:p>578,30</text:p>
          </table:table-cell>
          <table:table-cell table:formula="of:=[.F10]" office:value-type="float" office:value="51" calcext:value-type="float">
            <text:p>51</text:p>
          </table:table-cell>
          <table:table-cell table:formula="of:=[.I10]/1000" office:value-type="float" office:value="0.578302" calcext:value-type="float">
            <text:p>0,58</text:p>
          </table:table-cell>
          <table:table-cell table:formula="of:=ABS([.F10]-[.$L$5])/[.F10]*100" office:value-type="float" office:value="23.5294117647059" calcext:value-type="float">
            <text:p>23,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84.968" calcext:value-type="float">
            <text:p>2284,968</text:p>
          </table:table-cell>
          <table:table-cell office:value-type="float" office:value="44" calcext:value-type="float">
            <text:p>44</text:p>
          </table:table-cell>
          <table:table-cell table:formula="of:=[.N10]" office:value-type="float" office:value="4" calcext:value-type="float">
            <text:p>4</text:p>
          </table:table-cell>
          <table:table-cell table:formula="of:=[.O10]" office:value-type="float" office:value="2284.968" calcext:value-type="float">
            <text:p>2284,97</text:p>
          </table:table-cell>
          <table:table-cell table:formula="of:=[.P10]" office:value-type="float" office:value="44" calcext:value-type="float">
            <text:p>44</text:p>
          </table:table-cell>
          <table:table-cell table:formula="of:=[.R10]/1000" office:value-type="float" office:value="2.284968" calcext:value-type="float">
            <text:p>2,28</text:p>
          </table:table-cell>
          <table:table-cell table:formula="of:=ABS([.P10]-[.$U$5])/[.P10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office:value-type="float" office:value="11500.458" calcext:value-type="float">
            <text:p>11500,458</text:p>
          </table:table-cell>
          <table:table-cell table:style-name="ce32" office:value-type="float" office:value="42" calcext:value-type="float">
            <text:p>42</text:p>
          </table:table-cell>
          <table:table-cell table:formula="of:=[.W10]" office:value-type="float" office:value="4" calcext:value-type="float">
            <text:p>4</text:p>
          </table:table-cell>
          <table:table-cell table:style-name="ce22" table:formula="of:=[.X10]" office:value-type="float" office:value="11500.458" calcext:value-type="float">
            <text:p>11500,46</text:p>
          </table:table-cell>
          <table:table-cell table:formula="of:=[.Y10]" office:value-type="float" office:value="42" calcext:value-type="float">
            <text:p>42</text:p>
          </table:table-cell>
          <table:table-cell table:style-name="ce22" table:formula="of:=[.AA10]/1000" office:value-type="float" office:value="11.500458" calcext:value-type="float">
            <text:p>11,50</text:p>
          </table:table-cell>
          <table:table-cell table:style-name="ce17" table:formula="of:=ABS([.Y10]-[.$U$5])/[.Y10]*100"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71.545" calcext:value-type="float">
            <text:p>571,545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0" table:formula="of:=[.D11]" office:value-type="float" office:value="5" calcext:value-type="float">
            <text:p>5</text:p>
          </table:table-cell>
          <table:table-cell table:formula="of:=[.E11]" office:value-type="float" office:value="571.545" calcext:value-type="float">
            <text:p>571,55</text:p>
          </table:table-cell>
          <table:table-cell table:formula="of:=[.F11]" office:value-type="float" office:value="46" calcext:value-type="float">
            <text:p>46</text:p>
          </table:table-cell>
          <table:table-cell table:formula="of:=[.I11]/1000" office:value-type="float" office:value="0.571545" calcext:value-type="float">
            <text:p>0,57</text:p>
          </table:table-cell>
          <table:table-cell table:formula="of:=ABS([.F11]-[.$L$5])/[.F11]*100" office:value-type="float" office:value="15.2173913043478" calcext:value-type="float">
            <text:p>15,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86.487" calcext:value-type="float">
            <text:p>2286,487</text:p>
          </table:table-cell>
          <table:table-cell office:value-type="float" office:value="42" calcext:value-type="float">
            <text:p>42</text:p>
          </table:table-cell>
          <table:table-cell table:formula="of:=[.N11]" office:value-type="float" office:value="5" calcext:value-type="float">
            <text:p>5</text:p>
          </table:table-cell>
          <table:table-cell table:formula="of:=[.O11]" office:value-type="float" office:value="2286.487" calcext:value-type="float">
            <text:p>2286,49</text:p>
          </table:table-cell>
          <table:table-cell table:formula="of:=[.P11]" office:value-type="float" office:value="42" calcext:value-type="float">
            <text:p>42</text:p>
          </table:table-cell>
          <table:table-cell table:formula="of:=[.R11]/1000" office:value-type="float" office:value="2.286487" calcext:value-type="float">
            <text:p>2,29</text:p>
          </table:table-cell>
          <table:table-cell table:formula="of:=ABS([.P11]-[.$U$5])/[.P11]*100" office:value-type="float" office:value="7.14285714285714" calcext:value-type="float">
            <text:p>7,14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office:value-type="float" office:value="11584.917" calcext:value-type="float">
            <text:p>11584,917</text:p>
          </table:table-cell>
          <table:table-cell table:style-name="ce32" office:value-type="float" office:value="42" calcext:value-type="float">
            <text:p>42</text:p>
          </table:table-cell>
          <table:table-cell table:formula="of:=[.W11]" office:value-type="float" office:value="5" calcext:value-type="float">
            <text:p>5</text:p>
          </table:table-cell>
          <table:table-cell table:style-name="ce22" table:formula="of:=[.X11]" office:value-type="float" office:value="11584.917" calcext:value-type="float">
            <text:p>11584,92</text:p>
          </table:table-cell>
          <table:table-cell table:formula="of:=[.Y11]" office:value-type="float" office:value="42" calcext:value-type="float">
            <text:p>42</text:p>
          </table:table-cell>
          <table:table-cell table:style-name="ce22" table:formula="of:=[.AA11]/1000" office:value-type="float" office:value="11.584917" calcext:value-type="float">
            <text:p>11,58</text:p>
          </table:table-cell>
          <table:table-cell table:style-name="ce17" table:formula="of:=ABS([.Y11]-[.$U$5])/[.Y11]*100"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73.422" calcext:value-type="float">
            <text:p>573,422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0" table:formula="of:=[.D12]" office:value-type="float" office:value="6" calcext:value-type="float">
            <text:p>6</text:p>
          </table:table-cell>
          <table:table-cell table:formula="of:=[.E12]" office:value-type="float" office:value="573.422" calcext:value-type="float">
            <text:p>573,42</text:p>
          </table:table-cell>
          <table:table-cell table:formula="of:=[.F12]" office:value-type="float" office:value="42" calcext:value-type="float">
            <text:p>42</text:p>
          </table:table-cell>
          <table:table-cell table:formula="of:=[.I12]/1000" office:value-type="float" office:value="0.573422" calcext:value-type="float">
            <text:p>0,57</text:p>
          </table:table-cell>
          <table:table-cell table:formula="of:=ABS([.F12]-[.$L$5])/[.F12]*100" office:value-type="float" office:value="7.14285714285714" calcext:value-type="float">
            <text:p>7,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88.146" calcext:value-type="float">
            <text:p>2288,146</text:p>
          </table:table-cell>
          <table:table-cell office:value-type="float" office:value="41" calcext:value-type="float">
            <text:p>41</text:p>
          </table:table-cell>
          <table:table-cell table:formula="of:=[.N12]" office:value-type="float" office:value="6" calcext:value-type="float">
            <text:p>6</text:p>
          </table:table-cell>
          <table:table-cell table:formula="of:=[.O12]" office:value-type="float" office:value="2288.146" calcext:value-type="float">
            <text:p>2288,15</text:p>
          </table:table-cell>
          <table:table-cell table:formula="of:=[.P12]" office:value-type="float" office:value="41" calcext:value-type="float">
            <text:p>41</text:p>
          </table:table-cell>
          <table:table-cell table:formula="of:=[.R12]/1000" office:value-type="float" office:value="2.288146" calcext:value-type="float">
            <text:p>2,29</text:p>
          </table:table-cell>
          <table:table-cell table:formula="of:=ABS([.P12]-[.$U$5])/[.P12]*100" office:value-type="float" office:value="4.87804878048781" calcext:value-type="float">
            <text:p>4,88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float" office:value="11409.809" calcext:value-type="float">
            <text:p>11409,809</text:p>
          </table:table-cell>
          <table:table-cell table:style-name="ce32" office:value-type="float" office:value="39" calcext:value-type="float">
            <text:p>39</text:p>
          </table:table-cell>
          <table:table-cell table:formula="of:=[.W12]" office:value-type="float" office:value="6" calcext:value-type="float">
            <text:p>6</text:p>
          </table:table-cell>
          <table:table-cell table:style-name="ce22" table:formula="of:=[.X12]" office:value-type="float" office:value="11409.809" calcext:value-type="float">
            <text:p>11409,81</text:p>
          </table:table-cell>
          <table:table-cell table:formula="of:=[.Y12]" office:value-type="float" office:value="39" calcext:value-type="float">
            <text:p>39</text:p>
          </table:table-cell>
          <table:table-cell table:style-name="ce22" table:formula="of:=[.AA12]/1000" office:value-type="float" office:value="11.409809" calcext:value-type="float">
            <text:p>11,41</text:p>
          </table:table-cell>
          <table:table-cell table:style-name="ce17" table:formula="of:=ABS([.Y12]-[.$U$5])/[.Y12]*100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72.363" calcext:value-type="float">
            <text:p>572,363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0" table:formula="of:=[.D13]" office:value-type="float" office:value="7" calcext:value-type="float">
            <text:p>7</text:p>
          </table:table-cell>
          <table:table-cell table:formula="of:=[.E13]" office:value-type="float" office:value="572.363" calcext:value-type="float">
            <text:p>572,36</text:p>
          </table:table-cell>
          <table:table-cell table:formula="of:=[.F13]" office:value-type="float" office:value="42" calcext:value-type="float">
            <text:p>42</text:p>
          </table:table-cell>
          <table:table-cell table:formula="of:=[.I13]/1000" office:value-type="float" office:value="0.572363" calcext:value-type="float">
            <text:p>0,57</text:p>
          </table:table-cell>
          <table:table-cell table:formula="of:=ABS([.F13]-[.$L$5])/[.F13]*100" office:value-type="float" office:value="7.14285714285714" calcext:value-type="float">
            <text:p>7,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91.516" calcext:value-type="float">
            <text:p>2291,516</text:p>
          </table:table-cell>
          <table:table-cell office:value-type="float" office:value="42" calcext:value-type="float">
            <text:p>42</text:p>
          </table:table-cell>
          <table:table-cell table:formula="of:=[.N13]" office:value-type="float" office:value="7" calcext:value-type="float">
            <text:p>7</text:p>
          </table:table-cell>
          <table:table-cell table:formula="of:=[.O13]" office:value-type="float" office:value="2291.516" calcext:value-type="float">
            <text:p>2291,52</text:p>
          </table:table-cell>
          <table:table-cell table:formula="of:=[.P13]" office:value-type="float" office:value="42" calcext:value-type="float">
            <text:p>42</text:p>
          </table:table-cell>
          <table:table-cell table:formula="of:=[.R13]/1000" office:value-type="float" office:value="2.291516" calcext:value-type="float">
            <text:p>2,29</text:p>
          </table:table-cell>
          <table:table-cell table:formula="of:=ABS([.P13]-[.$U$5])/[.P13]*100" office:value-type="float" office:value="7.14285714285714" calcext:value-type="float">
            <text:p>7,1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office:value-type="float" office:value="11404.142" calcext:value-type="float">
            <text:p>11404,142</text:p>
          </table:table-cell>
          <table:table-cell table:style-name="ce32" office:value-type="float" office:value="44" calcext:value-type="float">
            <text:p>44</text:p>
          </table:table-cell>
          <table:table-cell table:formula="of:=[.W13]" office:value-type="float" office:value="7" calcext:value-type="float">
            <text:p>7</text:p>
          </table:table-cell>
          <table:table-cell table:style-name="ce22" table:formula="of:=[.X13]" office:value-type="float" office:value="11404.142" calcext:value-type="float">
            <text:p>11404,14</text:p>
          </table:table-cell>
          <table:table-cell table:formula="of:=[.Y13]" office:value-type="float" office:value="44" calcext:value-type="float">
            <text:p>44</text:p>
          </table:table-cell>
          <table:table-cell table:style-name="ce22" table:formula="of:=[.AA13]/1000" office:value-type="float" office:value="11.404142" calcext:value-type="float">
            <text:p>11,40</text:p>
          </table:table-cell>
          <table:table-cell table:style-name="ce17" table:formula="of:=ABS([.Y13]-[.$U$5])/[.Y13]*100"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70.979" calcext:value-type="float">
            <text:p>570,979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0" table:formula="of:=[.D14]" office:value-type="float" office:value="8" calcext:value-type="float">
            <text:p>8</text:p>
          </table:table-cell>
          <table:table-cell table:formula="of:=[.E14]" office:value-type="float" office:value="570.979" calcext:value-type="float">
            <text:p>570,98</text:p>
          </table:table-cell>
          <table:table-cell table:formula="of:=[.F14]" office:value-type="float" office:value="44" calcext:value-type="float">
            <text:p>44</text:p>
          </table:table-cell>
          <table:table-cell table:formula="of:=[.I14]/1000" office:value-type="float" office:value="0.570979" calcext:value-type="float">
            <text:p>0,57</text:p>
          </table:table-cell>
          <table:table-cell table:formula="of:=ABS([.F14]-[.$L$5])/[.F14]*100" office:value-type="float" office:value="11.3636363636364" calcext:value-type="float">
            <text:p>11,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88.22" calcext:value-type="float">
            <text:p>2288,22</text:p>
          </table:table-cell>
          <table:table-cell office:value-type="float" office:value="42" calcext:value-type="float">
            <text:p>42</text:p>
          </table:table-cell>
          <table:table-cell table:formula="of:=[.N14]" office:value-type="float" office:value="8" calcext:value-type="float">
            <text:p>8</text:p>
          </table:table-cell>
          <table:table-cell table:formula="of:=[.O14]" office:value-type="float" office:value="2288.22" calcext:value-type="float">
            <text:p>2288,22</text:p>
          </table:table-cell>
          <table:table-cell table:formula="of:=[.P14]" office:value-type="float" office:value="42" calcext:value-type="float">
            <text:p>42</text:p>
          </table:table-cell>
          <table:table-cell table:formula="of:=[.R14]/1000" office:value-type="float" office:value="2.28822" calcext:value-type="float">
            <text:p>2,29</text:p>
          </table:table-cell>
          <table:table-cell table:formula="of:=ABS([.P14]-[.$U$5])/[.P14]*100" office:value-type="float" office:value="7.14285714285714" calcext:value-type="float">
            <text:p>7,14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office:value-type="float" office:value="11459.978" calcext:value-type="float">
            <text:p>11459,978</text:p>
          </table:table-cell>
          <table:table-cell table:style-name="ce32" office:value-type="float" office:value="39" calcext:value-type="float">
            <text:p>39</text:p>
          </table:table-cell>
          <table:table-cell table:formula="of:=[.W14]" office:value-type="float" office:value="8" calcext:value-type="float">
            <text:p>8</text:p>
          </table:table-cell>
          <table:table-cell table:style-name="ce22" table:formula="of:=[.X14]" office:value-type="float" office:value="11459.978" calcext:value-type="float">
            <text:p>11459,98</text:p>
          </table:table-cell>
          <table:table-cell table:formula="of:=[.Y14]" office:value-type="float" office:value="39" calcext:value-type="float">
            <text:p>39</text:p>
          </table:table-cell>
          <table:table-cell table:style-name="ce22" table:formula="of:=[.AA14]/1000" office:value-type="float" office:value="11.459978" calcext:value-type="float">
            <text:p>11,46</text:p>
          </table:table-cell>
          <table:table-cell table:style-name="ce17" table:formula="of:=ABS([.Y14]-[.$U$5])/[.Y14]*100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73.014" calcext:value-type="float">
            <text:p>573,014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0" table:formula="of:=[.D15]" office:value-type="float" office:value="9" calcext:value-type="float">
            <text:p>9</text:p>
          </table:table-cell>
          <table:table-cell table:formula="of:=[.E15]" office:value-type="float" office:value="573.014" calcext:value-type="float">
            <text:p>573,01</text:p>
          </table:table-cell>
          <table:table-cell table:formula="of:=[.F15]" office:value-type="float" office:value="41" calcext:value-type="float">
            <text:p>41</text:p>
          </table:table-cell>
          <table:table-cell table:formula="of:=[.I15]/1000" office:value-type="float" office:value="0.573014" calcext:value-type="float">
            <text:p>0,57</text:p>
          </table:table-cell>
          <table:table-cell table:formula="of:=ABS([.F15]-[.$L$5])/[.F15]*100" office:value-type="float" office:value="4.87804878048781" calcext:value-type="float">
            <text:p>4,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85.21" calcext:value-type="float">
            <text:p>2285,21</text:p>
          </table:table-cell>
          <table:table-cell office:value-type="float" office:value="46" calcext:value-type="float">
            <text:p>46</text:p>
          </table:table-cell>
          <table:table-cell table:formula="of:=[.N15]" office:value-type="float" office:value="9" calcext:value-type="float">
            <text:p>9</text:p>
          </table:table-cell>
          <table:table-cell table:formula="of:=[.O15]" office:value-type="float" office:value="2285.21" calcext:value-type="float">
            <text:p>2285,21</text:p>
          </table:table-cell>
          <table:table-cell table:formula="of:=[.P15]" office:value-type="float" office:value="46" calcext:value-type="float">
            <text:p>46</text:p>
          </table:table-cell>
          <table:table-cell table:formula="of:=[.R15]/1000" office:value-type="float" office:value="2.28521" calcext:value-type="float">
            <text:p>2,29</text:p>
          </table:table-cell>
          <table:table-cell table:formula="of:=ABS([.P15]-[.$U$5])/[.P15]*100" office:value-type="float" office:value="15.2173913043478" calcext:value-type="float">
            <text:p>15,2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office:value-type="float" office:value="11488.223" calcext:value-type="float">
            <text:p>11488,223</text:p>
          </table:table-cell>
          <table:table-cell table:style-name="ce32" office:value-type="float" office:value="44" calcext:value-type="float">
            <text:p>44</text:p>
          </table:table-cell>
          <table:table-cell table:formula="of:=[.W15]" office:value-type="float" office:value="9" calcext:value-type="float">
            <text:p>9</text:p>
          </table:table-cell>
          <table:table-cell table:style-name="ce22" table:formula="of:=[.X15]" office:value-type="float" office:value="11488.223" calcext:value-type="float">
            <text:p>11488,22</text:p>
          </table:table-cell>
          <table:table-cell table:formula="of:=[.Y15]" office:value-type="float" office:value="44" calcext:value-type="float">
            <text:p>44</text:p>
          </table:table-cell>
          <table:table-cell table:style-name="ce22" table:formula="of:=[.AA15]/1000" office:value-type="float" office:value="11.488223" calcext:value-type="float">
            <text:p>11,49</text:p>
          </table:table-cell>
          <table:table-cell table:style-name="ce17" table:formula="of:=ABS([.Y15]-[.$U$5])/[.Y15]*100"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85.944" calcext:value-type="float">
            <text:p>585,944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0" table:formula="of:=[.D16]" office:value-type="float" office:value="10" calcext:value-type="float">
            <text:p>10</text:p>
          </table:table-cell>
          <table:table-cell table:formula="of:=[.E16]" office:value-type="float" office:value="585.944" calcext:value-type="float">
            <text:p>585,94</text:p>
          </table:table-cell>
          <table:table-cell table:formula="of:=[.F16]" office:value-type="float" office:value="46" calcext:value-type="float">
            <text:p>46</text:p>
          </table:table-cell>
          <table:table-cell table:formula="of:=[.I16]/1000" office:value-type="float" office:value="0.585944" calcext:value-type="float">
            <text:p>0,59</text:p>
          </table:table-cell>
          <table:table-cell table:formula="of:=ABS([.F16]-[.$L$5])/[.F16]*100" office:value-type="float" office:value="15.2173913043478" calcext:value-type="float">
            <text:p>15,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89.976" calcext:value-type="float">
            <text:p>2289,976</text:p>
          </table:table-cell>
          <table:table-cell office:value-type="float" office:value="42" calcext:value-type="float">
            <text:p>42</text:p>
          </table:table-cell>
          <table:table-cell table:formula="of:=[.N16]" office:value-type="float" office:value="10" calcext:value-type="float">
            <text:p>10</text:p>
          </table:table-cell>
          <table:table-cell table:formula="of:=[.O16]" office:value-type="float" office:value="2289.976" calcext:value-type="float">
            <text:p>2289,98</text:p>
          </table:table-cell>
          <table:table-cell table:formula="of:=[.P16]" office:value-type="float" office:value="42" calcext:value-type="float">
            <text:p>42</text:p>
          </table:table-cell>
          <table:table-cell table:formula="of:=[.R16]/1000" office:value-type="float" office:value="2.289976" calcext:value-type="float">
            <text:p>2,29</text:p>
          </table:table-cell>
          <table:table-cell table:formula="of:=ABS([.P16]-[.$U$5])/[.P16]*100" office:value-type="float" office:value="7.14285714285714" calcext:value-type="float">
            <text:p>7,14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office:value-type="float" office:value="11564.92" calcext:value-type="float">
            <text:p>11564,92</text:p>
          </table:table-cell>
          <table:table-cell table:style-name="ce32" office:value-type="float" office:value="41" calcext:value-type="float">
            <text:p>41</text:p>
          </table:table-cell>
          <table:table-cell table:formula="of:=[.W16]" office:value-type="float" office:value="10" calcext:value-type="float">
            <text:p>10</text:p>
          </table:table-cell>
          <table:table-cell table:style-name="ce22" table:formula="of:=[.X16]" office:value-type="float" office:value="11564.92" calcext:value-type="float">
            <text:p>11564,92</text:p>
          </table:table-cell>
          <table:table-cell table:formula="of:=[.Y16]" office:value-type="float" office:value="41" calcext:value-type="float">
            <text:p>41</text:p>
          </table:table-cell>
          <table:table-cell table:style-name="ce22" table:formula="of:=[.AA16]/1000" office:value-type="float" office:value="11.56492" calcext:value-type="float">
            <text:p>11,56</text:p>
          </table:table-cell>
          <table:table-cell table:style-name="ce17" table:formula="of:=ABS([.Y16]-[.$U$5])/[.Y16]*100" office:value-type="float" office:value="4.87804878048781" calcext:value-type="float">
            <text:p>4,8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23.249" calcext:value-type="float">
            <text:p>623,249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0" table:formula="of:=[.D17]" office:value-type="float" office:value="11" calcext:value-type="float">
            <text:p>11</text:p>
          </table:table-cell>
          <table:table-cell table:formula="of:=[.E17]" office:value-type="float" office:value="623.249" calcext:value-type="float">
            <text:p>623,25</text:p>
          </table:table-cell>
          <table:table-cell table:formula="of:=[.F17]" office:value-type="float" office:value="45" calcext:value-type="float">
            <text:p>45</text:p>
          </table:table-cell>
          <table:table-cell table:formula="of:=[.I17]/1000" office:value-type="float" office:value="0.623249" calcext:value-type="float">
            <text:p>0,62</text:p>
          </table:table-cell>
          <table:table-cell table:formula="of:=ABS([.F17]-[.$L$5])/[.F17]*100" office:value-type="float" office:value="13.3333333333333" calcext:value-type="float">
            <text:p>13,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82.732" calcext:value-type="float">
            <text:p>2282,732</text:p>
          </table:table-cell>
          <table:table-cell office:value-type="float" office:value="42" calcext:value-type="float">
            <text:p>42</text:p>
          </table:table-cell>
          <table:table-cell table:formula="of:=[.N17]" office:value-type="float" office:value="11" calcext:value-type="float">
            <text:p>11</text:p>
          </table:table-cell>
          <table:table-cell table:formula="of:=[.O17]" office:value-type="float" office:value="2282.732" calcext:value-type="float">
            <text:p>2282,73</text:p>
          </table:table-cell>
          <table:table-cell table:formula="of:=[.P17]" office:value-type="float" office:value="42" calcext:value-type="float">
            <text:p>42</text:p>
          </table:table-cell>
          <table:table-cell table:formula="of:=[.R17]/1000" office:value-type="float" office:value="2.282732" calcext:value-type="float">
            <text:p>2,28</text:p>
          </table:table-cell>
          <table:table-cell table:formula="of:=ABS([.P17]-[.$U$5])/[.P17]*100" office:value-type="float" office:value="7.14285714285714" calcext:value-type="float">
            <text:p>7,14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office:value-type="float" office:value="11491.974" calcext:value-type="float">
            <text:p>11491,974</text:p>
          </table:table-cell>
          <table:table-cell table:style-name="ce32" office:value-type="float" office:value="40" calcext:value-type="float">
            <text:p>40</text:p>
          </table:table-cell>
          <table:table-cell table:formula="of:=[.W17]" office:value-type="float" office:value="11" calcext:value-type="float">
            <text:p>11</text:p>
          </table:table-cell>
          <table:table-cell table:style-name="ce22" table:formula="of:=[.X17]" office:value-type="float" office:value="11491.974" calcext:value-type="float">
            <text:p>11491,97</text:p>
          </table:table-cell>
          <table:table-cell table:formula="of:=[.Y17]" office:value-type="float" office:value="40" calcext:value-type="float">
            <text:p>40</text:p>
          </table:table-cell>
          <table:table-cell table:style-name="ce22" table:formula="of:=[.AA17]/1000" office:value-type="float" office:value="11.491974" calcext:value-type="float">
            <text:p>11,49</text:p>
          </table:table-cell>
          <table:table-cell table:style-name="ce17" table:formula="of:=ABS([.Y17]-[.$U$5])/[.Y17]*100" office:value-type="float" office:value="2.5" calcext:value-type="float">
            <text:p>2,5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00.121" calcext:value-type="float">
            <text:p>600,1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0" table:formula="of:=[.D18]" office:value-type="float" office:value="12" calcext:value-type="float">
            <text:p>12</text:p>
          </table:table-cell>
          <table:table-cell table:formula="of:=[.E18]" office:value-type="float" office:value="600.121" calcext:value-type="float">
            <text:p>600,12</text:p>
          </table:table-cell>
          <table:table-cell table:formula="of:=[.F18]" office:value-type="float" office:value="49" calcext:value-type="float">
            <text:p>49</text:p>
          </table:table-cell>
          <table:table-cell table:formula="of:=[.I18]/1000" office:value-type="float" office:value="0.600121" calcext:value-type="float">
            <text:p>0,60</text:p>
          </table:table-cell>
          <table:table-cell table:formula="of:=ABS([.F18]-[.$L$5])/[.F18]*100" office:value-type="float" office:value="20.4081632653061" calcext:value-type="float">
            <text:p>20,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84.103" calcext:value-type="float">
            <text:p>2284,103</text:p>
          </table:table-cell>
          <table:table-cell office:value-type="float" office:value="41" calcext:value-type="float">
            <text:p>41</text:p>
          </table:table-cell>
          <table:table-cell table:formula="of:=[.N18]" office:value-type="float" office:value="12" calcext:value-type="float">
            <text:p>12</text:p>
          </table:table-cell>
          <table:table-cell table:formula="of:=[.O18]" office:value-type="float" office:value="2284.103" calcext:value-type="float">
            <text:p>2284,10</text:p>
          </table:table-cell>
          <table:table-cell table:formula="of:=[.P18]" office:value-type="float" office:value="41" calcext:value-type="float">
            <text:p>41</text:p>
          </table:table-cell>
          <table:table-cell table:formula="of:=[.R18]/1000" office:value-type="float" office:value="2.284103" calcext:value-type="float">
            <text:p>2,28</text:p>
          </table:table-cell>
          <table:table-cell table:formula="of:=ABS([.P18]-[.$U$5])/[.P18]*100" office:value-type="float" office:value="4.87804878048781" calcext:value-type="float">
            <text:p>4,88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office:value-type="float" office:value="11446.896" calcext:value-type="float">
            <text:p>11446,896</text:p>
          </table:table-cell>
          <table:table-cell table:style-name="ce32" office:value-type="float" office:value="42" calcext:value-type="float">
            <text:p>42</text:p>
          </table:table-cell>
          <table:table-cell table:formula="of:=[.W18]" office:value-type="float" office:value="12" calcext:value-type="float">
            <text:p>12</text:p>
          </table:table-cell>
          <table:table-cell table:style-name="ce22" table:formula="of:=[.X18]" office:value-type="float" office:value="11446.896" calcext:value-type="float">
            <text:p>11446,90</text:p>
          </table:table-cell>
          <table:table-cell table:formula="of:=[.Y18]" office:value-type="float" office:value="42" calcext:value-type="float">
            <text:p>42</text:p>
          </table:table-cell>
          <table:table-cell table:style-name="ce22" table:formula="of:=[.AA18]/1000" office:value-type="float" office:value="11.446896" calcext:value-type="float">
            <text:p>11,45</text:p>
          </table:table-cell>
          <table:table-cell table:style-name="ce17" table:formula="of:=ABS([.Y18]-[.$U$5])/[.Y18]*100"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1.681" calcext:value-type="float">
            <text:p>581,681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0" table:formula="of:=[.D19]" office:value-type="float" office:value="13" calcext:value-type="float">
            <text:p>13</text:p>
          </table:table-cell>
          <table:table-cell table:formula="of:=[.E19]" office:value-type="float" office:value="581.681" calcext:value-type="float">
            <text:p>581,68</text:p>
          </table:table-cell>
          <table:table-cell table:formula="of:=[.F19]" office:value-type="float" office:value="54" calcext:value-type="float">
            <text:p>54</text:p>
          </table:table-cell>
          <table:table-cell table:formula="of:=[.I19]/1000" office:value-type="float" office:value="0.581681" calcext:value-type="float">
            <text:p>0,58</text:p>
          </table:table-cell>
          <table:table-cell table:formula="of:=ABS([.F19]-[.$L$5])/[.F19]*100" office:value-type="float" office:value="27.7777777777778" calcext:value-type="float">
            <text:p>27,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87.643" calcext:value-type="float">
            <text:p>2287,643</text:p>
          </table:table-cell>
          <table:table-cell office:value-type="float" office:value="48" calcext:value-type="float">
            <text:p>48</text:p>
          </table:table-cell>
          <table:table-cell table:formula="of:=[.N19]" office:value-type="float" office:value="13" calcext:value-type="float">
            <text:p>13</text:p>
          </table:table-cell>
          <table:table-cell table:formula="of:=[.O19]" office:value-type="float" office:value="2287.643" calcext:value-type="float">
            <text:p>2287,64</text:p>
          </table:table-cell>
          <table:table-cell table:formula="of:=[.P19]" office:value-type="float" office:value="48" calcext:value-type="float">
            <text:p>48</text:p>
          </table:table-cell>
          <table:table-cell table:formula="of:=[.R19]/1000" office:value-type="float" office:value="2.287643" calcext:value-type="float">
            <text:p>2,29</text:p>
          </table:table-cell>
          <table:table-cell table:formula="of:=ABS([.P19]-[.$U$5])/[.P19]*100" office:value-type="float" office:value="18.75" calcext:value-type="float">
            <text:p>18,75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office:value-type="float" office:value="11886.321" calcext:value-type="float">
            <text:p>11886,321</text:p>
          </table:table-cell>
          <table:table-cell table:style-name="ce32" office:value-type="float" office:value="45" calcext:value-type="float">
            <text:p>45</text:p>
          </table:table-cell>
          <table:table-cell table:formula="of:=[.W19]" office:value-type="float" office:value="13" calcext:value-type="float">
            <text:p>13</text:p>
          </table:table-cell>
          <table:table-cell table:style-name="ce22" table:formula="of:=[.X19]" office:value-type="float" office:value="11886.321" calcext:value-type="float">
            <text:p>11886,32</text:p>
          </table:table-cell>
          <table:table-cell table:formula="of:=[.Y19]" office:value-type="float" office:value="45" calcext:value-type="float">
            <text:p>45</text:p>
          </table:table-cell>
          <table:table-cell table:style-name="ce22" table:formula="of:=[.AA19]/1000" office:value-type="float" office:value="11.886321" calcext:value-type="float">
            <text:p>11,89</text:p>
          </table:table-cell>
          <table:table-cell table:style-name="ce17" table:formula="of:=ABS([.Y19]-[.$U$5])/[.Y19]*100" office:value-type="float" office:value="13.3333333333333" calcext:value-type="float">
            <text:p>13,3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77.982" calcext:value-type="float">
            <text:p>577,98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0" table:formula="of:=[.D20]" office:value-type="float" office:value="14" calcext:value-type="float">
            <text:p>14</text:p>
          </table:table-cell>
          <table:table-cell table:formula="of:=[.E20]" office:value-type="float" office:value="577.982" calcext:value-type="float">
            <text:p>577,98</text:p>
          </table:table-cell>
          <table:table-cell table:formula="of:=[.F20]" office:value-type="float" office:value="50" calcext:value-type="float">
            <text:p>50</text:p>
          </table:table-cell>
          <table:table-cell table:formula="of:=[.I20]/1000" office:value-type="float" office:value="0.577982" calcext:value-type="float">
            <text:p>0,58</text:p>
          </table:table-cell>
          <table:table-cell table:formula="of:=ABS([.F20]-[.$L$5])/[.F20]*100" office:value-type="float" office:value="22" calcext:value-type="float">
            <text:p>22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10.54" calcext:value-type="float">
            <text:p>2310,54</text:p>
          </table:table-cell>
          <table:table-cell office:value-type="float" office:value="39" calcext:value-type="float">
            <text:p>39</text:p>
          </table:table-cell>
          <table:table-cell table:formula="of:=[.N20]" office:value-type="float" office:value="14" calcext:value-type="float">
            <text:p>14</text:p>
          </table:table-cell>
          <table:table-cell table:formula="of:=[.O20]" office:value-type="float" office:value="2310.54" calcext:value-type="float">
            <text:p>2310,54</text:p>
          </table:table-cell>
          <table:table-cell table:formula="of:=[.P20]" office:value-type="float" office:value="39" calcext:value-type="float">
            <text:p>39</text:p>
          </table:table-cell>
          <table:table-cell table:formula="of:=[.R20]/1000" office:value-type="float" office:value="2.31054" calcext:value-type="float">
            <text:p>2,31</text:p>
          </table:table-cell>
          <table:table-cell table:formula="of:=ABS([.P20]-[.$U$5])/[.P20]*100" office:value-type="float" office:value="0" calcext:value-type="float">
            <text:p>0,00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office:value-type="float" office:value="13611.153" calcext:value-type="float">
            <text:p>13611,153</text:p>
          </table:table-cell>
          <table:table-cell table:style-name="ce32" office:value-type="float" office:value="41" calcext:value-type="float">
            <text:p>41</text:p>
          </table:table-cell>
          <table:table-cell table:formula="of:=[.W20]" office:value-type="float" office:value="14" calcext:value-type="float">
            <text:p>14</text:p>
          </table:table-cell>
          <table:table-cell table:style-name="ce22" table:formula="of:=[.X20]" office:value-type="float" office:value="13611.153" calcext:value-type="float">
            <text:p>13611,15</text:p>
          </table:table-cell>
          <table:table-cell table:formula="of:=[.Y20]" office:value-type="float" office:value="41" calcext:value-type="float">
            <text:p>41</text:p>
          </table:table-cell>
          <table:table-cell table:style-name="ce22" table:formula="of:=[.AA20]/1000" office:value-type="float" office:value="13.611153" calcext:value-type="float">
            <text:p>13,61</text:p>
          </table:table-cell>
          <table:table-cell table:style-name="ce17" table:formula="of:=ABS([.Y20]-[.$U$5])/[.Y20]*100" office:value-type="float" office:value="4.87804878048781" calcext:value-type="float">
            <text:p>4,8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74.341" calcext:value-type="float">
            <text:p>574,34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0" table:formula="of:=[.D21]" office:value-type="float" office:value="15" calcext:value-type="float">
            <text:p>15</text:p>
          </table:table-cell>
          <table:table-cell table:formula="of:=[.E21]" office:value-type="float" office:value="574.341" calcext:value-type="float">
            <text:p>574,34</text:p>
          </table:table-cell>
          <table:table-cell table:formula="of:=[.F21]" office:value-type="float" office:value="40" calcext:value-type="float">
            <text:p>40</text:p>
          </table:table-cell>
          <table:table-cell table:formula="of:=[.I21]/1000" office:value-type="float" office:value="0.574341" calcext:value-type="float">
            <text:p>0,57</text:p>
          </table:table-cell>
          <table:table-cell table:formula="of:=ABS([.F21]-[.$L$5])/[.F21]*100" office:value-type="float" office:value="2.5" calcext:value-type="float">
            <text:p>2,5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72.166" calcext:value-type="float">
            <text:p>2372,166</text:p>
          </table:table-cell>
          <table:table-cell office:value-type="float" office:value="44" calcext:value-type="float">
            <text:p>44</text:p>
          </table:table-cell>
          <table:table-cell table:formula="of:=[.N21]" office:value-type="float" office:value="15" calcext:value-type="float">
            <text:p>15</text:p>
          </table:table-cell>
          <table:table-cell table:formula="of:=[.O21]" office:value-type="float" office:value="2372.166" calcext:value-type="float">
            <text:p>2372,17</text:p>
          </table:table-cell>
          <table:table-cell table:formula="of:=[.P21]" office:value-type="float" office:value="44" calcext:value-type="float">
            <text:p>44</text:p>
          </table:table-cell>
          <table:table-cell table:formula="of:=[.R21]/1000" office:value-type="float" office:value="2.372166" calcext:value-type="float">
            <text:p>2,37</text:p>
          </table:table-cell>
          <table:table-cell table:formula="of:=ABS([.P21]-[.$U$5])/[.P21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11701.541" calcext:value-type="float">
            <text:p>11701,541</text:p>
          </table:table-cell>
          <table:table-cell table:style-name="ce32" office:value-type="float" office:value="40" calcext:value-type="float">
            <text:p>40</text:p>
          </table:table-cell>
          <table:table-cell table:formula="of:=[.W21]" office:value-type="float" office:value="1" calcext:value-type="float">
            <text:p>1</text:p>
          </table:table-cell>
          <table:table-cell table:style-name="ce22" table:formula="of:=[.X21]" office:value-type="float" office:value="11701.541" calcext:value-type="float">
            <text:p>11701,54</text:p>
          </table:table-cell>
          <table:table-cell table:formula="of:=[.Y21]" office:value-type="float" office:value="40" calcext:value-type="float">
            <text:p>40</text:p>
          </table:table-cell>
          <table:table-cell table:style-name="ce22" table:formula="of:=[.AA21]/1000" office:value-type="float" office:value="11.701541" calcext:value-type="float">
            <text:p>11,70</text:p>
          </table:table-cell>
          <table:table-cell table:style-name="ce17" table:formula="of:=ABS([.Y21]-[.$U$5])/[.Y21]*100" office:value-type="float" office:value="2.5" calcext:value-type="float">
            <text:p>2,5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75.683" calcext:value-type="float">
            <text:p>575,683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0" table:formula="of:=[.D22]" office:value-type="float" office:value="16" calcext:value-type="float">
            <text:p>16</text:p>
          </table:table-cell>
          <table:table-cell table:formula="of:=[.E22]" office:value-type="float" office:value="575.683" calcext:value-type="float">
            <text:p>575,68</text:p>
          </table:table-cell>
          <table:table-cell table:formula="of:=[.F22]" office:value-type="float" office:value="42" calcext:value-type="float">
            <text:p>42</text:p>
          </table:table-cell>
          <table:table-cell table:formula="of:=[.I22]/1000" office:value-type="float" office:value="0.575683" calcext:value-type="float">
            <text:p>0,58</text:p>
          </table:table-cell>
          <table:table-cell table:formula="of:=ABS([.F22]-[.$L$5])/[.F22]*100" office:value-type="float" office:value="7.14285714285714" calcext:value-type="float">
            <text:p>7,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48.638" calcext:value-type="float">
            <text:p>2348,638</text:p>
          </table:table-cell>
          <table:table-cell office:value-type="float" office:value="44" calcext:value-type="float">
            <text:p>44</text:p>
          </table:table-cell>
          <table:table-cell table:formula="of:=[.N22]" office:value-type="float" office:value="16" calcext:value-type="float">
            <text:p>16</text:p>
          </table:table-cell>
          <table:table-cell table:formula="of:=[.O22]" office:value-type="float" office:value="2348.638" calcext:value-type="float">
            <text:p>2348,64</text:p>
          </table:table-cell>
          <table:table-cell table:formula="of:=[.P22]" office:value-type="float" office:value="44" calcext:value-type="float">
            <text:p>44</text:p>
          </table:table-cell>
          <table:table-cell table:formula="of:=[.R22]/1000" office:value-type="float" office:value="2.348638" calcext:value-type="float">
            <text:p>2,35</text:p>
          </table:table-cell>
          <table:table-cell table:formula="of:=ABS([.P22]-[.$U$5])/[.P22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float" office:value="12298.996" calcext:value-type="float">
            <text:p>12298,996</text:p>
          </table:table-cell>
          <table:table-cell table:style-name="ce32" office:value-type="float" office:value="42" calcext:value-type="float">
            <text:p>42</text:p>
          </table:table-cell>
          <table:table-cell table:formula="of:=[.W22]" office:value-type="float" office:value="2" calcext:value-type="float">
            <text:p>2</text:p>
          </table:table-cell>
          <table:table-cell table:style-name="ce22" table:formula="of:=[.X22]" office:value-type="float" office:value="12298.996" calcext:value-type="float">
            <text:p>12299,00</text:p>
          </table:table-cell>
          <table:table-cell table:formula="of:=[.Y22]" office:value-type="float" office:value="42" calcext:value-type="float">
            <text:p>42</text:p>
          </table:table-cell>
          <table:table-cell table:style-name="ce22" table:formula="of:=[.AA22]/1000" office:value-type="float" office:value="12.298996" calcext:value-type="float">
            <text:p>12,30</text:p>
          </table:table-cell>
          <table:table-cell table:style-name="ce17" table:formula="of:=ABS([.Y22]-[.$U$5])/[.Y22]*100"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11.435" calcext:value-type="float">
            <text:p>611,43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0" table:formula="of:=[.D23]" office:value-type="float" office:value="17" calcext:value-type="float">
            <text:p>17</text:p>
          </table:table-cell>
          <table:table-cell table:formula="of:=[.E23]" office:value-type="float" office:value="611.435" calcext:value-type="float">
            <text:p>611,44</text:p>
          </table:table-cell>
          <table:table-cell table:formula="of:=[.F23]" office:value-type="float" office:value="50" calcext:value-type="float">
            <text:p>50</text:p>
          </table:table-cell>
          <table:table-cell table:formula="of:=[.I23]/1000" office:value-type="float" office:value="0.611435" calcext:value-type="float">
            <text:p>0,61</text:p>
          </table:table-cell>
          <table:table-cell table:formula="of:=ABS([.F23]-[.$L$5])/[.F23]*100" office:value-type="float" office:value="22" calcext:value-type="float">
            <text:p>22,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86.307" calcext:value-type="float">
            <text:p>2286,307</text:p>
          </table:table-cell>
          <table:table-cell office:value-type="float" office:value="41" calcext:value-type="float">
            <text:p>41</text:p>
          </table:table-cell>
          <table:table-cell table:formula="of:=[.N23]" office:value-type="float" office:value="17" calcext:value-type="float">
            <text:p>17</text:p>
          </table:table-cell>
          <table:table-cell table:formula="of:=[.O23]" office:value-type="float" office:value="2286.307" calcext:value-type="float">
            <text:p>2286,31</text:p>
          </table:table-cell>
          <table:table-cell table:formula="of:=[.P23]" office:value-type="float" office:value="41" calcext:value-type="float">
            <text:p>41</text:p>
          </table:table-cell>
          <table:table-cell table:formula="of:=[.R23]/1000" office:value-type="float" office:value="2.286307" calcext:value-type="float">
            <text:p>2,29</text:p>
          </table:table-cell>
          <table:table-cell table:formula="of:=ABS([.P23]-[.$U$5])/[.P23]*100" office:value-type="float" office:value="4.87804878048781" calcext:value-type="float">
            <text:p>4,88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office:value-type="float" office:value="12193.268" calcext:value-type="float">
            <text:p>12193,268</text:p>
          </table:table-cell>
          <table:table-cell table:style-name="ce32" office:value-type="float" office:value="41" calcext:value-type="float">
            <text:p>41</text:p>
          </table:table-cell>
          <table:table-cell table:formula="of:=[.W23]" office:value-type="float" office:value="3" calcext:value-type="float">
            <text:p>3</text:p>
          </table:table-cell>
          <table:table-cell table:style-name="ce22" table:formula="of:=[.X23]" office:value-type="float" office:value="12193.268" calcext:value-type="float">
            <text:p>12193,27</text:p>
          </table:table-cell>
          <table:table-cell table:formula="of:=[.Y23]" office:value-type="float" office:value="41" calcext:value-type="float">
            <text:p>41</text:p>
          </table:table-cell>
          <table:table-cell table:style-name="ce22" table:formula="of:=[.AA23]/1000" office:value-type="float" office:value="12.193268" calcext:value-type="float">
            <text:p>12,19</text:p>
          </table:table-cell>
          <table:table-cell table:style-name="ce17" table:formula="of:=ABS([.Y23]-[.$U$5])/[.Y23]*100" office:value-type="float" office:value="4.87804878048781" calcext:value-type="float">
            <text:p>4,8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78.975" calcext:value-type="float">
            <text:p>578,97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0" table:formula="of:=[.D24]" office:value-type="float" office:value="18" calcext:value-type="float">
            <text:p>18</text:p>
          </table:table-cell>
          <table:table-cell table:formula="of:=[.E24]" office:value-type="float" office:value="578.975" calcext:value-type="float">
            <text:p>578,98</text:p>
          </table:table-cell>
          <table:table-cell table:formula="of:=[.F24]" office:value-type="float" office:value="42" calcext:value-type="float">
            <text:p>42</text:p>
          </table:table-cell>
          <table:table-cell table:formula="of:=[.I24]/1000" office:value-type="float" office:value="0.578975" calcext:value-type="float">
            <text:p>0,58</text:p>
          </table:table-cell>
          <table:table-cell table:formula="of:=ABS([.F24]-[.$L$5])/[.F24]*100" office:value-type="float" office:value="7.14285714285714" calcext:value-type="float">
            <text:p>7,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94.956" calcext:value-type="float">
            <text:p>2294,956</text:p>
          </table:table-cell>
          <table:table-cell office:value-type="float" office:value="44" calcext:value-type="float">
            <text:p>44</text:p>
          </table:table-cell>
          <table:table-cell table:formula="of:=[.N24]" office:value-type="float" office:value="18" calcext:value-type="float">
            <text:p>18</text:p>
          </table:table-cell>
          <table:table-cell table:formula="of:=[.O24]" office:value-type="float" office:value="2294.956" calcext:value-type="float">
            <text:p>2294,96</text:p>
          </table:table-cell>
          <table:table-cell table:formula="of:=[.P24]" office:value-type="float" office:value="44" calcext:value-type="float">
            <text:p>44</text:p>
          </table:table-cell>
          <table:table-cell table:formula="of:=[.R24]/1000" office:value-type="float" office:value="2.294956" calcext:value-type="float">
            <text:p>2,29</text:p>
          </table:table-cell>
          <table:table-cell table:formula="of:=ABS([.P24]-[.$U$5])/[.P24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office:value-type="float" office:value="11892.15" calcext:value-type="float">
            <text:p>11892,15</text:p>
          </table:table-cell>
          <table:table-cell table:style-name="ce32" office:value-type="float" office:value="39" calcext:value-type="float">
            <text:p>39</text:p>
          </table:table-cell>
          <table:table-cell table:formula="of:=[.W24]" office:value-type="float" office:value="4" calcext:value-type="float">
            <text:p>4</text:p>
          </table:table-cell>
          <table:table-cell table:style-name="ce22" table:formula="of:=[.X24]" office:value-type="float" office:value="11892.15" calcext:value-type="float">
            <text:p>11892,15</text:p>
          </table:table-cell>
          <table:table-cell table:formula="of:=[.Y24]" office:value-type="float" office:value="39" calcext:value-type="float">
            <text:p>39</text:p>
          </table:table-cell>
          <table:table-cell table:style-name="ce22" table:formula="of:=[.AA24]/1000" office:value-type="float" office:value="11.89215" calcext:value-type="float">
            <text:p>11,89</text:p>
          </table:table-cell>
          <table:table-cell table:style-name="ce17" table:formula="of:=ABS([.Y24]-[.$U$5])/[.Y24]*100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75.202" calcext:value-type="float">
            <text:p>575,202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0" table:formula="of:=[.D25]" office:value-type="float" office:value="19" calcext:value-type="float">
            <text:p>19</text:p>
          </table:table-cell>
          <table:table-cell table:formula="of:=[.E25]" office:value-type="float" office:value="575.202" calcext:value-type="float">
            <text:p>575,20</text:p>
          </table:table-cell>
          <table:table-cell table:formula="of:=[.F25]" office:value-type="float" office:value="42" calcext:value-type="float">
            <text:p>42</text:p>
          </table:table-cell>
          <table:table-cell table:formula="of:=[.I25]/1000" office:value-type="float" office:value="0.575202" calcext:value-type="float">
            <text:p>0,58</text:p>
          </table:table-cell>
          <table:table-cell table:formula="of:=ABS([.F25]-[.$L$5])/[.F25]*100" office:value-type="float" office:value="7.14285714285714" calcext:value-type="float">
            <text:p>7,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93.702" calcext:value-type="float">
            <text:p>2293,702</text:p>
          </table:table-cell>
          <table:table-cell office:value-type="float" office:value="44" calcext:value-type="float">
            <text:p>44</text:p>
          </table:table-cell>
          <table:table-cell table:formula="of:=[.N25]" office:value-type="float" office:value="19" calcext:value-type="float">
            <text:p>19</text:p>
          </table:table-cell>
          <table:table-cell table:formula="of:=[.O25]" office:value-type="float" office:value="2293.702" calcext:value-type="float">
            <text:p>2293,70</text:p>
          </table:table-cell>
          <table:table-cell table:formula="of:=[.P25]" office:value-type="float" office:value="44" calcext:value-type="float">
            <text:p>44</text:p>
          </table:table-cell>
          <table:table-cell table:formula="of:=[.R25]/1000" office:value-type="float" office:value="2.293702" calcext:value-type="float">
            <text:p>2,29</text:p>
          </table:table-cell>
          <table:table-cell table:formula="of:=ABS([.P25]-[.$U$5])/[.P25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office:value-type="float" office:value="11908.135" calcext:value-type="float">
            <text:p>11908,135</text:p>
          </table:table-cell>
          <table:table-cell table:style-name="ce32" office:value-type="float" office:value="42" calcext:value-type="float">
            <text:p>42</text:p>
          </table:table-cell>
          <table:table-cell table:formula="of:=[.W25]" office:value-type="float" office:value="5" calcext:value-type="float">
            <text:p>5</text:p>
          </table:table-cell>
          <table:table-cell table:style-name="ce22" table:formula="of:=[.X25]" office:value-type="float" office:value="11908.135" calcext:value-type="float">
            <text:p>11908,14</text:p>
          </table:table-cell>
          <table:table-cell table:formula="of:=[.Y25]" office:value-type="float" office:value="42" calcext:value-type="float">
            <text:p>42</text:p>
          </table:table-cell>
          <table:table-cell table:style-name="ce22" table:formula="of:=[.AA25]/1000" office:value-type="float" office:value="11.908135" calcext:value-type="float">
            <text:p>11,91</text:p>
          </table:table-cell>
          <table:table-cell table:style-name="ce17" table:formula="of:=ABS([.Y25]-[.$U$5])/[.Y25]*100"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73.873" calcext:value-type="float">
            <text:p>573,873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0" table:formula="of:=[.D26]" office:value-type="float" office:value="20" calcext:value-type="float">
            <text:p>20</text:p>
          </table:table-cell>
          <table:table-cell table:formula="of:=[.E26]" office:value-type="float" office:value="573.873" calcext:value-type="float">
            <text:p>573,87</text:p>
          </table:table-cell>
          <table:table-cell table:formula="of:=[.F26]" office:value-type="float" office:value="44" calcext:value-type="float">
            <text:p>44</text:p>
          </table:table-cell>
          <table:table-cell table:formula="of:=[.I26]/1000" office:value-type="float" office:value="0.573873" calcext:value-type="float">
            <text:p>0,57</text:p>
          </table:table-cell>
          <table:table-cell table:formula="of:=ABS([.F26]-[.$L$5])/[.F26]*100" office:value-type="float" office:value="11.3636363636364" calcext:value-type="float">
            <text:p>11,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86.66" calcext:value-type="float">
            <text:p>2286,66</text:p>
          </table:table-cell>
          <table:table-cell office:value-type="float" office:value="44" calcext:value-type="float">
            <text:p>44</text:p>
          </table:table-cell>
          <table:table-cell table:formula="of:=[.N26]" office:value-type="float" office:value="20" calcext:value-type="float">
            <text:p>20</text:p>
          </table:table-cell>
          <table:table-cell table:formula="of:=[.O26]" office:value-type="float" office:value="2286.66" calcext:value-type="float">
            <text:p>2286,66</text:p>
          </table:table-cell>
          <table:table-cell table:formula="of:=[.P26]" office:value-type="float" office:value="44" calcext:value-type="float">
            <text:p>44</text:p>
          </table:table-cell>
          <table:table-cell table:formula="of:=[.R26]/1000" office:value-type="float" office:value="2.28666" calcext:value-type="float">
            <text:p>2,29</text:p>
          </table:table-cell>
          <table:table-cell table:formula="of:=ABS([.P26]-[.$U$5])/[.P26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float" office:value="11678.543" calcext:value-type="float">
            <text:p>11678,543</text:p>
          </table:table-cell>
          <table:table-cell table:style-name="ce32" office:value-type="float" office:value="44" calcext:value-type="float">
            <text:p>44</text:p>
          </table:table-cell>
          <table:table-cell table:formula="of:=[.W26]" office:value-type="float" office:value="6" calcext:value-type="float">
            <text:p>6</text:p>
          </table:table-cell>
          <table:table-cell table:style-name="ce22" table:formula="of:=[.X26]" office:value-type="float" office:value="11678.543" calcext:value-type="float">
            <text:p>11678,54</text:p>
          </table:table-cell>
          <table:table-cell table:formula="of:=[.Y26]" office:value-type="float" office:value="44" calcext:value-type="float">
            <text:p>44</text:p>
          </table:table-cell>
          <table:table-cell table:style-name="ce22" table:formula="of:=[.AA26]/1000" office:value-type="float" office:value="11.678543" calcext:value-type="float">
            <text:p>11,68</text:p>
          </table:table-cell>
          <table:table-cell table:style-name="ce17" table:formula="of:=ABS([.Y26]-[.$U$5])/[.Y26]*100"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3"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I7:.I26])" office:value-type="float" office:value="581.66245" calcext:value-type="float">
            <text:p>581,66</text:p>
          </table:table-cell>
          <table:table-cell table:style-name="ce30" table:formula="of:=AVERAGE([.J7:.J26])" office:value-type="float" office:value="45.35" calcext:value-type="float">
            <text:p>45,35</text:p>
          </table:table-cell>
          <table:table-cell table:style-name="ce34" table:formula="of:=AVERAGE([.K7:.K26])" office:value-type="float" office:value="0.58166245" calcext:value-type="float">
            <text:p>0,58</text:p>
          </table:table-cell>
          <table:table-cell table:style-name="ce34" table:formula="of:=AVERAGE([.L7:.L26])" office:value-type="float" office:value="13.4035743842188" calcext:value-type="float">
            <text:p>13,40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R7:.R26])" office:value-type="float" office:value="2296.7023" calcext:value-type="float">
            <text:p>2296,70</text:p>
          </table:table-cell>
          <table:table-cell table:style-name="ce30" table:formula="of:=AVERAGE([.S7:.S26])" office:value-type="float" office:value="42.45" calcext:value-type="float">
            <text:p>42,45</text:p>
          </table:table-cell>
          <table:table-cell table:style-name="ce34" table:formula="of:=AVERAGE([.T7:.T26])" office:value-type="float" office:value="2.2967023" calcext:value-type="float">
            <text:p>2,30</text:p>
          </table:table-cell>
          <table:table-cell table:style-name="ce34" table:formula="of:=AVERAGE([.U7:.U26])" office:value-type="float" office:value="7.86878451612015" calcext:value-type="float">
            <text:p>7,87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A7:.AA26])" office:value-type="float" office:value="11744.60275" calcext:value-type="float">
            <text:p>11744,60</text:p>
          </table:table-cell>
          <table:table-cell table:style-name="ce30" table:formula="of:=AVERAGE([.AB7:.AB26])" office:value-type="float" office:value="41.45" calcext:value-type="float">
            <text:p>41,45</text:p>
          </table:table-cell>
          <table:table-cell table:style-name="ce34" table:formula="of:=AVERAGE([.AC7:.AC26])" office:value-type="float" office:value="11.74460275" calcext:value-type="float">
            <text:p>11,74</text:p>
          </table:table-cell>
          <table:table-cell table:style-name="ce34" table:formula="of:=AVERAGE([.AD7:.AD26])" office:value-type="float" office:value="5.75143860204836" calcext:value-type="float">
            <text:p>5,7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37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7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ce25" office:value-type="string" calcext:value-type="string" table:number-columns-spanned="2" table:number-rows-spanned="1">
            <text:p>Liczba iteracji</text:p>
          </table:table-cell>
          <table:covered-table-cell table:style-name="ce28"/>
          <table:table-cell table:style-name="ce30" office:value-type="float" office:value="50000" calcext:value-type="float">
            <text:p>5000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0" office:value-type="float" office:value="200000" calcext:value-type="float">
            <text:p>200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ce25" office:value-type="string" calcext:value-type="string" table:number-columns-spanned="2" table:number-rows-spanned="1">
            <text:p>Średni czas[s]</text:p>
          </table:table-cell>
          <table:covered-table-cell table:style-name="ce29"/>
          <table:table-cell table:style-name="ce31" table:formula="of:=[.K27]" office:value-type="float" office:value="0.58166245" calcext:value-type="float">
            <text:p>0,58</text:p>
          </table:table-cell>
          <table:table-cell table:style-name="ce31" table:formula="of:=[.K55]" office:value-type="float" office:value="1.16260035" calcext:value-type="float">
            <text:p>1,16</text:p>
          </table:table-cell>
          <table:table-cell table:style-name="ce31" table:formula="of:=[.T27]" office:value-type="float" office:value="2.2967023" calcext:value-type="float">
            <text:p>2,30</text:p>
          </table:table-cell>
          <table:table-cell table:style-name="ce31" table:formula="of:=[.T55]" office:value-type="float" office:value="5.78374815" calcext:value-type="float">
            <text:p>5,78</text:p>
          </table:table-cell>
          <table:table-cell table:style-name="ce31" table:formula="of:=[.AC27]" office:value-type="float" office:value="11.74460275" calcext:value-type="float">
            <text:p>11,74</text:p>
          </table:table-cell>
          <table:table-cell table:style-name="ce3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/>
          <table:table-cell table:style-name="ce25" office:value-type="string" calcext:value-type="string" table:number-columns-spanned="2" table:number-rows-spanned="1">
            <text:p>Średni błąd [%]</text:p>
          </table:table-cell>
          <table:covered-table-cell table:style-name="ce29"/>
          <table:table-cell table:style-name="ce31" table:formula="of:=[.L27]" office:value-type="float" office:value="13.4035743842188" calcext:value-type="float">
            <text:p>13,40</text:p>
          </table:table-cell>
          <table:table-cell table:style-name="ce31" table:formula="of:=[.L55]" office:value-type="float" office:value="10.2799110655651" calcext:value-type="float">
            <text:p>10,28</text:p>
          </table:table-cell>
          <table:table-cell table:style-name="ce31" table:formula="of:=[.U27]" office:value-type="float" office:value="7.86878451612015" calcext:value-type="float">
            <text:p>7,87</text:p>
          </table:table-cell>
          <table:table-cell table:style-name="ce31" table:formula="of:=[.U55]" office:value-type="float" office:value="5.83564209471753" calcext:value-type="float">
            <text:p>5,84</text:p>
          </table:table-cell>
          <table:table-cell table:style-name="ce31" table:formula="of:=[.AD27]" office:value-type="float" office:value="5.75143860204836" calcext:value-type="float">
            <text:p>5,7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00000" calcext:value-type="float">
            <text:p>1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64.838" calcext:value-type="float">
            <text:p>1164,838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164.838" calcext:value-type="float">
            <text:p>1164,84</text:p>
          </table:table-cell>
          <table:table-cell table:formula="of:=[.F35]" office:value-type="float" office:value="42" calcext:value-type="float">
            <text:p>42</text:p>
          </table:table-cell>
          <table:table-cell table:formula="of:=[.I35]/1000" office:value-type="float" office:value="1.164838" calcext:value-type="float">
            <text:p>1,16</text:p>
          </table:table-cell>
          <table:table-cell table:formula="of:=ABS([.F35]-[.$L$33])/[.F35]*100" office:value-type="float" office:value="7.14285714285714" calcext:value-type="float">
            <text:p>7,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69.634" calcext:value-type="float">
            <text:p>5769,634</text:p>
          </table:table-cell>
          <table:table-cell office:value-type="float" office:value="41" calcext:value-type="float">
            <text:p>41</text:p>
          </table:table-cell>
          <table:table-cell table:formula="of:=[.N35]" office:value-type="float" office:value="1" calcext:value-type="float">
            <text:p>1</text:p>
          </table:table-cell>
          <table:table-cell table:formula="of:=[.O35]" office:value-type="float" office:value="5769.634" calcext:value-type="float">
            <text:p>5769,63</text:p>
          </table:table-cell>
          <table:table-cell table:formula="of:=[.P35]" office:value-type="float" office:value="41" calcext:value-type="float">
            <text:p>41</text:p>
          </table:table-cell>
          <table:table-cell table:formula="of:=[.R35]/1000" office:value-type="float" office:value="5.769634" calcext:value-type="float">
            <text:p>5,77</text:p>
          </table:table-cell>
          <table:table-cell table:formula="of:=ABS([.P35]-[.$U$5])/[.P35]*100" office:value-type="float" office:value="4.87804878048781" calcext:value-type="float">
            <text:p>4,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68.366" calcext:value-type="float">
            <text:p>1168,36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36]" office:value-type="float" office:value="2" calcext:value-type="float">
            <text:p>2</text:p>
          </table:table-cell>
          <table:table-cell table:formula="of:=[.E36]" office:value-type="float" office:value="1168.366" calcext:value-type="float">
            <text:p>1168,37</text:p>
          </table:table-cell>
          <table:table-cell table:formula="of:=[.F36]" office:value-type="float" office:value="46" calcext:value-type="float">
            <text:p>46</text:p>
          </table:table-cell>
          <table:table-cell table:formula="of:=[.I36]/1000" office:value-type="float" office:value="1.168366" calcext:value-type="float">
            <text:p>1,17</text:p>
          </table:table-cell>
          <table:table-cell table:formula="of:=ABS([.F36]-[.$L$33])/[.F36]*100" office:value-type="float" office:value="15.2173913043478" calcext:value-type="float">
            <text:p>15,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48.271" calcext:value-type="float">
            <text:p>5848,271</text:p>
          </table:table-cell>
          <table:table-cell office:value-type="float" office:value="44" calcext:value-type="float">
            <text:p>44</text:p>
          </table:table-cell>
          <table:table-cell table:formula="of:=[.N36]" office:value-type="float" office:value="2" calcext:value-type="float">
            <text:p>2</text:p>
          </table:table-cell>
          <table:table-cell table:formula="of:=[.O36]" office:value-type="float" office:value="5848.271" calcext:value-type="float">
            <text:p>5848,27</text:p>
          </table:table-cell>
          <table:table-cell table:formula="of:=[.P36]" office:value-type="float" office:value="44" calcext:value-type="float">
            <text:p>44</text:p>
          </table:table-cell>
          <table:table-cell table:formula="of:=[.R36]/1000" office:value-type="float" office:value="5.848271" calcext:value-type="float">
            <text:p>5,85</text:p>
          </table:table-cell>
          <table:table-cell table:formula="of:=ABS([.P36]-[.$U$5])/[.P36]*100" office:value-type="float" office:value="11.3636363636364" calcext:value-type="float">
            <text:p>11,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56.225" calcext:value-type="float">
            <text:p>1156,22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37]" office:value-type="float" office:value="3" calcext:value-type="float">
            <text:p>3</text:p>
          </table:table-cell>
          <table:table-cell table:formula="of:=[.E37]" office:value-type="float" office:value="1156.225" calcext:value-type="float">
            <text:p>1156,23</text:p>
          </table:table-cell>
          <table:table-cell table:formula="of:=[.F37]" office:value-type="float" office:value="39" calcext:value-type="float">
            <text:p>39</text:p>
          </table:table-cell>
          <table:table-cell table:formula="of:=[.I37]/1000" office:value-type="float" office:value="1.156225" calcext:value-type="float">
            <text:p>1,16</text:p>
          </table:table-cell>
          <table:table-cell table:formula="of:=ABS([.F37]-[.$L$33])/[.F37]*100" office:value-type="float" office:value="0" calcext:value-type="float">
            <text:p>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59.173" calcext:value-type="float">
            <text:p>5759,173</text:p>
          </table:table-cell>
          <table:table-cell office:value-type="float" office:value="40" calcext:value-type="float">
            <text:p>40</text:p>
          </table:table-cell>
          <table:table-cell table:formula="of:=[.N37]" office:value-type="float" office:value="3" calcext:value-type="float">
            <text:p>3</text:p>
          </table:table-cell>
          <table:table-cell table:formula="of:=[.O37]" office:value-type="float" office:value="5759.173" calcext:value-type="float">
            <text:p>5759,17</text:p>
          </table:table-cell>
          <table:table-cell table:formula="of:=[.P37]" office:value-type="float" office:value="40" calcext:value-type="float">
            <text:p>40</text:p>
          </table:table-cell>
          <table:table-cell table:formula="of:=[.R37]/1000" office:value-type="float" office:value="5.759173" calcext:value-type="float">
            <text:p>5,76</text:p>
          </table:table-cell>
          <table:table-cell table:formula="of:=ABS([.P37]-[.$U$5])/[.P37]*100" office:value-type="float" office:value="2.5" calcext:value-type="float">
            <text:p>2,5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44.374" calcext:value-type="float">
            <text:p>1144,374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38]" office:value-type="float" office:value="4" calcext:value-type="float">
            <text:p>4</text:p>
          </table:table-cell>
          <table:table-cell table:formula="of:=[.E38]" office:value-type="float" office:value="1144.374" calcext:value-type="float">
            <text:p>1144,37</text:p>
          </table:table-cell>
          <table:table-cell table:formula="of:=[.F38]" office:value-type="float" office:value="44" calcext:value-type="float">
            <text:p>44</text:p>
          </table:table-cell>
          <table:table-cell table:formula="of:=[.I38]/1000" office:value-type="float" office:value="1.144374" calcext:value-type="float">
            <text:p>1,14</text:p>
          </table:table-cell>
          <table:table-cell table:formula="of:=ABS([.F38]-[.$L$33])/[.F38]*100" office:value-type="float" office:value="11.3636363636364" calcext:value-type="float">
            <text:p>11,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71.171" calcext:value-type="float">
            <text:p>5871,171</text:p>
          </table:table-cell>
          <table:table-cell office:value-type="float" office:value="42" calcext:value-type="float">
            <text:p>42</text:p>
          </table:table-cell>
          <table:table-cell table:formula="of:=[.N38]" office:value-type="float" office:value="4" calcext:value-type="float">
            <text:p>4</text:p>
          </table:table-cell>
          <table:table-cell table:formula="of:=[.O38]" office:value-type="float" office:value="5871.171" calcext:value-type="float">
            <text:p>5871,17</text:p>
          </table:table-cell>
          <table:table-cell table:formula="of:=[.P38]" office:value-type="float" office:value="42" calcext:value-type="float">
            <text:p>42</text:p>
          </table:table-cell>
          <table:table-cell table:formula="of:=[.R38]/1000" office:value-type="float" office:value="5.871171" calcext:value-type="float">
            <text:p>5,87</text:p>
          </table:table-cell>
          <table:table-cell table:formula="of:=ABS([.P38]-[.$U$5])/[.P38]*100" office:value-type="float" office:value="7.14285714285714" calcext:value-type="float">
            <text:p>7,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42.336" calcext:value-type="float">
            <text:p>1142,33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39]" office:value-type="float" office:value="5" calcext:value-type="float">
            <text:p>5</text:p>
          </table:table-cell>
          <table:table-cell table:formula="of:=[.E39]" office:value-type="float" office:value="1142.336" calcext:value-type="float">
            <text:p>1142,34</text:p>
          </table:table-cell>
          <table:table-cell table:formula="of:=[.F39]" office:value-type="float" office:value="46" calcext:value-type="float">
            <text:p>46</text:p>
          </table:table-cell>
          <table:table-cell table:formula="of:=[.I39]/1000" office:value-type="float" office:value="1.142336" calcext:value-type="float">
            <text:p>1,14</text:p>
          </table:table-cell>
          <table:table-cell table:formula="of:=ABS([.F39]-[.$L$33])/[.F39]*100" office:value-type="float" office:value="15.2173913043478" calcext:value-type="float">
            <text:p>15,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13.591" calcext:value-type="float">
            <text:p>5913,591</text:p>
          </table:table-cell>
          <table:table-cell office:value-type="float" office:value="42" calcext:value-type="float">
            <text:p>42</text:p>
          </table:table-cell>
          <table:table-cell table:formula="of:=[.N39]" office:value-type="float" office:value="5" calcext:value-type="float">
            <text:p>5</text:p>
          </table:table-cell>
          <table:table-cell table:formula="of:=[.O39]" office:value-type="float" office:value="5913.591" calcext:value-type="float">
            <text:p>5913,59</text:p>
          </table:table-cell>
          <table:table-cell table:formula="of:=[.P39]" office:value-type="float" office:value="42" calcext:value-type="float">
            <text:p>42</text:p>
          </table:table-cell>
          <table:table-cell table:formula="of:=[.R39]/1000" office:value-type="float" office:value="5.913591" calcext:value-type="float">
            <text:p>5,91</text:p>
          </table:table-cell>
          <table:table-cell table:formula="of:=ABS([.P39]-[.$U$5])/[.P39]*100" office:value-type="float" office:value="7.14285714285714" calcext:value-type="float">
            <text:p>7,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4.934" calcext:value-type="float">
            <text:p>1144,93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0]" office:value-type="float" office:value="6" calcext:value-type="float">
            <text:p>6</text:p>
          </table:table-cell>
          <table:table-cell table:formula="of:=[.E40]" office:value-type="float" office:value="1144.934" calcext:value-type="float">
            <text:p>1144,93</text:p>
          </table:table-cell>
          <table:table-cell table:formula="of:=[.F40]" office:value-type="float" office:value="48" calcext:value-type="float">
            <text:p>48</text:p>
          </table:table-cell>
          <table:table-cell table:formula="of:=[.I40]/1000" office:value-type="float" office:value="1.144934" calcext:value-type="float">
            <text:p>1,14</text:p>
          </table:table-cell>
          <table:table-cell table:formula="of:=ABS([.F40]-[.$L$33])/[.F40]*100" office:value-type="float" office:value="18.75" calcext:value-type="float">
            <text:p>18,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33.781" calcext:value-type="float">
            <text:p>5833,781</text:p>
          </table:table-cell>
          <table:table-cell office:value-type="float" office:value="44" calcext:value-type="float">
            <text:p>44</text:p>
          </table:table-cell>
          <table:table-cell table:formula="of:=[.N40]" office:value-type="float" office:value="6" calcext:value-type="float">
            <text:p>6</text:p>
          </table:table-cell>
          <table:table-cell table:formula="of:=[.O40]" office:value-type="float" office:value="5833.781" calcext:value-type="float">
            <text:p>5833,78</text:p>
          </table:table-cell>
          <table:table-cell table:formula="of:=[.P40]" office:value-type="float" office:value="44" calcext:value-type="float">
            <text:p>44</text:p>
          </table:table-cell>
          <table:table-cell table:formula="of:=[.R40]/1000" office:value-type="float" office:value="5.833781" calcext:value-type="float">
            <text:p>5,83</text:p>
          </table:table-cell>
          <table:table-cell table:formula="of:=ABS([.P40]-[.$U$5])/[.P40]*100" office:value-type="float" office:value="11.3636363636364" calcext:value-type="float">
            <text:p>11,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44.311" calcext:value-type="float">
            <text:p>1144,31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1]" office:value-type="float" office:value="7" calcext:value-type="float">
            <text:p>7</text:p>
          </table:table-cell>
          <table:table-cell table:formula="of:=[.E41]" office:value-type="float" office:value="1144.311" calcext:value-type="float">
            <text:p>1144,31</text:p>
          </table:table-cell>
          <table:table-cell table:formula="of:=[.F41]" office:value-type="float" office:value="48" calcext:value-type="float">
            <text:p>48</text:p>
          </table:table-cell>
          <table:table-cell table:formula="of:=[.I41]/1000" office:value-type="float" office:value="1.144311" calcext:value-type="float">
            <text:p>1,14</text:p>
          </table:table-cell>
          <table:table-cell table:formula="of:=ABS([.F41]-[.$L$33])/[.F41]*100" office:value-type="float" office:value="18.75" calcext:value-type="float">
            <text:p>18,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42.792" calcext:value-type="float">
            <text:p>5742,792</text:p>
          </table:table-cell>
          <table:table-cell office:value-type="float" office:value="42" calcext:value-type="float">
            <text:p>42</text:p>
          </table:table-cell>
          <table:table-cell table:formula="of:=[.N41]" office:value-type="float" office:value="7" calcext:value-type="float">
            <text:p>7</text:p>
          </table:table-cell>
          <table:table-cell table:formula="of:=[.O41]" office:value-type="float" office:value="5742.792" calcext:value-type="float">
            <text:p>5742,79</text:p>
          </table:table-cell>
          <table:table-cell table:formula="of:=[.P41]" office:value-type="float" office:value="42" calcext:value-type="float">
            <text:p>42</text:p>
          </table:table-cell>
          <table:table-cell table:formula="of:=[.R41]/1000" office:value-type="float" office:value="5.742792" calcext:value-type="float">
            <text:p>5,74</text:p>
          </table:table-cell>
          <table:table-cell table:formula="of:=ABS([.P41]-[.$U$5])/[.P41]*100" office:value-type="float" office:value="7.14285714285714" calcext:value-type="float">
            <text:p>7,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44.178" calcext:value-type="float">
            <text:p>1144,17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D42]" office:value-type="float" office:value="8" calcext:value-type="float">
            <text:p>8</text:p>
          </table:table-cell>
          <table:table-cell table:formula="of:=[.E42]" office:value-type="float" office:value="1144.178" calcext:value-type="float">
            <text:p>1144,18</text:p>
          </table:table-cell>
          <table:table-cell table:formula="of:=[.F42]" office:value-type="float" office:value="53" calcext:value-type="float">
            <text:p>53</text:p>
          </table:table-cell>
          <table:table-cell table:formula="of:=[.I42]/1000" office:value-type="float" office:value="1.144178" calcext:value-type="float">
            <text:p>1,14</text:p>
          </table:table-cell>
          <table:table-cell table:formula="of:=ABS([.F42]-[.$L$33])/[.F42]*100" office:value-type="float" office:value="26.4150943396226" calcext:value-type="float">
            <text:p>26,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787.011" calcext:value-type="float">
            <text:p>5787,011</text:p>
          </table:table-cell>
          <table:table-cell office:value-type="float" office:value="40" calcext:value-type="float">
            <text:p>40</text:p>
          </table:table-cell>
          <table:table-cell table:formula="of:=[.N42]" office:value-type="float" office:value="8" calcext:value-type="float">
            <text:p>8</text:p>
          </table:table-cell>
          <table:table-cell table:formula="of:=[.O42]" office:value-type="float" office:value="5787.011" calcext:value-type="float">
            <text:p>5787,01</text:p>
          </table:table-cell>
          <table:table-cell table:formula="of:=[.P42]" office:value-type="float" office:value="40" calcext:value-type="float">
            <text:p>40</text:p>
          </table:table-cell>
          <table:table-cell table:formula="of:=[.R42]/1000" office:value-type="float" office:value="5.787011" calcext:value-type="float">
            <text:p>5,79</text:p>
          </table:table-cell>
          <table:table-cell table:formula="of:=ABS([.P42]-[.$U$5])/[.P42]*100" office:value-type="float" office:value="2.5" calcext:value-type="float">
            <text:p>2,5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43.119" calcext:value-type="float">
            <text:p>1143,11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3]" office:value-type="float" office:value="9" calcext:value-type="float">
            <text:p>9</text:p>
          </table:table-cell>
          <table:table-cell table:formula="of:=[.E43]" office:value-type="float" office:value="1143.119" calcext:value-type="float">
            <text:p>1143,12</text:p>
          </table:table-cell>
          <table:table-cell table:formula="of:=[.F43]" office:value-type="float" office:value="47" calcext:value-type="float">
            <text:p>47</text:p>
          </table:table-cell>
          <table:table-cell table:formula="of:=[.I43]/1000" office:value-type="float" office:value="1.143119" calcext:value-type="float">
            <text:p>1,14</text:p>
          </table:table-cell>
          <table:table-cell table:formula="of:=ABS([.F43]-[.$L$33])/[.F43]*100" office:value-type="float" office:value="17.0212765957447" calcext:value-type="float">
            <text:p>17,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758.271" calcext:value-type="float">
            <text:p>5758,271</text:p>
          </table:table-cell>
          <table:table-cell office:value-type="float" office:value="42" calcext:value-type="float">
            <text:p>42</text:p>
          </table:table-cell>
          <table:table-cell table:formula="of:=[.N43]" office:value-type="float" office:value="9" calcext:value-type="float">
            <text:p>9</text:p>
          </table:table-cell>
          <table:table-cell table:formula="of:=[.O43]" office:value-type="float" office:value="5758.271" calcext:value-type="float">
            <text:p>5758,27</text:p>
          </table:table-cell>
          <table:table-cell table:formula="of:=[.P43]" office:value-type="float" office:value="42" calcext:value-type="float">
            <text:p>42</text:p>
          </table:table-cell>
          <table:table-cell table:formula="of:=[.R43]/1000" office:value-type="float" office:value="5.758271" calcext:value-type="float">
            <text:p>5,76</text:p>
          </table:table-cell>
          <table:table-cell table:formula="of:=ABS([.P43]-[.$U$5])/[.P43]*100" office:value-type="float" office:value="7.14285714285714" calcext:value-type="float">
            <text:p>7,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45.631" calcext:value-type="float">
            <text:p>1145,63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44]" office:value-type="float" office:value="10" calcext:value-type="float">
            <text:p>10</text:p>
          </table:table-cell>
          <table:table-cell table:formula="of:=[.E44]" office:value-type="float" office:value="1145.631" calcext:value-type="float">
            <text:p>1145,63</text:p>
          </table:table-cell>
          <table:table-cell table:formula="of:=[.F44]" office:value-type="float" office:value="51" calcext:value-type="float">
            <text:p>51</text:p>
          </table:table-cell>
          <table:table-cell table:formula="of:=[.I44]/1000" office:value-type="float" office:value="1.145631" calcext:value-type="float">
            <text:p>1,15</text:p>
          </table:table-cell>
          <table:table-cell table:formula="of:=ABS([.F44]-[.$L$33])/[.F44]*100" office:value-type="float" office:value="23.5294117647059" calcext:value-type="float">
            <text:p>23,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20.464" calcext:value-type="float">
            <text:p>5720,464</text:p>
          </table:table-cell>
          <table:table-cell office:value-type="float" office:value="39" calcext:value-type="float">
            <text:p>39</text:p>
          </table:table-cell>
          <table:table-cell table:formula="of:=[.N44]" office:value-type="float" office:value="10" calcext:value-type="float">
            <text:p>10</text:p>
          </table:table-cell>
          <table:table-cell table:formula="of:=[.O44]" office:value-type="float" office:value="5720.464" calcext:value-type="float">
            <text:p>5720,46</text:p>
          </table:table-cell>
          <table:table-cell table:formula="of:=[.P44]" office:value-type="float" office:value="39" calcext:value-type="float">
            <text:p>39</text:p>
          </table:table-cell>
          <table:table-cell table:formula="of:=[.R44]/1000" office:value-type="float" office:value="5.720464" calcext:value-type="float">
            <text:p>5,72</text:p>
          </table:table-cell>
          <table:table-cell table:formula="of:=ABS([.P44]-[.$U$5])/[.P44]*100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150.301" calcext:value-type="float">
            <text:p>1150,30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45]" office:value-type="float" office:value="11" calcext:value-type="float">
            <text:p>11</text:p>
          </table:table-cell>
          <table:table-cell table:formula="of:=[.E45]" office:value-type="float" office:value="1150.301" calcext:value-type="float">
            <text:p>1150,30</text:p>
          </table:table-cell>
          <table:table-cell table:formula="of:=[.F45]" office:value-type="float" office:value="42" calcext:value-type="float">
            <text:p>42</text:p>
          </table:table-cell>
          <table:table-cell table:formula="of:=[.I45]/1000" office:value-type="float" office:value="1.150301" calcext:value-type="float">
            <text:p>1,15</text:p>
          </table:table-cell>
          <table:table-cell table:formula="of:=ABS([.F45]-[.$L$33])/[.F45]*100" office:value-type="float" office:value="7.14285714285714" calcext:value-type="float">
            <text:p>7,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721.027" calcext:value-type="float">
            <text:p>5721,027</text:p>
          </table:table-cell>
          <table:table-cell office:value-type="float" office:value="42" calcext:value-type="float">
            <text:p>42</text:p>
          </table:table-cell>
          <table:table-cell table:formula="of:=[.N45]" office:value-type="float" office:value="11" calcext:value-type="float">
            <text:p>11</text:p>
          </table:table-cell>
          <table:table-cell table:formula="of:=[.O45]" office:value-type="float" office:value="5721.027" calcext:value-type="float">
            <text:p>5721,03</text:p>
          </table:table-cell>
          <table:table-cell table:formula="of:=[.P45]" office:value-type="float" office:value="42" calcext:value-type="float">
            <text:p>42</text:p>
          </table:table-cell>
          <table:table-cell table:formula="of:=[.R45]/1000" office:value-type="float" office:value="5.721027" calcext:value-type="float">
            <text:p>5,72</text:p>
          </table:table-cell>
          <table:table-cell table:formula="of:=ABS([.P45]-[.$U$5])/[.P45]*100" office:value-type="float" office:value="7.14285714285714" calcext:value-type="float">
            <text:p>7,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265.154" calcext:value-type="float">
            <text:p>1265,15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46]" office:value-type="float" office:value="12" calcext:value-type="float">
            <text:p>12</text:p>
          </table:table-cell>
          <table:table-cell table:formula="of:=[.E46]" office:value-type="float" office:value="1265.154" calcext:value-type="float">
            <text:p>1265,15</text:p>
          </table:table-cell>
          <table:table-cell table:formula="of:=[.F46]" office:value-type="float" office:value="42" calcext:value-type="float">
            <text:p>42</text:p>
          </table:table-cell>
          <table:table-cell table:formula="of:=[.I46]/1000" office:value-type="float" office:value="1.265154" calcext:value-type="float">
            <text:p>1,27</text:p>
          </table:table-cell>
          <table:table-cell table:formula="of:=ABS([.F46]-[.$L$33])/[.F46]*100" office:value-type="float" office:value="7.14285714285714" calcext:value-type="float">
            <text:p>7,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30.445" calcext:value-type="float">
            <text:p>5730,445</text:p>
          </table:table-cell>
          <table:table-cell office:value-type="float" office:value="43" calcext:value-type="float">
            <text:p>43</text:p>
          </table:table-cell>
          <table:table-cell table:formula="of:=[.N46]" office:value-type="float" office:value="12" calcext:value-type="float">
            <text:p>12</text:p>
          </table:table-cell>
          <table:table-cell table:formula="of:=[.O46]" office:value-type="float" office:value="5730.445" calcext:value-type="float">
            <text:p>5730,45</text:p>
          </table:table-cell>
          <table:table-cell table:formula="of:=[.P46]" office:value-type="float" office:value="43" calcext:value-type="float">
            <text:p>43</text:p>
          </table:table-cell>
          <table:table-cell table:formula="of:=[.R46]/1000" office:value-type="float" office:value="5.730445" calcext:value-type="float">
            <text:p>5,73</text:p>
          </table:table-cell>
          <table:table-cell table:formula="of:=ABS([.P46]-[.$U$5])/[.P46]*100" office:value-type="float" office:value="9.30232558139535" calcext:value-type="float">
            <text:p>9,3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43.854" calcext:value-type="float">
            <text:p>1143,85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47]" office:value-type="float" office:value="13" calcext:value-type="float">
            <text:p>13</text:p>
          </table:table-cell>
          <table:table-cell table:formula="of:=[.E47]" office:value-type="float" office:value="1143.854" calcext:value-type="float">
            <text:p>1143,85</text:p>
          </table:table-cell>
          <table:table-cell table:formula="of:=[.F47]" office:value-type="float" office:value="42" calcext:value-type="float">
            <text:p>42</text:p>
          </table:table-cell>
          <table:table-cell table:formula="of:=[.I47]/1000" office:value-type="float" office:value="1.143854" calcext:value-type="float">
            <text:p>1,14</text:p>
          </table:table-cell>
          <table:table-cell table:formula="of:=ABS([.F47]-[.$L$33])/[.F47]*100" office:value-type="float" office:value="7.14285714285714" calcext:value-type="float">
            <text:p>7,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730.789" calcext:value-type="float">
            <text:p>5730,789</text:p>
          </table:table-cell>
          <table:table-cell office:value-type="float" office:value="39" calcext:value-type="float">
            <text:p>39</text:p>
          </table:table-cell>
          <table:table-cell table:formula="of:=[.N47]" office:value-type="float" office:value="13" calcext:value-type="float">
            <text:p>13</text:p>
          </table:table-cell>
          <table:table-cell table:formula="of:=[.O47]" office:value-type="float" office:value="5730.789" calcext:value-type="float">
            <text:p>5730,79</text:p>
          </table:table-cell>
          <table:table-cell table:formula="of:=[.P47]" office:value-type="float" office:value="39" calcext:value-type="float">
            <text:p>39</text:p>
          </table:table-cell>
          <table:table-cell table:formula="of:=[.R47]/1000" office:value-type="float" office:value="5.730789" calcext:value-type="float">
            <text:p>5,73</text:p>
          </table:table-cell>
          <table:table-cell table:formula="of:=ABS([.P47]-[.$U$5])/[.P47]*100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47.359" calcext:value-type="float">
            <text:p>1147,35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48]" office:value-type="float" office:value="14" calcext:value-type="float">
            <text:p>14</text:p>
          </table:table-cell>
          <table:table-cell table:formula="of:=[.E48]" office:value-type="float" office:value="1147.359" calcext:value-type="float">
            <text:p>1147,36</text:p>
          </table:table-cell>
          <table:table-cell table:formula="of:=[.F48]" office:value-type="float" office:value="39" calcext:value-type="float">
            <text:p>39</text:p>
          </table:table-cell>
          <table:table-cell table:formula="of:=[.I48]/1000" office:value-type="float" office:value="1.147359" calcext:value-type="float">
            <text:p>1,15</text:p>
          </table:table-cell>
          <table:table-cell table:formula="of:=ABS([.F48]-[.$L$33])/[.F48]*100" office:value-type="float" office:value="0" calcext:value-type="float">
            <text:p>0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725.541" calcext:value-type="float">
            <text:p>5725,541</text:p>
          </table:table-cell>
          <table:table-cell office:value-type="float" office:value="39" calcext:value-type="float">
            <text:p>39</text:p>
          </table:table-cell>
          <table:table-cell table:formula="of:=[.N48]" office:value-type="float" office:value="14" calcext:value-type="float">
            <text:p>14</text:p>
          </table:table-cell>
          <table:table-cell table:formula="of:=[.O48]" office:value-type="float" office:value="5725.541" calcext:value-type="float">
            <text:p>5725,54</text:p>
          </table:table-cell>
          <table:table-cell table:formula="of:=[.P48]" office:value-type="float" office:value="39" calcext:value-type="float">
            <text:p>39</text:p>
          </table:table-cell>
          <table:table-cell table:formula="of:=[.R48]/1000" office:value-type="float" office:value="5.725541" calcext:value-type="float">
            <text:p>5,73</text:p>
          </table:table-cell>
          <table:table-cell table:formula="of:=ABS([.P48]-[.$U$5])/[.P48]*100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47.855" calcext:value-type="float">
            <text:p>1147,855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49]" office:value-type="float" office:value="15" calcext:value-type="float">
            <text:p>15</text:p>
          </table:table-cell>
          <table:table-cell table:formula="of:=[.E49]" office:value-type="float" office:value="1147.855" calcext:value-type="float">
            <text:p>1147,86</text:p>
          </table:table-cell>
          <table:table-cell table:formula="of:=[.F49]" office:value-type="float" office:value="41" calcext:value-type="float">
            <text:p>41</text:p>
          </table:table-cell>
          <table:table-cell table:formula="of:=[.I49]/1000" office:value-type="float" office:value="1.147855" calcext:value-type="float">
            <text:p>1,15</text:p>
          </table:table-cell>
          <table:table-cell table:formula="of:=ABS([.F49]-[.$L$33])/[.F49]*100" office:value-type="float" office:value="4.87804878048781" calcext:value-type="float">
            <text:p>4,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78.989" calcext:value-type="float">
            <text:p>5878,989</text:p>
          </table:table-cell>
          <table:table-cell office:value-type="float" office:value="44" calcext:value-type="float">
            <text:p>44</text:p>
          </table:table-cell>
          <table:table-cell table:formula="of:=[.N49]" office:value-type="float" office:value="15" calcext:value-type="float">
            <text:p>15</text:p>
          </table:table-cell>
          <table:table-cell table:formula="of:=[.O49]" office:value-type="float" office:value="5878.989" calcext:value-type="float">
            <text:p>5878,99</text:p>
          </table:table-cell>
          <table:table-cell table:formula="of:=[.P49]" office:value-type="float" office:value="44" calcext:value-type="float">
            <text:p>44</text:p>
          </table:table-cell>
          <table:table-cell table:formula="of:=[.R49]/1000" office:value-type="float" office:value="5.878989" calcext:value-type="float">
            <text:p>5,88</text:p>
          </table:table-cell>
          <table:table-cell table:formula="of:=ABS([.P49]-[.$U$5])/[.P49]*100" office:value-type="float" office:value="11.3636363636364" calcext:value-type="float">
            <text:p>11,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45.813" calcext:value-type="float">
            <text:p>1145,81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50]" office:value-type="float" office:value="16" calcext:value-type="float">
            <text:p>16</text:p>
          </table:table-cell>
          <table:table-cell table:formula="of:=[.E50]" office:value-type="float" office:value="1145.813" calcext:value-type="float">
            <text:p>1145,81</text:p>
          </table:table-cell>
          <table:table-cell table:formula="of:=[.F50]" office:value-type="float" office:value="44" calcext:value-type="float">
            <text:p>44</text:p>
          </table:table-cell>
          <table:table-cell table:formula="of:=[.I50]/1000" office:value-type="float" office:value="1.145813" calcext:value-type="float">
            <text:p>1,15</text:p>
          </table:table-cell>
          <table:table-cell table:formula="of:=ABS([.F50]-[.$L$33])/[.F50]*100" office:value-type="float" office:value="11.3636363636364" calcext:value-type="float">
            <text:p>11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62.028" calcext:value-type="float">
            <text:p>5962,028</text:p>
          </table:table-cell>
          <table:table-cell office:value-type="float" office:value="44" calcext:value-type="float">
            <text:p>44</text:p>
          </table:table-cell>
          <table:table-cell table:formula="of:=[.N50]" office:value-type="float" office:value="16" calcext:value-type="float">
            <text:p>16</text:p>
          </table:table-cell>
          <table:table-cell table:formula="of:=[.O50]" office:value-type="float" office:value="5962.028" calcext:value-type="float">
            <text:p>5962,03</text:p>
          </table:table-cell>
          <table:table-cell table:formula="of:=[.P50]" office:value-type="float" office:value="44" calcext:value-type="float">
            <text:p>44</text:p>
          </table:table-cell>
          <table:table-cell table:formula="of:=[.R50]/1000" office:value-type="float" office:value="5.962028" calcext:value-type="float">
            <text:p>5,96</text:p>
          </table:table-cell>
          <table:table-cell table:formula="of:=ABS([.P50]-[.$U$5])/[.P50]*100" office:value-type="float" office:value="11.3636363636364" calcext:value-type="float">
            <text:p>11,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98.633" calcext:value-type="float">
            <text:p>1198,63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1]" office:value-type="float" office:value="17" calcext:value-type="float">
            <text:p>17</text:p>
          </table:table-cell>
          <table:table-cell table:formula="of:=[.E51]" office:value-type="float" office:value="1198.633" calcext:value-type="float">
            <text:p>1198,63</text:p>
          </table:table-cell>
          <table:table-cell table:formula="of:=[.F51]" office:value-type="float" office:value="40" calcext:value-type="float">
            <text:p>40</text:p>
          </table:table-cell>
          <table:table-cell table:formula="of:=[.I51]/1000" office:value-type="float" office:value="1.198633" calcext:value-type="float">
            <text:p>1,20</text:p>
          </table:table-cell>
          <table:table-cell table:formula="of:=ABS([.F51]-[.$L$33])/[.F51]*100" office:value-type="float" office:value="2.5" calcext:value-type="float">
            <text:p>2,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773.338" calcext:value-type="float">
            <text:p>5773,338</text:p>
          </table:table-cell>
          <table:table-cell office:value-type="float" office:value="40" calcext:value-type="float">
            <text:p>40</text:p>
          </table:table-cell>
          <table:table-cell table:formula="of:=[.N51]" office:value-type="float" office:value="17" calcext:value-type="float">
            <text:p>17</text:p>
          </table:table-cell>
          <table:table-cell table:formula="of:=[.O51]" office:value-type="float" office:value="5773.338" calcext:value-type="float">
            <text:p>5773,34</text:p>
          </table:table-cell>
          <table:table-cell table:formula="of:=[.P51]" office:value-type="float" office:value="40" calcext:value-type="float">
            <text:p>40</text:p>
          </table:table-cell>
          <table:table-cell table:formula="of:=[.R51]/1000" office:value-type="float" office:value="5.773338" calcext:value-type="float">
            <text:p>5,77</text:p>
          </table:table-cell>
          <table:table-cell table:formula="of:=ABS([.P51]-[.$U$5])/[.P51]*100" office:value-type="float" office:value="2.5" calcext:value-type="float">
            <text:p>2,5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95.764" calcext:value-type="float">
            <text:p>1195,764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52]" office:value-type="float" office:value="18" calcext:value-type="float">
            <text:p>18</text:p>
          </table:table-cell>
          <table:table-cell table:formula="of:=[.E52]" office:value-type="float" office:value="1195.764" calcext:value-type="float">
            <text:p>1195,76</text:p>
          </table:table-cell>
          <table:table-cell table:formula="of:=[.F52]" office:value-type="float" office:value="39" calcext:value-type="float">
            <text:p>39</text:p>
          </table:table-cell>
          <table:table-cell table:formula="of:=[.I52]/1000" office:value-type="float" office:value="1.195764" calcext:value-type="float">
            <text:p>1,20</text:p>
          </table:table-cell>
          <table:table-cell table:formula="of:=ABS([.F52]-[.$L$33])/[.F52]*100" office:value-type="float" office:value="0" calcext:value-type="float">
            <text:p>0,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715.209" calcext:value-type="float">
            <text:p>5715,209</text:p>
          </table:table-cell>
          <table:table-cell office:value-type="float" office:value="40" calcext:value-type="float">
            <text:p>40</text:p>
          </table:table-cell>
          <table:table-cell table:formula="of:=[.N52]" office:value-type="float" office:value="18" calcext:value-type="float">
            <text:p>18</text:p>
          </table:table-cell>
          <table:table-cell table:formula="of:=[.O52]" office:value-type="float" office:value="5715.209" calcext:value-type="float">
            <text:p>5715,21</text:p>
          </table:table-cell>
          <table:table-cell table:formula="of:=[.P52]" office:value-type="float" office:value="40" calcext:value-type="float">
            <text:p>40</text:p>
          </table:table-cell>
          <table:table-cell table:formula="of:=[.R52]/1000" office:value-type="float" office:value="5.715209" calcext:value-type="float">
            <text:p>5,72</text:p>
          </table:table-cell>
          <table:table-cell table:formula="of:=ABS([.P52]-[.$U$5])/[.P52]*100" office:value-type="float" office:value="2.5" calcext:value-type="float">
            <text:p>2,5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09.655" calcext:value-type="float">
            <text:p>1209,655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53]" office:value-type="float" office:value="19" calcext:value-type="float">
            <text:p>19</text:p>
          </table:table-cell>
          <table:table-cell table:formula="of:=[.E53]" office:value-type="float" office:value="1209.655" calcext:value-type="float">
            <text:p>1209,66</text:p>
          </table:table-cell>
          <table:table-cell table:formula="of:=[.F53]" office:value-type="float" office:value="41" calcext:value-type="float">
            <text:p>41</text:p>
          </table:table-cell>
          <table:table-cell table:formula="of:=[.I53]/1000" office:value-type="float" office:value="1.209655" calcext:value-type="float">
            <text:p>1,21</text:p>
          </table:table-cell>
          <table:table-cell table:formula="of:=ABS([.F53]-[.$L$33])/[.F53]*100" office:value-type="float" office:value="4.87804878048781" calcext:value-type="float">
            <text:p>4,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714.931" calcext:value-type="float">
            <text:p>5714,931</text:p>
          </table:table-cell>
          <table:table-cell office:value-type="float" office:value="39" calcext:value-type="float">
            <text:p>39</text:p>
          </table:table-cell>
          <table:table-cell table:formula="of:=[.N53]" office:value-type="float" office:value="19" calcext:value-type="float">
            <text:p>19</text:p>
          </table:table-cell>
          <table:table-cell table:formula="of:=[.O53]" office:value-type="float" office:value="5714.931" calcext:value-type="float">
            <text:p>5714,93</text:p>
          </table:table-cell>
          <table:table-cell table:formula="of:=[.P53]" office:value-type="float" office:value="39" calcext:value-type="float">
            <text:p>39</text:p>
          </table:table-cell>
          <table:table-cell table:formula="of:=[.R53]/1000" office:value-type="float" office:value="5.714931" calcext:value-type="float">
            <text:p>5,71</text:p>
          </table:table-cell>
          <table:table-cell table:formula="of:=ABS([.P53]-[.$U$5])/[.P53]*100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49.307" calcext:value-type="float">
            <text:p>1149,30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54]" office:value-type="float" office:value="20" calcext:value-type="float">
            <text:p>20</text:p>
          </table:table-cell>
          <table:table-cell table:formula="of:=[.E54]" office:value-type="float" office:value="1149.307" calcext:value-type="float">
            <text:p>1149,31</text:p>
          </table:table-cell>
          <table:table-cell table:formula="of:=[.F54]" office:value-type="float" office:value="42" calcext:value-type="float">
            <text:p>42</text:p>
          </table:table-cell>
          <table:table-cell table:formula="of:=[.I54]/1000" office:value-type="float" office:value="1.149307" calcext:value-type="float">
            <text:p>1,15</text:p>
          </table:table-cell>
          <table:table-cell table:formula="of:=ABS([.F54]-[.$L$33])/[.F54]*100" office:value-type="float" office:value="7.14285714285714" calcext:value-type="float">
            <text:p>7,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718.507" calcext:value-type="float">
            <text:p>5718,507</text:p>
          </table:table-cell>
          <table:table-cell office:value-type="float" office:value="44" calcext:value-type="float">
            <text:p>44</text:p>
          </table:table-cell>
          <table:table-cell table:formula="of:=[.N54]" office:value-type="float" office:value="20" calcext:value-type="float">
            <text:p>20</text:p>
          </table:table-cell>
          <table:table-cell table:formula="of:=[.O54]" office:value-type="float" office:value="5718.507" calcext:value-type="float">
            <text:p>5718,51</text:p>
          </table:table-cell>
          <table:table-cell table:formula="of:=[.P54]" office:value-type="float" office:value="44" calcext:value-type="float">
            <text:p>44</text:p>
          </table:table-cell>
          <table:table-cell table:formula="of:=[.R54]/1000" office:value-type="float" office:value="5.718507" calcext:value-type="float">
            <text:p>5,72</text:p>
          </table:table-cell>
          <table:table-cell table:formula="of:=ABS([.P54]-[.$U$5])/[.P54]*100" office:value-type="float" office:value="11.3636363636364" calcext:value-type="float">
            <text:p>11,3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I35:.I54])" office:value-type="float" office:value="1162.60035" calcext:value-type="float">
            <text:p>1162,60</text:p>
          </table:table-cell>
          <table:table-cell table:style-name="ce30" table:formula="of:=AVERAGE([.J35:.J54])" office:value-type="float" office:value="43.8" calcext:value-type="float">
            <text:p>43,8</text:p>
          </table:table-cell>
          <table:table-cell table:style-name="ce34" table:formula="of:=AVERAGE([.K35:.K54])" office:value-type="float" office:value="1.16260035" calcext:value-type="float">
            <text:p>1,16</text:p>
          </table:table-cell>
          <table:table-cell table:style-name="ce34" table:formula="of:=AVERAGE([.L35:.L54])" office:value-type="float" office:value="10.2799110655651" calcext:value-type="float">
            <text:p>10,28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R35:.R54])" office:value-type="float" office:value="5783.74815" calcext:value-type="float">
            <text:p>5783,75</text:p>
          </table:table-cell>
          <table:table-cell table:style-name="ce30" table:formula="of:=AVERAGE([.S35:.S54])" office:value-type="float" office:value="41.5" calcext:value-type="float">
            <text:p>41,5</text:p>
          </table:table-cell>
          <table:table-cell table:style-name="ce34" table:formula="of:=AVERAGE([.T35:.T54])" office:value-type="float" office:value="5.78374815" calcext:value-type="float">
            <text:p>5,78</text:p>
          </table:table-cell>
          <table:table-cell table:style-name="ce34" table:formula="of:=AVERAGE([.U35:.U54])" office:value-type="float" office:value="5.83564209471753" calcext:value-type="float">
            <text:p>5,84</text:p>
          </table:table-cell>
          <table:table-cell table:number-columns-repeated="9"/>
        </table:table-row>
      </table:table>
      <table:table table:name="tabu(dlugosc tabu) 29" table:style-name="ta1">
        <table:shapes>
          <draw:frame draw:z-index="0" draw:style-name="gr1" draw:text-style-name="P1" svg:width="189.71mm" svg:height="105.97mm" svg:x="22.16mm" svg:y="346.81mm">
            <loext:p draw:notify-on-update-of-ranges="'tabu(dlugosc tabu) 29'.D66:'tabu(dlugosc tabu) 29'.L66 'tabu(dlugosc tabu) 29'.D67:'tabu(dlugosc tabu) 29'.L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ce17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ce17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ce17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ce17"/>
        <table:table-column table:style-name="co1" table:number-columns-repeated="9" table:default-cell-style-name="Default"/>
        <table:table-row table:style-name="ro1">
          <table:table-cell/>
          <table:table-cell table:style-name="ce31" table:formula="of:='tabu(dlugosc tabu)',[.D65]" office:value-type="string" office:string-value="" calcext:value-type="error">
            <text:p>Błąd:509</text:p>
          </table:table-cell>
          <table:table-cell table:style-name="ce31" table:formula="of:='tabu(dlugosc tabu)',e65" office:value-type="string" office:string-value="" calcext:value-type="error">
            <text:p>Błąd:509</text:p>
          </table:table-cell>
          <table:table-cell table:style-name="ce31" table:formula="of:='tabu(dlugosc tabu)',[.F65]" office:value-type="string" office:string-value="" calcext:value-type="error">
            <text:p>Błąd:509</text:p>
          </table:table-cell>
          <table:table-cell table:style-name="ce31" table:formula="of:='tabu(dlugosc tabu)',[.G65]" office:value-type="string" office:string-value="" calcext:value-type="error">
            <text:p>Błąd:509</text:p>
          </table:table-cell>
          <table:table-cell table:style-name="ce31" table:formula="of:='tabu(dlugosc tabu)',[.H65]" office:value-type="string" office:string-value="" calcext:value-type="error">
            <text:p>Błąd:509</text:p>
          </table:table-cell>
          <table:table-cell table:style-name="ce31" table:formula="of:='tabu(dlugosc tabu)',[.I65]" office:value-type="string" office:string-value="" calcext:value-type="error">
            <text:p>Błąd:509</text:p>
          </table:table-cell>
          <table:table-cell table:style-name="ce31" table:formula="of:='tabu(dlugosc tabu)',[.J65]" office:value-type="string" office:string-value="" calcext:value-type="error">
            <text:p>Błąd:509</text:p>
          </table:table-cell>
          <table:table-cell table:style-name="ce31" table:formula="of:='tabu(dlugosc tabu)',[.K65]" office:value-type="string" office:string-value="" calcext:value-type="error">
            <text:p>Błąd:509</text:p>
          </table:table-cell>
          <table:table-cell table:style-name="ce31" table:formula="of:='tabu(dlugosc tabu)',[.L65]" office:value-type="string" office:string-value="" calcext:value-type="error">
            <text:p>Błąd:509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 table:number-columns-repeated="4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9" calcext:value-type="float">
            <text:p>29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9" calcext:value-type="float">
            <text:p>29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9" calcext:value-type="float">
            <text:p>29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9" calcext:value-type="float">
            <text:p>29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table:formula="of:=ROUNDUP([.I5]*([.I5]-1)/2 * [.I8]/100)" office:value-type="float" office:value="15" calcext:value-type="float">
            <text:p>15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table:formula="of:=ROUNDUP([.R5]*([.R5]-1)/2 * [.R8]/100)" office:value-type="float" office:value="60" calcext:value-type="float">
            <text:p>6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table:formula="of:=ROUNDUP([.AA5]*([.AA5]-1)/2 * [.AA8]/100)" office:value-type="float" office:value="150" calcext:value-type="float">
            <text:p>15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table:formula="of:=ROUNDUP([.AJ5]*([.AJ5]-1)/2 * [.AJ8]/100)" office:value-type="float" office:value="239" calcext:value-type="float">
            <text:p>239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table:formula="of:=ROUNDUP([.AS5]*([.AS5]-1)/2 * [.AS8]/100)" office:value-type="float" office:value="359" calcext:value-type="float">
            <text:p>35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,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office:value-type="float" office:value="3.68" calcext:value-type="float">
            <text:p>3,68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office:value-type="float" office:value="14.71" calcext:value-type="float">
            <text:p>14,71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,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office:value-type="float" office:value="36.72" calcext:value-type="float">
            <text:p>36,72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,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office:value-type="float" office:value="58.82" calcext:value-type="float">
            <text:p>58,82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Stosunek dł,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office:value-type="float" office:value="88.24" calcext:value-type="float">
            <text:p>88,24</text:p>
          </table:table-cell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20" calcext:value-type="float">
            <text:p>2020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20" calcext:value-type="float">
            <text:p>2020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20" calcext:value-type="float">
            <text:p>2020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20" calcext:value-type="float">
            <text:p>2020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20" calcext:value-type="float">
            <text:p>2020</text:p>
          </table:table-cell>
        </table:table-row>
        <table:table-row table:style-name="ro1">
          <table:table-cell/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503.827" calcext:value-type="float">
            <text:p>28503,827</text:p>
          </table:table-cell>
          <table:table-cell office:value-type="float" office:value="2734" calcext:value-type="float">
            <text:p>2734</text:p>
          </table:table-cell>
          <table:table-cell table:formula="of:=[.B11]" office:value-type="float" office:value="1" calcext:value-type="float">
            <text:p>1</text:p>
          </table:table-cell>
          <table:table-cell table:formula="of:=[.C11]" office:value-type="float" office:value="28503.827" calcext:value-type="float">
            <text:p>28503,83</text:p>
          </table:table-cell>
          <table:table-cell table:formula="of:=[.D11]" office:value-type="float" office:value="2734" calcext:value-type="float">
            <text:p>2734</text:p>
          </table:table-cell>
          <table:table-cell table:formula="of:=[.F11]/1000" office:value-type="float" office:value="28.503827" calcext:value-type="float">
            <text:p>28,50</text:p>
          </table:table-cell>
          <table:table-cell table:formula="of:=ABS([.D11]-[.$I$9])/[.D11]*100" office:value-type="float" office:value="26.1155815654718" calcext:value-type="float">
            <text:p>26,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96.461" calcext:value-type="float">
            <text:p>28096,461</text:p>
          </table:table-cell>
          <table:table-cell office:value-type="float" office:value="2527" calcext:value-type="float">
            <text:p>2527</text:p>
          </table:table-cell>
          <table:table-cell table:style-name="ce20" table:formula="of:=[.K11]" office:value-type="float" office:value="1" calcext:value-type="float">
            <text:p>1</text:p>
          </table:table-cell>
          <table:table-cell table:formula="of:=[.L11]" office:value-type="float" office:value="28096.461" calcext:value-type="float">
            <text:p>28096,46</text:p>
          </table:table-cell>
          <table:table-cell table:formula="of:=[.M11]" office:value-type="float" office:value="2527" calcext:value-type="float">
            <text:p>2527</text:p>
          </table:table-cell>
          <table:table-cell table:formula="of:=[.O11]/1000" office:value-type="float" office:value="28.096461" calcext:value-type="float">
            <text:p>28,10</text:p>
          </table:table-cell>
          <table:table-cell table:formula="of:=ABS([.M11]-[.$R$9])/[.M11]*100" office:value-type="float" office:value="20.0633161851998" calcext:value-type="float">
            <text:p>20,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96.551" calcext:value-type="float">
            <text:p>27996,551</text:p>
          </table:table-cell>
          <table:table-cell office:value-type="float" office:value="2580" calcext:value-type="float">
            <text:p>258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float" office:value="27996.551" calcext:value-type="float">
            <text:p>27996,55</text:p>
          </table:table-cell>
          <table:table-cell table:formula="of:=[.V11]" office:value-type="float" office:value="2580" calcext:value-type="float">
            <text:p>2580</text:p>
          </table:table-cell>
          <table:table-cell table:formula="of:=[.X11]/1000" office:value-type="float" office:value="27.996551" calcext:value-type="float">
            <text:p>28,00</text:p>
          </table:table-cell>
          <table:table-cell table:formula="of:=ABS([.V11]-[.$AA$9])/[.V11]*100" office:value-type="float" office:value="21.7054263565891" calcext:value-type="float">
            <text:p>21,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68.215" calcext:value-type="float">
            <text:p>28468,215</text:p>
          </table:table-cell>
          <table:table-cell office:value-type="float" office:value="2522" calcext:value-type="float">
            <text:p>2522</text:p>
          </table:table-cell>
          <table:table-cell table:formula="of:=[.AC11]" office:value-type="float" office:value="1" calcext:value-type="float">
            <text:p>1</text:p>
          </table:table-cell>
          <table:table-cell table:formula="of:=[.AD11]" office:value-type="float" office:value="28468.215" calcext:value-type="float">
            <text:p>28468,22</text:p>
          </table:table-cell>
          <table:table-cell table:formula="of:=[.AE11]" office:value-type="float" office:value="2522" calcext:value-type="float">
            <text:p>2522</text:p>
          </table:table-cell>
          <table:table-cell table:formula="of:=[.AG11]/1000" office:value-type="float" office:value="28.468215" calcext:value-type="float">
            <text:p>28,47</text:p>
          </table:table-cell>
          <table:table-cell table:formula="of:=ABS([.AE11]-[.$AJ$9])/[.AE11]*100" office:value-type="float" office:value="19.9048374306106" calcext:value-type="float">
            <text:p>19,9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27887.343" calcext:value-type="float">
            <text:p>27887,343</text:p>
          </table:table-cell>
          <table:table-cell table:style-name="ce32" office:value-type="float" office:value="2199" calcext:value-type="float">
            <text:p>2199</text:p>
          </table:table-cell>
          <table:table-cell table:formula="of:=[.AL11]" office:value-type="float" office:value="1" calcext:value-type="float">
            <text:p>1</text:p>
          </table:table-cell>
          <table:table-cell table:style-name="ce22" table:formula="of:=[.AM11]" office:value-type="float" office:value="27887.343" calcext:value-type="float">
            <text:p>27887,34</text:p>
          </table:table-cell>
          <table:table-cell table:formula="of:=[.AN11]" office:value-type="float" office:value="2199" calcext:value-type="float">
            <text:p>2199</text:p>
          </table:table-cell>
          <table:table-cell table:style-name="ce22" table:formula="of:=[.AP11]/1000" office:value-type="float" office:value="27.887343" calcext:value-type="float">
            <text:p>27,89</text:p>
          </table:table-cell>
          <table:table-cell table:style-name="ce17" table:formula="of:=ABS([.AN11]-[.$AS$9])/[.AN11]*100" office:value-type="float" office:value="8.14006366530241" calcext:value-type="float">
            <text:p>8,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275.728" calcext:value-type="float">
            <text:p>28275,728</text:p>
          </table:table-cell>
          <table:table-cell office:value-type="float" office:value="2375" calcext:value-type="float">
            <text:p>2375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8275.728" calcext:value-type="float">
            <text:p>28275,73</text:p>
          </table:table-cell>
          <table:table-cell table:formula="of:=[.D12]" office:value-type="float" office:value="2375" calcext:value-type="float">
            <text:p>2375</text:p>
          </table:table-cell>
          <table:table-cell table:formula="of:=[.F12]/1000" office:value-type="float" office:value="28.275728" calcext:value-type="float">
            <text:p>28,28</text:p>
          </table:table-cell>
          <table:table-cell table:formula="of:=ABS([.D12]-[.$I$9])/[.D12]*100" office:value-type="float" office:value="14.9473684210526" calcext:value-type="float">
            <text:p>14,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84.873" calcext:value-type="float">
            <text:p>27684,873</text:p>
          </table:table-cell>
          <table:table-cell office:value-type="float" office:value="2286" calcext:value-type="float">
            <text:p>2286</text:p>
          </table:table-cell>
          <table:table-cell table:style-name="ce20" table:formula="of:=[.K12]" office:value-type="float" office:value="2" calcext:value-type="float">
            <text:p>2</text:p>
          </table:table-cell>
          <table:table-cell table:formula="of:=[.L12]" office:value-type="float" office:value="27684.873" calcext:value-type="float">
            <text:p>27684,87</text:p>
          </table:table-cell>
          <table:table-cell table:formula="of:=[.M12]" office:value-type="float" office:value="2286" calcext:value-type="float">
            <text:p>2286</text:p>
          </table:table-cell>
          <table:table-cell table:formula="of:=[.O12]/1000" office:value-type="float" office:value="27.684873" calcext:value-type="float">
            <text:p>27,68</text:p>
          </table:table-cell>
          <table:table-cell table:formula="of:=ABS([.M12]-[.$R$9])/[.M12]*100" office:value-type="float" office:value="11.6360454943132" calcext:value-type="float">
            <text:p>11,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746.764" calcext:value-type="float">
            <text:p>27746,764</text:p>
          </table:table-cell>
          <table:table-cell office:value-type="float" office:value="3032" calcext:value-type="float">
            <text:p>3032</text:p>
          </table:table-cell>
          <table:table-cell table:formula="of:=[.T12]" office:value-type="float" office:value="2" calcext:value-type="float">
            <text:p>2</text:p>
          </table:table-cell>
          <table:table-cell table:formula="of:=[.U12]" office:value-type="float" office:value="27746.764" calcext:value-type="float">
            <text:p>27746,76</text:p>
          </table:table-cell>
          <table:table-cell table:formula="of:=[.V12]" office:value-type="float" office:value="3032" calcext:value-type="float">
            <text:p>3032</text:p>
          </table:table-cell>
          <table:table-cell table:formula="of:=[.X12]/1000" office:value-type="float" office:value="27.746764" calcext:value-type="float">
            <text:p>27,75</text:p>
          </table:table-cell>
          <table:table-cell table:formula="of:=ABS([.V12]-[.$AA$9])/[.V12]*100" office:value-type="float" office:value="33.377308707124" calcext:value-type="float">
            <text:p>33,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903.136" calcext:value-type="float">
            <text:p>27903,136</text:p>
          </table:table-cell>
          <table:table-cell office:value-type="float" office:value="2664" calcext:value-type="float">
            <text:p>2664</text:p>
          </table:table-cell>
          <table:table-cell table:formula="of:=[.AC12]" office:value-type="float" office:value="2" calcext:value-type="float">
            <text:p>2</text:p>
          </table:table-cell>
          <table:table-cell table:formula="of:=[.AD12]" office:value-type="float" office:value="27903.136" calcext:value-type="float">
            <text:p>27903,14</text:p>
          </table:table-cell>
          <table:table-cell table:formula="of:=[.AE12]" office:value-type="float" office:value="2664" calcext:value-type="float">
            <text:p>2664</text:p>
          </table:table-cell>
          <table:table-cell table:formula="of:=[.AG12]/1000" office:value-type="float" office:value="27.903136" calcext:value-type="float">
            <text:p>27,90</text:p>
          </table:table-cell>
          <table:table-cell table:formula="of:=ABS([.AE12]-[.$AJ$9])/[.AE12]*100" office:value-type="float" office:value="24.1741741741742" calcext:value-type="float">
            <text:p>24,1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float" office:value="27711.163" calcext:value-type="float">
            <text:p>27711,163</text:p>
          </table:table-cell>
          <table:table-cell table:style-name="ce32" office:value-type="float" office:value="2293" calcext:value-type="float">
            <text:p>2293</text:p>
          </table:table-cell>
          <table:table-cell table:formula="of:=[.AL12]" office:value-type="float" office:value="2" calcext:value-type="float">
            <text:p>2</text:p>
          </table:table-cell>
          <table:table-cell table:style-name="ce22" table:formula="of:=[.AM12]" office:value-type="float" office:value="27711.163" calcext:value-type="float">
            <text:p>27711,16</text:p>
          </table:table-cell>
          <table:table-cell table:formula="of:=[.AN12]" office:value-type="float" office:value="2293" calcext:value-type="float">
            <text:p>2293</text:p>
          </table:table-cell>
          <table:table-cell table:style-name="ce22" table:formula="of:=[.AP12]/1000" office:value-type="float" office:value="27.711163" calcext:value-type="float">
            <text:p>27,71</text:p>
          </table:table-cell>
          <table:table-cell table:style-name="ce17" table:formula="of:=ABS([.AN12]-[.$AS$9])/[.AN12]*100" office:value-type="float" office:value="11.9058002616659" calcext:value-type="float">
            <text:p>11,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717.398" calcext:value-type="float">
            <text:p>27717,398</text:p>
          </table:table-cell>
          <table:table-cell office:value-type="float" office:value="2588" calcext:value-type="float">
            <text:p>2588</text:p>
          </table:table-cell>
          <table:table-cell table:formula="of:=[.B13]" office:value-type="float" office:value="3" calcext:value-type="float">
            <text:p>3</text:p>
          </table:table-cell>
          <table:table-cell table:formula="of:=[.C13]" office:value-type="float" office:value="27717.398" calcext:value-type="float">
            <text:p>27717,40</text:p>
          </table:table-cell>
          <table:table-cell table:formula="of:=[.D13]" office:value-type="float" office:value="2588" calcext:value-type="float">
            <text:p>2588</text:p>
          </table:table-cell>
          <table:table-cell table:formula="of:=[.F13]/1000" office:value-type="float" office:value="27.717398" calcext:value-type="float">
            <text:p>27,72</text:p>
          </table:table-cell>
          <table:table-cell table:formula="of:=ABS([.D13]-[.$I$9])/[.D13]*100" office:value-type="float" office:value="21.9474497681607" calcext:value-type="float">
            <text:p>21,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921.472" calcext:value-type="float">
            <text:p>27921,472</text:p>
          </table:table-cell>
          <table:table-cell office:value-type="float" office:value="2480" calcext:value-type="float">
            <text:p>2480</text:p>
          </table:table-cell>
          <table:table-cell table:style-name="ce20" table:formula="of:=[.K13]" office:value-type="float" office:value="3" calcext:value-type="float">
            <text:p>3</text:p>
          </table:table-cell>
          <table:table-cell table:formula="of:=[.L13]" office:value-type="float" office:value="27921.472" calcext:value-type="float">
            <text:p>27921,47</text:p>
          </table:table-cell>
          <table:table-cell table:formula="of:=[.M13]" office:value-type="float" office:value="2480" calcext:value-type="float">
            <text:p>2480</text:p>
          </table:table-cell>
          <table:table-cell table:formula="of:=[.O13]/1000" office:value-type="float" office:value="27.921472" calcext:value-type="float">
            <text:p>27,92</text:p>
          </table:table-cell>
          <table:table-cell table:formula="of:=ABS([.M13]-[.$R$9])/[.M13]*100" office:value-type="float" office:value="18.5483870967742" calcext:value-type="float">
            <text:p>18,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728.917" calcext:value-type="float">
            <text:p>27728,917</text:p>
          </table:table-cell>
          <table:table-cell office:value-type="float" office:value="2454" calcext:value-type="float">
            <text:p>2454</text:p>
          </table:table-cell>
          <table:table-cell table:formula="of:=[.T13]" office:value-type="float" office:value="3" calcext:value-type="float">
            <text:p>3</text:p>
          </table:table-cell>
          <table:table-cell table:formula="of:=[.U13]" office:value-type="float" office:value="27728.917" calcext:value-type="float">
            <text:p>27728,92</text:p>
          </table:table-cell>
          <table:table-cell table:formula="of:=[.V13]" office:value-type="float" office:value="2454" calcext:value-type="float">
            <text:p>2454</text:p>
          </table:table-cell>
          <table:table-cell table:formula="of:=[.X13]/1000" office:value-type="float" office:value="27.728917" calcext:value-type="float">
            <text:p>27,73</text:p>
          </table:table-cell>
          <table:table-cell table:formula="of:=ABS([.V13]-[.$AA$9])/[.V13]*100" office:value-type="float" office:value="17.6854115729421" calcext:value-type="float">
            <text:p>17,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524.469" calcext:value-type="float">
            <text:p>28524,469</text:p>
          </table:table-cell>
          <table:table-cell office:value-type="float" office:value="2702" calcext:value-type="float">
            <text:p>2702</text:p>
          </table:table-cell>
          <table:table-cell table:formula="of:=[.AC13]" office:value-type="float" office:value="3" calcext:value-type="float">
            <text:p>3</text:p>
          </table:table-cell>
          <table:table-cell table:formula="of:=[.AD13]" office:value-type="float" office:value="28524.469" calcext:value-type="float">
            <text:p>28524,47</text:p>
          </table:table-cell>
          <table:table-cell table:formula="of:=[.AE13]" office:value-type="float" office:value="2702" calcext:value-type="float">
            <text:p>2702</text:p>
          </table:table-cell>
          <table:table-cell table:formula="of:=[.AG13]/1000" office:value-type="float" office:value="28.524469" calcext:value-type="float">
            <text:p>28,52</text:p>
          </table:table-cell>
          <table:table-cell table:formula="of:=ABS([.AE13]-[.$AJ$9])/[.AE13]*100" office:value-type="float" office:value="25.240562546262" calcext:value-type="float">
            <text:p>25,24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office:value-type="float" office:value="27799.463" calcext:value-type="float">
            <text:p>27799,463</text:p>
          </table:table-cell>
          <table:table-cell table:style-name="ce32" office:value-type="float" office:value="2701" calcext:value-type="float">
            <text:p>2701</text:p>
          </table:table-cell>
          <table:table-cell table:formula="of:=[.AL13]" office:value-type="float" office:value="3" calcext:value-type="float">
            <text:p>3</text:p>
          </table:table-cell>
          <table:table-cell table:style-name="ce22" table:formula="of:=[.AM13]" office:value-type="float" office:value="27799.463" calcext:value-type="float">
            <text:p>27799,46</text:p>
          </table:table-cell>
          <table:table-cell table:formula="of:=[.AN13]" office:value-type="float" office:value="2701" calcext:value-type="float">
            <text:p>2701</text:p>
          </table:table-cell>
          <table:table-cell table:style-name="ce22" table:formula="of:=[.AP13]/1000" office:value-type="float" office:value="27.799463" calcext:value-type="float">
            <text:p>27,80</text:p>
          </table:table-cell>
          <table:table-cell table:style-name="ce17" table:formula="of:=ABS([.AN13]-[.$AS$9])/[.AN13]*100" office:value-type="float" office:value="25.2128841169937" calcext:value-type="float">
            <text:p>25,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664.274" calcext:value-type="float">
            <text:p>28664,274</text:p>
          </table:table-cell>
          <table:table-cell office:value-type="float" office:value="2371" calcext:value-type="float">
            <text:p>2371</text:p>
          </table:table-cell>
          <table:table-cell table:formula="of:=[.B14]" office:value-type="float" office:value="4" calcext:value-type="float">
            <text:p>4</text:p>
          </table:table-cell>
          <table:table-cell table:formula="of:=[.C14]" office:value-type="float" office:value="28664.274" calcext:value-type="float">
            <text:p>28664,27</text:p>
          </table:table-cell>
          <table:table-cell table:formula="of:=[.D14]" office:value-type="float" office:value="2371" calcext:value-type="float">
            <text:p>2371</text:p>
          </table:table-cell>
          <table:table-cell table:formula="of:=[.F14]/1000" office:value-type="float" office:value="28.664274" calcext:value-type="float">
            <text:p>28,66</text:p>
          </table:table-cell>
          <table:table-cell table:formula="of:=ABS([.D14]-[.$I$9])/[.D14]*100" office:value-type="float" office:value="14.8038802193167" calcext:value-type="float">
            <text:p>14,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723.648" calcext:value-type="float">
            <text:p>27723,648</text:p>
          </table:table-cell>
          <table:table-cell office:value-type="float" office:value="2433" calcext:value-type="float">
            <text:p>2433</text:p>
          </table:table-cell>
          <table:table-cell table:style-name="ce20" table:formula="of:=[.K14]" office:value-type="float" office:value="4" calcext:value-type="float">
            <text:p>4</text:p>
          </table:table-cell>
          <table:table-cell table:formula="of:=[.L14]" office:value-type="float" office:value="27723.648" calcext:value-type="float">
            <text:p>27723,65</text:p>
          </table:table-cell>
          <table:table-cell table:formula="of:=[.M14]" office:value-type="float" office:value="2433" calcext:value-type="float">
            <text:p>2433</text:p>
          </table:table-cell>
          <table:table-cell table:formula="of:=[.O14]/1000" office:value-type="float" office:value="27.723648" calcext:value-type="float">
            <text:p>27,72</text:p>
          </table:table-cell>
          <table:table-cell table:formula="of:=ABS([.M14]-[.$R$9])/[.M14]*100" office:value-type="float" office:value="16.9749280723387" calcext:value-type="float">
            <text:p>16,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928.359" calcext:value-type="float">
            <text:p>27928,359</text:p>
          </table:table-cell>
          <table:table-cell office:value-type="float" office:value="2511" calcext:value-type="float">
            <text:p>2511</text:p>
          </table:table-cell>
          <table:table-cell table:formula="of:=[.T14]" office:value-type="float" office:value="4" calcext:value-type="float">
            <text:p>4</text:p>
          </table:table-cell>
          <table:table-cell table:formula="of:=[.U14]" office:value-type="float" office:value="27928.359" calcext:value-type="float">
            <text:p>27928,36</text:p>
          </table:table-cell>
          <table:table-cell table:formula="of:=[.V14]" office:value-type="float" office:value="2511" calcext:value-type="float">
            <text:p>2511</text:p>
          </table:table-cell>
          <table:table-cell table:formula="of:=[.X14]/1000" office:value-type="float" office:value="27.928359" calcext:value-type="float">
            <text:p>27,93</text:p>
          </table:table-cell>
          <table:table-cell table:formula="of:=ABS([.V14]-[.$AA$9])/[.V14]*100" office:value-type="float" office:value="19.5539625647153" calcext:value-type="float">
            <text:p>19,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058.826" calcext:value-type="float">
            <text:p>28058,826</text:p>
          </table:table-cell>
          <table:table-cell office:value-type="float" office:value="2750" calcext:value-type="float">
            <text:p>2750</text:p>
          </table:table-cell>
          <table:table-cell table:formula="of:=[.AC14]" office:value-type="float" office:value="4" calcext:value-type="float">
            <text:p>4</text:p>
          </table:table-cell>
          <table:table-cell table:formula="of:=[.AD14]" office:value-type="float" office:value="28058.826" calcext:value-type="float">
            <text:p>28058,83</text:p>
          </table:table-cell>
          <table:table-cell table:formula="of:=[.AE14]" office:value-type="float" office:value="2750" calcext:value-type="float">
            <text:p>2750</text:p>
          </table:table-cell>
          <table:table-cell table:formula="of:=[.AG14]/1000" office:value-type="float" office:value="28.058826" calcext:value-type="float">
            <text:p>28,06</text:p>
          </table:table-cell>
          <table:table-cell table:formula="of:=ABS([.AE14]-[.$AJ$9])/[.AE14]*100" office:value-type="float" office:value="26.5454545454545" calcext:value-type="float">
            <text:p>26,55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office:value-type="float" office:value="27729.374" calcext:value-type="float">
            <text:p>27729,374</text:p>
          </table:table-cell>
          <table:table-cell table:style-name="ce32" office:value-type="float" office:value="2649" calcext:value-type="float">
            <text:p>2649</text:p>
          </table:table-cell>
          <table:table-cell table:formula="of:=[.AL14]" office:value-type="float" office:value="4" calcext:value-type="float">
            <text:p>4</text:p>
          </table:table-cell>
          <table:table-cell table:style-name="ce22" table:formula="of:=[.AM14]" office:value-type="float" office:value="27729.374" calcext:value-type="float">
            <text:p>27729,37</text:p>
          </table:table-cell>
          <table:table-cell table:formula="of:=[.AN14]" office:value-type="float" office:value="2649" calcext:value-type="float">
            <text:p>2649</text:p>
          </table:table-cell>
          <table:table-cell table:style-name="ce22" table:formula="of:=[.AP14]/1000" office:value-type="float" office:value="27.729374" calcext:value-type="float">
            <text:p>27,73</text:p>
          </table:table-cell>
          <table:table-cell table:style-name="ce17" table:formula="of:=ABS([.AN14]-[.$AS$9])/[.AN14]*100" office:value-type="float" office:value="23.7448093620234" calcext:value-type="float">
            <text:p>23,7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745.075" calcext:value-type="float">
            <text:p>27745,075</text:p>
          </table:table-cell>
          <table:table-cell office:value-type="float" office:value="2515" calcext:value-type="float">
            <text:p>2515</text:p>
          </table:table-cell>
          <table:table-cell table:formula="of:=[.B15]" office:value-type="float" office:value="5" calcext:value-type="float">
            <text:p>5</text:p>
          </table:table-cell>
          <table:table-cell table:formula="of:=[.C15]" office:value-type="float" office:value="27745.075" calcext:value-type="float">
            <text:p>27745,08</text:p>
          </table:table-cell>
          <table:table-cell table:formula="of:=[.D15]" office:value-type="float" office:value="2515" calcext:value-type="float">
            <text:p>2515</text:p>
          </table:table-cell>
          <table:table-cell table:formula="of:=[.F15]/1000" office:value-type="float" office:value="27.745075" calcext:value-type="float">
            <text:p>27,75</text:p>
          </table:table-cell>
          <table:table-cell table:formula="of:=ABS([.D15]-[.$I$9])/[.D15]*100" office:value-type="float" office:value="19.6819085487078" calcext:value-type="float">
            <text:p>19,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959.588" calcext:value-type="float">
            <text:p>27959,588</text:p>
          </table:table-cell>
          <table:table-cell office:value-type="float" office:value="2509" calcext:value-type="float">
            <text:p>2509</text:p>
          </table:table-cell>
          <table:table-cell table:style-name="ce20" table:formula="of:=[.K15]" office:value-type="float" office:value="5" calcext:value-type="float">
            <text:p>5</text:p>
          </table:table-cell>
          <table:table-cell table:formula="of:=[.L15]" office:value-type="float" office:value="27959.588" calcext:value-type="float">
            <text:p>27959,59</text:p>
          </table:table-cell>
          <table:table-cell table:formula="of:=[.M15]" office:value-type="float" office:value="2509" calcext:value-type="float">
            <text:p>2509</text:p>
          </table:table-cell>
          <table:table-cell table:formula="of:=[.O15]/1000" office:value-type="float" office:value="27.959588" calcext:value-type="float">
            <text:p>27,96</text:p>
          </table:table-cell>
          <table:table-cell table:formula="of:=ABS([.M15]-[.$R$9])/[.M15]*100" office:value-type="float" office:value="19.4898365882822" calcext:value-type="float">
            <text:p>19,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744.232" calcext:value-type="float">
            <text:p>27744,232</text:p>
          </table:table-cell>
          <table:table-cell office:value-type="float" office:value="2541" calcext:value-type="float">
            <text:p>2541</text:p>
          </table:table-cell>
          <table:table-cell table:formula="of:=[.T15]" office:value-type="float" office:value="5" calcext:value-type="float">
            <text:p>5</text:p>
          </table:table-cell>
          <table:table-cell table:formula="of:=[.U15]" office:value-type="float" office:value="27744.232" calcext:value-type="float">
            <text:p>27744,23</text:p>
          </table:table-cell>
          <table:table-cell table:formula="of:=[.V15]" office:value-type="float" office:value="2541" calcext:value-type="float">
            <text:p>2541</text:p>
          </table:table-cell>
          <table:table-cell table:formula="of:=[.X15]/1000" office:value-type="float" office:value="27.744232" calcext:value-type="float">
            <text:p>27,74</text:p>
          </table:table-cell>
          <table:table-cell table:formula="of:=ABS([.V15]-[.$AA$9])/[.V15]*100" office:value-type="float" office:value="20.5037386855569" calcext:value-type="float">
            <text:p>20,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448.903" calcext:value-type="float">
            <text:p>28448,903</text:p>
          </table:table-cell>
          <table:table-cell office:value-type="float" office:value="2645" calcext:value-type="float">
            <text:p>2645</text:p>
          </table:table-cell>
          <table:table-cell table:formula="of:=[.AC15]" office:value-type="float" office:value="5" calcext:value-type="float">
            <text:p>5</text:p>
          </table:table-cell>
          <table:table-cell table:formula="of:=[.AD15]" office:value-type="float" office:value="28448.903" calcext:value-type="float">
            <text:p>28448,90</text:p>
          </table:table-cell>
          <table:table-cell table:formula="of:=[.AE15]" office:value-type="float" office:value="2645" calcext:value-type="float">
            <text:p>2645</text:p>
          </table:table-cell>
          <table:table-cell table:formula="of:=[.AG15]/1000" office:value-type="float" office:value="28.448903" calcext:value-type="float">
            <text:p>28,45</text:p>
          </table:table-cell>
          <table:table-cell table:formula="of:=ABS([.AE15]-[.$AJ$9])/[.AE15]*100" office:value-type="float" office:value="23.6294896030246" calcext:value-type="float">
            <text:p>23,63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office:value-type="float" office:value="27686.385" calcext:value-type="float">
            <text:p>27686,385</text:p>
          </table:table-cell>
          <table:table-cell table:style-name="ce32" office:value-type="float" office:value="2629" calcext:value-type="float">
            <text:p>2629</text:p>
          </table:table-cell>
          <table:table-cell table:formula="of:=[.AL15]" office:value-type="float" office:value="5" calcext:value-type="float">
            <text:p>5</text:p>
          </table:table-cell>
          <table:table-cell table:style-name="ce22" table:formula="of:=[.AM15]" office:value-type="float" office:value="27686.385" calcext:value-type="float">
            <text:p>27686,39</text:p>
          </table:table-cell>
          <table:table-cell table:formula="of:=[.AN15]" office:value-type="float" office:value="2629" calcext:value-type="float">
            <text:p>2629</text:p>
          </table:table-cell>
          <table:table-cell table:style-name="ce22" table:formula="of:=[.AP15]/1000" office:value-type="float" office:value="27.686385" calcext:value-type="float">
            <text:p>27,69</text:p>
          </table:table-cell>
          <table:table-cell table:style-name="ce17" table:formula="of:=ABS([.AN15]-[.$AS$9])/[.AN15]*100" office:value-type="float" office:value="23.1647014073792" calcext:value-type="float">
            <text:p>23,1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822.09" calcext:value-type="float">
            <text:p>27822,09</text:p>
          </table:table-cell>
          <table:table-cell office:value-type="float" office:value="2467" calcext:value-type="float">
            <text:p>2467</text:p>
          </table:table-cell>
          <table:table-cell table:formula="of:=[.B16]" office:value-type="float" office:value="6" calcext:value-type="float">
            <text:p>6</text:p>
          </table:table-cell>
          <table:table-cell table:formula="of:=[.C16]" office:value-type="float" office:value="27822.09" calcext:value-type="float">
            <text:p>27822,09</text:p>
          </table:table-cell>
          <table:table-cell table:formula="of:=[.D16]" office:value-type="float" office:value="2467" calcext:value-type="float">
            <text:p>2467</text:p>
          </table:table-cell>
          <table:table-cell table:formula="of:=[.F16]/1000" office:value-type="float" office:value="27.82209" calcext:value-type="float">
            <text:p>27,82</text:p>
          </table:table-cell>
          <table:table-cell table:formula="of:=ABS([.D16]-[.$I$9])/[.D16]*100" office:value-type="float" office:value="18.1191730847183" calcext:value-type="float">
            <text:p>18,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771.418" calcext:value-type="float">
            <text:p>27771,418</text:p>
          </table:table-cell>
          <table:table-cell office:value-type="float" office:value="2846" calcext:value-type="float">
            <text:p>2846</text:p>
          </table:table-cell>
          <table:table-cell table:style-name="ce20" table:formula="of:=[.K16]" office:value-type="float" office:value="6" calcext:value-type="float">
            <text:p>6</text:p>
          </table:table-cell>
          <table:table-cell table:formula="of:=[.L16]" office:value-type="float" office:value="27771.418" calcext:value-type="float">
            <text:p>27771,42</text:p>
          </table:table-cell>
          <table:table-cell table:formula="of:=[.M16]" office:value-type="float" office:value="2846" calcext:value-type="float">
            <text:p>2846</text:p>
          </table:table-cell>
          <table:table-cell table:formula="of:=[.O16]/1000" office:value-type="float" office:value="27.771418" calcext:value-type="float">
            <text:p>27,77</text:p>
          </table:table-cell>
          <table:table-cell table:formula="of:=ABS([.M16]-[.$R$9])/[.M16]*100" office:value-type="float" office:value="29.0231904427266" calcext:value-type="float">
            <text:p>29,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042.567" calcext:value-type="float">
            <text:p>28042,567</text:p>
          </table:table-cell>
          <table:table-cell office:value-type="float" office:value="3053" calcext:value-type="float">
            <text:p>3053</text:p>
          </table:table-cell>
          <table:table-cell table:formula="of:=[.T16]" office:value-type="float" office:value="6" calcext:value-type="float">
            <text:p>6</text:p>
          </table:table-cell>
          <table:table-cell table:formula="of:=[.U16]" office:value-type="float" office:value="28042.567" calcext:value-type="float">
            <text:p>28042,57</text:p>
          </table:table-cell>
          <table:table-cell table:formula="of:=[.V16]" office:value-type="float" office:value="3053" calcext:value-type="float">
            <text:p>3053</text:p>
          </table:table-cell>
          <table:table-cell table:formula="of:=[.X16]/1000" office:value-type="float" office:value="28.042567" calcext:value-type="float">
            <text:p>28,04</text:p>
          </table:table-cell>
          <table:table-cell table:formula="of:=ABS([.V16]-[.$AA$9])/[.V16]*100" office:value-type="float" office:value="33.8355715689486" calcext:value-type="float">
            <text:p>33,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570.401" calcext:value-type="float">
            <text:p>29570,401</text:p>
          </table:table-cell>
          <table:table-cell office:value-type="float" office:value="2901" calcext:value-type="float">
            <text:p>2901</text:p>
          </table:table-cell>
          <table:table-cell table:formula="of:=[.AC16]" office:value-type="float" office:value="6" calcext:value-type="float">
            <text:p>6</text:p>
          </table:table-cell>
          <table:table-cell table:formula="of:=[.AD16]" office:value-type="float" office:value="29570.401" calcext:value-type="float">
            <text:p>29570,40</text:p>
          </table:table-cell>
          <table:table-cell table:formula="of:=[.AE16]" office:value-type="float" office:value="2901" calcext:value-type="float">
            <text:p>2901</text:p>
          </table:table-cell>
          <table:table-cell table:formula="of:=[.AG16]/1000" office:value-type="float" office:value="29.570401" calcext:value-type="float">
            <text:p>29,57</text:p>
          </table:table-cell>
          <table:table-cell table:formula="of:=ABS([.AE16]-[.$AJ$9])/[.AE16]*100" office:value-type="float" office:value="30.3688383316098" calcext:value-type="float">
            <text:p>30,3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float" office:value="27813.566" calcext:value-type="float">
            <text:p>27813,566</text:p>
          </table:table-cell>
          <table:table-cell table:style-name="ce32" office:value-type="float" office:value="2664" calcext:value-type="float">
            <text:p>2664</text:p>
          </table:table-cell>
          <table:table-cell table:formula="of:=[.AL16]" office:value-type="float" office:value="6" calcext:value-type="float">
            <text:p>6</text:p>
          </table:table-cell>
          <table:table-cell table:style-name="ce22" table:formula="of:=[.AM16]" office:value-type="float" office:value="27813.566" calcext:value-type="float">
            <text:p>27813,57</text:p>
          </table:table-cell>
          <table:table-cell table:formula="of:=[.AN16]" office:value-type="float" office:value="2664" calcext:value-type="float">
            <text:p>2664</text:p>
          </table:table-cell>
          <table:table-cell table:style-name="ce22" table:formula="of:=[.AP16]/1000" office:value-type="float" office:value="27.813566" calcext:value-type="float">
            <text:p>27,81</text:p>
          </table:table-cell>
          <table:table-cell table:style-name="ce17" table:formula="of:=ABS([.AN16]-[.$AS$9])/[.AN16]*100" office:value-type="float" office:value="24.1741741741742" calcext:value-type="float">
            <text:p>24,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773.614" calcext:value-type="float">
            <text:p>27773,614</text:p>
          </table:table-cell>
          <table:table-cell office:value-type="float" office:value="2777" calcext:value-type="float">
            <text:p>2777</text:p>
          </table:table-cell>
          <table:table-cell table:formula="of:=[.B17]" office:value-type="float" office:value="7" calcext:value-type="float">
            <text:p>7</text:p>
          </table:table-cell>
          <table:table-cell table:formula="of:=[.C17]" office:value-type="float" office:value="27773.614" calcext:value-type="float">
            <text:p>27773,61</text:p>
          </table:table-cell>
          <table:table-cell table:formula="of:=[.D17]" office:value-type="float" office:value="2777" calcext:value-type="float">
            <text:p>2777</text:p>
          </table:table-cell>
          <table:table-cell table:formula="of:=[.F17]/1000" office:value-type="float" office:value="27.773614" calcext:value-type="float">
            <text:p>27,77</text:p>
          </table:table-cell>
          <table:table-cell table:formula="of:=ABS([.D17]-[.$I$9])/[.D17]*100" office:value-type="float" office:value="27.2596326971552" calcext:value-type="float">
            <text:p>27,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724.929" calcext:value-type="float">
            <text:p>27724,929</text:p>
          </table:table-cell>
          <table:table-cell office:value-type="float" office:value="3117" calcext:value-type="float">
            <text:p>3117</text:p>
          </table:table-cell>
          <table:table-cell table:style-name="ce20" table:formula="of:=[.K17]" office:value-type="float" office:value="7" calcext:value-type="float">
            <text:p>7</text:p>
          </table:table-cell>
          <table:table-cell table:formula="of:=[.L17]" office:value-type="float" office:value="27724.929" calcext:value-type="float">
            <text:p>27724,93</text:p>
          </table:table-cell>
          <table:table-cell table:formula="of:=[.M17]" office:value-type="float" office:value="3117" calcext:value-type="float">
            <text:p>3117</text:p>
          </table:table-cell>
          <table:table-cell table:formula="of:=[.O17]/1000" office:value-type="float" office:value="27.724929" calcext:value-type="float">
            <text:p>27,72</text:p>
          </table:table-cell>
          <table:table-cell table:formula="of:=ABS([.M17]-[.$R$9])/[.M17]*100" office:value-type="float" office:value="35.1940968880334" calcext:value-type="float">
            <text:p>35,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833.135" calcext:value-type="float">
            <text:p>27833,135</text:p>
          </table:table-cell>
          <table:table-cell office:value-type="float" office:value="2594" calcext:value-type="float">
            <text:p>2594</text:p>
          </table:table-cell>
          <table:table-cell table:formula="of:=[.T17]" office:value-type="float" office:value="7" calcext:value-type="float">
            <text:p>7</text:p>
          </table:table-cell>
          <table:table-cell table:formula="of:=[.U17]" office:value-type="float" office:value="27833.135" calcext:value-type="float">
            <text:p>27833,14</text:p>
          </table:table-cell>
          <table:table-cell table:formula="of:=[.V17]" office:value-type="float" office:value="2594" calcext:value-type="float">
            <text:p>2594</text:p>
          </table:table-cell>
          <table:table-cell table:formula="of:=[.X17]/1000" office:value-type="float" office:value="27.833135" calcext:value-type="float">
            <text:p>27,83</text:p>
          </table:table-cell>
          <table:table-cell table:formula="of:=ABS([.V17]-[.$AA$9])/[.V17]*100" office:value-type="float" office:value="22.1279876638396" calcext:value-type="float">
            <text:p>22,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055.069" calcext:value-type="float">
            <text:p>28055,069</text:p>
          </table:table-cell>
          <table:table-cell office:value-type="float" office:value="2361" calcext:value-type="float">
            <text:p>2361</text:p>
          </table:table-cell>
          <table:table-cell table:formula="of:=[.AC17]" office:value-type="float" office:value="7" calcext:value-type="float">
            <text:p>7</text:p>
          </table:table-cell>
          <table:table-cell table:formula="of:=[.AD17]" office:value-type="float" office:value="28055.069" calcext:value-type="float">
            <text:p>28055,07</text:p>
          </table:table-cell>
          <table:table-cell table:formula="of:=[.AE17]" office:value-type="float" office:value="2361" calcext:value-type="float">
            <text:p>2361</text:p>
          </table:table-cell>
          <table:table-cell table:formula="of:=[.AG17]/1000" office:value-type="float" office:value="28.055069" calcext:value-type="float">
            <text:p>28,06</text:p>
          </table:table-cell>
          <table:table-cell table:formula="of:=ABS([.AE17]-[.$AJ$9])/[.AE17]*100" office:value-type="float" office:value="14.4430326132995" calcext:value-type="float">
            <text:p>14,4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office:value-type="float" office:value="27686.868" calcext:value-type="float">
            <text:p>27686,868</text:p>
          </table:table-cell>
          <table:table-cell table:style-name="ce32" office:value-type="float" office:value="2871" calcext:value-type="float">
            <text:p>2871</text:p>
          </table:table-cell>
          <table:table-cell table:formula="of:=[.AL17]" office:value-type="float" office:value="7" calcext:value-type="float">
            <text:p>7</text:p>
          </table:table-cell>
          <table:table-cell table:style-name="ce22" table:formula="of:=[.AM17]" office:value-type="float" office:value="27686.868" calcext:value-type="float">
            <text:p>27686,87</text:p>
          </table:table-cell>
          <table:table-cell table:formula="of:=[.AN17]" office:value-type="float" office:value="2871" calcext:value-type="float">
            <text:p>2871</text:p>
          </table:table-cell>
          <table:table-cell table:style-name="ce22" table:formula="of:=[.AP17]/1000" office:value-type="float" office:value="27.686868" calcext:value-type="float">
            <text:p>27,69</text:p>
          </table:table-cell>
          <table:table-cell table:style-name="ce17" table:formula="of:=ABS([.AN17]-[.$AS$9])/[.AN17]*100" office:value-type="float" office:value="29.6412399860676" calcext:value-type="float">
            <text:p>29,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749.068" calcext:value-type="float">
            <text:p>27749,068</text:p>
          </table:table-cell>
          <table:table-cell office:value-type="float" office:value="2933" calcext:value-type="float">
            <text:p>2933</text:p>
          </table:table-cell>
          <table:table-cell table:formula="of:=[.B18]" office:value-type="float" office:value="8" calcext:value-type="float">
            <text:p>8</text:p>
          </table:table-cell>
          <table:table-cell table:formula="of:=[.C18]" office:value-type="float" office:value="27749.068" calcext:value-type="float">
            <text:p>27749,07</text:p>
          </table:table-cell>
          <table:table-cell table:formula="of:=[.D18]" office:value-type="float" office:value="2933" calcext:value-type="float">
            <text:p>2933</text:p>
          </table:table-cell>
          <table:table-cell table:formula="of:=[.F18]/1000" office:value-type="float" office:value="27.749068" calcext:value-type="float">
            <text:p>27,75</text:p>
          </table:table-cell>
          <table:table-cell table:formula="of:=ABS([.D18]-[.$I$9])/[.D18]*100" office:value-type="float" office:value="31.1285373337879" calcext:value-type="float">
            <text:p>31,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973.509" calcext:value-type="float">
            <text:p>27973,509</text:p>
          </table:table-cell>
          <table:table-cell office:value-type="float" office:value="2419" calcext:value-type="float">
            <text:p>2419</text:p>
          </table:table-cell>
          <table:table-cell table:style-name="ce20" table:formula="of:=[.K18]" office:value-type="float" office:value="8" calcext:value-type="float">
            <text:p>8</text:p>
          </table:table-cell>
          <table:table-cell table:formula="of:=[.L18]" office:value-type="float" office:value="27973.509" calcext:value-type="float">
            <text:p>27973,51</text:p>
          </table:table-cell>
          <table:table-cell table:formula="of:=[.M18]" office:value-type="float" office:value="2419" calcext:value-type="float">
            <text:p>2419</text:p>
          </table:table-cell>
          <table:table-cell table:formula="of:=[.O18]/1000" office:value-type="float" office:value="27.973509" calcext:value-type="float">
            <text:p>27,97</text:p>
          </table:table-cell>
          <table:table-cell table:formula="of:=ABS([.M18]-[.$R$9])/[.M18]*100" office:value-type="float" office:value="16.4944191814799" calcext:value-type="float">
            <text:p>16,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950.372" calcext:value-type="float">
            <text:p>27950,372</text:p>
          </table:table-cell>
          <table:table-cell office:value-type="float" office:value="2605" calcext:value-type="float">
            <text:p>2605</text:p>
          </table:table-cell>
          <table:table-cell table:formula="of:=[.T18]" office:value-type="float" office:value="8" calcext:value-type="float">
            <text:p>8</text:p>
          </table:table-cell>
          <table:table-cell table:formula="of:=[.U18]" office:value-type="float" office:value="27950.372" calcext:value-type="float">
            <text:p>27950,37</text:p>
          </table:table-cell>
          <table:table-cell table:formula="of:=[.V18]" office:value-type="float" office:value="2605" calcext:value-type="float">
            <text:p>2605</text:p>
          </table:table-cell>
          <table:table-cell table:formula="of:=[.X18]/1000" office:value-type="float" office:value="27.950372" calcext:value-type="float">
            <text:p>27,95</text:p>
          </table:table-cell>
          <table:table-cell table:formula="of:=ABS([.V18]-[.$AA$9])/[.V18]*100" office:value-type="float" office:value="22.4568138195777" calcext:value-type="float">
            <text:p>22,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294.102" calcext:value-type="float">
            <text:p>29294,102</text:p>
          </table:table-cell>
          <table:table-cell office:value-type="float" office:value="2606" calcext:value-type="float">
            <text:p>2606</text:p>
          </table:table-cell>
          <table:table-cell table:formula="of:=[.AC18]" office:value-type="float" office:value="8" calcext:value-type="float">
            <text:p>8</text:p>
          </table:table-cell>
          <table:table-cell table:formula="of:=[.AD18]" office:value-type="float" office:value="29294.102" calcext:value-type="float">
            <text:p>29294,10</text:p>
          </table:table-cell>
          <table:table-cell table:formula="of:=[.AE18]" office:value-type="float" office:value="2606" calcext:value-type="float">
            <text:p>2606</text:p>
          </table:table-cell>
          <table:table-cell table:formula="of:=[.AG18]/1000" office:value-type="float" office:value="29.294102" calcext:value-type="float">
            <text:p>29,29</text:p>
          </table:table-cell>
          <table:table-cell table:formula="of:=ABS([.AE18]-[.$AJ$9])/[.AE18]*100" office:value-type="float" office:value="22.4865694551036" calcext:value-type="float">
            <text:p>22,49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office:value-type="float" office:value="27828.66" calcext:value-type="float">
            <text:p>27828,66</text:p>
          </table:table-cell>
          <table:table-cell table:style-name="ce32" office:value-type="float" office:value="2400" calcext:value-type="float">
            <text:p>2400</text:p>
          </table:table-cell>
          <table:table-cell table:formula="of:=[.AL18]" office:value-type="float" office:value="8" calcext:value-type="float">
            <text:p>8</text:p>
          </table:table-cell>
          <table:table-cell table:style-name="ce22" table:formula="of:=[.AM18]" office:value-type="float" office:value="27828.66" calcext:value-type="float">
            <text:p>27828,66</text:p>
          </table:table-cell>
          <table:table-cell table:formula="of:=[.AN18]" office:value-type="float" office:value="2400" calcext:value-type="float">
            <text:p>2400</text:p>
          </table:table-cell>
          <table:table-cell table:style-name="ce22" table:formula="of:=[.AP18]/1000" office:value-type="float" office:value="27.82866" calcext:value-type="float">
            <text:p>27,83</text:p>
          </table:table-cell>
          <table:table-cell table:style-name="ce17" table:formula="of:=ABS([.AN18]-[.$AS$9])/[.AN18]*100" office:value-type="float" office:value="15.8333333333333" calcext:value-type="float">
            <text:p>15,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918.241" calcext:value-type="float">
            <text:p>27918,241</text:p>
          </table:table-cell>
          <table:table-cell office:value-type="float" office:value="2355" calcext:value-type="float">
            <text:p>2355</text:p>
          </table:table-cell>
          <table:table-cell table:formula="of:=[.B19]" office:value-type="float" office:value="9" calcext:value-type="float">
            <text:p>9</text:p>
          </table:table-cell>
          <table:table-cell table:formula="of:=[.C19]" office:value-type="float" office:value="27918.241" calcext:value-type="float">
            <text:p>27918,24</text:p>
          </table:table-cell>
          <table:table-cell table:formula="of:=[.D19]" office:value-type="float" office:value="2355" calcext:value-type="float">
            <text:p>2355</text:p>
          </table:table-cell>
          <table:table-cell table:formula="of:=[.F19]/1000" office:value-type="float" office:value="27.918241" calcext:value-type="float">
            <text:p>27,92</text:p>
          </table:table-cell>
          <table:table-cell table:formula="of:=ABS([.D19]-[.$I$9])/[.D19]*100" office:value-type="float" office:value="14.2250530785563" calcext:value-type="float">
            <text:p>14,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118.614" calcext:value-type="float">
            <text:p>28118,614</text:p>
          </table:table-cell>
          <table:table-cell office:value-type="float" office:value="2465" calcext:value-type="float">
            <text:p>2465</text:p>
          </table:table-cell>
          <table:table-cell table:style-name="ce20" table:formula="of:=[.K19]" office:value-type="float" office:value="9" calcext:value-type="float">
            <text:p>9</text:p>
          </table:table-cell>
          <table:table-cell table:formula="of:=[.L19]" office:value-type="float" office:value="28118.614" calcext:value-type="float">
            <text:p>28118,61</text:p>
          </table:table-cell>
          <table:table-cell table:formula="of:=[.M19]" office:value-type="float" office:value="2465" calcext:value-type="float">
            <text:p>2465</text:p>
          </table:table-cell>
          <table:table-cell table:formula="of:=[.O19]/1000" office:value-type="float" office:value="28.118614" calcext:value-type="float">
            <text:p>28,12</text:p>
          </table:table-cell>
          <table:table-cell table:formula="of:=ABS([.M19]-[.$R$9])/[.M19]*100" office:value-type="float" office:value="18.052738336714" calcext:value-type="float">
            <text:p>18,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744.019" calcext:value-type="float">
            <text:p>27744,019</text:p>
          </table:table-cell>
          <table:table-cell office:value-type="float" office:value="2762" calcext:value-type="float">
            <text:p>2762</text:p>
          </table:table-cell>
          <table:table-cell table:formula="of:=[.T19]" office:value-type="float" office:value="9" calcext:value-type="float">
            <text:p>9</text:p>
          </table:table-cell>
          <table:table-cell table:formula="of:=[.U19]" office:value-type="float" office:value="27744.019" calcext:value-type="float">
            <text:p>27744,02</text:p>
          </table:table-cell>
          <table:table-cell table:formula="of:=[.V19]" office:value-type="float" office:value="2762" calcext:value-type="float">
            <text:p>2762</text:p>
          </table:table-cell>
          <table:table-cell table:formula="of:=[.X19]/1000" office:value-type="float" office:value="27.744019" calcext:value-type="float">
            <text:p>27,74</text:p>
          </table:table-cell>
          <table:table-cell table:formula="of:=ABS([.V19]-[.$AA$9])/[.V19]*100" office:value-type="float" office:value="26.8645908761767" calcext:value-type="float">
            <text:p>26,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866.751" calcext:value-type="float">
            <text:p>27866,751</text:p>
          </table:table-cell>
          <table:table-cell office:value-type="float" office:value="2683" calcext:value-type="float">
            <text:p>2683</text:p>
          </table:table-cell>
          <table:table-cell table:formula="of:=[.AC19]" office:value-type="float" office:value="9" calcext:value-type="float">
            <text:p>9</text:p>
          </table:table-cell>
          <table:table-cell table:formula="of:=[.AD19]" office:value-type="float" office:value="27866.751" calcext:value-type="float">
            <text:p>27866,75</text:p>
          </table:table-cell>
          <table:table-cell table:formula="of:=[.AE19]" office:value-type="float" office:value="2683" calcext:value-type="float">
            <text:p>2683</text:p>
          </table:table-cell>
          <table:table-cell table:formula="of:=[.AG19]/1000" office:value-type="float" office:value="27.866751" calcext:value-type="float">
            <text:p>27,87</text:p>
          </table:table-cell>
          <table:table-cell table:formula="of:=ABS([.AE19]-[.$AJ$9])/[.AE19]*100" office:value-type="float" office:value="24.7111442415207" calcext:value-type="float">
            <text:p>24,71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office:value-type="float" office:value="27696.992" calcext:value-type="float">
            <text:p>27696,992</text:p>
          </table:table-cell>
          <table:table-cell table:style-name="ce32" office:value-type="float" office:value="2779" calcext:value-type="float">
            <text:p>2779</text:p>
          </table:table-cell>
          <table:table-cell table:formula="of:=[.AL19]" office:value-type="float" office:value="9" calcext:value-type="float">
            <text:p>9</text:p>
          </table:table-cell>
          <table:table-cell table:style-name="ce22" table:formula="of:=[.AM19]" office:value-type="float" office:value="27696.992" calcext:value-type="float">
            <text:p>27696,99</text:p>
          </table:table-cell>
          <table:table-cell table:formula="of:=[.AN19]" office:value-type="float" office:value="2779" calcext:value-type="float">
            <text:p>2779</text:p>
          </table:table-cell>
          <table:table-cell table:style-name="ce22" table:formula="of:=[.AP19]/1000" office:value-type="float" office:value="27.696992" calcext:value-type="float">
            <text:p>27,70</text:p>
          </table:table-cell>
          <table:table-cell table:style-name="ce17" table:formula="of:=ABS([.AN19]-[.$AS$9])/[.AN19]*100" office:value-type="float" office:value="27.3119827275999" calcext:value-type="float">
            <text:p>27,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745.778" calcext:value-type="float">
            <text:p>27745,778</text:p>
          </table:table-cell>
          <table:table-cell office:value-type="float" office:value="2242" calcext:value-type="float">
            <text:p>2242</text:p>
          </table:table-cell>
          <table:table-cell table:formula="of:=[.B20]" office:value-type="float" office:value="10" calcext:value-type="float">
            <text:p>10</text:p>
          </table:table-cell>
          <table:table-cell table:formula="of:=[.C20]" office:value-type="float" office:value="27745.778" calcext:value-type="float">
            <text:p>27745,78</text:p>
          </table:table-cell>
          <table:table-cell table:formula="of:=[.D20]" office:value-type="float" office:value="2242" calcext:value-type="float">
            <text:p>2242</text:p>
          </table:table-cell>
          <table:table-cell table:formula="of:=[.F20]/1000" office:value-type="float" office:value="27.745778" calcext:value-type="float">
            <text:p>27,75</text:p>
          </table:table-cell>
          <table:table-cell table:formula="of:=ABS([.D20]-[.$I$9])/[.D20]*100" office:value-type="float" office:value="9.90187332738626" calcext:value-type="float">
            <text:p>9,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874.005" calcext:value-type="float">
            <text:p>27874,005</text:p>
          </table:table-cell>
          <table:table-cell office:value-type="float" office:value="2341" calcext:value-type="float">
            <text:p>2341</text:p>
          </table:table-cell>
          <table:table-cell table:style-name="ce20" table:formula="of:=[.K20]" office:value-type="float" office:value="10" calcext:value-type="float">
            <text:p>10</text:p>
          </table:table-cell>
          <table:table-cell table:formula="of:=[.L20]" office:value-type="float" office:value="27874.005" calcext:value-type="float">
            <text:p>27874,01</text:p>
          </table:table-cell>
          <table:table-cell table:formula="of:=[.M20]" office:value-type="float" office:value="2341" calcext:value-type="float">
            <text:p>2341</text:p>
          </table:table-cell>
          <table:table-cell table:formula="of:=[.O20]/1000" office:value-type="float" office:value="27.874005" calcext:value-type="float">
            <text:p>27,87</text:p>
          </table:table-cell>
          <table:table-cell table:formula="of:=ABS([.M20]-[.$R$9])/[.M20]*100" office:value-type="float" office:value="13.7120888509184" calcext:value-type="float">
            <text:p>13,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709.621" calcext:value-type="float">
            <text:p>27709,621</text:p>
          </table:table-cell>
          <table:table-cell office:value-type="float" office:value="2574" calcext:value-type="float">
            <text:p>2574</text:p>
          </table:table-cell>
          <table:table-cell table:formula="of:=[.T20]" office:value-type="float" office:value="10" calcext:value-type="float">
            <text:p>10</text:p>
          </table:table-cell>
          <table:table-cell table:formula="of:=[.U20]" office:value-type="float" office:value="27709.621" calcext:value-type="float">
            <text:p>27709,62</text:p>
          </table:table-cell>
          <table:table-cell table:formula="of:=[.V20]" office:value-type="float" office:value="2574" calcext:value-type="float">
            <text:p>2574</text:p>
          </table:table-cell>
          <table:table-cell table:formula="of:=[.X20]/1000" office:value-type="float" office:value="27.709621" calcext:value-type="float">
            <text:p>27,71</text:p>
          </table:table-cell>
          <table:table-cell table:formula="of:=ABS([.V20]-[.$AA$9])/[.V20]*100" office:value-type="float" office:value="21.5229215229215" calcext:value-type="float">
            <text:p>21,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270.975" calcext:value-type="float">
            <text:p>28270,975</text:p>
          </table:table-cell>
          <table:table-cell office:value-type="float" office:value="2548" calcext:value-type="float">
            <text:p>2548</text:p>
          </table:table-cell>
          <table:table-cell table:formula="of:=[.AC20]" office:value-type="float" office:value="10" calcext:value-type="float">
            <text:p>10</text:p>
          </table:table-cell>
          <table:table-cell table:formula="of:=[.AD20]" office:value-type="float" office:value="28270.975" calcext:value-type="float">
            <text:p>28270,98</text:p>
          </table:table-cell>
          <table:table-cell table:formula="of:=[.AE20]" office:value-type="float" office:value="2548" calcext:value-type="float">
            <text:p>2548</text:p>
          </table:table-cell>
          <table:table-cell table:formula="of:=[.AG20]/1000" office:value-type="float" office:value="28.270975" calcext:value-type="float">
            <text:p>28,27</text:p>
          </table:table-cell>
          <table:table-cell table:formula="of:=ABS([.AE20]-[.$AJ$9])/[.AE20]*100" office:value-type="float" office:value="20.7221350078493" calcext:value-type="float">
            <text:p>20,72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office:value-type="float" office:value="27863.246" calcext:value-type="float">
            <text:p>27863,246</text:p>
          </table:table-cell>
          <table:table-cell table:style-name="ce32" office:value-type="float" office:value="2786" calcext:value-type="float">
            <text:p>2786</text:p>
          </table:table-cell>
          <table:table-cell table:formula="of:=[.AL20]" office:value-type="float" office:value="10" calcext:value-type="float">
            <text:p>10</text:p>
          </table:table-cell>
          <table:table-cell table:style-name="ce22" table:formula="of:=[.AM20]" office:value-type="float" office:value="27863.246" calcext:value-type="float">
            <text:p>27863,25</text:p>
          </table:table-cell>
          <table:table-cell table:formula="of:=[.AN20]" office:value-type="float" office:value="2786" calcext:value-type="float">
            <text:p>2786</text:p>
          </table:table-cell>
          <table:table-cell table:style-name="ce22" table:formula="of:=[.AP20]/1000" office:value-type="float" office:value="27.863246" calcext:value-type="float">
            <text:p>27,86</text:p>
          </table:table-cell>
          <table:table-cell table:style-name="ce17" table:formula="of:=ABS([.AN20]-[.$AS$9])/[.AN20]*100" office:value-type="float" office:value="27.494615936827" calcext:value-type="float">
            <text:p>27,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7897.569" calcext:value-type="float">
            <text:p>27897,569</text:p>
          </table:table-cell>
          <table:table-cell office:value-type="float" office:value="2617" calcext:value-type="float">
            <text:p>2617</text:p>
          </table:table-cell>
          <table:table-cell table:formula="of:=[.B21]" office:value-type="float" office:value="11" calcext:value-type="float">
            <text:p>11</text:p>
          </table:table-cell>
          <table:table-cell table:formula="of:=[.C21]" office:value-type="float" office:value="27897.569" calcext:value-type="float">
            <text:p>27897,57</text:p>
          </table:table-cell>
          <table:table-cell table:formula="of:=[.D21]" office:value-type="float" office:value="2617" calcext:value-type="float">
            <text:p>2617</text:p>
          </table:table-cell>
          <table:table-cell table:formula="of:=[.F21]/1000" office:value-type="float" office:value="27.897569" calcext:value-type="float">
            <text:p>27,90</text:p>
          </table:table-cell>
          <table:table-cell table:formula="of:=ABS([.D21]-[.$I$9])/[.D21]*100" office:value-type="float" office:value="22.8123805884601" calcext:value-type="float">
            <text:p>22,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683.602" calcext:value-type="float">
            <text:p>27683,602</text:p>
          </table:table-cell>
          <table:table-cell office:value-type="float" office:value="2649" calcext:value-type="float">
            <text:p>2649</text:p>
          </table:table-cell>
          <table:table-cell table:style-name="ce20" table:formula="of:=[.K21]" office:value-type="float" office:value="11" calcext:value-type="float">
            <text:p>11</text:p>
          </table:table-cell>
          <table:table-cell table:formula="of:=[.L21]" office:value-type="float" office:value="27683.602" calcext:value-type="float">
            <text:p>27683,60</text:p>
          </table:table-cell>
          <table:table-cell table:formula="of:=[.M21]" office:value-type="float" office:value="2649" calcext:value-type="float">
            <text:p>2649</text:p>
          </table:table-cell>
          <table:table-cell table:formula="of:=[.O21]/1000" office:value-type="float" office:value="27.683602" calcext:value-type="float">
            <text:p>27,68</text:p>
          </table:table-cell>
          <table:table-cell table:formula="of:=ABS([.M21]-[.$R$9])/[.M21]*100" office:value-type="float" office:value="23.7448093620234" calcext:value-type="float">
            <text:p>23,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889.366" calcext:value-type="float">
            <text:p>27889,366</text:p>
          </table:table-cell>
          <table:table-cell office:value-type="float" office:value="2465" calcext:value-type="float">
            <text:p>2465</text:p>
          </table:table-cell>
          <table:table-cell table:formula="of:=[.T21]" office:value-type="float" office:value="11" calcext:value-type="float">
            <text:p>11</text:p>
          </table:table-cell>
          <table:table-cell table:formula="of:=[.U21]" office:value-type="float" office:value="27889.366" calcext:value-type="float">
            <text:p>27889,37</text:p>
          </table:table-cell>
          <table:table-cell table:formula="of:=[.V21]" office:value-type="float" office:value="2465" calcext:value-type="float">
            <text:p>2465</text:p>
          </table:table-cell>
          <table:table-cell table:formula="of:=[.X21]/1000" office:value-type="float" office:value="27.889366" calcext:value-type="float">
            <text:p>27,89</text:p>
          </table:table-cell>
          <table:table-cell table:formula="of:=ABS([.V21]-[.$AA$9])/[.V21]*100" office:value-type="float" office:value="18.052738336714" calcext:value-type="float">
            <text:p>18,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822.679" calcext:value-type="float">
            <text:p>27822,679</text:p>
          </table:table-cell>
          <table:table-cell office:value-type="float" office:value="2813" calcext:value-type="float">
            <text:p>2813</text:p>
          </table:table-cell>
          <table:table-cell table:formula="of:=[.AC21]" office:value-type="float" office:value="11" calcext:value-type="float">
            <text:p>11</text:p>
          </table:table-cell>
          <table:table-cell table:formula="of:=[.AD21]" office:value-type="float" office:value="27822.679" calcext:value-type="float">
            <text:p>27822,68</text:p>
          </table:table-cell>
          <table:table-cell table:formula="of:=[.AE21]" office:value-type="float" office:value="2813" calcext:value-type="float">
            <text:p>2813</text:p>
          </table:table-cell>
          <table:table-cell table:formula="of:=[.AG21]/1000" office:value-type="float" office:value="27.822679" calcext:value-type="float">
            <text:p>27,82</text:p>
          </table:table-cell>
          <table:table-cell table:formula="of:=ABS([.AE21]-[.$AJ$9])/[.AE21]*100" office:value-type="float" office:value="28.1905439033061" calcext:value-type="float">
            <text:p>28,19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office:value-type="float" office:value="28057.527" calcext:value-type="float">
            <text:p>28057,527</text:p>
          </table:table-cell>
          <table:table-cell table:style-name="ce32" office:value-type="float" office:value="2364" calcext:value-type="float">
            <text:p>2364</text:p>
          </table:table-cell>
          <table:table-cell table:formula="of:=[.AL21]" office:value-type="float" office:value="11" calcext:value-type="float">
            <text:p>11</text:p>
          </table:table-cell>
          <table:table-cell table:style-name="ce22" table:formula="of:=[.AM21]" office:value-type="float" office:value="28057.527" calcext:value-type="float">
            <text:p>28057,53</text:p>
          </table:table-cell>
          <table:table-cell table:formula="of:=[.AN21]" office:value-type="float" office:value="2364" calcext:value-type="float">
            <text:p>2364</text:p>
          </table:table-cell>
          <table:table-cell table:style-name="ce22" table:formula="of:=[.AP21]/1000" office:value-type="float" office:value="28.057527" calcext:value-type="float">
            <text:p>28,06</text:p>
          </table:table-cell>
          <table:table-cell table:style-name="ce17" table:formula="of:=ABS([.AN21]-[.$AS$9])/[.AN21]*100" office:value-type="float" office:value="14.5516074450085" calcext:value-type="float">
            <text:p>14,5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8538.612" calcext:value-type="float">
            <text:p>28538,612</text:p>
          </table:table-cell>
          <table:table-cell office:value-type="float" office:value="2558" calcext:value-type="float">
            <text:p>2558</text:p>
          </table:table-cell>
          <table:table-cell table:formula="of:=[.B22]" office:value-type="float" office:value="12" calcext:value-type="float">
            <text:p>12</text:p>
          </table:table-cell>
          <table:table-cell table:formula="of:=[.C22]" office:value-type="float" office:value="28538.612" calcext:value-type="float">
            <text:p>28538,61</text:p>
          </table:table-cell>
          <table:table-cell table:formula="of:=[.D22]" office:value-type="float" office:value="2558" calcext:value-type="float">
            <text:p>2558</text:p>
          </table:table-cell>
          <table:table-cell table:formula="of:=[.F22]/1000" office:value-type="float" office:value="28.538612" calcext:value-type="float">
            <text:p>28,54</text:p>
          </table:table-cell>
          <table:table-cell table:formula="of:=ABS([.D22]-[.$I$9])/[.D22]*100" office:value-type="float" office:value="21.0320562939797" calcext:value-type="float">
            <text:p>21,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122.851" calcext:value-type="float">
            <text:p>28122,851</text:p>
          </table:table-cell>
          <table:table-cell office:value-type="float" office:value="2572" calcext:value-type="float">
            <text:p>2572</text:p>
          </table:table-cell>
          <table:table-cell table:style-name="ce20" table:formula="of:=[.K22]" office:value-type="float" office:value="12" calcext:value-type="float">
            <text:p>12</text:p>
          </table:table-cell>
          <table:table-cell table:formula="of:=[.L22]" office:value-type="float" office:value="28122.851" calcext:value-type="float">
            <text:p>28122,85</text:p>
          </table:table-cell>
          <table:table-cell table:formula="of:=[.M22]" office:value-type="float" office:value="2572" calcext:value-type="float">
            <text:p>2572</text:p>
          </table:table-cell>
          <table:table-cell table:formula="of:=[.O22]/1000" office:value-type="float" office:value="28.122851" calcext:value-type="float">
            <text:p>28,12</text:p>
          </table:table-cell>
          <table:table-cell table:formula="of:=ABS([.M22]-[.$R$9])/[.M22]*100" office:value-type="float" office:value="21.4618973561431" calcext:value-type="float">
            <text:p>21,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711.735" calcext:value-type="float">
            <text:p>27711,735</text:p>
          </table:table-cell>
          <table:table-cell office:value-type="float" office:value="2714" calcext:value-type="float">
            <text:p>2714</text:p>
          </table:table-cell>
          <table:table-cell table:formula="of:=[.T22]" office:value-type="float" office:value="12" calcext:value-type="float">
            <text:p>12</text:p>
          </table:table-cell>
          <table:table-cell table:formula="of:=[.U22]" office:value-type="float" office:value="27711.735" calcext:value-type="float">
            <text:p>27711,74</text:p>
          </table:table-cell>
          <table:table-cell table:formula="of:=[.V22]" office:value-type="float" office:value="2714" calcext:value-type="float">
            <text:p>2714</text:p>
          </table:table-cell>
          <table:table-cell table:formula="of:=[.X22]/1000" office:value-type="float" office:value="27.711735" calcext:value-type="float">
            <text:p>27,71</text:p>
          </table:table-cell>
          <table:table-cell table:formula="of:=ABS([.V22]-[.$AA$9])/[.V22]*100" office:value-type="float" office:value="25.5711127487104" calcext:value-type="float">
            <text:p>25,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788.145" calcext:value-type="float">
            <text:p>27788,145</text:p>
          </table:table-cell>
          <table:table-cell office:value-type="float" office:value="2429" calcext:value-type="float">
            <text:p>2429</text:p>
          </table:table-cell>
          <table:table-cell table:formula="of:=[.AC22]" office:value-type="float" office:value="12" calcext:value-type="float">
            <text:p>12</text:p>
          </table:table-cell>
          <table:table-cell table:formula="of:=[.AD22]" office:value-type="float" office:value="27788.145" calcext:value-type="float">
            <text:p>27788,15</text:p>
          </table:table-cell>
          <table:table-cell table:formula="of:=[.AE22]" office:value-type="float" office:value="2429" calcext:value-type="float">
            <text:p>2429</text:p>
          </table:table-cell>
          <table:table-cell table:formula="of:=[.AG22]/1000" office:value-type="float" office:value="27.788145" calcext:value-type="float">
            <text:p>27,79</text:p>
          </table:table-cell>
          <table:table-cell table:formula="of:=ABS([.AE22]-[.$AJ$9])/[.AE22]*100" office:value-type="float" office:value="16.8382050226431" calcext:value-type="float">
            <text:p>16,8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office:value-type="float" office:value="28094.623" calcext:value-type="float">
            <text:p>28094,623</text:p>
          </table:table-cell>
          <table:table-cell table:style-name="ce32" office:value-type="float" office:value="2597" calcext:value-type="float">
            <text:p>2597</text:p>
          </table:table-cell>
          <table:table-cell table:formula="of:=[.AL22]" office:value-type="float" office:value="12" calcext:value-type="float">
            <text:p>12</text:p>
          </table:table-cell>
          <table:table-cell table:style-name="ce22" table:formula="of:=[.AM22]" office:value-type="float" office:value="28094.623" calcext:value-type="float">
            <text:p>28094,62</text:p>
          </table:table-cell>
          <table:table-cell table:formula="of:=[.AN22]" office:value-type="float" office:value="2597" calcext:value-type="float">
            <text:p>2597</text:p>
          </table:table-cell>
          <table:table-cell table:style-name="ce22" table:formula="of:=[.AP22]/1000" office:value-type="float" office:value="28.094623" calcext:value-type="float">
            <text:p>28,09</text:p>
          </table:table-cell>
          <table:table-cell table:style-name="ce17" table:formula="of:=ABS([.AN22]-[.$AS$9])/[.AN22]*100" office:value-type="float" office:value="22.2179437812861" calcext:value-type="float">
            <text:p>22,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7966.313" calcext:value-type="float">
            <text:p>27966,313</text:p>
          </table:table-cell>
          <table:table-cell office:value-type="float" office:value="2378" calcext:value-type="float">
            <text:p>2378</text:p>
          </table:table-cell>
          <table:table-cell table:formula="of:=[.B23]" office:value-type="float" office:value="13" calcext:value-type="float">
            <text:p>13</text:p>
          </table:table-cell>
          <table:table-cell table:formula="of:=[.C23]" office:value-type="float" office:value="27966.313" calcext:value-type="float">
            <text:p>27966,31</text:p>
          </table:table-cell>
          <table:table-cell table:formula="of:=[.D23]" office:value-type="float" office:value="2378" calcext:value-type="float">
            <text:p>2378</text:p>
          </table:table-cell>
          <table:table-cell table:formula="of:=[.F23]/1000" office:value-type="float" office:value="27.966313" calcext:value-type="float">
            <text:p>27,97</text:p>
          </table:table-cell>
          <table:table-cell table:formula="of:=ABS([.D23]-[.$I$9])/[.D23]*100" office:value-type="float" office:value="15.0546677880572" calcext:value-type="float">
            <text:p>15,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840.717" calcext:value-type="float">
            <text:p>27840,717</text:p>
          </table:table-cell>
          <table:table-cell office:value-type="float" office:value="2450" calcext:value-type="float">
            <text:p>2450</text:p>
          </table:table-cell>
          <table:table-cell table:style-name="ce20" table:formula="of:=[.K23]" office:value-type="float" office:value="13" calcext:value-type="float">
            <text:p>13</text:p>
          </table:table-cell>
          <table:table-cell table:formula="of:=[.L23]" office:value-type="float" office:value="27840.717" calcext:value-type="float">
            <text:p>27840,72</text:p>
          </table:table-cell>
          <table:table-cell table:formula="of:=[.M23]" office:value-type="float" office:value="2450" calcext:value-type="float">
            <text:p>2450</text:p>
          </table:table-cell>
          <table:table-cell table:formula="of:=[.O23]/1000" office:value-type="float" office:value="27.840717" calcext:value-type="float">
            <text:p>27,84</text:p>
          </table:table-cell>
          <table:table-cell table:formula="of:=ABS([.M23]-[.$R$9])/[.M23]*100" office:value-type="float" office:value="17.5510204081633" calcext:value-type="float">
            <text:p>17,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870.931" calcext:value-type="float">
            <text:p>27870,931</text:p>
          </table:table-cell>
          <table:table-cell office:value-type="float" office:value="2255" calcext:value-type="float">
            <text:p>2255</text:p>
          </table:table-cell>
          <table:table-cell table:formula="of:=[.T23]" office:value-type="float" office:value="13" calcext:value-type="float">
            <text:p>13</text:p>
          </table:table-cell>
          <table:table-cell table:formula="of:=[.U23]" office:value-type="float" office:value="27870.931" calcext:value-type="float">
            <text:p>27870,93</text:p>
          </table:table-cell>
          <table:table-cell table:formula="of:=[.V23]" office:value-type="float" office:value="2255" calcext:value-type="float">
            <text:p>2255</text:p>
          </table:table-cell>
          <table:table-cell table:formula="of:=[.X23]/1000" office:value-type="float" office:value="27.870931" calcext:value-type="float">
            <text:p>27,87</text:p>
          </table:table-cell>
          <table:table-cell table:formula="of:=ABS([.V23]-[.$AA$9])/[.V23]*100" office:value-type="float" office:value="10.4212860310421" calcext:value-type="float">
            <text:p>10,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687.433" calcext:value-type="float">
            <text:p>27687,433</text:p>
          </table:table-cell>
          <table:table-cell office:value-type="float" office:value="2653" calcext:value-type="float">
            <text:p>2653</text:p>
          </table:table-cell>
          <table:table-cell table:formula="of:=[.AC23]" office:value-type="float" office:value="13" calcext:value-type="float">
            <text:p>13</text:p>
          </table:table-cell>
          <table:table-cell table:formula="of:=[.AD23]" office:value-type="float" office:value="27687.433" calcext:value-type="float">
            <text:p>27687,43</text:p>
          </table:table-cell>
          <table:table-cell table:formula="of:=[.AE23]" office:value-type="float" office:value="2653" calcext:value-type="float">
            <text:p>2653</text:p>
          </table:table-cell>
          <table:table-cell table:formula="of:=[.AG23]/1000" office:value-type="float" office:value="27.687433" calcext:value-type="float">
            <text:p>27,69</text:p>
          </table:table-cell>
          <table:table-cell table:formula="of:=ABS([.AE23]-[.$AJ$9])/[.AE23]*100" office:value-type="float" office:value="23.8597813795703" calcext:value-type="float">
            <text:p>23,86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office:value-type="float" office:value="27979.017" calcext:value-type="float">
            <text:p>27979,017</text:p>
          </table:table-cell>
          <table:table-cell table:style-name="ce32" office:value-type="float" office:value="2550" calcext:value-type="float">
            <text:p>2550</text:p>
          </table:table-cell>
          <table:table-cell table:formula="of:=[.AL23]" office:value-type="float" office:value="13" calcext:value-type="float">
            <text:p>13</text:p>
          </table:table-cell>
          <table:table-cell table:style-name="ce22" table:formula="of:=[.AM23]" office:value-type="float" office:value="27979.017" calcext:value-type="float">
            <text:p>27979,02</text:p>
          </table:table-cell>
          <table:table-cell table:formula="of:=[.AN23]" office:value-type="float" office:value="2550" calcext:value-type="float">
            <text:p>2550</text:p>
          </table:table-cell>
          <table:table-cell table:style-name="ce22" table:formula="of:=[.AP23]/1000" office:value-type="float" office:value="27.979017" calcext:value-type="float">
            <text:p>27,98</text:p>
          </table:table-cell>
          <table:table-cell table:style-name="ce17" table:formula="of:=ABS([.AN23]-[.$AS$9])/[.AN23]*100" office:value-type="float" office:value="20.7843137254902" calcext:value-type="float">
            <text:p>20,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7823.076" calcext:value-type="float">
            <text:p>27823,076</text:p>
          </table:table-cell>
          <table:table-cell office:value-type="float" office:value="2513" calcext:value-type="float">
            <text:p>2513</text:p>
          </table:table-cell>
          <table:table-cell table:formula="of:=[.B24]" office:value-type="float" office:value="14" calcext:value-type="float">
            <text:p>14</text:p>
          </table:table-cell>
          <table:table-cell table:formula="of:=[.C24]" office:value-type="float" office:value="27823.076" calcext:value-type="float">
            <text:p>27823,08</text:p>
          </table:table-cell>
          <table:table-cell table:formula="of:=[.D24]" office:value-type="float" office:value="2513" calcext:value-type="float">
            <text:p>2513</text:p>
          </table:table-cell>
          <table:table-cell table:formula="of:=[.F24]/1000" office:value-type="float" office:value="27.823076" calcext:value-type="float">
            <text:p>27,82</text:p>
          </table:table-cell>
          <table:table-cell table:formula="of:=ABS([.D24]-[.$I$9])/[.D24]*100" office:value-type="float" office:value="19.6179864703542" calcext:value-type="float">
            <text:p>19,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021.885" calcext:value-type="float">
            <text:p>28021,885</text:p>
          </table:table-cell>
          <table:table-cell office:value-type="float" office:value="3001" calcext:value-type="float">
            <text:p>3001</text:p>
          </table:table-cell>
          <table:table-cell table:style-name="ce20" table:formula="of:=[.K24]" office:value-type="float" office:value="14" calcext:value-type="float">
            <text:p>14</text:p>
          </table:table-cell>
          <table:table-cell table:formula="of:=[.L24]" office:value-type="float" office:value="28021.885" calcext:value-type="float">
            <text:p>28021,89</text:p>
          </table:table-cell>
          <table:table-cell table:formula="of:=[.M24]" office:value-type="float" office:value="3001" calcext:value-type="float">
            <text:p>3001</text:p>
          </table:table-cell>
          <table:table-cell table:formula="of:=[.O24]/1000" office:value-type="float" office:value="28.021885" calcext:value-type="float">
            <text:p>28,02</text:p>
          </table:table-cell>
          <table:table-cell table:formula="of:=ABS([.M24]-[.$R$9])/[.M24]*100" office:value-type="float" office:value="32.6891036321226" calcext:value-type="float">
            <text:p>32,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753.4" calcext:value-type="float">
            <text:p>27753,4</text:p>
          </table:table-cell>
          <table:table-cell office:value-type="float" office:value="2765" calcext:value-type="float">
            <text:p>2765</text:p>
          </table:table-cell>
          <table:table-cell table:formula="of:=[.T24]" office:value-type="float" office:value="14" calcext:value-type="float">
            <text:p>14</text:p>
          </table:table-cell>
          <table:table-cell table:formula="of:=[.U24]" office:value-type="float" office:value="27753.4" calcext:value-type="float">
            <text:p>27753,40</text:p>
          </table:table-cell>
          <table:table-cell table:formula="of:=[.V24]" office:value-type="float" office:value="2765" calcext:value-type="float">
            <text:p>2765</text:p>
          </table:table-cell>
          <table:table-cell table:formula="of:=[.X24]/1000" office:value-type="float" office:value="27.7534" calcext:value-type="float">
            <text:p>27,75</text:p>
          </table:table-cell>
          <table:table-cell table:formula="of:=ABS([.V24]-[.$AA$9])/[.V24]*100" office:value-type="float" office:value="26.9439421338155" calcext:value-type="float">
            <text:p>26,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904.965" calcext:value-type="float">
            <text:p>27904,965</text:p>
          </table:table-cell>
          <table:table-cell office:value-type="float" office:value="3114" calcext:value-type="float">
            <text:p>3114</text:p>
          </table:table-cell>
          <table:table-cell table:formula="of:=[.AC24]" office:value-type="float" office:value="14" calcext:value-type="float">
            <text:p>14</text:p>
          </table:table-cell>
          <table:table-cell table:formula="of:=[.AD24]" office:value-type="float" office:value="27904.965" calcext:value-type="float">
            <text:p>27904,97</text:p>
          </table:table-cell>
          <table:table-cell table:formula="of:=[.AE24]" office:value-type="float" office:value="3114" calcext:value-type="float">
            <text:p>3114</text:p>
          </table:table-cell>
          <table:table-cell table:formula="of:=[.AG24]/1000" office:value-type="float" office:value="27.904965" calcext:value-type="float">
            <text:p>27,90</text:p>
          </table:table-cell>
          <table:table-cell table:formula="of:=ABS([.AE24]-[.$AJ$9])/[.AE24]*100" office:value-type="float" office:value="35.1316634553629" calcext:value-type="float">
            <text:p>35,13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office:value-type="float" office:value="27651.448" calcext:value-type="float">
            <text:p>27651,448</text:p>
          </table:table-cell>
          <table:table-cell table:style-name="ce32" office:value-type="float" office:value="3038" calcext:value-type="float">
            <text:p>3038</text:p>
          </table:table-cell>
          <table:table-cell table:formula="of:=[.AL24]" office:value-type="float" office:value="14" calcext:value-type="float">
            <text:p>14</text:p>
          </table:table-cell>
          <table:table-cell table:style-name="ce22" table:formula="of:=[.AM24]" office:value-type="float" office:value="27651.448" calcext:value-type="float">
            <text:p>27651,45</text:p>
          </table:table-cell>
          <table:table-cell table:formula="of:=[.AN24]" office:value-type="float" office:value="3038" calcext:value-type="float">
            <text:p>3038</text:p>
          </table:table-cell>
          <table:table-cell table:style-name="ce22" table:formula="of:=[.AP24]/1000" office:value-type="float" office:value="27.651448" calcext:value-type="float">
            <text:p>27,65</text:p>
          </table:table-cell>
          <table:table-cell table:style-name="ce17" table:formula="of:=ABS([.AN24]-[.$AS$9])/[.AN24]*100" office:value-type="float" office:value="33.5088874259381" calcext:value-type="float">
            <text:p>33,5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7884.042" calcext:value-type="float">
            <text:p>27884,042</text:p>
          </table:table-cell>
          <table:table-cell office:value-type="float" office:value="2934" calcext:value-type="float">
            <text:p>2934</text:p>
          </table:table-cell>
          <table:table-cell table:formula="of:=[.B25]" office:value-type="float" office:value="15" calcext:value-type="float">
            <text:p>15</text:p>
          </table:table-cell>
          <table:table-cell table:formula="of:=[.C25]" office:value-type="float" office:value="27884.042" calcext:value-type="float">
            <text:p>27884,04</text:p>
          </table:table-cell>
          <table:table-cell table:formula="of:=[.D25]" office:value-type="float" office:value="2934" calcext:value-type="float">
            <text:p>2934</text:p>
          </table:table-cell>
          <table:table-cell table:formula="of:=[.F25]/1000" office:value-type="float" office:value="27.884042" calcext:value-type="float">
            <text:p>27,88</text:p>
          </table:table-cell>
          <table:table-cell table:formula="of:=ABS([.D25]-[.$I$9])/[.D25]*100" office:value-type="float" office:value="31.1520109066121" calcext:value-type="float">
            <text:p>31,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868.284" calcext:value-type="float">
            <text:p>27868,284</text:p>
          </table:table-cell>
          <table:table-cell office:value-type="float" office:value="2871" calcext:value-type="float">
            <text:p>2871</text:p>
          </table:table-cell>
          <table:table-cell table:style-name="ce20" table:formula="of:=[.K25]" office:value-type="float" office:value="15" calcext:value-type="float">
            <text:p>15</text:p>
          </table:table-cell>
          <table:table-cell table:formula="of:=[.L25]" office:value-type="float" office:value="27868.284" calcext:value-type="float">
            <text:p>27868,28</text:p>
          </table:table-cell>
          <table:table-cell table:formula="of:=[.M25]" office:value-type="float" office:value="2871" calcext:value-type="float">
            <text:p>2871</text:p>
          </table:table-cell>
          <table:table-cell table:formula="of:=[.O25]/1000" office:value-type="float" office:value="27.868284" calcext:value-type="float">
            <text:p>27,87</text:p>
          </table:table-cell>
          <table:table-cell table:formula="of:=ABS([.M25]-[.$R$9])/[.M25]*100" office:value-type="float" office:value="29.6412399860676" calcext:value-type="float">
            <text:p>29,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922.94" calcext:value-type="float">
            <text:p>27922,94</text:p>
          </table:table-cell>
          <table:table-cell office:value-type="float" office:value="2505" calcext:value-type="float">
            <text:p>2505</text:p>
          </table:table-cell>
          <table:table-cell table:formula="of:=[.T25]" office:value-type="float" office:value="15" calcext:value-type="float">
            <text:p>15</text:p>
          </table:table-cell>
          <table:table-cell table:formula="of:=[.U25]" office:value-type="float" office:value="27922.94" calcext:value-type="float">
            <text:p>27922,94</text:p>
          </table:table-cell>
          <table:table-cell table:formula="of:=[.V25]" office:value-type="float" office:value="2505" calcext:value-type="float">
            <text:p>2505</text:p>
          </table:table-cell>
          <table:table-cell table:formula="of:=[.X25]/1000" office:value-type="float" office:value="27.92294" calcext:value-type="float">
            <text:p>27,92</text:p>
          </table:table-cell>
          <table:table-cell table:formula="of:=ABS([.V25]-[.$AA$9])/[.V25]*100" office:value-type="float" office:value="19.3612774451098" calcext:value-type="float">
            <text:p>19,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728.175" calcext:value-type="float">
            <text:p>27728,175</text:p>
          </table:table-cell>
          <table:table-cell office:value-type="float" office:value="2442" calcext:value-type="float">
            <text:p>2442</text:p>
          </table:table-cell>
          <table:table-cell table:formula="of:=[.AC25]" office:value-type="float" office:value="15" calcext:value-type="float">
            <text:p>15</text:p>
          </table:table-cell>
          <table:table-cell table:formula="of:=[.AD25]" office:value-type="float" office:value="27728.175" calcext:value-type="float">
            <text:p>27728,18</text:p>
          </table:table-cell>
          <table:table-cell table:formula="of:=[.AE25]" office:value-type="float" office:value="2442" calcext:value-type="float">
            <text:p>2442</text:p>
          </table:table-cell>
          <table:table-cell table:formula="of:=[.AG25]/1000" office:value-type="float" office:value="27.728175" calcext:value-type="float">
            <text:p>27,73</text:p>
          </table:table-cell>
          <table:table-cell table:formula="of:=ABS([.AE25]-[.$AJ$9])/[.AE25]*100" office:value-type="float" office:value="17.2809172809173" calcext:value-type="float">
            <text:p>17,28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office:value-type="float" office:value="27859.674" calcext:value-type="float">
            <text:p>27859,674</text:p>
          </table:table-cell>
          <table:table-cell table:style-name="ce32" office:value-type="float" office:value="2608" calcext:value-type="float">
            <text:p>2608</text:p>
          </table:table-cell>
          <table:table-cell table:formula="of:=[.AL25]" office:value-type="float" office:value="15" calcext:value-type="float">
            <text:p>15</text:p>
          </table:table-cell>
          <table:table-cell table:style-name="ce22" table:formula="of:=[.AM25]" office:value-type="float" office:value="27859.674" calcext:value-type="float">
            <text:p>27859,67</text:p>
          </table:table-cell>
          <table:table-cell table:formula="of:=[.AN25]" office:value-type="float" office:value="2608" calcext:value-type="float">
            <text:p>2608</text:p>
          </table:table-cell>
          <table:table-cell table:style-name="ce22" table:formula="of:=[.AP25]/1000" office:value-type="float" office:value="27.859674" calcext:value-type="float">
            <text:p>27,86</text:p>
          </table:table-cell>
          <table:table-cell table:style-name="ce17" table:formula="of:=ABS([.AN25]-[.$AS$9])/[.AN25]*100" office:value-type="float" office:value="22.5460122699387" calcext:value-type="float">
            <text:p>22,5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7756.859" calcext:value-type="float">
            <text:p>27756,859</text:p>
          </table:table-cell>
          <table:table-cell office:value-type="float" office:value="2901" calcext:value-type="float">
            <text:p>2901</text:p>
          </table:table-cell>
          <table:table-cell table:formula="of:=[.B26]" office:value-type="float" office:value="16" calcext:value-type="float">
            <text:p>16</text:p>
          </table:table-cell>
          <table:table-cell table:formula="of:=[.C26]" office:value-type="float" office:value="27756.859" calcext:value-type="float">
            <text:p>27756,86</text:p>
          </table:table-cell>
          <table:table-cell table:formula="of:=[.D26]" office:value-type="float" office:value="2901" calcext:value-type="float">
            <text:p>2901</text:p>
          </table:table-cell>
          <table:table-cell table:formula="of:=[.F26]/1000" office:value-type="float" office:value="27.756859" calcext:value-type="float">
            <text:p>27,76</text:p>
          </table:table-cell>
          <table:table-cell table:formula="of:=ABS([.D26]-[.$I$9])/[.D26]*100" office:value-type="float" office:value="30.3688383316098" calcext:value-type="float">
            <text:p>30,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846.987" calcext:value-type="float">
            <text:p>27846,987</text:p>
          </table:table-cell>
          <table:table-cell office:value-type="float" office:value="2532" calcext:value-type="float">
            <text:p>2532</text:p>
          </table:table-cell>
          <table:table-cell table:style-name="ce20" table:formula="of:=[.K26]" office:value-type="float" office:value="16" calcext:value-type="float">
            <text:p>16</text:p>
          </table:table-cell>
          <table:table-cell table:formula="of:=[.L26]" office:value-type="float" office:value="27846.987" calcext:value-type="float">
            <text:p>27846,99</text:p>
          </table:table-cell>
          <table:table-cell table:formula="of:=[.M26]" office:value-type="float" office:value="2532" calcext:value-type="float">
            <text:p>2532</text:p>
          </table:table-cell>
          <table:table-cell table:formula="of:=[.O26]/1000" office:value-type="float" office:value="27.846987" calcext:value-type="float">
            <text:p>27,85</text:p>
          </table:table-cell>
          <table:table-cell table:formula="of:=ABS([.M26]-[.$R$9])/[.M26]*100" office:value-type="float" office:value="20.2211690363349" calcext:value-type="float">
            <text:p>20,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697.719" calcext:value-type="float">
            <text:p>27697,719</text:p>
          </table:table-cell>
          <table:table-cell office:value-type="float" office:value="2474" calcext:value-type="float">
            <text:p>2474</text:p>
          </table:table-cell>
          <table:table-cell table:formula="of:=[.T26]" office:value-type="float" office:value="16" calcext:value-type="float">
            <text:p>16</text:p>
          </table:table-cell>
          <table:table-cell table:formula="of:=[.U26]" office:value-type="float" office:value="27697.719" calcext:value-type="float">
            <text:p>27697,72</text:p>
          </table:table-cell>
          <table:table-cell table:formula="of:=[.V26]" office:value-type="float" office:value="2474" calcext:value-type="float">
            <text:p>2474</text:p>
          </table:table-cell>
          <table:table-cell table:formula="of:=[.X26]/1000" office:value-type="float" office:value="27.697719" calcext:value-type="float">
            <text:p>27,70</text:p>
          </table:table-cell>
          <table:table-cell table:formula="of:=ABS([.V26]-[.$AA$9])/[.V26]*100" office:value-type="float" office:value="18.3508488278092" calcext:value-type="float">
            <text:p>18,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878.013" calcext:value-type="float">
            <text:p>27878,013</text:p>
          </table:table-cell>
          <table:table-cell office:value-type="float" office:value="2406" calcext:value-type="float">
            <text:p>2406</text:p>
          </table:table-cell>
          <table:table-cell table:formula="of:=[.AC26]" office:value-type="float" office:value="16" calcext:value-type="float">
            <text:p>16</text:p>
          </table:table-cell>
          <table:table-cell table:formula="of:=[.AD26]" office:value-type="float" office:value="27878.013" calcext:value-type="float">
            <text:p>27878,01</text:p>
          </table:table-cell>
          <table:table-cell table:formula="of:=[.AE26]" office:value-type="float" office:value="2406" calcext:value-type="float">
            <text:p>2406</text:p>
          </table:table-cell>
          <table:table-cell table:formula="of:=[.AG26]/1000" office:value-type="float" office:value="27.878013" calcext:value-type="float">
            <text:p>27,88</text:p>
          </table:table-cell>
          <table:table-cell table:formula="of:=ABS([.AE26]-[.$AJ$9])/[.AE26]*100" office:value-type="float" office:value="16.0432252701579" calcext:value-type="float">
            <text:p>16,04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office:value-type="float" office:value="27662.196" calcext:value-type="float">
            <text:p>27662,196</text:p>
          </table:table-cell>
          <table:table-cell table:style-name="ce32" office:value-type="float" office:value="2690" calcext:value-type="float">
            <text:p>2690</text:p>
          </table:table-cell>
          <table:table-cell table:formula="of:=[.AL26]" office:value-type="float" office:value="16" calcext:value-type="float">
            <text:p>16</text:p>
          </table:table-cell>
          <table:table-cell table:style-name="ce22" table:formula="of:=[.AM26]" office:value-type="float" office:value="27662.196" calcext:value-type="float">
            <text:p>27662,20</text:p>
          </table:table-cell>
          <table:table-cell table:formula="of:=[.AN26]" office:value-type="float" office:value="2690" calcext:value-type="float">
            <text:p>2690</text:p>
          </table:table-cell>
          <table:table-cell table:style-name="ce22" table:formula="of:=[.AP26]/1000" office:value-type="float" office:value="27.662196" calcext:value-type="float">
            <text:p>27,66</text:p>
          </table:table-cell>
          <table:table-cell table:style-name="ce17" table:formula="of:=ABS([.AN26]-[.$AS$9])/[.AN26]*100" office:value-type="float" office:value="24.907063197026" calcext:value-type="float">
            <text:p>24,9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7691.801" calcext:value-type="float">
            <text:p>27691,801</text:p>
          </table:table-cell>
          <table:table-cell office:value-type="float" office:value="2436" calcext:value-type="float">
            <text:p>2436</text:p>
          </table:table-cell>
          <table:table-cell table:formula="of:=[.B27]" office:value-type="float" office:value="17" calcext:value-type="float">
            <text:p>17</text:p>
          </table:table-cell>
          <table:table-cell table:formula="of:=[.C27]" office:value-type="float" office:value="27691.801" calcext:value-type="float">
            <text:p>27691,80</text:p>
          </table:table-cell>
          <table:table-cell table:formula="of:=[.D27]" office:value-type="float" office:value="2436" calcext:value-type="float">
            <text:p>2436</text:p>
          </table:table-cell>
          <table:table-cell table:formula="of:=[.F27]/1000" office:value-type="float" office:value="27.691801" calcext:value-type="float">
            <text:p>27,69</text:p>
          </table:table-cell>
          <table:table-cell table:formula="of:=ABS([.D27]-[.$I$9])/[.D27]*100" office:value-type="float" office:value="17.0771756978654" calcext:value-type="float">
            <text:p>17,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021.083" calcext:value-type="float">
            <text:p>28021,083</text:p>
          </table:table-cell>
          <table:table-cell office:value-type="float" office:value="2528" calcext:value-type="float">
            <text:p>2528</text:p>
          </table:table-cell>
          <table:table-cell table:style-name="ce20" table:formula="of:=[.K27]" office:value-type="float" office:value="17" calcext:value-type="float">
            <text:p>17</text:p>
          </table:table-cell>
          <table:table-cell table:formula="of:=[.L27]" office:value-type="float" office:value="28021.083" calcext:value-type="float">
            <text:p>28021,08</text:p>
          </table:table-cell>
          <table:table-cell table:formula="of:=[.M27]" office:value-type="float" office:value="2528" calcext:value-type="float">
            <text:p>2528</text:p>
          </table:table-cell>
          <table:table-cell table:formula="of:=[.O27]/1000" office:value-type="float" office:value="28.021083" calcext:value-type="float">
            <text:p>28,02</text:p>
          </table:table-cell>
          <table:table-cell table:formula="of:=ABS([.M27]-[.$R$9])/[.M27]*100" office:value-type="float" office:value="20.0949367088608" calcext:value-type="float">
            <text:p>20,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829.158" calcext:value-type="float">
            <text:p>27829,158</text:p>
          </table:table-cell>
          <table:table-cell office:value-type="float" office:value="2873" calcext:value-type="float">
            <text:p>2873</text:p>
          </table:table-cell>
          <table:table-cell table:formula="of:=[.T27]" office:value-type="float" office:value="17" calcext:value-type="float">
            <text:p>17</text:p>
          </table:table-cell>
          <table:table-cell table:formula="of:=[.U27]" office:value-type="float" office:value="27829.158" calcext:value-type="float">
            <text:p>27829,16</text:p>
          </table:table-cell>
          <table:table-cell table:formula="of:=[.V27]" office:value-type="float" office:value="2873" calcext:value-type="float">
            <text:p>2873</text:p>
          </table:table-cell>
          <table:table-cell table:formula="of:=[.X27]/1000" office:value-type="float" office:value="27.829158" calcext:value-type="float">
            <text:p>27,83</text:p>
          </table:table-cell>
          <table:table-cell table:formula="of:=ABS([.V27]-[.$AA$9])/[.V27]*100" office:value-type="float" office:value="29.6902192829795" calcext:value-type="float">
            <text:p>29,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733.35" calcext:value-type="float">
            <text:p>27733,35</text:p>
          </table:table-cell>
          <table:table-cell office:value-type="float" office:value="2715" calcext:value-type="float">
            <text:p>2715</text:p>
          </table:table-cell>
          <table:table-cell table:formula="of:=[.AC27]" office:value-type="float" office:value="17" calcext:value-type="float">
            <text:p>17</text:p>
          </table:table-cell>
          <table:table-cell table:formula="of:=[.AD27]" office:value-type="float" office:value="27733.35" calcext:value-type="float">
            <text:p>27733,35</text:p>
          </table:table-cell>
          <table:table-cell table:formula="of:=[.AE27]" office:value-type="float" office:value="2715" calcext:value-type="float">
            <text:p>2715</text:p>
          </table:table-cell>
          <table:table-cell table:formula="of:=[.AG27]/1000" office:value-type="float" office:value="27.73335" calcext:value-type="float">
            <text:p>27,73</text:p>
          </table:table-cell>
          <table:table-cell table:formula="of:=ABS([.AE27]-[.$AJ$9])/[.AE27]*100" office:value-type="float" office:value="25.5985267034991" calcext:value-type="float">
            <text:p>25,60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office:value-type="float" office:value="27904.285" calcext:value-type="float">
            <text:p>27904,285</text:p>
          </table:table-cell>
          <table:table-cell table:style-name="ce32" office:value-type="float" office:value="2488" calcext:value-type="float">
            <text:p>2488</text:p>
          </table:table-cell>
          <table:table-cell table:formula="of:=[.AL27]" office:value-type="float" office:value="17" calcext:value-type="float">
            <text:p>17</text:p>
          </table:table-cell>
          <table:table-cell table:style-name="ce22" table:formula="of:=[.AM27]" office:value-type="float" office:value="27904.285" calcext:value-type="float">
            <text:p>27904,29</text:p>
          </table:table-cell>
          <table:table-cell table:formula="of:=[.AN27]" office:value-type="float" office:value="2488" calcext:value-type="float">
            <text:p>2488</text:p>
          </table:table-cell>
          <table:table-cell table:style-name="ce22" table:formula="of:=[.AP27]/1000" office:value-type="float" office:value="27.904285" calcext:value-type="float">
            <text:p>27,90</text:p>
          </table:table-cell>
          <table:table-cell table:style-name="ce17" table:formula="of:=ABS([.AN27]-[.$AS$9])/[.AN27]*100" office:value-type="float" office:value="18.8102893890675" calcext:value-type="float">
            <text:p>18,8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7849.273" calcext:value-type="float">
            <text:p>27849,273</text:p>
          </table:table-cell>
          <table:table-cell office:value-type="float" office:value="2656" calcext:value-type="float">
            <text:p>2656</text:p>
          </table:table-cell>
          <table:table-cell table:formula="of:=[.B28]" office:value-type="float" office:value="18" calcext:value-type="float">
            <text:p>18</text:p>
          </table:table-cell>
          <table:table-cell table:formula="of:=[.C28]" office:value-type="float" office:value="27849.273" calcext:value-type="float">
            <text:p>27849,27</text:p>
          </table:table-cell>
          <table:table-cell table:formula="of:=[.D28]" office:value-type="float" office:value="2656" calcext:value-type="float">
            <text:p>2656</text:p>
          </table:table-cell>
          <table:table-cell table:formula="of:=[.F28]/1000" office:value-type="float" office:value="27.849273" calcext:value-type="float">
            <text:p>27,85</text:p>
          </table:table-cell>
          <table:table-cell table:formula="of:=ABS([.D28]-[.$I$9])/[.D28]*100" office:value-type="float" office:value="23.9457831325301" calcext:value-type="float">
            <text:p>23,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791.777" calcext:value-type="float">
            <text:p>27791,777</text:p>
          </table:table-cell>
          <table:table-cell office:value-type="float" office:value="2472" calcext:value-type="float">
            <text:p>2472</text:p>
          </table:table-cell>
          <table:table-cell table:style-name="ce20" table:formula="of:=[.K28]" office:value-type="float" office:value="18" calcext:value-type="float">
            <text:p>18</text:p>
          </table:table-cell>
          <table:table-cell table:formula="of:=[.L28]" office:value-type="float" office:value="27791.777" calcext:value-type="float">
            <text:p>27791,78</text:p>
          </table:table-cell>
          <table:table-cell table:formula="of:=[.M28]" office:value-type="float" office:value="2472" calcext:value-type="float">
            <text:p>2472</text:p>
          </table:table-cell>
          <table:table-cell table:formula="of:=[.O28]/1000" office:value-type="float" office:value="27.791777" calcext:value-type="float">
            <text:p>27,79</text:p>
          </table:table-cell>
          <table:table-cell table:formula="of:=ABS([.M28]-[.$R$9])/[.M28]*100" office:value-type="float" office:value="18.2847896440129" calcext:value-type="float">
            <text:p>18,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797.102" calcext:value-type="float">
            <text:p>27797,102</text:p>
          </table:table-cell>
          <table:table-cell office:value-type="float" office:value="2509" calcext:value-type="float">
            <text:p>2509</text:p>
          </table:table-cell>
          <table:table-cell table:formula="of:=[.T28]" office:value-type="float" office:value="18" calcext:value-type="float">
            <text:p>18</text:p>
          </table:table-cell>
          <table:table-cell table:formula="of:=[.U28]" office:value-type="float" office:value="27797.102" calcext:value-type="float">
            <text:p>27797,10</text:p>
          </table:table-cell>
          <table:table-cell table:formula="of:=[.V28]" office:value-type="float" office:value="2509" calcext:value-type="float">
            <text:p>2509</text:p>
          </table:table-cell>
          <table:table-cell table:formula="of:=[.X28]/1000" office:value-type="float" office:value="27.797102" calcext:value-type="float">
            <text:p>27,80</text:p>
          </table:table-cell>
          <table:table-cell table:formula="of:=ABS([.V28]-[.$AA$9])/[.V28]*100" office:value-type="float" office:value="19.4898365882822" calcext:value-type="float">
            <text:p>19,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878.041" calcext:value-type="float">
            <text:p>27878,041</text:p>
          </table:table-cell>
          <table:table-cell office:value-type="float" office:value="2764" calcext:value-type="float">
            <text:p>2764</text:p>
          </table:table-cell>
          <table:table-cell table:formula="of:=[.AC28]" office:value-type="float" office:value="18" calcext:value-type="float">
            <text:p>18</text:p>
          </table:table-cell>
          <table:table-cell table:formula="of:=[.AD28]" office:value-type="float" office:value="27878.041" calcext:value-type="float">
            <text:p>27878,04</text:p>
          </table:table-cell>
          <table:table-cell table:formula="of:=[.AE28]" office:value-type="float" office:value="2764" calcext:value-type="float">
            <text:p>2764</text:p>
          </table:table-cell>
          <table:table-cell table:formula="of:=[.AG28]/1000" office:value-type="float" office:value="27.878041" calcext:value-type="float">
            <text:p>27,88</text:p>
          </table:table-cell>
          <table:table-cell table:formula="of:=ABS([.AE28]-[.$AJ$9])/[.AE28]*100" office:value-type="float" office:value="26.917510853835" calcext:value-type="float">
            <text:p>26,92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office:value-type="float" office:value="27686.421" calcext:value-type="float">
            <text:p>27686,421</text:p>
          </table:table-cell>
          <table:table-cell table:style-name="ce32" office:value-type="float" office:value="2556" calcext:value-type="float">
            <text:p>2556</text:p>
          </table:table-cell>
          <table:table-cell table:formula="of:=[.AL28]" office:value-type="float" office:value="18" calcext:value-type="float">
            <text:p>18</text:p>
          </table:table-cell>
          <table:table-cell table:style-name="ce22" table:formula="of:=[.AM28]" office:value-type="float" office:value="27686.421" calcext:value-type="float">
            <text:p>27686,42</text:p>
          </table:table-cell>
          <table:table-cell table:formula="of:=[.AN28]" office:value-type="float" office:value="2556" calcext:value-type="float">
            <text:p>2556</text:p>
          </table:table-cell>
          <table:table-cell table:style-name="ce22" table:formula="of:=[.AP28]/1000" office:value-type="float" office:value="27.686421" calcext:value-type="float">
            <text:p>27,69</text:p>
          </table:table-cell>
          <table:table-cell table:style-name="ce17" table:formula="of:=ABS([.AN28]-[.$AS$9])/[.AN28]*100" office:value-type="float" office:value="20.9702660406886" calcext:value-type="float">
            <text:p>20,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726.84" calcext:value-type="float">
            <text:p>27726,84</text:p>
          </table:table-cell>
          <table:table-cell office:value-type="float" office:value="2621" calcext:value-type="float">
            <text:p>2621</text:p>
          </table:table-cell>
          <table:table-cell table:formula="of:=[.B29]" office:value-type="float" office:value="19" calcext:value-type="float">
            <text:p>19</text:p>
          </table:table-cell>
          <table:table-cell table:formula="of:=[.C29]" office:value-type="float" office:value="27726.84" calcext:value-type="float">
            <text:p>27726,84</text:p>
          </table:table-cell>
          <table:table-cell table:formula="of:=[.D29]" office:value-type="float" office:value="2621" calcext:value-type="float">
            <text:p>2621</text:p>
          </table:table-cell>
          <table:table-cell table:formula="of:=[.F29]/1000" office:value-type="float" office:value="27.72684" calcext:value-type="float">
            <text:p>27,73</text:p>
          </table:table-cell>
          <table:table-cell table:formula="of:=ABS([.D29]-[.$I$9])/[.D29]*100" office:value-type="float" office:value="22.9301793208699" calcext:value-type="float">
            <text:p>22,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141.707" calcext:value-type="float">
            <text:p>28141,707</text:p>
          </table:table-cell>
          <table:table-cell office:value-type="float" office:value="2500" calcext:value-type="float">
            <text:p>2500</text:p>
          </table:table-cell>
          <table:table-cell table:style-name="ce20" table:formula="of:=[.K29]" office:value-type="float" office:value="19" calcext:value-type="float">
            <text:p>19</text:p>
          </table:table-cell>
          <table:table-cell table:formula="of:=[.L29]" office:value-type="float" office:value="28141.707" calcext:value-type="float">
            <text:p>28141,71</text:p>
          </table:table-cell>
          <table:table-cell table:formula="of:=[.M29]" office:value-type="float" office:value="2500" calcext:value-type="float">
            <text:p>2500</text:p>
          </table:table-cell>
          <table:table-cell table:formula="of:=[.O29]/1000" office:value-type="float" office:value="28.141707" calcext:value-type="float">
            <text:p>28,14</text:p>
          </table:table-cell>
          <table:table-cell table:formula="of:=ABS([.M29]-[.$R$9])/[.M29]*100" office:value-type="float" office:value="19.2" calcext:value-type="float">
            <text:p>19,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068.202" calcext:value-type="float">
            <text:p>28068,202</text:p>
          </table:table-cell>
          <table:table-cell office:value-type="float" office:value="2578" calcext:value-type="float">
            <text:p>2578</text:p>
          </table:table-cell>
          <table:table-cell table:formula="of:=[.T29]" office:value-type="float" office:value="19" calcext:value-type="float">
            <text:p>19</text:p>
          </table:table-cell>
          <table:table-cell table:formula="of:=[.U29]" office:value-type="float" office:value="28068.202" calcext:value-type="float">
            <text:p>28068,20</text:p>
          </table:table-cell>
          <table:table-cell table:formula="of:=[.V29]" office:value-type="float" office:value="2578" calcext:value-type="float">
            <text:p>2578</text:p>
          </table:table-cell>
          <table:table-cell table:formula="of:=[.X29]/1000" office:value-type="float" office:value="28.068202" calcext:value-type="float">
            <text:p>28,07</text:p>
          </table:table-cell>
          <table:table-cell table:formula="of:=ABS([.V29]-[.$AA$9])/[.V29]*100" office:value-type="float" office:value="21.644685802948" calcext:value-type="float">
            <text:p>21,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720.321" calcext:value-type="float">
            <text:p>27720,321</text:p>
          </table:table-cell>
          <table:table-cell office:value-type="float" office:value="2249" calcext:value-type="float">
            <text:p>2249</text:p>
          </table:table-cell>
          <table:table-cell table:formula="of:=[.AC29]" office:value-type="float" office:value="19" calcext:value-type="float">
            <text:p>19</text:p>
          </table:table-cell>
          <table:table-cell table:formula="of:=[.AD29]" office:value-type="float" office:value="27720.321" calcext:value-type="float">
            <text:p>27720,32</text:p>
          </table:table-cell>
          <table:table-cell table:formula="of:=[.AE29]" office:value-type="float" office:value="2249" calcext:value-type="float">
            <text:p>2249</text:p>
          </table:table-cell>
          <table:table-cell table:formula="of:=[.AG29]/1000" office:value-type="float" office:value="27.720321" calcext:value-type="float">
            <text:p>27,72</text:p>
          </table:table-cell>
          <table:table-cell table:formula="of:=ABS([.AE29]-[.$AJ$9])/[.AE29]*100" office:value-type="float" office:value="10.1823032458871" calcext:value-type="float">
            <text:p>10,18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office:value-type="float" office:value="27734.541" calcext:value-type="float">
            <text:p>27734,541</text:p>
          </table:table-cell>
          <table:table-cell table:style-name="ce32" office:value-type="float" office:value="2314" calcext:value-type="float">
            <text:p>2314</text:p>
          </table:table-cell>
          <table:table-cell table:formula="of:=[.AL29]" office:value-type="float" office:value="19" calcext:value-type="float">
            <text:p>19</text:p>
          </table:table-cell>
          <table:table-cell table:style-name="ce22" table:formula="of:=[.AM29]" office:value-type="float" office:value="27734.541" calcext:value-type="float">
            <text:p>27734,54</text:p>
          </table:table-cell>
          <table:table-cell table:formula="of:=[.AN29]" office:value-type="float" office:value="2314" calcext:value-type="float">
            <text:p>2314</text:p>
          </table:table-cell>
          <table:table-cell table:style-name="ce22" table:formula="of:=[.AP29]/1000" office:value-type="float" office:value="27.734541" calcext:value-type="float">
            <text:p>27,73</text:p>
          </table:table-cell>
          <table:table-cell table:style-name="ce17" table:formula="of:=ABS([.AN29]-[.$AS$9])/[.AN29]*100" office:value-type="float" office:value="12.7052722558341" calcext:value-type="float">
            <text:p>12,7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886.733" calcext:value-type="float">
            <text:p>27886,733</text:p>
          </table:table-cell>
          <table:table-cell office:value-type="float" office:value="2203" calcext:value-type="float">
            <text:p>2203</text:p>
          </table:table-cell>
          <table:table-cell table:formula="of:=[.B30]" office:value-type="float" office:value="20" calcext:value-type="float">
            <text:p>20</text:p>
          </table:table-cell>
          <table:table-cell table:formula="of:=[.C30]" office:value-type="float" office:value="27886.733" calcext:value-type="float">
            <text:p>27886,73</text:p>
          </table:table-cell>
          <table:table-cell table:formula="of:=[.D30]" office:value-type="float" office:value="2203" calcext:value-type="float">
            <text:p>2203</text:p>
          </table:table-cell>
          <table:table-cell table:formula="of:=[.F30]/1000" office:value-type="float" office:value="27.886733" calcext:value-type="float">
            <text:p>27,89</text:p>
          </table:table-cell>
          <table:table-cell table:formula="of:=ABS([.D30]-[.$I$9])/[.D30]*100" office:value-type="float" office:value="8.30685428960508" calcext:value-type="float">
            <text:p>8,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677.981" calcext:value-type="float">
            <text:p>27677,981</text:p>
          </table:table-cell>
          <table:table-cell office:value-type="float" office:value="2939" calcext:value-type="float">
            <text:p>2939</text:p>
          </table:table-cell>
          <table:table-cell table:style-name="ce20" table:formula="of:=[.K30]" office:value-type="float" office:value="20" calcext:value-type="float">
            <text:p>20</text:p>
          </table:table-cell>
          <table:table-cell table:formula="of:=[.L30]" office:value-type="float" office:value="27677.981" calcext:value-type="float">
            <text:p>27677,98</text:p>
          </table:table-cell>
          <table:table-cell table:formula="of:=[.M30]" office:value-type="float" office:value="2939" calcext:value-type="float">
            <text:p>2939</text:p>
          </table:table-cell>
          <table:table-cell table:formula="of:=[.O30]/1000" office:value-type="float" office:value="27.677981" calcext:value-type="float">
            <text:p>27,68</text:p>
          </table:table-cell>
          <table:table-cell table:formula="of:=ABS([.M30]-[.$R$9])/[.M30]*100" office:value-type="float" office:value="31.2691391629806" calcext:value-type="float">
            <text:p>31,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040.807" calcext:value-type="float">
            <text:p>28040,807</text:p>
          </table:table-cell>
          <table:table-cell office:value-type="float" office:value="2453" calcext:value-type="float">
            <text:p>2453</text:p>
          </table:table-cell>
          <table:table-cell table:formula="of:=[.T30]" office:value-type="float" office:value="20" calcext:value-type="float">
            <text:p>20</text:p>
          </table:table-cell>
          <table:table-cell table:formula="of:=[.U30]" office:value-type="float" office:value="28040.807" calcext:value-type="float">
            <text:p>28040,81</text:p>
          </table:table-cell>
          <table:table-cell table:formula="of:=[.V30]" office:value-type="float" office:value="2453" calcext:value-type="float">
            <text:p>2453</text:p>
          </table:table-cell>
          <table:table-cell table:formula="of:=[.X30]/1000" office:value-type="float" office:value="28.040807" calcext:value-type="float">
            <text:p>28,04</text:p>
          </table:table-cell>
          <table:table-cell table:formula="of:=ABS([.V30]-[.$AA$9])/[.V30]*100" office:value-type="float" office:value="17.6518548715858" calcext:value-type="float">
            <text:p>17,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695.826" calcext:value-type="float">
            <text:p>27695,826</text:p>
          </table:table-cell>
          <table:table-cell office:value-type="float" office:value="2839" calcext:value-type="float">
            <text:p>2839</text:p>
          </table:table-cell>
          <table:table-cell table:formula="of:=[.AC30]" office:value-type="float" office:value="20" calcext:value-type="float">
            <text:p>20</text:p>
          </table:table-cell>
          <table:table-cell table:formula="of:=[.AD30]" office:value-type="float" office:value="27695.826" calcext:value-type="float">
            <text:p>27695,83</text:p>
          </table:table-cell>
          <table:table-cell table:formula="of:=[.AE30]" office:value-type="float" office:value="2839" calcext:value-type="float">
            <text:p>2839</text:p>
          </table:table-cell>
          <table:table-cell table:formula="of:=[.AG30]/1000" office:value-type="float" office:value="27.695826" calcext:value-type="float">
            <text:p>27,70</text:p>
          </table:table-cell>
          <table:table-cell table:formula="of:=ABS([.AE30]-[.$AJ$9])/[.AE30]*100" office:value-type="float" office:value="28.8481859809792" calcext:value-type="float">
            <text:p>28,85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office:value-type="float" office:value="27827.541" calcext:value-type="float">
            <text:p>27827,541</text:p>
          </table:table-cell>
          <table:table-cell table:style-name="ce32" office:value-type="float" office:value="2653" calcext:value-type="float">
            <text:p>2653</text:p>
          </table:table-cell>
          <table:table-cell table:formula="of:=[.AL30]" office:value-type="float" office:value="20" calcext:value-type="float">
            <text:p>20</text:p>
          </table:table-cell>
          <table:table-cell table:style-name="ce22" table:formula="of:=[.AM30]" office:value-type="float" office:value="27827.541" calcext:value-type="float">
            <text:p>27827,54</text:p>
          </table:table-cell>
          <table:table-cell table:formula="of:=[.AN30]" office:value-type="float" office:value="2653" calcext:value-type="float">
            <text:p>2653</text:p>
          </table:table-cell>
          <table:table-cell table:style-name="ce22" table:formula="of:=[.AP30]/1000" office:value-type="float" office:value="27.827541" calcext:value-type="float">
            <text:p>27,83</text:p>
          </table:table-cell>
          <table:table-cell table:style-name="ce17" table:formula="of:=ABS([.AN30]-[.$AS$9])/[.AN30]*100" office:value-type="float" office:value="23.8597813795703" calcext:value-type="float">
            <text:p>23,86</text:p>
          </table:table-cell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F11:.F30])" office:value-type="float" office:value="27946.81055" calcext:value-type="float">
            <text:p>27946,81</text:p>
          </table:table-cell>
          <table:table-cell table:style-name="ce30" table:formula="of:=AVERAGE([.G11:.G30])" office:value-type="float" office:value="2558.7" calcext:value-type="float">
            <text:p>2558,7</text:p>
          </table:table-cell>
          <table:table-cell table:style-name="ce34" table:formula="of:=AVERAGE([.H11:.H30])" office:value-type="float" office:value="27.94681055" calcext:value-type="float">
            <text:p>27,95</text:p>
          </table:table-cell>
          <table:table-cell table:style-name="ce34" table:formula="of:=AVERAGE([.I11:.I30])" office:value-type="float" office:value="20.5214195432129" calcext:value-type="float">
            <text:p>20,52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O11:.O30])" office:value-type="float" office:value="27893.26955" calcext:value-type="float">
            <text:p>27893,27</text:p>
          </table:table-cell>
          <table:table-cell table:style-name="ce30" table:formula="of:=AVERAGE([.P11:.P30])" office:value-type="float" office:value="2596.85" calcext:value-type="float">
            <text:p>2596,85</text:p>
          </table:table-cell>
          <table:table-cell table:style-name="ce34" table:formula="of:=AVERAGE([.Q11:.Q30])" office:value-type="float" office:value="27.89326955" calcext:value-type="float">
            <text:p>27,89</text:p>
          </table:table-cell>
          <table:table-cell table:style-name="ce34" table:formula="of:=AVERAGE([.R11:.R30])" office:value-type="float" office:value="21.6673576216745" calcext:value-type="float">
            <text:p>21,67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X11:.X30])" office:value-type="float" office:value="27850.29485" calcext:value-type="float">
            <text:p>27850,29</text:p>
          </table:table-cell>
          <table:table-cell table:style-name="ce30" table:formula="of:=AVERAGE([.Y11:.Y30])" office:value-type="float" office:value="2614.85" calcext:value-type="float">
            <text:p>2614,85</text:p>
          </table:table-cell>
          <table:table-cell table:style-name="ce34" table:formula="of:=AVERAGE([.Z11:.Z30])" office:value-type="float" office:value="27.85029485" calcext:value-type="float">
            <text:p>27,85</text:p>
          </table:table-cell>
          <table:table-cell table:style-name="ce34" table:formula="of:=AVERAGE([.AA11:.AA30])" office:value-type="float" office:value="22.3405767703694" calcext:value-type="float">
            <text:p>22,34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G11:.AG30])" office:value-type="float" office:value="28114.88975" calcext:value-type="float">
            <text:p>28114,89</text:p>
          </table:table-cell>
          <table:table-cell table:style-name="ce30" table:formula="of:=AVERAGE([.AH11:.AH30])" office:value-type="float" office:value="2640.3" calcext:value-type="float">
            <text:p>2640,3</text:p>
          </table:table-cell>
          <table:table-cell table:style-name="ce34" table:formula="of:=AVERAGE([.AI11:.AI30])" office:value-type="float" office:value="28.11488975" calcext:value-type="float">
            <text:p>28,11</text:p>
          </table:table-cell>
          <table:table-cell table:style-name="ce34" table:formula="of:=AVERAGE([.AJ11:.AJ30])" office:value-type="float" office:value="23.0558550522533" calcext:value-type="float">
            <text:p>23,06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P11:.AP30])" office:value-type="float" office:value="27808.01665" calcext:value-type="float">
            <text:p>27808,02</text:p>
          </table:table-cell>
          <table:table-cell table:style-name="ce30" table:formula="of:=AVERAGE([.AQ11:.AQ30])" office:value-type="float" office:value="2591.45" calcext:value-type="float">
            <text:p>2591,45</text:p>
          </table:table-cell>
          <table:table-cell table:style-name="ce34" table:formula="of:=AVERAGE([.AR11:.AR30])" office:value-type="float" office:value="27.80801665" calcext:value-type="float">
            <text:p>27,81</text:p>
          </table:table-cell>
          <table:table-cell table:style-name="ce34" table:formula="of:=AVERAGE([.AS11:.AS30])" office:value-type="float" office:value="21.5742520940607" calcext:value-type="float">
            <text:p>21,57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9" calcext:value-type="float">
            <text:p>29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9" calcext:value-type="float">
            <text:p>29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9" calcext:value-type="float">
            <text:p>29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table:formula="of:=ROUNDUP([.I36]*([.I36]-1)/2 * [.I39]/100)" office:value-type="float" office:value="30" calcext:value-type="float">
            <text:p>3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table:formula="of:=ROUNDUP([.R36]*([.R36]-1)/2 * [.R39]/100)" office:value-type="float" office:value="120" calcext:value-type="float">
            <text:p>1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table:formula="of:=ROUNDUP([.AA36]*([.AA36]-1)/2 * [.AA39]/100)" office:value-type="float" office:value="180" calcext:value-type="float">
            <text:p>18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table:formula="of:=ROUNDUP([.AJ36]*([.AJ36]-1)/2 * [.AJ39]/100)" office:value-type="float" office:value="299" calcext:value-type="float">
            <text:p>29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,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office:value-type="float" office:value="7.35" calcext:value-type="float">
            <text:p>7,35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,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office:value-type="float" office:value="29.41" calcext:value-type="float">
            <text:p>29,41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,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office:value-type="float" office:value="44.12" calcext:value-type="float">
            <text:p>44,12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,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office:value-type="float" office:value="73.53" calcext:value-type="float">
            <text:p>73,53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20" calcext:value-type="float">
            <text:p>2020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20" calcext:value-type="float">
            <text:p>2020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20" calcext:value-type="float">
            <text:p>2020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20" calcext:value-type="float">
            <text:p>202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,p,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721.905" calcext:value-type="float">
            <text:p>27721,905</text:p>
          </table:table-cell>
          <table:table-cell office:value-type="float" office:value="2447" calcext:value-type="float">
            <text:p>2447</text:p>
          </table:table-cell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27721.905" calcext:value-type="float">
            <text:p>27721,91</text:p>
          </table:table-cell>
          <table:table-cell table:formula="of:=[.D42]" office:value-type="float" office:value="2447" calcext:value-type="float">
            <text:p>2447</text:p>
          </table:table-cell>
          <table:table-cell table:formula="of:=[.F42]/1000" office:value-type="float" office:value="27.721905" calcext:value-type="float">
            <text:p>27,72</text:p>
          </table:table-cell>
          <table:table-cell table:formula="of:=ABS([.D42]-[.$I$40])/[.D42]*100" office:value-type="float" office:value="17.4499387004495" calcext:value-type="float">
            <text:p>17,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876.72" calcext:value-type="float">
            <text:p>27876,72</text:p>
          </table:table-cell>
          <table:table-cell office:value-type="float" office:value="2543" calcext:value-type="float">
            <text:p>2543</text:p>
          </table:table-cell>
          <table:table-cell table:formula="of:=[.K42]" office:value-type="float" office:value="1" calcext:value-type="float">
            <text:p>1</text:p>
          </table:table-cell>
          <table:table-cell table:formula="of:=[.L42]" office:value-type="float" office:value="27876.72" calcext:value-type="float">
            <text:p>27876,72</text:p>
          </table:table-cell>
          <table:table-cell table:formula="of:=[.M42]" office:value-type="float" office:value="2543" calcext:value-type="float">
            <text:p>2543</text:p>
          </table:table-cell>
          <table:table-cell table:formula="of:=[.O42]/1000" office:value-type="float" office:value="27.87672" calcext:value-type="float">
            <text:p>27,88</text:p>
          </table:table-cell>
          <table:table-cell table:formula="of:=ABS([.M42]-[.$R$40])/[.M42]*100" office:value-type="float" office:value="20.5662603224538" calcext:value-type="float">
            <text:p>20,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683.759" calcext:value-type="float">
            <text:p>27683,759</text:p>
          </table:table-cell>
          <table:table-cell office:value-type="float" office:value="2778" calcext:value-type="float">
            <text:p>2778</text:p>
          </table:table-cell>
          <table:table-cell table:formula="of:=[.T42]" office:value-type="float" office:value="1" calcext:value-type="float">
            <text:p>1</text:p>
          </table:table-cell>
          <table:table-cell table:formula="of:=[.U42]" office:value-type="float" office:value="27683.759" calcext:value-type="float">
            <text:p>27683,76</text:p>
          </table:table-cell>
          <table:table-cell table:formula="of:=[.V42]" office:value-type="float" office:value="2778" calcext:value-type="float">
            <text:p>2778</text:p>
          </table:table-cell>
          <table:table-cell table:formula="of:=[.X42]/1000" office:value-type="float" office:value="27.683759" calcext:value-type="float">
            <text:p>27,68</text:p>
          </table:table-cell>
          <table:table-cell table:formula="of:=ABS([.V42]-[.$AA$40])/[.V42]*100" office:value-type="float" office:value="27.2858171346292" calcext:value-type="float">
            <text:p>27,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13.205" calcext:value-type="float">
            <text:p>27913,205</text:p>
          </table:table-cell>
          <table:table-cell office:value-type="float" office:value="2400" calcext:value-type="float">
            <text:p>2400</text:p>
          </table:table-cell>
          <table:table-cell table:formula="of:=[.AC42]" office:value-type="float" office:value="1" calcext:value-type="float">
            <text:p>1</text:p>
          </table:table-cell>
          <table:table-cell table:formula="of:=[.AD42]" office:value-type="float" office:value="27913.205" calcext:value-type="float">
            <text:p>27913,21</text:p>
          </table:table-cell>
          <table:table-cell table:formula="of:=[.AE42]" office:value-type="float" office:value="2400" calcext:value-type="float">
            <text:p>2400</text:p>
          </table:table-cell>
          <table:table-cell table:formula="of:=[.AG42]/1000" office:value-type="float" office:value="27.913205" calcext:value-type="float">
            <text:p>27,91</text:p>
          </table:table-cell>
          <table:table-cell table:formula="of:=ABS([.AE42]-[.$AJ$40])/[.AE42]*100" office:value-type="float" office:value="15.8333333333333" calcext:value-type="float">
            <text:p>15,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852.678" calcext:value-type="float">
            <text:p>27852,678</text:p>
          </table:table-cell>
          <table:table-cell office:value-type="float" office:value="2714" calcext:value-type="float">
            <text:p>2714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27852.678" calcext:value-type="float">
            <text:p>27852,68</text:p>
          </table:table-cell>
          <table:table-cell table:formula="of:=[.D43]" office:value-type="float" office:value="2714" calcext:value-type="float">
            <text:p>2714</text:p>
          </table:table-cell>
          <table:table-cell table:formula="of:=[.F43]/1000" office:value-type="float" office:value="27.852678" calcext:value-type="float">
            <text:p>27,85</text:p>
          </table:table-cell>
          <table:table-cell table:formula="of:=ABS([.D43]-[.$I$40])/[.D43]*100" office:value-type="float" office:value="25.5711127487104" calcext:value-type="float">
            <text:p>25,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705.905" calcext:value-type="float">
            <text:p>27705,905</text:p>
          </table:table-cell>
          <table:table-cell office:value-type="float" office:value="2709" calcext:value-type="float">
            <text:p>2709</text:p>
          </table:table-cell>
          <table:table-cell table:formula="of:=[.K43]" office:value-type="float" office:value="2" calcext:value-type="float">
            <text:p>2</text:p>
          </table:table-cell>
          <table:table-cell table:formula="of:=[.L43]" office:value-type="float" office:value="27705.905" calcext:value-type="float">
            <text:p>27705,91</text:p>
          </table:table-cell>
          <table:table-cell table:formula="of:=[.M43]" office:value-type="float" office:value="2709" calcext:value-type="float">
            <text:p>2709</text:p>
          </table:table-cell>
          <table:table-cell table:formula="of:=[.O43]/1000" office:value-type="float" office:value="27.705905" calcext:value-type="float">
            <text:p>27,71</text:p>
          </table:table-cell>
          <table:table-cell table:formula="of:=ABS([.M43]-[.$R$40])/[.M43]*100" office:value-type="float" office:value="25.4337393872278" calcext:value-type="float">
            <text:p>25,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863.928" calcext:value-type="float">
            <text:p>27863,928</text:p>
          </table:table-cell>
          <table:table-cell office:value-type="float" office:value="2951" calcext:value-type="float">
            <text:p>2951</text:p>
          </table:table-cell>
          <table:table-cell table:formula="of:=[.T43]" office:value-type="float" office:value="2" calcext:value-type="float">
            <text:p>2</text:p>
          </table:table-cell>
          <table:table-cell table:formula="of:=[.U43]" office:value-type="float" office:value="27863.928" calcext:value-type="float">
            <text:p>27863,93</text:p>
          </table:table-cell>
          <table:table-cell table:formula="of:=[.V43]" office:value-type="float" office:value="2951" calcext:value-type="float">
            <text:p>2951</text:p>
          </table:table-cell>
          <table:table-cell table:formula="of:=[.X43]/1000" office:value-type="float" office:value="27.863928" calcext:value-type="float">
            <text:p>27,86</text:p>
          </table:table-cell>
          <table:table-cell table:formula="of:=ABS([.V43]-[.$AA$40])/[.V43]*100" office:value-type="float" office:value="31.5486275838699" calcext:value-type="float">
            <text:p>31,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717.198" calcext:value-type="float">
            <text:p>27717,198</text:p>
          </table:table-cell>
          <table:table-cell office:value-type="float" office:value="2506" calcext:value-type="float">
            <text:p>2506</text:p>
          </table:table-cell>
          <table:table-cell table:formula="of:=[.AC43]" office:value-type="float" office:value="2" calcext:value-type="float">
            <text:p>2</text:p>
          </table:table-cell>
          <table:table-cell table:formula="of:=[.AD43]" office:value-type="float" office:value="27717.198" calcext:value-type="float">
            <text:p>27717,20</text:p>
          </table:table-cell>
          <table:table-cell table:formula="of:=[.AE43]" office:value-type="float" office:value="2506" calcext:value-type="float">
            <text:p>2506</text:p>
          </table:table-cell>
          <table:table-cell table:formula="of:=[.AG43]/1000" office:value-type="float" office:value="27.717198" calcext:value-type="float">
            <text:p>27,72</text:p>
          </table:table-cell>
          <table:table-cell table:formula="of:=ABS([.AE43]-[.$AJ$40])/[.AE43]*100" office:value-type="float" office:value="19.3934557063049" calcext:value-type="float">
            <text:p>19,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802.238" calcext:value-type="float">
            <text:p>27802,238</text:p>
          </table:table-cell>
          <table:table-cell office:value-type="float" office:value="2995" calcext:value-type="float">
            <text:p>2995</text:p>
          </table:table-cell>
          <table:table-cell table:formula="of:=[.B44]" office:value-type="float" office:value="3" calcext:value-type="float">
            <text:p>3</text:p>
          </table:table-cell>
          <table:table-cell table:formula="of:=[.C44]" office:value-type="float" office:value="27802.238" calcext:value-type="float">
            <text:p>27802,24</text:p>
          </table:table-cell>
          <table:table-cell table:formula="of:=[.D44]" office:value-type="float" office:value="2995" calcext:value-type="float">
            <text:p>2995</text:p>
          </table:table-cell>
          <table:table-cell table:formula="of:=[.F44]/1000" office:value-type="float" office:value="27.802238" calcext:value-type="float">
            <text:p>27,80</text:p>
          </table:table-cell>
          <table:table-cell table:formula="of:=ABS([.D44]-[.$I$40])/[.D44]*100" office:value-type="float" office:value="32.5542570951586" calcext:value-type="float">
            <text:p>32,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726.98" calcext:value-type="float">
            <text:p>27726,98</text:p>
          </table:table-cell>
          <table:table-cell office:value-type="float" office:value="2497" calcext:value-type="float">
            <text:p>2497</text:p>
          </table:table-cell>
          <table:table-cell table:formula="of:=[.K44]" office:value-type="float" office:value="3" calcext:value-type="float">
            <text:p>3</text:p>
          </table:table-cell>
          <table:table-cell table:formula="of:=[.L44]" office:value-type="float" office:value="27726.98" calcext:value-type="float">
            <text:p>27726,98</text:p>
          </table:table-cell>
          <table:table-cell table:formula="of:=[.M44]" office:value-type="float" office:value="2497" calcext:value-type="float">
            <text:p>2497</text:p>
          </table:table-cell>
          <table:table-cell table:formula="of:=[.O44]/1000" office:value-type="float" office:value="27.72698" calcext:value-type="float">
            <text:p>27,73</text:p>
          </table:table-cell>
          <table:table-cell table:formula="of:=ABS([.M44]-[.$R$40])/[.M44]*100" office:value-type="float" office:value="19.1029235082099" calcext:value-type="float">
            <text:p>19,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696.039" calcext:value-type="float">
            <text:p>27696,039</text:p>
          </table:table-cell>
          <table:table-cell office:value-type="float" office:value="2649" calcext:value-type="float">
            <text:p>2649</text:p>
          </table:table-cell>
          <table:table-cell table:formula="of:=[.T44]" office:value-type="float" office:value="3" calcext:value-type="float">
            <text:p>3</text:p>
          </table:table-cell>
          <table:table-cell table:formula="of:=[.U44]" office:value-type="float" office:value="27696.039" calcext:value-type="float">
            <text:p>27696,04</text:p>
          </table:table-cell>
          <table:table-cell table:formula="of:=[.V44]" office:value-type="float" office:value="2649" calcext:value-type="float">
            <text:p>2649</text:p>
          </table:table-cell>
          <table:table-cell table:formula="of:=[.X44]/1000" office:value-type="float" office:value="27.696039" calcext:value-type="float">
            <text:p>27,70</text:p>
          </table:table-cell>
          <table:table-cell table:formula="of:=ABS([.V44]-[.$AA$40])/[.V44]*100" office:value-type="float" office:value="23.7448093620234" calcext:value-type="float">
            <text:p>23,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880.342" calcext:value-type="float">
            <text:p>27880,342</text:p>
          </table:table-cell>
          <table:table-cell office:value-type="float" office:value="2518" calcext:value-type="float">
            <text:p>2518</text:p>
          </table:table-cell>
          <table:table-cell table:formula="of:=[.AC44]" office:value-type="float" office:value="3" calcext:value-type="float">
            <text:p>3</text:p>
          </table:table-cell>
          <table:table-cell table:formula="of:=[.AD44]" office:value-type="float" office:value="27880.342" calcext:value-type="float">
            <text:p>27880,34</text:p>
          </table:table-cell>
          <table:table-cell table:formula="of:=[.AE44]" office:value-type="float" office:value="2518" calcext:value-type="float">
            <text:p>2518</text:p>
          </table:table-cell>
          <table:table-cell table:formula="of:=[.AG44]/1000" office:value-type="float" office:value="27.880342" calcext:value-type="float">
            <text:p>27,88</text:p>
          </table:table-cell>
          <table:table-cell table:formula="of:=ABS([.AE44]-[.$AJ$40])/[.AE44]*100" office:value-type="float" office:value="19.7776012708499" calcext:value-type="float">
            <text:p>19,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684.083" calcext:value-type="float">
            <text:p>27684,083</text:p>
          </table:table-cell>
          <table:table-cell office:value-type="float" office:value="2822" calcext:value-type="float">
            <text:p>2822</text:p>
          </table:table-cell>
          <table:table-cell table:formula="of:=[.B45]" office:value-type="float" office:value="4" calcext:value-type="float">
            <text:p>4</text:p>
          </table:table-cell>
          <table:table-cell table:formula="of:=[.C45]" office:value-type="float" office:value="27684.083" calcext:value-type="float">
            <text:p>27684,08</text:p>
          </table:table-cell>
          <table:table-cell table:formula="of:=[.D45]" office:value-type="float" office:value="2822" calcext:value-type="float">
            <text:p>2822</text:p>
          </table:table-cell>
          <table:table-cell table:formula="of:=[.F45]/1000" office:value-type="float" office:value="27.684083" calcext:value-type="float">
            <text:p>27,68</text:p>
          </table:table-cell>
          <table:table-cell table:formula="of:=ABS([.D45]-[.$I$40])/[.D45]*100" office:value-type="float" office:value="28.4195605953225" calcext:value-type="float">
            <text:p>28,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076.248" calcext:value-type="float">
            <text:p>28076,248</text:p>
          </table:table-cell>
          <table:table-cell office:value-type="float" office:value="2681" calcext:value-type="float">
            <text:p>2681</text:p>
          </table:table-cell>
          <table:table-cell table:formula="of:=[.K45]" office:value-type="float" office:value="4" calcext:value-type="float">
            <text:p>4</text:p>
          </table:table-cell>
          <table:table-cell table:formula="of:=[.L45]" office:value-type="float" office:value="28076.248" calcext:value-type="float">
            <text:p>28076,25</text:p>
          </table:table-cell>
          <table:table-cell table:formula="of:=[.M45]" office:value-type="float" office:value="2681" calcext:value-type="float">
            <text:p>2681</text:p>
          </table:table-cell>
          <table:table-cell table:formula="of:=[.O45]/1000" office:value-type="float" office:value="28.076248" calcext:value-type="float">
            <text:p>28,08</text:p>
          </table:table-cell>
          <table:table-cell table:formula="of:=ABS([.M45]-[.$R$40])/[.M45]*100" office:value-type="float" office:value="24.6549794852667" calcext:value-type="float">
            <text:p>24,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529.917" calcext:value-type="float">
            <text:p>28529,917</text:p>
          </table:table-cell>
          <table:table-cell office:value-type="float" office:value="2558" calcext:value-type="float">
            <text:p>2558</text:p>
          </table:table-cell>
          <table:table-cell table:formula="of:=[.T45]" office:value-type="float" office:value="4" calcext:value-type="float">
            <text:p>4</text:p>
          </table:table-cell>
          <table:table-cell table:formula="of:=[.U45]" office:value-type="float" office:value="28529.917" calcext:value-type="float">
            <text:p>28529,92</text:p>
          </table:table-cell>
          <table:table-cell table:formula="of:=[.V45]" office:value-type="float" office:value="2558" calcext:value-type="float">
            <text:p>2558</text:p>
          </table:table-cell>
          <table:table-cell table:formula="of:=[.X45]/1000" office:value-type="float" office:value="28.529917" calcext:value-type="float">
            <text:p>28,53</text:p>
          </table:table-cell>
          <table:table-cell table:formula="of:=ABS([.V45]-[.$AA$40])/[.V45]*100" office:value-type="float" office:value="21.0320562939797" calcext:value-type="float">
            <text:p>21,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793.689" calcext:value-type="float">
            <text:p>27793,689</text:p>
          </table:table-cell>
          <table:table-cell office:value-type="float" office:value="2784" calcext:value-type="float">
            <text:p>2784</text:p>
          </table:table-cell>
          <table:table-cell table:formula="of:=[.AC45]" office:value-type="float" office:value="4" calcext:value-type="float">
            <text:p>4</text:p>
          </table:table-cell>
          <table:table-cell table:formula="of:=[.AD45]" office:value-type="float" office:value="27793.689" calcext:value-type="float">
            <text:p>27793,69</text:p>
          </table:table-cell>
          <table:table-cell table:formula="of:=[.AE45]" office:value-type="float" office:value="2784" calcext:value-type="float">
            <text:p>2784</text:p>
          </table:table-cell>
          <table:table-cell table:formula="of:=[.AG45]/1000" office:value-type="float" office:value="27.793689" calcext:value-type="float">
            <text:p>27,79</text:p>
          </table:table-cell>
          <table:table-cell table:formula="of:=ABS([.AE45]-[.$AJ$40])/[.AE45]*100" office:value-type="float" office:value="27.4425287356322" calcext:value-type="float">
            <text:p>27,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906.77" calcext:value-type="float">
            <text:p>27906,77</text:p>
          </table:table-cell>
          <table:table-cell office:value-type="float" office:value="3038" calcext:value-type="float">
            <text:p>3038</text:p>
          </table:table-cell>
          <table:table-cell table:formula="of:=[.B46]" office:value-type="float" office:value="5" calcext:value-type="float">
            <text:p>5</text:p>
          </table:table-cell>
          <table:table-cell table:formula="of:=[.C46]" office:value-type="float" office:value="27906.77" calcext:value-type="float">
            <text:p>27906,77</text:p>
          </table:table-cell>
          <table:table-cell table:formula="of:=[.D46]" office:value-type="float" office:value="3038" calcext:value-type="float">
            <text:p>3038</text:p>
          </table:table-cell>
          <table:table-cell table:formula="of:=[.F46]/1000" office:value-type="float" office:value="27.90677" calcext:value-type="float">
            <text:p>27,91</text:p>
          </table:table-cell>
          <table:table-cell table:formula="of:=ABS([.D46]-[.$I$40])/[.D46]*100" office:value-type="float" office:value="33.5088874259381" calcext:value-type="float">
            <text:p>33,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825.162" calcext:value-type="float">
            <text:p>27825,162</text:p>
          </table:table-cell>
          <table:table-cell office:value-type="float" office:value="2604" calcext:value-type="float">
            <text:p>2604</text:p>
          </table:table-cell>
          <table:table-cell table:formula="of:=[.K46]" office:value-type="float" office:value="5" calcext:value-type="float">
            <text:p>5</text:p>
          </table:table-cell>
          <table:table-cell table:formula="of:=[.L46]" office:value-type="float" office:value="27825.162" calcext:value-type="float">
            <text:p>27825,16</text:p>
          </table:table-cell>
          <table:table-cell table:formula="of:=[.M46]" office:value-type="float" office:value="2604" calcext:value-type="float">
            <text:p>2604</text:p>
          </table:table-cell>
          <table:table-cell table:formula="of:=[.O46]/1000" office:value-type="float" office:value="27.825162" calcext:value-type="float">
            <text:p>27,83</text:p>
          </table:table-cell>
          <table:table-cell table:formula="of:=ABS([.M46]-[.$R$40])/[.M46]*100" office:value-type="float" office:value="22.4270353302611" calcext:value-type="float">
            <text:p>22,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763.093" calcext:value-type="float">
            <text:p>27763,093</text:p>
          </table:table-cell>
          <table:table-cell office:value-type="float" office:value="2618" calcext:value-type="float">
            <text:p>2618</text:p>
          </table:table-cell>
          <table:table-cell table:formula="of:=[.T46]" office:value-type="float" office:value="5" calcext:value-type="float">
            <text:p>5</text:p>
          </table:table-cell>
          <table:table-cell table:formula="of:=[.U46]" office:value-type="float" office:value="27763.093" calcext:value-type="float">
            <text:p>27763,09</text:p>
          </table:table-cell>
          <table:table-cell table:formula="of:=[.V46]" office:value-type="float" office:value="2618" calcext:value-type="float">
            <text:p>2618</text:p>
          </table:table-cell>
          <table:table-cell table:formula="of:=[.X46]/1000" office:value-type="float" office:value="27.763093" calcext:value-type="float">
            <text:p>27,76</text:p>
          </table:table-cell>
          <table:table-cell table:formula="of:=ABS([.V46]-[.$AA$40])/[.V46]*100" office:value-type="float" office:value="22.8418640183346" calcext:value-type="float">
            <text:p>22,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945.351" calcext:value-type="float">
            <text:p>27945,351</text:p>
          </table:table-cell>
          <table:table-cell office:value-type="float" office:value="2729" calcext:value-type="float">
            <text:p>2729</text:p>
          </table:table-cell>
          <table:table-cell table:formula="of:=[.AC46]" office:value-type="float" office:value="5" calcext:value-type="float">
            <text:p>5</text:p>
          </table:table-cell>
          <table:table-cell table:formula="of:=[.AD46]" office:value-type="float" office:value="27945.351" calcext:value-type="float">
            <text:p>27945,35</text:p>
          </table:table-cell>
          <table:table-cell table:formula="of:=[.AE46]" office:value-type="float" office:value="2729" calcext:value-type="float">
            <text:p>2729</text:p>
          </table:table-cell>
          <table:table-cell table:formula="of:=[.AG46]/1000" office:value-type="float" office:value="27.945351" calcext:value-type="float">
            <text:p>27,95</text:p>
          </table:table-cell>
          <table:table-cell table:formula="of:=ABS([.AE46]-[.$AJ$40])/[.AE46]*100" office:value-type="float" office:value="25.980212532063" calcext:value-type="float">
            <text:p>25,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673.75" calcext:value-type="float">
            <text:p>27673,75</text:p>
          </table:table-cell>
          <table:table-cell office:value-type="float" office:value="2507" calcext:value-type="float">
            <text:p>2507</text:p>
          </table:table-cell>
          <table:table-cell table:formula="of:=[.B47]" office:value-type="float" office:value="6" calcext:value-type="float">
            <text:p>6</text:p>
          </table:table-cell>
          <table:table-cell table:formula="of:=[.C47]" office:value-type="float" office:value="27673.75" calcext:value-type="float">
            <text:p>27673,75</text:p>
          </table:table-cell>
          <table:table-cell table:formula="of:=[.D47]" office:value-type="float" office:value="2507" calcext:value-type="float">
            <text:p>2507</text:p>
          </table:table-cell>
          <table:table-cell table:formula="of:=[.F47]/1000" office:value-type="float" office:value="27.67375" calcext:value-type="float">
            <text:p>27,67</text:p>
          </table:table-cell>
          <table:table-cell table:formula="of:=ABS([.D47]-[.$I$40])/[.D47]*100" office:value-type="float" office:value="19.425608296769" calcext:value-type="float">
            <text:p>19,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062.824" calcext:value-type="float">
            <text:p>28062,824</text:p>
          </table:table-cell>
          <table:table-cell office:value-type="float" office:value="2650" calcext:value-type="float">
            <text:p>2650</text:p>
          </table:table-cell>
          <table:table-cell table:formula="of:=[.K47]" office:value-type="float" office:value="6" calcext:value-type="float">
            <text:p>6</text:p>
          </table:table-cell>
          <table:table-cell table:formula="of:=[.L47]" office:value-type="float" office:value="28062.824" calcext:value-type="float">
            <text:p>28062,82</text:p>
          </table:table-cell>
          <table:table-cell table:formula="of:=[.M47]" office:value-type="float" office:value="2650" calcext:value-type="float">
            <text:p>2650</text:p>
          </table:table-cell>
          <table:table-cell table:formula="of:=[.O47]/1000" office:value-type="float" office:value="28.062824" calcext:value-type="float">
            <text:p>28,06</text:p>
          </table:table-cell>
          <table:table-cell table:formula="of:=ABS([.M47]-[.$R$40])/[.M47]*100" office:value-type="float" office:value="23.7735849056604" calcext:value-type="float">
            <text:p>23,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901.383" calcext:value-type="float">
            <text:p>27901,383</text:p>
          </table:table-cell>
          <table:table-cell office:value-type="float" office:value="2342" calcext:value-type="float">
            <text:p>2342</text:p>
          </table:table-cell>
          <table:table-cell table:formula="of:=[.T47]" office:value-type="float" office:value="6" calcext:value-type="float">
            <text:p>6</text:p>
          </table:table-cell>
          <table:table-cell table:formula="of:=[.U47]" office:value-type="float" office:value="27901.383" calcext:value-type="float">
            <text:p>27901,38</text:p>
          </table:table-cell>
          <table:table-cell table:formula="of:=[.V47]" office:value-type="float" office:value="2342" calcext:value-type="float">
            <text:p>2342</text:p>
          </table:table-cell>
          <table:table-cell table:formula="of:=[.X47]/1000" office:value-type="float" office:value="27.901383" calcext:value-type="float">
            <text:p>27,90</text:p>
          </table:table-cell>
          <table:table-cell table:formula="of:=ABS([.V47]-[.$AA$40])/[.V47]*100" office:value-type="float" office:value="13.7489325362938" calcext:value-type="float">
            <text:p>13,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714.865" calcext:value-type="float">
            <text:p>27714,865</text:p>
          </table:table-cell>
          <table:table-cell office:value-type="float" office:value="2449" calcext:value-type="float">
            <text:p>2449</text:p>
          </table:table-cell>
          <table:table-cell table:formula="of:=[.AC47]" office:value-type="float" office:value="6" calcext:value-type="float">
            <text:p>6</text:p>
          </table:table-cell>
          <table:table-cell table:formula="of:=[.AD47]" office:value-type="float" office:value="27714.865" calcext:value-type="float">
            <text:p>27714,87</text:p>
          </table:table-cell>
          <table:table-cell table:formula="of:=[.AE47]" office:value-type="float" office:value="2449" calcext:value-type="float">
            <text:p>2449</text:p>
          </table:table-cell>
          <table:table-cell table:formula="of:=[.AG47]/1000" office:value-type="float" office:value="27.714865" calcext:value-type="float">
            <text:p>27,71</text:p>
          </table:table-cell>
          <table:table-cell table:formula="of:=ABS([.AE47]-[.$AJ$40])/[.AE47]*100" office:value-type="float" office:value="17.5173540220498" calcext:value-type="float">
            <text:p>17,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848.707" calcext:value-type="float">
            <text:p>27848,707</text:p>
          </table:table-cell>
          <table:table-cell office:value-type="float" office:value="2424" calcext:value-type="float">
            <text:p>2424</text:p>
          </table:table-cell>
          <table:table-cell table:formula="of:=[.B48]" office:value-type="float" office:value="7" calcext:value-type="float">
            <text:p>7</text:p>
          </table:table-cell>
          <table:table-cell table:formula="of:=[.C48]" office:value-type="float" office:value="27848.707" calcext:value-type="float">
            <text:p>27848,71</text:p>
          </table:table-cell>
          <table:table-cell table:formula="of:=[.D48]" office:value-type="float" office:value="2424" calcext:value-type="float">
            <text:p>2424</text:p>
          </table:table-cell>
          <table:table-cell table:formula="of:=[.F48]/1000" office:value-type="float" office:value="27.848707" calcext:value-type="float">
            <text:p>27,85</text:p>
          </table:table-cell>
          <table:table-cell table:formula="of:=ABS([.D48]-[.$I$40])/[.D48]*100" office:value-type="float" office:value="16.6666666666667" calcext:value-type="float">
            <text:p>16,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791.603" calcext:value-type="float">
            <text:p>27791,603</text:p>
          </table:table-cell>
          <table:table-cell office:value-type="float" office:value="2587" calcext:value-type="float">
            <text:p>2587</text:p>
          </table:table-cell>
          <table:table-cell table:formula="of:=[.K48]" office:value-type="float" office:value="7" calcext:value-type="float">
            <text:p>7</text:p>
          </table:table-cell>
          <table:table-cell table:formula="of:=[.L48]" office:value-type="float" office:value="27791.603" calcext:value-type="float">
            <text:p>27791,60</text:p>
          </table:table-cell>
          <table:table-cell table:formula="of:=[.M48]" office:value-type="float" office:value="2587" calcext:value-type="float">
            <text:p>2587</text:p>
          </table:table-cell>
          <table:table-cell table:formula="of:=[.O48]/1000" office:value-type="float" office:value="27.791603" calcext:value-type="float">
            <text:p>27,79</text:p>
          </table:table-cell>
          <table:table-cell table:formula="of:=ABS([.M48]-[.$R$40])/[.M48]*100" office:value-type="float" office:value="21.9172787011983" calcext:value-type="float">
            <text:p>21,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990.231" calcext:value-type="float">
            <text:p>27990,231</text:p>
          </table:table-cell>
          <table:table-cell office:value-type="float" office:value="2916" calcext:value-type="float">
            <text:p>2916</text:p>
          </table:table-cell>
          <table:table-cell table:formula="of:=[.T48]" office:value-type="float" office:value="7" calcext:value-type="float">
            <text:p>7</text:p>
          </table:table-cell>
          <table:table-cell table:formula="of:=[.U48]" office:value-type="float" office:value="27990.231" calcext:value-type="float">
            <text:p>27990,23</text:p>
          </table:table-cell>
          <table:table-cell table:formula="of:=[.V48]" office:value-type="float" office:value="2916" calcext:value-type="float">
            <text:p>2916</text:p>
          </table:table-cell>
          <table:table-cell table:formula="of:=[.X48]/1000" office:value-type="float" office:value="27.990231" calcext:value-type="float">
            <text:p>27,99</text:p>
          </table:table-cell>
          <table:table-cell table:formula="of:=ABS([.V48]-[.$AA$40])/[.V48]*100" office:value-type="float" office:value="30.7270233196159" calcext:value-type="float">
            <text:p>30,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867.23" calcext:value-type="float">
            <text:p>27867,23</text:p>
          </table:table-cell>
          <table:table-cell office:value-type="float" office:value="2655" calcext:value-type="float">
            <text:p>2655</text:p>
          </table:table-cell>
          <table:table-cell table:formula="of:=[.AC48]" office:value-type="float" office:value="7" calcext:value-type="float">
            <text:p>7</text:p>
          </table:table-cell>
          <table:table-cell table:formula="of:=[.AD48]" office:value-type="float" office:value="27867.23" calcext:value-type="float">
            <text:p>27867,23</text:p>
          </table:table-cell>
          <table:table-cell table:formula="of:=[.AE48]" office:value-type="float" office:value="2655" calcext:value-type="float">
            <text:p>2655</text:p>
          </table:table-cell>
          <table:table-cell table:formula="of:=[.AG48]/1000" office:value-type="float" office:value="27.86723" calcext:value-type="float">
            <text:p>27,87</text:p>
          </table:table-cell>
          <table:table-cell table:formula="of:=ABS([.AE48]-[.$AJ$40])/[.AE48]*100" office:value-type="float" office:value="23.9171374764595" calcext:value-type="float">
            <text:p>23,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115.161" calcext:value-type="float">
            <text:p>28115,161</text:p>
          </table:table-cell>
          <table:table-cell office:value-type="float" office:value="2425" calcext:value-type="float">
            <text:p>2425</text:p>
          </table:table-cell>
          <table:table-cell table:formula="of:=[.B49]" office:value-type="float" office:value="8" calcext:value-type="float">
            <text:p>8</text:p>
          </table:table-cell>
          <table:table-cell table:formula="of:=[.C49]" office:value-type="float" office:value="28115.161" calcext:value-type="float">
            <text:p>28115,16</text:p>
          </table:table-cell>
          <table:table-cell table:formula="of:=[.D49]" office:value-type="float" office:value="2425" calcext:value-type="float">
            <text:p>2425</text:p>
          </table:table-cell>
          <table:table-cell table:formula="of:=[.F49]/1000" office:value-type="float" office:value="28.115161" calcext:value-type="float">
            <text:p>28,12</text:p>
          </table:table-cell>
          <table:table-cell table:formula="of:=ABS([.D49]-[.$I$40])/[.D49]*100" office:value-type="float" office:value="16.7010309278351" calcext:value-type="float">
            <text:p>16,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941.344" calcext:value-type="float">
            <text:p>27941,344</text:p>
          </table:table-cell>
          <table:table-cell office:value-type="float" office:value="2690" calcext:value-type="float">
            <text:p>2690</text:p>
          </table:table-cell>
          <table:table-cell table:formula="of:=[.K49]" office:value-type="float" office:value="8" calcext:value-type="float">
            <text:p>8</text:p>
          </table:table-cell>
          <table:table-cell table:formula="of:=[.L49]" office:value-type="float" office:value="27941.344" calcext:value-type="float">
            <text:p>27941,34</text:p>
          </table:table-cell>
          <table:table-cell table:formula="of:=[.M49]" office:value-type="float" office:value="2690" calcext:value-type="float">
            <text:p>2690</text:p>
          </table:table-cell>
          <table:table-cell table:formula="of:=[.O49]/1000" office:value-type="float" office:value="27.941344" calcext:value-type="float">
            <text:p>27,94</text:p>
          </table:table-cell>
          <table:table-cell table:formula="of:=ABS([.M49]-[.$R$40])/[.M49]*100" office:value-type="float" office:value="24.907063197026" calcext:value-type="float">
            <text:p>24,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791.483" calcext:value-type="float">
            <text:p>27791,483</text:p>
          </table:table-cell>
          <table:table-cell office:value-type="float" office:value="2431" calcext:value-type="float">
            <text:p>2431</text:p>
          </table:table-cell>
          <table:table-cell table:formula="of:=[.T49]" office:value-type="float" office:value="8" calcext:value-type="float">
            <text:p>8</text:p>
          </table:table-cell>
          <table:table-cell table:formula="of:=[.U49]" office:value-type="float" office:value="27791.483" calcext:value-type="float">
            <text:p>27791,48</text:p>
          </table:table-cell>
          <table:table-cell table:formula="of:=[.V49]" office:value-type="float" office:value="2431" calcext:value-type="float">
            <text:p>2431</text:p>
          </table:table-cell>
          <table:table-cell table:formula="of:=[.X49]/1000" office:value-type="float" office:value="27.791483" calcext:value-type="float">
            <text:p>27,79</text:p>
          </table:table-cell>
          <table:table-cell table:formula="of:=ABS([.V49]-[.$AA$40])/[.V49]*100" office:value-type="float" office:value="16.9066227889757" calcext:value-type="float">
            <text:p>16,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835.897" calcext:value-type="float">
            <text:p>27835,897</text:p>
          </table:table-cell>
          <table:table-cell office:value-type="float" office:value="2598" calcext:value-type="float">
            <text:p>2598</text:p>
          </table:table-cell>
          <table:table-cell table:formula="of:=[.AC49]" office:value-type="float" office:value="8" calcext:value-type="float">
            <text:p>8</text:p>
          </table:table-cell>
          <table:table-cell table:formula="of:=[.AD49]" office:value-type="float" office:value="27835.897" calcext:value-type="float">
            <text:p>27835,90</text:p>
          </table:table-cell>
          <table:table-cell table:formula="of:=[.AE49]" office:value-type="float" office:value="2598" calcext:value-type="float">
            <text:p>2598</text:p>
          </table:table-cell>
          <table:table-cell table:formula="of:=[.AG49]/1000" office:value-type="float" office:value="27.835897" calcext:value-type="float">
            <text:p>27,84</text:p>
          </table:table-cell>
          <table:table-cell table:formula="of:=ABS([.AE49]-[.$AJ$40])/[.AE49]*100" office:value-type="float" office:value="22.247882986913" calcext:value-type="float">
            <text:p>22,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8009.896" calcext:value-type="float">
            <text:p>28009,896</text:p>
          </table:table-cell>
          <table:table-cell office:value-type="float" office:value="2373" calcext:value-type="float">
            <text:p>2373</text:p>
          </table:table-cell>
          <table:table-cell table:formula="of:=[.B50]" office:value-type="float" office:value="9" calcext:value-type="float">
            <text:p>9</text:p>
          </table:table-cell>
          <table:table-cell table:formula="of:=[.C50]" office:value-type="float" office:value="28009.896" calcext:value-type="float">
            <text:p>28009,90</text:p>
          </table:table-cell>
          <table:table-cell table:formula="of:=[.D50]" office:value-type="float" office:value="2373" calcext:value-type="float">
            <text:p>2373</text:p>
          </table:table-cell>
          <table:table-cell table:formula="of:=[.F50]/1000" office:value-type="float" office:value="28.009896" calcext:value-type="float">
            <text:p>28,01</text:p>
          </table:table-cell>
          <table:table-cell table:formula="of:=ABS([.D50]-[.$I$40])/[.D50]*100" office:value-type="float" office:value="14.8756847871892" calcext:value-type="float">
            <text:p>14,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715.677" calcext:value-type="float">
            <text:p>27715,677</text:p>
          </table:table-cell>
          <table:table-cell office:value-type="float" office:value="2542" calcext:value-type="float">
            <text:p>2542</text:p>
          </table:table-cell>
          <table:table-cell table:formula="of:=[.K50]" office:value-type="float" office:value="9" calcext:value-type="float">
            <text:p>9</text:p>
          </table:table-cell>
          <table:table-cell table:formula="of:=[.L50]" office:value-type="float" office:value="27715.677" calcext:value-type="float">
            <text:p>27715,68</text:p>
          </table:table-cell>
          <table:table-cell table:formula="of:=[.M50]" office:value-type="float" office:value="2542" calcext:value-type="float">
            <text:p>2542</text:p>
          </table:table-cell>
          <table:table-cell table:formula="of:=[.O50]/1000" office:value-type="float" office:value="27.715677" calcext:value-type="float">
            <text:p>27,72</text:p>
          </table:table-cell>
          <table:table-cell table:formula="of:=ABS([.M50]-[.$R$40])/[.M50]*100" office:value-type="float" office:value="20.5350118017309" calcext:value-type="float">
            <text:p>20,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958.045" calcext:value-type="float">
            <text:p>27958,045</text:p>
          </table:table-cell>
          <table:table-cell office:value-type="float" office:value="2464" calcext:value-type="float">
            <text:p>2464</text:p>
          </table:table-cell>
          <table:table-cell table:formula="of:=[.T50]" office:value-type="float" office:value="9" calcext:value-type="float">
            <text:p>9</text:p>
          </table:table-cell>
          <table:table-cell table:formula="of:=[.U50]" office:value-type="float" office:value="27958.045" calcext:value-type="float">
            <text:p>27958,05</text:p>
          </table:table-cell>
          <table:table-cell table:formula="of:=[.V50]" office:value-type="float" office:value="2464" calcext:value-type="float">
            <text:p>2464</text:p>
          </table:table-cell>
          <table:table-cell table:formula="of:=[.X50]/1000" office:value-type="float" office:value="27.958045" calcext:value-type="float">
            <text:p>27,96</text:p>
          </table:table-cell>
          <table:table-cell table:formula="of:=ABS([.V50]-[.$AA$40])/[.V50]*100" office:value-type="float" office:value="18.0194805194805" calcext:value-type="float">
            <text:p>18,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732.611" calcext:value-type="float">
            <text:p>27732,611</text:p>
          </table:table-cell>
          <table:table-cell office:value-type="float" office:value="2463" calcext:value-type="float">
            <text:p>2463</text:p>
          </table:table-cell>
          <table:table-cell table:formula="of:=[.AC50]" office:value-type="float" office:value="9" calcext:value-type="float">
            <text:p>9</text:p>
          </table:table-cell>
          <table:table-cell table:formula="of:=[.AD50]" office:value-type="float" office:value="27732.611" calcext:value-type="float">
            <text:p>27732,61</text:p>
          </table:table-cell>
          <table:table-cell table:formula="of:=[.AE50]" office:value-type="float" office:value="2463" calcext:value-type="float">
            <text:p>2463</text:p>
          </table:table-cell>
          <table:table-cell table:formula="of:=[.AG50]/1000" office:value-type="float" office:value="27.732611" calcext:value-type="float">
            <text:p>27,73</text:p>
          </table:table-cell>
          <table:table-cell table:formula="of:=ABS([.AE50]-[.$AJ$40])/[.AE50]*100" office:value-type="float" office:value="17.9861956963053" calcext:value-type="float">
            <text:p>17,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674.185" calcext:value-type="float">
            <text:p>27674,185</text:p>
          </table:table-cell>
          <table:table-cell office:value-type="float" office:value="2782" calcext:value-type="float">
            <text:p>2782</text:p>
          </table:table-cell>
          <table:table-cell table:formula="of:=[.B51]" office:value-type="float" office:value="10" calcext:value-type="float">
            <text:p>10</text:p>
          </table:table-cell>
          <table:table-cell table:formula="of:=[.C51]" office:value-type="float" office:value="27674.185" calcext:value-type="float">
            <text:p>27674,19</text:p>
          </table:table-cell>
          <table:table-cell table:formula="of:=[.D51]" office:value-type="float" office:value="2782" calcext:value-type="float">
            <text:p>2782</text:p>
          </table:table-cell>
          <table:table-cell table:formula="of:=[.F51]/1000" office:value-type="float" office:value="27.674185" calcext:value-type="float">
            <text:p>27,67</text:p>
          </table:table-cell>
          <table:table-cell table:formula="of:=ABS([.D51]-[.$I$40])/[.D51]*100" office:value-type="float" office:value="27.3903666427031" calcext:value-type="float">
            <text:p>27,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849.663" calcext:value-type="float">
            <text:p>27849,663</text:p>
          </table:table-cell>
          <table:table-cell office:value-type="float" office:value="2837" calcext:value-type="float">
            <text:p>2837</text:p>
          </table:table-cell>
          <table:table-cell table:formula="of:=[.K51]" office:value-type="float" office:value="10" calcext:value-type="float">
            <text:p>10</text:p>
          </table:table-cell>
          <table:table-cell table:formula="of:=[.L51]" office:value-type="float" office:value="27849.663" calcext:value-type="float">
            <text:p>27849,66</text:p>
          </table:table-cell>
          <table:table-cell table:formula="of:=[.M51]" office:value-type="float" office:value="2837" calcext:value-type="float">
            <text:p>2837</text:p>
          </table:table-cell>
          <table:table-cell table:formula="of:=[.O51]/1000" office:value-type="float" office:value="27.849663" calcext:value-type="float">
            <text:p>27,85</text:p>
          </table:table-cell>
          <table:table-cell table:formula="of:=ABS([.M51]-[.$R$40])/[.M51]*100" office:value-type="float" office:value="28.7980260838914" calcext:value-type="float">
            <text:p>28,8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684.196" calcext:value-type="float">
            <text:p>27684,196</text:p>
          </table:table-cell>
          <table:table-cell office:value-type="float" office:value="2689" calcext:value-type="float">
            <text:p>2689</text:p>
          </table:table-cell>
          <table:table-cell table:formula="of:=[.T51]" office:value-type="float" office:value="10" calcext:value-type="float">
            <text:p>10</text:p>
          </table:table-cell>
          <table:table-cell table:formula="of:=[.U51]" office:value-type="float" office:value="27684.196" calcext:value-type="float">
            <text:p>27684,20</text:p>
          </table:table-cell>
          <table:table-cell table:formula="of:=[.V51]" office:value-type="float" office:value="2689" calcext:value-type="float">
            <text:p>2689</text:p>
          </table:table-cell>
          <table:table-cell table:formula="of:=[.X51]/1000" office:value-type="float" office:value="27.684196" calcext:value-type="float">
            <text:p>27,68</text:p>
          </table:table-cell>
          <table:table-cell table:formula="of:=ABS([.V51]-[.$AA$40])/[.V51]*100" office:value-type="float" office:value="24.8791372257345" calcext:value-type="float">
            <text:p>24,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996.999" calcext:value-type="float">
            <text:p>27996,999</text:p>
          </table:table-cell>
          <table:table-cell office:value-type="float" office:value="2296" calcext:value-type="float">
            <text:p>2296</text:p>
          </table:table-cell>
          <table:table-cell table:formula="of:=[.AC51]" office:value-type="float" office:value="10" calcext:value-type="float">
            <text:p>10</text:p>
          </table:table-cell>
          <table:table-cell table:formula="of:=[.AD51]" office:value-type="float" office:value="27996.999" calcext:value-type="float">
            <text:p>27997,00</text:p>
          </table:table-cell>
          <table:table-cell table:formula="of:=[.AE51]" office:value-type="float" office:value="2296" calcext:value-type="float">
            <text:p>2296</text:p>
          </table:table-cell>
          <table:table-cell table:formula="of:=[.AG51]/1000" office:value-type="float" office:value="27.996999" calcext:value-type="float">
            <text:p>28,00</text:p>
          </table:table-cell>
          <table:table-cell table:formula="of:=ABS([.AE51]-[.$AJ$40])/[.AE51]*100" office:value-type="float" office:value="12.0209059233449" calcext:value-type="float">
            <text:p>12,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7698.741" calcext:value-type="float">
            <text:p>27698,741</text:p>
          </table:table-cell>
          <table:table-cell office:value-type="float" office:value="2519" calcext:value-type="float">
            <text:p>2519</text:p>
          </table:table-cell>
          <table:table-cell table:formula="of:=[.B52]" office:value-type="float" office:value="11" calcext:value-type="float">
            <text:p>11</text:p>
          </table:table-cell>
          <table:table-cell table:formula="of:=[.C52]" office:value-type="float" office:value="27698.741" calcext:value-type="float">
            <text:p>27698,74</text:p>
          </table:table-cell>
          <table:table-cell table:formula="of:=[.D52]" office:value-type="float" office:value="2519" calcext:value-type="float">
            <text:p>2519</text:p>
          </table:table-cell>
          <table:table-cell table:formula="of:=[.F52]/1000" office:value-type="float" office:value="27.698741" calcext:value-type="float">
            <text:p>27,70</text:p>
          </table:table-cell>
          <table:table-cell table:formula="of:=ABS([.D52]-[.$I$40])/[.D52]*100" office:value-type="float" office:value="19.8094481937277" calcext:value-type="float">
            <text:p>19,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165.95" calcext:value-type="float">
            <text:p>30165,95</text:p>
          </table:table-cell>
          <table:table-cell office:value-type="float" office:value="2212" calcext:value-type="float">
            <text:p>2212</text:p>
          </table:table-cell>
          <table:table-cell table:formula="of:=[.K52]" office:value-type="float" office:value="11" calcext:value-type="float">
            <text:p>11</text:p>
          </table:table-cell>
          <table:table-cell table:formula="of:=[.L52]" office:value-type="float" office:value="30165.95" calcext:value-type="float">
            <text:p>30165,95</text:p>
          </table:table-cell>
          <table:table-cell table:formula="of:=[.M52]" office:value-type="float" office:value="2212" calcext:value-type="float">
            <text:p>2212</text:p>
          </table:table-cell>
          <table:table-cell table:formula="of:=[.O52]/1000" office:value-type="float" office:value="30.16595" calcext:value-type="float">
            <text:p>30,17</text:p>
          </table:table-cell>
          <table:table-cell table:formula="of:=ABS([.M52]-[.$R$40])/[.M52]*100" office:value-type="float" office:value="8.67992766726944" calcext:value-type="float">
            <text:p>8,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957.949" calcext:value-type="float">
            <text:p>27957,949</text:p>
          </table:table-cell>
          <table:table-cell office:value-type="float" office:value="2783" calcext:value-type="float">
            <text:p>2783</text:p>
          </table:table-cell>
          <table:table-cell table:formula="of:=[.T52]" office:value-type="float" office:value="11" calcext:value-type="float">
            <text:p>11</text:p>
          </table:table-cell>
          <table:table-cell table:formula="of:=[.U52]" office:value-type="float" office:value="27957.949" calcext:value-type="float">
            <text:p>27957,95</text:p>
          </table:table-cell>
          <table:table-cell table:formula="of:=[.V52]" office:value-type="float" office:value="2783" calcext:value-type="float">
            <text:p>2783</text:p>
          </table:table-cell>
          <table:table-cell table:formula="of:=[.X52]/1000" office:value-type="float" office:value="27.957949" calcext:value-type="float">
            <text:p>27,96</text:p>
          </table:table-cell>
          <table:table-cell table:formula="of:=ABS([.V52]-[.$AA$40])/[.V52]*100" office:value-type="float" office:value="27.4164570607258" calcext:value-type="float">
            <text:p>27,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227.009" calcext:value-type="float">
            <text:p>28227,009</text:p>
          </table:table-cell>
          <table:table-cell office:value-type="float" office:value="2740" calcext:value-type="float">
            <text:p>2740</text:p>
          </table:table-cell>
          <table:table-cell table:formula="of:=[.AC52]" office:value-type="float" office:value="11" calcext:value-type="float">
            <text:p>11</text:p>
          </table:table-cell>
          <table:table-cell table:formula="of:=[.AD52]" office:value-type="float" office:value="28227.009" calcext:value-type="float">
            <text:p>28227,01</text:p>
          </table:table-cell>
          <table:table-cell table:formula="of:=[.AE52]" office:value-type="float" office:value="2740" calcext:value-type="float">
            <text:p>2740</text:p>
          </table:table-cell>
          <table:table-cell table:formula="of:=[.AG52]/1000" office:value-type="float" office:value="28.227009" calcext:value-type="float">
            <text:p>28,23</text:p>
          </table:table-cell>
          <table:table-cell table:formula="of:=ABS([.AE52]-[.$AJ$40])/[.AE52]*100" office:value-type="float" office:value="26.2773722627737" calcext:value-type="float">
            <text:p>26,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7833.971" calcext:value-type="float">
            <text:p>27833,971</text:p>
          </table:table-cell>
          <table:table-cell office:value-type="float" office:value="2704" calcext:value-type="float">
            <text:p>2704</text:p>
          </table:table-cell>
          <table:table-cell table:formula="of:=[.B53]" office:value-type="float" office:value="12" calcext:value-type="float">
            <text:p>12</text:p>
          </table:table-cell>
          <table:table-cell table:formula="of:=[.C53]" office:value-type="float" office:value="27833.971" calcext:value-type="float">
            <text:p>27833,97</text:p>
          </table:table-cell>
          <table:table-cell table:formula="of:=[.D53]" office:value-type="float" office:value="2704" calcext:value-type="float">
            <text:p>2704</text:p>
          </table:table-cell>
          <table:table-cell table:formula="of:=[.F53]/1000" office:value-type="float" office:value="27.833971" calcext:value-type="float">
            <text:p>27,83</text:p>
          </table:table-cell>
          <table:table-cell table:formula="of:=ABS([.D53]-[.$I$40])/[.D53]*100" office:value-type="float" office:value="25.2958579881657" calcext:value-type="float">
            <text:p>25,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898" calcext:value-type="float">
            <text:p>28898</text:p>
          </table:table-cell>
          <table:table-cell office:value-type="float" office:value="2383" calcext:value-type="float">
            <text:p>2383</text:p>
          </table:table-cell>
          <table:table-cell table:formula="of:=[.K53]" office:value-type="float" office:value="12" calcext:value-type="float">
            <text:p>12</text:p>
          </table:table-cell>
          <table:table-cell table:formula="of:=[.L53]" office:value-type="float" office:value="28898" calcext:value-type="float">
            <text:p>28898,00</text:p>
          </table:table-cell>
          <table:table-cell table:formula="of:=[.M53]" office:value-type="float" office:value="2383" calcext:value-type="float">
            <text:p>2383</text:p>
          </table:table-cell>
          <table:table-cell table:formula="of:=[.O53]/1000" office:value-type="float" office:value="28.898" calcext:value-type="float">
            <text:p>28,90</text:p>
          </table:table-cell>
          <table:table-cell table:formula="of:=ABS([.M53]-[.$R$40])/[.M53]*100" office:value-type="float" office:value="15.2328997062526" calcext:value-type="float">
            <text:p>15,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675.86" calcext:value-type="float">
            <text:p>27675,86</text:p>
          </table:table-cell>
          <table:table-cell office:value-type="float" office:value="2536" calcext:value-type="float">
            <text:p>2536</text:p>
          </table:table-cell>
          <table:table-cell table:formula="of:=[.T53]" office:value-type="float" office:value="12" calcext:value-type="float">
            <text:p>12</text:p>
          </table:table-cell>
          <table:table-cell table:formula="of:=[.U53]" office:value-type="float" office:value="27675.86" calcext:value-type="float">
            <text:p>27675,86</text:p>
          </table:table-cell>
          <table:table-cell table:formula="of:=[.V53]" office:value-type="float" office:value="2536" calcext:value-type="float">
            <text:p>2536</text:p>
          </table:table-cell>
          <table:table-cell table:formula="of:=[.X53]/1000" office:value-type="float" office:value="27.67586" calcext:value-type="float">
            <text:p>27,68</text:p>
          </table:table-cell>
          <table:table-cell table:formula="of:=ABS([.V53]-[.$AA$40])/[.V53]*100" office:value-type="float" office:value="20.3470031545741" calcext:value-type="float">
            <text:p>20,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170.386" calcext:value-type="float">
            <text:p>28170,386</text:p>
          </table:table-cell>
          <table:table-cell office:value-type="float" office:value="2382" calcext:value-type="float">
            <text:p>2382</text:p>
          </table:table-cell>
          <table:table-cell table:formula="of:=[.AC53]" office:value-type="float" office:value="12" calcext:value-type="float">
            <text:p>12</text:p>
          </table:table-cell>
          <table:table-cell table:formula="of:=[.AD53]" office:value-type="float" office:value="28170.386" calcext:value-type="float">
            <text:p>28170,39</text:p>
          </table:table-cell>
          <table:table-cell table:formula="of:=[.AE53]" office:value-type="float" office:value="2382" calcext:value-type="float">
            <text:p>2382</text:p>
          </table:table-cell>
          <table:table-cell table:formula="of:=[.AG53]/1000" office:value-type="float" office:value="28.170386" calcext:value-type="float">
            <text:p>28,17</text:p>
          </table:table-cell>
          <table:table-cell table:formula="of:=ABS([.AE53]-[.$AJ$40])/[.AE53]*100" office:value-type="float" office:value="15.1973131821998" calcext:value-type="float">
            <text:p>15,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7712.055" calcext:value-type="float">
            <text:p>27712,055</text:p>
          </table:table-cell>
          <table:table-cell office:value-type="float" office:value="2446" calcext:value-type="float">
            <text:p>2446</text:p>
          </table:table-cell>
          <table:table-cell table:formula="of:=[.B54]" office:value-type="float" office:value="13" calcext:value-type="float">
            <text:p>13</text:p>
          </table:table-cell>
          <table:table-cell table:formula="of:=[.C54]" office:value-type="float" office:value="27712.055" calcext:value-type="float">
            <text:p>27712,06</text:p>
          </table:table-cell>
          <table:table-cell table:formula="of:=[.D54]" office:value-type="float" office:value="2446" calcext:value-type="float">
            <text:p>2446</text:p>
          </table:table-cell>
          <table:table-cell table:formula="of:=[.F54]/1000" office:value-type="float" office:value="27.712055" calcext:value-type="float">
            <text:p>27,71</text:p>
          </table:table-cell>
          <table:table-cell table:formula="of:=ABS([.D54]-[.$I$40])/[.D54]*100" office:value-type="float" office:value="17.4161896974653" calcext:value-type="float">
            <text:p>17,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347.862" calcext:value-type="float">
            <text:p>31347,862</text:p>
          </table:table-cell>
          <table:table-cell office:value-type="float" office:value="2606" calcext:value-type="float">
            <text:p>2606</text:p>
          </table:table-cell>
          <table:table-cell table:formula="of:=[.K54]" office:value-type="float" office:value="13" calcext:value-type="float">
            <text:p>13</text:p>
          </table:table-cell>
          <table:table-cell table:formula="of:=[.L54]" office:value-type="float" office:value="31347.862" calcext:value-type="float">
            <text:p>31347,86</text:p>
          </table:table-cell>
          <table:table-cell table:formula="of:=[.M54]" office:value-type="float" office:value="2606" calcext:value-type="float">
            <text:p>2606</text:p>
          </table:table-cell>
          <table:table-cell table:formula="of:=[.O54]/1000" office:value-type="float" office:value="31.347862" calcext:value-type="float">
            <text:p>31,35</text:p>
          </table:table-cell>
          <table:table-cell table:formula="of:=ABS([.M54]-[.$R$40])/[.M54]*100" office:value-type="float" office:value="22.4865694551036" calcext:value-type="float">
            <text:p>22,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915.797" calcext:value-type="float">
            <text:p>27915,797</text:p>
          </table:table-cell>
          <table:table-cell office:value-type="float" office:value="2606" calcext:value-type="float">
            <text:p>2606</text:p>
          </table:table-cell>
          <table:table-cell table:formula="of:=[.T54]" office:value-type="float" office:value="13" calcext:value-type="float">
            <text:p>13</text:p>
          </table:table-cell>
          <table:table-cell table:formula="of:=[.U54]" office:value-type="float" office:value="27915.797" calcext:value-type="float">
            <text:p>27915,80</text:p>
          </table:table-cell>
          <table:table-cell table:formula="of:=[.V54]" office:value-type="float" office:value="2606" calcext:value-type="float">
            <text:p>2606</text:p>
          </table:table-cell>
          <table:table-cell table:formula="of:=[.X54]/1000" office:value-type="float" office:value="27.915797" calcext:value-type="float">
            <text:p>27,92</text:p>
          </table:table-cell>
          <table:table-cell table:formula="of:=ABS([.V54]-[.$AA$40])/[.V54]*100" office:value-type="float" office:value="22.4865694551036" calcext:value-type="float">
            <text:p>22,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065.467" calcext:value-type="float">
            <text:p>28065,467</text:p>
          </table:table-cell>
          <table:table-cell office:value-type="float" office:value="2577" calcext:value-type="float">
            <text:p>2577</text:p>
          </table:table-cell>
          <table:table-cell table:formula="of:=[.AC54]" office:value-type="float" office:value="13" calcext:value-type="float">
            <text:p>13</text:p>
          </table:table-cell>
          <table:table-cell table:formula="of:=[.AD54]" office:value-type="float" office:value="28065.467" calcext:value-type="float">
            <text:p>28065,47</text:p>
          </table:table-cell>
          <table:table-cell table:formula="of:=[.AE54]" office:value-type="float" office:value="2577" calcext:value-type="float">
            <text:p>2577</text:p>
          </table:table-cell>
          <table:table-cell table:formula="of:=[.AG54]/1000" office:value-type="float" office:value="28.065467" calcext:value-type="float">
            <text:p>28,07</text:p>
          </table:table-cell>
          <table:table-cell table:formula="of:=ABS([.AE54]-[.$AJ$40])/[.AE54]*100" office:value-type="float" office:value="21.6142801707412" calcext:value-type="float">
            <text:p>21,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7971.098" calcext:value-type="float">
            <text:p>27971,098</text:p>
          </table:table-cell>
          <table:table-cell office:value-type="float" office:value="2573" calcext:value-type="float">
            <text:p>2573</text:p>
          </table:table-cell>
          <table:table-cell table:formula="of:=[.B55]" office:value-type="float" office:value="14" calcext:value-type="float">
            <text:p>14</text:p>
          </table:table-cell>
          <table:table-cell table:formula="of:=[.C55]" office:value-type="float" office:value="27971.098" calcext:value-type="float">
            <text:p>27971,10</text:p>
          </table:table-cell>
          <table:table-cell table:formula="of:=[.D55]" office:value-type="float" office:value="2573" calcext:value-type="float">
            <text:p>2573</text:p>
          </table:table-cell>
          <table:table-cell table:formula="of:=[.F55]/1000" office:value-type="float" office:value="27.971098" calcext:value-type="float">
            <text:p>27,97</text:p>
          </table:table-cell>
          <table:table-cell table:formula="of:=ABS([.D55]-[.$I$40])/[.D55]*100" office:value-type="float" office:value="21.4924212980956" calcext:value-type="float">
            <text:p>21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566.731" calcext:value-type="float">
            <text:p>29566,731</text:p>
          </table:table-cell>
          <table:table-cell office:value-type="float" office:value="2670" calcext:value-type="float">
            <text:p>2670</text:p>
          </table:table-cell>
          <table:table-cell table:formula="of:=[.K55]" office:value-type="float" office:value="14" calcext:value-type="float">
            <text:p>14</text:p>
          </table:table-cell>
          <table:table-cell table:formula="of:=[.L55]" office:value-type="float" office:value="29566.731" calcext:value-type="float">
            <text:p>29566,73</text:p>
          </table:table-cell>
          <table:table-cell table:formula="of:=[.M55]" office:value-type="float" office:value="2670" calcext:value-type="float">
            <text:p>2670</text:p>
          </table:table-cell>
          <table:table-cell table:formula="of:=[.O55]/1000" office:value-type="float" office:value="29.566731" calcext:value-type="float">
            <text:p>29,57</text:p>
          </table:table-cell>
          <table:table-cell table:formula="of:=ABS([.M55]-[.$R$40])/[.M55]*100" office:value-type="float" office:value="24.3445692883895" calcext:value-type="float">
            <text:p>24,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791.979" calcext:value-type="float">
            <text:p>27791,979</text:p>
          </table:table-cell>
          <table:table-cell office:value-type="float" office:value="2472" calcext:value-type="float">
            <text:p>2472</text:p>
          </table:table-cell>
          <table:table-cell table:formula="of:=[.T55]" office:value-type="float" office:value="14" calcext:value-type="float">
            <text:p>14</text:p>
          </table:table-cell>
          <table:table-cell table:formula="of:=[.U55]" office:value-type="float" office:value="27791.979" calcext:value-type="float">
            <text:p>27791,98</text:p>
          </table:table-cell>
          <table:table-cell table:formula="of:=[.V55]" office:value-type="float" office:value="2472" calcext:value-type="float">
            <text:p>2472</text:p>
          </table:table-cell>
          <table:table-cell table:formula="of:=[.X55]/1000" office:value-type="float" office:value="27.791979" calcext:value-type="float">
            <text:p>27,79</text:p>
          </table:table-cell>
          <table:table-cell table:formula="of:=ABS([.V55]-[.$AA$40])/[.V55]*100" office:value-type="float" office:value="18.2847896440129" calcext:value-type="float">
            <text:p>18,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221.731" calcext:value-type="float">
            <text:p>28221,731</text:p>
          </table:table-cell>
          <table:table-cell office:value-type="float" office:value="2270" calcext:value-type="float">
            <text:p>2270</text:p>
          </table:table-cell>
          <table:table-cell table:formula="of:=[.AC55]" office:value-type="float" office:value="14" calcext:value-type="float">
            <text:p>14</text:p>
          </table:table-cell>
          <table:table-cell table:formula="of:=[.AD55]" office:value-type="float" office:value="28221.731" calcext:value-type="float">
            <text:p>28221,73</text:p>
          </table:table-cell>
          <table:table-cell table:formula="of:=[.AE55]" office:value-type="float" office:value="2270" calcext:value-type="float">
            <text:p>2270</text:p>
          </table:table-cell>
          <table:table-cell table:formula="of:=[.AG55]/1000" office:value-type="float" office:value="28.221731" calcext:value-type="float">
            <text:p>28,22</text:p>
          </table:table-cell>
          <table:table-cell table:formula="of:=ABS([.AE55]-[.$AJ$40])/[.AE55]*100" office:value-type="float" office:value="11.0132158590308" calcext:value-type="float">
            <text:p>11,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7649.156" calcext:value-type="float">
            <text:p>27649,156</text:p>
          </table:table-cell>
          <table:table-cell office:value-type="float" office:value="2451" calcext:value-type="float">
            <text:p>2451</text:p>
          </table:table-cell>
          <table:table-cell table:formula="of:=[.B56]" office:value-type="float" office:value="15" calcext:value-type="float">
            <text:p>15</text:p>
          </table:table-cell>
          <table:table-cell table:formula="of:=[.C56]" office:value-type="float" office:value="27649.156" calcext:value-type="float">
            <text:p>27649,16</text:p>
          </table:table-cell>
          <table:table-cell table:formula="of:=[.D56]" office:value-type="float" office:value="2451" calcext:value-type="float">
            <text:p>2451</text:p>
          </table:table-cell>
          <table:table-cell table:formula="of:=[.F56]/1000" office:value-type="float" office:value="27.649156" calcext:value-type="float">
            <text:p>27,65</text:p>
          </table:table-cell>
          <table:table-cell table:formula="of:=ABS([.D56]-[.$I$40])/[.D56]*100" office:value-type="float" office:value="17.5846593227254" calcext:value-type="float">
            <text:p>17,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131.262" calcext:value-type="float">
            <text:p>29131,262</text:p>
          </table:table-cell>
          <table:table-cell office:value-type="float" office:value="2752" calcext:value-type="float">
            <text:p>2752</text:p>
          </table:table-cell>
          <table:table-cell table:formula="of:=[.K56]" office:value-type="float" office:value="15" calcext:value-type="float">
            <text:p>15</text:p>
          </table:table-cell>
          <table:table-cell table:formula="of:=[.L56]" office:value-type="float" office:value="29131.262" calcext:value-type="float">
            <text:p>29131,26</text:p>
          </table:table-cell>
          <table:table-cell table:formula="of:=[.M56]" office:value-type="float" office:value="2752" calcext:value-type="float">
            <text:p>2752</text:p>
          </table:table-cell>
          <table:table-cell table:formula="of:=[.O56]/1000" office:value-type="float" office:value="29.131262" calcext:value-type="float">
            <text:p>29,13</text:p>
          </table:table-cell>
          <table:table-cell table:formula="of:=ABS([.M56]-[.$R$40])/[.M56]*100" office:value-type="float" office:value="26.5988372093023" calcext:value-type="float">
            <text:p>26,6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702.247" calcext:value-type="float">
            <text:p>27702,247</text:p>
          </table:table-cell>
          <table:table-cell office:value-type="float" office:value="2351" calcext:value-type="float">
            <text:p>2351</text:p>
          </table:table-cell>
          <table:table-cell table:formula="of:=[.T56]" office:value-type="float" office:value="15" calcext:value-type="float">
            <text:p>15</text:p>
          </table:table-cell>
          <table:table-cell table:formula="of:=[.U56]" office:value-type="float" office:value="27702.247" calcext:value-type="float">
            <text:p>27702,25</text:p>
          </table:table-cell>
          <table:table-cell table:formula="of:=[.V56]" office:value-type="float" office:value="2351" calcext:value-type="float">
            <text:p>2351</text:p>
          </table:table-cell>
          <table:table-cell table:formula="of:=[.X56]/1000" office:value-type="float" office:value="27.702247" calcext:value-type="float">
            <text:p>27,70</text:p>
          </table:table-cell>
          <table:table-cell table:formula="of:=ABS([.V56]-[.$AA$40])/[.V56]*100" office:value-type="float" office:value="14.0791152700978" calcext:value-type="float">
            <text:p>14,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648.566" calcext:value-type="float">
            <text:p>27648,566</text:p>
          </table:table-cell>
          <table:table-cell office:value-type="float" office:value="2600" calcext:value-type="float">
            <text:p>2600</text:p>
          </table:table-cell>
          <table:table-cell table:formula="of:=[.AC56]" office:value-type="float" office:value="15" calcext:value-type="float">
            <text:p>15</text:p>
          </table:table-cell>
          <table:table-cell table:formula="of:=[.AD56]" office:value-type="float" office:value="27648.566" calcext:value-type="float">
            <text:p>27648,57</text:p>
          </table:table-cell>
          <table:table-cell table:formula="of:=[.AE56]" office:value-type="float" office:value="2600" calcext:value-type="float">
            <text:p>2600</text:p>
          </table:table-cell>
          <table:table-cell table:formula="of:=[.AG56]/1000" office:value-type="float" office:value="27.648566" calcext:value-type="float">
            <text:p>27,65</text:p>
          </table:table-cell>
          <table:table-cell table:formula="of:=ABS([.AE56]-[.$AJ$40])/[.AE56]*100" office:value-type="float" office:value="22.3076923076923" calcext:value-type="float">
            <text:p>22,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7976.044" calcext:value-type="float">
            <text:p>27976,044</text:p>
          </table:table-cell>
          <table:table-cell office:value-type="float" office:value="2558" calcext:value-type="float">
            <text:p>2558</text:p>
          </table:table-cell>
          <table:table-cell table:formula="of:=[.B57]" office:value-type="float" office:value="16" calcext:value-type="float">
            <text:p>16</text:p>
          </table:table-cell>
          <table:table-cell table:formula="of:=[.C57]" office:value-type="float" office:value="27976.044" calcext:value-type="float">
            <text:p>27976,04</text:p>
          </table:table-cell>
          <table:table-cell table:formula="of:=[.D57]" office:value-type="float" office:value="2558" calcext:value-type="float">
            <text:p>2558</text:p>
          </table:table-cell>
          <table:table-cell table:formula="of:=[.F57]/1000" office:value-type="float" office:value="27.976044" calcext:value-type="float">
            <text:p>27,98</text:p>
          </table:table-cell>
          <table:table-cell table:formula="of:=ABS([.D57]-[.$I$40])/[.D57]*100" office:value-type="float" office:value="21.0320562939797" calcext:value-type="float">
            <text:p>21,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184.645" calcext:value-type="float">
            <text:p>29184,645</text:p>
          </table:table-cell>
          <table:table-cell office:value-type="float" office:value="2461" calcext:value-type="float">
            <text:p>2461</text:p>
          </table:table-cell>
          <table:table-cell table:formula="of:=[.K57]" office:value-type="float" office:value="16" calcext:value-type="float">
            <text:p>16</text:p>
          </table:table-cell>
          <table:table-cell table:formula="of:=[.L57]" office:value-type="float" office:value="29184.645" calcext:value-type="float">
            <text:p>29184,65</text:p>
          </table:table-cell>
          <table:table-cell table:formula="of:=[.M57]" office:value-type="float" office:value="2461" calcext:value-type="float">
            <text:p>2461</text:p>
          </table:table-cell>
          <table:table-cell table:formula="of:=[.O57]/1000" office:value-type="float" office:value="29.184645" calcext:value-type="float">
            <text:p>29,18</text:p>
          </table:table-cell>
          <table:table-cell table:formula="of:=ABS([.M57]-[.$R$40])/[.M57]*100" office:value-type="float" office:value="17.919544900447" calcext:value-type="float">
            <text:p>17,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853.538" calcext:value-type="float">
            <text:p>27853,538</text:p>
          </table:table-cell>
          <table:table-cell office:value-type="float" office:value="2383" calcext:value-type="float">
            <text:p>2383</text:p>
          </table:table-cell>
          <table:table-cell table:formula="of:=[.T57]" office:value-type="float" office:value="16" calcext:value-type="float">
            <text:p>16</text:p>
          </table:table-cell>
          <table:table-cell table:formula="of:=[.U57]" office:value-type="float" office:value="27853.538" calcext:value-type="float">
            <text:p>27853,54</text:p>
          </table:table-cell>
          <table:table-cell table:formula="of:=[.V57]" office:value-type="float" office:value="2383" calcext:value-type="float">
            <text:p>2383</text:p>
          </table:table-cell>
          <table:table-cell table:formula="of:=[.X57]/1000" office:value-type="float" office:value="27.853538" calcext:value-type="float">
            <text:p>27,85</text:p>
          </table:table-cell>
          <table:table-cell table:formula="of:=ABS([.V57]-[.$AA$40])/[.V57]*100" office:value-type="float" office:value="15.2328997062526" calcext:value-type="float">
            <text:p>15,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029.91" calcext:value-type="float">
            <text:p>28029,91</text:p>
          </table:table-cell>
          <table:table-cell office:value-type="float" office:value="2709" calcext:value-type="float">
            <text:p>2709</text:p>
          </table:table-cell>
          <table:table-cell table:formula="of:=[.AC57]" office:value-type="float" office:value="16" calcext:value-type="float">
            <text:p>16</text:p>
          </table:table-cell>
          <table:table-cell table:formula="of:=[.AD57]" office:value-type="float" office:value="28029.91" calcext:value-type="float">
            <text:p>28029,91</text:p>
          </table:table-cell>
          <table:table-cell table:formula="of:=[.AE57]" office:value-type="float" office:value="2709" calcext:value-type="float">
            <text:p>2709</text:p>
          </table:table-cell>
          <table:table-cell table:formula="of:=[.AG57]/1000" office:value-type="float" office:value="28.02991" calcext:value-type="float">
            <text:p>28,03</text:p>
          </table:table-cell>
          <table:table-cell table:formula="of:=ABS([.AE57]-[.$AJ$40])/[.AE57]*100" office:value-type="float" office:value="25.4337393872278" calcext:value-type="float">
            <text:p>25,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7703.4" calcext:value-type="float">
            <text:p>27703,4</text:p>
          </table:table-cell>
          <table:table-cell office:value-type="float" office:value="2556" calcext:value-type="float">
            <text:p>2556</text:p>
          </table:table-cell>
          <table:table-cell table:formula="of:=[.B58]" office:value-type="float" office:value="17" calcext:value-type="float">
            <text:p>17</text:p>
          </table:table-cell>
          <table:table-cell table:formula="of:=[.C58]" office:value-type="float" office:value="27703.4" calcext:value-type="float">
            <text:p>27703,40</text:p>
          </table:table-cell>
          <table:table-cell table:formula="of:=[.D58]" office:value-type="float" office:value="2556" calcext:value-type="float">
            <text:p>2556</text:p>
          </table:table-cell>
          <table:table-cell table:formula="of:=[.F58]/1000" office:value-type="float" office:value="27.7034" calcext:value-type="float">
            <text:p>27,70</text:p>
          </table:table-cell>
          <table:table-cell table:formula="of:=ABS([.D58]-[.$I$40])/[.D58]*100" office:value-type="float" office:value="20.9702660406886" calcext:value-type="float">
            <text:p>20,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777.205" calcext:value-type="float">
            <text:p>28777,205</text:p>
          </table:table-cell>
          <table:table-cell office:value-type="float" office:value="2748" calcext:value-type="float">
            <text:p>2748</text:p>
          </table:table-cell>
          <table:table-cell table:formula="of:=[.K58]" office:value-type="float" office:value="17" calcext:value-type="float">
            <text:p>17</text:p>
          </table:table-cell>
          <table:table-cell table:formula="of:=[.L58]" office:value-type="float" office:value="28777.205" calcext:value-type="float">
            <text:p>28777,21</text:p>
          </table:table-cell>
          <table:table-cell table:formula="of:=[.M58]" office:value-type="float" office:value="2748" calcext:value-type="float">
            <text:p>2748</text:p>
          </table:table-cell>
          <table:table-cell table:formula="of:=[.O58]/1000" office:value-type="float" office:value="28.777205" calcext:value-type="float">
            <text:p>28,78</text:p>
          </table:table-cell>
          <table:table-cell table:formula="of:=ABS([.M58]-[.$R$40])/[.M58]*100" office:value-type="float" office:value="26.4919941775837" calcext:value-type="float">
            <text:p>26,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738.56" calcext:value-type="float">
            <text:p>27738,56</text:p>
          </table:table-cell>
          <table:table-cell office:value-type="float" office:value="2346" calcext:value-type="float">
            <text:p>2346</text:p>
          </table:table-cell>
          <table:table-cell table:formula="of:=[.T58]" office:value-type="float" office:value="17" calcext:value-type="float">
            <text:p>17</text:p>
          </table:table-cell>
          <table:table-cell table:formula="of:=[.U58]" office:value-type="float" office:value="27738.56" calcext:value-type="float">
            <text:p>27738,56</text:p>
          </table:table-cell>
          <table:table-cell table:formula="of:=[.V58]" office:value-type="float" office:value="2346" calcext:value-type="float">
            <text:p>2346</text:p>
          </table:table-cell>
          <table:table-cell table:formula="of:=[.X58]/1000" office:value-type="float" office:value="27.73856" calcext:value-type="float">
            <text:p>27,74</text:p>
          </table:table-cell>
          <table:table-cell table:formula="of:=ABS([.V58]-[.$AA$40])/[.V58]*100" office:value-type="float" office:value="13.8959931798806" calcext:value-type="float">
            <text:p>13,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834.286" calcext:value-type="float">
            <text:p>27834,286</text:p>
          </table:table-cell>
          <table:table-cell office:value-type="float" office:value="2690" calcext:value-type="float">
            <text:p>2690</text:p>
          </table:table-cell>
          <table:table-cell table:formula="of:=[.AC58]" office:value-type="float" office:value="17" calcext:value-type="float">
            <text:p>17</text:p>
          </table:table-cell>
          <table:table-cell table:formula="of:=[.AD58]" office:value-type="float" office:value="27834.286" calcext:value-type="float">
            <text:p>27834,29</text:p>
          </table:table-cell>
          <table:table-cell table:formula="of:=[.AE58]" office:value-type="float" office:value="2690" calcext:value-type="float">
            <text:p>2690</text:p>
          </table:table-cell>
          <table:table-cell table:formula="of:=[.AG58]/1000" office:value-type="float" office:value="27.834286" calcext:value-type="float">
            <text:p>27,83</text:p>
          </table:table-cell>
          <table:table-cell table:formula="of:=ABS([.AE58]-[.$AJ$40])/[.AE58]*100" office:value-type="float" office:value="24.907063197026" calcext:value-type="float">
            <text:p>24,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7916.969" calcext:value-type="float">
            <text:p>27916,969</text:p>
          </table:table-cell>
          <table:table-cell office:value-type="float" office:value="2335" calcext:value-type="float">
            <text:p>2335</text:p>
          </table:table-cell>
          <table:table-cell table:formula="of:=[.B59]" office:value-type="float" office:value="18" calcext:value-type="float">
            <text:p>18</text:p>
          </table:table-cell>
          <table:table-cell table:formula="of:=[.C59]" office:value-type="float" office:value="27916.969" calcext:value-type="float">
            <text:p>27916,97</text:p>
          </table:table-cell>
          <table:table-cell table:formula="of:=[.D59]" office:value-type="float" office:value="2335" calcext:value-type="float">
            <text:p>2335</text:p>
          </table:table-cell>
          <table:table-cell table:formula="of:=[.F59]/1000" office:value-type="float" office:value="27.916969" calcext:value-type="float">
            <text:p>27,92</text:p>
          </table:table-cell>
          <table:table-cell table:formula="of:=ABS([.D59]-[.$I$40])/[.D59]*100" office:value-type="float" office:value="13.4903640256959" calcext:value-type="float">
            <text:p>13,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8088.364" calcext:value-type="float">
            <text:p>28088,364</text:p>
          </table:table-cell>
          <table:table-cell office:value-type="float" office:value="2522" calcext:value-type="float">
            <text:p>2522</text:p>
          </table:table-cell>
          <table:table-cell table:formula="of:=[.K59]" office:value-type="float" office:value="18" calcext:value-type="float">
            <text:p>18</text:p>
          </table:table-cell>
          <table:table-cell table:formula="of:=[.L59]" office:value-type="float" office:value="28088.364" calcext:value-type="float">
            <text:p>28088,36</text:p>
          </table:table-cell>
          <table:table-cell table:formula="of:=[.M59]" office:value-type="float" office:value="2522" calcext:value-type="float">
            <text:p>2522</text:p>
          </table:table-cell>
          <table:table-cell table:formula="of:=[.O59]/1000" office:value-type="float" office:value="28.088364" calcext:value-type="float">
            <text:p>28,09</text:p>
          </table:table-cell>
          <table:table-cell table:formula="of:=ABS([.M59]-[.$R$40])/[.M59]*100" office:value-type="float" office:value="19.9048374306106" calcext:value-type="float">
            <text:p>19,9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992.019" calcext:value-type="float">
            <text:p>27992,019</text:p>
          </table:table-cell>
          <table:table-cell office:value-type="float" office:value="2568" calcext:value-type="float">
            <text:p>2568</text:p>
          </table:table-cell>
          <table:table-cell table:formula="of:=[.T59]" office:value-type="float" office:value="18" calcext:value-type="float">
            <text:p>18</text:p>
          </table:table-cell>
          <table:table-cell table:formula="of:=[.U59]" office:value-type="float" office:value="27992.019" calcext:value-type="float">
            <text:p>27992,02</text:p>
          </table:table-cell>
          <table:table-cell table:formula="of:=[.V59]" office:value-type="float" office:value="2568" calcext:value-type="float">
            <text:p>2568</text:p>
          </table:table-cell>
          <table:table-cell table:formula="of:=[.X59]/1000" office:value-type="float" office:value="27.992019" calcext:value-type="float">
            <text:p>27,99</text:p>
          </table:table-cell>
          <table:table-cell table:formula="of:=ABS([.V59]-[.$AA$40])/[.V59]*100" office:value-type="float" office:value="21.3395638629283" calcext:value-type="float">
            <text:p>21,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756.943" calcext:value-type="float">
            <text:p>27756,943</text:p>
          </table:table-cell>
          <table:table-cell office:value-type="float" office:value="2905" calcext:value-type="float">
            <text:p>2905</text:p>
          </table:table-cell>
          <table:table-cell table:formula="of:=[.AC59]" office:value-type="float" office:value="18" calcext:value-type="float">
            <text:p>18</text:p>
          </table:table-cell>
          <table:table-cell table:formula="of:=[.AD59]" office:value-type="float" office:value="27756.943" calcext:value-type="float">
            <text:p>27756,94</text:p>
          </table:table-cell>
          <table:table-cell table:formula="of:=[.AE59]" office:value-type="float" office:value="2905" calcext:value-type="float">
            <text:p>2905</text:p>
          </table:table-cell>
          <table:table-cell table:formula="of:=[.AG59]/1000" office:value-type="float" office:value="27.756943" calcext:value-type="float">
            <text:p>27,76</text:p>
          </table:table-cell>
          <table:table-cell table:formula="of:=ABS([.AE59]-[.$AJ$40])/[.AE59]*100" office:value-type="float" office:value="30.4647160068847" calcext:value-type="float">
            <text:p>30,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8226.579" calcext:value-type="float">
            <text:p>28226,579</text:p>
          </table:table-cell>
          <table:table-cell office:value-type="float" office:value="2663" calcext:value-type="float">
            <text:p>2663</text:p>
          </table:table-cell>
          <table:table-cell table:formula="of:=[.B60]" office:value-type="float" office:value="19" calcext:value-type="float">
            <text:p>19</text:p>
          </table:table-cell>
          <table:table-cell table:formula="of:=[.C60]" office:value-type="float" office:value="28226.579" calcext:value-type="float">
            <text:p>28226,58</text:p>
          </table:table-cell>
          <table:table-cell table:formula="of:=[.D60]" office:value-type="float" office:value="2663" calcext:value-type="float">
            <text:p>2663</text:p>
          </table:table-cell>
          <table:table-cell table:formula="of:=[.F60]/1000" office:value-type="float" office:value="28.226579" calcext:value-type="float">
            <text:p>28,23</text:p>
          </table:table-cell>
          <table:table-cell table:formula="of:=ABS([.D60]-[.$I$40])/[.D60]*100" office:value-type="float" office:value="24.1457003379647" calcext:value-type="float">
            <text:p>24,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904.907" calcext:value-type="float">
            <text:p>27904,907</text:p>
          </table:table-cell>
          <table:table-cell office:value-type="float" office:value="2674" calcext:value-type="float">
            <text:p>2674</text:p>
          </table:table-cell>
          <table:table-cell table:formula="of:=[.K60]" office:value-type="float" office:value="19" calcext:value-type="float">
            <text:p>19</text:p>
          </table:table-cell>
          <table:table-cell table:formula="of:=[.L60]" office:value-type="float" office:value="27904.907" calcext:value-type="float">
            <text:p>27904,91</text:p>
          </table:table-cell>
          <table:table-cell table:formula="of:=[.M60]" office:value-type="float" office:value="2674" calcext:value-type="float">
            <text:p>2674</text:p>
          </table:table-cell>
          <table:table-cell table:formula="of:=[.O60]/1000" office:value-type="float" office:value="27.904907" calcext:value-type="float">
            <text:p>27,90</text:p>
          </table:table-cell>
          <table:table-cell table:formula="of:=ABS([.M60]-[.$R$40])/[.M60]*100" office:value-type="float" office:value="24.4577412116679" calcext:value-type="float">
            <text:p>24,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680.765" calcext:value-type="float">
            <text:p>27680,765</text:p>
          </table:table-cell>
          <table:table-cell office:value-type="float" office:value="2441" calcext:value-type="float">
            <text:p>2441</text:p>
          </table:table-cell>
          <table:table-cell table:formula="of:=[.T60]" office:value-type="float" office:value="19" calcext:value-type="float">
            <text:p>19</text:p>
          </table:table-cell>
          <table:table-cell table:formula="of:=[.U60]" office:value-type="float" office:value="27680.765" calcext:value-type="float">
            <text:p>27680,77</text:p>
          </table:table-cell>
          <table:table-cell table:formula="of:=[.V60]" office:value-type="float" office:value="2441" calcext:value-type="float">
            <text:p>2441</text:p>
          </table:table-cell>
          <table:table-cell table:formula="of:=[.X60]/1000" office:value-type="float" office:value="27.680765" calcext:value-type="float">
            <text:p>27,68</text:p>
          </table:table-cell>
          <table:table-cell table:formula="of:=ABS([.V60]-[.$AA$40])/[.V60]*100" office:value-type="float" office:value="17.2470299057763" calcext:value-type="float">
            <text:p>17,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856.904" calcext:value-type="float">
            <text:p>27856,904</text:p>
          </table:table-cell>
          <table:table-cell office:value-type="float" office:value="2528" calcext:value-type="float">
            <text:p>2528</text:p>
          </table:table-cell>
          <table:table-cell table:formula="of:=[.AC60]" office:value-type="float" office:value="19" calcext:value-type="float">
            <text:p>19</text:p>
          </table:table-cell>
          <table:table-cell table:formula="of:=[.AD60]" office:value-type="float" office:value="27856.904" calcext:value-type="float">
            <text:p>27856,90</text:p>
          </table:table-cell>
          <table:table-cell table:formula="of:=[.AE60]" office:value-type="float" office:value="2528" calcext:value-type="float">
            <text:p>2528</text:p>
          </table:table-cell>
          <table:table-cell table:formula="of:=[.AG60]/1000" office:value-type="float" office:value="27.856904" calcext:value-type="float">
            <text:p>27,86</text:p>
          </table:table-cell>
          <table:table-cell table:formula="of:=ABS([.AE60]-[.$AJ$40])/[.AE60]*100" office:value-type="float" office:value="20.0949367088608" calcext:value-type="float">
            <text:p>20,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239.995" calcext:value-type="float">
            <text:p>28239,995</text:p>
          </table:table-cell>
          <table:table-cell office:value-type="float" office:value="2605" calcext:value-type="float">
            <text:p>2605</text:p>
          </table:table-cell>
          <table:table-cell table:formula="of:=[.B61]" office:value-type="float" office:value="20" calcext:value-type="float">
            <text:p>20</text:p>
          </table:table-cell>
          <table:table-cell table:formula="of:=[.C61]" office:value-type="float" office:value="28239.995" calcext:value-type="float">
            <text:p>28240,00</text:p>
          </table:table-cell>
          <table:table-cell table:formula="of:=[.D61]" office:value-type="float" office:value="2605" calcext:value-type="float">
            <text:p>2605</text:p>
          </table:table-cell>
          <table:table-cell table:formula="of:=[.F61]/1000" office:value-type="float" office:value="28.239995" calcext:value-type="float">
            <text:p>28,24</text:p>
          </table:table-cell>
          <table:table-cell table:formula="of:=ABS([.D61]-[.$I$40])/[.D61]*100" office:value-type="float" office:value="22.4568138195777" calcext:value-type="float">
            <text:p>22,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696.901" calcext:value-type="float">
            <text:p>27696,901</text:p>
          </table:table-cell>
          <table:table-cell office:value-type="float" office:value="2395" calcext:value-type="float">
            <text:p>2395</text:p>
          </table:table-cell>
          <table:table-cell table:formula="of:=[.K61]" office:value-type="float" office:value="20" calcext:value-type="float">
            <text:p>20</text:p>
          </table:table-cell>
          <table:table-cell table:formula="of:=[.L61]" office:value-type="float" office:value="27696.901" calcext:value-type="float">
            <text:p>27696,90</text:p>
          </table:table-cell>
          <table:table-cell table:formula="of:=[.M61]" office:value-type="float" office:value="2395" calcext:value-type="float">
            <text:p>2395</text:p>
          </table:table-cell>
          <table:table-cell table:formula="of:=[.O61]/1000" office:value-type="float" office:value="27.696901" calcext:value-type="float">
            <text:p>27,70</text:p>
          </table:table-cell>
          <table:table-cell table:formula="of:=ABS([.M61]-[.$R$40])/[.M61]*100" office:value-type="float" office:value="15.6576200417537" calcext:value-type="float">
            <text:p>15,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761.533" calcext:value-type="float">
            <text:p>28761,533</text:p>
          </table:table-cell>
          <table:table-cell office:value-type="float" office:value="2167" calcext:value-type="float">
            <text:p>2167</text:p>
          </table:table-cell>
          <table:table-cell table:formula="of:=[.T61]" office:value-type="float" office:value="20" calcext:value-type="float">
            <text:p>20</text:p>
          </table:table-cell>
          <table:table-cell table:formula="of:=[.U61]" office:value-type="float" office:value="28761.533" calcext:value-type="float">
            <text:p>28761,53</text:p>
          </table:table-cell>
          <table:table-cell table:formula="of:=[.V61]" office:value-type="float" office:value="2167" calcext:value-type="float">
            <text:p>2167</text:p>
          </table:table-cell>
          <table:table-cell table:formula="of:=[.X61]/1000" office:value-type="float" office:value="28.761533" calcext:value-type="float">
            <text:p>28,76</text:p>
          </table:table-cell>
          <table:table-cell table:formula="of:=ABS([.V61]-[.$AA$40])/[.V61]*100" office:value-type="float" office:value="6.78357175819105" calcext:value-type="float">
            <text:p>6,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671.747" calcext:value-type="float">
            <text:p>27671,747</text:p>
          </table:table-cell>
          <table:table-cell office:value-type="float" office:value="2607" calcext:value-type="float">
            <text:p>2607</text:p>
          </table:table-cell>
          <table:table-cell table:formula="of:=[.AC61]" office:value-type="float" office:value="20" calcext:value-type="float">
            <text:p>20</text:p>
          </table:table-cell>
          <table:table-cell table:formula="of:=[.AD61]" office:value-type="float" office:value="27671.747" calcext:value-type="float">
            <text:p>27671,75</text:p>
          </table:table-cell>
          <table:table-cell table:formula="of:=[.AE61]" office:value-type="float" office:value="2607" calcext:value-type="float">
            <text:p>2607</text:p>
          </table:table-cell>
          <table:table-cell table:formula="of:=[.AG61]/1000" office:value-type="float" office:value="27.671747" calcext:value-type="float">
            <text:p>27,67</text:p>
          </table:table-cell>
          <table:table-cell table:formula="of:=ABS([.AE61]-[.$AJ$40])/[.AE61]*100" office:value-type="float" office:value="22.5163022631377" calcext:value-type="float">
            <text:p>22,52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F42:.F61])" office:value-type="float" office:value="27860.86905" calcext:value-type="float">
            <text:p>27860,87</text:p>
          </table:table-cell>
          <table:table-cell table:style-name="ce30" table:formula="of:=AVERAGE([.G42:.G61])" office:value-type="float" office:value="2596.85" calcext:value-type="float">
            <text:p>2596,85</text:p>
          </table:table-cell>
          <table:table-cell table:style-name="ce34" table:formula="of:=AVERAGE([.H42:.H61])" office:value-type="float" office:value="27.86086905" calcext:value-type="float">
            <text:p>27,86</text:p>
          </table:table-cell>
          <table:table-cell table:style-name="ce34" table:formula="of:=AVERAGE([.I42:.I61])" office:value-type="float" office:value="21.8128445452414" calcext:value-type="float">
            <text:p>21,81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O42:.O61])" office:value-type="float" office:value="28466.69765" calcext:value-type="float">
            <text:p>28466,70</text:p>
          </table:table-cell>
          <table:table-cell table:style-name="ce30" table:formula="of:=AVERAGE([.P42:.P61])" office:value-type="float" office:value="2588.15" calcext:value-type="float">
            <text:p>2588,15</text:p>
          </table:table-cell>
          <table:table-cell table:style-name="ce34" table:formula="of:=AVERAGE([.Q42:.Q61])" office:value-type="float" office:value="28.46669765" calcext:value-type="float">
            <text:p>28,47</text:p>
          </table:table-cell>
          <table:table-cell table:style-name="ce34" table:formula="of:=AVERAGE([.R42:.R61])" office:value-type="float" office:value="21.6945221905653" calcext:value-type="float">
            <text:p>21,69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X42:.X61])" office:value-type="float" office:value="27896.61605" calcext:value-type="float">
            <text:p>27896,62</text:p>
          </table:table-cell>
          <table:table-cell table:style-name="ce30" table:formula="of:=AVERAGE([.Y42:.Y61])" office:value-type="float" office:value="2552.45" calcext:value-type="float">
            <text:p>2552,45</text:p>
          </table:table-cell>
          <table:table-cell table:style-name="ce34" table:formula="of:=AVERAGE([.Z42:.Z61])" office:value-type="float" office:value="27.89661605" calcext:value-type="float">
            <text:p>27,90</text:p>
          </table:table-cell>
          <table:table-cell table:style-name="ce34" table:formula="of:=AVERAGE([.AA42:.AA61])" office:value-type="float" office:value="20.392368189024" calcext:value-type="float">
            <text:p>20,39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G42:.AG61])" office:value-type="float" office:value="27894.0168" calcext:value-type="float">
            <text:p>27894,02</text:p>
          </table:table-cell>
          <table:table-cell table:style-name="ce30" table:formula="of:=AVERAGE([.AH42:.AH61])" office:value-type="float" office:value="2570.3" calcext:value-type="float">
            <text:p>2570,3</text:p>
          </table:table-cell>
          <table:table-cell table:style-name="ce34" table:formula="of:=AVERAGE([.AI42:.AI61])" office:value-type="float" office:value="27.8940168" calcext:value-type="float">
            <text:p>27,89</text:p>
          </table:table-cell>
          <table:table-cell table:style-name="ce34" table:formula="of:=AVERAGE([.AJ42:.AJ61])" office:value-type="float" office:value="21.0971619514415" calcext:value-type="float">
            <text:p>21,10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Długość listy tabu</text:p>
          </table:table-cell>
          <table:covered-table-cell table:style-name="ce28"/>
          <table:table-cell table:style-name="ce30" table:formula="of:=[.I7]" office:value-type="float" office:value="15" calcext:value-type="float">
            <text:p>15</text:p>
          </table:table-cell>
          <table:table-cell table:style-name="ce30" table:formula="of:=[.I38]" office:value-type="float" office:value="30" calcext:value-type="float">
            <text:p>30</text:p>
          </table:table-cell>
          <table:table-cell table:style-name="ce30" table:formula="of:=[.R7]" office:value-type="float" office:value="60" calcext:value-type="float">
            <text:p>60</text:p>
          </table:table-cell>
          <table:table-cell table:style-name="ce30" table:formula="of:=[.R38]" office:value-type="float" office:value="120" calcext:value-type="float">
            <text:p>120</text:p>
          </table:table-cell>
          <table:table-cell table:style-name="ce30" table:formula="of:=[.AA7]" office:value-type="float" office:value="150" calcext:value-type="float">
            <text:p>150</text:p>
          </table:table-cell>
          <table:table-cell table:style-name="ce30" table:formula="of:=[.AA38]" office:value-type="float" office:value="180" calcext:value-type="float">
            <text:p>180</text:p>
          </table:table-cell>
          <table:table-cell table:style-name="ce30" table:formula="of:=[.AJ7]" office:value-type="float" office:value="239" calcext:value-type="float">
            <text:p>239</text:p>
          </table:table-cell>
          <table:table-cell table:style-name="ce30" table:formula="of:=[.AJ38]" office:value-type="float" office:value="299" calcext:value-type="float">
            <text:p>299</text:p>
          </table:table-cell>
          <table:table-cell table:style-name="ce30" table:formula="of:=[.AS7]" office:value-type="float" office:value="359" calcext:value-type="float">
            <text:p>359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Długość listy tabu [%]</text:p>
          </table:table-cell>
          <table:covered-table-cell table:style-name="ce29"/>
          <table:table-cell table:style-name="ce40" table:formula="of:=[.I8]" office:value-type="float" office:value="3.68" calcext:value-type="float">
            <text:p>3,68</text:p>
          </table:table-cell>
          <table:table-cell table:style-name="ce40" table:formula="of:=[.I39]" office:value-type="float" office:value="7.35" calcext:value-type="float">
            <text:p>7,35</text:p>
          </table:table-cell>
          <table:table-cell table:style-name="ce40" table:formula="of:=[.R8]" office:value-type="float" office:value="14.71" calcext:value-type="float">
            <text:p>14,71</text:p>
          </table:table-cell>
          <table:table-cell table:style-name="ce40" table:formula="of:=[.R39]" office:value-type="float" office:value="29.41" calcext:value-type="float">
            <text:p>29,41</text:p>
          </table:table-cell>
          <table:table-cell table:style-name="ce40" table:formula="of:=[.AA8]" office:value-type="float" office:value="36.72" calcext:value-type="float">
            <text:p>36,72</text:p>
          </table:table-cell>
          <table:table-cell table:style-name="ce40" table:formula="of:=[.AA39]" office:value-type="float" office:value="44.12" calcext:value-type="float">
            <text:p>44,12</text:p>
          </table:table-cell>
          <table:table-cell table:style-name="ce40" table:formula="of:=[.AJ8]" office:value-type="float" office:value="58.82" calcext:value-type="float">
            <text:p>58,82</text:p>
          </table:table-cell>
          <table:table-cell table:style-name="ce40" table:formula="of:=[.AJ39]" office:value-type="float" office:value="73.53" calcext:value-type="float">
            <text:p>73,53</text:p>
          </table:table-cell>
          <table:table-cell table:style-name="ce40" table:formula="of:=[.AS8]" office:value-type="float" office:value="88.24" calcext:value-type="float">
            <text:p>88,2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Średni błąd [%]</text:p>
          </table:table-cell>
          <table:covered-table-cell table:style-name="ce29"/>
          <table:table-cell table:style-name="ce31" table:formula="of:=[.I31]" office:value-type="float" office:value="20.5214195432129" calcext:value-type="float">
            <text:p>20,52</text:p>
          </table:table-cell>
          <table:table-cell table:style-name="ce31" table:formula="of:=[.I62]" office:value-type="float" office:value="21.8128445452414" calcext:value-type="float">
            <text:p>21,81</text:p>
          </table:table-cell>
          <table:table-cell table:style-name="ce31" table:formula="of:=[.R31]" office:value-type="float" office:value="21.6673576216745" calcext:value-type="float">
            <text:p>21,67</text:p>
          </table:table-cell>
          <table:table-cell table:style-name="ce31" table:formula="of:=[.R62]" office:value-type="float" office:value="21.6945221905653" calcext:value-type="float">
            <text:p>21,69</text:p>
          </table:table-cell>
          <table:table-cell table:style-name="ce31" table:formula="of:=[.AA31]" office:value-type="float" office:value="22.3405767703694" calcext:value-type="float">
            <text:p>22,34</text:p>
          </table:table-cell>
          <table:table-cell table:style-name="ce31" table:formula="of:=[.AA62]" office:value-type="float" office:value="20.392368189024" calcext:value-type="float">
            <text:p>20,39</text:p>
          </table:table-cell>
          <table:table-cell table:style-name="ce31" table:formula="of:=[.AJ31]" office:value-type="float" office:value="23.0558550522533" calcext:value-type="float">
            <text:p>23,06</text:p>
          </table:table-cell>
          <table:table-cell table:style-name="ce31" table:formula="of:=[.AJ62]" office:value-type="float" office:value="21.0971619514415" calcext:value-type="float">
            <text:p>21,10</text:p>
          </table:table-cell>
          <table:table-cell table:style-name="ce31" table:formula="of:=[.AS31]" office:value-type="float" office:value="21.5742520940607" calcext:value-type="float">
            <text:p>21,57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Długość listy tabu</text:p>
          </table:table-cell>
          <table:covered-table-cell table:style-name="ce28"/>
          <table:table-cell table:style-name="ce30" table:formula="of:=[.I65]" office:value-type="float" office:value="180" calcext:value-type="float">
            <text:p>180</text:p>
          </table:table-cell>
          <table:table-cell table:style-name="ce30" table:formula="of:=[.J65]" office:value-type="float" office:value="239" calcext:value-type="float">
            <text:p>239</text:p>
          </table:table-cell>
          <table:table-cell table:style-name="ce30" table:formula="of:=[.K65]" office:value-type="float" office:value="299" calcext:value-type="float">
            <text:p>299</text:p>
          </table:table-cell>
          <table:table-cell table:style-name="ce30" table:formula="of:=[.L65]" office:value-type="float" office:value="359" calcext:value-type="float">
            <text:p>359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Długość listy tabu [%]</text:p>
          </table:table-cell>
          <table:covered-table-cell table:style-name="ce29"/>
          <table:table-cell table:style-name="ce40" table:formula="of:=[.I66]" office:value-type="float" office:value="44.12" calcext:value-type="float">
            <text:p>44,12</text:p>
          </table:table-cell>
          <table:table-cell table:style-name="ce40" table:formula="of:=[.J66]" office:value-type="float" office:value="58.82" calcext:value-type="float">
            <text:p>58,82</text:p>
          </table:table-cell>
          <table:table-cell table:style-name="ce40" table:formula="of:=[.K66]" office:value-type="float" office:value="73.53" calcext:value-type="float">
            <text:p>73,53</text:p>
          </table:table-cell>
          <table:table-cell table:style-name="ce40" table:formula="of:=[.L66]" office:value-type="float" office:value="88.24" calcext:value-type="float">
            <text:p>88,24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Średni błąd [%]</text:p>
          </table:table-cell>
          <table:covered-table-cell table:style-name="ce29"/>
          <table:table-cell table:style-name="ce31" table:formula="of:=[.I67]" office:value-type="float" office:value="20.392368189024" calcext:value-type="float">
            <text:p>20,39</text:p>
          </table:table-cell>
          <table:table-cell table:style-name="ce31" table:formula="of:=[.J67]" office:value-type="float" office:value="23.0558550522533" calcext:value-type="float">
            <text:p>23,06</text:p>
          </table:table-cell>
          <table:table-cell table:style-name="ce31" table:formula="of:=[.K67]" office:value-type="float" office:value="21.0971619514415" calcext:value-type="float">
            <text:p>21,10</text:p>
          </table:table-cell>
          <table:table-cell table:style-name="ce31" table:formula="of:=[.L67]" office:value-type="float" office:value="21.5742520940607" calcext:value-type="float">
            <text:p>21,57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</table:table>
      <table:table table:name="tabu(dlugosc tabu) 17" table:style-name="ta1">
        <table:shapes>
          <draw:frame draw:z-index="0" draw:style-name="gr1" draw:text-style-name="P1" svg:width="159.98mm" svg:height="90.03mm" svg:x="22.49mm" svg:y="339.79mm">
            <loext:p draw:notify-on-update-of-ranges="'tabu(dlugosc tabu) 17'.D65:'tabu(dlugosc tabu) 17'.L65 'tabu(dlugosc tabu) 17'.D66:'tabu(dlugosc tabu) 17'.L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ce17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ce17"/>
        <table:table-column table:style-name="co1" table:number-columns-repeated="10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ce17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ce17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 table:number-columns-repeated="4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" calcext:value-type="float">
            <text:p>5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" calcext:value-type="float">
            <text:p>5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60" calcext:value-type="float">
            <text:p>6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table:formula="of:=[.I7]/([.I5]*16/2)*100" office:value-type="float" office:value="3.67647058823529" calcext:value-type="float">
            <text:p>3,68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table:formula="of:=[.R7]/([.R5]*16/2)*100" office:value-type="float" office:value="14.7058823529412" calcext:value-type="float">
            <text:p>14,71</text:p>
          </table:table-cell>
          <table:table-cell table:number-columns-repeated="4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table:formula="of:=[.AA7]/([.AA5]*16/2)*100" office:value-type="float" office:value="36.7647058823529" calcext:value-type="float">
            <text:p>36,76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table:formula="of:=[.AJ7]/([.AJ5]*16/2)*100" office:value-type="float" office:value="44.1176470588235" calcext:value-type="float">
            <text:p>44,12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table:formula="of:=[.AS7]/([.AS5]*16/2)*100" office:value-type="float" office:value="73.5294117647059" calcext:value-type="float">
            <text:p>73,53</text:p>
          </table:table-cell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756.024" calcext:value-type="float">
            <text:p>5756,024</text:p>
          </table:table-cell>
          <table:table-cell office:value-type="float" office:value="45" calcext:value-type="float">
            <text:p>45</text:p>
          </table:table-cell>
          <table:table-cell table:style-name="ce20" table:formula="of:=[.B11]" office:value-type="float" office:value="1" calcext:value-type="float">
            <text:p>1</text:p>
          </table:table-cell>
          <table:table-cell table:formula="of:=[.C11]" office:value-type="float" office:value="5756.024" calcext:value-type="float">
            <text:p>5756,02</text:p>
          </table:table-cell>
          <table:table-cell table:formula="of:=[.D11]" office:value-type="float" office:value="45" calcext:value-type="float">
            <text:p>45</text:p>
          </table:table-cell>
          <table:table-cell table:formula="of:=[.F11]/1000" office:value-type="float" office:value="5.756024" calcext:value-type="float">
            <text:p>5,76</text:p>
          </table:table-cell>
          <table:table-cell table:formula="of:=ABS([.D11]-[.$I$9])/[.D11]*100" office:value-type="float" office:value="13.3333333333333" calcext:value-type="float">
            <text:p>13,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69.634" calcext:value-type="float">
            <text:p>5769,634</text:p>
          </table:table-cell>
          <table:table-cell office:value-type="float" office:value="41" calcext:value-type="float">
            <text:p>41</text:p>
          </table:table-cell>
          <table:table-cell table:style-name="ce20" table:formula="of:=[.K11]" office:value-type="float" office:value="1" calcext:value-type="float">
            <text:p>1</text:p>
          </table:table-cell>
          <table:table-cell table:formula="of:=[.L11]" office:value-type="float" office:value="5769.634" calcext:value-type="float">
            <text:p>5769,63</text:p>
          </table:table-cell>
          <table:table-cell table:formula="of:=[.M11]" office:value-type="float" office:value="41" calcext:value-type="float">
            <text:p>41</text:p>
          </table:table-cell>
          <table:table-cell table:formula="of:=[.O11]/1000" office:value-type="float" office:value="5.769634" calcext:value-type="float">
            <text:p>5,77</text:p>
          </table:table-cell>
          <table:table-cell table:formula="of:=ABS([.M11]-[.$I$9])/[.M11]*100" office:value-type="float" office:value="4.87804878048781" calcext:value-type="float">
            <text:p>4,88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5846.543" calcext:value-type="float">
            <text:p>5846,543</text:p>
          </table:table-cell>
          <table:table-cell table:style-name="ce32" office:value-type="float" office:value="39" calcext:value-type="float">
            <text:p>39</text:p>
          </table:table-cell>
          <table:table-cell table:formula="of:=[.T11]" office:value-type="float" office:value="1" calcext:value-type="float">
            <text:p>1</text:p>
          </table:table-cell>
          <table:table-cell table:style-name="ce22" table:formula="of:=[.U11]" office:value-type="float" office:value="5846.543" calcext:value-type="float">
            <text:p>5846,54</text:p>
          </table:table-cell>
          <table:table-cell table:formula="of:=[.V11]" office:value-type="float" office:value="39" calcext:value-type="float">
            <text:p>39</text:p>
          </table:table-cell>
          <table:table-cell table:style-name="ce22" table:formula="of:=[.X11]/1000" office:value-type="float" office:value="5.846543" calcext:value-type="float">
            <text:p>5,85</text:p>
          </table:table-cell>
          <table:table-cell table:style-name="ce17" table:formula="of:=ABS([.V11]-[.$I$9])/[.V11]*100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15.743" calcext:value-type="float">
            <text:p>5715,743</text:p>
          </table:table-cell>
          <table:table-cell office:value-type="float" office:value="40" calcext:value-type="float">
            <text:p>40</text:p>
          </table:table-cell>
          <table:table-cell table:formula="of:=[.AC11]" office:value-type="float" office:value="1" calcext:value-type="float">
            <text:p>1</text:p>
          </table:table-cell>
          <table:table-cell table:formula="of:=[.AD11]" office:value-type="float" office:value="5715.743" calcext:value-type="float">
            <text:p>5715,74</text:p>
          </table:table-cell>
          <table:table-cell table:formula="of:=[.AE11]" office:value-type="float" office:value="40" calcext:value-type="float">
            <text:p>40</text:p>
          </table:table-cell>
          <table:table-cell table:formula="of:=[.AG11]/1000" office:value-type="float" office:value="5.715743" calcext:value-type="float">
            <text:p>5,72</text:p>
          </table:table-cell>
          <table:table-cell table:formula="of:=ABS([.AE11]-[.$I$9])/[.AE11]*100" office:value-type="float" office:value="2.5" calcext:value-type="float">
            <text:p>2,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12.213" calcext:value-type="float">
            <text:p>5812,213</text:p>
          </table:table-cell>
          <table:table-cell office:value-type="float" office:value="46" calcext:value-type="float">
            <text:p>46</text:p>
          </table:table-cell>
          <table:table-cell table:formula="of:=[.AL11]" office:value-type="float" office:value="1" calcext:value-type="float">
            <text:p>1</text:p>
          </table:table-cell>
          <table:table-cell table:formula="of:=[.AM11]" office:value-type="float" office:value="5812.213" calcext:value-type="float">
            <text:p>5812,21</text:p>
          </table:table-cell>
          <table:table-cell table:formula="of:=[.AN11]" office:value-type="float" office:value="46" calcext:value-type="float">
            <text:p>46</text:p>
          </table:table-cell>
          <table:table-cell table:formula="of:=[.AP11]/1000" office:value-type="float" office:value="5.812213" calcext:value-type="float">
            <text:p>5,81</text:p>
          </table:table-cell>
          <table:table-cell table:formula="of:=ABS([.AN11]-[.$I$9])/[.AN11]*100" office:value-type="float" office:value="15.2173913043478" calcext:value-type="float">
            <text:p>15,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713.671" calcext:value-type="float">
            <text:p>5713,671</text:p>
          </table:table-cell>
          <table:table-cell office:value-type="float" office:value="42" calcext:value-type="float">
            <text:p>42</text:p>
          </table:table-cell>
          <table:table-cell table:style-name="ce20" table:formula="of:=[.B12]" office:value-type="float" office:value="2" calcext:value-type="float">
            <text:p>2</text:p>
          </table:table-cell>
          <table:table-cell table:formula="of:=[.C12]" office:value-type="float" office:value="5713.671" calcext:value-type="float">
            <text:p>5713,67</text:p>
          </table:table-cell>
          <table:table-cell table:formula="of:=[.D12]" office:value-type="float" office:value="42" calcext:value-type="float">
            <text:p>42</text:p>
          </table:table-cell>
          <table:table-cell table:formula="of:=[.F12]/1000" office:value-type="float" office:value="5.713671" calcext:value-type="float">
            <text:p>5,71</text:p>
          </table:table-cell>
          <table:table-cell table:formula="of:=ABS([.D12]-[.$I$9])/[.D12]*100" office:value-type="float" office:value="7.14285714285714" calcext:value-type="float">
            <text:p>7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48.271" calcext:value-type="float">
            <text:p>5848,271</text:p>
          </table:table-cell>
          <table:table-cell office:value-type="float" office:value="44" calcext:value-type="float">
            <text:p>44</text:p>
          </table:table-cell>
          <table:table-cell table:style-name="ce20" table:formula="of:=[.K12]" office:value-type="float" office:value="2" calcext:value-type="float">
            <text:p>2</text:p>
          </table:table-cell>
          <table:table-cell table:formula="of:=[.L12]" office:value-type="float" office:value="5848.271" calcext:value-type="float">
            <text:p>5848,27</text:p>
          </table:table-cell>
          <table:table-cell table:formula="of:=[.M12]" office:value-type="float" office:value="44" calcext:value-type="float">
            <text:p>44</text:p>
          </table:table-cell>
          <table:table-cell table:formula="of:=[.O12]/1000" office:value-type="float" office:value="5.848271" calcext:value-type="float">
            <text:p>5,85</text:p>
          </table:table-cell>
          <table:table-cell table:formula="of:=ABS([.M12]-[.$I$9])/[.M12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float" office:value="5960.466" calcext:value-type="float">
            <text:p>5960,466</text:p>
          </table:table-cell>
          <table:table-cell table:style-name="ce32" office:value-type="float" office:value="42" calcext:value-type="float">
            <text:p>42</text:p>
          </table:table-cell>
          <table:table-cell table:formula="of:=[.T12]" office:value-type="float" office:value="2" calcext:value-type="float">
            <text:p>2</text:p>
          </table:table-cell>
          <table:table-cell table:style-name="ce22" table:formula="of:=[.U12]" office:value-type="float" office:value="5960.466" calcext:value-type="float">
            <text:p>5960,47</text:p>
          </table:table-cell>
          <table:table-cell table:formula="of:=[.V12]" office:value-type="float" office:value="42" calcext:value-type="float">
            <text:p>42</text:p>
          </table:table-cell>
          <table:table-cell table:style-name="ce22" table:formula="of:=[.X12]/1000" office:value-type="float" office:value="5.960466" calcext:value-type="float">
            <text:p>5,96</text:p>
          </table:table-cell>
          <table:table-cell table:style-name="ce17" table:formula="of:=ABS([.V12]-[.$I$9])/[.V12]*100" office:value-type="float" office:value="7.14285714285714" calcext:value-type="float">
            <text:p>7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16.203" calcext:value-type="float">
            <text:p>5716,203</text:p>
          </table:table-cell>
          <table:table-cell office:value-type="float" office:value="42" calcext:value-type="float">
            <text:p>42</text:p>
          </table:table-cell>
          <table:table-cell table:formula="of:=[.AC12]" office:value-type="float" office:value="2" calcext:value-type="float">
            <text:p>2</text:p>
          </table:table-cell>
          <table:table-cell table:formula="of:=[.AD12]" office:value-type="float" office:value="5716.203" calcext:value-type="float">
            <text:p>5716,20</text:p>
          </table:table-cell>
          <table:table-cell table:formula="of:=[.AE12]" office:value-type="float" office:value="42" calcext:value-type="float">
            <text:p>42</text:p>
          </table:table-cell>
          <table:table-cell table:formula="of:=[.AG12]/1000" office:value-type="float" office:value="5.716203" calcext:value-type="float">
            <text:p>5,72</text:p>
          </table:table-cell>
          <table:table-cell table:formula="of:=ABS([.AE12]-[.$I$9])/[.AE12]*100" office:value-type="float" office:value="7.14285714285714" calcext:value-type="float">
            <text:p>7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88.686" calcext:value-type="float">
            <text:p>5888,686</text:p>
          </table:table-cell>
          <table:table-cell office:value-type="float" office:value="46" calcext:value-type="float">
            <text:p>46</text:p>
          </table:table-cell>
          <table:table-cell table:formula="of:=[.AL12]" office:value-type="float" office:value="2" calcext:value-type="float">
            <text:p>2</text:p>
          </table:table-cell>
          <table:table-cell table:formula="of:=[.AM12]" office:value-type="float" office:value="5888.686" calcext:value-type="float">
            <text:p>5888,69</text:p>
          </table:table-cell>
          <table:table-cell table:formula="of:=[.AN12]" office:value-type="float" office:value="46" calcext:value-type="float">
            <text:p>46</text:p>
          </table:table-cell>
          <table:table-cell table:formula="of:=[.AP12]/1000" office:value-type="float" office:value="5.888686" calcext:value-type="float">
            <text:p>5,89</text:p>
          </table:table-cell>
          <table:table-cell table:formula="of:=ABS([.AN12]-[.$I$9])/[.AN12]*100" office:value-type="float" office:value="15.2173913043478" calcext:value-type="float">
            <text:p>15,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719.416" calcext:value-type="float">
            <text:p>5719,416</text:p>
          </table:table-cell>
          <table:table-cell office:value-type="float" office:value="39" calcext:value-type="float">
            <text:p>39</text:p>
          </table:table-cell>
          <table:table-cell table:style-name="ce20" table:formula="of:=[.B13]" office:value-type="float" office:value="3" calcext:value-type="float">
            <text:p>3</text:p>
          </table:table-cell>
          <table:table-cell table:formula="of:=[.C13]" office:value-type="float" office:value="5719.416" calcext:value-type="float">
            <text:p>5719,42</text:p>
          </table:table-cell>
          <table:table-cell table:formula="of:=[.D13]" office:value-type="float" office:value="39" calcext:value-type="float">
            <text:p>39</text:p>
          </table:table-cell>
          <table:table-cell table:formula="of:=[.F13]/1000" office:value-type="float" office:value="5.719416" calcext:value-type="float">
            <text:p>5,72</text:p>
          </table:table-cell>
          <table:table-cell table:formula="of:=ABS([.D13]-[.$I$9])/[.D13]*100" office:value-type="float" office:value="0" calcext:value-type="float">
            <text:p>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59.173" calcext:value-type="float">
            <text:p>5759,173</text:p>
          </table:table-cell>
          <table:table-cell office:value-type="float" office:value="40" calcext:value-type="float">
            <text:p>40</text:p>
          </table:table-cell>
          <table:table-cell table:style-name="ce20" table:formula="of:=[.K13]" office:value-type="float" office:value="3" calcext:value-type="float">
            <text:p>3</text:p>
          </table:table-cell>
          <table:table-cell table:formula="of:=[.L13]" office:value-type="float" office:value="5759.173" calcext:value-type="float">
            <text:p>5759,17</text:p>
          </table:table-cell>
          <table:table-cell table:formula="of:=[.M13]" office:value-type="float" office:value="40" calcext:value-type="float">
            <text:p>40</text:p>
          </table:table-cell>
          <table:table-cell table:formula="of:=[.O13]/1000" office:value-type="float" office:value="5.759173" calcext:value-type="float">
            <text:p>5,76</text:p>
          </table:table-cell>
          <table:table-cell table:formula="of:=ABS([.M13]-[.$I$9])/[.M13]*100" office:value-type="float" office:value="2.5" calcext:value-type="float">
            <text:p>2,50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office:value-type="float" office:value="5995.651" calcext:value-type="float">
            <text:p>5995,651</text:p>
          </table:table-cell>
          <table:table-cell table:style-name="ce32" office:value-type="float" office:value="42" calcext:value-type="float">
            <text:p>42</text:p>
          </table:table-cell>
          <table:table-cell table:formula="of:=[.T13]" office:value-type="float" office:value="3" calcext:value-type="float">
            <text:p>3</text:p>
          </table:table-cell>
          <table:table-cell table:style-name="ce22" table:formula="of:=[.U13]" office:value-type="float" office:value="5995.651" calcext:value-type="float">
            <text:p>5995,65</text:p>
          </table:table-cell>
          <table:table-cell table:formula="of:=[.V13]" office:value-type="float" office:value="42" calcext:value-type="float">
            <text:p>42</text:p>
          </table:table-cell>
          <table:table-cell table:style-name="ce22" table:formula="of:=[.X13]/1000" office:value-type="float" office:value="5.995651" calcext:value-type="float">
            <text:p>6,00</text:p>
          </table:table-cell>
          <table:table-cell table:style-name="ce17" table:formula="of:=ABS([.V13]-[.$I$9])/[.V13]*100" office:value-type="float" office:value="7.14285714285714" calcext:value-type="float">
            <text:p>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71.919" calcext:value-type="float">
            <text:p>5871,919</text:p>
          </table:table-cell>
          <table:table-cell office:value-type="float" office:value="42" calcext:value-type="float">
            <text:p>42</text:p>
          </table:table-cell>
          <table:table-cell table:formula="of:=[.AC13]" office:value-type="float" office:value="3" calcext:value-type="float">
            <text:p>3</text:p>
          </table:table-cell>
          <table:table-cell table:formula="of:=[.AD13]" office:value-type="float" office:value="5871.919" calcext:value-type="float">
            <text:p>5871,92</text:p>
          </table:table-cell>
          <table:table-cell table:formula="of:=[.AE13]" office:value-type="float" office:value="42" calcext:value-type="float">
            <text:p>42</text:p>
          </table:table-cell>
          <table:table-cell table:formula="of:=[.AG13]/1000" office:value-type="float" office:value="5.871919" calcext:value-type="float">
            <text:p>5,87</text:p>
          </table:table-cell>
          <table:table-cell table:formula="of:=ABS([.AE13]-[.$I$9])/[.AE13]*100" office:value-type="float" office:value="7.14285714285714" calcext:value-type="float">
            <text:p>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55.375" calcext:value-type="float">
            <text:p>5855,375</text:p>
          </table:table-cell>
          <table:table-cell office:value-type="float" office:value="44" calcext:value-type="float">
            <text:p>44</text:p>
          </table:table-cell>
          <table:table-cell table:formula="of:=[.AL13]" office:value-type="float" office:value="3" calcext:value-type="float">
            <text:p>3</text:p>
          </table:table-cell>
          <table:table-cell table:formula="of:=[.AM13]" office:value-type="float" office:value="5855.375" calcext:value-type="float">
            <text:p>5855,38</text:p>
          </table:table-cell>
          <table:table-cell table:formula="of:=[.AN13]" office:value-type="float" office:value="44" calcext:value-type="float">
            <text:p>44</text:p>
          </table:table-cell>
          <table:table-cell table:formula="of:=[.AP13]/1000" office:value-type="float" office:value="5.855375" calcext:value-type="float">
            <text:p>5,86</text:p>
          </table:table-cell>
          <table:table-cell table:formula="of:=ABS([.AN13]-[.$I$9])/[.AN13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752.588" calcext:value-type="float">
            <text:p>5752,588</text:p>
          </table:table-cell>
          <table:table-cell office:value-type="float" office:value="44" calcext:value-type="float">
            <text:p>44</text:p>
          </table:table-cell>
          <table:table-cell table:style-name="ce20" table:formula="of:=[.B14]" office:value-type="float" office:value="4" calcext:value-type="float">
            <text:p>4</text:p>
          </table:table-cell>
          <table:table-cell table:formula="of:=[.C14]" office:value-type="float" office:value="5752.588" calcext:value-type="float">
            <text:p>5752,59</text:p>
          </table:table-cell>
          <table:table-cell table:formula="of:=[.D14]" office:value-type="float" office:value="44" calcext:value-type="float">
            <text:p>44</text:p>
          </table:table-cell>
          <table:table-cell table:formula="of:=[.F14]/1000" office:value-type="float" office:value="5.752588" calcext:value-type="float">
            <text:p>5,75</text:p>
          </table:table-cell>
          <table:table-cell table:formula="of:=ABS([.D14]-[.$I$9])/[.D14]*100" office:value-type="float" office:value="11.3636363636364" calcext:value-type="float">
            <text:p>11,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71.171" calcext:value-type="float">
            <text:p>5871,171</text:p>
          </table:table-cell>
          <table:table-cell office:value-type="float" office:value="42" calcext:value-type="float">
            <text:p>42</text:p>
          </table:table-cell>
          <table:table-cell table:style-name="ce20" table:formula="of:=[.K14]" office:value-type="float" office:value="4" calcext:value-type="float">
            <text:p>4</text:p>
          </table:table-cell>
          <table:table-cell table:formula="of:=[.L14]" office:value-type="float" office:value="5871.171" calcext:value-type="float">
            <text:p>5871,17</text:p>
          </table:table-cell>
          <table:table-cell table:formula="of:=[.M14]" office:value-type="float" office:value="42" calcext:value-type="float">
            <text:p>42</text:p>
          </table:table-cell>
          <table:table-cell table:formula="of:=[.O14]/1000" office:value-type="float" office:value="5.871171" calcext:value-type="float">
            <text:p>5,87</text:p>
          </table:table-cell>
          <table:table-cell table:formula="of:=ABS([.M14]-[.$I$9])/[.M14]*100" office:value-type="float" office:value="7.14285714285714" calcext:value-type="float">
            <text:p>7,14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office:value-type="float" office:value="5906.466" calcext:value-type="float">
            <text:p>5906,466</text:p>
          </table:table-cell>
          <table:table-cell table:style-name="ce32" office:value-type="float" office:value="41" calcext:value-type="float">
            <text:p>41</text:p>
          </table:table-cell>
          <table:table-cell table:formula="of:=[.T14]" office:value-type="float" office:value="4" calcext:value-type="float">
            <text:p>4</text:p>
          </table:table-cell>
          <table:table-cell table:style-name="ce22" table:formula="of:=[.U14]" office:value-type="float" office:value="5906.466" calcext:value-type="float">
            <text:p>5906,47</text:p>
          </table:table-cell>
          <table:table-cell table:formula="of:=[.V14]" office:value-type="float" office:value="41" calcext:value-type="float">
            <text:p>41</text:p>
          </table:table-cell>
          <table:table-cell table:style-name="ce22" table:formula="of:=[.X14]/1000" office:value-type="float" office:value="5.906466" calcext:value-type="float">
            <text:p>5,91</text:p>
          </table:table-cell>
          <table:table-cell table:style-name="ce17" table:formula="of:=ABS([.V14]-[.$I$9])/[.V14]*100" office:value-type="float" office:value="4.87804878048781" calcext:value-type="float">
            <text:p>4,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11.422" calcext:value-type="float">
            <text:p>5711,422</text:p>
          </table:table-cell>
          <table:table-cell office:value-type="float" office:value="40" calcext:value-type="float">
            <text:p>40</text:p>
          </table:table-cell>
          <table:table-cell table:formula="of:=[.AC14]" office:value-type="float" office:value="4" calcext:value-type="float">
            <text:p>4</text:p>
          </table:table-cell>
          <table:table-cell table:formula="of:=[.AD14]" office:value-type="float" office:value="5711.422" calcext:value-type="float">
            <text:p>5711,42</text:p>
          </table:table-cell>
          <table:table-cell table:formula="of:=[.AE14]" office:value-type="float" office:value="40" calcext:value-type="float">
            <text:p>40</text:p>
          </table:table-cell>
          <table:table-cell table:formula="of:=[.AG14]/1000" office:value-type="float" office:value="5.711422" calcext:value-type="float">
            <text:p>5,71</text:p>
          </table:table-cell>
          <table:table-cell table:formula="of:=ABS([.AE14]-[.$I$9])/[.AE14]*100" office:value-type="float" office:value="2.5" calcext:value-type="float">
            <text:p>2,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86.763" calcext:value-type="float">
            <text:p>5886,763</text:p>
          </table:table-cell>
          <table:table-cell office:value-type="float" office:value="44" calcext:value-type="float">
            <text:p>44</text:p>
          </table:table-cell>
          <table:table-cell table:formula="of:=[.AL14]" office:value-type="float" office:value="4" calcext:value-type="float">
            <text:p>4</text:p>
          </table:table-cell>
          <table:table-cell table:formula="of:=[.AM14]" office:value-type="float" office:value="5886.763" calcext:value-type="float">
            <text:p>5886,76</text:p>
          </table:table-cell>
          <table:table-cell table:formula="of:=[.AN14]" office:value-type="float" office:value="44" calcext:value-type="float">
            <text:p>44</text:p>
          </table:table-cell>
          <table:table-cell table:formula="of:=[.AP14]/1000" office:value-type="float" office:value="5.886763" calcext:value-type="float">
            <text:p>5,89</text:p>
          </table:table-cell>
          <table:table-cell table:formula="of:=ABS([.AN14]-[.$I$9])/[.AN14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14.63" calcext:value-type="float">
            <text:p>5714,63</text:p>
          </table:table-cell>
          <table:table-cell office:value-type="float" office:value="40" calcext:value-type="float">
            <text:p>40</text:p>
          </table:table-cell>
          <table:table-cell table:style-name="ce20" table:formula="of:=[.B15]" office:value-type="float" office:value="5" calcext:value-type="float">
            <text:p>5</text:p>
          </table:table-cell>
          <table:table-cell table:formula="of:=[.C15]" office:value-type="float" office:value="5714.63" calcext:value-type="float">
            <text:p>5714,63</text:p>
          </table:table-cell>
          <table:table-cell table:formula="of:=[.D15]" office:value-type="float" office:value="40" calcext:value-type="float">
            <text:p>40</text:p>
          </table:table-cell>
          <table:table-cell table:formula="of:=[.F15]/1000" office:value-type="float" office:value="5.71463" calcext:value-type="float">
            <text:p>5,71</text:p>
          </table:table-cell>
          <table:table-cell table:formula="of:=ABS([.D15]-[.$I$9])/[.D15]*100" office:value-type="float" office:value="2.5" calcext:value-type="float">
            <text:p>2,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13.591" calcext:value-type="float">
            <text:p>5913,591</text:p>
          </table:table-cell>
          <table:table-cell office:value-type="float" office:value="42" calcext:value-type="float">
            <text:p>42</text:p>
          </table:table-cell>
          <table:table-cell table:style-name="ce20" table:formula="of:=[.K15]" office:value-type="float" office:value="5" calcext:value-type="float">
            <text:p>5</text:p>
          </table:table-cell>
          <table:table-cell table:formula="of:=[.L15]" office:value-type="float" office:value="5913.591" calcext:value-type="float">
            <text:p>5913,59</text:p>
          </table:table-cell>
          <table:table-cell table:formula="of:=[.M15]" office:value-type="float" office:value="42" calcext:value-type="float">
            <text:p>42</text:p>
          </table:table-cell>
          <table:table-cell table:formula="of:=[.O15]/1000" office:value-type="float" office:value="5.913591" calcext:value-type="float">
            <text:p>5,91</text:p>
          </table:table-cell>
          <table:table-cell table:formula="of:=ABS([.M15]-[.$I$9])/[.M15]*100" office:value-type="float" office:value="7.14285714285714" calcext:value-type="float">
            <text:p>7,14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office:value-type="float" office:value="5895.867" calcext:value-type="float">
            <text:p>5895,867</text:p>
          </table:table-cell>
          <table:table-cell table:style-name="ce32" office:value-type="float" office:value="39" calcext:value-type="float">
            <text:p>39</text:p>
          </table:table-cell>
          <table:table-cell table:formula="of:=[.T15]" office:value-type="float" office:value="5" calcext:value-type="float">
            <text:p>5</text:p>
          </table:table-cell>
          <table:table-cell table:style-name="ce22" table:formula="of:=[.U15]" office:value-type="float" office:value="5895.867" calcext:value-type="float">
            <text:p>5895,87</text:p>
          </table:table-cell>
          <table:table-cell table:formula="of:=[.V15]" office:value-type="float" office:value="39" calcext:value-type="float">
            <text:p>39</text:p>
          </table:table-cell>
          <table:table-cell table:style-name="ce22" table:formula="of:=[.X15]/1000" office:value-type="float" office:value="5.895867" calcext:value-type="float">
            <text:p>5,90</text:p>
          </table:table-cell>
          <table:table-cell table:style-name="ce17" table:formula="of:=ABS([.V15]-[.$I$9])/[.V15]*100" office:value-type="float" office:value="0" calcext:value-type="float">
            <text:p>0,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98.752" calcext:value-type="float">
            <text:p>5698,752</text:p>
          </table:table-cell>
          <table:table-cell office:value-type="float" office:value="42" calcext:value-type="float">
            <text:p>42</text:p>
          </table:table-cell>
          <table:table-cell table:formula="of:=[.AC15]" office:value-type="float" office:value="5" calcext:value-type="float">
            <text:p>5</text:p>
          </table:table-cell>
          <table:table-cell table:formula="of:=[.AD15]" office:value-type="float" office:value="5698.752" calcext:value-type="float">
            <text:p>5698,75</text:p>
          </table:table-cell>
          <table:table-cell table:formula="of:=[.AE15]" office:value-type="float" office:value="42" calcext:value-type="float">
            <text:p>42</text:p>
          </table:table-cell>
          <table:table-cell table:formula="of:=[.AG15]/1000" office:value-type="float" office:value="5.698752" calcext:value-type="float">
            <text:p>5,70</text:p>
          </table:table-cell>
          <table:table-cell table:formula="of:=ABS([.AE15]-[.$I$9])/[.AE15]*100" office:value-type="float" office:value="7.14285714285714" calcext:value-type="float">
            <text:p>7,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04.998" calcext:value-type="float">
            <text:p>5804,998</text:p>
          </table:table-cell>
          <table:table-cell office:value-type="float" office:value="41" calcext:value-type="float">
            <text:p>41</text:p>
          </table:table-cell>
          <table:table-cell table:formula="of:=[.AL15]" office:value-type="float" office:value="5" calcext:value-type="float">
            <text:p>5</text:p>
          </table:table-cell>
          <table:table-cell table:formula="of:=[.AM15]" office:value-type="float" office:value="5804.998" calcext:value-type="float">
            <text:p>5805,00</text:p>
          </table:table-cell>
          <table:table-cell table:formula="of:=[.AN15]" office:value-type="float" office:value="41" calcext:value-type="float">
            <text:p>41</text:p>
          </table:table-cell>
          <table:table-cell table:formula="of:=[.AP15]/1000" office:value-type="float" office:value="5.804998" calcext:value-type="float">
            <text:p>5,80</text:p>
          </table:table-cell>
          <table:table-cell table:formula="of:=ABS([.AN15]-[.$I$9])/[.AN15]*100" office:value-type="float" office:value="4.87804878048781" calcext:value-type="float">
            <text:p>4,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13.781" calcext:value-type="float">
            <text:p>5713,781</text:p>
          </table:table-cell>
          <table:table-cell office:value-type="float" office:value="46" calcext:value-type="float">
            <text:p>46</text:p>
          </table:table-cell>
          <table:table-cell table:style-name="ce20" table:formula="of:=[.B16]" office:value-type="float" office:value="6" calcext:value-type="float">
            <text:p>6</text:p>
          </table:table-cell>
          <table:table-cell table:formula="of:=[.C16]" office:value-type="float" office:value="5713.781" calcext:value-type="float">
            <text:p>5713,78</text:p>
          </table:table-cell>
          <table:table-cell table:formula="of:=[.D16]" office:value-type="float" office:value="46" calcext:value-type="float">
            <text:p>46</text:p>
          </table:table-cell>
          <table:table-cell table:formula="of:=[.F16]/1000" office:value-type="float" office:value="5.713781" calcext:value-type="float">
            <text:p>5,71</text:p>
          </table:table-cell>
          <table:table-cell table:formula="of:=ABS([.D16]-[.$I$9])/[.D16]*100" office:value-type="float" office:value="15.2173913043478" calcext:value-type="float">
            <text:p>15,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33.781" calcext:value-type="float">
            <text:p>5833,781</text:p>
          </table:table-cell>
          <table:table-cell office:value-type="float" office:value="44" calcext:value-type="float">
            <text:p>44</text:p>
          </table:table-cell>
          <table:table-cell table:style-name="ce20" table:formula="of:=[.K16]" office:value-type="float" office:value="6" calcext:value-type="float">
            <text:p>6</text:p>
          </table:table-cell>
          <table:table-cell table:formula="of:=[.L16]" office:value-type="float" office:value="5833.781" calcext:value-type="float">
            <text:p>5833,78</text:p>
          </table:table-cell>
          <table:table-cell table:formula="of:=[.M16]" office:value-type="float" office:value="44" calcext:value-type="float">
            <text:p>44</text:p>
          </table:table-cell>
          <table:table-cell table:formula="of:=[.O16]/1000" office:value-type="float" office:value="5.833781" calcext:value-type="float">
            <text:p>5,83</text:p>
          </table:table-cell>
          <table:table-cell table:formula="of:=ABS([.M16]-[.$I$9])/[.M16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float" office:value="5847.803" calcext:value-type="float">
            <text:p>5847,803</text:p>
          </table:table-cell>
          <table:table-cell table:style-name="ce32" office:value-type="float" office:value="42" calcext:value-type="float">
            <text:p>42</text:p>
          </table:table-cell>
          <table:table-cell table:formula="of:=[.T16]" office:value-type="float" office:value="6" calcext:value-type="float">
            <text:p>6</text:p>
          </table:table-cell>
          <table:table-cell table:style-name="ce22" table:formula="of:=[.U16]" office:value-type="float" office:value="5847.803" calcext:value-type="float">
            <text:p>5847,80</text:p>
          </table:table-cell>
          <table:table-cell table:formula="of:=[.V16]" office:value-type="float" office:value="42" calcext:value-type="float">
            <text:p>42</text:p>
          </table:table-cell>
          <table:table-cell table:style-name="ce22" table:formula="of:=[.X16]/1000" office:value-type="float" office:value="5.847803" calcext:value-type="float">
            <text:p>5,85</text:p>
          </table:table-cell>
          <table:table-cell table:style-name="ce17" table:formula="of:=ABS([.V16]-[.$I$9])/[.V16]*100" office:value-type="float" office:value="7.14285714285714" calcext:value-type="float">
            <text:p>7,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13.525" calcext:value-type="float">
            <text:p>5713,525</text:p>
          </table:table-cell>
          <table:table-cell office:value-type="float" office:value="41" calcext:value-type="float">
            <text:p>41</text:p>
          </table:table-cell>
          <table:table-cell table:formula="of:=[.AC16]" office:value-type="float" office:value="6" calcext:value-type="float">
            <text:p>6</text:p>
          </table:table-cell>
          <table:table-cell table:formula="of:=[.AD16]" office:value-type="float" office:value="5713.525" calcext:value-type="float">
            <text:p>5713,53</text:p>
          </table:table-cell>
          <table:table-cell table:formula="of:=[.AE16]" office:value-type="float" office:value="41" calcext:value-type="float">
            <text:p>41</text:p>
          </table:table-cell>
          <table:table-cell table:formula="of:=[.AG16]/1000" office:value-type="float" office:value="5.713525" calcext:value-type="float">
            <text:p>5,71</text:p>
          </table:table-cell>
          <table:table-cell table:formula="of:=ABS([.AE16]-[.$I$9])/[.AE16]*100" office:value-type="float" office:value="4.87804878048781" calcext:value-type="float">
            <text:p>4,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38.709" calcext:value-type="float">
            <text:p>5738,709</text:p>
          </table:table-cell>
          <table:table-cell office:value-type="float" office:value="41" calcext:value-type="float">
            <text:p>41</text:p>
          </table:table-cell>
          <table:table-cell table:formula="of:=[.AL16]" office:value-type="float" office:value="6" calcext:value-type="float">
            <text:p>6</text:p>
          </table:table-cell>
          <table:table-cell table:formula="of:=[.AM16]" office:value-type="float" office:value="5738.709" calcext:value-type="float">
            <text:p>5738,71</text:p>
          </table:table-cell>
          <table:table-cell table:formula="of:=[.AN16]" office:value-type="float" office:value="41" calcext:value-type="float">
            <text:p>41</text:p>
          </table:table-cell>
          <table:table-cell table:formula="of:=[.AP16]/1000" office:value-type="float" office:value="5.738709" calcext:value-type="float">
            <text:p>5,74</text:p>
          </table:table-cell>
          <table:table-cell table:formula="of:=ABS([.AN16]-[.$I$9])/[.AN16]*100" office:value-type="float" office:value="4.87804878048781" calcext:value-type="float">
            <text:p>4,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93.145" calcext:value-type="float">
            <text:p>5893,145</text:p>
          </table:table-cell>
          <table:table-cell office:value-type="float" office:value="44" calcext:value-type="float">
            <text:p>44</text:p>
          </table:table-cell>
          <table:table-cell table:style-name="ce20" table:formula="of:=[.B17]" office:value-type="float" office:value="7" calcext:value-type="float">
            <text:p>7</text:p>
          </table:table-cell>
          <table:table-cell table:formula="of:=[.C17]" office:value-type="float" office:value="5893.145" calcext:value-type="float">
            <text:p>5893,15</text:p>
          </table:table-cell>
          <table:table-cell table:formula="of:=[.D17]" office:value-type="float" office:value="44" calcext:value-type="float">
            <text:p>44</text:p>
          </table:table-cell>
          <table:table-cell table:formula="of:=[.F17]/1000" office:value-type="float" office:value="5.893145" calcext:value-type="float">
            <text:p>5,89</text:p>
          </table:table-cell>
          <table:table-cell table:formula="of:=ABS([.D17]-[.$I$9])/[.D17]*100" office:value-type="float" office:value="11.3636363636364" calcext:value-type="float">
            <text:p>11,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42.792" calcext:value-type="float">
            <text:p>5742,792</text:p>
          </table:table-cell>
          <table:table-cell office:value-type="float" office:value="42" calcext:value-type="float">
            <text:p>42</text:p>
          </table:table-cell>
          <table:table-cell table:style-name="ce20" table:formula="of:=[.K17]" office:value-type="float" office:value="7" calcext:value-type="float">
            <text:p>7</text:p>
          </table:table-cell>
          <table:table-cell table:formula="of:=[.L17]" office:value-type="float" office:value="5742.792" calcext:value-type="float">
            <text:p>5742,79</text:p>
          </table:table-cell>
          <table:table-cell table:formula="of:=[.M17]" office:value-type="float" office:value="42" calcext:value-type="float">
            <text:p>42</text:p>
          </table:table-cell>
          <table:table-cell table:formula="of:=[.O17]/1000" office:value-type="float" office:value="5.742792" calcext:value-type="float">
            <text:p>5,74</text:p>
          </table:table-cell>
          <table:table-cell table:formula="of:=ABS([.M17]-[.$I$9])/[.M17]*100" office:value-type="float" office:value="7.14285714285714" calcext:value-type="float">
            <text:p>7,1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office:value-type="float" office:value="5988.813" calcext:value-type="float">
            <text:p>5988,813</text:p>
          </table:table-cell>
          <table:table-cell table:style-name="ce32" office:value-type="float" office:value="40" calcext:value-type="float">
            <text:p>40</text:p>
          </table:table-cell>
          <table:table-cell table:formula="of:=[.T17]" office:value-type="float" office:value="7" calcext:value-type="float">
            <text:p>7</text:p>
          </table:table-cell>
          <table:table-cell table:style-name="ce22" table:formula="of:=[.U17]" office:value-type="float" office:value="5988.813" calcext:value-type="float">
            <text:p>5988,81</text:p>
          </table:table-cell>
          <table:table-cell table:formula="of:=[.V17]" office:value-type="float" office:value="40" calcext:value-type="float">
            <text:p>40</text:p>
          </table:table-cell>
          <table:table-cell table:style-name="ce22" table:formula="of:=[.X17]/1000" office:value-type="float" office:value="5.988813" calcext:value-type="float">
            <text:p>5,99</text:p>
          </table:table-cell>
          <table:table-cell table:style-name="ce17" table:formula="of:=ABS([.V17]-[.$I$9])/[.V17]*100" office:value-type="float" office:value="2.5" calcext:value-type="float">
            <text:p>2,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697.012" calcext:value-type="float">
            <text:p>5697,012</text:p>
          </table:table-cell>
          <table:table-cell office:value-type="float" office:value="44" calcext:value-type="float">
            <text:p>44</text:p>
          </table:table-cell>
          <table:table-cell table:formula="of:=[.AC17]" office:value-type="float" office:value="7" calcext:value-type="float">
            <text:p>7</text:p>
          </table:table-cell>
          <table:table-cell table:formula="of:=[.AD17]" office:value-type="float" office:value="5697.012" calcext:value-type="float">
            <text:p>5697,01</text:p>
          </table:table-cell>
          <table:table-cell table:formula="of:=[.AE17]" office:value-type="float" office:value="44" calcext:value-type="float">
            <text:p>44</text:p>
          </table:table-cell>
          <table:table-cell table:formula="of:=[.AG17]/1000" office:value-type="float" office:value="5.697012" calcext:value-type="float">
            <text:p>5,70</text:p>
          </table:table-cell>
          <table:table-cell table:formula="of:=ABS([.AE17]-[.$I$9])/[.AE17]*100" office:value-type="float" office:value="11.3636363636364" calcext:value-type="float">
            <text:p>11,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31.666" calcext:value-type="float">
            <text:p>5731,666</text:p>
          </table:table-cell>
          <table:table-cell office:value-type="float" office:value="46" calcext:value-type="float">
            <text:p>46</text:p>
          </table:table-cell>
          <table:table-cell table:formula="of:=[.AL17]" office:value-type="float" office:value="7" calcext:value-type="float">
            <text:p>7</text:p>
          </table:table-cell>
          <table:table-cell table:formula="of:=[.AM17]" office:value-type="float" office:value="5731.666" calcext:value-type="float">
            <text:p>5731,67</text:p>
          </table:table-cell>
          <table:table-cell table:formula="of:=[.AN17]" office:value-type="float" office:value="46" calcext:value-type="float">
            <text:p>46</text:p>
          </table:table-cell>
          <table:table-cell table:formula="of:=[.AP17]/1000" office:value-type="float" office:value="5.731666" calcext:value-type="float">
            <text:p>5,73</text:p>
          </table:table-cell>
          <table:table-cell table:formula="of:=ABS([.AN17]-[.$I$9])/[.AN17]*100" office:value-type="float" office:value="15.2173913043478" calcext:value-type="float">
            <text:p>15,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26.569" calcext:value-type="float">
            <text:p>5726,569</text:p>
          </table:table-cell>
          <table:table-cell office:value-type="float" office:value="39" calcext:value-type="float">
            <text:p>39</text:p>
          </table:table-cell>
          <table:table-cell table:style-name="ce20" table:formula="of:=[.B18]" office:value-type="float" office:value="8" calcext:value-type="float">
            <text:p>8</text:p>
          </table:table-cell>
          <table:table-cell table:formula="of:=[.C18]" office:value-type="float" office:value="5726.569" calcext:value-type="float">
            <text:p>5726,57</text:p>
          </table:table-cell>
          <table:table-cell table:formula="of:=[.D18]" office:value-type="float" office:value="39" calcext:value-type="float">
            <text:p>39</text:p>
          </table:table-cell>
          <table:table-cell table:formula="of:=[.F18]/1000" office:value-type="float" office:value="5.726569" calcext:value-type="float">
            <text:p>5,73</text:p>
          </table:table-cell>
          <table:table-cell table:formula="of:=ABS([.D18]-[.$I$9])/[.D18]*100" office:value-type="float" office:value="0" calcext:value-type="float">
            <text:p>0,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787.011" calcext:value-type="float">
            <text:p>5787,011</text:p>
          </table:table-cell>
          <table:table-cell office:value-type="float" office:value="40" calcext:value-type="float">
            <text:p>40</text:p>
          </table:table-cell>
          <table:table-cell table:style-name="ce20" table:formula="of:=[.K18]" office:value-type="float" office:value="8" calcext:value-type="float">
            <text:p>8</text:p>
          </table:table-cell>
          <table:table-cell table:formula="of:=[.L18]" office:value-type="float" office:value="5787.011" calcext:value-type="float">
            <text:p>5787,01</text:p>
          </table:table-cell>
          <table:table-cell table:formula="of:=[.M18]" office:value-type="float" office:value="40" calcext:value-type="float">
            <text:p>40</text:p>
          </table:table-cell>
          <table:table-cell table:formula="of:=[.O18]/1000" office:value-type="float" office:value="5.787011" calcext:value-type="float">
            <text:p>5,79</text:p>
          </table:table-cell>
          <table:table-cell table:formula="of:=ABS([.M18]-[.$I$9])/[.M18]*100" office:value-type="float" office:value="2.5" calcext:value-type="float">
            <text:p>2,50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office:value-type="float" office:value="5822.255" calcext:value-type="float">
            <text:p>5822,255</text:p>
          </table:table-cell>
          <table:table-cell table:style-name="ce32" office:value-type="float" office:value="49" calcext:value-type="float">
            <text:p>49</text:p>
          </table:table-cell>
          <table:table-cell table:formula="of:=[.T18]" office:value-type="float" office:value="8" calcext:value-type="float">
            <text:p>8</text:p>
          </table:table-cell>
          <table:table-cell table:style-name="ce22" table:formula="of:=[.U18]" office:value-type="float" office:value="5822.255" calcext:value-type="float">
            <text:p>5822,26</text:p>
          </table:table-cell>
          <table:table-cell table:formula="of:=[.V18]" office:value-type="float" office:value="49" calcext:value-type="float">
            <text:p>49</text:p>
          </table:table-cell>
          <table:table-cell table:style-name="ce22" table:formula="of:=[.X18]/1000" office:value-type="float" office:value="5.822255" calcext:value-type="float">
            <text:p>5,82</text:p>
          </table:table-cell>
          <table:table-cell table:style-name="ce17" table:formula="of:=ABS([.V18]-[.$I$9])/[.V18]*100" office:value-type="float" office:value="20.4081632653061" calcext:value-type="float">
            <text:p>20,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95.202" calcext:value-type="float">
            <text:p>5695,202</text:p>
          </table:table-cell>
          <table:table-cell office:value-type="float" office:value="41" calcext:value-type="float">
            <text:p>41</text:p>
          </table:table-cell>
          <table:table-cell table:formula="of:=[.AC18]" office:value-type="float" office:value="8" calcext:value-type="float">
            <text:p>8</text:p>
          </table:table-cell>
          <table:table-cell table:formula="of:=[.AD18]" office:value-type="float" office:value="5695.202" calcext:value-type="float">
            <text:p>5695,20</text:p>
          </table:table-cell>
          <table:table-cell table:formula="of:=[.AE18]" office:value-type="float" office:value="41" calcext:value-type="float">
            <text:p>41</text:p>
          </table:table-cell>
          <table:table-cell table:formula="of:=[.AG18]/1000" office:value-type="float" office:value="5.695202" calcext:value-type="float">
            <text:p>5,70</text:p>
          </table:table-cell>
          <table:table-cell table:formula="of:=ABS([.AE18]-[.$I$9])/[.AE18]*100" office:value-type="float" office:value="4.87804878048781" calcext:value-type="float">
            <text:p>4,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766.806" calcext:value-type="float">
            <text:p>5766,806</text:p>
          </table:table-cell>
          <table:table-cell office:value-type="float" office:value="39" calcext:value-type="float">
            <text:p>39</text:p>
          </table:table-cell>
          <table:table-cell table:formula="of:=[.AL18]" office:value-type="float" office:value="8" calcext:value-type="float">
            <text:p>8</text:p>
          </table:table-cell>
          <table:table-cell table:formula="of:=[.AM18]" office:value-type="float" office:value="5766.806" calcext:value-type="float">
            <text:p>5766,81</text:p>
          </table:table-cell>
          <table:table-cell table:formula="of:=[.AN18]" office:value-type="float" office:value="39" calcext:value-type="float">
            <text:p>39</text:p>
          </table:table-cell>
          <table:table-cell table:formula="of:=[.AP18]/1000" office:value-type="float" office:value="5.766806" calcext:value-type="float">
            <text:p>5,77</text:p>
          </table:table-cell>
          <table:table-cell table:formula="of:=ABS([.AN18]-[.$I$9])/[.AN18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23.853" calcext:value-type="float">
            <text:p>5723,853</text:p>
          </table:table-cell>
          <table:table-cell office:value-type="float" office:value="44" calcext:value-type="float">
            <text:p>44</text:p>
          </table:table-cell>
          <table:table-cell table:style-name="ce20" table:formula="of:=[.B19]" office:value-type="float" office:value="9" calcext:value-type="float">
            <text:p>9</text:p>
          </table:table-cell>
          <table:table-cell table:formula="of:=[.C19]" office:value-type="float" office:value="5723.853" calcext:value-type="float">
            <text:p>5723,85</text:p>
          </table:table-cell>
          <table:table-cell table:formula="of:=[.D19]" office:value-type="float" office:value="44" calcext:value-type="float">
            <text:p>44</text:p>
          </table:table-cell>
          <table:table-cell table:formula="of:=[.F19]/1000" office:value-type="float" office:value="5.723853" calcext:value-type="float">
            <text:p>5,72</text:p>
          </table:table-cell>
          <table:table-cell table:formula="of:=ABS([.D19]-[.$I$9])/[.D19]*100" office:value-type="float" office:value="11.3636363636364" calcext:value-type="float">
            <text:p>11,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758.271" calcext:value-type="float">
            <text:p>5758,271</text:p>
          </table:table-cell>
          <table:table-cell office:value-type="float" office:value="42" calcext:value-type="float">
            <text:p>42</text:p>
          </table:table-cell>
          <table:table-cell table:style-name="ce20" table:formula="of:=[.K19]" office:value-type="float" office:value="9" calcext:value-type="float">
            <text:p>9</text:p>
          </table:table-cell>
          <table:table-cell table:formula="of:=[.L19]" office:value-type="float" office:value="5758.271" calcext:value-type="float">
            <text:p>5758,27</text:p>
          </table:table-cell>
          <table:table-cell table:formula="of:=[.M19]" office:value-type="float" office:value="42" calcext:value-type="float">
            <text:p>42</text:p>
          </table:table-cell>
          <table:table-cell table:formula="of:=[.O19]/1000" office:value-type="float" office:value="5.758271" calcext:value-type="float">
            <text:p>5,76</text:p>
          </table:table-cell>
          <table:table-cell table:formula="of:=ABS([.M19]-[.$I$9])/[.M19]*100" office:value-type="float" office:value="7.14285714285714" calcext:value-type="float">
            <text:p>7,14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office:value-type="float" office:value="5813.612" calcext:value-type="float">
            <text:p>5813,612</text:p>
          </table:table-cell>
          <table:table-cell table:style-name="ce32" office:value-type="float" office:value="42" calcext:value-type="float">
            <text:p>42</text:p>
          </table:table-cell>
          <table:table-cell table:formula="of:=[.T19]" office:value-type="float" office:value="9" calcext:value-type="float">
            <text:p>9</text:p>
          </table:table-cell>
          <table:table-cell table:style-name="ce22" table:formula="of:=[.U19]" office:value-type="float" office:value="5813.612" calcext:value-type="float">
            <text:p>5813,61</text:p>
          </table:table-cell>
          <table:table-cell table:formula="of:=[.V19]" office:value-type="float" office:value="42" calcext:value-type="float">
            <text:p>42</text:p>
          </table:table-cell>
          <table:table-cell table:style-name="ce22" table:formula="of:=[.X19]/1000" office:value-type="float" office:value="5.813612" calcext:value-type="float">
            <text:p>5,81</text:p>
          </table:table-cell>
          <table:table-cell table:style-name="ce17" table:formula="of:=ABS([.V19]-[.$I$9])/[.V19]*100" office:value-type="float" office:value="7.14285714285714" calcext:value-type="float">
            <text:p>7,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696.679" calcext:value-type="float">
            <text:p>5696,679</text:p>
          </table:table-cell>
          <table:table-cell office:value-type="float" office:value="44" calcext:value-type="float">
            <text:p>44</text:p>
          </table:table-cell>
          <table:table-cell table:formula="of:=[.AC19]" office:value-type="float" office:value="9" calcext:value-type="float">
            <text:p>9</text:p>
          </table:table-cell>
          <table:table-cell table:formula="of:=[.AD19]" office:value-type="float" office:value="5696.679" calcext:value-type="float">
            <text:p>5696,68</text:p>
          </table:table-cell>
          <table:table-cell table:formula="of:=[.AE19]" office:value-type="float" office:value="44" calcext:value-type="float">
            <text:p>44</text:p>
          </table:table-cell>
          <table:table-cell table:formula="of:=[.AG19]/1000" office:value-type="float" office:value="5.696679" calcext:value-type="float">
            <text:p>5,70</text:p>
          </table:table-cell>
          <table:table-cell table:formula="of:=ABS([.AE19]-[.$I$9])/[.AE19]*100" office:value-type="float" office:value="11.3636363636364" calcext:value-type="float">
            <text:p>11,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62.545" calcext:value-type="float">
            <text:p>6062,545</text:p>
          </table:table-cell>
          <table:table-cell office:value-type="float" office:value="39" calcext:value-type="float">
            <text:p>39</text:p>
          </table:table-cell>
          <table:table-cell table:formula="of:=[.AL19]" office:value-type="float" office:value="9" calcext:value-type="float">
            <text:p>9</text:p>
          </table:table-cell>
          <table:table-cell table:formula="of:=[.AM19]" office:value-type="float" office:value="6062.545" calcext:value-type="float">
            <text:p>6062,55</text:p>
          </table:table-cell>
          <table:table-cell table:formula="of:=[.AN19]" office:value-type="float" office:value="39" calcext:value-type="float">
            <text:p>39</text:p>
          </table:table-cell>
          <table:table-cell table:formula="of:=[.AP19]/1000" office:value-type="float" office:value="6.062545" calcext:value-type="float">
            <text:p>6,06</text:p>
          </table:table-cell>
          <table:table-cell table:formula="of:=ABS([.AN19]-[.$I$9])/[.AN19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18.802" calcext:value-type="float">
            <text:p>5718,802</text:p>
          </table:table-cell>
          <table:table-cell office:value-type="float" office:value="44" calcext:value-type="float">
            <text:p>44</text:p>
          </table:table-cell>
          <table:table-cell table:style-name="ce20" table:formula="of:=[.B20]" office:value-type="float" office:value="10" calcext:value-type="float">
            <text:p>10</text:p>
          </table:table-cell>
          <table:table-cell table:formula="of:=[.C20]" office:value-type="float" office:value="5718.802" calcext:value-type="float">
            <text:p>5718,80</text:p>
          </table:table-cell>
          <table:table-cell table:formula="of:=[.D20]" office:value-type="float" office:value="44" calcext:value-type="float">
            <text:p>44</text:p>
          </table:table-cell>
          <table:table-cell table:formula="of:=[.F20]/1000" office:value-type="float" office:value="5.718802" calcext:value-type="float">
            <text:p>5,72</text:p>
          </table:table-cell>
          <table:table-cell table:formula="of:=ABS([.D20]-[.$I$9])/[.D20]*100" office:value-type="float" office:value="11.3636363636364" calcext:value-type="float">
            <text:p>11,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20.464" calcext:value-type="float">
            <text:p>5720,464</text:p>
          </table:table-cell>
          <table:table-cell office:value-type="float" office:value="39" calcext:value-type="float">
            <text:p>39</text:p>
          </table:table-cell>
          <table:table-cell table:style-name="ce20" table:formula="of:=[.K20]" office:value-type="float" office:value="10" calcext:value-type="float">
            <text:p>10</text:p>
          </table:table-cell>
          <table:table-cell table:formula="of:=[.L20]" office:value-type="float" office:value="5720.464" calcext:value-type="float">
            <text:p>5720,46</text:p>
          </table:table-cell>
          <table:table-cell table:formula="of:=[.M20]" office:value-type="float" office:value="39" calcext:value-type="float">
            <text:p>39</text:p>
          </table:table-cell>
          <table:table-cell table:formula="of:=[.O20]/1000" office:value-type="float" office:value="5.720464" calcext:value-type="float">
            <text:p>5,72</text:p>
          </table:table-cell>
          <table:table-cell table:formula="of:=ABS([.M20]-[.$I$9])/[.M20]*100" office:value-type="float" office:value="0" calcext:value-type="float">
            <text:p>0,00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office:value-type="float" office:value="5829.434" calcext:value-type="float">
            <text:p>5829,434</text:p>
          </table:table-cell>
          <table:table-cell table:style-name="ce32" office:value-type="float" office:value="39" calcext:value-type="float">
            <text:p>39</text:p>
          </table:table-cell>
          <table:table-cell table:formula="of:=[.T20]" office:value-type="float" office:value="10" calcext:value-type="float">
            <text:p>10</text:p>
          </table:table-cell>
          <table:table-cell table:style-name="ce22" table:formula="of:=[.U20]" office:value-type="float" office:value="5829.434" calcext:value-type="float">
            <text:p>5829,43</text:p>
          </table:table-cell>
          <table:table-cell table:formula="of:=[.V20]" office:value-type="float" office:value="39" calcext:value-type="float">
            <text:p>39</text:p>
          </table:table-cell>
          <table:table-cell table:style-name="ce22" table:formula="of:=[.X20]/1000" office:value-type="float" office:value="5.829434" calcext:value-type="float">
            <text:p>5,83</text:p>
          </table:table-cell>
          <table:table-cell table:style-name="ce17" table:formula="of:=ABS([.V20]-[.$I$9])/[.V20]*100" office:value-type="float" office:value="0" calcext:value-type="float">
            <text:p>0,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697.935" calcext:value-type="float">
            <text:p>5697,935</text:p>
          </table:table-cell>
          <table:table-cell office:value-type="float" office:value="41" calcext:value-type="float">
            <text:p>41</text:p>
          </table:table-cell>
          <table:table-cell table:formula="of:=[.AC20]" office:value-type="float" office:value="10" calcext:value-type="float">
            <text:p>10</text:p>
          </table:table-cell>
          <table:table-cell table:formula="of:=[.AD20]" office:value-type="float" office:value="5697.935" calcext:value-type="float">
            <text:p>5697,94</text:p>
          </table:table-cell>
          <table:table-cell table:formula="of:=[.AE20]" office:value-type="float" office:value="41" calcext:value-type="float">
            <text:p>41</text:p>
          </table:table-cell>
          <table:table-cell table:formula="of:=[.AG20]/1000" office:value-type="float" office:value="5.697935" calcext:value-type="float">
            <text:p>5,70</text:p>
          </table:table-cell>
          <table:table-cell table:formula="of:=ABS([.AE20]-[.$I$9])/[.AE20]*100" office:value-type="float" office:value="4.87804878048781" calcext:value-type="float">
            <text:p>4,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51.819" calcext:value-type="float">
            <text:p>5851,819</text:p>
          </table:table-cell>
          <table:table-cell office:value-type="float" office:value="42" calcext:value-type="float">
            <text:p>42</text:p>
          </table:table-cell>
          <table:table-cell table:formula="of:=[.AL20]" office:value-type="float" office:value="10" calcext:value-type="float">
            <text:p>10</text:p>
          </table:table-cell>
          <table:table-cell table:formula="of:=[.AM20]" office:value-type="float" office:value="5851.819" calcext:value-type="float">
            <text:p>5851,82</text:p>
          </table:table-cell>
          <table:table-cell table:formula="of:=[.AN20]" office:value-type="float" office:value="42" calcext:value-type="float">
            <text:p>42</text:p>
          </table:table-cell>
          <table:table-cell table:formula="of:=[.AP20]/1000" office:value-type="float" office:value="5.851819" calcext:value-type="float">
            <text:p>5,85</text:p>
          </table:table-cell>
          <table:table-cell table:formula="of:=ABS([.AN20]-[.$I$9])/[.AN20]*100" office:value-type="float" office:value="7.14285714285714" calcext:value-type="float">
            <text:p>7,1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777.121" calcext:value-type="float">
            <text:p>5777,121</text:p>
          </table:table-cell>
          <table:table-cell office:value-type="float" office:value="39" calcext:value-type="float">
            <text:p>39</text:p>
          </table:table-cell>
          <table:table-cell table:style-name="ce20" table:formula="of:=[.B21]" office:value-type="float" office:value="11" calcext:value-type="float">
            <text:p>11</text:p>
          </table:table-cell>
          <table:table-cell table:formula="of:=[.C21]" office:value-type="float" office:value="5777.121" calcext:value-type="float">
            <text:p>5777,12</text:p>
          </table:table-cell>
          <table:table-cell table:formula="of:=[.D21]" office:value-type="float" office:value="39" calcext:value-type="float">
            <text:p>39</text:p>
          </table:table-cell>
          <table:table-cell table:formula="of:=[.F21]/1000" office:value-type="float" office:value="5.777121" calcext:value-type="float">
            <text:p>5,78</text:p>
          </table:table-cell>
          <table:table-cell table:formula="of:=ABS([.D21]-[.$I$9])/[.D21]*100" office:value-type="float" office:value="0" calcext:value-type="float">
            <text:p>0,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721.027" calcext:value-type="float">
            <text:p>5721,027</text:p>
          </table:table-cell>
          <table:table-cell office:value-type="float" office:value="42" calcext:value-type="float">
            <text:p>42</text:p>
          </table:table-cell>
          <table:table-cell table:style-name="ce20" table:formula="of:=[.K21]" office:value-type="float" office:value="11" calcext:value-type="float">
            <text:p>11</text:p>
          </table:table-cell>
          <table:table-cell table:formula="of:=[.L21]" office:value-type="float" office:value="5721.027" calcext:value-type="float">
            <text:p>5721,03</text:p>
          </table:table-cell>
          <table:table-cell table:formula="of:=[.M21]" office:value-type="float" office:value="42" calcext:value-type="float">
            <text:p>42</text:p>
          </table:table-cell>
          <table:table-cell table:formula="of:=[.O21]/1000" office:value-type="float" office:value="5.721027" calcext:value-type="float">
            <text:p>5,72</text:p>
          </table:table-cell>
          <table:table-cell table:formula="of:=ABS([.M21]-[.$I$9])/[.M21]*100" office:value-type="float" office:value="7.14285714285714" calcext:value-type="float">
            <text:p>7,14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office:value-type="float" office:value="5747.15" calcext:value-type="float">
            <text:p>5747,15</text:p>
          </table:table-cell>
          <table:table-cell table:style-name="ce32" office:value-type="float" office:value="40" calcext:value-type="float">
            <text:p>40</text:p>
          </table:table-cell>
          <table:table-cell table:formula="of:=[.T21]" office:value-type="float" office:value="11" calcext:value-type="float">
            <text:p>11</text:p>
          </table:table-cell>
          <table:table-cell table:style-name="ce22" table:formula="of:=[.U21]" office:value-type="float" office:value="5747.15" calcext:value-type="float">
            <text:p>5747,15</text:p>
          </table:table-cell>
          <table:table-cell table:formula="of:=[.V21]" office:value-type="float" office:value="40" calcext:value-type="float">
            <text:p>40</text:p>
          </table:table-cell>
          <table:table-cell table:style-name="ce22" table:formula="of:=[.X21]/1000" office:value-type="float" office:value="5.74715" calcext:value-type="float">
            <text:p>5,75</text:p>
          </table:table-cell>
          <table:table-cell table:style-name="ce17" table:formula="of:=ABS([.V21]-[.$I$9])/[.V21]*100" office:value-type="float" office:value="2.5" calcext:value-type="float">
            <text:p>2,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701.495" calcext:value-type="float">
            <text:p>5701,495</text:p>
          </table:table-cell>
          <table:table-cell office:value-type="float" office:value="41" calcext:value-type="float">
            <text:p>41</text:p>
          </table:table-cell>
          <table:table-cell table:formula="of:=[.AC21]" office:value-type="float" office:value="11" calcext:value-type="float">
            <text:p>11</text:p>
          </table:table-cell>
          <table:table-cell table:formula="of:=[.AD21]" office:value-type="float" office:value="5701.495" calcext:value-type="float">
            <text:p>5701,50</text:p>
          </table:table-cell>
          <table:table-cell table:formula="of:=[.AE21]" office:value-type="float" office:value="41" calcext:value-type="float">
            <text:p>41</text:p>
          </table:table-cell>
          <table:table-cell table:formula="of:=[.AG21]/1000" office:value-type="float" office:value="5.701495" calcext:value-type="float">
            <text:p>5,70</text:p>
          </table:table-cell>
          <table:table-cell table:formula="of:=ABS([.AE21]-[.$I$9])/[.AE21]*100" office:value-type="float" office:value="4.87804878048781" calcext:value-type="float">
            <text:p>4,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29.027" calcext:value-type="float">
            <text:p>5829,027</text:p>
          </table:table-cell>
          <table:table-cell office:value-type="float" office:value="44" calcext:value-type="float">
            <text:p>44</text:p>
          </table:table-cell>
          <table:table-cell table:formula="of:=[.AL21]" office:value-type="float" office:value="11" calcext:value-type="float">
            <text:p>11</text:p>
          </table:table-cell>
          <table:table-cell table:formula="of:=[.AM21]" office:value-type="float" office:value="5829.027" calcext:value-type="float">
            <text:p>5829,03</text:p>
          </table:table-cell>
          <table:table-cell table:formula="of:=[.AN21]" office:value-type="float" office:value="44" calcext:value-type="float">
            <text:p>44</text:p>
          </table:table-cell>
          <table:table-cell table:formula="of:=[.AP21]/1000" office:value-type="float" office:value="5.829027" calcext:value-type="float">
            <text:p>5,83</text:p>
          </table:table-cell>
          <table:table-cell table:formula="of:=ABS([.AN21]-[.$I$9])/[.AN21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451.578" calcext:value-type="float">
            <text:p>6451,578</text:p>
          </table:table-cell>
          <table:table-cell office:value-type="float" office:value="44" calcext:value-type="float">
            <text:p>44</text:p>
          </table:table-cell>
          <table:table-cell table:style-name="ce20" table:formula="of:=[.B22]" office:value-type="float" office:value="12" calcext:value-type="float">
            <text:p>12</text:p>
          </table:table-cell>
          <table:table-cell table:formula="of:=[.C22]" office:value-type="float" office:value="6451.578" calcext:value-type="float">
            <text:p>6451,58</text:p>
          </table:table-cell>
          <table:table-cell table:formula="of:=[.D22]" office:value-type="float" office:value="44" calcext:value-type="float">
            <text:p>44</text:p>
          </table:table-cell>
          <table:table-cell table:formula="of:=[.F22]/1000" office:value-type="float" office:value="6.451578" calcext:value-type="float">
            <text:p>6,45</text:p>
          </table:table-cell>
          <table:table-cell table:formula="of:=ABS([.D22]-[.$I$9])/[.D22]*100" office:value-type="float" office:value="11.3636363636364" calcext:value-type="float">
            <text:p>11,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30.445" calcext:value-type="float">
            <text:p>5730,445</text:p>
          </table:table-cell>
          <table:table-cell office:value-type="float" office:value="43" calcext:value-type="float">
            <text:p>43</text:p>
          </table:table-cell>
          <table:table-cell table:style-name="ce20" table:formula="of:=[.K22]" office:value-type="float" office:value="12" calcext:value-type="float">
            <text:p>12</text:p>
          </table:table-cell>
          <table:table-cell table:formula="of:=[.L22]" office:value-type="float" office:value="5730.445" calcext:value-type="float">
            <text:p>5730,45</text:p>
          </table:table-cell>
          <table:table-cell table:formula="of:=[.M22]" office:value-type="float" office:value="43" calcext:value-type="float">
            <text:p>43</text:p>
          </table:table-cell>
          <table:table-cell table:formula="of:=[.O22]/1000" office:value-type="float" office:value="5.730445" calcext:value-type="float">
            <text:p>5,73</text:p>
          </table:table-cell>
          <table:table-cell table:formula="of:=ABS([.M22]-[.$I$9])/[.M22]*100" office:value-type="float" office:value="9.30232558139535" calcext:value-type="float">
            <text:p>9,30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office:value-type="float" office:value="5952.717" calcext:value-type="float">
            <text:p>5952,717</text:p>
          </table:table-cell>
          <table:table-cell table:style-name="ce32" office:value-type="float" office:value="42" calcext:value-type="float">
            <text:p>42</text:p>
          </table:table-cell>
          <table:table-cell table:formula="of:=[.T22]" office:value-type="float" office:value="12" calcext:value-type="float">
            <text:p>12</text:p>
          </table:table-cell>
          <table:table-cell table:style-name="ce22" table:formula="of:=[.U22]" office:value-type="float" office:value="5952.717" calcext:value-type="float">
            <text:p>5952,72</text:p>
          </table:table-cell>
          <table:table-cell table:formula="of:=[.V22]" office:value-type="float" office:value="42" calcext:value-type="float">
            <text:p>42</text:p>
          </table:table-cell>
          <table:table-cell table:style-name="ce22" table:formula="of:=[.X22]/1000" office:value-type="float" office:value="5.952717" calcext:value-type="float">
            <text:p>5,95</text:p>
          </table:table-cell>
          <table:table-cell table:style-name="ce17" table:formula="of:=ABS([.V22]-[.$I$9])/[.V22]*100" office:value-type="float" office:value="7.14285714285714" calcext:value-type="float">
            <text:p>7,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95.125" calcext:value-type="float">
            <text:p>5695,125</text:p>
          </table:table-cell>
          <table:table-cell office:value-type="float" office:value="46" calcext:value-type="float">
            <text:p>46</text:p>
          </table:table-cell>
          <table:table-cell table:formula="of:=[.AC22]" office:value-type="float" office:value="12" calcext:value-type="float">
            <text:p>12</text:p>
          </table:table-cell>
          <table:table-cell table:formula="of:=[.AD22]" office:value-type="float" office:value="5695.125" calcext:value-type="float">
            <text:p>5695,13</text:p>
          </table:table-cell>
          <table:table-cell table:formula="of:=[.AE22]" office:value-type="float" office:value="46" calcext:value-type="float">
            <text:p>46</text:p>
          </table:table-cell>
          <table:table-cell table:formula="of:=[.AG22]/1000" office:value-type="float" office:value="5.695125" calcext:value-type="float">
            <text:p>5,70</text:p>
          </table:table-cell>
          <table:table-cell table:formula="of:=ABS([.AE22]-[.$I$9])/[.AE22]*100" office:value-type="float" office:value="15.2173913043478" calcext:value-type="float">
            <text:p>15,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845.984" calcext:value-type="float">
            <text:p>5845,984</text:p>
          </table:table-cell>
          <table:table-cell office:value-type="float" office:value="44" calcext:value-type="float">
            <text:p>44</text:p>
          </table:table-cell>
          <table:table-cell table:formula="of:=[.AL22]" office:value-type="float" office:value="12" calcext:value-type="float">
            <text:p>12</text:p>
          </table:table-cell>
          <table:table-cell table:formula="of:=[.AM22]" office:value-type="float" office:value="5845.984" calcext:value-type="float">
            <text:p>5845,98</text:p>
          </table:table-cell>
          <table:table-cell table:formula="of:=[.AN22]" office:value-type="float" office:value="44" calcext:value-type="float">
            <text:p>44</text:p>
          </table:table-cell>
          <table:table-cell table:formula="of:=[.AP22]/1000" office:value-type="float" office:value="5.845984" calcext:value-type="float">
            <text:p>5,85</text:p>
          </table:table-cell>
          <table:table-cell table:formula="of:=ABS([.AN22]-[.$I$9])/[.AN22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444.674" calcext:value-type="float">
            <text:p>7444,674</text:p>
          </table:table-cell>
          <table:table-cell office:value-type="float" office:value="40" calcext:value-type="float">
            <text:p>40</text:p>
          </table:table-cell>
          <table:table-cell table:style-name="ce20" table:formula="of:=[.B23]" office:value-type="float" office:value="13" calcext:value-type="float">
            <text:p>13</text:p>
          </table:table-cell>
          <table:table-cell table:formula="of:=[.C23]" office:value-type="float" office:value="7444.674" calcext:value-type="float">
            <text:p>7444,67</text:p>
          </table:table-cell>
          <table:table-cell table:formula="of:=[.D23]" office:value-type="float" office:value="40" calcext:value-type="float">
            <text:p>40</text:p>
          </table:table-cell>
          <table:table-cell table:formula="of:=[.F23]/1000" office:value-type="float" office:value="7.444674" calcext:value-type="float">
            <text:p>7,44</text:p>
          </table:table-cell>
          <table:table-cell table:formula="of:=ABS([.D23]-[.$I$9])/[.D23]*100" office:value-type="float" office:value="2.5" calcext:value-type="float">
            <text:p>2,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730.789" calcext:value-type="float">
            <text:p>5730,789</text:p>
          </table:table-cell>
          <table:table-cell office:value-type="float" office:value="39" calcext:value-type="float">
            <text:p>39</text:p>
          </table:table-cell>
          <table:table-cell table:style-name="ce20" table:formula="of:=[.K23]" office:value-type="float" office:value="13" calcext:value-type="float">
            <text:p>13</text:p>
          </table:table-cell>
          <table:table-cell table:formula="of:=[.L23]" office:value-type="float" office:value="5730.789" calcext:value-type="float">
            <text:p>5730,79</text:p>
          </table:table-cell>
          <table:table-cell table:formula="of:=[.M23]" office:value-type="float" office:value="39" calcext:value-type="float">
            <text:p>39</text:p>
          </table:table-cell>
          <table:table-cell table:formula="of:=[.O23]/1000" office:value-type="float" office:value="5.730789" calcext:value-type="float">
            <text:p>5,73</text:p>
          </table:table-cell>
          <table:table-cell table:formula="of:=ABS([.M23]-[.$I$9])/[.M23]*100" office:value-type="float" office:value="0" calcext:value-type="float">
            <text:p>0,00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office:value-type="float" office:value="5861.482" calcext:value-type="float">
            <text:p>5861,482</text:p>
          </table:table-cell>
          <table:table-cell table:style-name="ce32" office:value-type="float" office:value="42" calcext:value-type="float">
            <text:p>42</text:p>
          </table:table-cell>
          <table:table-cell table:formula="of:=[.T23]" office:value-type="float" office:value="13" calcext:value-type="float">
            <text:p>13</text:p>
          </table:table-cell>
          <table:table-cell table:style-name="ce22" table:formula="of:=[.U23]" office:value-type="float" office:value="5861.482" calcext:value-type="float">
            <text:p>5861,48</text:p>
          </table:table-cell>
          <table:table-cell table:formula="of:=[.V23]" office:value-type="float" office:value="42" calcext:value-type="float">
            <text:p>42</text:p>
          </table:table-cell>
          <table:table-cell table:style-name="ce22" table:formula="of:=[.X23]/1000" office:value-type="float" office:value="5.861482" calcext:value-type="float">
            <text:p>5,86</text:p>
          </table:table-cell>
          <table:table-cell table:style-name="ce17" table:formula="of:=ABS([.V23]-[.$I$9])/[.V23]*100" office:value-type="float" office:value="7.14285714285714" calcext:value-type="float">
            <text:p>7,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699.788" calcext:value-type="float">
            <text:p>5699,788</text:p>
          </table:table-cell>
          <table:table-cell office:value-type="float" office:value="39" calcext:value-type="float">
            <text:p>39</text:p>
          </table:table-cell>
          <table:table-cell table:formula="of:=[.AC23]" office:value-type="float" office:value="13" calcext:value-type="float">
            <text:p>13</text:p>
          </table:table-cell>
          <table:table-cell table:formula="of:=[.AD23]" office:value-type="float" office:value="5699.788" calcext:value-type="float">
            <text:p>5699,79</text:p>
          </table:table-cell>
          <table:table-cell table:formula="of:=[.AE23]" office:value-type="float" office:value="39" calcext:value-type="float">
            <text:p>39</text:p>
          </table:table-cell>
          <table:table-cell table:formula="of:=[.AG23]/1000" office:value-type="float" office:value="5.699788" calcext:value-type="float">
            <text:p>5,70</text:p>
          </table:table-cell>
          <table:table-cell table:formula="of:=ABS([.AE23]-[.$I$9])/[.AE23]*100" office:value-type="float" office:value="0" calcext:value-type="float">
            <text:p>0,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10.526" calcext:value-type="float">
            <text:p>5910,526</text:p>
          </table:table-cell>
          <table:table-cell office:value-type="float" office:value="42" calcext:value-type="float">
            <text:p>42</text:p>
          </table:table-cell>
          <table:table-cell table:formula="of:=[.AL23]" office:value-type="float" office:value="13" calcext:value-type="float">
            <text:p>13</text:p>
          </table:table-cell>
          <table:table-cell table:formula="of:=[.AM23]" office:value-type="float" office:value="5910.526" calcext:value-type="float">
            <text:p>5910,53</text:p>
          </table:table-cell>
          <table:table-cell table:formula="of:=[.AN23]" office:value-type="float" office:value="42" calcext:value-type="float">
            <text:p>42</text:p>
          </table:table-cell>
          <table:table-cell table:formula="of:=[.AP23]/1000" office:value-type="float" office:value="5.910526" calcext:value-type="float">
            <text:p>5,91</text:p>
          </table:table-cell>
          <table:table-cell table:formula="of:=ABS([.AN23]-[.$I$9])/[.AN23]*100" office:value-type="float" office:value="7.14285714285714" calcext:value-type="float">
            <text:p>7,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727.982" calcext:value-type="float">
            <text:p>6727,982</text:p>
          </table:table-cell>
          <table:table-cell office:value-type="float" office:value="42" calcext:value-type="float">
            <text:p>42</text:p>
          </table:table-cell>
          <table:table-cell table:style-name="ce20" table:formula="of:=[.B24]" office:value-type="float" office:value="14" calcext:value-type="float">
            <text:p>14</text:p>
          </table:table-cell>
          <table:table-cell table:formula="of:=[.C24]" office:value-type="float" office:value="6727.982" calcext:value-type="float">
            <text:p>6727,98</text:p>
          </table:table-cell>
          <table:table-cell table:formula="of:=[.D24]" office:value-type="float" office:value="42" calcext:value-type="float">
            <text:p>42</text:p>
          </table:table-cell>
          <table:table-cell table:formula="of:=[.F24]/1000" office:value-type="float" office:value="6.727982" calcext:value-type="float">
            <text:p>6,73</text:p>
          </table:table-cell>
          <table:table-cell table:formula="of:=ABS([.D24]-[.$I$9])/[.D24]*100" office:value-type="float" office:value="7.14285714285714" calcext:value-type="float">
            <text:p>7,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725.541" calcext:value-type="float">
            <text:p>5725,541</text:p>
          </table:table-cell>
          <table:table-cell office:value-type="float" office:value="39" calcext:value-type="float">
            <text:p>39</text:p>
          </table:table-cell>
          <table:table-cell table:style-name="ce20" table:formula="of:=[.K24]" office:value-type="float" office:value="14" calcext:value-type="float">
            <text:p>14</text:p>
          </table:table-cell>
          <table:table-cell table:formula="of:=[.L24]" office:value-type="float" office:value="5725.541" calcext:value-type="float">
            <text:p>5725,54</text:p>
          </table:table-cell>
          <table:table-cell table:formula="of:=[.M24]" office:value-type="float" office:value="39" calcext:value-type="float">
            <text:p>39</text:p>
          </table:table-cell>
          <table:table-cell table:formula="of:=[.O24]/1000" office:value-type="float" office:value="5.725541" calcext:value-type="float">
            <text:p>5,73</text:p>
          </table:table-cell>
          <table:table-cell table:formula="of:=ABS([.M24]-[.$I$9])/[.M24]*100" office:value-type="float" office:value="0" calcext:value-type="float">
            <text:p>0,00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office:value-type="float" office:value="6125.375" calcext:value-type="float">
            <text:p>6125,375</text:p>
          </table:table-cell>
          <table:table-cell table:style-name="ce32" office:value-type="float" office:value="44" calcext:value-type="float">
            <text:p>44</text:p>
          </table:table-cell>
          <table:table-cell table:formula="of:=[.T24]" office:value-type="float" office:value="14" calcext:value-type="float">
            <text:p>14</text:p>
          </table:table-cell>
          <table:table-cell table:style-name="ce22" table:formula="of:=[.U24]" office:value-type="float" office:value="6125.375" calcext:value-type="float">
            <text:p>6125,38</text:p>
          </table:table-cell>
          <table:table-cell table:formula="of:=[.V24]" office:value-type="float" office:value="44" calcext:value-type="float">
            <text:p>44</text:p>
          </table:table-cell>
          <table:table-cell table:style-name="ce22" table:formula="of:=[.X24]/1000" office:value-type="float" office:value="6.125375" calcext:value-type="float">
            <text:p>6,13</text:p>
          </table:table-cell>
          <table:table-cell table:style-name="ce17" table:formula="of:=ABS([.V24]-[.$I$9])/[.V24]*100" office:value-type="float" office:value="11.3636363636364" calcext:value-type="float">
            <text:p>11,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798.046" calcext:value-type="float">
            <text:p>5798,046</text:p>
          </table:table-cell>
          <table:table-cell office:value-type="float" office:value="40" calcext:value-type="float">
            <text:p>40</text:p>
          </table:table-cell>
          <table:table-cell table:formula="of:=[.AC24]" office:value-type="float" office:value="14" calcext:value-type="float">
            <text:p>14</text:p>
          </table:table-cell>
          <table:table-cell table:formula="of:=[.AD24]" office:value-type="float" office:value="5798.046" calcext:value-type="float">
            <text:p>5798,05</text:p>
          </table:table-cell>
          <table:table-cell table:formula="of:=[.AE24]" office:value-type="float" office:value="40" calcext:value-type="float">
            <text:p>40</text:p>
          </table:table-cell>
          <table:table-cell table:formula="of:=[.AG24]/1000" office:value-type="float" office:value="5.798046" calcext:value-type="float">
            <text:p>5,80</text:p>
          </table:table-cell>
          <table:table-cell table:formula="of:=ABS([.AE24]-[.$I$9])/[.AE24]*100" office:value-type="float" office:value="2.5" calcext:value-type="float">
            <text:p>2,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798.349" calcext:value-type="float">
            <text:p>5798,349</text:p>
          </table:table-cell>
          <table:table-cell office:value-type="float" office:value="41" calcext:value-type="float">
            <text:p>41</text:p>
          </table:table-cell>
          <table:table-cell table:formula="of:=[.AL24]" office:value-type="float" office:value="14" calcext:value-type="float">
            <text:p>14</text:p>
          </table:table-cell>
          <table:table-cell table:formula="of:=[.AM24]" office:value-type="float" office:value="5798.349" calcext:value-type="float">
            <text:p>5798,35</text:p>
          </table:table-cell>
          <table:table-cell table:formula="of:=[.AN24]" office:value-type="float" office:value="41" calcext:value-type="float">
            <text:p>41</text:p>
          </table:table-cell>
          <table:table-cell table:formula="of:=[.AP24]/1000" office:value-type="float" office:value="5.798349" calcext:value-type="float">
            <text:p>5,80</text:p>
          </table:table-cell>
          <table:table-cell table:formula="of:=ABS([.AN24]-[.$I$9])/[.AN24]*100" office:value-type="float" office:value="4.87804878048781" calcext:value-type="float">
            <text:p>4,8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268.455" calcext:value-type="float">
            <text:p>6268,455</text:p>
          </table:table-cell>
          <table:table-cell office:value-type="float" office:value="41" calcext:value-type="float">
            <text:p>41</text:p>
          </table:table-cell>
          <table:table-cell table:style-name="ce20" table:formula="of:=[.B25]" office:value-type="float" office:value="15" calcext:value-type="float">
            <text:p>15</text:p>
          </table:table-cell>
          <table:table-cell table:formula="of:=[.C25]" office:value-type="float" office:value="6268.455" calcext:value-type="float">
            <text:p>6268,46</text:p>
          </table:table-cell>
          <table:table-cell table:formula="of:=[.D25]" office:value-type="float" office:value="41" calcext:value-type="float">
            <text:p>41</text:p>
          </table:table-cell>
          <table:table-cell table:formula="of:=[.F25]/1000" office:value-type="float" office:value="6.268455" calcext:value-type="float">
            <text:p>6,27</text:p>
          </table:table-cell>
          <table:table-cell table:formula="of:=ABS([.D25]-[.$I$9])/[.D25]*100" office:value-type="float" office:value="4.87804878048781" calcext:value-type="float">
            <text:p>4,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78.989" calcext:value-type="float">
            <text:p>5878,989</text:p>
          </table:table-cell>
          <table:table-cell office:value-type="float" office:value="44" calcext:value-type="float">
            <text:p>44</text:p>
          </table:table-cell>
          <table:table-cell table:style-name="ce20" table:formula="of:=[.K25]" office:value-type="float" office:value="15" calcext:value-type="float">
            <text:p>15</text:p>
          </table:table-cell>
          <table:table-cell table:formula="of:=[.L25]" office:value-type="float" office:value="5878.989" calcext:value-type="float">
            <text:p>5878,99</text:p>
          </table:table-cell>
          <table:table-cell table:formula="of:=[.M25]" office:value-type="float" office:value="44" calcext:value-type="float">
            <text:p>44</text:p>
          </table:table-cell>
          <table:table-cell table:formula="of:=[.O25]/1000" office:value-type="float" office:value="5.878989" calcext:value-type="float">
            <text:p>5,88</text:p>
          </table:table-cell>
          <table:table-cell table:formula="of:=ABS([.M25]-[.$I$9])/[.M25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office:value-type="float" office:value="5996.089" calcext:value-type="float">
            <text:p>5996,089</text:p>
          </table:table-cell>
          <table:table-cell table:style-name="ce32" office:value-type="float" office:value="44" calcext:value-type="float">
            <text:p>44</text:p>
          </table:table-cell>
          <table:table-cell table:formula="of:=[.T25]" office:value-type="float" office:value="15" calcext:value-type="float">
            <text:p>15</text:p>
          </table:table-cell>
          <table:table-cell table:style-name="ce22" table:formula="of:=[.U25]" office:value-type="float" office:value="5996.089" calcext:value-type="float">
            <text:p>5996,09</text:p>
          </table:table-cell>
          <table:table-cell table:formula="of:=[.V25]" office:value-type="float" office:value="44" calcext:value-type="float">
            <text:p>44</text:p>
          </table:table-cell>
          <table:table-cell table:style-name="ce22" table:formula="of:=[.X25]/1000" office:value-type="float" office:value="5.996089" calcext:value-type="float">
            <text:p>6,00</text:p>
          </table:table-cell>
          <table:table-cell table:style-name="ce17" table:formula="of:=ABS([.V25]-[.$I$9])/[.V25]*100" office:value-type="float" office:value="11.3636363636364" calcext:value-type="float">
            <text:p>11,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770.258" calcext:value-type="float">
            <text:p>5770,258</text:p>
          </table:table-cell>
          <table:table-cell office:value-type="float" office:value="42" calcext:value-type="float">
            <text:p>42</text:p>
          </table:table-cell>
          <table:table-cell table:formula="of:=[.AC25]" office:value-type="float" office:value="15" calcext:value-type="float">
            <text:p>15</text:p>
          </table:table-cell>
          <table:table-cell table:formula="of:=[.AD25]" office:value-type="float" office:value="5770.258" calcext:value-type="float">
            <text:p>5770,26</text:p>
          </table:table-cell>
          <table:table-cell table:formula="of:=[.AE25]" office:value-type="float" office:value="42" calcext:value-type="float">
            <text:p>42</text:p>
          </table:table-cell>
          <table:table-cell table:formula="of:=[.AG25]/1000" office:value-type="float" office:value="5.770258" calcext:value-type="float">
            <text:p>5,77</text:p>
          </table:table-cell>
          <table:table-cell table:formula="of:=ABS([.AE25]-[.$I$9])/[.AE25]*100" office:value-type="float" office:value="7.14285714285714" calcext:value-type="float">
            <text:p>7,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05.682" calcext:value-type="float">
            <text:p>5805,682</text:p>
          </table:table-cell>
          <table:table-cell office:value-type="float" office:value="42" calcext:value-type="float">
            <text:p>42</text:p>
          </table:table-cell>
          <table:table-cell table:formula="of:=[.AL25]" office:value-type="float" office:value="15" calcext:value-type="float">
            <text:p>15</text:p>
          </table:table-cell>
          <table:table-cell table:formula="of:=[.AM25]" office:value-type="float" office:value="5805.682" calcext:value-type="float">
            <text:p>5805,68</text:p>
          </table:table-cell>
          <table:table-cell table:formula="of:=[.AN25]" office:value-type="float" office:value="42" calcext:value-type="float">
            <text:p>42</text:p>
          </table:table-cell>
          <table:table-cell table:formula="of:=[.AP25]/1000" office:value-type="float" office:value="5.805682" calcext:value-type="float">
            <text:p>5,81</text:p>
          </table:table-cell>
          <table:table-cell table:formula="of:=ABS([.AN25]-[.$I$9])/[.AN25]*100" office:value-type="float" office:value="7.14285714285714" calcext:value-type="float">
            <text:p>7,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302.212" calcext:value-type="float">
            <text:p>6302,212</text:p>
          </table:table-cell>
          <table:table-cell office:value-type="float" office:value="44" calcext:value-type="float">
            <text:p>44</text:p>
          </table:table-cell>
          <table:table-cell table:style-name="ce20" table:formula="of:=[.B26]" office:value-type="float" office:value="16" calcext:value-type="float">
            <text:p>16</text:p>
          </table:table-cell>
          <table:table-cell table:formula="of:=[.C26]" office:value-type="float" office:value="6302.212" calcext:value-type="float">
            <text:p>6302,21</text:p>
          </table:table-cell>
          <table:table-cell table:formula="of:=[.D26]" office:value-type="float" office:value="44" calcext:value-type="float">
            <text:p>44</text:p>
          </table:table-cell>
          <table:table-cell table:formula="of:=[.F26]/1000" office:value-type="float" office:value="6.302212" calcext:value-type="float">
            <text:p>6,30</text:p>
          </table:table-cell>
          <table:table-cell table:formula="of:=ABS([.D26]-[.$I$9])/[.D26]*100" office:value-type="float" office:value="11.3636363636364" calcext:value-type="float">
            <text:p>11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62.028" calcext:value-type="float">
            <text:p>5962,028</text:p>
          </table:table-cell>
          <table:table-cell office:value-type="float" office:value="44" calcext:value-type="float">
            <text:p>44</text:p>
          </table:table-cell>
          <table:table-cell table:style-name="ce20" table:formula="of:=[.K26]" office:value-type="float" office:value="16" calcext:value-type="float">
            <text:p>16</text:p>
          </table:table-cell>
          <table:table-cell table:formula="of:=[.L26]" office:value-type="float" office:value="5962.028" calcext:value-type="float">
            <text:p>5962,03</text:p>
          </table:table-cell>
          <table:table-cell table:formula="of:=[.M26]" office:value-type="float" office:value="44" calcext:value-type="float">
            <text:p>44</text:p>
          </table:table-cell>
          <table:table-cell table:formula="of:=[.O26]/1000" office:value-type="float" office:value="5.962028" calcext:value-type="float">
            <text:p>5,96</text:p>
          </table:table-cell>
          <table:table-cell table:formula="of:=ABS([.M26]-[.$I$9])/[.M26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office:value-type="float" office:value="5759.422" calcext:value-type="float">
            <text:p>5759,422</text:p>
          </table:table-cell>
          <table:table-cell table:style-name="ce32" office:value-type="float" office:value="44" calcext:value-type="float">
            <text:p>44</text:p>
          </table:table-cell>
          <table:table-cell table:formula="of:=[.T26]" office:value-type="float" office:value="16" calcext:value-type="float">
            <text:p>16</text:p>
          </table:table-cell>
          <table:table-cell table:style-name="ce22" table:formula="of:=[.U26]" office:value-type="float" office:value="5759.422" calcext:value-type="float">
            <text:p>5759,42</text:p>
          </table:table-cell>
          <table:table-cell table:formula="of:=[.V26]" office:value-type="float" office:value="44" calcext:value-type="float">
            <text:p>44</text:p>
          </table:table-cell>
          <table:table-cell table:style-name="ce22" table:formula="of:=[.X26]/1000" office:value-type="float" office:value="5.759422" calcext:value-type="float">
            <text:p>5,76</text:p>
          </table:table-cell>
          <table:table-cell table:style-name="ce17" table:formula="of:=ABS([.V26]-[.$I$9])/[.V26]*100" office:value-type="float" office:value="11.3636363636364" calcext:value-type="float">
            <text:p>11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12.092" calcext:value-type="float">
            <text:p>5712,092</text:p>
          </table:table-cell>
          <table:table-cell office:value-type="float" office:value="39" calcext:value-type="float">
            <text:p>39</text:p>
          </table:table-cell>
          <table:table-cell table:formula="of:=[.AC26]" office:value-type="float" office:value="16" calcext:value-type="float">
            <text:p>16</text:p>
          </table:table-cell>
          <table:table-cell table:formula="of:=[.AD26]" office:value-type="float" office:value="5712.092" calcext:value-type="float">
            <text:p>5712,09</text:p>
          </table:table-cell>
          <table:table-cell table:formula="of:=[.AE26]" office:value-type="float" office:value="39" calcext:value-type="float">
            <text:p>39</text:p>
          </table:table-cell>
          <table:table-cell table:formula="of:=[.AG26]/1000" office:value-type="float" office:value="5.712092" calcext:value-type="float">
            <text:p>5,71</text:p>
          </table:table-cell>
          <table:table-cell table:formula="of:=ABS([.AE26]-[.$I$9])/[.AE26]*100" office:value-type="float" office:value="0" calcext:value-type="float">
            <text:p>0,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33.71" calcext:value-type="float">
            <text:p>5833,71</text:p>
          </table:table-cell>
          <table:table-cell office:value-type="float" office:value="39" calcext:value-type="float">
            <text:p>39</text:p>
          </table:table-cell>
          <table:table-cell table:formula="of:=[.AL26]" office:value-type="float" office:value="16" calcext:value-type="float">
            <text:p>16</text:p>
          </table:table-cell>
          <table:table-cell table:formula="of:=[.AM26]" office:value-type="float" office:value="5833.71" calcext:value-type="float">
            <text:p>5833,71</text:p>
          </table:table-cell>
          <table:table-cell table:formula="of:=[.AN26]" office:value-type="float" office:value="39" calcext:value-type="float">
            <text:p>39</text:p>
          </table:table-cell>
          <table:table-cell table:formula="of:=[.AP26]/1000" office:value-type="float" office:value="5.83371" calcext:value-type="float">
            <text:p>5,83</text:p>
          </table:table-cell>
          <table:table-cell table:formula="of:=ABS([.AN26]-[.$I$9])/[.AN26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525.297" calcext:value-type="float">
            <text:p>6525,297</text:p>
          </table:table-cell>
          <table:table-cell office:value-type="float" office:value="44" calcext:value-type="float">
            <text:p>44</text:p>
          </table:table-cell>
          <table:table-cell table:style-name="ce20" table:formula="of:=[.B27]" office:value-type="float" office:value="17" calcext:value-type="float">
            <text:p>17</text:p>
          </table:table-cell>
          <table:table-cell table:formula="of:=[.C27]" office:value-type="float" office:value="6525.297" calcext:value-type="float">
            <text:p>6525,30</text:p>
          </table:table-cell>
          <table:table-cell table:formula="of:=[.D27]" office:value-type="float" office:value="44" calcext:value-type="float">
            <text:p>44</text:p>
          </table:table-cell>
          <table:table-cell table:formula="of:=[.F27]/1000" office:value-type="float" office:value="6.525297" calcext:value-type="float">
            <text:p>6,53</text:p>
          </table:table-cell>
          <table:table-cell table:formula="of:=ABS([.D27]-[.$I$9])/[.D27]*100" office:value-type="float" office:value="11.3636363636364" calcext:value-type="float">
            <text:p>11,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773.338" calcext:value-type="float">
            <text:p>5773,338</text:p>
          </table:table-cell>
          <table:table-cell office:value-type="float" office:value="40" calcext:value-type="float">
            <text:p>40</text:p>
          </table:table-cell>
          <table:table-cell table:style-name="ce20" table:formula="of:=[.K27]" office:value-type="float" office:value="17" calcext:value-type="float">
            <text:p>17</text:p>
          </table:table-cell>
          <table:table-cell table:formula="of:=[.L27]" office:value-type="float" office:value="5773.338" calcext:value-type="float">
            <text:p>5773,34</text:p>
          </table:table-cell>
          <table:table-cell table:formula="of:=[.M27]" office:value-type="float" office:value="40" calcext:value-type="float">
            <text:p>40</text:p>
          </table:table-cell>
          <table:table-cell table:formula="of:=[.O27]/1000" office:value-type="float" office:value="5.773338" calcext:value-type="float">
            <text:p>5,77</text:p>
          </table:table-cell>
          <table:table-cell table:formula="of:=ABS([.M27]-[.$I$9])/[.M27]*100" office:value-type="float" office:value="2.5" calcext:value-type="float">
            <text:p>2,50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office:value-type="float" office:value="5749.974" calcext:value-type="float">
            <text:p>5749,974</text:p>
          </table:table-cell>
          <table:table-cell table:style-name="ce32" office:value-type="float" office:value="39" calcext:value-type="float">
            <text:p>39</text:p>
          </table:table-cell>
          <table:table-cell table:formula="of:=[.T27]" office:value-type="float" office:value="17" calcext:value-type="float">
            <text:p>17</text:p>
          </table:table-cell>
          <table:table-cell table:style-name="ce22" table:formula="of:=[.U27]" office:value-type="float" office:value="5749.974" calcext:value-type="float">
            <text:p>5749,97</text:p>
          </table:table-cell>
          <table:table-cell table:formula="of:=[.V27]" office:value-type="float" office:value="39" calcext:value-type="float">
            <text:p>39</text:p>
          </table:table-cell>
          <table:table-cell table:style-name="ce22" table:formula="of:=[.X27]/1000" office:value-type="float" office:value="5.749974" calcext:value-type="float">
            <text:p>5,75</text:p>
          </table:table-cell>
          <table:table-cell table:style-name="ce17" table:formula="of:=ABS([.V27]-[.$I$9])/[.V27]*100" office:value-type="float" office:value="0" calcext:value-type="float">
            <text:p>0,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99.613" calcext:value-type="float">
            <text:p>5699,613</text:p>
          </table:table-cell>
          <table:table-cell office:value-type="float" office:value="40" calcext:value-type="float">
            <text:p>40</text:p>
          </table:table-cell>
          <table:table-cell table:formula="of:=[.AC27]" office:value-type="float" office:value="17" calcext:value-type="float">
            <text:p>17</text:p>
          </table:table-cell>
          <table:table-cell table:formula="of:=[.AD27]" office:value-type="float" office:value="5699.613" calcext:value-type="float">
            <text:p>5699,61</text:p>
          </table:table-cell>
          <table:table-cell table:formula="of:=[.AE27]" office:value-type="float" office:value="40" calcext:value-type="float">
            <text:p>40</text:p>
          </table:table-cell>
          <table:table-cell table:formula="of:=[.AG27]/1000" office:value-type="float" office:value="5.699613" calcext:value-type="float">
            <text:p>5,70</text:p>
          </table:table-cell>
          <table:table-cell table:formula="of:=ABS([.AE27]-[.$I$9])/[.AE27]*100" office:value-type="float" office:value="2.5" calcext:value-type="float">
            <text:p>2,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10.067" calcext:value-type="float">
            <text:p>5810,067</text:p>
          </table:table-cell>
          <table:table-cell office:value-type="float" office:value="39" calcext:value-type="float">
            <text:p>39</text:p>
          </table:table-cell>
          <table:table-cell table:formula="of:=[.AL27]" office:value-type="float" office:value="17" calcext:value-type="float">
            <text:p>17</text:p>
          </table:table-cell>
          <table:table-cell table:formula="of:=[.AM27]" office:value-type="float" office:value="5810.067" calcext:value-type="float">
            <text:p>5810,07</text:p>
          </table:table-cell>
          <table:table-cell table:formula="of:=[.AN27]" office:value-type="float" office:value="39" calcext:value-type="float">
            <text:p>39</text:p>
          </table:table-cell>
          <table:table-cell table:formula="of:=[.AP27]/1000" office:value-type="float" office:value="5.810067" calcext:value-type="float">
            <text:p>5,81</text:p>
          </table:table-cell>
          <table:table-cell table:formula="of:=ABS([.AN27]-[.$I$9])/[.AN27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012.708" calcext:value-type="float">
            <text:p>6012,708</text:p>
          </table:table-cell>
          <table:table-cell office:value-type="float" office:value="39" calcext:value-type="float">
            <text:p>39</text:p>
          </table:table-cell>
          <table:table-cell table:style-name="ce20" table:formula="of:=[.B28]" office:value-type="float" office:value="18" calcext:value-type="float">
            <text:p>18</text:p>
          </table:table-cell>
          <table:table-cell table:formula="of:=[.C28]" office:value-type="float" office:value="6012.708" calcext:value-type="float">
            <text:p>6012,71</text:p>
          </table:table-cell>
          <table:table-cell table:formula="of:=[.D28]" office:value-type="float" office:value="39" calcext:value-type="float">
            <text:p>39</text:p>
          </table:table-cell>
          <table:table-cell table:formula="of:=[.F28]/1000" office:value-type="float" office:value="6.012708" calcext:value-type="float">
            <text:p>6,01</text:p>
          </table:table-cell>
          <table:table-cell table:formula="of:=ABS([.D28]-[.$I$9])/[.D28]*100" office:value-type="float" office:value="0" calcext:value-type="float">
            <text:p>0,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715.209" calcext:value-type="float">
            <text:p>5715,209</text:p>
          </table:table-cell>
          <table:table-cell office:value-type="float" office:value="40" calcext:value-type="float">
            <text:p>40</text:p>
          </table:table-cell>
          <table:table-cell table:style-name="ce20" table:formula="of:=[.K28]" office:value-type="float" office:value="18" calcext:value-type="float">
            <text:p>18</text:p>
          </table:table-cell>
          <table:table-cell table:formula="of:=[.L28]" office:value-type="float" office:value="5715.209" calcext:value-type="float">
            <text:p>5715,21</text:p>
          </table:table-cell>
          <table:table-cell table:formula="of:=[.M28]" office:value-type="float" office:value="40" calcext:value-type="float">
            <text:p>40</text:p>
          </table:table-cell>
          <table:table-cell table:formula="of:=[.O28]/1000" office:value-type="float" office:value="5.715209" calcext:value-type="float">
            <text:p>5,72</text:p>
          </table:table-cell>
          <table:table-cell table:formula="of:=ABS([.M28]-[.$I$9])/[.M28]*100" office:value-type="float" office:value="2.5" calcext:value-type="float">
            <text:p>2,50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office:value-type="float" office:value="5870.667" calcext:value-type="float">
            <text:p>5870,667</text:p>
          </table:table-cell>
          <table:table-cell table:style-name="ce32" office:value-type="float" office:value="39" calcext:value-type="float">
            <text:p>39</text:p>
          </table:table-cell>
          <table:table-cell table:formula="of:=[.T28]" office:value-type="float" office:value="18" calcext:value-type="float">
            <text:p>18</text:p>
          </table:table-cell>
          <table:table-cell table:style-name="ce22" table:formula="of:=[.U28]" office:value-type="float" office:value="5870.667" calcext:value-type="float">
            <text:p>5870,67</text:p>
          </table:table-cell>
          <table:table-cell table:formula="of:=[.V28]" office:value-type="float" office:value="39" calcext:value-type="float">
            <text:p>39</text:p>
          </table:table-cell>
          <table:table-cell table:style-name="ce22" table:formula="of:=[.X28]/1000" office:value-type="float" office:value="5.870667" calcext:value-type="float">
            <text:p>5,87</text:p>
          </table:table-cell>
          <table:table-cell table:style-name="ce17" table:formula="of:=ABS([.V28]-[.$I$9])/[.V28]*100" office:value-type="float" office:value="0" calcext:value-type="float">
            <text:p>0,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704.784" calcext:value-type="float">
            <text:p>5704,784</text:p>
          </table:table-cell>
          <table:table-cell office:value-type="float" office:value="43" calcext:value-type="float">
            <text:p>43</text:p>
          </table:table-cell>
          <table:table-cell table:formula="of:=[.AC28]" office:value-type="float" office:value="18" calcext:value-type="float">
            <text:p>18</text:p>
          </table:table-cell>
          <table:table-cell table:formula="of:=[.AD28]" office:value-type="float" office:value="5704.784" calcext:value-type="float">
            <text:p>5704,78</text:p>
          </table:table-cell>
          <table:table-cell table:formula="of:=[.AE28]" office:value-type="float" office:value="43" calcext:value-type="float">
            <text:p>43</text:p>
          </table:table-cell>
          <table:table-cell table:formula="of:=[.AG28]/1000" office:value-type="float" office:value="5.704784" calcext:value-type="float">
            <text:p>5,70</text:p>
          </table:table-cell>
          <table:table-cell table:formula="of:=ABS([.AE28]-[.$I$9])/[.AE28]*100" office:value-type="float" office:value="9.30232558139535" calcext:value-type="float">
            <text:p>9,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733.008" calcext:value-type="float">
            <text:p>5733,008</text:p>
          </table:table-cell>
          <table:table-cell office:value-type="float" office:value="42" calcext:value-type="float">
            <text:p>42</text:p>
          </table:table-cell>
          <table:table-cell table:formula="of:=[.AL28]" office:value-type="float" office:value="18" calcext:value-type="float">
            <text:p>18</text:p>
          </table:table-cell>
          <table:table-cell table:formula="of:=[.AM28]" office:value-type="float" office:value="5733.008" calcext:value-type="float">
            <text:p>5733,01</text:p>
          </table:table-cell>
          <table:table-cell table:formula="of:=[.AN28]" office:value-type="float" office:value="42" calcext:value-type="float">
            <text:p>42</text:p>
          </table:table-cell>
          <table:table-cell table:formula="of:=[.AP28]/1000" office:value-type="float" office:value="5.733008" calcext:value-type="float">
            <text:p>5,73</text:p>
          </table:table-cell>
          <table:table-cell table:formula="of:=ABS([.AN28]-[.$I$9])/[.AN28]*100" office:value-type="float" office:value="7.14285714285714" calcext:value-type="float">
            <text:p>7,1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776.614" calcext:value-type="float">
            <text:p>5776,614</text:p>
          </table:table-cell>
          <table:table-cell office:value-type="float" office:value="41" calcext:value-type="float">
            <text:p>41</text:p>
          </table:table-cell>
          <table:table-cell table:style-name="ce20" table:formula="of:=[.B29]" office:value-type="float" office:value="19" calcext:value-type="float">
            <text:p>19</text:p>
          </table:table-cell>
          <table:table-cell table:formula="of:=[.C29]" office:value-type="float" office:value="5776.614" calcext:value-type="float">
            <text:p>5776,61</text:p>
          </table:table-cell>
          <table:table-cell table:formula="of:=[.D29]" office:value-type="float" office:value="41" calcext:value-type="float">
            <text:p>41</text:p>
          </table:table-cell>
          <table:table-cell table:formula="of:=[.F29]/1000" office:value-type="float" office:value="5.776614" calcext:value-type="float">
            <text:p>5,78</text:p>
          </table:table-cell>
          <table:table-cell table:formula="of:=ABS([.D29]-[.$I$9])/[.D29]*100" office:value-type="float" office:value="4.87804878048781" calcext:value-type="float">
            <text:p>4,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714.931" calcext:value-type="float">
            <text:p>5714,931</text:p>
          </table:table-cell>
          <table:table-cell office:value-type="float" office:value="39" calcext:value-type="float">
            <text:p>39</text:p>
          </table:table-cell>
          <table:table-cell table:style-name="ce20" table:formula="of:=[.K29]" office:value-type="float" office:value="19" calcext:value-type="float">
            <text:p>19</text:p>
          </table:table-cell>
          <table:table-cell table:formula="of:=[.L29]" office:value-type="float" office:value="5714.931" calcext:value-type="float">
            <text:p>5714,93</text:p>
          </table:table-cell>
          <table:table-cell table:formula="of:=[.M29]" office:value-type="float" office:value="39" calcext:value-type="float">
            <text:p>39</text:p>
          </table:table-cell>
          <table:table-cell table:formula="of:=[.O29]/1000" office:value-type="float" office:value="5.714931" calcext:value-type="float">
            <text:p>5,71</text:p>
          </table:table-cell>
          <table:table-cell table:formula="of:=ABS([.M29]-[.$I$9])/[.M29]*100" office:value-type="float" office:value="0" calcext:value-type="float">
            <text:p>0,00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office:value-type="float" office:value="5972.973" calcext:value-type="float">
            <text:p>5972,973</text:p>
          </table:table-cell>
          <table:table-cell table:style-name="ce32" office:value-type="float" office:value="46" calcext:value-type="float">
            <text:p>46</text:p>
          </table:table-cell>
          <table:table-cell table:formula="of:=[.T29]" office:value-type="float" office:value="19" calcext:value-type="float">
            <text:p>19</text:p>
          </table:table-cell>
          <table:table-cell table:style-name="ce22" table:formula="of:=[.U29]" office:value-type="float" office:value="5972.973" calcext:value-type="float">
            <text:p>5972,97</text:p>
          </table:table-cell>
          <table:table-cell table:formula="of:=[.V29]" office:value-type="float" office:value="46" calcext:value-type="float">
            <text:p>46</text:p>
          </table:table-cell>
          <table:table-cell table:style-name="ce22" table:formula="of:=[.X29]/1000" office:value-type="float" office:value="5.972973" calcext:value-type="float">
            <text:p>5,97</text:p>
          </table:table-cell>
          <table:table-cell table:style-name="ce17" table:formula="of:=ABS([.V29]-[.$I$9])/[.V29]*100" office:value-type="float" office:value="15.2173913043478" calcext:value-type="float">
            <text:p>15,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704.024" calcext:value-type="float">
            <text:p>5704,024</text:p>
          </table:table-cell>
          <table:table-cell office:value-type="float" office:value="40" calcext:value-type="float">
            <text:p>40</text:p>
          </table:table-cell>
          <table:table-cell table:formula="of:=[.AC29]" office:value-type="float" office:value="19" calcext:value-type="float">
            <text:p>19</text:p>
          </table:table-cell>
          <table:table-cell table:formula="of:=[.AD29]" office:value-type="float" office:value="5704.024" calcext:value-type="float">
            <text:p>5704,02</text:p>
          </table:table-cell>
          <table:table-cell table:formula="of:=[.AE29]" office:value-type="float" office:value="40" calcext:value-type="float">
            <text:p>40</text:p>
          </table:table-cell>
          <table:table-cell table:formula="of:=[.AG29]/1000" office:value-type="float" office:value="5.704024" calcext:value-type="float">
            <text:p>5,70</text:p>
          </table:table-cell>
          <table:table-cell table:formula="of:=ABS([.AE29]-[.$I$9])/[.AE29]*100" office:value-type="float" office:value="2.5" calcext:value-type="float">
            <text:p>2,5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835.367" calcext:value-type="float">
            <text:p>5835,367</text:p>
          </table:table-cell>
          <table:table-cell office:value-type="float" office:value="46" calcext:value-type="float">
            <text:p>46</text:p>
          </table:table-cell>
          <table:table-cell table:formula="of:=[.AL29]" office:value-type="float" office:value="19" calcext:value-type="float">
            <text:p>19</text:p>
          </table:table-cell>
          <table:table-cell table:formula="of:=[.AM29]" office:value-type="float" office:value="5835.367" calcext:value-type="float">
            <text:p>5835,37</text:p>
          </table:table-cell>
          <table:table-cell table:formula="of:=[.AN29]" office:value-type="float" office:value="46" calcext:value-type="float">
            <text:p>46</text:p>
          </table:table-cell>
          <table:table-cell table:formula="of:=[.AP29]/1000" office:value-type="float" office:value="5.835367" calcext:value-type="float">
            <text:p>5,84</text:p>
          </table:table-cell>
          <table:table-cell table:formula="of:=ABS([.AN29]-[.$I$9])/[.AN29]*100" office:value-type="float" office:value="15.2173913043478" calcext:value-type="float">
            <text:p>15,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111.526" calcext:value-type="float">
            <text:p>7111,526</text:p>
          </table:table-cell>
          <table:table-cell office:value-type="float" office:value="41" calcext:value-type="float">
            <text:p>41</text:p>
          </table:table-cell>
          <table:table-cell table:style-name="ce20" table:formula="of:=[.B30]" office:value-type="float" office:value="20" calcext:value-type="float">
            <text:p>20</text:p>
          </table:table-cell>
          <table:table-cell table:formula="of:=[.C30]" office:value-type="float" office:value="7111.526" calcext:value-type="float">
            <text:p>7111,53</text:p>
          </table:table-cell>
          <table:table-cell table:formula="of:=[.D30]" office:value-type="float" office:value="41" calcext:value-type="float">
            <text:p>41</text:p>
          </table:table-cell>
          <table:table-cell table:formula="of:=[.F30]/1000" office:value-type="float" office:value="7.111526" calcext:value-type="float">
            <text:p>7,11</text:p>
          </table:table-cell>
          <table:table-cell table:formula="of:=ABS([.D30]-[.$I$9])/[.D30]*100" office:value-type="float" office:value="4.87804878048781" calcext:value-type="float">
            <text:p>4,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718.507" calcext:value-type="float">
            <text:p>5718,507</text:p>
          </table:table-cell>
          <table:table-cell office:value-type="float" office:value="44" calcext:value-type="float">
            <text:p>44</text:p>
          </table:table-cell>
          <table:table-cell table:style-name="ce20" table:formula="of:=[.K30]" office:value-type="float" office:value="20" calcext:value-type="float">
            <text:p>20</text:p>
          </table:table-cell>
          <table:table-cell table:formula="of:=[.L30]" office:value-type="float" office:value="5718.507" calcext:value-type="float">
            <text:p>5718,51</text:p>
          </table:table-cell>
          <table:table-cell table:formula="of:=[.M30]" office:value-type="float" office:value="44" calcext:value-type="float">
            <text:p>44</text:p>
          </table:table-cell>
          <table:table-cell table:formula="of:=[.O30]/1000" office:value-type="float" office:value="5.718507" calcext:value-type="float">
            <text:p>5,72</text:p>
          </table:table-cell>
          <table:table-cell table:formula="of:=ABS([.M30]-[.$I$9])/[.M30]*100" office:value-type="float" office:value="11.3636363636364" calcext:value-type="float">
            <text:p>11,36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office:value-type="float" office:value="5730.816" calcext:value-type="float">
            <text:p>5730,816</text:p>
          </table:table-cell>
          <table:table-cell table:style-name="ce32" office:value-type="float" office:value="39" calcext:value-type="float">
            <text:p>39</text:p>
          </table:table-cell>
          <table:table-cell table:formula="of:=[.T30]" office:value-type="float" office:value="20" calcext:value-type="float">
            <text:p>20</text:p>
          </table:table-cell>
          <table:table-cell table:style-name="ce22" table:formula="of:=[.U30]" office:value-type="float" office:value="5730.816" calcext:value-type="float">
            <text:p>5730,82</text:p>
          </table:table-cell>
          <table:table-cell table:formula="of:=[.V30]" office:value-type="float" office:value="39" calcext:value-type="float">
            <text:p>39</text:p>
          </table:table-cell>
          <table:table-cell table:style-name="ce22" table:formula="of:=[.X30]/1000" office:value-type="float" office:value="5.730816" calcext:value-type="float">
            <text:p>5,73</text:p>
          </table:table-cell>
          <table:table-cell table:style-name="ce17" table:formula="of:=ABS([.V30]-[.$I$9])/[.V30]*100" office:value-type="float" office:value="0" calcext:value-type="float">
            <text:p>0,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747.604" calcext:value-type="float">
            <text:p>5747,604</text:p>
          </table:table-cell>
          <table:table-cell office:value-type="float" office:value="44" calcext:value-type="float">
            <text:p>44</text:p>
          </table:table-cell>
          <table:table-cell table:formula="of:=[.AC30]" office:value-type="float" office:value="20" calcext:value-type="float">
            <text:p>20</text:p>
          </table:table-cell>
          <table:table-cell table:formula="of:=[.AD30]" office:value-type="float" office:value="5747.604" calcext:value-type="float">
            <text:p>5747,60</text:p>
          </table:table-cell>
          <table:table-cell table:formula="of:=[.AE30]" office:value-type="float" office:value="44" calcext:value-type="float">
            <text:p>44</text:p>
          </table:table-cell>
          <table:table-cell table:formula="of:=[.AG30]/1000" office:value-type="float" office:value="5.747604" calcext:value-type="float">
            <text:p>5,75</text:p>
          </table:table-cell>
          <table:table-cell table:formula="of:=ABS([.AE30]-[.$I$9])/[.AE30]*100" office:value-type="float" office:value="11.3636363636364" calcext:value-type="float">
            <text:p>11,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913.084" calcext:value-type="float">
            <text:p>5913,084</text:p>
          </table:table-cell>
          <table:table-cell office:value-type="float" office:value="44" calcext:value-type="float">
            <text:p>44</text:p>
          </table:table-cell>
          <table:table-cell table:formula="of:=[.AL30]" office:value-type="float" office:value="20" calcext:value-type="float">
            <text:p>20</text:p>
          </table:table-cell>
          <table:table-cell table:formula="of:=[.AM30]" office:value-type="float" office:value="5913.084" calcext:value-type="float">
            <text:p>5913,08</text:p>
          </table:table-cell>
          <table:table-cell table:formula="of:=[.AN30]" office:value-type="float" office:value="44" calcext:value-type="float">
            <text:p>44</text:p>
          </table:table-cell>
          <table:table-cell table:formula="of:=[.AP30]/1000" office:value-type="float" office:value="5.913084" calcext:value-type="float">
            <text:p>5,91</text:p>
          </table:table-cell>
          <table:table-cell table:formula="of:=ABS([.AN30]-[.$I$9])/[.AN30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F11:.F30])" office:value-type="float" office:value="6091.5323" calcext:value-type="float">
            <text:p>6091,53</text:p>
          </table:table-cell>
          <table:table-cell table:style-name="ce30" table:formula="of:=AVERAGE([.G11:.G30])" office:value-type="float" office:value="42.1" calcext:value-type="float">
            <text:p>42,1</text:p>
          </table:table-cell>
          <table:table-cell table:style-name="ce34" table:formula="of:=AVERAGE([.H11:.H30])" office:value-type="float" office:value="6.0915323" calcext:value-type="float">
            <text:p>6,09</text:p>
          </table:table-cell>
          <table:table-cell table:style-name="ce34" table:formula="of:=AVERAGE([.I11:.I30])" office:value-type="float" office:value="7.10080199051567" calcext:value-type="float">
            <text:p>7,10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O11:.O30])" office:value-type="float" office:value="5783.74815" calcext:value-type="float">
            <text:p>5783,75</text:p>
          </table:table-cell>
          <table:table-cell table:style-name="ce30" table:formula="of:=AVERAGE([.P11:.P30])" office:value-type="float" office:value="41.5" calcext:value-type="float">
            <text:p>41,5</text:p>
          </table:table-cell>
          <table:table-cell table:style-name="ce34" table:formula="of:=AVERAGE([.Q11:.Q30])" office:value-type="float" office:value="5.78374815" calcext:value-type="float">
            <text:p>5,78</text:p>
          </table:table-cell>
          <table:table-cell table:style-name="ce34" table:formula="of:=AVERAGE([.R11:.R30])" office:value-type="float" office:value="5.83564209471753" calcext:value-type="float">
            <text:p>5,84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X11:.X30])" office:value-type="float" office:value="5883.67875" calcext:value-type="float">
            <text:p>5883,68</text:p>
          </table:table-cell>
          <table:table-cell table:style-name="ce30" table:formula="of:=AVERAGE([.Y11:.Y30])" office:value-type="float" office:value="41.7" calcext:value-type="float">
            <text:p>41,7</text:p>
          </table:table-cell>
          <table:table-cell table:style-name="ce34" table:formula="of:=AVERAGE([.Z11:.Z30])" office:value-type="float" office:value="5.88367875" calcext:value-type="float">
            <text:p>5,88</text:p>
          </table:table-cell>
          <table:table-cell table:style-name="ce34" table:formula="of:=AVERAGE([.AA11:.AA30])" office:value-type="float" office:value="6.12258276490968" calcext:value-type="float">
            <text:p>6,12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G11:.AG30])" office:value-type="float" office:value="5722.36105" calcext:value-type="float">
            <text:p>5722,36</text:p>
          </table:table-cell>
          <table:table-cell table:style-name="ce30" table:formula="of:=AVERAGE([.AH11:.AH30])" office:value-type="float" office:value="41.55" calcext:value-type="float">
            <text:p>41,55</text:p>
          </table:table-cell>
          <table:table-cell table:style-name="ce34" table:formula="of:=AVERAGE([.AI11:.AI30])" office:value-type="float" office:value="5.72236105" calcext:value-type="float">
            <text:p>5,72</text:p>
          </table:table-cell>
          <table:table-cell table:style-name="ce34" table:formula="of:=AVERAGE([.AJ11:.AJ30])" office:value-type="float" office:value="5.9597124835016" calcext:value-type="float">
            <text:p>5,96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P11:.AP30])" office:value-type="float" office:value="5835.7192" calcext:value-type="float">
            <text:p>5835,72</text:p>
          </table:table-cell>
          <table:table-cell table:style-name="ce30" table:formula="of:=AVERAGE([.AQ11:.AQ30])" office:value-type="float" office:value="42.55" calcext:value-type="float">
            <text:p>42,55</text:p>
          </table:table-cell>
          <table:table-cell table:style-name="ce34" table:formula="of:=AVERAGE([.AR11:.AR30])" office:value-type="float" office:value="5.8357192" calcext:value-type="float">
            <text:p>5,84</text:p>
          </table:table-cell>
          <table:table-cell table:style-name="ce34" table:formula="of:=AVERAGE([.AS11:.AS30])" office:value-type="float" office:value="8.04466609742325" calcext:value-type="float">
            <text:p>8,04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formula="of:=COM.MICROSOFT.STDEV.P([.D11:.D30])" office:value-type="float" office:value="2.23383079036887" calcext:value-type="float">
            <text:p>2,2338307904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formula="of:=COM.MICROSOFT.STDEV.P([.M11:.M30])" office:value-type="float" office:value="1.85741756210067" calcext:value-type="float">
            <text:p>1,857417562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formula="of:=COM.MICROSOFT.STDEV.P([.V11:.V30])" office:value-type="float" office:value="2.62868788561898" calcext:value-type="float">
            <text:p>2,6286878856</text:p>
          </table:table-cell>
          <table:table-cell table:number-columns-repeated="6"/>
          <table:table-cell table:style-name="Default"/>
          <table:table-cell/>
          <table:table-cell table:style-name="Default" table:formula="of:=COM.MICROSOFT.STDEV.P([.AE11:.AE30])" office:value-type="float" office:value="1.8296174463532" calcext:value-type="float">
            <text:p>1,8296174464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formula="of:=COM.MICROSOFT.STDEV.P([.AN11:.AN30])" office:value-type="float" office:value="2.41816045786875" calcext:value-type="float">
            <text:p>2,4181604579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 table:number-columns-repeated="10"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  <table:table-cell/>
          <table:table-cell table:style-name="Default"/>
          <table:table-cell/>
          <table:table-cell table:style-name="Default"/>
          <table:table-cell table:style-name="ce33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7"/>
          <table:covered-table-cell table:number-columns-repeated="2"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kadencja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wierzchołków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liczba iteracji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40" calcext:value-type="float">
            <text:p>40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80" calcext:value-type="float">
            <text:p>80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Długość tabu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120" calcext:value-type="float">
            <text:p>12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table:formula="of:=[.I37]/([.I35]*16/2)*100" office:value-type="float" office:value="7.35294117647059" calcext:value-type="float">
            <text:p>7,35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table:formula="of:=[.R37]/([.R35]*16/2)*100" office:value-type="float" office:value="29.4117647058824" calcext:value-type="float">
            <text:p>29,41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table:formula="of:=[.AJ37]/([.AJ35]*16/2)*100" office:value-type="float" office:value="58.8235294117647" calcext:value-type="float">
            <text:p>58,82</text:p>
          </table:table-cell>
          <table:table-cell/>
          <table:table-cell table:style-name="Default"/>
          <table:table-cell/>
          <table:table-cell table:style-name="Default"/>
          <table:table-cell table:style-name="ce25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8"/>
          <table:covered-table-cell table:number-columns-repeated="2" table:style-name="ce35"/>
          <table:table-cell table:style-name="ce41" table:formula="of:=[.AS37]/([.AS35]*16/2)*100" office:value-type="float" office:value="88.2352941176471" calcext:value-type="float">
            <text:p>88,24</text:p>
          </table:table-cell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 table:number-columns-repeated="10"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  <table:table-cell/>
          <table:table-cell table:style-name="ce23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26"/>
          <table:table-cell table:style-name="ce25" office:value-type="string" calcext:value-type="string" table:number-columns-spanned="4" table:number-rows-spanned="1">
            <text:p>Najniższy koszt</text:p>
          </table:table-cell>
          <table:covered-table-cell table:style-name="ce28"/>
          <table:covered-table-cell table:number-columns-repeated="2" table:style-name="ce35"/>
          <table:table-cell table:style-name="ce36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10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695.456" calcext:value-type="float">
            <text:p>5695,456</text:p>
          </table:table-cell>
          <table:table-cell office:value-type="float" office:value="42" calcext:value-type="float">
            <text:p>42</text:p>
          </table:table-cell>
          <table:table-cell table:formula="of:=[.B41]" office:value-type="float" office:value="1" calcext:value-type="float">
            <text:p>1</text:p>
          </table:table-cell>
          <table:table-cell table:formula="of:=[.C41]" office:value-type="float" office:value="5695.456" calcext:value-type="float">
            <text:p>5695,46</text:p>
          </table:table-cell>
          <table:table-cell table:formula="of:=[.D41]" office:value-type="float" office:value="42" calcext:value-type="float">
            <text:p>42</text:p>
          </table:table-cell>
          <table:table-cell table:formula="of:=[.F41]/1000" office:value-type="float" office:value="5.695456" calcext:value-type="float">
            <text:p>5,70</text:p>
          </table:table-cell>
          <table:table-cell table:formula="of:=ABS([.D41]-[.$I$9])/[.D41]*100" office:value-type="float" office:value="7.14285714285714" calcext:value-type="float">
            <text:p>7,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14.352" calcext:value-type="float">
            <text:p>5814,352</text:p>
          </table:table-cell>
          <table:table-cell office:value-type="float" office:value="43" calcext:value-type="float">
            <text:p>43</text:p>
          </table:table-cell>
          <table:table-cell table:formula="of:=[.K41]" office:value-type="float" office:value="1" calcext:value-type="float">
            <text:p>1</text:p>
          </table:table-cell>
          <table:table-cell table:formula="of:=[.L41]" office:value-type="float" office:value="5814.352" calcext:value-type="float">
            <text:p>5814,35</text:p>
          </table:table-cell>
          <table:table-cell table:formula="of:=[.M41]" office:value-type="float" office:value="43" calcext:value-type="float">
            <text:p>43</text:p>
          </table:table-cell>
          <table:table-cell table:formula="of:=[.O41]/1000" office:value-type="float" office:value="5.814352" calcext:value-type="float">
            <text:p>5,81</text:p>
          </table:table-cell>
          <table:table-cell table:formula="of:=ABS([.M41]-[.$I$9])/[.M41]*100" office:value-type="float" office:value="9.30232558139535" calcext:value-type="float">
            <text:p>9,3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5711.412" calcext:value-type="float">
            <text:p>5711,412</text:p>
          </table:table-cell>
          <table:table-cell office:value-type="float" office:value="42" calcext:value-type="float">
            <text:p>42</text:p>
          </table:table-cell>
          <table:table-cell table:formula="of:=[.AC41]" office:value-type="float" office:value="1" calcext:value-type="float">
            <text:p>1</text:p>
          </table:table-cell>
          <table:table-cell table:formula="of:=[.AD41]" office:value-type="float" office:value="5711.412" calcext:value-type="float">
            <text:p>5711,41</text:p>
          </table:table-cell>
          <table:table-cell table:formula="of:=[.AE41]" office:value-type="float" office:value="42" calcext:value-type="float">
            <text:p>42</text:p>
          </table:table-cell>
          <table:table-cell table:formula="of:=[.AG41]/1000" office:value-type="float" office:value="5.711412" calcext:value-type="float">
            <text:p>5,71</text:p>
          </table:table-cell>
          <table:table-cell table:formula="of:=ABS([.AE41]-[.$I$9])/[.AE41]*100" office:value-type="float" office:value="7.14285714285714" calcext:value-type="float">
            <text:p>7,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24.106" calcext:value-type="float">
            <text:p>6024,106</text:p>
          </table:table-cell>
          <table:table-cell office:value-type="float" office:value="44" calcext:value-type="float">
            <text:p>44</text:p>
          </table:table-cell>
          <table:table-cell table:formula="of:=[.AL41]" office:value-type="float" office:value="1" calcext:value-type="float">
            <text:p>1</text:p>
          </table:table-cell>
          <table:table-cell table:formula="of:=[.AM41]" office:value-type="float" office:value="6024.106" calcext:value-type="float">
            <text:p>6024,11</text:p>
          </table:table-cell>
          <table:table-cell table:formula="of:=[.AN41]" office:value-type="float" office:value="44" calcext:value-type="float">
            <text:p>44</text:p>
          </table:table-cell>
          <table:table-cell table:formula="of:=[.AP41]/1000" office:value-type="float" office:value="6.024106" calcext:value-type="float">
            <text:p>6,02</text:p>
          </table:table-cell>
          <table:table-cell table:formula="of:=ABS([.AN41]-[.$I$9])/[.AN41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83.448" calcext:value-type="float">
            <text:p>5883,448</text:p>
          </table:table-cell>
          <table:table-cell office:value-type="float" office:value="44" calcext:value-type="float">
            <text:p>44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5883.448" calcext:value-type="float">
            <text:p>5883,45</text:p>
          </table:table-cell>
          <table:table-cell table:formula="of:=[.D42]" office:value-type="float" office:value="44" calcext:value-type="float">
            <text:p>44</text:p>
          </table:table-cell>
          <table:table-cell table:formula="of:=[.F42]/1000" office:value-type="float" office:value="5.883448" calcext:value-type="float">
            <text:p>5,88</text:p>
          </table:table-cell>
          <table:table-cell table:formula="of:=ABS([.D42]-[.$I$9])/[.D42]*100" office:value-type="float" office:value="11.3636363636364" calcext:value-type="float">
            <text:p>11,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38.781" calcext:value-type="float">
            <text:p>5838,781</text:p>
          </table:table-cell>
          <table:table-cell office:value-type="float" office:value="44" calcext:value-type="float">
            <text:p>44</text:p>
          </table:table-cell>
          <table:table-cell table:formula="of:=[.K42]" office:value-type="float" office:value="2" calcext:value-type="float">
            <text:p>2</text:p>
          </table:table-cell>
          <table:table-cell table:formula="of:=[.L42]" office:value-type="float" office:value="5838.781" calcext:value-type="float">
            <text:p>5838,78</text:p>
          </table:table-cell>
          <table:table-cell table:formula="of:=[.M42]" office:value-type="float" office:value="44" calcext:value-type="float">
            <text:p>44</text:p>
          </table:table-cell>
          <table:table-cell table:formula="of:=[.O42]/1000" office:value-type="float" office:value="5.838781" calcext:value-type="float">
            <text:p>5,84</text:p>
          </table:table-cell>
          <table:table-cell table:formula="of:=ABS([.M42]-[.$I$9])/[.M42]*100" office:value-type="float" office:value="11.3636363636364" calcext:value-type="float">
            <text:p>11,3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5710.032" calcext:value-type="float">
            <text:p>5710,032</text:p>
          </table:table-cell>
          <table:table-cell office:value-type="float" office:value="41" calcext:value-type="float">
            <text:p>41</text:p>
          </table:table-cell>
          <table:table-cell table:formula="of:=[.AC42]" office:value-type="float" office:value="2" calcext:value-type="float">
            <text:p>2</text:p>
          </table:table-cell>
          <table:table-cell table:formula="of:=[.AD42]" office:value-type="float" office:value="5710.032" calcext:value-type="float">
            <text:p>5710,03</text:p>
          </table:table-cell>
          <table:table-cell table:formula="of:=[.AE42]" office:value-type="float" office:value="41" calcext:value-type="float">
            <text:p>41</text:p>
          </table:table-cell>
          <table:table-cell table:formula="of:=[.AG42]/1000" office:value-type="float" office:value="5.710032" calcext:value-type="float">
            <text:p>5,71</text:p>
          </table:table-cell>
          <table:table-cell table:formula="of:=ABS([.AE42]-[.$I$9])/[.AE42]*100" office:value-type="float" office:value="4.87804878048781" calcext:value-type="float">
            <text:p>4,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49.772" calcext:value-type="float">
            <text:p>5849,772</text:p>
          </table:table-cell>
          <table:table-cell office:value-type="float" office:value="44" calcext:value-type="float">
            <text:p>44</text:p>
          </table:table-cell>
          <table:table-cell table:formula="of:=[.AL42]" office:value-type="float" office:value="2" calcext:value-type="float">
            <text:p>2</text:p>
          </table:table-cell>
          <table:table-cell table:formula="of:=[.AM42]" office:value-type="float" office:value="5849.772" calcext:value-type="float">
            <text:p>5849,77</text:p>
          </table:table-cell>
          <table:table-cell table:formula="of:=[.AN42]" office:value-type="float" office:value="44" calcext:value-type="float">
            <text:p>44</text:p>
          </table:table-cell>
          <table:table-cell table:formula="of:=[.AP42]/1000" office:value-type="float" office:value="5.849772" calcext:value-type="float">
            <text:p>5,85</text:p>
          </table:table-cell>
          <table:table-cell table:formula="of:=ABS([.AN42]-[.$I$9])/[.AN42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34.503" calcext:value-type="float">
            <text:p>5834,503</text:p>
          </table:table-cell>
          <table:table-cell office:value-type="float" office:value="41" calcext:value-type="float">
            <text:p>41</text:p>
          </table:table-cell>
          <table:table-cell table:formula="of:=[.B43]" office:value-type="float" office:value="3" calcext:value-type="float">
            <text:p>3</text:p>
          </table:table-cell>
          <table:table-cell table:formula="of:=[.C43]" office:value-type="float" office:value="5834.503" calcext:value-type="float">
            <text:p>5834,50</text:p>
          </table:table-cell>
          <table:table-cell table:formula="of:=[.D43]" office:value-type="float" office:value="41" calcext:value-type="float">
            <text:p>41</text:p>
          </table:table-cell>
          <table:table-cell table:formula="of:=[.F43]/1000" office:value-type="float" office:value="5.834503" calcext:value-type="float">
            <text:p>5,83</text:p>
          </table:table-cell>
          <table:table-cell table:formula="of:=ABS([.D43]-[.$I$9])/[.D43]*100" office:value-type="float" office:value="4.87804878048781" calcext:value-type="float">
            <text:p>4,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35.248" calcext:value-type="float">
            <text:p>5935,248</text:p>
          </table:table-cell>
          <table:table-cell office:value-type="float" office:value="41" calcext:value-type="float">
            <text:p>41</text:p>
          </table:table-cell>
          <table:table-cell table:formula="of:=[.K43]" office:value-type="float" office:value="3" calcext:value-type="float">
            <text:p>3</text:p>
          </table:table-cell>
          <table:table-cell table:formula="of:=[.L43]" office:value-type="float" office:value="5935.248" calcext:value-type="float">
            <text:p>5935,25</text:p>
          </table:table-cell>
          <table:table-cell table:formula="of:=[.M43]" office:value-type="float" office:value="41" calcext:value-type="float">
            <text:p>41</text:p>
          </table:table-cell>
          <table:table-cell table:formula="of:=[.O43]/1000" office:value-type="float" office:value="5.935248" calcext:value-type="float">
            <text:p>5,94</text:p>
          </table:table-cell>
          <table:table-cell table:formula="of:=ABS([.M43]-[.$I$9])/[.M43]*100" office:value-type="float" office:value="4.87804878048781" calcext:value-type="float">
            <text:p>4,88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5686.388" calcext:value-type="float">
            <text:p>5686,388</text:p>
          </table:table-cell>
          <table:table-cell office:value-type="float" office:value="46" calcext:value-type="float">
            <text:p>46</text:p>
          </table:table-cell>
          <table:table-cell table:formula="of:=[.AC43]" office:value-type="float" office:value="3" calcext:value-type="float">
            <text:p>3</text:p>
          </table:table-cell>
          <table:table-cell table:formula="of:=[.AD43]" office:value-type="float" office:value="5686.388" calcext:value-type="float">
            <text:p>5686,39</text:p>
          </table:table-cell>
          <table:table-cell table:formula="of:=[.AE43]" office:value-type="float" office:value="46" calcext:value-type="float">
            <text:p>46</text:p>
          </table:table-cell>
          <table:table-cell table:formula="of:=[.AG43]/1000" office:value-type="float" office:value="5.686388" calcext:value-type="float">
            <text:p>5,69</text:p>
          </table:table-cell>
          <table:table-cell table:formula="of:=ABS([.AE43]-[.$I$9])/[.AE43]*100" office:value-type="float" office:value="15.2173913043478" calcext:value-type="float">
            <text:p>15,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86.802" calcext:value-type="float">
            <text:p>6086,802</text:p>
          </table:table-cell>
          <table:table-cell office:value-type="float" office:value="39" calcext:value-type="float">
            <text:p>39</text:p>
          </table:table-cell>
          <table:table-cell table:formula="of:=[.AL43]" office:value-type="float" office:value="3" calcext:value-type="float">
            <text:p>3</text:p>
          </table:table-cell>
          <table:table-cell table:formula="of:=[.AM43]" office:value-type="float" office:value="6086.802" calcext:value-type="float">
            <text:p>6086,80</text:p>
          </table:table-cell>
          <table:table-cell table:formula="of:=[.AN43]" office:value-type="float" office:value="39" calcext:value-type="float">
            <text:p>39</text:p>
          </table:table-cell>
          <table:table-cell table:formula="of:=[.AP43]/1000" office:value-type="float" office:value="6.086802" calcext:value-type="float">
            <text:p>6,09</text:p>
          </table:table-cell>
          <table:table-cell table:formula="of:=ABS([.AN43]-[.$I$9])/[.AN43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771.61" calcext:value-type="float">
            <text:p>5771,61</text:p>
          </table:table-cell>
          <table:table-cell office:value-type="float" office:value="45" calcext:value-type="float">
            <text:p>45</text:p>
          </table:table-cell>
          <table:table-cell table:formula="of:=[.B44]" office:value-type="float" office:value="4" calcext:value-type="float">
            <text:p>4</text:p>
          </table:table-cell>
          <table:table-cell table:formula="of:=[.C44]" office:value-type="float" office:value="5771.61" calcext:value-type="float">
            <text:p>5771,61</text:p>
          </table:table-cell>
          <table:table-cell table:formula="of:=[.D44]" office:value-type="float" office:value="45" calcext:value-type="float">
            <text:p>45</text:p>
          </table:table-cell>
          <table:table-cell table:formula="of:=[.F44]/1000" office:value-type="float" office:value="5.77161" calcext:value-type="float">
            <text:p>5,77</text:p>
          </table:table-cell>
          <table:table-cell table:formula="of:=ABS([.D44]-[.$I$9])/[.D44]*100" office:value-type="float" office:value="13.3333333333333" calcext:value-type="float">
            <text:p>13,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15.878" calcext:value-type="float">
            <text:p>6015,878</text:p>
          </table:table-cell>
          <table:table-cell office:value-type="float" office:value="42" calcext:value-type="float">
            <text:p>42</text:p>
          </table:table-cell>
          <table:table-cell table:formula="of:=[.K44]" office:value-type="float" office:value="4" calcext:value-type="float">
            <text:p>4</text:p>
          </table:table-cell>
          <table:table-cell table:formula="of:=[.L44]" office:value-type="float" office:value="6015.878" calcext:value-type="float">
            <text:p>6015,88</text:p>
          </table:table-cell>
          <table:table-cell table:formula="of:=[.M44]" office:value-type="float" office:value="42" calcext:value-type="float">
            <text:p>42</text:p>
          </table:table-cell>
          <table:table-cell table:formula="of:=[.O44]/1000" office:value-type="float" office:value="6.015878" calcext:value-type="float">
            <text:p>6,02</text:p>
          </table:table-cell>
          <table:table-cell table:formula="of:=ABS([.M44]-[.$I$9])/[.M44]*100" office:value-type="float" office:value="7.14285714285714" calcext:value-type="float">
            <text:p>7,1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686.218" calcext:value-type="float">
            <text:p>5686,218</text:p>
          </table:table-cell>
          <table:table-cell office:value-type="float" office:value="41" calcext:value-type="float">
            <text:p>41</text:p>
          </table:table-cell>
          <table:table-cell table:formula="of:=[.AC44]" office:value-type="float" office:value="4" calcext:value-type="float">
            <text:p>4</text:p>
          </table:table-cell>
          <table:table-cell table:formula="of:=[.AD44]" office:value-type="float" office:value="5686.218" calcext:value-type="float">
            <text:p>5686,22</text:p>
          </table:table-cell>
          <table:table-cell table:formula="of:=[.AE44]" office:value-type="float" office:value="41" calcext:value-type="float">
            <text:p>41</text:p>
          </table:table-cell>
          <table:table-cell table:formula="of:=[.AG44]/1000" office:value-type="float" office:value="5.686218" calcext:value-type="float">
            <text:p>5,69</text:p>
          </table:table-cell>
          <table:table-cell table:formula="of:=ABS([.AE44]-[.$I$9])/[.AE44]*100" office:value-type="float" office:value="4.87804878048781" calcext:value-type="float">
            <text:p>4,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89.365" calcext:value-type="float">
            <text:p>5889,365</text:p>
          </table:table-cell>
          <table:table-cell office:value-type="float" office:value="40" calcext:value-type="float">
            <text:p>40</text:p>
          </table:table-cell>
          <table:table-cell table:formula="of:=[.AL44]" office:value-type="float" office:value="4" calcext:value-type="float">
            <text:p>4</text:p>
          </table:table-cell>
          <table:table-cell table:formula="of:=[.AM44]" office:value-type="float" office:value="5889.365" calcext:value-type="float">
            <text:p>5889,37</text:p>
          </table:table-cell>
          <table:table-cell table:formula="of:=[.AN44]" office:value-type="float" office:value="40" calcext:value-type="float">
            <text:p>40</text:p>
          </table:table-cell>
          <table:table-cell table:formula="of:=[.AP44]/1000" office:value-type="float" office:value="5.889365" calcext:value-type="float">
            <text:p>5,89</text:p>
          </table:table-cell>
          <table:table-cell table:formula="of:=ABS([.AN44]-[.$I$9])/[.AN44]*100" office:value-type="float" office:value="2.5" calcext:value-type="float">
            <text:p>2,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833.417" calcext:value-type="float">
            <text:p>5833,417</text:p>
          </table:table-cell>
          <table:table-cell office:value-type="float" office:value="39" calcext:value-type="float">
            <text:p>39</text:p>
          </table:table-cell>
          <table:table-cell table:formula="of:=[.B45]" office:value-type="float" office:value="5" calcext:value-type="float">
            <text:p>5</text:p>
          </table:table-cell>
          <table:table-cell table:formula="of:=[.C45]" office:value-type="float" office:value="5833.417" calcext:value-type="float">
            <text:p>5833,42</text:p>
          </table:table-cell>
          <table:table-cell table:formula="of:=[.D45]" office:value-type="float" office:value="39" calcext:value-type="float">
            <text:p>39</text:p>
          </table:table-cell>
          <table:table-cell table:formula="of:=[.F45]/1000" office:value-type="float" office:value="5.833417" calcext:value-type="float">
            <text:p>5,83</text:p>
          </table:table-cell>
          <table:table-cell table:formula="of:=ABS([.D45]-[.$I$9])/[.D45]*100" office:value-type="float" office:value="0" calcext:value-type="float">
            <text:p>0,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02.955" calcext:value-type="float">
            <text:p>5902,955</text:p>
          </table:table-cell>
          <table:table-cell office:value-type="float" office:value="42" calcext:value-type="float">
            <text:p>42</text:p>
          </table:table-cell>
          <table:table-cell table:formula="of:=[.K45]" office:value-type="float" office:value="5" calcext:value-type="float">
            <text:p>5</text:p>
          </table:table-cell>
          <table:table-cell table:formula="of:=[.L45]" office:value-type="float" office:value="5902.955" calcext:value-type="float">
            <text:p>5902,96</text:p>
          </table:table-cell>
          <table:table-cell table:formula="of:=[.M45]" office:value-type="float" office:value="42" calcext:value-type="float">
            <text:p>42</text:p>
          </table:table-cell>
          <table:table-cell table:formula="of:=[.O45]/1000" office:value-type="float" office:value="5.902955" calcext:value-type="float">
            <text:p>5,90</text:p>
          </table:table-cell>
          <table:table-cell table:formula="of:=ABS([.M45]-[.$I$9])/[.M45]*100" office:value-type="float" office:value="7.14285714285714" calcext:value-type="float">
            <text:p>7,1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817.238" calcext:value-type="float">
            <text:p>5817,238</text:p>
          </table:table-cell>
          <table:table-cell office:value-type="float" office:value="42" calcext:value-type="float">
            <text:p>42</text:p>
          </table:table-cell>
          <table:table-cell table:formula="of:=[.AC45]" office:value-type="float" office:value="5" calcext:value-type="float">
            <text:p>5</text:p>
          </table:table-cell>
          <table:table-cell table:formula="of:=[.AD45]" office:value-type="float" office:value="5817.238" calcext:value-type="float">
            <text:p>5817,24</text:p>
          </table:table-cell>
          <table:table-cell table:formula="of:=[.AE45]" office:value-type="float" office:value="42" calcext:value-type="float">
            <text:p>42</text:p>
          </table:table-cell>
          <table:table-cell table:formula="of:=[.AG45]/1000" office:value-type="float" office:value="5.817238" calcext:value-type="float">
            <text:p>5,82</text:p>
          </table:table-cell>
          <table:table-cell table:formula="of:=ABS([.AE45]-[.$I$9])/[.AE45]*100" office:value-type="float" office:value="7.14285714285714" calcext:value-type="float">
            <text:p>7,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29.453" calcext:value-type="float">
            <text:p>5829,453</text:p>
          </table:table-cell>
          <table:table-cell office:value-type="float" office:value="44" calcext:value-type="float">
            <text:p>44</text:p>
          </table:table-cell>
          <table:table-cell table:formula="of:=[.AL45]" office:value-type="float" office:value="5" calcext:value-type="float">
            <text:p>5</text:p>
          </table:table-cell>
          <table:table-cell table:formula="of:=[.AM45]" office:value-type="float" office:value="5829.453" calcext:value-type="float">
            <text:p>5829,45</text:p>
          </table:table-cell>
          <table:table-cell table:formula="of:=[.AN45]" office:value-type="float" office:value="44" calcext:value-type="float">
            <text:p>44</text:p>
          </table:table-cell>
          <table:table-cell table:formula="of:=[.AP45]/1000" office:value-type="float" office:value="5.829453" calcext:value-type="float">
            <text:p>5,83</text:p>
          </table:table-cell>
          <table:table-cell table:formula="of:=ABS([.AN45]-[.$I$9])/[.AN45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97.826" calcext:value-type="float">
            <text:p>5797,826</text:p>
          </table:table-cell>
          <table:table-cell office:value-type="float" office:value="42" calcext:value-type="float">
            <text:p>42</text:p>
          </table:table-cell>
          <table:table-cell table:formula="of:=[.B46]" office:value-type="float" office:value="6" calcext:value-type="float">
            <text:p>6</text:p>
          </table:table-cell>
          <table:table-cell table:formula="of:=[.C46]" office:value-type="float" office:value="5797.826" calcext:value-type="float">
            <text:p>5797,83</text:p>
          </table:table-cell>
          <table:table-cell table:formula="of:=[.D46]" office:value-type="float" office:value="42" calcext:value-type="float">
            <text:p>42</text:p>
          </table:table-cell>
          <table:table-cell table:formula="of:=[.F46]/1000" office:value-type="float" office:value="5.797826" calcext:value-type="float">
            <text:p>5,80</text:p>
          </table:table-cell>
          <table:table-cell table:formula="of:=ABS([.D46]-[.$I$9])/[.D46]*100" office:value-type="float" office:value="7.14285714285714" calcext:value-type="float">
            <text:p>7,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99.095" calcext:value-type="float">
            <text:p>5899,095</text:p>
          </table:table-cell>
          <table:table-cell office:value-type="float" office:value="42" calcext:value-type="float">
            <text:p>42</text:p>
          </table:table-cell>
          <table:table-cell table:formula="of:=[.K46]" office:value-type="float" office:value="6" calcext:value-type="float">
            <text:p>6</text:p>
          </table:table-cell>
          <table:table-cell table:formula="of:=[.L46]" office:value-type="float" office:value="5899.095" calcext:value-type="float">
            <text:p>5899,10</text:p>
          </table:table-cell>
          <table:table-cell table:formula="of:=[.M46]" office:value-type="float" office:value="42" calcext:value-type="float">
            <text:p>42</text:p>
          </table:table-cell>
          <table:table-cell table:formula="of:=[.O46]/1000" office:value-type="float" office:value="5.899095" calcext:value-type="float">
            <text:p>5,90</text:p>
          </table:table-cell>
          <table:table-cell table:formula="of:=ABS([.M46]-[.$I$9])/[.M46]*100" office:value-type="float" office:value="7.14285714285714" calcext:value-type="float">
            <text:p>7,14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5697.522" calcext:value-type="float">
            <text:p>5697,522</text:p>
          </table:table-cell>
          <table:table-cell office:value-type="float" office:value="40" calcext:value-type="float">
            <text:p>40</text:p>
          </table:table-cell>
          <table:table-cell table:formula="of:=[.AC46]" office:value-type="float" office:value="6" calcext:value-type="float">
            <text:p>6</text:p>
          </table:table-cell>
          <table:table-cell table:formula="of:=[.AD46]" office:value-type="float" office:value="5697.522" calcext:value-type="float">
            <text:p>5697,52</text:p>
          </table:table-cell>
          <table:table-cell table:formula="of:=[.AE46]" office:value-type="float" office:value="40" calcext:value-type="float">
            <text:p>40</text:p>
          </table:table-cell>
          <table:table-cell table:formula="of:=[.AG46]/1000" office:value-type="float" office:value="5.697522" calcext:value-type="float">
            <text:p>5,70</text:p>
          </table:table-cell>
          <table:table-cell table:formula="of:=ABS([.AE46]-[.$I$9])/[.AE46]*100" office:value-type="float" office:value="2.5" calcext:value-type="float">
            <text:p>2,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91.051" calcext:value-type="float">
            <text:p>5791,051</text:p>
          </table:table-cell>
          <table:table-cell office:value-type="float" office:value="39" calcext:value-type="float">
            <text:p>39</text:p>
          </table:table-cell>
          <table:table-cell table:formula="of:=[.AL46]" office:value-type="float" office:value="6" calcext:value-type="float">
            <text:p>6</text:p>
          </table:table-cell>
          <table:table-cell table:formula="of:=[.AM46]" office:value-type="float" office:value="5791.051" calcext:value-type="float">
            <text:p>5791,05</text:p>
          </table:table-cell>
          <table:table-cell table:formula="of:=[.AN46]" office:value-type="float" office:value="39" calcext:value-type="float">
            <text:p>39</text:p>
          </table:table-cell>
          <table:table-cell table:formula="of:=[.AP46]/1000" office:value-type="float" office:value="5.791051" calcext:value-type="float">
            <text:p>5,79</text:p>
          </table:table-cell>
          <table:table-cell table:formula="of:=ABS([.AN46]-[.$I$9])/[.AN46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79.93" calcext:value-type="float">
            <text:p>5679,93</text:p>
          </table:table-cell>
          <table:table-cell office:value-type="float" office:value="44" calcext:value-type="float">
            <text:p>44</text:p>
          </table:table-cell>
          <table:table-cell table:formula="of:=[.B47]" office:value-type="float" office:value="7" calcext:value-type="float">
            <text:p>7</text:p>
          </table:table-cell>
          <table:table-cell table:formula="of:=[.C47]" office:value-type="float" office:value="5679.93" calcext:value-type="float">
            <text:p>5679,93</text:p>
          </table:table-cell>
          <table:table-cell table:formula="of:=[.D47]" office:value-type="float" office:value="44" calcext:value-type="float">
            <text:p>44</text:p>
          </table:table-cell>
          <table:table-cell table:formula="of:=[.F47]/1000" office:value-type="float" office:value="5.67993" calcext:value-type="float">
            <text:p>5,68</text:p>
          </table:table-cell>
          <table:table-cell table:formula="of:=ABS([.D47]-[.$I$9])/[.D47]*100" office:value-type="float" office:value="11.3636363636364" calcext:value-type="float">
            <text:p>11,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13.693" calcext:value-type="float">
            <text:p>5713,693</text:p>
          </table:table-cell>
          <table:table-cell office:value-type="float" office:value="44" calcext:value-type="float">
            <text:p>44</text:p>
          </table:table-cell>
          <table:table-cell table:formula="of:=[.K47]" office:value-type="float" office:value="7" calcext:value-type="float">
            <text:p>7</text:p>
          </table:table-cell>
          <table:table-cell table:formula="of:=[.L47]" office:value-type="float" office:value="5713.693" calcext:value-type="float">
            <text:p>5713,69</text:p>
          </table:table-cell>
          <table:table-cell table:formula="of:=[.M47]" office:value-type="float" office:value="44" calcext:value-type="float">
            <text:p>44</text:p>
          </table:table-cell>
          <table:table-cell table:formula="of:=[.O47]/1000" office:value-type="float" office:value="5.713693" calcext:value-type="float">
            <text:p>5,71</text:p>
          </table:table-cell>
          <table:table-cell table:formula="of:=ABS([.M47]-[.$I$9])/[.M47]*100" office:value-type="float" office:value="11.3636363636364" calcext:value-type="float">
            <text:p>11,36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5689.583" calcext:value-type="float">
            <text:p>5689,583</text:p>
          </table:table-cell>
          <table:table-cell office:value-type="float" office:value="41" calcext:value-type="float">
            <text:p>41</text:p>
          </table:table-cell>
          <table:table-cell table:formula="of:=[.AC47]" office:value-type="float" office:value="7" calcext:value-type="float">
            <text:p>7</text:p>
          </table:table-cell>
          <table:table-cell table:formula="of:=[.AD47]" office:value-type="float" office:value="5689.583" calcext:value-type="float">
            <text:p>5689,58</text:p>
          </table:table-cell>
          <table:table-cell table:formula="of:=[.AE47]" office:value-type="float" office:value="41" calcext:value-type="float">
            <text:p>41</text:p>
          </table:table-cell>
          <table:table-cell table:formula="of:=[.AG47]/1000" office:value-type="float" office:value="5.689583" calcext:value-type="float">
            <text:p>5,69</text:p>
          </table:table-cell>
          <table:table-cell table:formula="of:=ABS([.AE47]-[.$I$9])/[.AE47]*100" office:value-type="float" office:value="4.87804878048781" calcext:value-type="float">
            <text:p>4,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07.042" calcext:value-type="float">
            <text:p>5807,042</text:p>
          </table:table-cell>
          <table:table-cell office:value-type="float" office:value="44" calcext:value-type="float">
            <text:p>44</text:p>
          </table:table-cell>
          <table:table-cell table:formula="of:=[.AL47]" office:value-type="float" office:value="7" calcext:value-type="float">
            <text:p>7</text:p>
          </table:table-cell>
          <table:table-cell table:formula="of:=[.AM47]" office:value-type="float" office:value="5807.042" calcext:value-type="float">
            <text:p>5807,04</text:p>
          </table:table-cell>
          <table:table-cell table:formula="of:=[.AN47]" office:value-type="float" office:value="44" calcext:value-type="float">
            <text:p>44</text:p>
          </table:table-cell>
          <table:table-cell table:formula="of:=[.AP47]/1000" office:value-type="float" office:value="5.807042" calcext:value-type="float">
            <text:p>5,81</text:p>
          </table:table-cell>
          <table:table-cell table:formula="of:=ABS([.AN47]-[.$I$9])/[.AN47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33.467" calcext:value-type="float">
            <text:p>5933,467</text:p>
          </table:table-cell>
          <table:table-cell office:value-type="float" office:value="42" calcext:value-type="float">
            <text:p>42</text:p>
          </table:table-cell>
          <table:table-cell table:formula="of:=[.B48]" office:value-type="float" office:value="8" calcext:value-type="float">
            <text:p>8</text:p>
          </table:table-cell>
          <table:table-cell table:formula="of:=[.C48]" office:value-type="float" office:value="5933.467" calcext:value-type="float">
            <text:p>5933,47</text:p>
          </table:table-cell>
          <table:table-cell table:formula="of:=[.D48]" office:value-type="float" office:value="42" calcext:value-type="float">
            <text:p>42</text:p>
          </table:table-cell>
          <table:table-cell table:formula="of:=[.F48]/1000" office:value-type="float" office:value="5.933467" calcext:value-type="float">
            <text:p>5,93</text:p>
          </table:table-cell>
          <table:table-cell table:formula="of:=ABS([.D48]-[.$I$9])/[.D48]*100" office:value-type="float" office:value="7.14285714285714" calcext:value-type="float">
            <text:p>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780.546" calcext:value-type="float">
            <text:p>5780,546</text:p>
          </table:table-cell>
          <table:table-cell office:value-type="float" office:value="44" calcext:value-type="float">
            <text:p>44</text:p>
          </table:table-cell>
          <table:table-cell table:formula="of:=[.K48]" office:value-type="float" office:value="8" calcext:value-type="float">
            <text:p>8</text:p>
          </table:table-cell>
          <table:table-cell table:formula="of:=[.L48]" office:value-type="float" office:value="5780.546" calcext:value-type="float">
            <text:p>5780,55</text:p>
          </table:table-cell>
          <table:table-cell table:formula="of:=[.M48]" office:value-type="float" office:value="44" calcext:value-type="float">
            <text:p>44</text:p>
          </table:table-cell>
          <table:table-cell table:formula="of:=[.O48]/1000" office:value-type="float" office:value="5.780546" calcext:value-type="float">
            <text:p>5,78</text:p>
          </table:table-cell>
          <table:table-cell table:formula="of:=ABS([.M48]-[.$I$9])/[.M48]*100" office:value-type="float" office:value="11.3636363636364" calcext:value-type="float">
            <text:p>11,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719.284" calcext:value-type="float">
            <text:p>5719,284</text:p>
          </table:table-cell>
          <table:table-cell office:value-type="float" office:value="42" calcext:value-type="float">
            <text:p>42</text:p>
          </table:table-cell>
          <table:table-cell table:formula="of:=[.AC48]" office:value-type="float" office:value="8" calcext:value-type="float">
            <text:p>8</text:p>
          </table:table-cell>
          <table:table-cell table:formula="of:=[.AD48]" office:value-type="float" office:value="5719.284" calcext:value-type="float">
            <text:p>5719,28</text:p>
          </table:table-cell>
          <table:table-cell table:formula="of:=[.AE48]" office:value-type="float" office:value="42" calcext:value-type="float">
            <text:p>42</text:p>
          </table:table-cell>
          <table:table-cell table:formula="of:=[.AG48]/1000" office:value-type="float" office:value="5.719284" calcext:value-type="float">
            <text:p>5,72</text:p>
          </table:table-cell>
          <table:table-cell table:formula="of:=ABS([.AE48]-[.$I$9])/[.AE48]*100" office:value-type="float" office:value="7.14285714285714" calcext:value-type="float">
            <text:p>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91.732" calcext:value-type="float">
            <text:p>5891,732</text:p>
          </table:table-cell>
          <table:table-cell office:value-type="float" office:value="39" calcext:value-type="float">
            <text:p>39</text:p>
          </table:table-cell>
          <table:table-cell table:formula="of:=[.AL48]" office:value-type="float" office:value="8" calcext:value-type="float">
            <text:p>8</text:p>
          </table:table-cell>
          <table:table-cell table:formula="of:=[.AM48]" office:value-type="float" office:value="5891.732" calcext:value-type="float">
            <text:p>5891,73</text:p>
          </table:table-cell>
          <table:table-cell table:formula="of:=[.AN48]" office:value-type="float" office:value="39" calcext:value-type="float">
            <text:p>39</text:p>
          </table:table-cell>
          <table:table-cell table:formula="of:=[.AP48]/1000" office:value-type="float" office:value="5.891732" calcext:value-type="float">
            <text:p>5,89</text:p>
          </table:table-cell>
          <table:table-cell table:formula="of:=ABS([.AN48]-[.$I$9])/[.AN48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249.855" calcext:value-type="float">
            <text:p>6249,855</text:p>
          </table:table-cell>
          <table:table-cell office:value-type="float" office:value="39" calcext:value-type="float">
            <text:p>39</text:p>
          </table:table-cell>
          <table:table-cell table:formula="of:=[.B49]" office:value-type="float" office:value="9" calcext:value-type="float">
            <text:p>9</text:p>
          </table:table-cell>
          <table:table-cell table:formula="of:=[.C49]" office:value-type="float" office:value="6249.855" calcext:value-type="float">
            <text:p>6249,86</text:p>
          </table:table-cell>
          <table:table-cell table:formula="of:=[.D49]" office:value-type="float" office:value="39" calcext:value-type="float">
            <text:p>39</text:p>
          </table:table-cell>
          <table:table-cell table:formula="of:=[.F49]/1000" office:value-type="float" office:value="6.249855" calcext:value-type="float">
            <text:p>6,25</text:p>
          </table:table-cell>
          <table:table-cell table:formula="of:=ABS([.D49]-[.$I$9])/[.D49]*100" office:value-type="float" office:value="0" calcext:value-type="float">
            <text:p>0,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788.384" calcext:value-type="float">
            <text:p>5788,384</text:p>
          </table:table-cell>
          <table:table-cell office:value-type="float" office:value="45" calcext:value-type="float">
            <text:p>45</text:p>
          </table:table-cell>
          <table:table-cell table:formula="of:=[.K49]" office:value-type="float" office:value="9" calcext:value-type="float">
            <text:p>9</text:p>
          </table:table-cell>
          <table:table-cell table:formula="of:=[.L49]" office:value-type="float" office:value="5788.384" calcext:value-type="float">
            <text:p>5788,38</text:p>
          </table:table-cell>
          <table:table-cell table:formula="of:=[.M49]" office:value-type="float" office:value="45" calcext:value-type="float">
            <text:p>45</text:p>
          </table:table-cell>
          <table:table-cell table:formula="of:=[.O49]/1000" office:value-type="float" office:value="5.788384" calcext:value-type="float">
            <text:p>5,79</text:p>
          </table:table-cell>
          <table:table-cell table:formula="of:=ABS([.M49]-[.$I$9])/[.M49]*100" office:value-type="float" office:value="13.3333333333333" calcext:value-type="float">
            <text:p>13,3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5957.543" calcext:value-type="float">
            <text:p>5957,543</text:p>
          </table:table-cell>
          <table:table-cell office:value-type="float" office:value="42" calcext:value-type="float">
            <text:p>42</text:p>
          </table:table-cell>
          <table:table-cell table:formula="of:=[.AC49]" office:value-type="float" office:value="9" calcext:value-type="float">
            <text:p>9</text:p>
          </table:table-cell>
          <table:table-cell table:formula="of:=[.AD49]" office:value-type="float" office:value="5957.543" calcext:value-type="float">
            <text:p>5957,54</text:p>
          </table:table-cell>
          <table:table-cell table:formula="of:=[.AE49]" office:value-type="float" office:value="42" calcext:value-type="float">
            <text:p>42</text:p>
          </table:table-cell>
          <table:table-cell table:formula="of:=[.AG49]/1000" office:value-type="float" office:value="5.957543" calcext:value-type="float">
            <text:p>5,96</text:p>
          </table:table-cell>
          <table:table-cell table:formula="of:=ABS([.AE49]-[.$I$9])/[.AE49]*100" office:value-type="float" office:value="7.14285714285714" calcext:value-type="float">
            <text:p>7,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160.656" calcext:value-type="float">
            <text:p>6160,656</text:p>
          </table:table-cell>
          <table:table-cell office:value-type="float" office:value="40" calcext:value-type="float">
            <text:p>40</text:p>
          </table:table-cell>
          <table:table-cell table:formula="of:=[.AL49]" office:value-type="float" office:value="9" calcext:value-type="float">
            <text:p>9</text:p>
          </table:table-cell>
          <table:table-cell table:formula="of:=[.AM49]" office:value-type="float" office:value="6160.656" calcext:value-type="float">
            <text:p>6160,66</text:p>
          </table:table-cell>
          <table:table-cell table:formula="of:=[.AN49]" office:value-type="float" office:value="40" calcext:value-type="float">
            <text:p>40</text:p>
          </table:table-cell>
          <table:table-cell table:formula="of:=[.AP49]/1000" office:value-type="float" office:value="6.160656" calcext:value-type="float">
            <text:p>6,16</text:p>
          </table:table-cell>
          <table:table-cell table:formula="of:=ABS([.AN49]-[.$I$9])/[.AN49]*100" office:value-type="float" office:value="2.5" calcext:value-type="float">
            <text:p>2,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01.266" calcext:value-type="float">
            <text:p>5801,266</text:p>
          </table:table-cell>
          <table:table-cell office:value-type="float" office:value="41" calcext:value-type="float">
            <text:p>41</text:p>
          </table:table-cell>
          <table:table-cell table:formula="of:=[.B50]" office:value-type="float" office:value="10" calcext:value-type="float">
            <text:p>10</text:p>
          </table:table-cell>
          <table:table-cell table:formula="of:=[.C50]" office:value-type="float" office:value="5801.266" calcext:value-type="float">
            <text:p>5801,27</text:p>
          </table:table-cell>
          <table:table-cell table:formula="of:=[.D50]" office:value-type="float" office:value="41" calcext:value-type="float">
            <text:p>41</text:p>
          </table:table-cell>
          <table:table-cell table:formula="of:=[.F50]/1000" office:value-type="float" office:value="5.801266" calcext:value-type="float">
            <text:p>5,80</text:p>
          </table:table-cell>
          <table:table-cell table:formula="of:=ABS([.D50]-[.$I$9])/[.D50]*100" office:value-type="float" office:value="4.87804878048781" calcext:value-type="float">
            <text:p>4,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72.135" calcext:value-type="float">
            <text:p>5772,135</text:p>
          </table:table-cell>
          <table:table-cell office:value-type="float" office:value="42" calcext:value-type="float">
            <text:p>42</text:p>
          </table:table-cell>
          <table:table-cell table:formula="of:=[.K50]" office:value-type="float" office:value="10" calcext:value-type="float">
            <text:p>10</text:p>
          </table:table-cell>
          <table:table-cell table:formula="of:=[.L50]" office:value-type="float" office:value="5772.135" calcext:value-type="float">
            <text:p>5772,14</text:p>
          </table:table-cell>
          <table:table-cell table:formula="of:=[.M50]" office:value-type="float" office:value="42" calcext:value-type="float">
            <text:p>42</text:p>
          </table:table-cell>
          <table:table-cell table:formula="of:=[.O50]/1000" office:value-type="float" office:value="5.772135" calcext:value-type="float">
            <text:p>5,77</text:p>
          </table:table-cell>
          <table:table-cell table:formula="of:=ABS([.M50]-[.$I$9])/[.M50]*100" office:value-type="float" office:value="7.14285714285714" calcext:value-type="float">
            <text:p>7,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5729.599" calcext:value-type="float">
            <text:p>5729,599</text:p>
          </table:table-cell>
          <table:table-cell office:value-type="float" office:value="39" calcext:value-type="float">
            <text:p>39</text:p>
          </table:table-cell>
          <table:table-cell table:formula="of:=[.AC50]" office:value-type="float" office:value="10" calcext:value-type="float">
            <text:p>10</text:p>
          </table:table-cell>
          <table:table-cell table:formula="of:=[.AD50]" office:value-type="float" office:value="5729.599" calcext:value-type="float">
            <text:p>5729,60</text:p>
          </table:table-cell>
          <table:table-cell table:formula="of:=[.AE50]" office:value-type="float" office:value="39" calcext:value-type="float">
            <text:p>39</text:p>
          </table:table-cell>
          <table:table-cell table:formula="of:=[.AG50]/1000" office:value-type="float" office:value="5.729599" calcext:value-type="float">
            <text:p>5,73</text:p>
          </table:table-cell>
          <table:table-cell table:formula="of:=ABS([.AE50]-[.$I$9])/[.AE50]*100" office:value-type="float" office:value="0" calcext:value-type="float">
            <text:p>0,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02.357" calcext:value-type="float">
            <text:p>5802,357</text:p>
          </table:table-cell>
          <table:table-cell office:value-type="float" office:value="40" calcext:value-type="float">
            <text:p>40</text:p>
          </table:table-cell>
          <table:table-cell table:formula="of:=[.AL50]" office:value-type="float" office:value="10" calcext:value-type="float">
            <text:p>10</text:p>
          </table:table-cell>
          <table:table-cell table:formula="of:=[.AM50]" office:value-type="float" office:value="5802.357" calcext:value-type="float">
            <text:p>5802,36</text:p>
          </table:table-cell>
          <table:table-cell table:formula="of:=[.AN50]" office:value-type="float" office:value="40" calcext:value-type="float">
            <text:p>40</text:p>
          </table:table-cell>
          <table:table-cell table:formula="of:=[.AP50]/1000" office:value-type="float" office:value="5.802357" calcext:value-type="float">
            <text:p>5,80</text:p>
          </table:table-cell>
          <table:table-cell table:formula="of:=ABS([.AN50]-[.$I$9])/[.AN50]*100" office:value-type="float" office:value="2.5" calcext:value-type="float">
            <text:p>2,5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28.358" calcext:value-type="float">
            <text:p>5828,358</text:p>
          </table:table-cell>
          <table:table-cell office:value-type="float" office:value="40" calcext:value-type="float">
            <text:p>40</text:p>
          </table:table-cell>
          <table:table-cell table:formula="of:=[.B51]" office:value-type="float" office:value="11" calcext:value-type="float">
            <text:p>11</text:p>
          </table:table-cell>
          <table:table-cell table:formula="of:=[.C51]" office:value-type="float" office:value="5828.358" calcext:value-type="float">
            <text:p>5828,36</text:p>
          </table:table-cell>
          <table:table-cell table:formula="of:=[.D51]" office:value-type="float" office:value="40" calcext:value-type="float">
            <text:p>40</text:p>
          </table:table-cell>
          <table:table-cell table:formula="of:=[.F51]/1000" office:value-type="float" office:value="5.828358" calcext:value-type="float">
            <text:p>5,83</text:p>
          </table:table-cell>
          <table:table-cell table:formula="of:=ABS([.D51]-[.$I$9])/[.D51]*100" office:value-type="float" office:value="2.5" calcext:value-type="float">
            <text:p>2,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89.276" calcext:value-type="float">
            <text:p>5889,276</text:p>
          </table:table-cell>
          <table:table-cell office:value-type="float" office:value="46" calcext:value-type="float">
            <text:p>46</text:p>
          </table:table-cell>
          <table:table-cell table:formula="of:=[.K51]" office:value-type="float" office:value="11" calcext:value-type="float">
            <text:p>11</text:p>
          </table:table-cell>
          <table:table-cell table:formula="of:=[.L51]" office:value-type="float" office:value="5889.276" calcext:value-type="float">
            <text:p>5889,28</text:p>
          </table:table-cell>
          <table:table-cell table:formula="of:=[.M51]" office:value-type="float" office:value="46" calcext:value-type="float">
            <text:p>46</text:p>
          </table:table-cell>
          <table:table-cell table:formula="of:=[.O51]/1000" office:value-type="float" office:value="5.889276" calcext:value-type="float">
            <text:p>5,89</text:p>
          </table:table-cell>
          <table:table-cell table:formula="of:=ABS([.M51]-[.$I$9])/[.M51]*100" office:value-type="float" office:value="15.2173913043478" calcext:value-type="float">
            <text:p>15,22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5707.862" calcext:value-type="float">
            <text:p>5707,862</text:p>
          </table:table-cell>
          <table:table-cell office:value-type="float" office:value="40" calcext:value-type="float">
            <text:p>40</text:p>
          </table:table-cell>
          <table:table-cell table:formula="of:=[.AC51]" office:value-type="float" office:value="11" calcext:value-type="float">
            <text:p>11</text:p>
          </table:table-cell>
          <table:table-cell table:formula="of:=[.AD51]" office:value-type="float" office:value="5707.862" calcext:value-type="float">
            <text:p>5707,86</text:p>
          </table:table-cell>
          <table:table-cell table:formula="of:=[.AE51]" office:value-type="float" office:value="40" calcext:value-type="float">
            <text:p>40</text:p>
          </table:table-cell>
          <table:table-cell table:formula="of:=[.AG51]/1000" office:value-type="float" office:value="5.707862" calcext:value-type="float">
            <text:p>5,71</text:p>
          </table:table-cell>
          <table:table-cell table:formula="of:=ABS([.AE51]-[.$I$9])/[.AE51]*100" office:value-type="float" office:value="2.5" calcext:value-type="float">
            <text:p>2,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799.875" calcext:value-type="float">
            <text:p>5799,875</text:p>
          </table:table-cell>
          <table:table-cell office:value-type="float" office:value="39" calcext:value-type="float">
            <text:p>39</text:p>
          </table:table-cell>
          <table:table-cell table:formula="of:=[.AL51]" office:value-type="float" office:value="11" calcext:value-type="float">
            <text:p>11</text:p>
          </table:table-cell>
          <table:table-cell table:formula="of:=[.AM51]" office:value-type="float" office:value="5799.875" calcext:value-type="float">
            <text:p>5799,88</text:p>
          </table:table-cell>
          <table:table-cell table:formula="of:=[.AN51]" office:value-type="float" office:value="39" calcext:value-type="float">
            <text:p>39</text:p>
          </table:table-cell>
          <table:table-cell table:formula="of:=[.AP51]/1000" office:value-type="float" office:value="5.799875" calcext:value-type="float">
            <text:p>5,80</text:p>
          </table:table-cell>
          <table:table-cell table:formula="of:=ABS([.AN51]-[.$I$9])/[.AN51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40.638" calcext:value-type="float">
            <text:p>5840,638</text:p>
          </table:table-cell>
          <table:table-cell office:value-type="float" office:value="41" calcext:value-type="float">
            <text:p>41</text:p>
          </table:table-cell>
          <table:table-cell table:formula="of:=[.B52]" office:value-type="float" office:value="12" calcext:value-type="float">
            <text:p>12</text:p>
          </table:table-cell>
          <table:table-cell table:formula="of:=[.C52]" office:value-type="float" office:value="5840.638" calcext:value-type="float">
            <text:p>5840,64</text:p>
          </table:table-cell>
          <table:table-cell table:formula="of:=[.D52]" office:value-type="float" office:value="41" calcext:value-type="float">
            <text:p>41</text:p>
          </table:table-cell>
          <table:table-cell table:formula="of:=[.F52]/1000" office:value-type="float" office:value="5.840638" calcext:value-type="float">
            <text:p>5,84</text:p>
          </table:table-cell>
          <table:table-cell table:formula="of:=ABS([.D52]-[.$I$9])/[.D52]*100" office:value-type="float" office:value="4.87804878048781" calcext:value-type="float">
            <text:p>4,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991.576" calcext:value-type="float">
            <text:p>5991,576</text:p>
          </table:table-cell>
          <table:table-cell office:value-type="float" office:value="39" calcext:value-type="float">
            <text:p>39</text:p>
          </table:table-cell>
          <table:table-cell table:formula="of:=[.K52]" office:value-type="float" office:value="12" calcext:value-type="float">
            <text:p>12</text:p>
          </table:table-cell>
          <table:table-cell table:formula="of:=[.L52]" office:value-type="float" office:value="5991.576" calcext:value-type="float">
            <text:p>5991,58</text:p>
          </table:table-cell>
          <table:table-cell table:formula="of:=[.M52]" office:value-type="float" office:value="39" calcext:value-type="float">
            <text:p>39</text:p>
          </table:table-cell>
          <table:table-cell table:formula="of:=[.O52]/1000" office:value-type="float" office:value="5.991576" calcext:value-type="float">
            <text:p>5,99</text:p>
          </table:table-cell>
          <table:table-cell table:formula="of:=ABS([.M52]-[.$I$9])/[.M52]*100" office:value-type="float" office:value="0" calcext:value-type="float">
            <text:p>0,0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5693.416" calcext:value-type="float">
            <text:p>5693,416</text:p>
          </table:table-cell>
          <table:table-cell office:value-type="float" office:value="41" calcext:value-type="float">
            <text:p>41</text:p>
          </table:table-cell>
          <table:table-cell table:formula="of:=[.AC52]" office:value-type="float" office:value="12" calcext:value-type="float">
            <text:p>12</text:p>
          </table:table-cell>
          <table:table-cell table:formula="of:=[.AD52]" office:value-type="float" office:value="5693.416" calcext:value-type="float">
            <text:p>5693,42</text:p>
          </table:table-cell>
          <table:table-cell table:formula="of:=[.AE52]" office:value-type="float" office:value="41" calcext:value-type="float">
            <text:p>41</text:p>
          </table:table-cell>
          <table:table-cell table:formula="of:=[.AG52]/1000" office:value-type="float" office:value="5.693416" calcext:value-type="float">
            <text:p>5,69</text:p>
          </table:table-cell>
          <table:table-cell table:formula="of:=ABS([.AE52]-[.$I$9])/[.AE52]*100" office:value-type="float" office:value="4.87804878048781" calcext:value-type="float">
            <text:p>4,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73.418" calcext:value-type="float">
            <text:p>5773,418</text:p>
          </table:table-cell>
          <table:table-cell office:value-type="float" office:value="44" calcext:value-type="float">
            <text:p>44</text:p>
          </table:table-cell>
          <table:table-cell table:formula="of:=[.AL52]" office:value-type="float" office:value="12" calcext:value-type="float">
            <text:p>12</text:p>
          </table:table-cell>
          <table:table-cell table:formula="of:=[.AM52]" office:value-type="float" office:value="5773.418" calcext:value-type="float">
            <text:p>5773,42</text:p>
          </table:table-cell>
          <table:table-cell table:formula="of:=[.AN52]" office:value-type="float" office:value="44" calcext:value-type="float">
            <text:p>44</text:p>
          </table:table-cell>
          <table:table-cell table:formula="of:=[.AP52]/1000" office:value-type="float" office:value="5.773418" calcext:value-type="float">
            <text:p>5,77</text:p>
          </table:table-cell>
          <table:table-cell table:formula="of:=ABS([.AN52]-[.$I$9])/[.AN52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26.467" calcext:value-type="float">
            <text:p>5826,467</text:p>
          </table:table-cell>
          <table:table-cell office:value-type="float" office:value="41" calcext:value-type="float">
            <text:p>41</text:p>
          </table:table-cell>
          <table:table-cell table:formula="of:=[.B53]" office:value-type="float" office:value="13" calcext:value-type="float">
            <text:p>13</text:p>
          </table:table-cell>
          <table:table-cell table:formula="of:=[.C53]" office:value-type="float" office:value="5826.467" calcext:value-type="float">
            <text:p>5826,47</text:p>
          </table:table-cell>
          <table:table-cell table:formula="of:=[.D53]" office:value-type="float" office:value="41" calcext:value-type="float">
            <text:p>41</text:p>
          </table:table-cell>
          <table:table-cell table:formula="of:=[.F53]/1000" office:value-type="float" office:value="5.826467" calcext:value-type="float">
            <text:p>5,83</text:p>
          </table:table-cell>
          <table:table-cell table:formula="of:=ABS([.D53]-[.$I$9])/[.D53]*100" office:value-type="float" office:value="4.87804878048781" calcext:value-type="float">
            <text:p>4,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09.665" calcext:value-type="float">
            <text:p>5909,665</text:p>
          </table:table-cell>
          <table:table-cell office:value-type="float" office:value="44" calcext:value-type="float">
            <text:p>44</text:p>
          </table:table-cell>
          <table:table-cell table:formula="of:=[.K53]" office:value-type="float" office:value="13" calcext:value-type="float">
            <text:p>13</text:p>
          </table:table-cell>
          <table:table-cell table:formula="of:=[.L53]" office:value-type="float" office:value="5909.665" calcext:value-type="float">
            <text:p>5909,67</text:p>
          </table:table-cell>
          <table:table-cell table:formula="of:=[.M53]" office:value-type="float" office:value="44" calcext:value-type="float">
            <text:p>44</text:p>
          </table:table-cell>
          <table:table-cell table:formula="of:=[.O53]/1000" office:value-type="float" office:value="5.909665" calcext:value-type="float">
            <text:p>5,91</text:p>
          </table:table-cell>
          <table:table-cell table:formula="of:=ABS([.M53]-[.$I$9])/[.M53]*100" office:value-type="float" office:value="11.3636363636364" calcext:value-type="float">
            <text:p>11,36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5690.406" calcext:value-type="float">
            <text:p>5690,406</text:p>
          </table:table-cell>
          <table:table-cell office:value-type="float" office:value="42" calcext:value-type="float">
            <text:p>42</text:p>
          </table:table-cell>
          <table:table-cell table:formula="of:=[.AC53]" office:value-type="float" office:value="13" calcext:value-type="float">
            <text:p>13</text:p>
          </table:table-cell>
          <table:table-cell table:formula="of:=[.AD53]" office:value-type="float" office:value="5690.406" calcext:value-type="float">
            <text:p>5690,41</text:p>
          </table:table-cell>
          <table:table-cell table:formula="of:=[.AE53]" office:value-type="float" office:value="42" calcext:value-type="float">
            <text:p>42</text:p>
          </table:table-cell>
          <table:table-cell table:formula="of:=[.AG53]/1000" office:value-type="float" office:value="5.690406" calcext:value-type="float">
            <text:p>5,69</text:p>
          </table:table-cell>
          <table:table-cell table:formula="of:=ABS([.AE53]-[.$I$9])/[.AE53]*100" office:value-type="float" office:value="7.14285714285714" calcext:value-type="float">
            <text:p>7,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27.601" calcext:value-type="float">
            <text:p>5827,601</text:p>
          </table:table-cell>
          <table:table-cell office:value-type="float" office:value="39" calcext:value-type="float">
            <text:p>39</text:p>
          </table:table-cell>
          <table:table-cell table:formula="of:=[.AL53]" office:value-type="float" office:value="13" calcext:value-type="float">
            <text:p>13</text:p>
          </table:table-cell>
          <table:table-cell table:formula="of:=[.AM53]" office:value-type="float" office:value="5827.601" calcext:value-type="float">
            <text:p>5827,60</text:p>
          </table:table-cell>
          <table:table-cell table:formula="of:=[.AN53]" office:value-type="float" office:value="39" calcext:value-type="float">
            <text:p>39</text:p>
          </table:table-cell>
          <table:table-cell table:formula="of:=[.AP53]/1000" office:value-type="float" office:value="5.827601" calcext:value-type="float">
            <text:p>5,83</text:p>
          </table:table-cell>
          <table:table-cell table:formula="of:=ABS([.AN53]-[.$I$9])/[.AN53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18.232" calcext:value-type="float">
            <text:p>5818,232</text:p>
          </table:table-cell>
          <table:table-cell office:value-type="float" office:value="44" calcext:value-type="float">
            <text:p>44</text:p>
          </table:table-cell>
          <table:table-cell table:formula="of:=[.B54]" office:value-type="float" office:value="14" calcext:value-type="float">
            <text:p>14</text:p>
          </table:table-cell>
          <table:table-cell table:formula="of:=[.C54]" office:value-type="float" office:value="5818.232" calcext:value-type="float">
            <text:p>5818,23</text:p>
          </table:table-cell>
          <table:table-cell table:formula="of:=[.D54]" office:value-type="float" office:value="44" calcext:value-type="float">
            <text:p>44</text:p>
          </table:table-cell>
          <table:table-cell table:formula="of:=[.F54]/1000" office:value-type="float" office:value="5.818232" calcext:value-type="float">
            <text:p>5,82</text:p>
          </table:table-cell>
          <table:table-cell table:formula="of:=ABS([.D54]-[.$I$9])/[.D54]*100" office:value-type="float" office:value="11.3636363636364" calcext:value-type="float">
            <text:p>11,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779.409" calcext:value-type="float">
            <text:p>5779,409</text:p>
          </table:table-cell>
          <table:table-cell office:value-type="float" office:value="44" calcext:value-type="float">
            <text:p>44</text:p>
          </table:table-cell>
          <table:table-cell table:formula="of:=[.K54]" office:value-type="float" office:value="14" calcext:value-type="float">
            <text:p>14</text:p>
          </table:table-cell>
          <table:table-cell table:formula="of:=[.L54]" office:value-type="float" office:value="5779.409" calcext:value-type="float">
            <text:p>5779,41</text:p>
          </table:table-cell>
          <table:table-cell table:formula="of:=[.M54]" office:value-type="float" office:value="44" calcext:value-type="float">
            <text:p>44</text:p>
          </table:table-cell>
          <table:table-cell table:formula="of:=[.O54]/1000" office:value-type="float" office:value="5.779409" calcext:value-type="float">
            <text:p>5,78</text:p>
          </table:table-cell>
          <table:table-cell table:formula="of:=ABS([.M54]-[.$I$9])/[.M54]*100" office:value-type="float" office:value="11.3636363636364" calcext:value-type="float">
            <text:p>11,36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5690.144" calcext:value-type="float">
            <text:p>5690,144</text:p>
          </table:table-cell>
          <table:table-cell office:value-type="float" office:value="41" calcext:value-type="float">
            <text:p>41</text:p>
          </table:table-cell>
          <table:table-cell table:formula="of:=[.AC54]" office:value-type="float" office:value="14" calcext:value-type="float">
            <text:p>14</text:p>
          </table:table-cell>
          <table:table-cell table:formula="of:=[.AD54]" office:value-type="float" office:value="5690.144" calcext:value-type="float">
            <text:p>5690,14</text:p>
          </table:table-cell>
          <table:table-cell table:formula="of:=[.AE54]" office:value-type="float" office:value="41" calcext:value-type="float">
            <text:p>41</text:p>
          </table:table-cell>
          <table:table-cell table:formula="of:=[.AG54]/1000" office:value-type="float" office:value="5.690144" calcext:value-type="float">
            <text:p>5,69</text:p>
          </table:table-cell>
          <table:table-cell table:formula="of:=ABS([.AE54]-[.$I$9])/[.AE54]*100" office:value-type="float" office:value="4.87804878048781" calcext:value-type="float">
            <text:p>4,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779.296" calcext:value-type="float">
            <text:p>5779,296</text:p>
          </table:table-cell>
          <table:table-cell office:value-type="float" office:value="42" calcext:value-type="float">
            <text:p>42</text:p>
          </table:table-cell>
          <table:table-cell table:formula="of:=[.AL54]" office:value-type="float" office:value="14" calcext:value-type="float">
            <text:p>14</text:p>
          </table:table-cell>
          <table:table-cell table:formula="of:=[.AM54]" office:value-type="float" office:value="5779.296" calcext:value-type="float">
            <text:p>5779,30</text:p>
          </table:table-cell>
          <table:table-cell table:formula="of:=[.AN54]" office:value-type="float" office:value="42" calcext:value-type="float">
            <text:p>42</text:p>
          </table:table-cell>
          <table:table-cell table:formula="of:=[.AP54]/1000" office:value-type="float" office:value="5.779296" calcext:value-type="float">
            <text:p>5,78</text:p>
          </table:table-cell>
          <table:table-cell table:formula="of:=ABS([.AN54]-[.$I$9])/[.AN54]*100" office:value-type="float" office:value="7.14285714285714" calcext:value-type="float">
            <text:p>7,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747.822" calcext:value-type="float">
            <text:p>5747,822</text:p>
          </table:table-cell>
          <table:table-cell office:value-type="float" office:value="46" calcext:value-type="float">
            <text:p>46</text:p>
          </table:table-cell>
          <table:table-cell table:formula="of:=[.B55]" office:value-type="float" office:value="15" calcext:value-type="float">
            <text:p>15</text:p>
          </table:table-cell>
          <table:table-cell table:formula="of:=[.C55]" office:value-type="float" office:value="5747.822" calcext:value-type="float">
            <text:p>5747,82</text:p>
          </table:table-cell>
          <table:table-cell table:formula="of:=[.D55]" office:value-type="float" office:value="46" calcext:value-type="float">
            <text:p>46</text:p>
          </table:table-cell>
          <table:table-cell table:formula="of:=[.F55]/1000" office:value-type="float" office:value="5.747822" calcext:value-type="float">
            <text:p>5,75</text:p>
          </table:table-cell>
          <table:table-cell table:formula="of:=ABS([.D55]-[.$I$9])/[.D55]*100" office:value-type="float" office:value="15.2173913043478" calcext:value-type="float">
            <text:p>15,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46.425" calcext:value-type="float">
            <text:p>6146,425</text:p>
          </table:table-cell>
          <table:table-cell office:value-type="float" office:value="39" calcext:value-type="float">
            <text:p>39</text:p>
          </table:table-cell>
          <table:table-cell table:formula="of:=[.K55]" office:value-type="float" office:value="15" calcext:value-type="float">
            <text:p>15</text:p>
          </table:table-cell>
          <table:table-cell table:formula="of:=[.L55]" office:value-type="float" office:value="6146.425" calcext:value-type="float">
            <text:p>6146,43</text:p>
          </table:table-cell>
          <table:table-cell table:formula="of:=[.M55]" office:value-type="float" office:value="39" calcext:value-type="float">
            <text:p>39</text:p>
          </table:table-cell>
          <table:table-cell table:formula="of:=[.O55]/1000" office:value-type="float" office:value="6.146425" calcext:value-type="float">
            <text:p>6,15</text:p>
          </table:table-cell>
          <table:table-cell table:formula="of:=ABS([.M55]-[.$I$9])/[.M55]*100" office:value-type="float" office:value="0" calcext:value-type="float">
            <text:p>0,0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5686.662" calcext:value-type="float">
            <text:p>5686,662</text:p>
          </table:table-cell>
          <table:table-cell office:value-type="float" office:value="39" calcext:value-type="float">
            <text:p>39</text:p>
          </table:table-cell>
          <table:table-cell table:formula="of:=[.AC55]" office:value-type="float" office:value="15" calcext:value-type="float">
            <text:p>15</text:p>
          </table:table-cell>
          <table:table-cell table:formula="of:=[.AD55]" office:value-type="float" office:value="5686.662" calcext:value-type="float">
            <text:p>5686,66</text:p>
          </table:table-cell>
          <table:table-cell table:formula="of:=[.AE55]" office:value-type="float" office:value="39" calcext:value-type="float">
            <text:p>39</text:p>
          </table:table-cell>
          <table:table-cell table:formula="of:=[.AG55]/1000" office:value-type="float" office:value="5.686662" calcext:value-type="float">
            <text:p>5,69</text:p>
          </table:table-cell>
          <table:table-cell table:formula="of:=ABS([.AE55]-[.$I$9])/[.AE55]*100" office:value-type="float" office:value="0" calcext:value-type="float">
            <text:p>0,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39.332" calcext:value-type="float">
            <text:p>5839,332</text:p>
          </table:table-cell>
          <table:table-cell office:value-type="float" office:value="44" calcext:value-type="float">
            <text:p>44</text:p>
          </table:table-cell>
          <table:table-cell table:formula="of:=[.AL55]" office:value-type="float" office:value="15" calcext:value-type="float">
            <text:p>15</text:p>
          </table:table-cell>
          <table:table-cell table:formula="of:=[.AM55]" office:value-type="float" office:value="5839.332" calcext:value-type="float">
            <text:p>5839,33</text:p>
          </table:table-cell>
          <table:table-cell table:formula="of:=[.AN55]" office:value-type="float" office:value="44" calcext:value-type="float">
            <text:p>44</text:p>
          </table:table-cell>
          <table:table-cell table:formula="of:=[.AP55]/1000" office:value-type="float" office:value="5.839332" calcext:value-type="float">
            <text:p>5,84</text:p>
          </table:table-cell>
          <table:table-cell table:formula="of:=ABS([.AN55]-[.$I$9])/[.AN55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770.935" calcext:value-type="float">
            <text:p>5770,935</text:p>
          </table:table-cell>
          <table:table-cell office:value-type="float" office:value="42" calcext:value-type="float">
            <text:p>42</text:p>
          </table:table-cell>
          <table:table-cell table:formula="of:=[.B56]" office:value-type="float" office:value="16" calcext:value-type="float">
            <text:p>16</text:p>
          </table:table-cell>
          <table:table-cell table:formula="of:=[.C56]" office:value-type="float" office:value="5770.935" calcext:value-type="float">
            <text:p>5770,94</text:p>
          </table:table-cell>
          <table:table-cell table:formula="of:=[.D56]" office:value-type="float" office:value="42" calcext:value-type="float">
            <text:p>42</text:p>
          </table:table-cell>
          <table:table-cell table:formula="of:=[.F56]/1000" office:value-type="float" office:value="5.770935" calcext:value-type="float">
            <text:p>5,77</text:p>
          </table:table-cell>
          <table:table-cell table:formula="of:=ABS([.D56]-[.$I$9])/[.D56]*100" office:value-type="float" office:value="7.14285714285714" calcext:value-type="float">
            <text:p>7,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61.907" calcext:value-type="float">
            <text:p>5861,907</text:p>
          </table:table-cell>
          <table:table-cell office:value-type="float" office:value="40" calcext:value-type="float">
            <text:p>40</text:p>
          </table:table-cell>
          <table:table-cell table:formula="of:=[.K56]" office:value-type="float" office:value="16" calcext:value-type="float">
            <text:p>16</text:p>
          </table:table-cell>
          <table:table-cell table:formula="of:=[.L56]" office:value-type="float" office:value="5861.907" calcext:value-type="float">
            <text:p>5861,91</text:p>
          </table:table-cell>
          <table:table-cell table:formula="of:=[.M56]" office:value-type="float" office:value="40" calcext:value-type="float">
            <text:p>40</text:p>
          </table:table-cell>
          <table:table-cell table:formula="of:=[.O56]/1000" office:value-type="float" office:value="5.861907" calcext:value-type="float">
            <text:p>5,86</text:p>
          </table:table-cell>
          <table:table-cell table:formula="of:=ABS([.M56]-[.$I$9])/[.M56]*100" office:value-type="float" office:value="2.5" calcext:value-type="float">
            <text:p>2,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5687.868" calcext:value-type="float">
            <text:p>5687,868</text:p>
          </table:table-cell>
          <table:table-cell office:value-type="float" office:value="42" calcext:value-type="float">
            <text:p>42</text:p>
          </table:table-cell>
          <table:table-cell table:formula="of:=[.AC56]" office:value-type="float" office:value="16" calcext:value-type="float">
            <text:p>16</text:p>
          </table:table-cell>
          <table:table-cell table:formula="of:=[.AD56]" office:value-type="float" office:value="5687.868" calcext:value-type="float">
            <text:p>5687,87</text:p>
          </table:table-cell>
          <table:table-cell table:formula="of:=[.AE56]" office:value-type="float" office:value="42" calcext:value-type="float">
            <text:p>42</text:p>
          </table:table-cell>
          <table:table-cell table:formula="of:=[.AG56]/1000" office:value-type="float" office:value="5.687868" calcext:value-type="float">
            <text:p>5,69</text:p>
          </table:table-cell>
          <table:table-cell table:formula="of:=ABS([.AE56]-[.$I$9])/[.AE56]*100" office:value-type="float" office:value="7.14285714285714" calcext:value-type="float">
            <text:p>7,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92.16" calcext:value-type="float">
            <text:p>5992,16</text:p>
          </table:table-cell>
          <table:table-cell office:value-type="float" office:value="41" calcext:value-type="float">
            <text:p>41</text:p>
          </table:table-cell>
          <table:table-cell table:formula="of:=[.AL56]" office:value-type="float" office:value="16" calcext:value-type="float">
            <text:p>16</text:p>
          </table:table-cell>
          <table:table-cell table:formula="of:=[.AM56]" office:value-type="float" office:value="5992.16" calcext:value-type="float">
            <text:p>5992,16</text:p>
          </table:table-cell>
          <table:table-cell table:formula="of:=[.AN56]" office:value-type="float" office:value="41" calcext:value-type="float">
            <text:p>41</text:p>
          </table:table-cell>
          <table:table-cell table:formula="of:=[.AP56]/1000" office:value-type="float" office:value="5.99216" calcext:value-type="float">
            <text:p>5,99</text:p>
          </table:table-cell>
          <table:table-cell table:formula="of:=ABS([.AN56]-[.$I$9])/[.AN56]*100" office:value-type="float" office:value="4.87804878048781" calcext:value-type="float">
            <text:p>4,8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757.488" calcext:value-type="float">
            <text:p>5757,488</text:p>
          </table:table-cell>
          <table:table-cell office:value-type="float" office:value="42" calcext:value-type="float">
            <text:p>42</text:p>
          </table:table-cell>
          <table:table-cell table:formula="of:=[.B57]" office:value-type="float" office:value="17" calcext:value-type="float">
            <text:p>17</text:p>
          </table:table-cell>
          <table:table-cell table:formula="of:=[.C57]" office:value-type="float" office:value="5757.488" calcext:value-type="float">
            <text:p>5757,49</text:p>
          </table:table-cell>
          <table:table-cell table:formula="of:=[.D57]" office:value-type="float" office:value="42" calcext:value-type="float">
            <text:p>42</text:p>
          </table:table-cell>
          <table:table-cell table:formula="of:=[.F57]/1000" office:value-type="float" office:value="5.757488" calcext:value-type="float">
            <text:p>5,76</text:p>
          </table:table-cell>
          <table:table-cell table:formula="of:=ABS([.D57]-[.$I$9])/[.D57]*100" office:value-type="float" office:value="7.14285714285714" calcext:value-type="float">
            <text:p>7,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926.011" calcext:value-type="float">
            <text:p>5926,011</text:p>
          </table:table-cell>
          <table:table-cell office:value-type="float" office:value="46" calcext:value-type="float">
            <text:p>46</text:p>
          </table:table-cell>
          <table:table-cell table:formula="of:=[.K57]" office:value-type="float" office:value="17" calcext:value-type="float">
            <text:p>17</text:p>
          </table:table-cell>
          <table:table-cell table:formula="of:=[.L57]" office:value-type="float" office:value="5926.011" calcext:value-type="float">
            <text:p>5926,01</text:p>
          </table:table-cell>
          <table:table-cell table:formula="of:=[.M57]" office:value-type="float" office:value="46" calcext:value-type="float">
            <text:p>46</text:p>
          </table:table-cell>
          <table:table-cell table:formula="of:=[.O57]/1000" office:value-type="float" office:value="5.926011" calcext:value-type="float">
            <text:p>5,93</text:p>
          </table:table-cell>
          <table:table-cell table:formula="of:=ABS([.M57]-[.$I$9])/[.M57]*100" office:value-type="float" office:value="15.2173913043478" calcext:value-type="float">
            <text:p>15,22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5688.877" calcext:value-type="float">
            <text:p>5688,877</text:p>
          </table:table-cell>
          <table:table-cell office:value-type="float" office:value="41" calcext:value-type="float">
            <text:p>41</text:p>
          </table:table-cell>
          <table:table-cell table:formula="of:=[.AC57]" office:value-type="float" office:value="17" calcext:value-type="float">
            <text:p>17</text:p>
          </table:table-cell>
          <table:table-cell table:formula="of:=[.AD57]" office:value-type="float" office:value="5688.877" calcext:value-type="float">
            <text:p>5688,88</text:p>
          </table:table-cell>
          <table:table-cell table:formula="of:=[.AE57]" office:value-type="float" office:value="41" calcext:value-type="float">
            <text:p>41</text:p>
          </table:table-cell>
          <table:table-cell table:formula="of:=[.AG57]/1000" office:value-type="float" office:value="5.688877" calcext:value-type="float">
            <text:p>5,69</text:p>
          </table:table-cell>
          <table:table-cell table:formula="of:=ABS([.AE57]-[.$I$9])/[.AE57]*100" office:value-type="float" office:value="4.87804878048781" calcext:value-type="float">
            <text:p>4,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82.822" calcext:value-type="float">
            <text:p>5882,822</text:p>
          </table:table-cell>
          <table:table-cell office:value-type="float" office:value="44" calcext:value-type="float">
            <text:p>44</text:p>
          </table:table-cell>
          <table:table-cell table:formula="of:=[.AL57]" office:value-type="float" office:value="17" calcext:value-type="float">
            <text:p>17</text:p>
          </table:table-cell>
          <table:table-cell table:formula="of:=[.AM57]" office:value-type="float" office:value="5882.822" calcext:value-type="float">
            <text:p>5882,82</text:p>
          </table:table-cell>
          <table:table-cell table:formula="of:=[.AN57]" office:value-type="float" office:value="44" calcext:value-type="float">
            <text:p>44</text:p>
          </table:table-cell>
          <table:table-cell table:formula="of:=[.AP57]/1000" office:value-type="float" office:value="5.882822" calcext:value-type="float">
            <text:p>5,88</text:p>
          </table:table-cell>
          <table:table-cell table:formula="of:=ABS([.AN57]-[.$I$9])/[.AN57]*100" office:value-type="float" office:value="11.3636363636364" calcext:value-type="float">
            <text:p>11,3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790.446" calcext:value-type="float">
            <text:p>5790,446</text:p>
          </table:table-cell>
          <table:table-cell office:value-type="float" office:value="40" calcext:value-type="float">
            <text:p>40</text:p>
          </table:table-cell>
          <table:table-cell table:formula="of:=[.B58]" office:value-type="float" office:value="18" calcext:value-type="float">
            <text:p>18</text:p>
          </table:table-cell>
          <table:table-cell table:formula="of:=[.C58]" office:value-type="float" office:value="5790.446" calcext:value-type="float">
            <text:p>5790,45</text:p>
          </table:table-cell>
          <table:table-cell table:formula="of:=[.D58]" office:value-type="float" office:value="40" calcext:value-type="float">
            <text:p>40</text:p>
          </table:table-cell>
          <table:table-cell table:formula="of:=[.F58]/1000" office:value-type="float" office:value="5.790446" calcext:value-type="float">
            <text:p>5,79</text:p>
          </table:table-cell>
          <table:table-cell table:formula="of:=ABS([.D58]-[.$I$9])/[.D58]*100" office:value-type="float" office:value="2.5" calcext:value-type="float">
            <text:p>2,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809.227" calcext:value-type="float">
            <text:p>5809,227</text:p>
          </table:table-cell>
          <table:table-cell office:value-type="float" office:value="39" calcext:value-type="float">
            <text:p>39</text:p>
          </table:table-cell>
          <table:table-cell table:formula="of:=[.K58]" office:value-type="float" office:value="18" calcext:value-type="float">
            <text:p>18</text:p>
          </table:table-cell>
          <table:table-cell table:formula="of:=[.L58]" office:value-type="float" office:value="5809.227" calcext:value-type="float">
            <text:p>5809,23</text:p>
          </table:table-cell>
          <table:table-cell table:formula="of:=[.M58]" office:value-type="float" office:value="39" calcext:value-type="float">
            <text:p>39</text:p>
          </table:table-cell>
          <table:table-cell table:formula="of:=[.O58]/1000" office:value-type="float" office:value="5.809227" calcext:value-type="float">
            <text:p>5,81</text:p>
          </table:table-cell>
          <table:table-cell table:formula="of:=ABS([.M58]-[.$I$9])/[.M58]*100" office:value-type="float" office:value="0" calcext:value-type="float">
            <text:p>0,0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5690.43" calcext:value-type="float">
            <text:p>5690,43</text:p>
          </table:table-cell>
          <table:table-cell office:value-type="float" office:value="39" calcext:value-type="float">
            <text:p>39</text:p>
          </table:table-cell>
          <table:table-cell table:formula="of:=[.AC58]" office:value-type="float" office:value="18" calcext:value-type="float">
            <text:p>18</text:p>
          </table:table-cell>
          <table:table-cell table:formula="of:=[.AD58]" office:value-type="float" office:value="5690.43" calcext:value-type="float">
            <text:p>5690,43</text:p>
          </table:table-cell>
          <table:table-cell table:formula="of:=[.AE58]" office:value-type="float" office:value="39" calcext:value-type="float">
            <text:p>39</text:p>
          </table:table-cell>
          <table:table-cell table:formula="of:=[.AG58]/1000" office:value-type="float" office:value="5.69043" calcext:value-type="float">
            <text:p>5,69</text:p>
          </table:table-cell>
          <table:table-cell table:formula="of:=ABS([.AE58]-[.$I$9])/[.AE58]*100" office:value-type="float" office:value="0" calcext:value-type="float">
            <text:p>0,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045.364" calcext:value-type="float">
            <text:p>6045,364</text:p>
          </table:table-cell>
          <table:table-cell office:value-type="float" office:value="42" calcext:value-type="float">
            <text:p>42</text:p>
          </table:table-cell>
          <table:table-cell table:formula="of:=[.AL58]" office:value-type="float" office:value="18" calcext:value-type="float">
            <text:p>18</text:p>
          </table:table-cell>
          <table:table-cell table:formula="of:=[.AM58]" office:value-type="float" office:value="6045.364" calcext:value-type="float">
            <text:p>6045,36</text:p>
          </table:table-cell>
          <table:table-cell table:formula="of:=[.AN58]" office:value-type="float" office:value="42" calcext:value-type="float">
            <text:p>42</text:p>
          </table:table-cell>
          <table:table-cell table:formula="of:=[.AP58]/1000" office:value-type="float" office:value="6.045364" calcext:value-type="float">
            <text:p>6,05</text:p>
          </table:table-cell>
          <table:table-cell table:formula="of:=ABS([.AN58]-[.$I$9])/[.AN58]*100" office:value-type="float" office:value="7.14285714285714" calcext:value-type="float">
            <text:p>7,1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888.336" calcext:value-type="float">
            <text:p>5888,336</text:p>
          </table:table-cell>
          <table:table-cell office:value-type="float" office:value="44" calcext:value-type="float">
            <text:p>44</text:p>
          </table:table-cell>
          <table:table-cell table:formula="of:=[.B59]" office:value-type="float" office:value="19" calcext:value-type="float">
            <text:p>19</text:p>
          </table:table-cell>
          <table:table-cell table:formula="of:=[.C59]" office:value-type="float" office:value="5888.336" calcext:value-type="float">
            <text:p>5888,34</text:p>
          </table:table-cell>
          <table:table-cell table:formula="of:=[.D59]" office:value-type="float" office:value="44" calcext:value-type="float">
            <text:p>44</text:p>
          </table:table-cell>
          <table:table-cell table:formula="of:=[.F59]/1000" office:value-type="float" office:value="5.888336" calcext:value-type="float">
            <text:p>5,89</text:p>
          </table:table-cell>
          <table:table-cell table:formula="of:=ABS([.D59]-[.$I$9])/[.D59]*100" office:value-type="float" office:value="11.3636363636364" calcext:value-type="float">
            <text:p>11,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728.216" calcext:value-type="float">
            <text:p>5728,216</text:p>
          </table:table-cell>
          <table:table-cell office:value-type="float" office:value="41" calcext:value-type="float">
            <text:p>41</text:p>
          </table:table-cell>
          <table:table-cell table:formula="of:=[.K59]" office:value-type="float" office:value="19" calcext:value-type="float">
            <text:p>19</text:p>
          </table:table-cell>
          <table:table-cell table:formula="of:=[.L59]" office:value-type="float" office:value="5728.216" calcext:value-type="float">
            <text:p>5728,22</text:p>
          </table:table-cell>
          <table:table-cell table:formula="of:=[.M59]" office:value-type="float" office:value="41" calcext:value-type="float">
            <text:p>41</text:p>
          </table:table-cell>
          <table:table-cell table:formula="of:=[.O59]/1000" office:value-type="float" office:value="5.728216" calcext:value-type="float">
            <text:p>5,73</text:p>
          </table:table-cell>
          <table:table-cell table:formula="of:=ABS([.M59]-[.$I$9])/[.M59]*100" office:value-type="float" office:value="4.87804878048781" calcext:value-type="float">
            <text:p>4,88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5693.456" calcext:value-type="float">
            <text:p>5693,456</text:p>
          </table:table-cell>
          <table:table-cell office:value-type="float" office:value="39" calcext:value-type="float">
            <text:p>39</text:p>
          </table:table-cell>
          <table:table-cell table:formula="of:=[.AC59]" office:value-type="float" office:value="19" calcext:value-type="float">
            <text:p>19</text:p>
          </table:table-cell>
          <table:table-cell table:formula="of:=[.AD59]" office:value-type="float" office:value="5693.456" calcext:value-type="float">
            <text:p>5693,46</text:p>
          </table:table-cell>
          <table:table-cell table:formula="of:=[.AE59]" office:value-type="float" office:value="39" calcext:value-type="float">
            <text:p>39</text:p>
          </table:table-cell>
          <table:table-cell table:formula="of:=[.AG59]/1000" office:value-type="float" office:value="5.693456" calcext:value-type="float">
            <text:p>5,69</text:p>
          </table:table-cell>
          <table:table-cell table:formula="of:=ABS([.AE59]-[.$I$9])/[.AE59]*100" office:value-type="float" office:value="0" calcext:value-type="float">
            <text:p>0,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845.501" calcext:value-type="float">
            <text:p>5845,501</text:p>
          </table:table-cell>
          <table:table-cell office:value-type="float" office:value="39" calcext:value-type="float">
            <text:p>39</text:p>
          </table:table-cell>
          <table:table-cell table:formula="of:=[.AL59]" office:value-type="float" office:value="19" calcext:value-type="float">
            <text:p>19</text:p>
          </table:table-cell>
          <table:table-cell table:formula="of:=[.AM59]" office:value-type="float" office:value="5845.501" calcext:value-type="float">
            <text:p>5845,50</text:p>
          </table:table-cell>
          <table:table-cell table:formula="of:=[.AN59]" office:value-type="float" office:value="39" calcext:value-type="float">
            <text:p>39</text:p>
          </table:table-cell>
          <table:table-cell table:formula="of:=[.AP59]/1000" office:value-type="float" office:value="5.845501" calcext:value-type="float">
            <text:p>5,85</text:p>
          </table:table-cell>
          <table:table-cell table:formula="of:=ABS([.AN59]-[.$I$9])/[.AN59]*100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825.894" calcext:value-type="float">
            <text:p>5825,894</text:p>
          </table:table-cell>
          <table:table-cell office:value-type="float" office:value="42" calcext:value-type="float">
            <text:p>42</text:p>
          </table:table-cell>
          <table:table-cell table:formula="of:=[.B60]" office:value-type="float" office:value="20" calcext:value-type="float">
            <text:p>20</text:p>
          </table:table-cell>
          <table:table-cell table:formula="of:=[.C60]" office:value-type="float" office:value="5825.894" calcext:value-type="float">
            <text:p>5825,89</text:p>
          </table:table-cell>
          <table:table-cell table:formula="of:=[.D60]" office:value-type="float" office:value="42" calcext:value-type="float">
            <text:p>42</text:p>
          </table:table-cell>
          <table:table-cell table:formula="of:=[.F60]/1000" office:value-type="float" office:value="5.825894" calcext:value-type="float">
            <text:p>5,83</text:p>
          </table:table-cell>
          <table:table-cell table:formula="of:=ABS([.D60]-[.$I$9])/[.D60]*100" office:value-type="float" office:value="7.14285714285714" calcext:value-type="float">
            <text:p>7,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732.148" calcext:value-type="float">
            <text:p>5732,148</text:p>
          </table:table-cell>
          <table:table-cell office:value-type="float" office:value="39" calcext:value-type="float">
            <text:p>39</text:p>
          </table:table-cell>
          <table:table-cell table:formula="of:=[.K60]" office:value-type="float" office:value="20" calcext:value-type="float">
            <text:p>20</text:p>
          </table:table-cell>
          <table:table-cell table:formula="of:=[.L60]" office:value-type="float" office:value="5732.148" calcext:value-type="float">
            <text:p>5732,15</text:p>
          </table:table-cell>
          <table:table-cell table:formula="of:=[.M60]" office:value-type="float" office:value="39" calcext:value-type="float">
            <text:p>39</text:p>
          </table:table-cell>
          <table:table-cell table:formula="of:=[.O60]/1000" office:value-type="float" office:value="5.732148" calcext:value-type="float">
            <text:p>5,73</text:p>
          </table:table-cell>
          <table:table-cell table:formula="of:=ABS([.M60]-[.$I$9])/[.M60]*100" office:value-type="float" office:value="0" calcext:value-type="float">
            <text:p>0,0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5968.795" calcext:value-type="float">
            <text:p>5968,795</text:p>
          </table:table-cell>
          <table:table-cell office:value-type="float" office:value="44" calcext:value-type="float">
            <text:p>44</text:p>
          </table:table-cell>
          <table:table-cell table:formula="of:=[.AC60]" office:value-type="float" office:value="20" calcext:value-type="float">
            <text:p>20</text:p>
          </table:table-cell>
          <table:table-cell table:formula="of:=[.AD60]" office:value-type="float" office:value="5968.795" calcext:value-type="float">
            <text:p>5968,80</text:p>
          </table:table-cell>
          <table:table-cell table:formula="of:=[.AE60]" office:value-type="float" office:value="44" calcext:value-type="float">
            <text:p>44</text:p>
          </table:table-cell>
          <table:table-cell table:formula="of:=[.AG60]/1000" office:value-type="float" office:value="5.968795" calcext:value-type="float">
            <text:p>5,97</text:p>
          </table:table-cell>
          <table:table-cell table:formula="of:=ABS([.AE60]-[.$I$9])/[.AE60]*100" office:value-type="float" office:value="11.3636363636364" calcext:value-type="float">
            <text:p>11,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20.69" calcext:value-type="float">
            <text:p>6020,69</text:p>
          </table:table-cell>
          <table:table-cell office:value-type="float" office:value="47" calcext:value-type="float">
            <text:p>47</text:p>
          </table:table-cell>
          <table:table-cell table:formula="of:=[.AL60]" office:value-type="float" office:value="20" calcext:value-type="float">
            <text:p>20</text:p>
          </table:table-cell>
          <table:table-cell table:formula="of:=[.AM60]" office:value-type="float" office:value="6020.69" calcext:value-type="float">
            <text:p>6020,69</text:p>
          </table:table-cell>
          <table:table-cell table:formula="of:=[.AN60]" office:value-type="float" office:value="47" calcext:value-type="float">
            <text:p>47</text:p>
          </table:table-cell>
          <table:table-cell table:formula="of:=[.AP60]/1000" office:value-type="float" office:value="6.02069" calcext:value-type="float">
            <text:p>6,02</text:p>
          </table:table-cell>
          <table:table-cell table:formula="of:=ABS([.AN60]-[.$I$9])/[.AN60]*100" office:value-type="float" office:value="17.0212765957447" calcext:value-type="float">
            <text:p>17,02</text:p>
          </table:table-cell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F41:.F60])" office:value-type="float" office:value="5828.7697" calcext:value-type="float">
            <text:p>5828,77</text:p>
          </table:table-cell>
          <table:table-cell table:style-name="ce30" table:formula="of:=AVERAGE([.G41:.G60])" office:value-type="float" office:value="42.05" calcext:value-type="float">
            <text:p>42,05</text:p>
          </table:table-cell>
          <table:table-cell table:style-name="ce34" table:formula="of:=AVERAGE([.H41:.H60])" office:value-type="float" office:value="5.8287697" calcext:value-type="float">
            <text:p>5,83</text:p>
          </table:table-cell>
          <table:table-cell table:style-name="ce34" table:formula="of:=AVERAGE([.I41:.I60])" office:value-type="float" office:value="7.06873040356603" calcext:value-type="float">
            <text:p>7,07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O41:.O60])" office:value-type="float" office:value="5861.74635" calcext:value-type="float">
            <text:p>5861,75</text:p>
          </table:table-cell>
          <table:table-cell table:style-name="ce30" table:formula="of:=AVERAGE([.P41:.P60])" office:value-type="float" office:value="42.3" calcext:value-type="float">
            <text:p>42,3</text:p>
          </table:table-cell>
          <table:table-cell table:style-name="ce34" table:formula="of:=AVERAGE([.Q41:.Q60])" office:value-type="float" office:value="5.86174635" calcext:value-type="float">
            <text:p>5,86</text:p>
          </table:table-cell>
          <table:table-cell table:style-name="ce34" table:formula="of:=AVERAGE([.R41:.R60])" office:value-type="float" office:value="7.53580747370052" calcext:value-type="float">
            <text:p>7,54</text:p>
          </table:table-cell>
          <table:table-cell table:number-columns-repeated="10"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G41:.AG60])" office:value-type="float" office:value="5730.13675" calcext:value-type="float">
            <text:p>5730,14</text:p>
          </table:table-cell>
          <table:table-cell table:style-name="ce30" table:formula="of:=AVERAGE([.AH41:.AH60])" office:value-type="float" office:value="41.2" calcext:value-type="float">
            <text:p>41,2</text:p>
          </table:table-cell>
          <table:table-cell table:style-name="ce34" table:formula="of:=AVERAGE([.AI41:.AI60])" office:value-type="float" office:value="5.73013675" calcext:value-type="float">
            <text:p>5,73</text:p>
          </table:table-cell>
          <table:table-cell table:style-name="ce34" table:formula="of:=AVERAGE([.AJ41:.AJ60])" office:value-type="float" office:value="5.18532316040269" calcext:value-type="float">
            <text:p>5,19</text:p>
          </table:table-cell>
          <table:table-cell/>
          <table:table-cell table:style-name="ce24" office:value-type="string" calcext:value-type="string" table:number-columns-spanned="3" table:number-rows-spanned="1">
            <text:p>razem</text:p>
          </table:table-cell>
          <table:covered-table-cell table:style-name="ce27"/>
          <table:covered-table-cell table:style-name="ce30"/>
          <table:table-cell table:style-name="ce30" office:value-type="string" calcext:value-type="string">
            <text:p>Razem</text:p>
          </table:table-cell>
          <table:table-cell table:style-name="ce34" table:formula="of:=AVERAGE([.AP41:.AP60])" office:value-type="float" office:value="5896.91975" calcext:value-type="float">
            <text:p>5896,92</text:p>
          </table:table-cell>
          <table:table-cell table:style-name="ce30" table:formula="of:=AVERAGE([.AQ41:.AQ60])" office:value-type="float" office:value="41.7" calcext:value-type="float">
            <text:p>41,7</text:p>
          </table:table-cell>
          <table:table-cell table:style-name="ce34" table:formula="of:=AVERAGE([.AR41:.AR60])" office:value-type="float" office:value="5.89691975" calcext:value-type="float">
            <text:p>5,90</text:p>
          </table:table-cell>
          <table:table-cell table:style-name="ce34" table:formula="of:=AVERAGE([.AS41:.AS60])" office:value-type="float" office:value="6.16152471037007" calcext:value-type="float">
            <text:p>6,1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formula="of:=COM.MICROSOFT.STDEV.P([.D41:.D60])" office:value-type="float" office:value="1.88348082018374" calcext:value-type="float">
            <text:p>1,883480820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formula="of:=COM.MICROSOFT.STDEV.P([.M41:.M60])" office:value-type="float" office:value="2.26053091109146" calcext:value-type="float">
            <text:p>2,260530911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 table:formula="of:=COM.MICROSOFT.STDEV.P([.AE41:.AE60])" office:value-type="float" office:value="1.69115345252878" calcext:value-type="float">
            <text:p>1,6911534525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formula="of:=COM.MICROSOFT.STDEV.P([.AN41:.AN60])" office:value-type="float" office:value="2.43104915622864" calcext:value-type="float">
            <text:p>2,4310491562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Długość listy tabu</text:p>
          </table:table-cell>
          <table:covered-table-cell table:style-name="ce28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20" calcext:value-type="float">
            <text:p>120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Długość listy tabu [%]</text:p>
          </table:table-cell>
          <table:covered-table-cell table:style-name="ce29"/>
          <table:table-cell table:style-name="ce31" table:formula="of:=[.I8]" office:value-type="float" office:value="3.67647058823529" calcext:value-type="float">
            <text:p>3,68</text:p>
          </table:table-cell>
          <table:table-cell table:style-name="ce31" table:formula="of:=[.I38]" office:value-type="float" office:value="7.35294117647059" calcext:value-type="float">
            <text:p>7,35</text:p>
          </table:table-cell>
          <table:table-cell table:style-name="ce31" table:formula="of:=[.R8]" office:value-type="float" office:value="14.7058823529412" calcext:value-type="float">
            <text:p>14,71</text:p>
          </table:table-cell>
          <table:table-cell table:style-name="ce31" table:formula="of:=[.R38]" office:value-type="float" office:value="29.4117647058824" calcext:value-type="float">
            <text:p>29,41</text:p>
          </table:table-cell>
          <table:table-cell table:style-name="ce31" table:formula="of:=[.AA8]" office:value-type="float" office:value="36.7647058823529" calcext:value-type="float">
            <text:p>36,76</text:p>
          </table:table-cell>
          <table:table-cell table:style-name="ce31" table:formula="of:=[.AJ8]" office:value-type="float" office:value="44.1176470588235" calcext:value-type="float">
            <text:p>44,12</text:p>
          </table:table-cell>
          <table:table-cell table:style-name="ce31" table:formula="of:=[.AJ38]" office:value-type="float" office:value="58.8235294117647" calcext:value-type="float">
            <text:p>58,82</text:p>
          </table:table-cell>
          <table:table-cell table:style-name="ce31" table:formula="of:=[.AS8]" office:value-type="float" office:value="73.5294117647059" calcext:value-type="float">
            <text:p>73,53</text:p>
          </table:table-cell>
          <table:table-cell table:style-name="ce31" table:formula="of:=[.AS38]" office:value-type="float" office:value="88.2352941176471" calcext:value-type="float">
            <text:p>88,2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Średni błąd [%]</text:p>
          </table:table-cell>
          <table:covered-table-cell table:style-name="ce29"/>
          <table:table-cell table:style-name="ce31" table:formula="of:=[.I31]" office:value-type="float" office:value="7.10080199051567" calcext:value-type="float">
            <text:p>7,10</text:p>
          </table:table-cell>
          <table:table-cell table:style-name="ce31" table:formula="of:=[.I61]" office:value-type="float" office:value="7.06873040356603" calcext:value-type="float">
            <text:p>7,07</text:p>
          </table:table-cell>
          <table:table-cell table:style-name="ce31" table:formula="of:=[.R31]" office:value-type="float" office:value="5.83564209471753" calcext:value-type="float">
            <text:p>5,84</text:p>
          </table:table-cell>
          <table:table-cell table:style-name="ce31" table:formula="of:=[.R61]" office:value-type="float" office:value="7.53580747370052" calcext:value-type="float">
            <text:p>7,54</text:p>
          </table:table-cell>
          <table:table-cell table:style-name="ce31" table:formula="of:=[.AA31]" office:value-type="float" office:value="6.12258276490968" calcext:value-type="float">
            <text:p>6,12</text:p>
          </table:table-cell>
          <table:table-cell table:style-name="ce31" table:formula="of:=[.AJ31]" office:value-type="float" office:value="5.9597124835016" calcext:value-type="float">
            <text:p>5,96</text:p>
          </table:table-cell>
          <table:table-cell table:style-name="ce31" table:formula="of:=[.AJ61]" office:value-type="float" office:value="5.18532316040269" calcext:value-type="float">
            <text:p>5,19</text:p>
          </table:table-cell>
          <table:table-cell table:style-name="ce31" table:formula="of:=[.AS31]" office:value-type="float" office:value="8.04466609742325" calcext:value-type="float">
            <text:p>8,04</text:p>
          </table:table-cell>
          <table:table-cell table:style-name="ce31" table:formula="of:=[.AS61]" office:value-type="float" office:value="6.16152471037007" calcext:value-type="float">
            <text:p>6,16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Długość listy tabu</text:p>
          </table:table-cell>
          <table:covered-table-cell table:style-name="ce28"/>
          <table:table-cell table:style-name="ce30" table:formula="of:=[.I64]" office:value-type="float" office:value="60" calcext:value-type="float">
            <text:p>60</text:p>
          </table:table-cell>
          <table:table-cell table:style-name="ce30" table:formula="of:=[.J64]" office:value-type="float" office:value="80" calcext:value-type="float">
            <text:p>80</text:p>
          </table:table-cell>
          <table:table-cell table:style-name="ce30" table:formula="of:=[.K64]" office:value-type="float" office:value="100" calcext:value-type="float">
            <text:p>100</text:p>
          </table:table-cell>
          <table:table-cell table:style-name="ce30" table:formula="of:=[.L64]" office:value-type="float" office:value="120" calcext:value-type="float">
            <text:p>1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Długość listy tabu [%]</text:p>
          </table:table-cell>
          <table:covered-table-cell table:style-name="ce29"/>
          <table:table-cell table:style-name="ce31" table:formula="of:=[.I65]" office:value-type="float" office:value="44.1176470588235" calcext:value-type="float">
            <text:p>44,12</text:p>
          </table:table-cell>
          <table:table-cell table:style-name="ce31" table:formula="of:=[.J65]" office:value-type="float" office:value="58.8235294117647" calcext:value-type="float">
            <text:p>58,82</text:p>
          </table:table-cell>
          <table:table-cell table:style-name="ce31" table:formula="of:=[.K65]" office:value-type="float" office:value="73.5294117647059" calcext:value-type="float">
            <text:p>73,53</text:p>
          </table:table-cell>
          <table:table-cell table:style-name="ce31" table:formula="of:=[.L65]" office:value-type="float" office:value="88.2352941176471" calcext:value-type="float">
            <text:p>88,24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Średni błąd [%]</text:p>
          </table:table-cell>
          <table:covered-table-cell table:style-name="ce29"/>
          <table:table-cell table:style-name="ce31" table:formula="of:=[.I66]" office:value-type="float" office:value="5.9597124835016" calcext:value-type="float">
            <text:p>5,96</text:p>
          </table:table-cell>
          <table:table-cell table:style-name="ce31" table:formula="of:=[.J66]" office:value-type="float" office:value="5.18532316040269" calcext:value-type="float">
            <text:p>5,19</text:p>
          </table:table-cell>
          <table:table-cell table:style-name="ce31" table:formula="of:=[.K66]" office:value-type="float" office:value="8.04466609742325" calcext:value-type="float">
            <text:p>8,04</text:p>
          </table:table-cell>
          <table:table-cell table:style-name="ce31" table:formula="of:=[.L66]" office:value-type="float" office:value="6.16152471037007" calcext:value-type="float">
            <text:p>6,16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.00.0000</text:date>, <text:time style:data-style-name="N2" text:time-value="09:39:39.52953432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1:01:03.869890072</meta:creation-date>
    <dc:date>2019-12-10T10:05:12.885151754</dc:date>
    <meta:editing-duration>PT3H24M6S</meta:editing-duration>
    <meta:editing-cycles>17</meta:editing-cycles>
    <meta:generator>LibreOffice/5.1.6.2$Linux_X86_64 LibreOffice_project/10m0$Build-2</meta:generator>
    <meta:document-statistic meta:table-count="5" meta:cell-count="9276" meta:object-count="10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4cm" xlink:href=".." xlink:type="simple" chart:class="chart:scatter" chart:style-name="ch1">
        <chart:title svg:x="1.568cm" svg:y="0.316cm" chart:style-name="ch2">
          <text:p>Zależność jakości wyników tabu search od czasu przetwarzania</text:p>
        </chart:title>
        <chart:subtitle svg:x="4.914cm" svg:y="1.275cm" chart:style-name="ch3">
          <text:p>(czasjest zależny od liczby iteracji)</text:p>
        </chart:subtitle>
        <chart:plot-area chart:style-name="ch4" table:cell-range-address="'tabu(liczba iteracji)'.Y30:'tabu(liczba iteracji)'.AC31 'tabu(liczba iteracji)'.W31:'tabu(liczba iteracji)'.X31" chart:data-source-has-labels="column" svg:x="1.331cm" svg:y="2.138cm" svg:width="14.352cm" svg:height="5.705cm">
          <chartooo:coordinate-region svg:x="2.243cm" svg:y="2.337cm" svg:width="12.829cm" svg:height="4.859cm"/>
          <chart:axis chart:dimension="x" chart:name="primary-x" chart:style-name="ch5">
            <chart:title svg:x="7.881cm" svg:y="8.023cm" chart:style-name="ch6">
              <text:p>Czas [s]</text:p>
            </chart:title>
          </chart:axis>
          <chart:axis chart:dimension="y" chart:name="primary-y" chart:style-name="ch5">
            <chart:title svg:x="0.451cm" svg:y="6.873cm" chart:style-name="ch7">
              <text:p>Średni błąd względny [%]</text:p>
            </chart:title>
            <chart:grid chart:style-name="ch8" chart:class="major"/>
          </chart:axis>
          <chart:series chart:style-name="ch9" chart:values-cell-range-address="'tabu(liczba iteracji)'.Y31:'tabu(liczba iteracji)'.AC31" chart:label-cell-address="'tabu(liczba iteracji)'.W31:'tabu(liczba iteracji)'.X31" chart:class="chart:scatter">
            <chart:domain table:cell-range-address="'tabu(liczba iteracji)'.Y30:'tabu(liczba iteracji)'.AC3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Wiersz 30</text:p>
                <draw:g>
                  <svg:desc/>
                </draw:g>
              </table:table-cell>
              <table:table-cell office:value-type="float" office:value="0.58166245">
                <text:p>0.58166245</text:p>
                <draw:g>
                  <svg:desc>'tabu(liczba iteracji)'.Y30:'tabu(liczba iteracji)'.AC30</svg:desc>
                </draw:g>
              </table:table-cell>
              <table:table-cell office:value-type="float" office:value="1.16260035">
                <text:p>1.16260035</text:p>
              </table:table-cell>
              <table:table-cell office:value-type="float" office:value="2.2967023">
                <text:p>2.2967023</text:p>
              </table:table-cell>
              <table:table-cell office:value-type="float" office:value="5.78374815">
                <text:p>5.78374815</text:p>
              </table:table-cell>
              <table:table-cell office:value-type="float" office:value="11.74460275">
                <text:p>11.74460275</text:p>
              </table:table-cell>
            </table:table-row>
            <table:table-row>
              <table:table-cell office:value-type="string">
                <text:p>Średni błąd [%]</text:p>
                <text:list>
                  <text:list-item>
                    <text:p>Średni błąd [%]</text:p>
                  </text:list-item>
                  <text:list-item>
                    <text:p/>
                  </text:list-item>
                </text:list>
                <draw:g>
                  <svg:desc>'tabu(liczba iteracji)'.W31:'tabu(liczba iteracji)'.X31</svg:desc>
                </draw:g>
              </table:table-cell>
              <table:table-cell office:value-type="float" office:value="13.4035743842188">
                <text:p>13.4035743842188</text:p>
                <draw:g>
                  <svg:desc>'tabu(liczba iteracji)'.Y31:'tabu(liczba iteracji)'.AC31</svg:desc>
                </draw:g>
              </table:table-cell>
              <table:table-cell office:value-type="float" office:value="10.2799110655651">
                <text:p>10.2799110655651</text:p>
              </table:table-cell>
              <table:table-cell office:value-type="float" office:value="7.86878451612015">
                <text:p>7.86878451612015</text:p>
              </table:table-cell>
              <table:table-cell office:value-type="float" office:value="5.83564209471753">
                <text:p>5.83564209471753</text:p>
              </table:table-cell>
              <table:table-cell office:value-type="float" office:value="5.75143860204836">
                <text:p>5.75143860204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7cm" xlink:href=".." xlink:type="simple" chart:class="chart:scatter" chart:style-name="ch1">
        <chart:title svg:x="2.617cm" svg:y="0.316cm" chart:style-name="ch2">
          <text:p>Wykres zależności błędu od wpółczynnika chłodzenia</text:p>
        </chart:title>
        <chart:plot-area chart:style-name="ch3" table:cell-range-address="'symulowane(teoria)'.AU7:'symulowane(teoria)'.AU18 'symulowane(teoria)'.AV10:'symulowane(teoria)'.AV18 'symulowane(teoria)'.AY10:'symulowane(teoria)'.AY18" chart:data-source-has-labels="column" svg:x="1.331cm" svg:y="1.275cm" svg:width="14.36cm" svg:height="6.571cm">
          <chartooo:coordinate-region svg:x="2.429cm" svg:y="1.474cm" svg:width="12.929cm" svg:height="5.725cm"/>
          <chart:axis chart:dimension="x" chart:name="primary-x" chart:style-name="ch4" chartooo:axis-type="auto">
            <chart:title svg:x="6.628cm" svg:y="8.026cm" chart:style-name="ch5">
              <text:p>Współczynnik chłodzenia</text:p>
            </chart:title>
            <chart:categories table:cell-range-address="'symulowane(teoria)'.AU7:'symulowane(teoria)'.AU18"/>
          </chart:axis>
          <chart:axis chart:dimension="y" chart:name="primary-y" chart:style-name="ch6">
            <chart:title svg:x="0.451cm" svg:y="5.173cm" chart:style-name="ch7">
              <text:p>Błąd[%]</text:p>
            </chart:title>
            <chart:grid chart:style-name="ch8" chart:class="major"/>
          </chart:axis>
          <chart:series chart:style-name="ch9" chart:values-cell-range-address="'symulowane(teoria)'.AY10:'symulowane(teoria)'.AY18" chart:class="chart:scatter">
            <chart:domain table:cell-range-address="'symulowane(teoria)'.AV10:'symulowane(teoria)'.AV18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V</text:p>
              </table:table-cell>
              <table:table-cell office:value-type="string">
                <text:p>Kolumna AY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ymulowane(teoria)'.AU7:'symulowane(teoria)'.AU18</svg:desc>
                </draw:g>
              </table:table-cell>
              <table:table-cell office:value-type="float" office:value="0.92">
                <text:p>0.92</text:p>
                <draw:g>
                  <svg:desc>'symulowane(teoria)'.AV10:'symulowane(teoria)'.AV18</svg:desc>
                </draw:g>
              </table:table-cell>
              <table:table-cell office:value-type="float" office:value="18.9">
                <text:p>18.9</text:p>
                <draw:g>
                  <svg:desc>'symulowane(teoria)'.AY10:'symulowane(teoria)'.AY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">
                <text:p>0.93</text:p>
              </table:table-cell>
              <table:table-cell office:value-type="float" office:value="21.549999">
                <text:p>21.54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">
                <text:p>0.94</text:p>
              </table:table-cell>
              <table:table-cell office:value-type="float" office:value="19.700001">
                <text:p>19.700001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0.95">
                <text:p>0.9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0.96">
                <text:p>0.96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0.97">
                <text:p>0.97</text:p>
              </table:table-cell>
              <table:table-cell office:value-type="float" office:value="20.299999">
                <text:p>20.299999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0.98">
                <text:p>0.98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0.99">
                <text:p>0.99</text:p>
              </table:table-cell>
              <table:table-cell office:value-type="float" office:value="18.799999">
                <text:p>18.799999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0.9998">
                <text:p>0.9998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4cm" xlink:href=".." xlink:type="simple" chart:class="chart:scatter" chart:style-name="ch1">
        <chart:title svg:x="1.83cm" svg:y="0.316cm" chart:style-name="ch2">
          <text:p>Zależność jakości wyników tabu search od długości listy tabu</text:p>
        </chart:title>
        <chart:subtitle svg:x="4.516cm" svg:y="1.275cm" chart:style-name="ch3">
          <text:p>Zależność dla grafu o 17 wierzhcołkach</text:p>
        </chart:subtitle>
        <chart:plot-area chart:style-name="ch4" table:cell-range-address="'tabu(dlugosc tabu) 17'.D65:'tabu(dlugosc tabu) 17'.L66" svg:x="1.33cm" svg:y="2.138cm" svg:width="14.35cm" svg:height="5.705cm">
          <chartooo:coordinate-region svg:x="2.242cm" svg:y="2.337cm" svg:width="12.92cm" svg:height="4.859cm"/>
          <chart:axis chart:dimension="x" chart:name="primary-x" chart:style-name="ch5">
            <chart:title svg:x="3.024cm" svg:y="8.023cm" chart:style-name="ch6">
              <text:p>Stosunek długości listy tabu do liczby możliwych zamian w danej iteracji [%]</text:p>
            </chart:title>
          </chart:axis>
          <chart:axis chart:dimension="y" chart:name="primary-y" chart:style-name="ch5">
            <chart:title svg:x="0.451cm" svg:y="6.873cm" chart:style-name="ch7">
              <text:p>Średni błąd względny [%]</text:p>
            </chart:title>
            <chart:grid chart:style-name="ch8" chart:class="major"/>
          </chart:axis>
          <chart:series chart:style-name="ch9" chart:values-cell-range-address="'tabu(dlugosc tabu) 17'.D66:'tabu(dlugosc tabu) 17'.L66" chart:class="chart:scatter">
            <chart:domain table:cell-range-address="'tabu(dlugosc tabu) 17'.D65:'tabu(dlugosc tabu) 17'.L65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Wiersz 65</text:p>
                <draw:g>
                  <svg:desc/>
                </draw:g>
              </table:table-cell>
              <table:table-cell office:value-type="float" office:value="3.67647058823529">
                <text:p>3.67647058823529</text:p>
                <draw:g>
                  <svg:desc>'tabu(dlugosc tabu) 17'.D65:'tabu(dlugosc tabu) 17'.L65</svg:desc>
                </draw:g>
              </table:table-cell>
              <table:table-cell office:value-type="float" office:value="7.35294117647059">
                <text:p>7.35294117647059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36.7647058823529">
                <text:p>36.7647058823529</text:p>
              </table:table-cell>
              <table:table-cell office:value-type="float" office:value="44.1176470588235">
                <text:p>44.117647058823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88.2352941176471">
                <text:p>88.2352941176471</text:p>
              </table:table-cell>
            </table:table-row>
            <table:table-row>
              <table:table-cell office:value-type="string">
                <text:p>Wiersz 66</text:p>
                <draw:g>
                  <svg:desc/>
                </draw:g>
              </table:table-cell>
              <table:table-cell office:value-type="float" office:value="7.10080199051567">
                <text:p>7.10080199051567</text:p>
                <draw:g>
                  <svg:desc>'tabu(dlugosc tabu) 17'.D66:'tabu(dlugosc tabu) 17'.L66</svg:desc>
                </draw:g>
              </table:table-cell>
              <table:table-cell office:value-type="float" office:value="7.06873040356603">
                <text:p>7.06873040356603</text:p>
              </table:table-cell>
              <table:table-cell office:value-type="float" office:value="5.83564209471753">
                <text:p>5.83564209471753</text:p>
              </table:table-cell>
              <table:table-cell office:value-type="float" office:value="7.53580747370052">
                <text:p>7.53580747370052</text:p>
              </table:table-cell>
              <table:table-cell office:value-type="float" office:value="6.12258276490968">
                <text:p>6.12258276490968</text:p>
              </table:table-cell>
              <table:table-cell office:value-type="float" office:value="5.9597124835016">
                <text:p>5.9597124835016</text:p>
              </table:table-cell>
              <table:table-cell office:value-type="float" office:value="5.18532316040269">
                <text:p>5.18532316040269</text:p>
              </table:table-cell>
              <table:table-cell office:value-type="float" office:value="8.04466609742325">
                <text:p>8.04466609742325</text:p>
              </table:table-cell>
              <table:table-cell office:value-type="float" office:value="6.16152471037007">
                <text:p>6.16152471037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72cm" svg:height="10.598cm" xlink:href=".." xlink:type="simple" chart:class="chart:scatter" chart:style-name="ch1">
        <chart:title svg:x="3.317cm" svg:y="0.347cm" chart:style-name="ch2">
          <text:p>Zależność jakości wyników tabu search od długości listy tabu</text:p>
        </chart:title>
        <chart:subtitle svg:x="6.003cm" svg:y="1.337cm" chart:style-name="ch3">
          <text:p>Zależność dla grafu o 29 wierzchołkach</text:p>
        </chart:subtitle>
        <chart:plot-area chart:style-name="ch4" table:cell-range-address="'tabu(dlugosc tabu) 29'.D66:'tabu(dlugosc tabu) 29'.L67" svg:x="1.39cm" svg:y="2.231cm" svg:width="17.203cm" svg:height="7.175cm">
          <chartooo:coordinate-region svg:x="2.488cm" svg:y="2.431cm" svg:width="15.825cm" svg:height="6.329cm"/>
          <chart:axis chart:dimension="x" chart:name="primary-x" chart:style-name="ch5">
            <chart:title svg:x="4.51cm" svg:y="9.617cm" chart:style-name="ch6">
              <text:p>Stosunek długości listy tabu do liczby możliwych zamian w danej iteracji [%]</text:p>
            </chart:title>
          </chart:axis>
          <chart:axis chart:dimension="y" chart:name="primary-y" chart:style-name="ch7">
            <chart:title svg:x="0.451cm" svg:y="7.701cm" chart:style-name="ch8">
              <text:p>Średni błąd względny [%]</text:p>
            </chart:title>
            <chart:grid chart:style-name="ch9" chart:class="major"/>
          </chart:axis>
          <chart:series chart:style-name="ch10" chart:values-cell-range-address="'tabu(dlugosc tabu) 29'.D67:'tabu(dlugosc tabu) 29'.L67" chart:class="chart:scatter">
            <chart:domain table:cell-range-address="'tabu(dlugosc tabu) 29'.D66:'tabu(dlugosc tabu) 29'.L66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Wiersz 66</text:p>
                <draw:g>
                  <svg:desc/>
                </draw:g>
              </table:table-cell>
              <table:table-cell office:value-type="float" office:value="3.68">
                <text:p>3.68</text:p>
                <draw:g>
                  <svg:desc>'tabu(dlugosc tabu) 29'.D66:'tabu(dlugosc tabu) 29'.L66</svg:desc>
                </draw:g>
              </table:table-cell>
              <table:table-cell office:value-type="float" office:value="7.35">
                <text:p>7.35</text:p>
              </table:table-cell>
              <table:table-cell office:value-type="float" office:value="14.71">
                <text:p>14.71</text:p>
              </table:table-cell>
              <table:table-cell office:value-type="float" office:value="29.41">
                <text:p>29.41</text:p>
              </table:table-cell>
              <table:table-cell office:value-type="float" office:value="36.72">
                <text:p>36.72</text:p>
              </table:table-cell>
              <table:table-cell office:value-type="float" office:value="44.12">
                <text:p>44.12</text:p>
              </table:table-cell>
              <table:table-cell office:value-type="float" office:value="58.82">
                <text:p>58.82</text:p>
              </table:table-cell>
              <table:table-cell office:value-type="float" office:value="73.53">
                <text:p>73.53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Wiersz 67</text:p>
                <draw:g>
                  <svg:desc/>
                </draw:g>
              </table:table-cell>
              <table:table-cell office:value-type="float" office:value="20.5214195432129">
                <text:p>20.5214195432129</text:p>
                <draw:g>
                  <svg:desc>'tabu(dlugosc tabu) 29'.D67:'tabu(dlugosc tabu) 29'.L67</svg:desc>
                </draw:g>
              </table:table-cell>
              <table:table-cell office:value-type="float" office:value="21.8128445452414">
                <text:p>21.8128445452414</text:p>
              </table:table-cell>
              <table:table-cell office:value-type="float" office:value="21.6673576216745">
                <text:p>21.6673576216745</text:p>
              </table:table-cell>
              <table:table-cell office:value-type="float" office:value="21.6945221905653">
                <text:p>21.6945221905653</text:p>
              </table:table-cell>
              <table:table-cell office:value-type="float" office:value="22.3405767703694">
                <text:p>22.3405767703694</text:p>
              </table:table-cell>
              <table:table-cell office:value-type="float" office:value="20.392368189024">
                <text:p>20.392368189024</text:p>
              </table:table-cell>
              <table:table-cell office:value-type="float" office:value="23.0558550522533">
                <text:p>23.0558550522533</text:p>
              </table:table-cell>
              <table:table-cell office:value-type="float" office:value="21.0971619514415">
                <text:p>21.0971619514415</text:p>
              </table:table-cell>
              <table:table-cell office:value-type="float" office:value="21.5742520940607">
                <text:p>21.5742520940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4cm" xlink:href=".." xlink:type="simple" chart:class="chart:scatter" chart:style-name="ch1">
        <chart:title svg:x="2.309cm" svg:y="0.316cm" chart:style-name="ch2">
          <text:p>Zależność jakości wyników tabu search od liczby iteracji</text:p>
        </chart:title>
        <chart:subtitle svg:x="4.914cm" svg:y="1.275cm" chart:style-name="ch3">
          <text:p>(czasjest zależny od liczby iteracji)</text:p>
        </chart:subtitle>
        <chart:plot-area chart:style-name="ch4" table:cell-range-address="'tabu(liczba iteracji)'.Y29:'tabu(liczba iteracji)'.AC29 'tabu(liczba iteracji)'.W31:'tabu(liczba iteracji)'.AC31" chart:data-source-has-labels="column" svg:x="1.331cm" svg:y="2.138cm" svg:width="14.352cm" svg:height="5.705cm">
          <chartooo:coordinate-region svg:x="2.243cm" svg:y="2.337cm" svg:width="12.604cm" svg:height="4.859cm"/>
          <chart:axis chart:dimension="x" chart:name="primary-x" chart:style-name="ch5">
            <chart:title svg:x="7.603cm" svg:y="8.023cm" chart:style-name="ch6">
              <text:p>Ilośc iteracji</text:p>
            </chart:title>
          </chart:axis>
          <chart:axis chart:dimension="y" chart:name="primary-y" chart:style-name="ch7">
            <chart:title svg:x="0.451cm" svg:y="6.873cm" chart:style-name="ch8">
              <text:p>Średni błąd względny [%]</text:p>
            </chart:title>
            <chart:grid chart:style-name="ch9" chart:class="major"/>
          </chart:axis>
          <chart:series chart:style-name="ch10" chart:values-cell-range-address="'tabu(liczba iteracji)'.Y31:'tabu(liczba iteracji)'.AC31" chart:label-cell-address="'tabu(liczba iteracji)'.W31:'tabu(liczba iteracji)'.X31" chart:class="chart:scatter">
            <chart:domain table:cell-range-address="'tabu(liczba iteracji)'.Y29:'tabu(liczba iteracji)'.AC29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Wiersz 29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'tabu(liczba iteracji)'.Y29:'tabu(liczba iteracji)'.AC29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Średni błąd [%]</text:p>
                <text:list>
                  <text:list-item>
                    <text:p>Średni błąd [%]</text:p>
                  </text:list-item>
                  <text:list-item>
                    <text:p/>
                  </text:list-item>
                </text:list>
                <draw:g>
                  <svg:desc>'tabu(liczba iteracji)'.W31:'tabu(liczba iteracji)'.X31</svg:desc>
                </draw:g>
              </table:table-cell>
              <table:table-cell office:value-type="float" office:value="13.4035743842188">
                <text:p>13.4035743842188</text:p>
                <draw:g>
                  <svg:desc>'tabu(liczba iteracji)'.Y31:'tabu(liczba iteracji)'.AC31</svg:desc>
                </draw:g>
              </table:table-cell>
              <table:table-cell office:value-type="float" office:value="10.2799110655651">
                <text:p>10.2799110655651</text:p>
              </table:table-cell>
              <table:table-cell office:value-type="float" office:value="7.86878451612015">
                <text:p>7.86878451612015</text:p>
              </table:table-cell>
              <table:table-cell office:value-type="float" office:value="5.83564209471753">
                <text:p>5.83564209471753</text:p>
              </table:table-cell>
              <table:table-cell office:value-type="float" office:value="5.75143860204836">
                <text:p>5.75143860204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title svg:x="1.073cm" svg:y="0.316cm" chart:style-name="ch2">
          <text:p>Wykres krzywej stygnięcia w zależności od różnych współczynników</text:p>
        </chart:title>
        <chart:subtitle svg:x="7.264cm" svg:y="1.275cm" chart:style-name="ch3">
          <text:p>sub-title</text:p>
        </chart:subtitle>
        <chart:legend chart:legend-position="end" svg:x="13.828cm" svg:y="3.704cm" style:legend-expansion="high" chart:style-name="ch4"/>
        <chart:plot-area chart:style-name="ch5" table:cell-range-address="'symulowane(teoria)'.I4:'symulowane(teoria)'.J255 'symulowane(teoria)'.J3:'symulowane(teoria)'.J3 'symulowane(teoria)'.L3:'symulowane(teoria)'.M255" chart:data-source-has-labels="row" svg:x="1.331cm" svg:y="2.138cm" svg:width="12.177cm" svg:height="5.703cm">
          <chartooo:coordinate-region svg:x="2.058cm" svg:y="2.338cm" svg:width="11.17cm" svg:height="4.856cm"/>
          <chart:axis chart:dimension="x" chart:name="primary-x" chart:style-name="ch6">
            <chart:title svg:x="6.489cm" svg:y="8.021cm" chart:style-name="ch7">
              <text:p>Ilość próbek</text:p>
            </chart:title>
          </chart:axis>
          <chart:axis chart:dimension="y" chart:name="primary-y" chart:style-name="ch6">
            <chart:title svg:x="0.451cm" svg:y="9.002cm" chart:style-name="ch8">
              <text:p>Aktualna temperatura jako ułamek temperatury początkowej</text:p>
            </chart:title>
            <chart:grid chart:style-name="ch9" chart:class="major"/>
          </chart:axis>
          <chart:series chart:style-name="ch10" chart:values-cell-range-address="'symulowane(teoria)'.J4:'symulowane(teoria)'.J255" chart:label-cell-address="'symulowane(teoria)'.J3:'symulowane(teoria)'.J3" chart:class="chart:scatter">
            <chart:domain table:cell-range-address="'symulowane(teoria)'.I4:'symulowane(teoria)'.I255"/>
            <chart:data-point chart:repeated="252"/>
          </chart:series>
          <chart:series chart:style-name="ch11" chart:values-cell-range-address="'symulowane(teoria)'.L4:'symulowane(teoria)'.L255" chart:label-cell-address="'symulowane(teoria)'.L3:'symulowane(teoria)'.L3" chart:class="chart:scatter">
            <chart:data-point chart:repeated="252"/>
          </chart:series>
          <chart:series chart:style-name="ch12" chart:values-cell-range-address="'symulowane(teoria)'.M4:'symulowane(teoria)'.M255" chart:label-cell-address="'symulowane(teoria)'.M3:'symulowane(teoria)'.M3" chart:class="chart:scatter">
            <chart:data-point chart:repeated="2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0,98</text:p>
                <draw:g>
                  <svg:desc>'symulowane(teoria)'.J3:'symulowane(teoria)'.J3</svg:desc>
                </draw:g>
              </table:table-cell>
              <table:table-cell office:value-type="string">
                <text:p>0,993</text:p>
                <draw:g>
                  <svg:desc>'symulowane(teoria)'.L3:'symulowane(teoria)'.L3</svg:desc>
                </draw:g>
              </table:table-cell>
              <table:table-cell office:value-type="string">
                <text:p>0,95</text:p>
                <draw:g>
                  <svg:desc>'symulowane(teoria)'.M3:'symulowane(teoria)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ymulowane(teoria)'.I4:'symulowane(teoria)'.I255</svg:desc>
                </draw:g>
              </table:table-cell>
              <table:table-cell office:value-type="float" office:value="1">
                <text:p>1</text:p>
                <draw:g>
                  <svg:desc>'symulowane(teoria)'.J4:'symulowane(teoria)'.J255</svg:desc>
                </draw:g>
              </table:table-cell>
              <table:table-cell office:value-type="float" office:value="1">
                <text:p>1</text:p>
                <draw:g>
                  <svg:desc>'symulowane(teoria)'.L4:'symulowane(teoria)'.L255</svg:desc>
                </draw:g>
              </table:table-cell>
              <table:table-cell office:value-type="float" office:value="1">
                <text:p>1</text:p>
                <draw:g>
                  <svg:desc>'symulowane(teoria)'.M4:'symulowane(teoria)'.M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0.993">
                <text:p>0.99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04">
                <text:p>0.9604</text:p>
              </table:table-cell>
              <table:table-cell office:value-type="float" office:value="0.986049">
                <text:p>0.986049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1192">
                <text:p>0.941192</text:p>
              </table:table-cell>
              <table:table-cell office:value-type="float" office:value="0.979146657">
                <text:p>0.979146657</text:p>
              </table:table-cell>
              <table:table-cell office:value-type="float" office:value="0.857375">
                <text:p>0.857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2236816">
                <text:p>0.92236816</text:p>
              </table:table-cell>
              <table:table-cell office:value-type="float" office:value="0.972292630401">
                <text:p>0.972292630401</text:p>
              </table:table-cell>
              <table:table-cell office:value-type="float" office:value="0.81450625">
                <text:p>0.8145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039207968">
                <text:p>0.9039207968</text:p>
              </table:table-cell>
              <table:table-cell office:value-type="float" office:value="0.965486581988193">
                <text:p>0.965486581988193</text:p>
              </table:table-cell>
              <table:table-cell office:value-type="float" office:value="0.7737809375">
                <text:p>0.77378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5842380864">
                <text:p>0.885842380864</text:p>
              </table:table-cell>
              <table:table-cell office:value-type="float" office:value="0.958728175914276">
                <text:p>0.958728175914276</text:p>
              </table:table-cell>
              <table:table-cell office:value-type="float" office:value="0.735091890625">
                <text:p>0.735091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812553324672">
                <text:p>0.86812553324672</text:p>
              </table:table-cell>
              <table:table-cell office:value-type="float" office:value="0.952017078682876">
                <text:p>0.952017078682876</text:p>
              </table:table-cell>
              <table:table-cell office:value-type="float" office:value="0.69833729609375">
                <text:p>0.698337296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0763022581785">
                <text:p>0.850763022581785</text:p>
              </table:table-cell>
              <table:table-cell office:value-type="float" office:value="0.945352959132095">
                <text:p>0.945352959132095</text:p>
              </table:table-cell>
              <table:table-cell office:value-type="float" office:value="0.663420431289063">
                <text:p>0.663420431289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374776213015">
                <text:p>0.83374776213015</text:p>
              </table:table-cell>
              <table:table-cell office:value-type="float" office:value="0.938735488418171">
                <text:p>0.938735488418171</text:p>
              </table:table-cell>
              <table:table-cell office:value-type="float" office:value="0.63024940972461">
                <text:p>0.63024940972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7072806887547">
                <text:p>0.817072806887547</text:p>
              </table:table-cell>
              <table:table-cell office:value-type="float" office:value="0.932164339999244">
                <text:p>0.932164339999244</text:p>
              </table:table-cell>
              <table:table-cell office:value-type="float" office:value="0.598736939238379">
                <text:p>0.59873693923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00731350749796">
                <text:p>0.800731350749796</text:p>
              </table:table-cell>
              <table:table-cell office:value-type="float" office:value="0.925639189619249">
                <text:p>0.925639189619249</text:p>
              </table:table-cell>
              <table:table-cell office:value-type="float" office:value="0.56880009227646">
                <text:p>0.56880009227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847167237348">
                <text:p>0.7847167237348</text:p>
              </table:table-cell>
              <table:table-cell office:value-type="float" office:value="0.919159715291914">
                <text:p>0.919159715291914</text:p>
              </table:table-cell>
              <table:table-cell office:value-type="float" office:value="0.540360087662637">
                <text:p>0.540360087662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69022389260104">
                <text:p>0.769022389260104</text:p>
              </table:table-cell>
              <table:table-cell office:value-type="float" office:value="0.912725597284871">
                <text:p>0.912725597284871</text:p>
              </table:table-cell>
              <table:table-cell office:value-type="float" office:value="0.513342083279506">
                <text:p>0.513342083279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53641941474902">
                <text:p>0.753641941474902</text:p>
              </table:table-cell>
              <table:table-cell office:value-type="float" office:value="0.906336518103877">
                <text:p>0.906336518103877</text:p>
              </table:table-cell>
              <table:table-cell office:value-type="float" office:value="0.48767497911553">
                <text:p>0.48767497911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38569102645404">
                <text:p>0.738569102645404</text:p>
              </table:table-cell>
              <table:table-cell office:value-type="float" office:value="0.899992162477149">
                <text:p>0.899992162477149</text:p>
              </table:table-cell>
              <table:table-cell office:value-type="float" office:value="0.463291230159754">
                <text:p>0.463291230159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23797720592496">
                <text:p>0.723797720592496</text:p>
              </table:table-cell>
              <table:table-cell office:value-type="float" office:value="0.893692217339809">
                <text:p>0.893692217339809</text:p>
              </table:table-cell>
              <table:table-cell office:value-type="float" office:value="0.440126668651766">
                <text:p>0.440126668651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09321766180646">
                <text:p>0.709321766180646</text:p>
              </table:table-cell>
              <table:table-cell office:value-type="float" office:value="0.887436371818431">
                <text:p>0.887436371818431</text:p>
              </table:table-cell>
              <table:table-cell office:value-type="float" office:value="0.418120335219178">
                <text:p>0.418120335219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95135330857033">
                <text:p>0.695135330857033</text:p>
              </table:table-cell>
              <table:table-cell office:value-type="float" office:value="0.881224317215702">
                <text:p>0.881224317215702</text:p>
              </table:table-cell>
              <table:table-cell office:value-type="float" office:value="0.397214318458219">
                <text:p>0.397214318458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1232624239892">
                <text:p>0.681232624239892</text:p>
              </table:table-cell>
              <table:table-cell office:value-type="float" office:value="0.875055746995192">
                <text:p>0.875055746995192</text:p>
              </table:table-cell>
              <table:table-cell office:value-type="float" office:value="0.377353602535308">
                <text:p>0.377353602535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67607971755094">
                <text:p>0.667607971755094</text:p>
              </table:table-cell>
              <table:table-cell office:value-type="float" office:value="0.868930356766226">
                <text:p>0.868930356766226</text:p>
              </table:table-cell>
              <table:table-cell office:value-type="float" office:value="0.358485922408543">
                <text:p>0.358485922408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54255812319992">
                <text:p>0.654255812319992</text:p>
              </table:table-cell>
              <table:table-cell office:value-type="float" office:value="0.862847844268862">
                <text:p>0.862847844268862</text:p>
              </table:table-cell>
              <table:table-cell office:value-type="float" office:value="0.340561626288116">
                <text:p>0.340561626288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41170696073592">
                <text:p>0.641170696073592</text:p>
              </table:table-cell>
              <table:table-cell office:value-type="float" office:value="0.85680790935898">
                <text:p>0.85680790935898</text:p>
              </table:table-cell>
              <table:table-cell office:value-type="float" office:value="0.32353354497371">
                <text:p>0.32353354497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8347282152121">
                <text:p>0.628347282152121</text:p>
              </table:table-cell>
              <table:table-cell office:value-type="float" office:value="0.850810253993467">
                <text:p>0.850810253993467</text:p>
              </table:table-cell>
              <table:table-cell office:value-type="float" office:value="0.307356867725024">
                <text:p>0.307356867725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15780336509078">
                <text:p>0.615780336509078</text:p>
              </table:table-cell>
              <table:table-cell office:value-type="float" office:value="0.844854582215513">
                <text:p>0.844854582215513</text:p>
              </table:table-cell>
              <table:table-cell office:value-type="float" office:value="0.291989024338773">
                <text:p>0.291989024338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3464729778897">
                <text:p>0.603464729778897</text:p>
              </table:table-cell>
              <table:table-cell office:value-type="float" office:value="0.838940600140004">
                <text:p>0.838940600140004</text:p>
              </table:table-cell>
              <table:table-cell office:value-type="float" office:value="0.277389573121835">
                <text:p>0.277389573121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91395435183319">
                <text:p>0.591395435183319</text:p>
              </table:table-cell>
              <table:table-cell office:value-type="float" office:value="0.833068015939024">
                <text:p>0.833068015939024</text:p>
              </table:table-cell>
              <table:table-cell office:value-type="float" office:value="0.263520094465743">
                <text:p>0.263520094465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79567526479652">
                <text:p>0.579567526479652</text:p>
              </table:table-cell>
              <table:table-cell office:value-type="float" office:value="0.827236539827451">
                <text:p>0.827236539827451</text:p>
              </table:table-cell>
              <table:table-cell office:value-type="float" office:value="0.250344089742456">
                <text:p>0.250344089742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67976175950059">
                <text:p>0.567976175950059</text:p>
              </table:table-cell>
              <table:table-cell office:value-type="float" office:value="0.821445884048659">
                <text:p>0.821445884048659</text:p>
              </table:table-cell>
              <table:table-cell office:value-type="float" office:value="0.237826885255333">
                <text:p>0.237826885255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56616652431058">
                <text:p>0.556616652431058</text:p>
              </table:table-cell>
              <table:table-cell office:value-type="float" office:value="0.815695762860318">
                <text:p>0.815695762860318</text:p>
              </table:table-cell>
              <table:table-cell office:value-type="float" office:value="0.225935540992566">
                <text:p>0.225935540992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45484319382437">
                <text:p>0.545484319382437</text:p>
              </table:table-cell>
              <table:table-cell office:value-type="float" office:value="0.809985892520296">
                <text:p>0.809985892520296</text:p>
              </table:table-cell>
              <table:table-cell office:value-type="float" office:value="0.214638763942938">
                <text:p>0.214638763942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34574632994788">
                <text:p>0.534574632994788</text:p>
              </table:table-cell>
              <table:table-cell office:value-type="float" office:value="0.804315991272654">
                <text:p>0.804315991272654</text:p>
              </table:table-cell>
              <table:table-cell office:value-type="float" office:value="0.203906825745791">
                <text:p>0.2039068257457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23883140334892">
                <text:p>0.523883140334892</text:p>
              </table:table-cell>
              <table:table-cell office:value-type="float" office:value="0.798685779333745">
                <text:p>0.798685779333745</text:p>
              </table:table-cell>
              <table:table-cell office:value-type="float" office:value="0.193711484458502">
                <text:p>0.193711484458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13405477528195">
                <text:p>0.513405477528195</text:p>
              </table:table-cell>
              <table:table-cell office:value-type="float" office:value="0.793094978878409">
                <text:p>0.793094978878409</text:p>
              </table:table-cell>
              <table:table-cell office:value-type="float" office:value="0.184025910235576">
                <text:p>0.184025910235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03137367977631">
                <text:p>0.503137367977631</text:p>
              </table:table-cell>
              <table:table-cell office:value-type="float" office:value="0.78754331402626">
                <text:p>0.78754331402626</text:p>
              </table:table-cell>
              <table:table-cell office:value-type="float" office:value="0.174824614723798">
                <text:p>0.174824614723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3074620618078">
                <text:p>0.493074620618078</text:p>
              </table:table-cell>
              <table:table-cell office:value-type="float" office:value="0.782030510828076">
                <text:p>0.782030510828076</text:p>
              </table:table-cell>
              <table:table-cell office:value-type="float" office:value="0.166083383987608">
                <text:p>0.1660833839876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83213128205716">
                <text:p>0.483213128205716</text:p>
              </table:table-cell>
              <table:table-cell office:value-type="float" office:value="0.77655629725228">
                <text:p>0.77655629725228</text:p>
              </table:table-cell>
              <table:table-cell office:value-type="float" office:value="0.157779214788227">
                <text:p>0.157779214788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73548865641602">
                <text:p>0.473548865641602</text:p>
              </table:table-cell>
              <table:table-cell office:value-type="float" office:value="0.771120403171514">
                <text:p>0.771120403171514</text:p>
              </table:table-cell>
              <table:table-cell office:value-type="float" office:value="0.149890254048816">
                <text:p>0.149890254048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6407788832877">
                <text:p>0.46407788832877</text:p>
              </table:table-cell>
              <table:table-cell office:value-type="float" office:value="0.765722560349313">
                <text:p>0.765722560349313</text:p>
              </table:table-cell>
              <table:table-cell office:value-type="float" office:value="0.142395741346375">
                <text:p>0.142395741346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54796330562195">
                <text:p>0.454796330562195</text:p>
              </table:table-cell>
              <table:table-cell office:value-type="float" office:value="0.760362502426868">
                <text:p>0.760362502426868</text:p>
              </table:table-cell>
              <table:table-cell office:value-type="float" office:value="0.135275954279057">
                <text:p>0.135275954279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45700403950951">
                <text:p>0.445700403950951</text:p>
              </table:table-cell>
              <table:table-cell office:value-type="float" office:value="0.75503996490988">
                <text:p>0.75503996490988</text:p>
              </table:table-cell>
              <table:table-cell office:value-type="float" office:value="0.128512156565104">
                <text:p>0.128512156565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36786395871932">
                <text:p>0.436786395871932</text:p>
              </table:table-cell>
              <table:table-cell office:value-type="float" office:value="0.749754685155511">
                <text:p>0.749754685155511</text:p>
              </table:table-cell>
              <table:table-cell office:value-type="float" office:value="0.122086548736849">
                <text:p>0.122086548736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28050667954493">
                <text:p>0.428050667954493</text:p>
              </table:table-cell>
              <table:table-cell office:value-type="float" office:value="0.744506402359422">
                <text:p>0.744506402359422</text:p>
              </table:table-cell>
              <table:table-cell office:value-type="float" office:value="0.115982221300006">
                <text:p>0.115982221300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19489654595403">
                <text:p>0.419489654595403</text:p>
              </table:table-cell>
              <table:table-cell office:value-type="float" office:value="0.739294857542906">
                <text:p>0.739294857542906</text:p>
              </table:table-cell>
              <table:table-cell office:value-type="float" office:value="0.110183110235006">
                <text:p>0.110183110235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11099861503495">
                <text:p>0.411099861503495</text:p>
              </table:table-cell>
              <table:table-cell office:value-type="float" office:value="0.734119793540106">
                <text:p>0.734119793540106</text:p>
              </table:table-cell>
              <table:table-cell office:value-type="float" office:value="0.104673954723256">
                <text:p>0.104673954723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02877864273425">
                <text:p>0.402877864273425</text:p>
              </table:table-cell>
              <table:table-cell office:value-type="float" office:value="0.728980954985325">
                <text:p>0.728980954985325</text:p>
              </table:table-cell>
              <table:table-cell office:value-type="float" office:value="0.0994402569870928">
                <text:p>0.0994402569870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94820306987957">
                <text:p>0.394820306987957</text:p>
              </table:table-cell>
              <table:table-cell office:value-type="float" office:value="0.723878088300428">
                <text:p>0.723878088300428</text:p>
              </table:table-cell>
              <table:table-cell office:value-type="float" office:value="0.0944682441377381">
                <text:p>0.0944682441377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86923900848198">
                <text:p>0.386923900848198</text:p>
              </table:table-cell>
              <table:table-cell office:value-type="float" office:value="0.718810941682325">
                <text:p>0.718810941682325</text:p>
              </table:table-cell>
              <table:table-cell office:value-type="float" office:value="0.0897448319308512">
                <text:p>0.0897448319308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79185422831234">
                <text:p>0.379185422831234</text:p>
              </table:table-cell>
              <table:table-cell office:value-type="float" office:value="0.713779265090549">
                <text:p>0.713779265090549</text:p>
              </table:table-cell>
              <table:table-cell office:value-type="float" office:value="0.0852575903343087">
                <text:p>0.0852575903343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71601714374609">
                <text:p>0.371601714374609</text:p>
              </table:table-cell>
              <table:table-cell office:value-type="float" office:value="0.708782810234915">
                <text:p>0.708782810234915</text:p>
              </table:table-cell>
              <table:table-cell office:value-type="float" office:value="0.0809947108175933">
                <text:p>0.0809947108175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64169680087117">
                <text:p>0.364169680087117</text:p>
              </table:table-cell>
              <table:table-cell office:value-type="float" office:value="0.70382133056327">
                <text:p>0.70382133056327</text:p>
              </table:table-cell>
              <table:table-cell office:value-type="float" office:value="0.0769449752767136">
                <text:p>0.076944975276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56886286485374">
                <text:p>0.356886286485374</text:p>
              </table:table-cell>
              <table:table-cell office:value-type="float" office:value="0.698894581249327">
                <text:p>0.698894581249327</text:p>
              </table:table-cell>
              <table:table-cell office:value-type="float" office:value="0.0730977265128779">
                <text:p>0.07309772651287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49748560755667">
                <text:p>0.349748560755667</text:p>
              </table:table-cell>
              <table:table-cell office:value-type="float" office:value="0.694002319180582">
                <text:p>0.694002319180582</text:p>
              </table:table-cell>
              <table:table-cell office:value-type="float" office:value="0.069442840187234">
                <text:p>0.069442840187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42753589540553">
                <text:p>0.342753589540553</text:p>
              </table:table-cell>
              <table:table-cell office:value-type="float" office:value="0.689144302946318">
                <text:p>0.689144302946318</text:p>
              </table:table-cell>
              <table:table-cell office:value-type="float" office:value="0.0659706981778723">
                <text:p>0.0659706981778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35898517749742">
                <text:p>0.335898517749742</text:p>
              </table:table-cell>
              <table:table-cell office:value-type="float" office:value="0.684320292825694">
                <text:p>0.684320292825694</text:p>
              </table:table-cell>
              <table:table-cell office:value-type="float" office:value="0.0626721632689787">
                <text:p>0.06267216326897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29180547394748">
                <text:p>0.329180547394748</text:p>
              </table:table-cell>
              <table:table-cell office:value-type="float" office:value="0.679530050775914">
                <text:p>0.679530050775914</text:p>
              </table:table-cell>
              <table:table-cell office:value-type="float" office:value="0.0595385551055298">
                <text:p>0.0595385551055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22596936446853">
                <text:p>0.322596936446853</text:p>
              </table:table-cell>
              <table:table-cell office:value-type="float" office:value="0.674773340420483">
                <text:p>0.674773340420483</text:p>
              </table:table-cell>
              <table:table-cell office:value-type="float" office:value="0.0565616273502533">
                <text:p>0.05656162735025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16144997717916">
                <text:p>0.316144997717916</text:p>
              </table:table-cell>
              <table:table-cell office:value-type="float" office:value="0.670049927037539">
                <text:p>0.670049927037539</text:p>
              </table:table-cell>
              <table:table-cell office:value-type="float" office:value="0.0537335459827406">
                <text:p>0.0537335459827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09822097763557">
                <text:p>0.309822097763557</text:p>
              </table:table-cell>
              <table:table-cell office:value-type="float" office:value="0.665359577548277">
                <text:p>0.665359577548277</text:p>
              </table:table-cell>
              <table:table-cell office:value-type="float" office:value="0.0510468686836036">
                <text:p>0.0510468686836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03625655808286">
                <text:p>0.303625655808286</text:p>
              </table:table-cell>
              <table:table-cell office:value-type="float" office:value="0.660702060505439">
                <text:p>0.660702060505439</text:p>
              </table:table-cell>
              <table:table-cell office:value-type="float" office:value="0.0484945252494234">
                <text:p>0.0484945252494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9755314269212">
                <text:p>0.29755314269212</text:p>
              </table:table-cell>
              <table:table-cell office:value-type="float" office:value="0.656077146081901">
                <text:p>0.656077146081901</text:p>
              </table:table-cell>
              <table:table-cell office:value-type="float" office:value="0.0460697989869523">
                <text:p>0.0460697989869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91602079838278">
                <text:p>0.291602079838278</text:p>
              </table:table-cell>
              <table:table-cell office:value-type="float" office:value="0.651484606059327">
                <text:p>0.651484606059327</text:p>
              </table:table-cell>
              <table:table-cell office:value-type="float" office:value="0.0437663090376047">
                <text:p>0.0437663090376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85770038241512">
                <text:p>0.285770038241512</text:p>
              </table:table-cell>
              <table:table-cell office:value-type="float" office:value="0.646924213816912">
                <text:p>0.646924213816912</text:p>
              </table:table-cell>
              <table:table-cell office:value-type="float" office:value="0.0415779935857244">
                <text:p>0.04157799358572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80054637476682">
                <text:p>0.280054637476682</text:p>
              </table:table-cell>
              <table:table-cell office:value-type="float" office:value="0.642395744320194">
                <text:p>0.642395744320194</text:p>
              </table:table-cell>
              <table:table-cell office:value-type="float" office:value="0.0394990939064382">
                <text:p>0.03949909390643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74453544727149">
                <text:p>0.274453544727149</text:p>
              </table:table-cell>
              <table:table-cell office:value-type="float" office:value="0.637898974109952">
                <text:p>0.637898974109952</text:p>
              </table:table-cell>
              <table:table-cell office:value-type="float" office:value="0.0375241392111163">
                <text:p>0.037524139211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68964473832606">
                <text:p>0.268964473832606</text:p>
              </table:table-cell>
              <table:table-cell office:value-type="float" office:value="0.633433681291183">
                <text:p>0.633433681291183</text:p>
              </table:table-cell>
              <table:table-cell office:value-type="float" office:value="0.0356479322505605">
                <text:p>0.03564793225056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63585184355953">
                <text:p>0.263585184355953</text:p>
              </table:table-cell>
              <table:table-cell office:value-type="float" office:value="0.628999645522144">
                <text:p>0.628999645522144</text:p>
              </table:table-cell>
              <table:table-cell office:value-type="float" office:value="0.0338655356380325">
                <text:p>0.0338655356380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58313480668834">
                <text:p>0.258313480668834</text:p>
              </table:table-cell>
              <table:table-cell office:value-type="float" office:value="0.624596648003489">
                <text:p>0.624596648003489</text:p>
              </table:table-cell>
              <table:table-cell office:value-type="float" office:value="0.0321722588561308">
                <text:p>0.0321722588561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53147211055458">
                <text:p>0.253147211055458</text:p>
              </table:table-cell>
              <table:table-cell office:value-type="float" office:value="0.620224471467465">
                <text:p>0.620224471467465</text:p>
              </table:table-cell>
              <table:table-cell office:value-type="float" office:value="0.0305636459133243">
                <text:p>0.0305636459133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48084266834348">
                <text:p>0.248084266834348</text:p>
              </table:table-cell>
              <table:table-cell office:value-type="float" office:value="0.615882900167193">
                <text:p>0.615882900167193</text:p>
              </table:table-cell>
              <table:table-cell office:value-type="float" office:value="0.0290354636176581">
                <text:p>0.0290354636176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43122581497662">
                <text:p>0.243122581497662</text:p>
              </table:table-cell>
              <table:table-cell office:value-type="float" office:value="0.611571719866022">
                <text:p>0.611571719866022</text:p>
              </table:table-cell>
              <table:table-cell office:value-type="float" office:value="0.0275836904367752">
                <text:p>0.0275836904367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38260129867708">
                <text:p>0.238260129867708</text:p>
              </table:table-cell>
              <table:table-cell office:value-type="float" office:value="0.60729071782696">
                <text:p>0.60729071782696</text:p>
              </table:table-cell>
              <table:table-cell office:value-type="float" office:value="0.0262045059149364">
                <text:p>0.0262045059149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33494927270354">
                <text:p>0.233494927270354</text:p>
              </table:table-cell>
              <table:table-cell office:value-type="float" office:value="0.603039682802171">
                <text:p>0.603039682802171</text:p>
              </table:table-cell>
              <table:table-cell office:value-type="float" office:value="0.0248942806191896">
                <text:p>0.0248942806191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28825028724947">
                <text:p>0.228825028724947</text:p>
              </table:table-cell>
              <table:table-cell office:value-type="float" office:value="0.598818405022556">
                <text:p>0.598818405022556</text:p>
              </table:table-cell>
              <table:table-cell office:value-type="float" office:value="0.0236495665882301">
                <text:p>0.02364956658823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24248528150448">
                <text:p>0.224248528150448</text:p>
              </table:table-cell>
              <table:table-cell office:value-type="float" office:value="0.594626676187398">
                <text:p>0.594626676187398</text:p>
              </table:table-cell>
              <table:table-cell office:value-type="float" office:value="0.0224670882588186">
                <text:p>0.0224670882588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219763557587439">
                <text:p>0.219763557587439</text:p>
              </table:table-cell>
              <table:table-cell office:value-type="float" office:value="0.590464289454086">
                <text:p>0.590464289454086</text:p>
              </table:table-cell>
              <table:table-cell office:value-type="float" office:value="0.0213437338458777">
                <text:p>0.02134373384587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1536828643569">
                <text:p>0.21536828643569</text:p>
              </table:table-cell>
              <table:table-cell office:value-type="float" office:value="0.586331039427908">
                <text:p>0.586331039427908</text:p>
              </table:table-cell>
              <table:table-cell office:value-type="float" office:value="0.0202765471535838">
                <text:p>0.0202765471535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11060920706977">
                <text:p>0.211060920706977</text:p>
              </table:table-cell>
              <table:table-cell office:value-type="float" office:value="0.582226722151913">
                <text:p>0.582226722151913</text:p>
              </table:table-cell>
              <table:table-cell office:value-type="float" office:value="0.0192627197959046">
                <text:p>0.0192627197959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06839702292837">
                <text:p>0.206839702292837</text:p>
              </table:table-cell>
              <table:table-cell office:value-type="float" office:value="0.578151135096849">
                <text:p>0.578151135096849</text:p>
              </table:table-cell>
              <table:table-cell office:value-type="float" office:value="0.0182995838061094">
                <text:p>0.0182995838061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0270290824698">
                <text:p>0.20270290824698</text:p>
              </table:table-cell>
              <table:table-cell office:value-type="float" office:value="0.574104077151171">
                <text:p>0.574104077151171</text:p>
              </table:table-cell>
              <table:table-cell office:value-type="float" office:value="0.0173846046158039">
                <text:p>0.0173846046158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98648850082041">
                <text:p>0.198648850082041</text:p>
              </table:table-cell>
              <table:table-cell office:value-type="float" office:value="0.570085348611113">
                <text:p>0.570085348611113</text:p>
              </table:table-cell>
              <table:table-cell office:value-type="float" office:value="0.0165153743850137">
                <text:p>0.01651537438501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946758730804">
                <text:p>0.1946758730804</text:p>
              </table:table-cell>
              <table:table-cell office:value-type="float" office:value="0.566094751170835">
                <text:p>0.566094751170835</text:p>
              </table:table-cell>
              <table:table-cell office:value-type="float" office:value="0.015689605665763">
                <text:p>0.0156896056657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90782355618792">
                <text:p>0.190782355618792</text:p>
              </table:table-cell>
              <table:table-cell office:value-type="float" office:value="0.562132087912639">
                <text:p>0.562132087912639</text:p>
              </table:table-cell>
              <table:table-cell office:value-type="float" office:value="0.0149051253824749">
                <text:p>0.0149051253824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86966708506416">
                <text:p>0.186966708506416</text:p>
              </table:table-cell>
              <table:table-cell office:value-type="float" office:value="0.558197163297251">
                <text:p>0.558197163297251</text:p>
              </table:table-cell>
              <table:table-cell office:value-type="float" office:value="0.0141598691133512">
                <text:p>0.01415986911335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83227374336288">
                <text:p>0.183227374336288</text:p>
              </table:table-cell>
              <table:table-cell office:value-type="float" office:value="0.55428978315417">
                <text:p>0.55428978315417</text:p>
              </table:table-cell>
              <table:table-cell office:value-type="float" office:value="0.0134518756576836">
                <text:p>0.0134518756576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79562826849562">
                <text:p>0.179562826849562</text:p>
              </table:table-cell>
              <table:table-cell office:value-type="float" office:value="0.550409754672091">
                <text:p>0.550409754672091</text:p>
              </table:table-cell>
              <table:table-cell office:value-type="float" office:value="0.0127792818747994">
                <text:p>0.01277928187479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75971570312571">
                <text:p>0.175971570312571</text:p>
              </table:table-cell>
              <table:table-cell office:value-type="float" office:value="0.546556886389386">
                <text:p>0.546556886389386</text:p>
              </table:table-cell>
              <table:table-cell office:value-type="float" office:value="0.0121403177810594">
                <text:p>0.0121403177810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72452138906319">
                <text:p>0.172452138906319</text:p>
              </table:table-cell>
              <table:table-cell office:value-type="float" office:value="0.542730988184661">
                <text:p>0.542730988184661</text:p>
              </table:table-cell>
              <table:table-cell office:value-type="float" office:value="0.0115333018920065">
                <text:p>0.0115333018920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69003096128193">
                <text:p>0.169003096128193</text:p>
              </table:table-cell>
              <table:table-cell office:value-type="float" office:value="0.538931871267368">
                <text:p>0.538931871267368</text:p>
              </table:table-cell>
              <table:table-cell office:value-type="float" office:value="0.0109566367974062">
                <text:p>0.01095663679740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65623034205629">
                <text:p>0.165623034205629</text:p>
              </table:table-cell>
              <table:table-cell office:value-type="float" office:value="0.535159348168496">
                <text:p>0.535159348168496</text:p>
              </table:table-cell>
              <table:table-cell office:value-type="float" office:value="0.0104088049575358">
                <text:p>0.0104088049575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62310573521516">
                <text:p>0.162310573521516</text:p>
              </table:table-cell>
              <table:table-cell office:value-type="float" office:value="0.531413232731317">
                <text:p>0.531413232731317</text:p>
              </table:table-cell>
              <table:table-cell office:value-type="float" office:value="0.00988836470965905">
                <text:p>0.00988836470965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59064362051086">
                <text:p>0.159064362051086</text:p>
              </table:table-cell>
              <table:table-cell office:value-type="float" office:value="0.527693340102198">
                <text:p>0.527693340102198</text:p>
              </table:table-cell>
              <table:table-cell office:value-type="float" office:value="0.0093939464741761">
                <text:p>0.0093939464741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55883074810064">
                <text:p>0.155883074810064</text:p>
              </table:table-cell>
              <table:table-cell office:value-type="float" office:value="0.523999486721482">
                <text:p>0.523999486721482</text:p>
              </table:table-cell>
              <table:table-cell office:value-type="float" office:value="0.0089242491504673">
                <text:p>0.00892424915046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52765413313863">
                <text:p>0.152765413313863</text:p>
              </table:table-cell>
              <table:table-cell office:value-type="float" office:value="0.520331490314432">
                <text:p>0.520331490314432</text:p>
              </table:table-cell>
              <table:table-cell office:value-type="float" office:value="0.00847803669294393">
                <text:p>0.00847803669294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49710105047586">
                <text:p>0.149710105047586</text:p>
              </table:table-cell>
              <table:table-cell office:value-type="float" office:value="0.516689169882231">
                <text:p>0.516689169882231</text:p>
              </table:table-cell>
              <table:table-cell office:value-type="float" office:value="0.00805413485829674">
                <text:p>0.008054134858296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46715902946634">
                <text:p>0.146715902946634</text:p>
              </table:table-cell>
              <table:table-cell office:value-type="float" office:value="0.513072345693055">
                <text:p>0.513072345693055</text:p>
              </table:table-cell>
              <table:table-cell office:value-type="float" office:value="0.0076514281153819">
                <text:p>0.00765142811538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43781584887701">
                <text:p>0.143781584887701</text:p>
              </table:table-cell>
              <table:table-cell office:value-type="float" office:value="0.509480839273204">
                <text:p>0.509480839273204</text:p>
              </table:table-cell>
              <table:table-cell office:value-type="float" office:value="0.00726885670961281">
                <text:p>0.00726885670961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40905953189947">
                <text:p>0.140905953189947</text:p>
              </table:table-cell>
              <table:table-cell office:value-type="float" office:value="0.505914473398291">
                <text:p>0.505914473398291</text:p>
              </table:table-cell>
              <table:table-cell office:value-type="float" office:value="0.00690541387413217">
                <text:p>0.006905413874132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38087834126148">
                <text:p>0.138087834126148</text:p>
              </table:table-cell>
              <table:table-cell office:value-type="float" office:value="0.502373072084503">
                <text:p>0.502373072084503</text:p>
              </table:table-cell>
              <table:table-cell office:value-type="float" office:value="0.00656014318042556">
                <text:p>0.006560143180425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35326077443626">
                <text:p>0.135326077443626</text:p>
              </table:table-cell>
              <table:table-cell office:value-type="float" office:value="0.498856460579912">
                <text:p>0.498856460579912</text:p>
              </table:table-cell>
              <table:table-cell office:value-type="float" office:value="0.00623213602140428">
                <text:p>0.00623213602140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32619555894753">
                <text:p>0.132619555894753</text:p>
              </table:table-cell>
              <table:table-cell office:value-type="float" office:value="0.495364465355852">
                <text:p>0.495364465355852</text:p>
              </table:table-cell>
              <table:table-cell office:value-type="float" office:value="0.00592052922033407">
                <text:p>0.005920529220334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29967164776858">
                <text:p>0.129967164776858</text:p>
              </table:table-cell>
              <table:table-cell office:value-type="float" office:value="0.491896914098362">
                <text:p>0.491896914098362</text:p>
              </table:table-cell>
              <table:table-cell office:value-type="float" office:value="0.00562450275931736">
                <text:p>0.005624502759317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27367821481321">
                <text:p>0.127367821481321</text:p>
              </table:table-cell>
              <table:table-cell office:value-type="float" office:value="0.488453635699673">
                <text:p>0.488453635699673</text:p>
              </table:table-cell>
              <table:table-cell office:value-type="float" office:value="0.0053432776213515">
                <text:p>0.0053432776213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24820465051694">
                <text:p>0.124820465051694</text:p>
              </table:table-cell>
              <table:table-cell office:value-type="float" office:value="0.485034460249775">
                <text:p>0.485034460249775</text:p>
              </table:table-cell>
              <table:table-cell office:value-type="float" office:value="0.00507611374028392">
                <text:p>0.00507611374028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2232405575066">
                <text:p>0.12232405575066</text:p>
              </table:table-cell>
              <table:table-cell office:value-type="float" office:value="0.481639219028027">
                <text:p>0.481639219028027</text:p>
              </table:table-cell>
              <table:table-cell office:value-type="float" office:value="0.00482230805326973">
                <text:p>0.004822308053269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19877574635647">
                <text:p>0.119877574635647</text:p>
              </table:table-cell>
              <table:table-cell office:value-type="float" office:value="0.478267744494831">
                <text:p>0.478267744494831</text:p>
              </table:table-cell>
              <table:table-cell office:value-type="float" office:value="0.00458119265060624">
                <text:p>0.00458119265060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17480023142934">
                <text:p>0.117480023142934</text:p>
              </table:table-cell>
              <table:table-cell office:value-type="float" office:value="0.474919870283367">
                <text:p>0.474919870283367</text:p>
              </table:table-cell>
              <table:table-cell office:value-type="float" office:value="0.00435213301807593">
                <text:p>0.004352133018075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15130422680076">
                <text:p>0.115130422680076</text:p>
              </table:table-cell>
              <table:table-cell office:value-type="float" office:value="0.471595431191383">
                <text:p>0.471595431191383</text:p>
              </table:table-cell>
              <table:table-cell office:value-type="float" office:value="0.00413452636717213">
                <text:p>0.00413452636717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12827814226474">
                <text:p>0.112827814226474</text:p>
              </table:table-cell>
              <table:table-cell office:value-type="float" office:value="0.468294263173044">
                <text:p>0.468294263173044</text:p>
              </table:table-cell>
              <table:table-cell office:value-type="float" office:value="0.00392780004881353">
                <text:p>0.003927800048813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10571257941945">
                <text:p>0.110571257941945</text:p>
              </table:table-cell>
              <table:table-cell office:value-type="float" office:value="0.465016203330832">
                <text:p>0.465016203330832</text:p>
              </table:table-cell>
              <table:table-cell office:value-type="float" office:value="0.00373141004637285">
                <text:p>0.003731410046372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08359832783106">
                <text:p>0.108359832783106</text:p>
              </table:table-cell>
              <table:table-cell office:value-type="float" office:value="0.461761089907516">
                <text:p>0.461761089907516</text:p>
              </table:table-cell>
              <table:table-cell office:value-type="float" office:value="0.00354483954405421">
                <text:p>0.003544839544054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06192636127444">
                <text:p>0.106192636127444</text:p>
              </table:table-cell>
              <table:table-cell office:value-type="float" office:value="0.458528762278164">
                <text:p>0.458528762278164</text:p>
              </table:table-cell>
              <table:table-cell office:value-type="float" office:value="0.0033675975668515">
                <text:p>0.00336759756685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04068783404895">
                <text:p>0.104068783404895</text:p>
              </table:table-cell>
              <table:table-cell office:value-type="float" office:value="0.455319060942217">
                <text:p>0.455319060942217</text:p>
              </table:table-cell>
              <table:table-cell office:value-type="float" office:value="0.00319921768850892">
                <text:p>0.00319921768850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01987407736797">
                <text:p>0.101987407736797</text:p>
              </table:table-cell>
              <table:table-cell office:value-type="float" office:value="0.452131827515621">
                <text:p>0.452131827515621</text:p>
              </table:table-cell>
              <table:table-cell office:value-type="float" office:value="0.00303925680408348">
                <text:p>0.00303925680408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999476595820609">
                <text:p>0.0999476595820609</text:p>
              </table:table-cell>
              <table:table-cell office:value-type="float" office:value="0.448966904723012">
                <text:p>0.448966904723012</text:p>
              </table:table-cell>
              <table:table-cell office:value-type="float" office:value="0.0028872939638793">
                <text:p>0.00288729396387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979487063904197">
                <text:p>0.0979487063904197</text:p>
              </table:table-cell>
              <table:table-cell office:value-type="float" office:value="0.445824136389951">
                <text:p>0.445824136389951</text:p>
              </table:table-cell>
              <table:table-cell office:value-type="float" office:value="0.00274292926568534">
                <text:p>0.002742929265685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959897322626113">
                <text:p>0.0959897322626113</text:p>
              </table:table-cell>
              <table:table-cell office:value-type="float" office:value="0.442703367435221">
                <text:p>0.442703367435221</text:p>
              </table:table-cell>
              <table:table-cell office:value-type="float" office:value="0.00260578280240107">
                <text:p>0.002605782802401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940699376173591">
                <text:p>0.0940699376173591</text:p>
              </table:table-cell>
              <table:table-cell office:value-type="float" office:value="0.439604443863175">
                <text:p>0.439604443863175</text:p>
              </table:table-cell>
              <table:table-cell office:value-type="float" office:value="0.00247549366228102">
                <text:p>0.002475493662281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921885388650119">
                <text:p>0.0921885388650119</text:p>
              </table:table-cell>
              <table:table-cell office:value-type="float" office:value="0.436527212756132">
                <text:p>0.436527212756132</text:p>
              </table:table-cell>
              <table:table-cell office:value-type="float" office:value="0.00235171897916697">
                <text:p>0.002351718979166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903447680877117">
                <text:p>0.0903447680877117</text:p>
              </table:table-cell>
              <table:table-cell office:value-type="float" office:value="0.433471522266839">
                <text:p>0.433471522266839</text:p>
              </table:table-cell>
              <table:table-cell office:value-type="float" office:value="0.00223413303020862">
                <text:p>0.00223413303020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885378727259574">
                <text:p>0.0885378727259574</text:p>
              </table:table-cell>
              <table:table-cell office:value-type="float" office:value="0.430437221610972">
                <text:p>0.430437221610972</text:p>
              </table:table-cell>
              <table:table-cell office:value-type="float" office:value="0.00212242637869819">
                <text:p>0.00212242637869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867671152714383">
                <text:p>0.0867671152714383</text:p>
              </table:table-cell>
              <table:table-cell office:value-type="float" office:value="0.427424161059695">
                <text:p>0.427424161059695</text:p>
              </table:table-cell>
              <table:table-cell office:value-type="float" office:value="0.00201630505976328">
                <text:p>0.002016305059763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850317729660095">
                <text:p>0.0850317729660095</text:p>
              </table:table-cell>
              <table:table-cell office:value-type="float" office:value="0.424432191932277">
                <text:p>0.424432191932277</text:p>
              </table:table-cell>
              <table:table-cell office:value-type="float" office:value="0.00191548980677512">
                <text:p>0.00191548980677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833311375066893">
                <text:p>0.0833311375066893</text:p>
              </table:table-cell>
              <table:table-cell office:value-type="float" office:value="0.421461166588751">
                <text:p>0.421461166588751</text:p>
              </table:table-cell>
              <table:table-cell office:value-type="float" office:value="0.00181971531643636">
                <text:p>0.001819715316436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816645147565555">
                <text:p>0.0816645147565555</text:p>
              </table:table-cell>
              <table:table-cell office:value-type="float" office:value="0.41851093842263">
                <text:p>0.41851093842263</text:p>
              </table:table-cell>
              <table:table-cell office:value-type="float" office:value="0.00172872955061454">
                <text:p>0.001728729550614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800312244614244">
                <text:p>0.0800312244614244</text:p>
              </table:table-cell>
              <table:table-cell office:value-type="float" office:value="0.415581361853671">
                <text:p>0.415581361853671</text:p>
              </table:table-cell>
              <table:table-cell office:value-type="float" office:value="0.00164229307308382">
                <text:p>0.00164229307308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784305999721959">
                <text:p>0.0784305999721959</text:p>
              </table:table-cell>
              <table:table-cell office:value-type="float" office:value="0.412672292320695">
                <text:p>0.412672292320695</text:p>
              </table:table-cell>
              <table:table-cell office:value-type="float" office:value="0.00156017841942963">
                <text:p>0.001560178419429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76861987972752">
                <text:p>0.076861987972752</text:p>
              </table:table-cell>
              <table:table-cell office:value-type="float" office:value="0.409783586274451">
                <text:p>0.409783586274451</text:p>
              </table:table-cell>
              <table:table-cell office:value-type="float" office:value="0.00148216949845814">
                <text:p>0.001482169498458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75324748213297">
                <text:p>0.075324748213297</text:p>
              </table:table-cell>
              <table:table-cell office:value-type="float" office:value="0.406915101170529">
                <text:p>0.406915101170529</text:p>
              </table:table-cell>
              <table:table-cell office:value-type="float" office:value="0.00140806102353524">
                <text:p>0.001408061023535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73818253249031">
                <text:p>0.073818253249031</text:p>
              </table:table-cell>
              <table:table-cell office:value-type="float" office:value="0.404066695462336">
                <text:p>0.404066695462336</text:p>
              </table:table-cell>
              <table:table-cell office:value-type="float" office:value="0.00133765797235848">
                <text:p>0.00133765797235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723418881840504">
                <text:p>0.0723418881840504</text:p>
              </table:table-cell>
              <table:table-cell office:value-type="float" office:value="0.401238228594099">
                <text:p>0.401238228594099</text:p>
              </table:table-cell>
              <table:table-cell office:value-type="float" office:value="0.00127077507374055">
                <text:p>0.00127077507374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708950504203694">
                <text:p>0.0708950504203694</text:p>
              </table:table-cell>
              <table:table-cell office:value-type="float" office:value="0.398429560993941">
                <text:p>0.398429560993941</text:p>
              </table:table-cell>
              <table:table-cell office:value-type="float" office:value="0.00120723632005352">
                <text:p>0.001207236320053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69477149411962">
                <text:p>0.069477149411962</text:p>
              </table:table-cell>
              <table:table-cell office:value-type="float" office:value="0.395640554066983">
                <text:p>0.395640554066983</text:p>
              </table:table-cell>
              <table:table-cell office:value-type="float" office:value="0.00114687450405085">
                <text:p>0.001146874504050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680876064237228">
                <text:p>0.0680876064237228</text:p>
              </table:table-cell>
              <table:table-cell office:value-type="float" office:value="0.392871070188514">
                <text:p>0.392871070188514</text:p>
              </table:table-cell>
              <table:table-cell office:value-type="float" office:value="0.00108953077884831">
                <text:p>0.001089530778848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667258542952483">
                <text:p>0.0667258542952483</text:p>
              </table:table-cell>
              <table:table-cell office:value-type="float" office:value="0.390120972697194">
                <text:p>0.390120972697194</text:p>
              </table:table-cell>
              <table:table-cell office:value-type="float" office:value="0.00103505423990589">
                <text:p>0.001035054239905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653913372093433">
                <text:p>0.0653913372093433</text:p>
              </table:table-cell>
              <table:table-cell office:value-type="float" office:value="0.387390125888314">
                <text:p>0.387390125888314</text:p>
              </table:table-cell>
              <table:table-cell office:value-type="float" office:value="0.000983301527910596">
                <text:p>0.0009833015279105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640835104651565">
                <text:p>0.0640835104651565</text:p>
              </table:table-cell>
              <table:table-cell office:value-type="float" office:value="0.384678395007096">
                <text:p>0.384678395007096</text:p>
              </table:table-cell>
              <table:table-cell office:value-type="float" office:value="0.000934136451515066">
                <text:p>0.0009341364515150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628018402558534">
                <text:p>0.0628018402558534</text:p>
              </table:table-cell>
              <table:table-cell office:value-type="float" office:value="0.381985646242046">
                <text:p>0.381985646242046</text:p>
              </table:table-cell>
              <table:table-cell office:value-type="float" office:value="0.000887429628939313">
                <text:p>0.000887429628939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615458034507363">
                <text:p>0.0615458034507363</text:p>
              </table:table-cell>
              <table:table-cell office:value-type="float" office:value="0.379311746718352">
                <text:p>0.379311746718352</text:p>
              </table:table-cell>
              <table:table-cell office:value-type="float" office:value="0.000843058147492347">
                <text:p>0.0008430581474923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603148873817216">
                <text:p>0.0603148873817216</text:p>
              </table:table-cell>
              <table:table-cell office:value-type="float" office:value="0.376656564491323">
                <text:p>0.376656564491323</text:p>
              </table:table-cell>
              <table:table-cell office:value-type="float" office:value="0.00080090524011773">
                <text:p>0.000800905240117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591085896340871">
                <text:p>0.0591085896340871</text:p>
              </table:table-cell>
              <table:table-cell office:value-type="float" office:value="0.374019968539884">
                <text:p>0.374019968539884</text:p>
              </table:table-cell>
              <table:table-cell office:value-type="float" office:value="0.000760859978111843">
                <text:p>0.0007608599781118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579264178414054">
                <text:p>0.0579264178414054</text:p>
              </table:table-cell>
              <table:table-cell office:value-type="float" office:value="0.371401828760105">
                <text:p>0.371401828760105</text:p>
              </table:table-cell>
              <table:table-cell office:value-type="float" office:value="0.000722816979206251">
                <text:p>0.0007228169792062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567678894845773">
                <text:p>0.0567678894845773</text:p>
              </table:table-cell>
              <table:table-cell office:value-type="float" office:value="0.368802015958784">
                <text:p>0.368802015958784</text:p>
              </table:table-cell>
              <table:table-cell office:value-type="float" office:value="0.000686676130245939">
                <text:p>0.0006866761302459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556325316948857">
                <text:p>0.0556325316948857</text:p>
              </table:table-cell>
              <table:table-cell office:value-type="float" office:value="0.366220401847073">
                <text:p>0.366220401847073</text:p>
              </table:table-cell>
              <table:table-cell office:value-type="float" office:value="0.000652342323733642">
                <text:p>0.0006523423237336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54519881060988">
                <text:p>0.054519881060988</text:p>
              </table:table-cell>
              <table:table-cell office:value-type="float" office:value="0.363656859034143">
                <text:p>0.363656859034143</text:p>
              </table:table-cell>
              <table:table-cell office:value-type="float" office:value="0.00061972520754696">
                <text:p>0.000619725207546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534294834397682">
                <text:p>0.0534294834397682</text:p>
              </table:table-cell>
              <table:table-cell office:value-type="float" office:value="0.361111261020904">
                <text:p>0.361111261020904</text:p>
              </table:table-cell>
              <table:table-cell office:value-type="float" office:value="0.000588738947169612">
                <text:p>0.0005887389471696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523608937709729">
                <text:p>0.0523608937709729</text:p>
              </table:table-cell>
              <table:table-cell office:value-type="float" office:value="0.358583482193758">
                <text:p>0.358583482193758</text:p>
              </table:table-cell>
              <table:table-cell office:value-type="float" office:value="0.000559301999811131">
                <text:p>0.0005593019998111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513136758955534">
                <text:p>0.0513136758955534</text:p>
              </table:table-cell>
              <table:table-cell office:value-type="float" office:value="0.356073397818402">
                <text:p>0.356073397818402</text:p>
              </table:table-cell>
              <table:table-cell office:value-type="float" office:value="0.000531336899820575">
                <text:p>0.0005313368998205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502874023776424">
                <text:p>0.0502874023776424</text:p>
              </table:table-cell>
              <table:table-cell office:value-type="float" office:value="0.353580884033673">
                <text:p>0.353580884033673</text:p>
              </table:table-cell>
              <table:table-cell office:value-type="float" office:value="0.000504770054829546">
                <text:p>0.0005047700548295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492816543300895">
                <text:p>0.0492816543300895</text:p>
              </table:table-cell>
              <table:table-cell office:value-type="float" office:value="0.351105817845437">
                <text:p>0.351105817845437</text:p>
              </table:table-cell>
              <table:table-cell office:value-type="float" office:value="0.000479531552088069">
                <text:p>0.000479531552088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482960212434877">
                <text:p>0.0482960212434877</text:p>
              </table:table-cell>
              <table:table-cell office:value-type="float" office:value="0.348648077120519">
                <text:p>0.348648077120519</text:p>
              </table:table-cell>
              <table:table-cell office:value-type="float" office:value="0.000455554974483665">
                <text:p>0.0004555549744836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47330100818618">
                <text:p>0.047330100818618</text:p>
              </table:table-cell>
              <table:table-cell office:value-type="float" office:value="0.346207540580675">
                <text:p>0.346207540580675</text:p>
              </table:table-cell>
              <table:table-cell office:value-type="float" office:value="0.000432777225759482">
                <text:p>0.0004327772257594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463834988022456">
                <text:p>0.0463834988022456</text:p>
              </table:table-cell>
              <table:table-cell office:value-type="float" office:value="0.343784087796611">
                <text:p>0.343784087796611</text:p>
              </table:table-cell>
              <table:table-cell office:value-type="float" office:value="0.000411138364471508">
                <text:p>0.000411138364471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454558288262007">
                <text:p>0.0454558288262007</text:p>
              </table:table-cell>
              <table:table-cell office:value-type="float" office:value="0.341377599182034">
                <text:p>0.341377599182034</text:p>
              </table:table-cell>
              <table:table-cell office:value-type="float" office:value="0.000390581446247933">
                <text:p>0.0003905814462479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445467122496767">
                <text:p>0.0445467122496767</text:p>
              </table:table-cell>
              <table:table-cell office:value-type="float" office:value="0.33898795598776">
                <text:p>0.33898795598776</text:p>
              </table:table-cell>
              <table:table-cell office:value-type="float" office:value="0.000371052373935536">
                <text:p>0.0003710523739355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436557780046831">
                <text:p>0.0436557780046831</text:p>
              </table:table-cell>
              <table:table-cell office:value-type="float" office:value="0.336615040295846">
                <text:p>0.336615040295846</text:p>
              </table:table-cell>
              <table:table-cell office:value-type="float" office:value="0.000352499755238759">
                <text:p>0.0003524997552387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427826624445895">
                <text:p>0.0427826624445895</text:p>
              </table:table-cell>
              <table:table-cell office:value-type="float" office:value="0.334258735013775">
                <text:p>0.334258735013775</text:p>
              </table:table-cell>
              <table:table-cell office:value-type="float" office:value="0.000334874767476821">
                <text:p>0.000334874767476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419270091956977">
                <text:p>0.0419270091956977</text:p>
              </table:table-cell>
              <table:table-cell office:value-type="float" office:value="0.331918923868678">
                <text:p>0.331918923868678</text:p>
              </table:table-cell>
              <table:table-cell office:value-type="float" office:value="0.00031813102910298">
                <text:p>0.000318131029102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410884690117837">
                <text:p>0.0410884690117837</text:p>
              </table:table-cell>
              <table:table-cell office:value-type="float" office:value="0.329595491401598">
                <text:p>0.329595491401598</text:p>
              </table:table-cell>
              <table:table-cell office:value-type="float" office:value="0.000302224477647831">
                <text:p>0.0003022244776478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402666996315481">
                <text:p>0.0402666996315481</text:p>
              </table:table-cell>
              <table:table-cell office:value-type="float" office:value="0.327288322961786">
                <text:p>0.327288322961786</text:p>
              </table:table-cell>
              <table:table-cell office:value-type="float" office:value="0.00028711325376544">
                <text:p>0.00028711325376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394613656389171">
                <text:p>0.0394613656389171</text:p>
              </table:table-cell>
              <table:table-cell office:value-type="float" office:value="0.324997304701054">
                <text:p>0.324997304701054</text:p>
              </table:table-cell>
              <table:table-cell office:value-type="float" office:value="0.000272757591077168">
                <text:p>0.00027275759107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386721383261387">
                <text:p>0.0386721383261387</text:p>
              </table:table-cell>
              <table:table-cell office:value-type="float" office:value="0.322722323568147">
                <text:p>0.322722323568147</text:p>
              </table:table-cell>
              <table:table-cell office:value-type="float" office:value="0.000259119711523309">
                <text:p>0.0002591197115233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37898695559616">
                <text:p>0.037898695559616</text:p>
              </table:table-cell>
              <table:table-cell office:value-type="float" office:value="0.32046326730317">
                <text:p>0.32046326730317</text:p>
              </table:table-cell>
              <table:table-cell office:value-type="float" office:value="0.000246163725947144">
                <text:p>0.000246163725947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371407216484237">
                <text:p>0.0371407216484237</text:p>
              </table:table-cell>
              <table:table-cell office:value-type="float" office:value="0.318220024432047">
                <text:p>0.318220024432047</text:p>
              </table:table-cell>
              <table:table-cell office:value-type="float" office:value="0.000233855539649787">
                <text:p>0.0002338555396497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363979072154552">
                <text:p>0.0363979072154552</text:p>
              </table:table-cell>
              <table:table-cell office:value-type="float" office:value="0.315992484261023">
                <text:p>0.315992484261023</text:p>
              </table:table-cell>
              <table:table-cell office:value-type="float" office:value="0.000222162762667297">
                <text:p>0.0002221627626672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356699490711461">
                <text:p>0.0356699490711461</text:p>
              </table:table-cell>
              <table:table-cell office:value-type="float" office:value="0.313780536871196">
                <text:p>0.313780536871196</text:p>
              </table:table-cell>
              <table:table-cell office:value-type="float" office:value="0.000211054624533933">
                <text:p>0.0002110546245339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349565500897232">
                <text:p>0.0349565500897232</text:p>
              </table:table-cell>
              <table:table-cell office:value-type="float" office:value="0.311584073113097">
                <text:p>0.311584073113097</text:p>
              </table:table-cell>
              <table:table-cell office:value-type="float" office:value="0.000200501893307236">
                <text:p>0.0002005018933072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342574190879287">
                <text:p>0.0342574190879287</text:p>
              </table:table-cell>
              <table:table-cell office:value-type="float" office:value="0.309402984601306">
                <text:p>0.309402984601306</text:p>
              </table:table-cell>
              <table:table-cell office:value-type="float" office:value="0.000190476798641874">
                <text:p>0.0001904767986418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335722707061701">
                <text:p>0.0335722707061701</text:p>
              </table:table-cell>
              <table:table-cell office:value-type="float" office:value="0.307237163709097">
                <text:p>0.307237163709097</text:p>
              </table:table-cell>
              <table:table-cell office:value-type="float" office:value="0.00018095295870978">
                <text:p>0.000180952958709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329008252920467">
                <text:p>0.0329008252920467</text:p>
              </table:table-cell>
              <table:table-cell office:value-type="float" office:value="0.305086503563133">
                <text:p>0.305086503563133</text:p>
              </table:table-cell>
              <table:table-cell office:value-type="float" office:value="0.000171905310774291">
                <text:p>0.000171905310774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322428087862058">
                <text:p>0.0322428087862058</text:p>
              </table:table-cell>
              <table:table-cell office:value-type="float" office:value="0.302950898038191">
                <text:p>0.302950898038191</text:p>
              </table:table-cell>
              <table:table-cell office:value-type="float" office:value="0.000163310045235577">
                <text:p>0.0001633100452355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315979526104817">
                <text:p>0.0315979526104817</text:p>
              </table:table-cell>
              <table:table-cell office:value-type="float" office:value="0.300830241751924">
                <text:p>0.300830241751924</text:p>
              </table:table-cell>
              <table:table-cell office:value-type="float" office:value="0.000155144542973798">
                <text:p>0.0001551445429737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30965993558272">
                <text:p>0.030965993558272</text:p>
              </table:table-cell>
              <table:table-cell office:value-type="float" office:value="0.29872443005966">
                <text:p>0.29872443005966</text:p>
              </table:table-cell>
              <table:table-cell office:value-type="float" office:value="0.000147387315825108">
                <text:p>0.000147387315825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303466736871066">
                <text:p>0.0303466736871066</text:p>
              </table:table-cell>
              <table:table-cell office:value-type="float" office:value="0.296633359049243">
                <text:p>0.296633359049243</text:p>
              </table:table-cell>
              <table:table-cell office:value-type="float" office:value="0.000140017950033853">
                <text:p>0.0001400179500338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297397402133645">
                <text:p>0.0297397402133645</text:p>
              </table:table-cell>
              <table:table-cell office:value-type="float" office:value="0.294556925535898">
                <text:p>0.294556925535898</text:p>
              </table:table-cell>
              <table:table-cell office:value-type="float" office:value="0.00013301705253216">
                <text:p>0.00013301705253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291449454090972">
                <text:p>0.0291449454090972</text:p>
              </table:table-cell>
              <table:table-cell office:value-type="float" office:value="0.292495027057147">
                <text:p>0.292495027057147</text:p>
              </table:table-cell>
              <table:table-cell office:value-type="float" office:value="0.000126366199905552">
                <text:p>0.0001263661999055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285620465009152">
                <text:p>0.0285620465009152</text:p>
              </table:table-cell>
              <table:table-cell office:value-type="float" office:value="0.290447561867747">
                <text:p>0.290447561867747</text:p>
              </table:table-cell>
              <table:table-cell office:value-type="float" office:value="0.000120047889910275">
                <text:p>0.0001200478899102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279908055708969">
                <text:p>0.0279908055708969</text:p>
              </table:table-cell>
              <table:table-cell office:value-type="float" office:value="0.288414428934672">
                <text:p>0.288414428934672</text:p>
              </table:table-cell>
              <table:table-cell office:value-type="float" office:value="0.000114045495414761">
                <text:p>0.0001140454954147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27430989459479">
                <text:p>0.027430989459479</text:p>
              </table:table-cell>
              <table:table-cell office:value-type="float" office:value="0.28639552793213">
                <text:p>0.28639552793213</text:p>
              </table:table-cell>
              <table:table-cell office:value-type="float" office:value="0.000108343220644023">
                <text:p>0.0001083432206440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268823696702894">
                <text:p>0.0268823696702894</text:p>
              </table:table-cell>
              <table:table-cell office:value-type="float" office:value="0.284390759236605">
                <text:p>0.284390759236605</text:p>
              </table:table-cell>
              <table:table-cell office:value-type="float" office:value="0.000102926059611822">
                <text:p>0.0001029260596118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263447222768836">
                <text:p>0.0263447222768836</text:p>
              </table:table-cell>
              <table:table-cell office:value-type="float" office:value="0.282400023921949">
                <text:p>0.282400023921949</text:p>
              </table:table-cell>
              <table:table-cell office:value-type="float" office:value="0.0000977797566312306">
                <text:p>0.00009777975663123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258178278313459">
                <text:p>0.0258178278313459</text:p>
              </table:table-cell>
              <table:table-cell office:value-type="float" office:value="0.280423223754495">
                <text:p>0.280423223754495</text:p>
              </table:table-cell>
              <table:table-cell office:value-type="float" office:value="0.0000928907687996691">
                <text:p>0.00009289076879966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25301471274719">
                <text:p>0.025301471274719</text:p>
              </table:table-cell>
              <table:table-cell office:value-type="float" office:value="0.278460261188214">
                <text:p>0.278460261188214</text:p>
              </table:table-cell>
              <table:table-cell office:value-type="float" office:value="0.0000882462303596856">
                <text:p>0.00008824623035968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247954418492246">
                <text:p>0.0247954418492246</text:p>
              </table:table-cell>
              <table:table-cell office:value-type="float" office:value="0.276511039359896">
                <text:p>0.276511039359896</text:p>
              </table:table-cell>
              <table:table-cell office:value-type="float" office:value="0.0000838339188417013">
                <text:p>0.00008383391884170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242995330122401">
                <text:p>0.0242995330122401</text:p>
              </table:table-cell>
              <table:table-cell office:value-type="float" office:value="0.274575462084377">
                <text:p>0.274575462084377</text:p>
              </table:table-cell>
              <table:table-cell office:value-type="float" office:value="0.0000796422228996163">
                <text:p>0.00007964222289961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238135423519953">
                <text:p>0.0238135423519953</text:p>
              </table:table-cell>
              <table:table-cell office:value-type="float" office:value="0.272653433849786">
                <text:p>0.272653433849786</text:p>
              </table:table-cell>
              <table:table-cell office:value-type="float" office:value="0.0000756601117546355">
                <text:p>0.00007566011175463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233372715049554">
                <text:p>0.0233372715049554</text:p>
              </table:table-cell>
              <table:table-cell office:value-type="float" office:value="0.270744859812838">
                <text:p>0.270744859812838</text:p>
              </table:table-cell>
              <table:table-cell office:value-type="float" office:value="0.0000718771061669037">
                <text:p>0.0000718771061669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228705260748563">
                <text:p>0.0228705260748563</text:p>
              </table:table-cell>
              <table:table-cell office:value-type="float" office:value="0.268849645794148">
                <text:p>0.268849645794148</text:p>
              </table:table-cell>
              <table:table-cell office:value-type="float" office:value="0.0000682832508585585">
                <text:p>0.00006828325085855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224131155533592">
                <text:p>0.0224131155533592</text:p>
              </table:table-cell>
              <table:table-cell office:value-type="float" office:value="0.266967698273589">
                <text:p>0.266967698273589</text:p>
              </table:table-cell>
              <table:table-cell office:value-type="float" office:value="0.0000648690883156306">
                <text:p>0.00006486908831563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21964853242292">
                <text:p>0.021964853242292</text:p>
              </table:table-cell>
              <table:table-cell office:value-type="float" office:value="0.265098924385674">
                <text:p>0.265098924385674</text:p>
              </table:table-cell>
              <table:table-cell office:value-type="float" office:value="0.0000616256338998491">
                <text:p>0.00006162563389984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215255561774462">
                <text:p>0.0215255561774462</text:p>
              </table:table-cell>
              <table:table-cell office:value-type="float" office:value="0.263243231914974">
                <text:p>0.263243231914974</text:p>
              </table:table-cell>
              <table:table-cell office:value-type="float" office:value="0.0000585443522048566">
                <text:p>0.00005854435220485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210950450538972">
                <text:p>0.0210950450538972</text:p>
              </table:table-cell>
              <table:table-cell office:value-type="float" office:value="0.261400529291569">
                <text:p>0.261400529291569</text:p>
              </table:table-cell>
              <table:table-cell office:value-type="float" office:value="0.0000556171345946138">
                <text:p>0.00005561713459461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206731441528193">
                <text:p>0.0206731441528193</text:p>
              </table:table-cell>
              <table:table-cell office:value-type="float" office:value="0.259570725586528">
                <text:p>0.259570725586528</text:p>
              </table:table-cell>
              <table:table-cell office:value-type="float" office:value="0.0000528362778648831">
                <text:p>0.00005283627786488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202596812697629">
                <text:p>0.0202596812697629</text:p>
              </table:table-cell>
              <table:table-cell office:value-type="float" office:value="0.257753730507422">
                <text:p>0.257753730507422</text:p>
              </table:table-cell>
              <table:table-cell office:value-type="float" office:value="0.000050194463971639">
                <text:p>0.0000501944639716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98544876443677">
                <text:p>0.0198544876443677</text:p>
              </table:table-cell>
              <table:table-cell office:value-type="float" office:value="0.25594945439387">
                <text:p>0.25594945439387</text:p>
              </table:table-cell>
              <table:table-cell office:value-type="float" office:value="0.000047684740773057">
                <text:p>0.0000476847407730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194573978914803">
                <text:p>0.0194573978914803</text:p>
              </table:table-cell>
              <table:table-cell office:value-type="float" office:value="0.254157808213113">
                <text:p>0.254157808213113</text:p>
              </table:table-cell>
              <table:table-cell office:value-type="float" office:value="0.0000453005037344042">
                <text:p>0.00004530050373440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90682499336507">
                <text:p>0.0190682499336507</text:p>
              </table:table-cell>
              <table:table-cell office:value-type="float" office:value="0.252378703555622">
                <text:p>0.252378703555622</text:p>
              </table:table-cell>
              <table:table-cell office:value-type="float" office:value="0.000043035478547684">
                <text:p>0.000043035478547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86868849349777">
                <text:p>0.0186868849349777</text:p>
              </table:table-cell>
              <table:table-cell office:value-type="float" office:value="0.250612052630732">
                <text:p>0.250612052630732</text:p>
              </table:table-cell>
              <table:table-cell office:value-type="float" office:value="0.0000408837046202998">
                <text:p>0.0000408837046202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183131472362781">
                <text:p>0.0183131472362781</text:p>
              </table:table-cell>
              <table:table-cell office:value-type="float" office:value="0.248857768262317">
                <text:p>0.248857768262317</text:p>
              </table:table-cell>
              <table:table-cell office:value-type="float" office:value="0.0000388395193892848">
                <text:p>0.0000388395193892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179468842915526">
                <text:p>0.0179468842915526</text:p>
              </table:table-cell>
              <table:table-cell office:value-type="float" office:value="0.247115763884481">
                <text:p>0.247115763884481</text:p>
              </table:table-cell>
              <table:table-cell office:value-type="float" office:value="0.0000368975434198205">
                <text:p>0.00003689754341982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175879466057215">
                <text:p>0.0175879466057215</text:p>
              </table:table-cell>
              <table:table-cell office:value-type="float" office:value="0.245385953537289">
                <text:p>0.245385953537289</text:p>
              </table:table-cell>
              <table:table-cell office:value-type="float" office:value="0.0000350526662488295">
                <text:p>0.00003505266624882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172361876736071">
                <text:p>0.0172361876736071</text:p>
              </table:table-cell>
              <table:table-cell office:value-type="float" office:value="0.243668251862528">
                <text:p>0.243668251862528</text:p>
              </table:table-cell>
              <table:table-cell office:value-type="float" office:value="0.000033300032936388">
                <text:p>0.00003330003293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168914639201349">
                <text:p>0.0168914639201349</text:p>
              </table:table-cell>
              <table:table-cell office:value-type="float" office:value="0.241962574099491">
                <text:p>0.241962574099491</text:p>
              </table:table-cell>
              <table:table-cell office:value-type="float" office:value="0.0000316350312895686">
                <text:p>0.00003163503128956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165536346417322">
                <text:p>0.0165536346417322</text:p>
              </table:table-cell>
              <table:table-cell office:value-type="float" office:value="0.240268836080794">
                <text:p>0.240268836080794</text:p>
              </table:table-cell>
              <table:table-cell office:value-type="float" office:value="0.0000300532797250902">
                <text:p>0.00003005327972509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162225619488976">
                <text:p>0.0162225619488976</text:p>
              </table:table-cell>
              <table:table-cell office:value-type="float" office:value="0.238586954228229">
                <text:p>0.238586954228229</text:p>
              </table:table-cell>
              <table:table-cell office:value-type="float" office:value="0.0000285506157388357">
                <text:p>0.00002855061573883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158981107099196">
                <text:p>0.0158981107099196</text:p>
              </table:table-cell>
              <table:table-cell office:value-type="float" office:value="0.236916845548631">
                <text:p>0.236916845548631</text:p>
              </table:table-cell>
              <table:table-cell office:value-type="float" office:value="0.0000271230849518939">
                <text:p>0.00002712308495189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155801484957213">
                <text:p>0.0155801484957213</text:p>
              </table:table-cell>
              <table:table-cell office:value-type="float" office:value="0.235258427629791">
                <text:p>0.235258427629791</text:p>
              </table:table-cell>
              <table:table-cell office:value-type="float" office:value="0.0000257669307042992">
                <text:p>0.0000257669307042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152685455258068">
                <text:p>0.0152685455258068</text:p>
              </table:table-cell>
              <table:table-cell office:value-type="float" office:value="0.233611618636382">
                <text:p>0.233611618636382</text:p>
              </table:table-cell>
              <table:table-cell office:value-type="float" office:value="0.0000244785841690843">
                <text:p>0.00002447858416908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149631746152907">
                <text:p>0.0149631746152907</text:p>
              </table:table-cell>
              <table:table-cell office:value-type="float" office:value="0.231976337305927">
                <text:p>0.231976337305927</text:p>
              </table:table-cell>
              <table:table-cell office:value-type="float" office:value="0.0000232546549606301">
                <text:p>0.0000232546549606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146639111229849">
                <text:p>0.0146639111229849</text:p>
              </table:table-cell>
              <table:table-cell office:value-type="float" office:value="0.230352502944786">
                <text:p>0.230352502944786</text:p>
              </table:table-cell>
              <table:table-cell office:value-type="float" office:value="0.0000220919222125986">
                <text:p>0.00002209192221259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143706329005252">
                <text:p>0.0143706329005252</text:p>
              </table:table-cell>
              <table:table-cell office:value-type="float" office:value="0.228740035424172">
                <text:p>0.228740035424172</text:p>
              </table:table-cell>
              <table:table-cell office:value-type="float" office:value="0.0000209873261019686">
                <text:p>0.00002098732610196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140832202425147">
                <text:p>0.0140832202425147</text:p>
              </table:table-cell>
              <table:table-cell office:value-type="float" office:value="0.227138855176203">
                <text:p>0.227138855176203</text:p>
              </table:table-cell>
              <table:table-cell office:value-type="float" office:value="0.0000199379597968702">
                <text:p>0.00001993795979687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138015558376644">
                <text:p>0.0138015558376644</text:p>
              </table:table-cell>
              <table:table-cell office:value-type="float" office:value="0.22554888318997">
                <text:p>0.22554888318997</text:p>
              </table:table-cell>
              <table:table-cell office:value-type="float" office:value="0.0000189410618070267">
                <text:p>0.00001894106180702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135255247209111">
                <text:p>0.0135255247209111</text:p>
              </table:table-cell>
              <table:table-cell office:value-type="float" office:value="0.22397004100764">
                <text:p>0.22397004100764</text:p>
              </table:table-cell>
              <table:table-cell office:value-type="float" office:value="0.0000179940087166754">
                <text:p>0.00001799400871667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132550142264929">
                <text:p>0.0132550142264929</text:p>
              </table:table-cell>
              <table:table-cell office:value-type="float" office:value="0.222402250720587">
                <text:p>0.222402250720587</text:p>
              </table:table-cell>
              <table:table-cell office:value-type="float" office:value="0.0000170943082808416">
                <text:p>0.00001709430828084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12989913941963">
                <text:p>0.012989913941963</text:p>
              </table:table-cell>
              <table:table-cell office:value-type="float" office:value="0.220845434965542">
                <text:p>0.220845434965542</text:p>
              </table:table-cell>
              <table:table-cell office:value-type="float" office:value="0.0000162395928667995">
                <text:p>0.00001623959286679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127301156631238">
                <text:p>0.0127301156631238</text:p>
              </table:table-cell>
              <table:table-cell office:value-type="float" office:value="0.219299516920784">
                <text:p>0.219299516920784</text:p>
              </table:table-cell>
              <table:table-cell office:value-type="float" office:value="0.0000154276132234595">
                <text:p>0.00001542761322345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124755133498613">
                <text:p>0.0124755133498613</text:p>
              </table:table-cell>
              <table:table-cell office:value-type="float" office:value="0.217764420302338">
                <text:p>0.217764420302338</text:p>
              </table:table-cell>
              <table:table-cell office:value-type="float" office:value="0.0000146562325622866">
                <text:p>0.00001465623256228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122260030828641">
                <text:p>0.0122260030828641</text:p>
              </table:table-cell>
              <table:table-cell office:value-type="float" office:value="0.216240069360222">
                <text:p>0.216240069360222</text:p>
              </table:table-cell>
              <table:table-cell office:value-type="float" office:value="0.0000139234209341722">
                <text:p>0.0000139234209341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119814830212068">
                <text:p>0.0119814830212068</text:p>
              </table:table-cell>
              <table:table-cell office:value-type="float" office:value="0.2147263888747">
                <text:p>0.2147263888747</text:p>
              </table:table-cell>
              <table:table-cell office:value-type="float" office:value="0.0000132272498874636">
                <text:p>0.0000132272498874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117418533607826">
                <text:p>0.0117418533607826</text:p>
              </table:table-cell>
              <table:table-cell office:value-type="float" office:value="0.213223304152577">
                <text:p>0.213223304152577</text:p>
              </table:table-cell>
              <table:table-cell office:value-type="float" office:value="0.0000125658873930904">
                <text:p>0.00001256588739309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1507016293567">
                <text:p>0.011507016293567</text:p>
              </table:table-cell>
              <table:table-cell office:value-type="float" office:value="0.211730741023509">
                <text:p>0.211730741023509</text:p>
              </table:table-cell>
              <table:table-cell office:value-type="float" office:value="0.0000119375930234359">
                <text:p>0.00001193759302343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12768759676956">
                <text:p>0.0112768759676956</text:p>
              </table:table-cell>
              <table:table-cell office:value-type="float" office:value="0.210248625836345">
                <text:p>0.210248625836345</text:p>
              </table:table-cell>
              <table:table-cell office:value-type="float" office:value="0.0000113407133722641">
                <text:p>0.00001134071337226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110513384483417">
                <text:p>0.0110513384483417</text:p>
              </table:table-cell>
              <table:table-cell office:value-type="float" office:value="0.20877688545549">
                <text:p>0.20877688545549</text:p>
              </table:table-cell>
              <table:table-cell office:value-type="float" office:value="0.0000107736777036509">
                <text:p>0.00001077367770365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108303116793749">
                <text:p>0.0108303116793749</text:p>
              </table:table-cell>
              <table:table-cell office:value-type="float" office:value="0.207315447257302">
                <text:p>0.207315447257302</text:p>
              </table:table-cell>
              <table:table-cell office:value-type="float" office:value="0.0000102349938184684">
                <text:p>0.00001023499381846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106137054457874">
                <text:p>0.0106137054457874</text:p>
              </table:table-cell>
              <table:table-cell office:value-type="float" office:value="0.205864239126501">
                <text:p>0.205864239126501</text:p>
              </table:table-cell>
              <table:table-cell office:value-type="float" office:value="0.00000972324412754496">
                <text:p>0.000009723244127544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104014313368717">
                <text:p>0.0104014313368717</text:p>
              </table:table-cell>
              <table:table-cell office:value-type="float" office:value="0.204423189452615">
                <text:p>0.204423189452615</text:p>
              </table:table-cell>
              <table:table-cell office:value-type="float" office:value="0.00000923708192116771">
                <text:p>0.000009237081921167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01934027101342">
                <text:p>0.0101934027101342</text:p>
              </table:table-cell>
              <table:table-cell office:value-type="float" office:value="0.202992227126447">
                <text:p>0.202992227126447</text:p>
              </table:table-cell>
              <table:table-cell office:value-type="float" office:value="0.00000877522782510933">
                <text:p>0.000008775227825109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998953465593153">
                <text:p>0.00998953465593153</text:p>
              </table:table-cell>
              <table:table-cell office:value-type="float" office:value="0.201571281536562">
                <text:p>0.201571281536562</text:p>
              </table:table-cell>
              <table:table-cell office:value-type="float" office:value="0.00000833646643385386">
                <text:p>0.000008336466433853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97897439628129">
                <text:p>0.0097897439628129</text:p>
              </table:table-cell>
              <table:table-cell office:value-type="float" office:value="0.200160282565806">
                <text:p>0.200160282565806</text:p>
              </table:table-cell>
              <table:table-cell office:value-type="float" office:value="0.00000791964311216117">
                <text:p>0.000007919643112161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959394908355664">
                <text:p>0.00959394908355664</text:p>
              </table:table-cell>
              <table:table-cell office:value-type="float" office:value="0.198759160587845">
                <text:p>0.198759160587845</text:p>
              </table:table-cell>
              <table:table-cell office:value-type="float" office:value="0.00000752366095655311">
                <text:p>0.000007523660956553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940207010188551">
                <text:p>0.00940207010188551</text:p>
              </table:table-cell>
              <table:table-cell office:value-type="float" office:value="0.19736784646373">
                <text:p>0.19736784646373</text:p>
              </table:table-cell>
              <table:table-cell office:value-type="float" office:value="0.00000714747790872546">
                <text:p>0.00000714747790872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92140286998478">
                <text:p>0.0092140286998478</text:p>
              </table:table-cell>
              <table:table-cell office:value-type="float" office:value="0.195986271538484">
                <text:p>0.195986271538484</text:p>
              </table:table-cell>
              <table:table-cell office:value-type="float" office:value="0.00000679010401328918">
                <text:p>0.000006790104013289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902974812585084">
                <text:p>0.00902974812585084</text:p>
              </table:table-cell>
              <table:table-cell office:value-type="float" office:value="0.194614367637715">
                <text:p>0.194614367637715</text:p>
              </table:table-cell>
              <table:table-cell office:value-type="float" office:value="0.00000645059881262473">
                <text:p>0.000006450598812624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884915316333383">
                <text:p>0.00884915316333383</text:p>
              </table:table-cell>
              <table:table-cell office:value-type="float" office:value="0.193252067064251">
                <text:p>0.193252067064251</text:p>
              </table:table-cell>
              <table:table-cell office:value-type="float" office:value="0.00000612806887199349">
                <text:p>0.000006128068871993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867217010006715">
                <text:p>0.00867217010006715</text:p>
              </table:table-cell>
              <table:table-cell office:value-type="float" office:value="0.191899302594801">
                <text:p>0.191899302594801</text:p>
              </table:table-cell>
              <table:table-cell office:value-type="float" office:value="0.00000582166542839382">
                <text:p>0.000005821665428393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849872669806581">
                <text:p>0.00849872669806581</text:p>
              </table:table-cell>
              <table:table-cell office:value-type="float" office:value="0.190556007476638">
                <text:p>0.190556007476638</text:p>
              </table:table-cell>
              <table:table-cell office:value-type="float" office:value="0.00000553058215697413">
                <text:p>0.000005530582156974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832875216410449">
                <text:p>0.00832875216410449</text:p>
              </table:table-cell>
              <table:table-cell office:value-type="float" office:value="0.189222115424301">
                <text:p>0.189222115424301</text:p>
              </table:table-cell>
              <table:table-cell office:value-type="float" office:value="0.00000525405304912542">
                <text:p>0.000005254053049125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81621771208224">
                <text:p>0.0081621771208224</text:p>
              </table:table-cell>
              <table:table-cell office:value-type="float" office:value="0.187897560616331">
                <text:p>0.187897560616331</text:p>
              </table:table-cell>
              <table:table-cell office:value-type="float" office:value="0.00000499135039666915">
                <text:p>0.000004991350396669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799893357840595">
                <text:p>0.00799893357840595</text:p>
              </table:table-cell>
              <table:table-cell office:value-type="float" office:value="0.186582277692017">
                <text:p>0.186582277692017</text:p>
              </table:table-cell>
              <table:table-cell office:value-type="float" office:value="0.00000474178287683569">
                <text:p>0.000004741782876835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783895490683783">
                <text:p>0.00783895490683783</text:p>
              </table:table-cell>
              <table:table-cell office:value-type="float" office:value="0.185276201748173">
                <text:p>0.185276201748173</text:p>
              </table:table-cell>
              <table:table-cell office:value-type="float" office:value="0.00000450469373299391">
                <text:p>0.000004504693732993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768217580870108">
                <text:p>0.00768217580870108</text:p>
              </table:table-cell>
              <table:table-cell office:value-type="float" office:value="0.183979268335935">
                <text:p>0.183979268335935</text:p>
              </table:table-cell>
              <table:table-cell office:value-type="float" office:value="0.00000427945904634421">
                <text:p>0.000004279459046344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752853229252705">
                <text:p>0.00752853229252705</text:p>
              </table:table-cell>
              <table:table-cell office:value-type="float" office:value="0.182691413457584">
                <text:p>0.182691413457584</text:p>
              </table:table-cell>
              <table:table-cell office:value-type="float" office:value="0.000004065486094027">
                <text:p>0.0000040654860940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737796164667651">
                <text:p>0.00737796164667651</text:p>
              </table:table-cell>
              <table:table-cell office:value-type="float" office:value="0.181412573563381">
                <text:p>0.181412573563381</text:p>
              </table:table-cell>
              <table:table-cell office:value-type="float" office:value="0.00000386221178932565">
                <text:p>0.000003862211789325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723040241374298">
                <text:p>0.00723040241374298</text:p>
              </table:table-cell>
              <table:table-cell office:value-type="float" office:value="0.180142685548437">
                <text:p>0.180142685548437</text:p>
              </table:table-cell>
              <table:table-cell office:value-type="float" office:value="0.00000366910119985937">
                <text:p>0.000003669101199859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708579436546812">
                <text:p>0.00708579436546812</text:p>
              </table:table-cell>
              <table:table-cell office:value-type="float" office:value="0.178881686749598">
                <text:p>0.178881686749598</text:p>
              </table:table-cell>
              <table:table-cell office:value-type="float" office:value="0.0000034856461398664">
                <text:p>0.00000348564613986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694407847815876">
                <text:p>0.00694407847815876</text:p>
              </table:table-cell>
              <table:table-cell office:value-type="float" office:value="0.177629514942351">
                <text:p>0.177629514942351</text:p>
              </table:table-cell>
              <table:table-cell office:value-type="float" office:value="0.00000331136383287308">
                <text:p>0.000003311363832873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680519690859558">
                <text:p>0.00680519690859558</text:p>
              </table:table-cell>
              <table:table-cell office:value-type="float" office:value="0.176386108337754">
                <text:p>0.176386108337754</text:p>
              </table:table-cell>
              <table:table-cell office:value-type="float" office:value="0.00000314579564122943">
                <text:p>0.000003145795641229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666909297042367">
                <text:p>0.00666909297042367</text:p>
              </table:table-cell>
              <table:table-cell office:value-type="float" office:value="0.17515140557939">
                <text:p>0.17515140557939</text:p>
              </table:table-cell>
              <table:table-cell office:value-type="float" office:value="0.00000298850585916796">
                <text:p>0.000002988505859167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65357111110152">
                <text:p>0.0065357111110152</text:p>
              </table:table-cell>
              <table:table-cell office:value-type="float" office:value="0.173925345740334">
                <text:p>0.173925345740334</text:p>
              </table:table-cell>
              <table:table-cell office:value-type="float" office:value="0.00000283908056620956">
                <text:p>0.00000283908056620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64049968887949">
                <text:p>0.0064049968887949</text:p>
              </table:table-cell>
              <table:table-cell office:value-type="float" office:value="0.172707868320152">
                <text:p>0.172707868320152</text:p>
              </table:table-cell>
              <table:table-cell office:value-type="float" office:value="0.00000269712653789908">
                <text:p>0.00000269712653789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6276896951019">
                <text:p>0.006276896951019</text:p>
              </table:table-cell>
              <table:table-cell office:value-type="float" office:value="0.171498913241911">
                <text:p>0.171498913241911</text:p>
              </table:table-cell>
              <table:table-cell office:value-type="float" office:value="0.00000256227021100413">
                <text:p>0.000002562270211004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math xmlns="http://www.w3.org/1998/Math/MathML" display="block">
  <semantics>
    <mrow>
      <mrow>
        <mi>e</mi>
        <mo stretchy="false">=</mo>
        <mi>exp</mi>
      </mrow>
      <mrow>
        <mo fence="true" stretchy="false">(</mo>
        <mrow>
          <mfrac>
            <mrow>
              <mo stretchy="false">−</mo>
              <mn>1</mn>
            </mrow>
            <mi>t</mi>
          </mfrac>
        </mrow>
        <mo fence="true" stretchy="false">)</mo>
      </mrow>
    </mrow>
    <annotation encoding="StarMath 5.0">e = exp ( -1 over t )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6cm" xlink:href=".." xlink:type="simple" chart:class="chart:scatter" chart:style-name="ch1">
        <chart:title svg:x="4.562cm" svg:y="0.316cm" chart:style-name="ch2">
          <text:p>Wykres zależności parametru e(t)</text:p>
        </chart:title>
        <chart:plot-area chart:style-name="ch3" table:cell-range-address="'symulowane(teoria)'.W5:'symulowane(teoria)'.X255 'symulowane(teoria)'.Y4:'symulowane(teoria)'.Y4" chart:data-source-has-labels="row" svg:x="1.331cm" svg:y="1.275cm" svg:width="14.36cm" svg:height="6.58cm">
          <chartooo:coordinate-region svg:x="2.058cm" svg:y="1.475cm" svg:width="13.447cm" svg:height="5.733cm"/>
          <chart:axis chart:dimension="x" chart:name="primary-x" chart:style-name="ch4">
            <chart:title svg:x="8.414cm" svg:y="8.035cm" chart:style-name="ch5">
              <text:p>t</text:p>
            </chart:title>
          </chart:axis>
          <chart:axis chart:dimension="y" chart:name="primary-y" chart:style-name="ch4">
            <chart:title svg:x="0.451cm" svg:y="4.715cm" chart:style-name="ch6">
              <text:p>e</text:p>
            </chart:title>
            <chart:grid chart:style-name="ch7" chart:class="major"/>
          </chart:axis>
          <chart:series chart:style-name="ch8" chart:values-cell-range-address="'symulowane(teoria)'.X5:'symulowane(teoria)'.X255" chart:label-cell-address="'symulowane(teoria)'.Y4:'symulowane(teoria)'.Y4" chart:class="chart:scatter">
            <chart:domain table:cell-range-address="'symulowane(teoria)'.W5:'symulowane(teoria)'.W255"/>
            <chart:data-point chart:repeated="2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W</text:p>
              </table:table-cell>
              <table:table-cell office:value-type="string">
                <text:p/>
                <draw:g>
                  <svg:desc>'symulowane(teoria)'.Y4:'symulowane(teoria)'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symulowane(teoria)'.W5:'symulowane(teoria)'.W255</svg:desc>
                </draw:g>
              </table:table-cell>
              <table:table-cell office:value-type="float" office:value="0.0000453999297624849">
                <text:p>0.0000453999297624849</text:p>
                <draw:g>
                  <svg:desc>'symulowane(teoria)'.X5:'symulowane(teoria)'.X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673794699908547">
                <text:p>0.00673794699908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356739933472524">
                <text:p>0.0356739933472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820849986238988">
                <text:p>0.0820849986238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188875602837562">
                <text:p>0.188875602837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239651036441776">
                <text:p>0.239651036441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28650479686019">
                <text:p>0.2865047968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329192987807906">
                <text:p>0.329192987807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402890321529133">
                <text:p>0.402890321529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434598208507078">
                <text:p>0.434598208507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463369369231175">
                <text:p>0.463369369231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9541659556953">
                <text:p>0.489541659556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13417119032592">
                <text:p>0.513417119032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53526142851899">
                <text:p>0.53526142851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555306373001951">
                <text:p>0.555306373001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573753420737433">
                <text:p>0.573753420737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590777513901232">
                <text:p>0.590777513901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621145157615451">
                <text:p>0.621145157615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634736418940282">
                <text:p>0.634736418940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647405392083911">
                <text:p>0.647405392083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659240630200444">
                <text:p>0.659240630200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670320046035639">
                <text:p>0.670320046035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680712398323385">
                <text:p>0.680712398323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690478550477109">
                <text:p>0.690478550477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69967253737513">
                <text:p>0.69967253737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708342470952361">
                <text:p>0.708342470952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716531310573789">
                <text:p>0.716531310573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724277519974214">
                <text:p>0.72427751997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731615628946642">
                <text:p>0.731615628946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738576714918798">
                <text:p>0.7385767149187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74518881701348">
                <text:p>0.74518881701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751477293075286">
                <text:p>0.751477293075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757465128396966">
                <text:p>0.7574651283969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763173203433005">
                <text:p>0.763173203433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768620526593736">
                <text:p>0.768620526593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773824437226237">
                <text:p>0.773824437226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778800783071405">
                <text:p>0.7788007830714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783564075809635">
                <text:p>0.783564075809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788127627745311">
                <text:p>0.788127627745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792503672212443">
                <text:p>0.7925036722124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796703469893462">
                <text:p>0.7967034698934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800737402916808">
                <text:p>0.8007374029168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804615058325353">
                <text:p>0.804615058325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808345302277693">
                <text:p>0.808345302277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811936346150635">
                <text:p>0.8119363461506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815395805547463">
                <text:p>0.815395805547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818730753077982">
                <text:p>0.8187307530779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821947765658599">
                <text:p>0.821947765658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825052966980536">
                <text:p>0.825052966980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828052065708786">
                <text:p>0.828052065708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830950389901292">
                <text:p>0.830950389901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83375291807518">
                <text:p>0.833752918075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836464307292983">
                <text:p>0.8364643072929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839088918595423">
                <text:p>0.839088918595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841630840067283">
                <text:p>0.8416308400672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844093907788253">
                <text:p>0.844093907788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846481724890614">
                <text:p>0.8464817248906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848797678919557">
                <text:p>0.848797678919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851044957669226">
                <text:p>0.851044957669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85322656364777">
                <text:p>0.85322656364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855345327307422">
                <text:p>0.855345327307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857403919160441">
                <text:p>0.857403919160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859404860888509">
                <text:p>0.859404860888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861350535541493">
                <text:p>0.861350535541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863243196911207">
                <text:p>0.863243196911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865084978156774">
                <text:p>0.8650849781567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866877899750182">
                <text:p>0.866877899750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86862387680355">
                <text:p>0.86862387680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87032472583339">
                <text:p>0.87032472583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871982171011542">
                <text:p>0.8719821710115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873597849947563">
                <text:p>0.873597849947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875173319042947">
                <text:p>0.875173319042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0.876710058453612">
                <text:p>0.8767100584536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878209476693623">
                <text:p>0.878209476693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0.879672914909989">
                <text:p>0.879672914909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0000000000001">
                <text:p>7.90000000000001</text:p>
              </table:table-cell>
              <table:table-cell office:value-type="float" office:value="0.881101650855566">
                <text:p>0.881101650855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0.882496902584596">
                <text:p>0.882496902584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0000000000001">
                <text:p>8.10000000000001</text:p>
              </table:table-cell>
              <table:table-cell office:value-type="float" office:value="0.883859831893184">
                <text:p>0.883859831893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0000000000001">
                <text:p>8.20000000000001</text:p>
              </table:table-cell>
              <table:table-cell office:value-type="float" office:value="0.885191547524961">
                <text:p>0.885191547524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0000000000001">
                <text:p>8.30000000000001</text:p>
              </table:table-cell>
              <table:table-cell office:value-type="float" office:value="0.886493108160398">
                <text:p>0.8864931081603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0000000000001">
                <text:p>8.40000000000001</text:p>
              </table:table-cell>
              <table:table-cell office:value-type="float" office:value="0.887765525206578">
                <text:p>0.887765525206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0000000000001">
                <text:p>8.50000000000001</text:p>
              </table:table-cell>
              <table:table-cell office:value-type="float" office:value="0.889009765402776">
                <text:p>0.889009765402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0000000000001">
                <text:p>8.60000000000001</text:p>
              </table:table-cell>
              <table:table-cell office:value-type="float" office:value="0.890226753255845">
                <text:p>0.8902267532558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0000000000001">
                <text:p>8.70000000000001</text:p>
              </table:table-cell>
              <table:table-cell office:value-type="float" office:value="0.891417373318232">
                <text:p>0.891417373318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0000000000001">
                <text:p>8.80000000000001</text:p>
              </table:table-cell>
              <table:table-cell office:value-type="float" office:value="0.892582472320324">
                <text:p>0.8925824723203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0000000000001">
                <text:p>8.90000000000001</text:p>
              </table:table-cell>
              <table:table-cell office:value-type="float" office:value="0.893722861167879">
                <text:p>0.893722861167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00000000000001">
                <text:p>9.00000000000001</text:p>
              </table:table-cell>
              <table:table-cell office:value-type="float" office:value="0.89483931681437">
                <text:p>0.89483931681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0000000000001">
                <text:p>9.10000000000001</text:p>
              </table:table-cell>
              <table:table-cell office:value-type="float" office:value="0.895932584017271">
                <text:p>0.8959325840172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0000000000001">
                <text:p>9.20000000000001</text:p>
              </table:table-cell>
              <table:table-cell office:value-type="float" office:value="0.897003376986594">
                <text:p>0.8970033769865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0000000000001">
                <text:p>9.30000000000001</text:p>
              </table:table-cell>
              <table:table-cell office:value-type="float" office:value="0.898052380933286">
                <text:p>0.898052380933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0000000000001">
                <text:p>9.40000000000001</text:p>
              </table:table-cell>
              <table:table-cell office:value-type="float" office:value="0.899080253524508">
                <text:p>0.8990802535245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0000000000001">
                <text:p>9.50000000000001</text:p>
              </table:table-cell>
              <table:table-cell office:value-type="float" office:value="0.900087626252259">
                <text:p>0.900087626252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0000000000002">
                <text:p>9.60000000000002</text:p>
              </table:table-cell>
              <table:table-cell office:value-type="float" office:value="0.901075105721291">
                <text:p>0.901075105721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0000000000002">
                <text:p>9.70000000000002</text:p>
              </table:table-cell>
              <table:table-cell office:value-type="float" office:value="0.902043274861808">
                <text:p>0.902043274861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0000000000002">
                <text:p>9.80000000000002</text:p>
              </table:table-cell>
              <table:table-cell office:value-type="float" office:value="0.90299269407203">
                <text:p>0.90299269407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0000000000002">
                <text:p>9.90000000000002</text:p>
              </table:table-cell>
              <table:table-cell office:value-type="float" office:value="0.903923902295283">
                <text:p>0.903923902295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90483741803596">
                <text:p>0.904837418035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0.905733740318359">
                <text:p>0.9057337403183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0.906613349592095">
                <text:p>0.906613349592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0.907476708587534">
                <text:p>0.907476708587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0.908324263124428">
                <text:p>0.908324263124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0.909156442876713">
                <text:p>0.9091564428767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0.909973662096209">
                <text:p>0.9099736620962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0.910776320297781">
                <text:p>0.9107763202977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0.911564802908324">
                <text:p>0.9115648029083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0.912339481881783">
                <text:p>0.9123394818817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.913100716282262">
                <text:p>0.913100716282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0.913848852837135">
                <text:p>0.913848852837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0.914584226461939">
                <text:p>0.9145842264619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0.915307160758722">
                <text:p>0.9153071607587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0.916017968489387">
                <text:p>0.9160179684893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0.916716952025486">
                <text:p>0.9167169520254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0.917404403775829">
                <text:p>0.9174044037758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0.918080606593147">
                <text:p>0.9180806065931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0.918745834161034">
                <text:p>0.918745834161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0.919400351362229">
                <text:p>0.9194003513622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.920044414629323">
                <text:p>0.9200444146293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0.920678272278824">
                <text:p>0.9206782722788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0.921302164829518">
                <text:p>0.9213021648295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0.921916325305969">
                <text:p>0.921916325305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0.922520979527959">
                <text:p>0.9225209795279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0.923116346386636">
                <text:p>0.923116346386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0.92370263810805">
                <text:p>0.92370263810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0.924280060504773">
                <text:p>0.924280060504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0.924848813216205">
                <text:p>0.9248488132162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0.925409089938165">
                <text:p>0.9254090899381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.925961078642316">
                <text:p>0.9259610786423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0.926504961785945">
                <text:p>0.926504961785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0.927040916512593">
                <text:p>0.9270409165125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0.927569114843994">
                <text:p>0.9275691148439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0.928089723863751">
                <text:p>0.928089723863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0.92860290589318">
                <text:p>0.928602905893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0.929108818659691">
                <text:p>0.929108818659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0.929607615458075">
                <text:p>0.9296076154580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0.930099445305057">
                <text:p>0.9300994453050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0.930584453087418">
                <text:p>0.9305844530874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.931062779704023">
                <text:p>0.9310627797040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0.931534562202015">
                <text:p>0.931534562202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0.931999933907482">
                <text:p>0.9319999339074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0.932459024550833">
                <text:p>0.9324590245508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0.932911960387147">
                <text:p>0.9329119603871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0.933358864311723">
                <text:p>0.9333588643117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0.933799855971044">
                <text:p>0.9337998559710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0.934235051869386">
                <text:p>0.9342350518693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0.934664565471251">
                <text:p>0.9346645654712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0.935088507299822">
                <text:p>0.9350885072998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935506985031618">
                <text:p>0.9355069850316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0.935920103587516">
                <text:p>0.9359201035875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0.936327965220313">
                <text:p>0.9363279652203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0.936730669598959">
                <text:p>0.9367306695989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0.937128313889631">
                <text:p>0.9371283138896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0.937520992833767">
                <text:p>0.937520992833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0.937908798823206">
                <text:p>0.9379087988232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0.938291821972547">
                <text:p>0.9382918219725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0.938670150188854">
                <text:p>0.9386701501888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0.939043869238817">
                <text:p>0.9390438692388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.939413062813476">
                <text:p>0.9394130628134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0.939777812590612">
                <text:p>0.9397778125906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000000000001">
                <text:p>16.2000000000001</text:p>
              </table:table-cell>
              <table:table-cell office:value-type="float" office:value="0.940138198294902">
                <text:p>0.9401381982949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0.940494297755928">
                <text:p>0.9404942977559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0.940846186964139">
                <text:p>0.940846186964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000000000001">
                <text:p>16.5000000000001</text:p>
              </table:table-cell>
              <table:table-cell office:value-type="float" office:value="0.941193940124833">
                <text:p>0.9411939401248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000000000001">
                <text:p>16.6000000000001</text:p>
              </table:table-cell>
              <table:table-cell office:value-type="float" office:value="0.941537629710251">
                <text:p>0.9415376297102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0.941877326509868">
                <text:p>0.9418773265098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000000000001">
                <text:p>16.8000000000001</text:p>
              </table:table-cell>
              <table:table-cell office:value-type="float" office:value="0.942213099678931">
                <text:p>0.942213099678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000000000001">
                <text:p>16.9000000000001</text:p>
              </table:table-cell>
              <table:table-cell office:value-type="float" office:value="0.94254501678533">
                <text:p>0.942545016785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0000000000001">
                <text:p>17.0000000000001</text:p>
              </table:table-cell>
              <table:table-cell office:value-type="float" office:value="0.942873143854875">
                <text:p>0.942873143854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000000000001">
                <text:p>17.1000000000001</text:p>
              </table:table-cell>
              <table:table-cell office:value-type="float" office:value="0.943197545415018">
                <text:p>0.943197545415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000000000001">
                <text:p>17.2000000000001</text:p>
              </table:table-cell>
              <table:table-cell office:value-type="float" office:value="0.943518284537107">
                <text:p>0.9435182845371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000000000001">
                <text:p>17.3000000000001</text:p>
              </table:table-cell>
              <table:table-cell office:value-type="float" office:value="0.943835422877215">
                <text:p>0.9438354228772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000000000001">
                <text:p>17.4000000000001</text:p>
              </table:table-cell>
              <table:table-cell office:value-type="float" office:value="0.944149020715603">
                <text:p>0.9441490207156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000000000001">
                <text:p>17.5000000000001</text:p>
              </table:table-cell>
              <table:table-cell office:value-type="float" office:value="0.94445913699487">
                <text:p>0.944459136994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000000000001">
                <text:p>17.6000000000001</text:p>
              </table:table-cell>
              <table:table-cell office:value-type="float" office:value="0.944765829356843">
                <text:p>0.9447658293568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000000000001">
                <text:p>17.7000000000001</text:p>
              </table:table-cell>
              <table:table-cell office:value-type="float" office:value="0.945069154178253">
                <text:p>0.9450691541782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000000000001">
                <text:p>17.8000000000001</text:p>
              </table:table-cell>
              <table:table-cell office:value-type="float" office:value="0.945369166605237">
                <text:p>0.9453691666052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000000000001">
                <text:p>17.9000000000001</text:p>
              </table:table-cell>
              <table:table-cell office:value-type="float" office:value="0.94566592058673">
                <text:p>0.945665920586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0000000000001">
                <text:p>18.0000000000001</text:p>
              </table:table-cell>
              <table:table-cell office:value-type="float" office:value="0.945959468906766">
                <text:p>0.9459594689067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000000000001">
                <text:p>18.1000000000001</text:p>
              </table:table-cell>
              <table:table-cell office:value-type="float" office:value="0.946249863215738">
                <text:p>0.9462498632157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000000000001">
                <text:p>18.2000000000001</text:p>
              </table:table-cell>
              <table:table-cell office:value-type="float" office:value="0.946537154060669">
                <text:p>0.9465371540606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000000000001">
                <text:p>18.3000000000001</text:p>
              </table:table-cell>
              <table:table-cell office:value-type="float" office:value="0.946821390914502">
                <text:p>0.9468213909145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000000000001">
                <text:p>18.4000000000001</text:p>
              </table:table-cell>
              <table:table-cell office:value-type="float" office:value="0.947102622204476">
                <text:p>0.9471026222044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000000000001">
                <text:p>18.5000000000001</text:p>
              </table:table-cell>
              <table:table-cell office:value-type="float" office:value="0.947380895339599">
                <text:p>0.9473808953395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000000000001">
                <text:p>18.6000000000001</text:p>
              </table:table-cell>
              <table:table-cell office:value-type="float" office:value="0.947656256737265">
                <text:p>0.9476562567372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000000000001">
                <text:p>18.7000000000001</text:p>
              </table:table-cell>
              <table:table-cell office:value-type="float" office:value="0.947928751849037">
                <text:p>0.947928751849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000000000001">
                <text:p>18.8000000000001</text:p>
              </table:table-cell>
              <table:table-cell office:value-type="float" office:value="0.94819842518563">
                <text:p>0.948198425185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000000000001">
                <text:p>18.9000000000001</text:p>
              </table:table-cell>
              <table:table-cell office:value-type="float" office:value="0.948465320341125">
                <text:p>0.948465320341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0000000000001">
                <text:p>19.0000000000001</text:p>
              </table:table-cell>
              <table:table-cell office:value-type="float" office:value="0.948729480016437">
                <text:p>0.9487294800164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000000000001">
                <text:p>19.1000000000001</text:p>
              </table:table-cell>
              <table:table-cell office:value-type="float" office:value="0.948990946042071">
                <text:p>0.9489909460420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000000000001">
                <text:p>19.2000000000001</text:p>
              </table:table-cell>
              <table:table-cell office:value-type="float" office:value="0.949249759400175">
                <text:p>0.9492497594001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000000000001">
                <text:p>19.3000000000001</text:p>
              </table:table-cell>
              <table:table-cell office:value-type="float" office:value="0.949505960245939">
                <text:p>0.9495059602459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000000000001">
                <text:p>19.4000000000001</text:p>
              </table:table-cell>
              <table:table-cell office:value-type="float" office:value="0.949759587928339">
                <text:p>0.9497595879283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0.950010681010268">
                <text:p>0.9500106810102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000000000001">
                <text:p>19.6000000000001</text:p>
              </table:table-cell>
              <table:table-cell office:value-type="float" office:value="0.950259277288062">
                <text:p>0.9502592772880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000000000001">
                <text:p>19.7000000000001</text:p>
              </table:table-cell>
              <table:table-cell office:value-type="float" office:value="0.950505413810448">
                <text:p>0.950505413810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000000000001">
                <text:p>19.8000000000001</text:p>
              </table:table-cell>
              <table:table-cell office:value-type="float" office:value="0.950749126896934">
                <text:p>0.9507491268969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000000000001">
                <text:p>19.9000000000001</text:p>
              </table:table-cell>
              <table:table-cell office:value-type="float" office:value="0.950990452155658">
                <text:p>0.9509904521556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0000000000001">
                <text:p>20.0000000000001</text:p>
              </table:table-cell>
              <table:table-cell office:value-type="float" office:value="0.951229424500714">
                <text:p>0.9512294245007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000000000001">
                <text:p>20.1000000000001</text:p>
              </table:table-cell>
              <table:table-cell office:value-type="float" office:value="0.95146607816898">
                <text:p>0.951466078168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000000000001">
                <text:p>20.2000000000001</text:p>
              </table:table-cell>
              <table:table-cell office:value-type="float" office:value="0.95170044673645">
                <text:p>0.951700446736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000000000001">
                <text:p>20.3000000000001</text:p>
              </table:table-cell>
              <table:table-cell office:value-type="float" office:value="0.951932563134104">
                <text:p>0.9519325631341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000000000001">
                <text:p>20.4000000000001</text:p>
              </table:table-cell>
              <table:table-cell office:value-type="float" office:value="0.952162459663316">
                <text:p>0.9521624596633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0.952390168010829">
                <text:p>0.9523901680108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000000000001">
                <text:p>20.6000000000001</text:p>
              </table:table-cell>
              <table:table-cell office:value-type="float" office:value="0.9526157192633">
                <text:p>0.95261571926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0.952839143921437">
                <text:p>0.9528391439214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000000000001">
                <text:p>20.8000000000001</text:p>
              </table:table-cell>
              <table:table-cell office:value-type="float" office:value="0.953060471913734">
                <text:p>0.9530604719137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000000000001">
                <text:p>20.9000000000001</text:p>
              </table:table-cell>
              <table:table-cell office:value-type="float" office:value="0.953279732609827">
                <text:p>0.9532797326098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0000000000001">
                <text:p>21.0000000000001</text:p>
              </table:table-cell>
              <table:table-cell office:value-type="float" office:value="0.953496954833477">
                <text:p>0.9534969548334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1000000000001">
                <text:p>21.1000000000001</text:p>
              </table:table-cell>
              <table:table-cell office:value-type="float" office:value="0.953712166875185">
                <text:p>0.9537121668751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2000000000001">
                <text:p>21.2000000000001</text:p>
              </table:table-cell>
              <table:table-cell office:value-type="float" office:value="0.95392539650447">
                <text:p>0.953925396504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000000000001">
                <text:p>21.3000000000001</text:p>
              </table:table-cell>
              <table:table-cell office:value-type="float" office:value="0.954136670981802">
                <text:p>0.9541366709818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0.954346017070214">
                <text:p>0.9543460170702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0.954553461046589">
                <text:p>0.9545534610465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000000000001">
                <text:p>21.6000000000001</text:p>
              </table:table-cell>
              <table:table-cell office:value-type="float" office:value="0.954759028712651">
                <text:p>0.9547590287126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000000000001">
                <text:p>21.7000000000001</text:p>
              </table:table-cell>
              <table:table-cell office:value-type="float" office:value="0.954962745405653">
                <text:p>0.9549627454056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0.955164636008779">
                <text:p>0.9551646360087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000000000001">
                <text:p>21.9000000000001</text:p>
              </table:table-cell>
              <table:table-cell office:value-type="float" office:value="0.955364724961272">
                <text:p>0.9553647249612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0.955563036268284">
                <text:p>0.9555630362682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000000000001">
                <text:p>22.1000000000001</text:p>
              </table:table-cell>
              <table:table-cell office:value-type="float" office:value="0.955759593510473">
                <text:p>0.9557595935104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000000000001">
                <text:p>22.2000000000001</text:p>
              </table:table-cell>
              <table:table-cell office:value-type="float" office:value="0.95595441985334">
                <text:p>0.955954419853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000000000001">
                <text:p>22.3000000000001</text:p>
              </table:table-cell>
              <table:table-cell office:value-type="float" office:value="0.956147538056326">
                <text:p>0.956147538056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000000000001">
                <text:p>22.4000000000001</text:p>
              </table:table-cell>
              <table:table-cell office:value-type="float" office:value="0.956338970481669">
                <text:p>0.9563389704816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000000000001">
                <text:p>22.5000000000001</text:p>
              </table:table-cell>
              <table:table-cell office:value-type="float" office:value="0.956528739103029">
                <text:p>0.9565287391030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6000000000001">
                <text:p>22.6000000000001</text:p>
              </table:table-cell>
              <table:table-cell office:value-type="float" office:value="0.95671686551389">
                <text:p>0.956716865513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7000000000001">
                <text:p>22.7000000000001</text:p>
              </table:table-cell>
              <table:table-cell office:value-type="float" office:value="0.956903370935744">
                <text:p>0.9569033709357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8000000000001">
                <text:p>22.8000000000001</text:p>
              </table:table-cell>
              <table:table-cell office:value-type="float" office:value="0.957088276226068">
                <text:p>0.9570882762260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0.957271601886095">
                <text:p>0.9572716018860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0000000000001">
                <text:p>23.0000000000001</text:p>
              </table:table-cell>
              <table:table-cell office:value-type="float" office:value="0.957453368068381">
                <text:p>0.9574533680683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1000000000001">
                <text:p>23.1000000000001</text:p>
              </table:table-cell>
              <table:table-cell office:value-type="float" office:value="0.957633594584191">
                <text:p>0.9576335945841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2000000000001">
                <text:p>23.2000000000001</text:p>
              </table:table-cell>
              <table:table-cell office:value-type="float" office:value="0.957812300910689">
                <text:p>0.9578123009106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000000000001">
                <text:p>23.3000000000001</text:p>
              </table:table-cell>
              <table:table-cell office:value-type="float" office:value="0.957989506197951">
                <text:p>0.9579895061979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0.958165229275801">
                <text:p>0.9581652292758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000000000001">
                <text:p>23.5000000000001</text:p>
              </table:table-cell>
              <table:table-cell office:value-type="float" office:value="0.958339488660476">
                <text:p>0.9583394886604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000000000001">
                <text:p>23.6000000000001</text:p>
              </table:table-cell>
              <table:table-cell office:value-type="float" office:value="0.958512302561127">
                <text:p>0.9585123025611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000000000001">
                <text:p>23.7000000000001</text:p>
              </table:table-cell>
              <table:table-cell office:value-type="float" office:value="0.958683688886159">
                <text:p>0.9586836888861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000000000001">
                <text:p>23.8000000000001</text:p>
              </table:table-cell>
              <table:table-cell office:value-type="float" office:value="0.958853665249411">
                <text:p>0.9588536652494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000000000001">
                <text:p>23.9000000000001</text:p>
              </table:table-cell>
              <table:table-cell office:value-type="float" office:value="0.959022248976186">
                <text:p>0.9590222489761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0000000000001">
                <text:p>24.0000000000001</text:p>
              </table:table-cell>
              <table:table-cell office:value-type="float" office:value="0.959189457109138">
                <text:p>0.9591894571091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000000000001">
                <text:p>24.1000000000001</text:p>
              </table:table-cell>
              <table:table-cell office:value-type="float" office:value="0.959355306414009">
                <text:p>0.9593553064140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000000000001">
                <text:p>24.2000000000001</text:p>
              </table:table-cell>
              <table:table-cell office:value-type="float" office:value="0.959519813385229">
                <text:p>0.9595198133852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000000000001">
                <text:p>24.3000000000001</text:p>
              </table:table-cell>
              <table:table-cell office:value-type="float" office:value="0.959682994251383">
                <text:p>0.9596829942513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000000000001">
                <text:p>24.4000000000001</text:p>
              </table:table-cell>
              <table:table-cell office:value-type="float" office:value="0.959844864980544">
                <text:p>0.9598448649805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000000000001">
                <text:p>24.5000000000001</text:p>
              </table:table-cell>
              <table:table-cell office:value-type="float" office:value="0.960005441285478">
                <text:p>0.9600054412854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000000000001">
                <text:p>24.6000000000001</text:p>
              </table:table-cell>
              <table:table-cell office:value-type="float" office:value="0.960164738628726">
                <text:p>0.9601647386287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7000000000001">
                <text:p>24.7000000000001</text:p>
              </table:table-cell>
              <table:table-cell office:value-type="float" office:value="0.960322772227564">
                <text:p>0.9603227722275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000000000001">
                <text:p>24.8000000000001</text:p>
              </table:table-cell>
              <table:table-cell office:value-type="float" office:value="0.960479557058847">
                <text:p>0.9604795570588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000000000001">
                <text:p>24.9000000000001</text:p>
              </table:table-cell>
              <table:table-cell office:value-type="float" office:value="0.960635107863738">
                <text:p>0.960635107863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0000000000001">
                <text:p>25.0000000000001</text:p>
              </table:table-cell>
              <table:table-cell office:value-type="float" office:value="0.960789439152323">
                <text:p>0.9607894391523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000000000001">
                <text:p>25.1000000000001</text:p>
              </table:table-cell>
              <table:table-cell office:value-type="float" office:value="0.960942565208124">
                <text:p>0.9609425652081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title svg:x="3.118cm" svg:y="0.316cm" chart:style-name="ch2">
          <text:p>Wykres jakości przeszukiwania od liczby iteracji</text:p>
        </chart:title>
        <chart:plot-area chart:style-name="ch3" table:cell-range-address="'symulowane(teoria)'.AE5:'symulowane(teoria)'.AE15 'symulowane(teoria)'.AF8:'symulowane(teoria)'.AF15 'symulowane(teoria)'.AI8:'symulowane(teoria)'.AI15" chart:data-source-has-labels="column" svg:x="1.331cm" svg:y="1.275cm" svg:width="14.356cm" svg:height="6.571cm">
          <chartooo:coordinate-region svg:x="2.429cm" svg:y="1.474cm" svg:width="12.793cm" svg:height="5.725cm"/>
          <chart:axis chart:dimension="x" chart:name="primary-x" chart:style-name="ch4" chartooo:axis-type="auto">
            <chart:title svg:x="7.46cm" svg:y="8.026cm" chart:style-name="ch5">
              <text:p>Liczba iteracji</text:p>
            </chart:title>
            <chart:categories table:cell-range-address="'symulowane(teoria)'.AE5:'symulowane(teoria)'.AE15"/>
          </chart:axis>
          <chart:axis chart:dimension="y" chart:name="primary-y" chart:style-name="ch6">
            <chart:title svg:x="0.451cm" svg:y="5.213cm" chart:style-name="ch7">
              <text:p>Błąd [%]</text:p>
            </chart:title>
            <chart:grid chart:style-name="ch8" chart:class="major"/>
          </chart:axis>
          <chart:series chart:style-name="ch9" chart:values-cell-range-address="'symulowane(teoria)'.AI8:'symulowane(teoria)'.AI15" chart:class="chart:scatter">
            <chart:domain table:cell-range-address="'symulowane(teoria)'.AF8:'symulowane(teoria)'.AF1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F</text:p>
              </table:table-cell>
              <table:table-cell office:value-type="string">
                <text:p>Kolumna A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ymulowane(teoria)'.AE5:'symulowane(teoria)'.AE15</svg:desc>
                </draw:g>
              </table:table-cell>
              <table:table-cell office:value-type="float" office:value="1000">
                <text:p>1000</text:p>
                <draw:g>
                  <svg:desc>'symulowane(teoria)'.AF8:'symulowane(teoria)'.AF15</svg:desc>
                </draw:g>
              </table:table-cell>
              <table:table-cell office:value-type="float" office:value="54.700001">
                <text:p>54.700001</text:p>
                <draw:g>
                  <svg:desc>'symulowane(teoria)'.AI8:'symulowane(teoria)'.AI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0">
                <text:p>5000</text:p>
              </table:table-cell>
              <table:table-cell office:value-type="float" office:value="53.450001">
                <text:p>53.45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0">
                <text:p>10000</text:p>
              </table:table-cell>
              <table:table-cell office:value-type="float" office:value="51.400002">
                <text:p>51.400002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15000">
                <text:p>15000</text:p>
              </table:table-cell>
              <table:table-cell office:value-type="float" office:value="48.900002">
                <text:p>48.900002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20000">
                <text:p>20000</text:p>
              </table:table-cell>
              <table:table-cell office:value-type="float" office:value="39.450001">
                <text:p>39.450001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25000">
                <text:p>2500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30000">
                <text:p>3000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srednio</text:p>
              </table:table-cell>
              <table:table-cell office:value-type="float" office:value="50000">
                <text:p>50000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0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title svg:x="1.993cm" svg:y="0.316cm" chart:style-name="ch2">
          <text:p>Wykres jakośc przeszukiwania od temperatury początkowej</text:p>
        </chart:title>
        <chart:plot-area chart:style-name="ch3" table:cell-range-address="'symulowane(teoria)'.AK9:'symulowane(teoria)'.AK18 'symulowane(teoria)'.AN9:'symulowane(teoria)'.AN18" svg:x="1.331cm" svg:y="1.275cm" svg:width="14.356cm" svg:height="6.571cm">
          <chartooo:coordinate-region svg:x="2.429cm" svg:y="1.474cm" svg:width="12.701cm" svg:height="5.725cm"/>
          <chart:axis chart:dimension="x" chart:name="primary-x" chart:style-name="ch4">
            <chart:title svg:x="7.552cm" svg:y="8.026cm" chart:style-name="ch5">
              <text:p>Temperatura</text:p>
            </chart:title>
          </chart:axis>
          <chart:axis chart:dimension="y" chart:name="primary-y" chart:style-name="ch6">
            <chart:title svg:x="0.451cm" svg:y="5.213cm" chart:style-name="ch7">
              <text:p>Błąd [%]</text:p>
            </chart:title>
            <chart:grid chart:style-name="ch8" chart:class="major"/>
          </chart:axis>
          <chart:series chart:style-name="ch9" chart:values-cell-range-address="'symulowane(teoria)'.AN9:'symulowane(teoria)'.AN18" chart:class="chart:scatter">
            <chart:domain table:cell-range-address="'symulowane(teoria)'.AK9:'symulowane(teoria)'.AK1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K</text:p>
              </table:table-cell>
              <table:table-cell office:value-type="string">
                <text:p>Kolumna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ymulowane(teoria)'.AK9:'symulowane(teoria)'.AK18</svg:desc>
                </draw:g>
              </table:table-cell>
              <table:table-cell office:value-type="float" office:value="20.4">
                <text:p>20.4</text:p>
                <draw:g>
                  <svg:desc>'symulowane(teoria)'.AN9:'symulowane(teoria)'.AN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.700001">
                <text:p>19.7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.549999">
                <text:p>17.54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0">
                <text:p>150000</text:p>
              </table:table-cell>
              <table:table-cell office:value-type="float" office:value="9.3">
                <text:p>9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